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6cm"/>
    </style:style>
    <style:style style:name="co2" style:family="table-column">
      <style:table-column-properties fo:break-before="auto" style:column-width="2.108cm"/>
    </style:style>
    <style:style style:name="co3" style:family="table-column">
      <style:table-column-properties fo:break-before="auto" style:column-width="2.267cm"/>
    </style:style>
    <style:style style:name="co4" style:family="table-column">
      <style:table-column-properties fo:break-before="auto" style:column-width="2.663cm"/>
    </style:style>
    <style:style style:name="co5" style:family="table-column">
      <style:table-column-properties fo:break-before="auto" style:column-width="2.496cm"/>
    </style:style>
    <style:style style:name="co6" style:family="table-column">
      <style:table-column-properties fo:break-before="auto" style:column-width="0.665cm"/>
    </style:style>
    <style:style style:name="co7" style:family="table-column">
      <style:table-column-properties fo:break-before="auto" style:column-width="2.886cm"/>
    </style:style>
    <style:style style:name="co8" style:family="table-column">
      <style:table-column-properties fo:break-before="auto" style:column-width="0.748cm"/>
    </style:style>
    <style:style style:name="co9" style:family="table-column">
      <style:table-column-properties fo:break-before="auto" style:column-width="2.969cm"/>
    </style:style>
    <style:style style:name="co10" style:family="table-column">
      <style:table-column-properties fo:break-before="auto" style:column-width="3.246cm"/>
    </style:style>
    <style:style style:name="co11" style:family="table-column">
      <style:table-column-properties fo:break-before="auto" style:column-width="2.457cm"/>
    </style:style>
    <style:style style:name="co12" style:family="table-column">
      <style:table-column-properties fo:break-before="auto" style:column-width="1.577cm"/>
    </style:style>
    <style:style style:name="co13" style:family="table-column">
      <style:table-column-properties fo:break-before="auto" style:column-width="1.617cm"/>
    </style:style>
    <style:style style:name="co14" style:family="table-column">
      <style:table-column-properties fo:break-before="auto" style:column-width="1.418cm"/>
    </style:style>
    <style:style style:name="co15" style:family="table-column">
      <style:table-column-properties fo:break-before="auto" style:column-width="1.318cm"/>
    </style:style>
    <style:style style:name="co16" style:family="table-column">
      <style:table-column-properties fo:break-before="auto" style:column-width="1.877cm"/>
    </style:style>
    <style:style style:name="co17" style:family="table-column">
      <style:table-column-properties fo:break-before="auto" style:column-width="1.457cm"/>
    </style:style>
    <style:style style:name="co18" style:family="table-column">
      <style:table-column-properties fo:break-before="auto" style:column-width="1.517cm"/>
    </style:style>
    <style:style style:name="co19" style:family="table-column">
      <style:table-column-properties fo:break-before="auto" style:column-width="1.697cm"/>
    </style:style>
    <style:style style:name="co20" style:family="table-column">
      <style:table-column-properties fo:break-before="auto" style:column-width="1.677cm"/>
    </style:style>
    <style:style style:name="co37" style:family="table-column">
      <style:table-column-properties fo:break-before="auto" style:column-width="1.817cm"/>
    </style:style>
    <style:style style:name="co51" style:family="table-column">
      <style:table-column-properties fo:break-before="auto" style:column-width="1.757cm"/>
    </style:style>
    <style:style style:name="co39" style:family="table-column">
      <style:table-column-properties fo:break-before="auto" style:column-width="2.016cm"/>
    </style:style>
    <style:style style:name="co69" style:family="table-column">
      <style:table-column-properties fo:break-before="auto" style:column-width="1.977cm"/>
    </style:style>
    <style:style style:name="co70" style:family="table-column">
      <style:table-column-properties fo:break-before="auto" style:column-width="1.737cm"/>
    </style:style>
    <style:style style:name="co71" style:family="table-column">
      <style:table-column-properties fo:break-before="auto" style:column-width="1.598cm"/>
    </style:style>
    <style:style style:name="co83" style:family="table-column">
      <style:table-column-properties fo:break-before="auto" style:column-width="0.332cm"/>
    </style:style>
    <style:style style:name="co84" style:family="table-column">
      <style:table-column-properties fo:break-before="auto" style:column-width="0.277cm"/>
    </style:style>
    <style:style style:name="co85" style:family="table-column">
      <style:table-column-properties fo:break-before="auto" style:column-width="0.637cm"/>
    </style:style>
    <style:style style:name="co30" style:family="table-column">
      <style:table-column-properties fo:break-before="auto" style:column-width="2.556cm"/>
    </style:style>
    <style:style style:name="co31" style:family="table-column">
      <style:table-column-properties fo:break-before="auto" style:column-width="1.478cm"/>
    </style:style>
    <style:style style:name="co32" style:family="table-column">
      <style:table-column-properties fo:break-before="auto" style:column-width="1.658cm"/>
    </style:style>
    <style:style style:name="co33" style:family="table-column">
      <style:table-column-properties fo:break-before="auto" style:column-width="1.538cm"/>
    </style:style>
    <style:style style:name="co34" style:family="table-column">
      <style:table-column-properties fo:break-before="auto" style:column-width="1.609cm"/>
    </style:style>
    <style:style style:name="co35" style:family="table-column">
      <style:table-column-properties fo:break-before="auto" style:column-width="1.469cm"/>
    </style:style>
    <style:style style:name="co36" style:family="table-column">
      <style:table-column-properties fo:break-before="auto" style:column-width="1.125cm"/>
    </style:style>
    <style:style style:name="co38" style:family="table-column">
      <style:table-column-properties fo:break-before="auto" style:column-width="2.469cm"/>
    </style:style>
    <style:style style:name="co40" style:family="table-column">
      <style:table-column-properties fo:break-before="auto" style:column-width="2.581cm"/>
    </style:style>
    <style:style style:name="co41" style:family="table-column">
      <style:table-column-properties fo:break-before="auto" style:column-width="1.498cm"/>
    </style:style>
    <style:style style:name="co42" style:family="table-column">
      <style:table-column-properties fo:break-before="auto" style:column-width="2.057cm"/>
    </style:style>
    <style:style style:name="co43" style:family="table-column">
      <style:table-column-properties fo:break-before="auto" style:column-width="1.692cm"/>
    </style:style>
    <style:style style:name="co44" style:family="table-column">
      <style:table-column-properties fo:break-before="auto" style:column-width="1.438cm"/>
    </style:style>
    <style:style style:name="co45" style:family="table-column">
      <style:table-column-properties fo:break-before="auto" style:column-width="1.298cm"/>
    </style:style>
    <style:style style:name="co46" style:family="table-column">
      <style:table-column-properties fo:break-before="auto" style:column-width="1.443cm"/>
    </style:style>
    <style:style style:name="co47" style:family="table-column">
      <style:table-column-properties fo:break-before="auto" style:column-width="1.836cm"/>
    </style:style>
    <style:style style:name="co48" style:family="table-column">
      <style:table-column-properties fo:break-before="auto" style:column-width="2.177cm"/>
    </style:style>
    <style:style style:name="co49" style:family="table-column">
      <style:table-column-properties fo:break-before="auto" style:column-width="1.917cm"/>
    </style:style>
    <style:style style:name="co50" style:family="table-column">
      <style:table-column-properties fo:break-before="auto" style:column-width="1.956cm"/>
    </style:style>
    <style:style style:name="co52" style:family="table-column">
      <style:table-column-properties fo:break-before="auto" style:column-width="2.997cm"/>
    </style:style>
    <style:style style:name="co53" style:family="table-column">
      <style:table-column-properties fo:break-before="auto" style:column-width="2.575cm"/>
    </style:style>
    <style:style style:name="co54" style:family="table-column">
      <style:table-column-properties fo:break-before="auto" style:column-width="1.857cm"/>
    </style:style>
    <style:style style:name="co55" style:family="table-column">
      <style:table-column-properties fo:break-before="auto" style:column-width="2.803cm"/>
    </style:style>
    <style:style style:name="co56" style:family="table-column">
      <style:table-column-properties fo:break-before="auto" style:column-width="3.584cm"/>
    </style:style>
    <style:style style:name="co57" style:family="table-column">
      <style:table-column-properties fo:break-before="auto" style:column-width="1.797cm"/>
    </style:style>
    <style:style style:name="co58" style:family="table-column">
      <style:table-column-properties fo:break-before="auto" style:column-width="2.037cm"/>
    </style:style>
    <style:style style:name="co59" style:family="table-column">
      <style:table-column-properties fo:break-before="auto" style:column-width="3.295cm"/>
    </style:style>
    <style:style style:name="co60" style:family="table-column">
      <style:table-column-properties fo:break-before="auto" style:column-width="1.637cm"/>
    </style:style>
    <style:style style:name="co61" style:family="table-column">
      <style:table-column-properties fo:break-before="auto" style:column-width="1.776cm"/>
    </style:style>
    <style:style style:name="co62" style:family="table-column">
      <style:table-column-properties fo:break-before="auto" style:column-width="1.558cm"/>
    </style:style>
    <style:style style:name="co63" style:family="table-column">
      <style:table-column-properties fo:break-before="auto" style:column-width="1.969cm"/>
    </style:style>
    <style:style style:name="co64" style:family="table-column">
      <style:table-column-properties fo:break-before="auto" style:column-width="1.663cm"/>
    </style:style>
    <style:style style:name="co65" style:family="table-column">
      <style:table-column-properties fo:break-before="auto" style:column-width="1.803cm"/>
    </style:style>
    <style:style style:name="co66" style:family="table-column">
      <style:table-column-properties fo:break-before="auto" style:column-width="1.942cm"/>
    </style:style>
    <style:style style:name="co67" style:family="table-column">
      <style:table-column-properties fo:break-before="auto" style:column-width="2.635cm"/>
    </style:style>
    <style:style style:name="co68" style:family="table-column">
      <style:table-column-properties fo:break-before="auto" style:column-width="2.536cm"/>
    </style:style>
    <style:style style:name="co72" style:family="table-column">
      <style:table-column-properties fo:break-before="auto" style:column-width="2.656cm"/>
    </style:style>
    <style:style style:name="co73" style:family="table-column">
      <style:table-column-properties fo:break-before="auto" style:column-width="1.277cm"/>
    </style:style>
    <style:style style:name="co74" style:family="table-column">
      <style:table-column-properties fo:break-before="auto" style:column-width="1.427cm"/>
    </style:style>
    <style:style style:name="co75" style:family="table-column">
      <style:table-column-properties fo:break-before="auto" style:column-width="3.016cm"/>
    </style:style>
    <style:style style:name="co76" style:family="table-column">
      <style:table-column-properties fo:break-before="auto" style:column-width="1.337cm"/>
    </style:style>
    <style:style style:name="co77" style:family="table-column">
      <style:table-column-properties fo:break-before="auto" style:column-width="2.076cm"/>
    </style:style>
    <style:style style:name="co78" style:family="table-column">
      <style:table-column-properties fo:break-before="auto" style:column-width="1.896cm"/>
    </style:style>
    <style:style style:name="co79" style:family="table-column">
      <style:table-column-properties fo:break-before="auto" style:column-width="1.937cm"/>
    </style:style>
    <style:style style:name="co80" style:family="table-column">
      <style:table-column-properties fo:break-before="auto" style:column-width="1.774cm"/>
    </style:style>
    <style:style style:name="co81" style:family="table-column">
      <style:table-column-properties fo:break-before="auto" style:column-width="3.276cm"/>
    </style:style>
    <style:style style:name="co82" style:family="table-column">
      <style:table-column-properties fo:break-before="auto" style:column-width="2.417cm"/>
    </style:style>
    <style:style style:name="co86" style:family="table-column">
      <style:table-column-properties fo:break-before="auto" style:column-width="1.198cm"/>
    </style:style>
    <style:style style:name="co87" style:family="table-column">
      <style:table-column-properties fo:break-before="auto" style:column-width="1.358cm"/>
    </style:style>
    <style:style style:name="co88" style:family="table-column">
      <style:table-column-properties fo:break-before="auto" style:column-width="1.378cm"/>
    </style:style>
    <style:style style:name="co89" style:family="table-column">
      <style:table-column-properties fo:break-before="auto" style:column-width="1.716cm"/>
    </style:style>
    <style:style style:name="co90" style:family="table-column">
      <style:table-column-properties fo:break-before="auto" style:column-width="1.847cm"/>
    </style:style>
    <style:style style:name="co91" style:family="table-column">
      <style:table-column-properties fo:break-before="auto" style:column-width="1.185cm"/>
    </style:style>
    <style:style style:name="co92" style:family="table-column">
      <style:table-column-properties fo:break-before="auto" style:column-width="2.976cm"/>
    </style:style>
    <style:style style:name="co93" style:family="table-column">
      <style:table-column-properties fo:break-before="auto" style:column-width="0.614cm"/>
    </style:style>
    <style:style style:name="co94" style:family="table-column">
      <style:table-column-properties fo:break-before="auto" style:column-width="0.238cm"/>
    </style:style>
    <style:style style:name="co95" style:family="table-column">
      <style:table-column-properties fo:break-before="auto" style:column-width="2.856cm"/>
    </style:style>
    <style:style style:name="co96" style:family="table-column">
      <style:table-column-properties fo:break-before="auto" style:column-width="0.279cm"/>
    </style:style>
    <style:style style:name="co97" style:family="table-column">
      <style:table-column-properties fo:break-before="auto" style:column-width="1.954cm"/>
    </style:style>
    <style:style style:name="co98"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ff9900" style:text-align-source="fix" style:repeat-content="false"/>
      <style:paragraph-properties fo:text-align="center"/>
      <style:text-properties fo:font-size="12pt"/>
    </style:style>
    <style:style style:name="ce10" style:family="table-cell" style:parent-style-name="Default">
      <style:table-cell-properties fo:background-color="#ffcc00"/>
    </style:style>
    <style:style style:name="ce11" style:family="table-cell" style:parent-style-name="Default">
      <style:table-cell-properties fo:background-color="#cc9900"/>
    </style:style>
    <style:style style:name="ce12" style:family="table-cell" style:parent-style-name="Default">
      <style:table-cell-properties fo:background-color="#b2b2b2" style:text-align-source="fix" style:repeat-content="false"/>
      <style:paragraph-properties fo:text-align="center"/>
    </style:style>
    <style:style style:name="ce13" style:family="table-cell" style:parent-style-name="Default">
      <style:table-cell-properties fo:background-color="#cccccc"/>
    </style:style>
    <style:style style:name="ce14" style:family="table-cell" style:parent-style-name="Default">
      <style:table-cell-properties fo:background-color="#66ffff"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table-cell-properties fo:background-color="#cc66ff" style:text-align-source="fix" style:repeat-content="false"/>
      <style:paragraph-properties fo:text-align="center"/>
    </style:style>
    <style:style style:name="ce17" style:family="table-cell" style:parent-style-name="Default">
      <style:table-cell-properties style:text-align-source="fix" style:repeat-content="false" fo:background-color="transparent"/>
      <style:paragraph-properties fo:text-align="center"/>
    </style:style>
    <style:style style:name="ce18" style:family="table-cell" style:parent-style-name="Default">
      <style:table-cell-properties fo:background-color="#009900" style:text-align-source="fix" style:repeat-content="false"/>
      <style:paragraph-properties fo:text-align="center"/>
    </style:style>
    <style:style style:name="ce19" style:family="table-cell" style:parent-style-name="Default">
      <style:table-cell-properties fo:background-color="#3399ff" style:text-align-source="fix" style:repeat-content="false"/>
      <style:paragraph-properties fo:text-align="center"/>
    </style:style>
    <style:style style:name="ce2" style:family="table-cell" style:parent-style-name="Default">
      <style:table-cell-properties fo:background-color="#b2b2b2"/>
    </style:style>
    <style:style style:name="ce20" style:family="table-cell" style:parent-style-name="Default">
      <style:table-cell-properties fo:background-color="#009933" style:text-align-source="fix" style:repeat-content="false"/>
      <style:paragraph-properties fo:text-align="center"/>
    </style:style>
    <style:style style:name="ce21" style:family="table-cell" style:parent-style-name="Default">
      <style:table-cell-properties fo:background-color="#ff3333" style:text-align-source="fix" style:repeat-content="false"/>
      <style:paragraph-properties fo:text-align="center"/>
    </style:style>
    <style:style style:name="ce22" style:family="table-cell" style:parent-style-name="Default">
      <style:table-cell-properties fo:background-color="#ffcc00" style:text-align-source="fix" style:repeat-content="false"/>
      <style:paragraph-properties fo:text-align="center"/>
    </style:style>
    <style:style style:name="ce23" style:family="table-cell" style:parent-style-name="Default">
      <style:table-cell-properties fo:background-color="#cc9900" style:text-align-source="fix" style:repeat-content="false"/>
      <style:paragraph-properties fo:text-align="center"/>
    </style:style>
    <style:style style:name="ce24" style:family="table-cell" style:parent-style-name="Default">
      <style:table-cell-properties fo:background-color="#00cc33" style:text-align-source="fix" style:repeat-content="false"/>
      <style:paragraph-properties fo:text-align="center"/>
    </style:style>
    <style:style style:name="ce25" style:family="table-cell" style:parent-style-name="Default" style:data-style-name="N11">
      <style:table-cell-properties fo:background-color="#66ffff" style:text-align-source="fix" style:repeat-content="false"/>
      <style:paragraph-properties fo:text-align="center"/>
    </style:style>
    <style:style style:name="ce26" style:family="table-cell" style:parent-style-name="Default" style:data-style-name="N104">
      <style:table-cell-properties fo:background-color="#ff3333" style:text-align-source="fix" style:repeat-content="false"/>
      <style:paragraph-properties fo:text-align="center"/>
    </style:style>
    <style:style style:name="ce27" style:family="table-cell" style:parent-style-name="Default" style:data-style-name="N104">
      <style:table-cell-properties fo:background-color="#ffcc00" style:text-align-source="fix" style:repeat-content="false"/>
      <style:paragraph-properties fo:text-align="center"/>
    </style:style>
    <style:style style:name="ce28" style:family="table-cell" style:parent-style-name="Default" style:data-style-name="N11">
      <style:table-cell-properties fo:background-color="#b2b2b2" style:text-align-source="fix" style:repeat-content="false"/>
      <style:paragraph-properties fo:text-align="center"/>
    </style:style>
    <style:style style:name="ce29" style:family="table-cell" style:parent-style-name="Default">
      <style:table-cell-properties fo:background-color="#cccccc" style:text-align-source="fix" style:repeat-content="false"/>
      <style:paragraph-properties fo:text-align="center"/>
      <style:text-properties fo:font-size="12pt"/>
    </style:style>
    <style:style style:name="ce3" style:family="table-cell" style:parent-style-name="Default">
      <style:table-cell-properties fo:background-color="#66ffff"/>
    </style:style>
    <style:style style:name="ce30" style:family="table-cell" style:parent-style-name="Default">
      <style:table-cell-properties fo:background-color="#cccccc" style:text-align-source="fix" style:repeat-content="false"/>
      <style:paragraph-properties fo:text-align="center"/>
    </style:style>
    <style:style style:name="ce31" style:family="table-cell" style:parent-style-name="Default">
      <style:table-cell-properties fo:background-color="#dddddd" style:text-align-source="fix" style:repeat-content="false"/>
      <style:paragraph-properties fo:text-align="center"/>
      <style:text-properties fo:font-size="12pt"/>
    </style:style>
    <style:style style:name="ce32" style:family="table-cell" style:parent-style-name="Default">
      <style:table-cell-properties fo:background-color="#dddddd" style:text-align-source="fix" style:repeat-content="false"/>
      <style:paragraph-properties fo:text-align="center"/>
    </style:style>
    <style:style style:name="ce33" style:family="table-cell" style:parent-style-name="Default">
      <style:table-cell-properties fo:background-color="#dddddd"/>
    </style:style>
    <style:style style:name="ce34" style:family="table-cell" style:parent-style-name="Default" style:data-style-name="N11">
      <style:table-cell-properties fo:background-color="#cc66ff" style:text-align-source="fix" style:repeat-content="false"/>
      <style:paragraph-properties fo:text-align="center"/>
    </style:style>
    <style:style style:name="ce35" style:family="table-cell" style:parent-style-name="Default" style:data-style-name="N11">
      <style:table-cell-properties fo:background-color="#009900" style:text-align-source="fix" style:repeat-content="false"/>
      <style:paragraph-properties fo:text-align="center"/>
    </style:style>
    <style:style style:name="ce36" style:family="table-cell" style:parent-style-name="Default" style:data-style-name="N11">
      <style:table-cell-properties fo:background-color="#3399ff" style:text-align-source="fix" style:repeat-content="false"/>
      <style:paragraph-properties fo:text-align="center"/>
    </style:style>
    <style:style style:name="ce37" style:family="table-cell" style:parent-style-name="Default" style:data-style-name="N11">
      <style:table-cell-properties fo:background-color="#009933" style:text-align-source="fix" style:repeat-content="false"/>
      <style:paragraph-properties fo:text-align="center"/>
    </style:style>
    <style:style style:name="ce38" style:family="table-cell" style:parent-style-name="Default" style:data-style-name="N11">
      <style:table-cell-properties fo:background-color="#ff3333" style:text-align-source="fix" style:repeat-content="false"/>
      <style:paragraph-properties fo:text-align="center"/>
    </style:style>
    <style:style style:name="ce39" style:family="table-cell" style:parent-style-name="Default" style:data-style-name="N11">
      <style:table-cell-properties fo:background-color="#ffcc00" style:text-align-source="fix" style:repeat-content="false"/>
      <style:paragraph-properties fo:text-align="center"/>
    </style:style>
    <style:style style:name="ce4" style:family="table-cell" style:parent-style-name="Default">
      <style:table-cell-properties fo:background-color="#cc66ff"/>
    </style:style>
    <style:style style:name="ce40" style:family="table-cell" style:parent-style-name="Default" style:data-style-name="N11">
      <style:table-cell-properties style:text-align-source="fix" style:repeat-content="false" fo:background-color="transparent"/>
      <style:paragraph-properties fo:text-align="center"/>
    </style:style>
    <style:style style:name="ce5" style:family="table-cell" style:parent-style-name="Default">
      <style:table-cell-properties fo:background-color="transparent"/>
    </style:style>
    <style:style style:name="ce6" style:family="table-cell" style:parent-style-name="Default">
      <style:table-cell-properties fo:background-color="#009900"/>
    </style:style>
    <style:style style:name="ce7" style:family="table-cell" style:parent-style-name="Default">
      <style:table-cell-properties fo:background-color="#3399ff"/>
    </style:style>
    <style:style style:name="ce8" style:family="table-cell" style:parent-style-name="Default">
      <style:table-cell-properties fo:background-color="#009933"/>
    </style:style>
    <style:style style:name="ce9" style:family="table-cell" style:parent-style-name="Default">
      <style:table-cell-properties fo:background-color="#ff3333"/>
    </style:style>
    <style:style style:name="ce41" style:family="table-cell" style:parent-style-name="Default">
      <style:table-cell-properties fo:background-color="#0084d1"/>
    </style:style>
    <style:style style:name="ce42" style:family="table-cell" style:parent-style-name="Default">
      <style:table-cell-properties fo:background-color="#008000"/>
    </style:style>
    <style:style style:name="ce43" style:family="table-cell" style:parent-style-name="Default">
      <style:table-cell-properties fo:background-color="#ff0000"/>
    </style:style>
    <style:style style:name="ce44" style:family="table-cell" style:parent-style-name="Default">
      <style:table-cell-properties fo:background-color="#ffff00"/>
    </style:style>
    <style:style style:name="ce45" style:family="table-cell" style:parent-style-name="Default">
      <style:table-cell-properties fo:background-color="#0084d1" style:text-align-source="fix" style:repeat-content="false"/>
      <style:paragraph-properties fo:text-align="center"/>
    </style:style>
    <style:style style:name="ce46" style:family="table-cell" style:parent-style-name="Default">
      <style:table-cell-properties fo:background-color="#008000" style:text-align-source="fix" style:repeat-content="false"/>
      <style:paragraph-properties fo:text-align="center"/>
    </style:style>
    <style:style style:name="ce47" style:family="table-cell" style:parent-style-name="Default">
      <style:table-cell-properties fo:background-color="#ff0000" style:text-align-source="fix" style:repeat-content="false"/>
      <style:paragraph-properties fo:text-align="center"/>
    </style:style>
    <style:style style:name="ce48" style:family="table-cell" style:parent-style-name="Default">
      <style:table-cell-properties fo:background-color="#ffff00" style:text-align-source="fix" style:repeat-content="false"/>
      <style:paragraph-properties fo:text-align="center"/>
    </style:style>
    <style:style style:name="ce49" style:family="table-cell" style:parent-style-name="Default" style:data-style-name="N108">
      <style:table-cell-properties style:text-align-source="fix" style:repeat-content="false"/>
      <style:paragraph-properties fo:text-align="center"/>
    </style:style>
    <style:style style:name="ce50" style:family="table-cell" style:parent-style-name="Default" style:data-style-name="N108">
      <style:table-cell-properties fo:background-color="#0084d1" style:text-align-source="fix" style:repeat-content="false"/>
      <style:paragraph-properties fo:text-align="center"/>
    </style:style>
    <style:style style:name="ce51" style:family="table-cell" style:parent-style-name="Default" style:data-style-name="N108">
      <style:table-cell-properties fo:background-color="#008000" style:text-align-source="fix" style:repeat-content="false"/>
      <style:paragraph-properties fo:text-align="center"/>
    </style:style>
    <style:style style:name="ce52" style:family="table-cell" style:parent-style-name="Default" style:data-style-name="N108">
      <style:table-cell-properties fo:background-color="#ff0000" style:text-align-source="fix" style:repeat-content="false"/>
      <style:paragraph-properties fo:text-align="center"/>
    </style:style>
    <style:style style:name="ce53" style:family="table-cell" style:parent-style-name="Default" style:data-style-name="N108">
      <style:table-cell-properties fo:background-color="#ffff00" style:text-align-source="fix" style:repeat-content="false"/>
      <style:paragraph-properties fo:text-align="center"/>
    </style:style>
    <style:style style:name="ce100" style:family="table-cell" style:parent-style-name="Default">
      <style:table-cell-properties fo:background-color="#23ff23" style:text-align-source="fix" style:repeat-content="false"/>
      <style:paragraph-properties fo:text-align="center"/>
    </style:style>
    <style:style style:name="ce103" style:family="table-cell" style:parent-style-name="Default" style:data-style-name="N108">
      <style:table-cell-properties fo:background-color="#23ff23" style:text-align-source="fix" style:repeat-content="false"/>
      <style:paragraph-properties fo:text-align="center"/>
    </style:style>
    <style:style style:name="ce105" style:family="table-cell" style:parent-style-name="Default">
      <style:text-properties fo:font-size="12pt" fo:font-weight="bold"/>
    </style:style>
    <style:style style:name="ce107" style:family="table-cell" style:parent-style-name="Default">
      <style:table-cell-properties style:text-align-source="fix" style:repeat-content="false"/>
      <style:paragraph-properties fo:text-align="center"/>
      <style:text-properties fo:font-size="12pt" fo:font-weight="bold"/>
    </style:style>
    <style:style style:name="ce108" style:family="table-cell" style:parent-style-name="Default" style:data-style-name="N108">
      <style:table-cell-properties style:text-align-source="fix" style:repeat-content="false"/>
      <style:paragraph-properties fo:text-align="center"/>
      <style:text-properties fo:font-size="12pt" fo:font-weight="bold"/>
    </style:style>
    <style:style style:name="ce55" style:family="table-cell" style:parent-style-name="Default">
      <style:table-cell-properties fo:background-color="#ffd320"/>
    </style:style>
    <style:style style:name="ce56" style:family="table-cell" style:parent-style-name="Default">
      <style:table-cell-properties fo:background-color="#ffd320" style:text-align-source="fix" style:repeat-content="false"/>
      <style:paragraph-properties fo:text-align="center"/>
    </style:style>
    <style:style style:name="ce58" style:family="table-cell" style:parent-style-name="Default" style:data-style-name="N108">
      <style:table-cell-properties fo:background-color="#ffd320" style:text-align-source="fix" style:repeat-content="false"/>
      <style:paragraph-properties fo:text-align="center"/>
    </style:style>
    <style:style style:name="ce78" style:family="table-cell" style:parent-style-name="Default">
      <style:table-cell-properties fo:background-color="#0000ff"/>
    </style:style>
    <style:style style:name="ce80" style:family="table-cell" style:parent-style-name="Default">
      <style:table-cell-properties fo:background-color="#ff420e"/>
    </style:style>
    <style:style style:name="ce82" style:family="table-cell" style:parent-style-name="Default">
      <style:table-cell-properties fo:background-color="#0000ff" style:text-align-source="fix" style:repeat-content="false"/>
      <style:paragraph-properties fo:text-align="center"/>
    </style:style>
    <style:style style:name="ce84" style:family="table-cell" style:parent-style-name="Default">
      <style:table-cell-properties fo:background-color="#ff420e" style:text-align-source="fix" style:repeat-content="false"/>
      <style:paragraph-properties fo:text-align="center"/>
    </style:style>
    <style:style style:name="ce92" style:family="table-cell" style:parent-style-name="Default" style:data-style-name="N108">
      <style:table-cell-properties fo:background-color="#0000ff" style:text-align-source="fix" style:repeat-content="false"/>
      <style:paragraph-properties fo:text-align="center"/>
    </style:style>
    <style:style style:name="ce94" style:family="table-cell" style:parent-style-name="Default" style:data-style-name="N108">
      <style:table-cell-properties fo:background-color="#ff420e" style:text-align-source="fix" style:repeat-content="false"/>
      <style:paragraph-properties fo:text-align="center"/>
    </style:style>
    <style:style style:name="ce98" style:family="table-cell" style:parent-style-name="Default">
      <style:table-cell-properties fo:background-color="#23ff23"/>
    </style:style>
    <style:style style:name="ce106" style:family="table-cell" style:parent-style-name="Default" style:data-style-name="N1">
      <style:table-cell-properties fo:background-color="#0000ff" style:text-align-source="fix" style:repeat-content="false"/>
      <style:paragraph-properties fo:text-align="center"/>
    </style:style>
    <style:style style:name="ce109" style:family="table-cell" style:parent-style-name="Default">
      <style:table-cell-properties fo:background-color="#00ff00"/>
    </style:style>
    <style:style style:name="ce110" style:family="table-cell" style:parent-style-name="Default">
      <style:table-cell-properties fo:background-color="#00ff00" style:text-align-source="fix" style:repeat-content="false"/>
      <style:paragraph-properties fo:text-align="center"/>
    </style:style>
    <style:style style:name="ce113" style:family="table-cell" style:parent-style-name="Default" style:data-style-name="N108">
      <style:table-cell-properties fo:background-color="#00ff00" style:text-align-source="fix" style:repeat-content="false"/>
      <style:paragraph-properties fo:text-align="center"/>
    </style:style>
    <style:style style:name="ce114" style:family="table-cell" style:parent-style-name="Default" style:data-style-name="N108">
      <style:table-cell-properties style:text-align-source="fix" style:repeat-content="false" fo:background-color="transparent"/>
      <style:paragraph-properties fo:text-align="center"/>
    </style:style>
    <style:style style:name="ce115" style:family="table-cell" style:parent-style-name="Default" style:data-style-name="N1">
      <style:table-cell-properties style:text-align-source="fix" style:repeat-content="false"/>
      <style:paragraph-properties fo:text-align="center"/>
    </style:style>
    <style:style style:name="ce116" style:family="table-cell" style:parent-style-name="Default" style:data-style-name="N1">
      <style:table-cell-properties fo:background-color="#00ff00" style:text-align-source="fix" style:repeat-content="false"/>
      <style:paragraph-properties fo:text-align="center"/>
    </style:style>
    <style:style style:name="ce117" style:family="table-cell" style:parent-style-name="Default" style:data-style-name="N1">
      <style:table-cell-properties fo:background-color="#ff420e" style:text-align-source="fix" style:repeat-content="false"/>
      <style:paragraph-properties fo:text-align="center"/>
    </style:style>
    <style:style style:name="ce118" style:family="table-cell" style:parent-style-name="Default" style:data-style-name="N1">
      <style:table-cell-properties fo:background-color="#ffd320" style:text-align-source="fix" style:repeat-content="false"/>
      <style:paragraph-properties fo:text-align="center"/>
    </style:style>
    <style:style style:name="ce119" style:family="table-cell" style:parent-style-name="Default" style:data-style-name="N1">
      <style:table-cell-properties style:text-align-source="fix" style:repeat-content="false" fo:background-color="transparent"/>
      <style:paragraph-properties fo:text-align="center"/>
    </style:style>
    <style:style style:name="ce77" style:family="table-cell" style:parent-style-name="Default">
      <style:table-cell-properties fo:background-color="#999999"/>
    </style:style>
    <style:style style:name="ce81" style:family="table-cell" style:parent-style-name="Default">
      <style:table-cell-properties fo:background-color="#999999" style:text-align-source="fix" style:repeat-content="false"/>
      <style:paragraph-properties fo:text-align="center"/>
    </style:style>
    <style:style style:name="ce95" style:family="table-cell" style:parent-style-name="Default" style:data-style-name="N108">
      <style:table-cell-properties fo:background-color="#999999" style:text-align-source="fix" style:repeat-content="false"/>
      <style:paragraph-properties fo:text-align="center"/>
    </style:style>
    <style:style style:name="ce125" style:family="table-cell" style:parent-style-name="Default">
      <style:table-cell-properties fo:background-color="#e6e64c"/>
    </style:style>
    <style:style style:name="ce126" style:family="table-cell" style:parent-style-name="Default">
      <style:table-cell-properties fo:background-color="#355e00"/>
    </style:style>
    <style:style style:name="ce127" style:family="table-cell" style:parent-style-name="Default">
      <style:table-cell-properties fo:background-color="#99ccff"/>
    </style:style>
    <style:style style:name="ce128" style:family="table-cell" style:parent-style-name="Default" style:data-style-name="N108">
      <style:table-cell-properties fo:background-color="#e6e64c" style:text-align-source="fix" style:repeat-content="false"/>
      <style:paragraph-properties fo:text-align="center"/>
    </style:style>
    <style:style style:name="ce129" style:family="table-cell" style:parent-style-name="Default" style:data-style-name="N108">
      <style:table-cell-properties fo:background-color="#355e00" style:text-align-source="fix" style:repeat-content="false"/>
      <style:paragraph-properties fo:text-align="center"/>
    </style:style>
    <style:style style:name="ce130" style:family="table-cell" style:parent-style-name="Default" style:data-style-name="N108">
      <style:table-cell-properties fo:background-color="#99ccff" style:text-align-source="fix" style:repeat-content="false"/>
      <style:paragraph-properties fo:text-align="center"/>
    </style:style>
    <style:style style:name="ce111" style:family="table-cell" style:parent-style-name="Default">
      <style:table-cell-properties style:text-align-source="fix" style:repeat-content="false"/>
      <style:paragraph-properties fo:text-align="end"/>
    </style:style>
    <style:style style:name="ce112" style:family="table-cell" style:parent-style-name="Default" style:data-style-name="N108">
      <style:table-cell-properties style:text-align-source="fix" style:repeat-content="false"/>
      <style:paragraph-properties fo:text-align="end"/>
    </style:style>
    <style:style style:name="ce120" style:family="table-cell" style:parent-style-name="Default">
      <style:table-cell-properties fo:background-color="#5c8526"/>
    </style:style>
    <style:style style:name="ce121" style:family="table-cell" style:parent-style-name="Default">
      <style:table-cell-properties fo:background-color="#c5000b"/>
    </style:style>
    <style:style style:name="ce122" style:family="table-cell" style:parent-style-name="Default">
      <style:table-cell-properties fo:background-color="#0099ff"/>
    </style:style>
    <style:style style:name="ce123" style:family="table-cell" style:parent-style-name="Default">
      <style:table-cell-properties fo:background-color="#3deb3d"/>
    </style:style>
    <style:style style:name="ce124" style:family="table-cell" style:parent-style-name="Default">
      <style:table-cell-properties fo:background-color="#ff3366"/>
    </style:style>
    <style:style style:name="ce131" style:family="table-cell" style:parent-style-name="Default">
      <style:table-cell-properties fo:background-color="#ffcc99"/>
    </style:style>
    <style:style style:name="ce132" style:family="table-cell" style:parent-style-name="Default">
      <style:table-cell-properties fo:background-color="#5c8526" style:text-align-source="fix" style:repeat-content="false"/>
      <style:paragraph-properties fo:text-align="center"/>
    </style:style>
    <style:style style:name="ce133" style:family="table-cell" style:parent-style-name="Default">
      <style:table-cell-properties fo:background-color="#c5000b" style:text-align-source="fix" style:repeat-content="false"/>
      <style:paragraph-properties fo:text-align="center"/>
    </style:style>
    <style:style style:name="ce134" style:family="table-cell" style:parent-style-name="Default">
      <style:table-cell-properties fo:background-color="#0099ff" style:text-align-source="fix" style:repeat-content="false"/>
      <style:paragraph-properties fo:text-align="center"/>
    </style:style>
    <style:style style:name="ce135" style:family="table-cell" style:parent-style-name="Default">
      <style:table-cell-properties fo:background-color="#3deb3d" style:text-align-source="fix" style:repeat-content="false"/>
      <style:paragraph-properties fo:text-align="center"/>
    </style:style>
    <style:style style:name="ce136" style:family="table-cell" style:parent-style-name="Default">
      <style:table-cell-properties fo:background-color="#ff3366" style:text-align-source="fix" style:repeat-content="false"/>
      <style:paragraph-properties fo:text-align="center"/>
    </style:style>
    <style:style style:name="ce137" style:family="table-cell" style:parent-style-name="Default">
      <style:table-cell-properties fo:background-color="#ffcc99" style:text-align-source="fix" style:repeat-content="false"/>
      <style:paragraph-properties fo:text-align="center"/>
    </style:style>
    <style:style style:name="ce138" style:family="table-cell" style:parent-style-name="Default" style:data-style-name="N108">
      <style:table-cell-properties fo:background-color="#5c8526" style:text-align-source="fix" style:repeat-content="false"/>
      <style:paragraph-properties fo:text-align="center"/>
    </style:style>
    <style:style style:name="ce139" style:family="table-cell" style:parent-style-name="Default" style:data-style-name="N108">
      <style:table-cell-properties fo:background-color="#c5000b" style:text-align-source="fix" style:repeat-content="false"/>
      <style:paragraph-properties fo:text-align="center"/>
    </style:style>
    <style:style style:name="ce140" style:family="table-cell" style:parent-style-name="Default" style:data-style-name="N108">
      <style:table-cell-properties fo:background-color="#0099ff" style:text-align-source="fix" style:repeat-content="false"/>
      <style:paragraph-properties fo:text-align="center"/>
    </style:style>
    <style:style style:name="ce141" style:family="table-cell" style:parent-style-name="Default" style:data-style-name="N108">
      <style:table-cell-properties fo:background-color="#3deb3d" style:text-align-source="fix" style:repeat-content="false"/>
      <style:paragraph-properties fo:text-align="center"/>
    </style:style>
    <style:style style:name="ce142" style:family="table-cell" style:parent-style-name="Default" style:data-style-name="N108">
      <style:table-cell-properties fo:background-color="#ff3366" style:text-align-source="fix" style:repeat-content="false"/>
      <style:paragraph-properties fo:text-align="center"/>
    </style:style>
    <style:style style:name="ce143" style:family="table-cell" style:parent-style-name="Default" style:data-style-name="N108">
      <style:table-cell-properties fo:background-color="#ffcc99" style:text-align-source="fix" style:repeat-content="false"/>
      <style:paragraph-properties fo:text-align="center"/>
    </style:style>
    <style:style style:name="ce144" style:family="table-cell" style:parent-style-name="Default">
      <style:table-cell-properties fo:background-color="#00ae00"/>
    </style:style>
    <style:style style:name="ce145" style:family="table-cell" style:parent-style-name="Default">
      <style:table-cell-properties fo:background-color="#00ae00" style:text-align-source="fix" style:repeat-content="false"/>
      <style:paragraph-properties fo:text-align="center"/>
    </style:style>
    <style:style style:name="ce146" style:family="table-cell" style:parent-style-name="Default">
      <style:table-cell-properties fo:background-color="#000000" style:text-align-source="fix" style:repeat-content="false"/>
      <style:paragraph-properties fo:text-align="center"/>
    </style:style>
    <style:style style:name="ce147" style:family="table-cell" style:parent-style-name="Default" style:data-style-name="N109">
      <style:table-cell-properties fo:background-color="#999999" style:text-align-source="fix" style:repeat-content="false"/>
      <style:paragraph-properties fo:text-align="center"/>
    </style:style>
    <style:style style:name="ce148" style:family="table-cell" style:parent-style-name="Default" style:data-style-name="N109">
      <style:table-cell-properties fo:background-color="#0000ff" style:text-align-source="fix" style:repeat-content="false"/>
      <style:paragraph-properties fo:text-align="center"/>
    </style:style>
    <style:style style:name="ce149" style:family="table-cell" style:parent-style-name="Default" style:data-style-name="N109">
      <style:table-cell-properties style:text-align-source="fix" style:repeat-content="false"/>
      <style:paragraph-properties fo:text-align="center"/>
    </style:style>
    <style:style style:name="ce150" style:family="table-cell" style:parent-style-name="Default" style:data-style-name="N109">
      <style:table-cell-properties fo:background-color="#00ae00" style:text-align-source="fix" style:repeat-content="false"/>
      <style:paragraph-properties fo:text-align="center"/>
    </style:style>
    <style:style style:name="ce151" style:family="table-cell" style:parent-style-name="Default" style:data-style-name="N109">
      <style:table-cell-properties fo:background-color="#ff420e" style:text-align-source="fix" style:repeat-content="false"/>
      <style:paragraph-properties fo:text-align="center"/>
    </style:style>
    <style:style style:name="ce152" style:family="table-cell" style:parent-style-name="Default" style:data-style-name="N109">
      <style:table-cell-properties fo:background-color="#ffd320" style:text-align-source="fix" style:repeat-content="false"/>
      <style:paragraph-properties fo:text-align="center"/>
    </style:style>
    <style:style style:name="ce153" style:family="table-cell" style:parent-style-name="Default" style:data-style-name="N108">
      <style:table-cell-properties fo:background-color="#00ae00" style:text-align-source="fix" style:repeat-content="false"/>
      <style:paragraph-properties fo:text-align="center"/>
    </style:style>
    <style:style style:name="ce154" style:family="table-cell" style:parent-style-name="Default" style:data-style-name="N108"/>
    <style:style style:name="ce155" style:family="table-cell" style:parent-style-name="Default">
      <style:text-properties fo:font-size="12pt" fo:font-weight="bold" style:font-size-asian="12pt" style:font-weight-asian="bold" style:font-size-complex="12pt" style:font-weight-complex="bold"/>
    </style:style>
    <style:style style:name="ce156" style:family="table-cell" style:parent-style-name="Default">
      <style:table-cell-properties fo:background-color="transparent"/>
      <style:text-properties fo:font-size="12pt" fo:font-weight="bold"/>
    </style:style>
    <style:style style:name="ce157"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58"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59"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60" style:family="table-cell" style:parent-style-name="Default" style:data-style-name="N109">
      <style:table-cell-properties fo:background-color="#00ff00" style:text-align-source="fix" style:repeat-content="false"/>
      <style:paragraph-properties fo:text-align="center"/>
    </style:style>
    <style:style style:name="ce161" style:family="table-cell" style:parent-style-name="Default" style:data-style-name="N109">
      <style:table-cell-properties style:text-align-source="fix" style:repeat-content="false" fo:background-color="transparent"/>
      <style:paragraph-properties fo:text-align="center"/>
    </style:style>
    <style:style style:name="ce16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63" style:family="table-cell" style:parent-style-name="Default" style:data-style-name="N0">
      <style:table-cell-properties fo:background-color="#0000ff" style:text-align-source="fix" style:repeat-content="false"/>
      <style:paragraph-properties fo:text-align="center"/>
    </style:style>
    <style:style style:name="ce164"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65" style:family="table-cell" style:parent-style-name="Default">
      <style:text-properties style:text-underline-style="solid" style:text-underline-width="auto" style:text-underline-color="font-color" fo:font-weight="bold" style:font-weight-asian="bold" style:font-weight-complex="bold"/>
    </style:style>
    <style:style style:name="ce166" style:family="table-cell" style:parent-style-name="Default" style:data-style-name="N0">
      <style:table-cell-properties fo:background-color="#ff420e" style:text-align-source="fix" style:repeat-content="false"/>
      <style:paragraph-properties fo:text-align="center"/>
    </style:style>
    <style:style style:name="ce167"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1" table:default-cell-style-name="Default"/>
        <table:table-column table:style-name="co2" table:default-cell-style-name="ce13"/>
        <table:table-column table:style-name="co3" table:number-columns-repeated="3" table:default-cell-style-name="Default"/>
        <table:table-column table:style-name="co4" table:default-cell-style-name="Default"/>
        <table:table-column table:style-name="co5" table:default-cell-style-name="Default"/>
        <table:table-column table:style-name="co3" table:default-cell-style-name="ce15"/>
        <table:table-column table:style-name="co6" table:default-cell-style-name="ce13"/>
        <table:table-column table:style-name="co3" table:number-columns-repeated="3" table:default-cell-style-name="Default"/>
        <table:table-column table:style-name="co7" table:default-cell-style-name="Default"/>
        <table:table-column table:style-name="co5" table:default-cell-style-name="Default"/>
        <table:table-column table:style-name="co3" table:default-cell-style-name="ce15"/>
        <table:table-column table:style-name="co8" table:default-cell-style-name="ce33"/>
        <table:table-column table:style-name="co3" table:number-columns-repeated="3" table:default-cell-style-name="Default"/>
        <table:table-column table:style-name="co9" table:default-cell-style-name="Default"/>
        <table:table-column table:style-name="co10" table:default-cell-style-name="Default"/>
        <table:table-column table:style-name="co3" table:default-cell-style-name="ce15"/>
        <table:table-column table:style-name="co8" table:default-cell-style-name="ce13"/>
        <table:table-column table:style-name="co3" table:number-columns-repeated="1001" table:default-cell-style-name="Default"/>
        <table:table-row table:style-name="ro1">
          <table:table-cell table:style-name="ce1" office:value-type="string">
            <text:p>Enhancement</text:p>
          </table:table-cell>
          <table:table-cell table:style-name="ce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3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number-columns-repeated="1001"/>
        </table:table-row>
        <table:table-row table:style-name="ro2">
          <table:table-cell table:style-name="ce2" office:value-type="string">
            <text:p>Economic Engineering</text:p>
          </table:table-cell>
          <table:table-cell table:style-name="ce12"/>
          <table:table-cell table:style-name="ce12" office:value-type="float" office:value="38000">
            <text:p>38000</text:p>
          </table:table-cell>
          <table:table-cell table:style-name="ce12" office:value-type="float" office:value="3500">
            <text:p>3500</text:p>
          </table:table-cell>
          <table:table-cell table:style-name="ce12" office:value-type="string">
            <text:p>x2 Mass</text:p>
          </table:table-cell>
          <table:table-cell table:style-name="ce12" office:value-type="string">
            <text:p>x5 Energy</text:p>
          </table:table-cell>
          <table:table-cell table:style-name="ce12"/>
          <table:table-cell table:style-name="ce28" office:value-type="percentage" office:value="0.07">
            <text:p>7.00%</text:p>
          </table:table-cell>
          <table:table-cell table:style-name="ce30"/>
          <table:table-cell table:style-name="ce12" office:value-type="float" office:value="152000">
            <text:p>152000</text:p>
          </table:table-cell>
          <table:table-cell table:style-name="ce12" office:value-type="float" office:value="10500">
            <text:p>10500</text:p>
          </table:table-cell>
          <table:table-cell table:style-name="ce12" office:value-type="string">
            <text:p>x5 Mass</text:p>
          </table:table-cell>
          <table:table-cell table:style-name="ce12" office:value-type="string">
            <text:p>x25 Energy</text:p>
          </table:table-cell>
          <table:table-cell table:style-name="ce12"/>
          <table:table-cell table:style-name="ce28" office:value-type="percentage" office:value="0.14">
            <text:p>14.00%</text:p>
          </table:table-cell>
          <table:table-cell table:style-name="ce32"/>
          <table:table-cell table:style-name="ce12" office:value-type="float" office:value="720000">
            <text:p>720000</text:p>
          </table:table-cell>
          <table:table-cell table:style-name="ce12" office:value-type="float" office:value="29500">
            <text:p>29500</text:p>
          </table:table-cell>
          <table:table-cell table:style-name="ce12" office:value-type="string">
            <text:p>x12 Mass</text:p>
          </table:table-cell>
          <table:table-cell table:style-name="ce12" office:value-type="string">
            <text:p>x75 Energy</text:p>
          </table:table-cell>
          <table:table-cell table:style-name="ce12"/>
          <table:table-cell table:style-name="ce28" office:value-type="percentage" office:value="0.2">
            <text:p>20.00%</text:p>
          </table:table-cell>
          <table:table-cell table:style-name="ce30"/>
          <table:table-cell table:number-columns-repeated="8"/>
          <table:table-cell table:style-name="ce2" table:number-columns-repeated="993"/>
        </table:table-row>
        <table:table-row table:style-name="ro2">
          <table:table-cell/>
          <table:table-cell office:value-type="string">
            <text:p>Progression</text:p>
          </table:table-cell>
          <table:table-cell table:style-name="ce12" table:number-columns-repeated="2"/>
          <table:table-cell table:style-name="ce12" office:value-type="string">
            <text:p>x3 BP</text:p>
          </table:table-cell>
          <table:table-cell table:style-name="ce19" office:value-type="string">
            <text:p>AA Lance 1</text:p>
          </table:table-cell>
          <table:table-cell office:value-type="string">
            <text:p><text:s/></text:p>
          </table:table-cell>
          <table:table-cell table:style-name="Default"/>
          <table:table-cell table:style-name="ce30"/>
          <table:table-cell table:style-name="ce12" table:formula="of:= [.J2]/[.C2]" office:value-type="float" office:value="4">
            <text:p>4</text:p>
          </table:table-cell>
          <table:table-cell table:style-name="ce12" table:formula="of:= [.K2]/[.D2]" office:value-type="float" office:value="3">
            <text:p>3</text:p>
          </table:table-cell>
          <table:table-cell table:style-name="ce12" office:value-type="string">
            <text:p>x9 BP</text:p>
          </table:table-cell>
          <table:table-cell table:style-name="ce19" office:value-type="string">
            <text:p>AA Lance 2</text:p>
          </table:table-cell>
          <table:table-cell table:style-name="ce25" office:value-type="string">
            <text:p>Regen +60%</text:p>
          </table:table-cell>
          <table:table-cell table:style-name="Default"/>
          <table:table-cell table:style-name="ce32"/>
          <table:table-cell table:style-name="ce12" table:formula="of:= [.Q2]/[.J2]" office:value-type="float" office:value="4.73684210526316">
            <text:p>4.74</text:p>
          </table:table-cell>
          <table:table-cell table:style-name="ce12" table:formula="of:= [.R2]/[.K2]" office:value-type="float" office:value="2.80952380952381">
            <text:p>2.81</text:p>
          </table:table-cell>
          <table:table-cell table:style-name="ce12" office:value-type="string">
            <text:p>x16 BP</text:p>
          </table:table-cell>
          <table:table-cell table:style-name="ce19" office:value-type="string">
            <text:p>AA Lance Both</text:p>
          </table:table-cell>
          <table:table-cell table:style-name="ce14" office:value-type="string">
            <text:p>x3 Regen</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1"/>
          <table:table-cell/>
          <table:table-cell table:style-name="Default"/>
          <table:table-cell table:style-name="ce30"/>
          <table:table-cell table:number-columns-repeated="3"/>
          <table:table-cell table:style-name="ce21"/>
          <table:table-cell/>
          <table:table-cell table:style-name="Default"/>
          <table:table-cell table:style-name="ce32"/>
          <table:table-cell table:number-columns-repeated="3"/>
          <table:table-cell table:style-name="ce21" office:value-type="string">
            <text:p>Rockets 22</text:p>
          </table:table-cell>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2" office:value-type="string">
            <text:p>Regen Field 18</text:p>
          </table:table-cell>
          <table:table-cell/>
          <table:table-cell table:style-name="Default"/>
          <table:table-cell table:style-name="ce30"/>
          <table:table-cell table:number-columns-repeated="3"/>
          <table:table-cell table:style-name="ce22" office:value-type="string">
            <text:p>Regen Field 24</text:p>
          </table:table-cell>
          <table:table-cell/>
          <table:table-cell table:style-name="Default"/>
          <table:table-cell table:style-name="ce32"/>
          <table:table-cell table:number-columns-repeated="3"/>
          <table:table-cell table:style-name="ce22" office:value-type="string">
            <text:p>OC Range 40</text:p>
          </table:table-cell>
          <table:table-cell table:style-name="ce22" office:value-type="string">
            <text:p>Regen Field 24</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8"/>
          <table:table-cell table:style-name="ce2" table:number-columns-repeated="993"/>
        </table:table-row>
        <table:table-row table:style-name="ro2">
          <table:table-cell table:style-name="ce3" office:value-type="string">
            <text:p>Combat Engineering</text:p>
          </table:table-cell>
          <table:table-cell table:style-name="ce14"/>
          <table:table-cell table:style-name="ce14" office:value-type="float" office:value="38000">
            <text:p>38000</text:p>
          </table:table-cell>
          <table:table-cell table:style-name="ce14" office:value-type="float" office:value="3750">
            <text:p>3750</text:p>
          </table:table-cell>
          <table:table-cell table:style-name="ce14"/>
          <table:table-cell table:style-name="ce14" office:value-type="string">
            <text:p><text:s/></text:p>
          </table:table-cell>
          <table:table-cell table:style-name="ce25" office:value-type="string">
            <text:p>+30% HP</text:p>
          </table:table-cell>
          <table:table-cell table:style-name="ce25" office:value-type="percentage" office:value="-0.04">
            <text:p>-4.00%</text:p>
          </table:table-cell>
          <table:table-cell table:style-name="ce30"/>
          <table:table-cell table:style-name="ce14" office:value-type="float" office:value="116500">
            <text:p>116500</text:p>
          </table:table-cell>
          <table:table-cell table:style-name="ce14" office:value-type="float" office:value="15000">
            <text:p>15000</text:p>
          </table:table-cell>
          <table:table-cell table:style-name="ce12" office:value-type="string">
            <text:p>x2 Mass</text:p>
          </table:table-cell>
          <table:table-cell table:style-name="ce12" office:value-type="string">
            <text:p>x5 Energy</text:p>
          </table:table-cell>
          <table:table-cell table:style-name="ce25" office:value-type="string">
            <text:p>x1.75 HP</text:p>
          </table:table-cell>
          <table:table-cell table:style-name="ce25" office:value-type="percentage" office:value="-0.09">
            <text:p>-9.00%</text:p>
          </table:table-cell>
          <table:table-cell table:style-name="ce32"/>
          <table:table-cell table:style-name="ce14" office:value-type="float" office:value="375000">
            <text:p>375000</text:p>
          </table:table-cell>
          <table:table-cell table:style-name="ce14" office:value-type="float" office:value="49000">
            <text:p>49000</text:p>
          </table:table-cell>
          <table:table-cell table:style-name="ce12" office:value-type="string">
            <text:p>x5 Mass</text:p>
          </table:table-cell>
          <table:table-cell table:style-name="ce12" office:value-type="string">
            <text:p>x25 Energy</text:p>
          </table:table-cell>
          <table:table-cell table:style-name="ce25" office:value-type="string">
            <text:p>x2.2 HP</text:p>
          </table:table-cell>
          <table:table-cell table:style-name="ce25" office:value-type="percentage" office:value="-0.125">
            <text:p>-12.50%</text:p>
          </table:table-cell>
          <table:table-cell table:style-name="ce30"/>
          <table:table-cell table:number-columns-repeated="8"/>
          <table:table-cell table:style-name="ce3" table:number-columns-repeated="993"/>
        </table:table-row>
        <table:table-row table:style-name="ro2">
          <table:table-cell/>
          <table:table-cell office:value-type="string">
            <text:p>Progression</text:p>
          </table:table-cell>
          <table:table-cell table:style-name="ce14" table:number-columns-repeated="2"/>
          <table:table-cell table:style-name="ce14" office:value-type="string">
            <text:p>x2.5 BP</text:p>
          </table:table-cell>
          <table:table-cell table:style-name="ce24" office:value-type="string">
            <text:p>Chrono 22</text:p>
          </table:table-cell>
          <table:table-cell table:style-name="ce25" office:value-type="string">
            <text:p>Regen +60%</text:p>
          </table:table-cell>
          <table:table-cell table:style-name="Default"/>
          <table:table-cell table:style-name="ce30"/>
          <table:table-cell table:style-name="ce14" table:formula="of:= [.J7]/[.C7]" office:value-type="float" office:value="3.06578947368421">
            <text:p>3.07</text:p>
          </table:table-cell>
          <table:table-cell table:style-name="ce14" table:formula="of:= [.K7]/[.D7]" office:value-type="float" office:value="4">
            <text:p>4</text:p>
          </table:table-cell>
          <table:table-cell table:style-name="ce14" office:value-type="string">
            <text:p>x5 BP</text:p>
          </table:table-cell>
          <table:table-cell table:style-name="ce24" office:value-type="string">
            <text:p>Chrono 30</text:p>
          </table:table-cell>
          <table:table-cell table:style-name="ce14" office:value-type="string">
            <text:p>x3 Regen</text:p>
          </table:table-cell>
          <table:table-cell table:style-name="Default"/>
          <table:table-cell table:style-name="ce32"/>
          <table:table-cell table:style-name="ce14" table:formula="of:= [.Q7]/[.J7]" office:value-type="float" office:value="3.21888412017167">
            <text:p>3.22</text:p>
          </table:table-cell>
          <table:table-cell table:style-name="ce14" table:formula="of:= [.R7]/[.K7]" office:value-type="float" office:value="3.26666666666667">
            <text:p>3.27</text:p>
          </table:table-cell>
          <table:table-cell table:style-name="ce14" office:value-type="string">
            <text:p>x9 BP</text:p>
          </table:table-cell>
          <table:table-cell table:style-name="ce24" office:value-type="string">
            <text:p>Chrono 30</text:p>
          </table:table-cell>
          <table:table-cell table:style-name="ce14" office:value-type="string">
            <text:p>x4.5 Regen</text:p>
          </table:table-cell>
          <table:table-cell table:style-name="Default"/>
          <table:table-cell table:style-name="ce30"/>
          <table:table-cell table:number-columns-repeated="8"/>
          <table:table-cell table:style-name="ce3" table:number-columns-repeated="993"/>
        </table:table-row>
        <table:table-row table:style-name="ro2">
          <table:table-cell/>
          <table:table-cell table:style-name="Default"/>
          <table:table-cell table:style-name="ce15" table:number-columns-repeated="3"/>
          <table:table-cell table:style-name="ce19" office:value-type="string">
            <text:p>Flamer 22</text:p>
          </table:table-cell>
          <table:table-cell table:style-name="ce15"/>
          <table:table-cell/>
          <table:table-cell table:style-name="ce30"/>
          <table:table-cell table:style-name="ce15" table:number-columns-repeated="3"/>
          <table:table-cell table:style-name="ce19" office:value-type="string">
            <text:p>Flamer 30</text:p>
          </table:table-cell>
          <table:table-cell table:style-name="ce15"/>
          <table:table-cell/>
          <table:table-cell table:style-name="ce32"/>
          <table:table-cell table:style-name="ce15" table:number-columns-repeated="3"/>
          <table:table-cell table:style-name="ce19" office:value-type="string">
            <text:p>Flamer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1" office:value-type="string">
            <text:p><text:s/></text:p>
          </table:table-cell>
          <table:table-cell table:style-name="ce15"/>
          <table:table-cell/>
          <table:table-cell table:style-name="ce30"/>
          <table:table-cell table:style-name="ce15" table:number-columns-repeated="3"/>
          <table:table-cell table:style-name="ce21" office:value-type="string">
            <text:p>Rockets 22</text:p>
          </table:table-cell>
          <table:table-cell table:style-name="ce15"/>
          <table:table-cell/>
          <table:table-cell table:style-name="ce32"/>
          <table:table-cell table:style-name="ce15" table:number-columns-repeated="3"/>
          <table:table-cell table:style-name="ce21" office:value-type="string">
            <text:p>Rockets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2" office:value-type="string">
            <text:p>AA Lance 1</text:p>
          </table:table-cell>
          <table:table-cell table:style-name="ce15"/>
          <table:table-cell/>
          <table:table-cell table:style-name="ce30"/>
          <table:table-cell table:style-name="ce15" table:number-columns-repeated="3"/>
          <table:table-cell table:style-name="ce22" office:value-type="string">
            <text:p>AA Lance Both</text:p>
          </table:table-cell>
          <table:table-cell table:style-name="ce15"/>
          <table:table-cell/>
          <table:table-cell table:style-name="ce32"/>
          <table:table-cell table:style-name="ce15" table:number-columns-repeated="3"/>
          <table:table-cell table:style-name="ce22" office:value-type="string">
            <text:p>OC Range 40</text:p>
          </table:table-cell>
          <table:table-cell table:style-name="ce22" office:value-type="string">
            <text:p>AA Lance Both</text:p>
          </table:table-cell>
          <table:table-cell/>
          <table:table-cell table:style-name="ce30"/>
          <table:table-cell table:number-columns-repeated="1001"/>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001"/>
        </table:table-row>
        <table:table-row table:style-name="ro2">
          <table:table-cell table:style-name="ce4" office:value-type="string">
            <text:p>Torpedo System</text:p>
          </table:table-cell>
          <table:table-cell table:style-name="ce4"/>
          <table:table-cell table:style-name="ce16" office:value-type="float" office:value="35000">
            <text:p>35000</text:p>
          </table:table-cell>
          <table:table-cell table:style-name="ce16" office:value-type="float" office:value="1050">
            <text:p>1050</text:p>
          </table:table-cell>
          <table:table-cell table:style-name="ce16" office:value-type="float" office:value="228">
            <text:p>228</text:p>
          </table:table-cell>
          <table:table-cell table:style-name="ce16" office:value-type="float" office:value="60">
            <text:p>60</text:p>
          </table:table-cell>
          <table:table-cell table:style-name="ce16" table:number-columns-repeated="2"/>
          <table:table-cell table:style-name="ce30"/>
          <table:table-cell table:style-name="ce16" office:value-type="float" office:value="70000">
            <text:p>70000</text:p>
          </table:table-cell>
          <table:table-cell table:style-name="ce16" office:value-type="float" office:value="3150">
            <text:p>3150</text:p>
          </table:table-cell>
          <table:table-cell table:style-name="ce16" office:value-type="float" office:value="300">
            <text:p>300</text:p>
          </table:table-cell>
          <table:table-cell table:style-name="ce16" office:value-type="float" office:value="66">
            <text:p>66</text:p>
          </table:table-cell>
          <table:table-cell table:style-name="ce16" table:number-columns-repeated="2"/>
          <table:table-cell table:style-name="ce32"/>
          <table:table-cell table:style-name="ce16" office:value-type="float" office:value="140000">
            <text:p>140000</text:p>
          </table:table-cell>
          <table:table-cell table:style-name="ce16" office:value-type="float" office:value="9450">
            <text:p>9450</text:p>
          </table:table-cell>
          <table:table-cell table:style-name="ce16" office:value-type="float" office:value="450">
            <text:p>450</text:p>
          </table:table-cell>
          <table:table-cell table:style-name="ce16" office:value-type="float" office:value="72">
            <text:p>72</text:p>
          </table:table-cell>
          <table:table-cell table:style-name="ce16"/>
          <table:table-cell table:style-name="ce34" office:value-type="percentage" office:value="-0.04">
            <text:p>-4.00%</text:p>
          </table:table-cell>
          <table:table-cell table:style-name="ce30"/>
          <table:table-cell table:style-name="ce4" table:number-columns-repeated="1001"/>
        </table:table-row>
        <table:table-row table:style-name="ro2">
          <table:table-cell table:style-name="ce4" office:value-type="string">
            <text:p>This will be common to all</text:p>
          </table:table-cell>
          <table:table-cell table:style-name="ce4"/>
          <table:table-cell table:style-name="ce16" table:number-columns-repeated="6"/>
          <table:table-cell table:style-name="ce30"/>
          <table:table-cell table:style-name="ce16" table:formula="of:= [.J13]/[.C13]" office:value-type="float" office:value="2">
            <text:p>2</text:p>
          </table:table-cell>
          <table:table-cell table:style-name="ce16" table:formula="of:= [.K13]/[.D13]" office:value-type="float" office:value="3">
            <text:p>3</text:p>
          </table:table-cell>
          <table:table-cell table:style-name="ce16" table:formula="of:= [.L13]/[.E13]" office:value-type="float" office:value="1.31578947368421">
            <text:p>1.32</text:p>
          </table:table-cell>
          <table:table-cell table:style-name="ce16" table:number-columns-repeated="3"/>
          <table:table-cell table:style-name="ce32"/>
          <table:table-cell table:style-name="ce16" table:formula="of:= [.Q13]/[.J13]" office:value-type="float" office:value="2">
            <text:p>2</text:p>
          </table:table-cell>
          <table:table-cell table:style-name="ce16" table:formula="of:= [.R13]/[.K13]" office:value-type="float" office:value="3">
            <text:p>3</text:p>
          </table:table-cell>
          <table:table-cell table:style-name="ce16" table:formula="of:= [.S13]/[.L13]" office:value-type="float" office:value="1.5">
            <text:p>1.5</text:p>
          </table:table-cell>
          <table:table-cell table:style-name="ce16" table:number-columns-repeated="3"/>
          <table:table-cell table:style-name="ce30"/>
          <table:table-cell table:style-name="ce4" table:number-columns-repeated="1001"/>
        </table:table-row>
        <table:table-row table:style-name="ro2">
          <table:table-cell table:style-name="ce4" table:number-columns-repeated="2"/>
          <table:table-cell table:style-name="ce16" table:number-columns-repeated="6"/>
          <table:table-cell table:style-name="ce30"/>
          <table:table-cell table:style-name="ce16" table:number-columns-repeated="6"/>
          <table:table-cell table:style-name="ce32"/>
          <table:table-cell table:style-name="ce16" table:number-columns-repeated="6"/>
          <table:table-cell table:style-name="ce30"/>
          <table:table-cell table:style-name="ce4" table:number-columns-repeated="1001"/>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office:value-type="string">
            <text:p>BACK WEAPONS</text:p>
          </table:table-cell>
          <table:table-cell table:style-name="Default"/>
          <table:table-cell table:style-name="ce15" table:number-columns-repeated="5"/>
          <table:table-cell/>
          <table:table-cell table:style-name="ce30"/>
          <table:table-cell table:style-name="ce15" table:number-columns-repeated="5"/>
          <table:table-cell/>
          <table:table-cell table:style-name="ce32"/>
          <table:table-cell table:style-name="ce15" table:number-columns-repeated="5"/>
          <table:table-cell/>
          <table:table-cell table:style-name="ce30"/>
          <table:table-cell table:number-columns-repeated="1001"/>
        </table:table-row>
        <table:table-row table:style-name="ro2">
          <table:table-cell table:style-name="ce6" office:value-type="string">
            <text:p>Maelstrom Field</text:p>
          </table:table-cell>
          <table:table-cell table:style-name="ce6"/>
          <table:table-cell table:style-name="ce18" office:value-type="float" office:value="35000">
            <text:p>35000</text:p>
          </table:table-cell>
          <table:table-cell table:style-name="ce18" office:value-type="float" office:value="3500">
            <text:p>3500</text:p>
          </table:table-cell>
          <table:table-cell table:style-name="ce18" office:value-type="float" office:value="40">
            <text:p>40</text:p>
          </table:table-cell>
          <table:table-cell table:style-name="ce18" office:value-type="float" office:value="24">
            <text:p>24</text:p>
          </table:table-cell>
          <table:table-cell table:style-name="ce18" table:number-columns-repeated="2"/>
          <table:table-cell table:style-name="ce30"/>
          <table:table-cell table:style-name="ce18" office:value-type="float" office:value="70000">
            <text:p>70000</text:p>
          </table:table-cell>
          <table:table-cell table:style-name="ce18" office:value-type="float" office:value="7000">
            <text:p>7000</text:p>
          </table:table-cell>
          <table:table-cell table:style-name="ce18" office:value-type="float" office:value="75">
            <text:p>75</text:p>
          </table:table-cell>
          <table:table-cell table:style-name="ce18" office:value-type="float" office:value="32">
            <text:p>32</text:p>
          </table:table-cell>
          <table:table-cell table:style-name="ce18" table:number-columns-repeated="2"/>
          <table:table-cell table:style-name="ce32"/>
          <table:table-cell table:style-name="ce18" office:value-type="float" office:value="125000">
            <text:p>125000</text:p>
          </table:table-cell>
          <table:table-cell table:style-name="ce18" office:value-type="float" office:value="11000">
            <text:p>11000</text:p>
          </table:table-cell>
          <table:table-cell table:style-name="ce18" office:value-type="float" office:value="100">
            <text:p>100</text:p>
          </table:table-cell>
          <table:table-cell table:style-name="ce18" office:value-type="float" office:value="40">
            <text:p>40</text:p>
          </table:table-cell>
          <table:table-cell table:style-name="ce18"/>
          <table:table-cell table:style-name="ce35" office:value-type="percentage" office:value="-0.04">
            <text:p>-4.00%</text:p>
          </table:table-cell>
          <table:table-cell table:style-name="ce30"/>
          <table:table-cell table:number-columns-repeated="1001"/>
        </table:table-row>
        <table:table-row table:style-name="ro2">
          <table:table-cell table:style-name="ce6" office:value-type="string">
            <text:p><text:s/></text:p>
          </table:table-cell>
          <table:table-cell table:style-name="ce6"/>
          <table:table-cell table:style-name="ce18" table:number-columns-repeated="6"/>
          <table:table-cell table:style-name="ce30"/>
          <table:table-cell table:style-name="ce18" table:number-columns-repeated="6"/>
          <table:table-cell table:style-name="ce32"/>
          <table:table-cell table:style-name="ce18" table:number-columns-repeated="6"/>
          <table:table-cell table:style-name="ce30"/>
          <table:table-cell table:number-columns-repeated="1001"/>
        </table:table-row>
        <table:table-row table:style-name="ro2">
          <table:table-cell table:style-name="ce7" office:value-type="string">
            <text:p>Cluster Missiles</text:p>
          </table:table-cell>
          <table:table-cell table:style-name="ce7"/>
          <table:table-cell table:style-name="ce19" office:value-type="float" office:value="9600">
            <text:p>9600</text:p>
          </table:table-cell>
          <table:table-cell table:style-name="ce19" office:value-type="float" office:value="1200">
            <text:p>1200</text:p>
          </table:table-cell>
          <table:table-cell table:style-name="ce19" office:value-type="float" office:value="180">
            <text:p>180</text:p>
          </table:table-cell>
          <table:table-cell table:style-name="ce19" office:value-type="float" office:value="75">
            <text:p>75</text:p>
          </table:table-cell>
          <table:table-cell table:style-name="ce19" office:value-type="string">
            <text:p>AOE 1.5</text:p>
          </table:table-cell>
          <table:table-cell table:style-name="ce19"/>
          <table:table-cell table:style-name="ce30"/>
          <table:table-cell table:style-name="ce19" office:value-type="float" office:value="47000">
            <text:p>47000</text:p>
          </table:table-cell>
          <table:table-cell table:style-name="ce19" office:value-type="float" office:value="3500">
            <text:p>3500</text:p>
          </table:table-cell>
          <table:table-cell table:style-name="ce19" office:value-type="float" office:value="360">
            <text:p>360</text:p>
          </table:table-cell>
          <table:table-cell table:style-name="ce19" office:value-type="float" office:value="88">
            <text:p>88</text:p>
          </table:table-cell>
          <table:table-cell table:style-name="ce19" office:value-type="string">
            <text:p>AOE 2</text:p>
          </table:table-cell>
          <table:table-cell table:style-name="ce19"/>
          <table:table-cell table:style-name="ce32"/>
          <table:table-cell table:style-name="ce19" office:value-type="float" office:value="175000">
            <text:p>175000</text:p>
          </table:table-cell>
          <table:table-cell table:style-name="ce19" office:value-type="float" office:value="11750">
            <text:p>11750</text:p>
          </table:table-cell>
          <table:table-cell table:style-name="ce19" office:value-type="float" office:value="468">
            <text:p>468</text:p>
          </table:table-cell>
          <table:table-cell table:style-name="ce19" office:value-type="float" office:value="97">
            <text:p>97</text:p>
          </table:table-cell>
          <table:table-cell table:style-name="ce19" office:value-type="string">
            <text:p>AOE 2.6</text:p>
          </table:table-cell>
          <table:table-cell table:style-name="ce36" office:value-type="percentage" office:value="-0.04">
            <text:p>-4.00%</text:p>
          </table:table-cell>
          <table:table-cell table:style-name="ce30"/>
          <table:table-cell table:number-columns-repeated="8"/>
          <table:table-cell table:style-name="ce7" table:number-columns-repeated="993"/>
        </table:table-row>
        <table:table-row table:style-name="ro2">
          <table:table-cell table:style-name="ce7" table:number-columns-repeated="2"/>
          <table:table-cell table:style-name="ce19" table:number-columns-repeated="6"/>
          <table:table-cell table:style-name="ce30"/>
          <table:table-cell table:style-name="ce19" table:formula="of:= [.J20]/[.C20]" office:value-type="float" office:value="4.89583333333333">
            <text:p>4.9</text:p>
          </table:table-cell>
          <table:table-cell table:style-name="ce19" table:formula="of:= [.K20]/[.D20]" office:value-type="float" office:value="2.91666666666667">
            <text:p>2.92</text:p>
          </table:table-cell>
          <table:table-cell table:style-name="ce19" table:formula="of:= [.L20]/[.E20]" office:value-type="float" office:value="2">
            <text:p>2</text:p>
          </table:table-cell>
          <table:table-cell table:style-name="ce19" table:number-columns-repeated="3"/>
          <table:table-cell table:style-name="ce32"/>
          <table:table-cell table:style-name="ce19" table:formula="of:= [.Q20]/[.J20]" office:value-type="float" office:value="3.72340425531915">
            <text:p>3.72</text:p>
          </table:table-cell>
          <table:table-cell table:style-name="ce19" table:formula="of:= [.R20]/[.K20]" office:value-type="float" office:value="3.35714285714286">
            <text:p>3.36</text:p>
          </table:table-cell>
          <table:table-cell table:style-name="ce19" table:formula="of:= [.S20]/[.L20]" office:value-type="float" office:value="1.3">
            <text:p>1.3</text:p>
          </table:table-cell>
          <table:table-cell table:style-name="ce19" table:number-columns-repeated="3"/>
          <table:table-cell table:style-name="ce30"/>
          <table:table-cell table:number-columns-repeated="8"/>
          <table:table-cell table:style-name="ce7" table:number-columns-repeated="993"/>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table:style-name="ce5" office:value-type="string">
            <text:p>ARM WEAPONS</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8" office:value-type="string">
            <text:p>Phason Beam Cannon</text:p>
          </table:table-cell>
          <table:table-cell table:style-name="ce8"/>
          <table:table-cell table:style-name="ce20" office:value-type="float" office:value="17500">
            <text:p>17500</text:p>
          </table:table-cell>
          <table:table-cell table:style-name="ce20" office:value-type="float" office:value="900">
            <text:p>900</text:p>
          </table:table-cell>
          <table:table-cell table:style-name="ce20" office:value-type="float" office:value="210">
            <text:p>210</text:p>
          </table:table-cell>
          <table:table-cell table:style-name="ce20" office:value-type="float" office:value="38">
            <text:p>38</text:p>
          </table:table-cell>
          <table:table-cell table:style-name="ce20" table:number-columns-repeated="2"/>
          <table:table-cell table:style-name="ce30"/>
          <table:table-cell table:style-name="ce20" office:value-type="float" office:value="45000">
            <text:p>45000</text:p>
          </table:table-cell>
          <table:table-cell table:style-name="ce20" office:value-type="float" office:value="1800">
            <text:p>1800</text:p>
          </table:table-cell>
          <table:table-cell table:style-name="ce20" office:value-type="float" office:value="420">
            <text:p>420</text:p>
          </table:table-cell>
          <table:table-cell table:style-name="ce20" office:value-type="float" office:value="46">
            <text:p>46</text:p>
          </table:table-cell>
          <table:table-cell table:style-name="ce20" table:number-columns-repeated="2"/>
          <table:table-cell table:style-name="ce32"/>
          <table:table-cell table:style-name="ce20" office:value-type="float" office:value="135000">
            <text:p>135000</text:p>
          </table:table-cell>
          <table:table-cell table:style-name="ce20" office:value-type="float" office:value="5400">
            <text:p>5400</text:p>
          </table:table-cell>
          <table:table-cell table:style-name="ce20" office:value-type="float" office:value="630">
            <text:p>630</text:p>
          </table:table-cell>
          <table:table-cell table:style-name="ce20" office:value-type="float" office:value="55">
            <text:p>55</text:p>
          </table:table-cell>
          <table:table-cell table:style-name="ce20" office:value-type="string">
            <text:p>AOE 2.5</text:p>
          </table:table-cell>
          <table:table-cell table:style-name="ce37" office:value-type="percentage" office:value="-0.04">
            <text:p>-4.00%</text:p>
          </table:table-cell>
          <table:table-cell table:style-name="ce30"/>
          <table:table-cell table:number-columns-repeated="15"/>
          <table:table-cell table:style-name="ce8" table:number-columns-repeated="986"/>
        </table:table-row>
        <table:table-row table:style-name="ro2">
          <table:table-cell table:number-columns-repeated="2" table:style-name="ce8" office:value-type="string">
            <text:p><text:s/></text:p>
          </table:table-cell>
          <table:table-cell table:style-name="ce20" table:number-columns-repeated="6"/>
          <table:table-cell table:style-name="ce30"/>
          <table:table-cell table:style-name="ce20" table:formula="of:= [.J24]/[.C24]" office:value-type="float" office:value="2.57142857142857">
            <text:p>2.57</text:p>
          </table:table-cell>
          <table:table-cell table:style-name="ce20" table:formula="of:= [.K24]/[.D24]" office:value-type="float" office:value="2">
            <text:p>2</text:p>
          </table:table-cell>
          <table:table-cell table:style-name="ce20" table:formula="of:= [.L24]/[.E24]" office:value-type="float" office:value="2">
            <text:p>2</text:p>
          </table:table-cell>
          <table:table-cell table:style-name="ce20" office:value-type="string">
            <text:p>Chrono 22</text:p>
          </table:table-cell>
          <table:table-cell table:style-name="ce20" office:value-type="string">
            <text:p>Disruptor On</text:p>
          </table:table-cell>
          <table:table-cell table:style-name="ce20"/>
          <table:table-cell table:style-name="ce32"/>
          <table:table-cell table:style-name="ce20" table:formula="of:= [.Q24]/[.J24]" office:value-type="float" office:value="3">
            <text:p>3</text:p>
          </table:table-cell>
          <table:table-cell table:style-name="ce20" table:formula="of:= [.R24]/[.K24]" office:value-type="float" office:value="3">
            <text:p>3</text:p>
          </table:table-cell>
          <table:table-cell table:style-name="ce20" table:formula="of:= [.S24]/[.L24]" office:value-type="float" office:value="1.5">
            <text:p>1.5</text:p>
          </table:table-cell>
          <table:table-cell table:style-name="ce20" office:value-type="string">
            <text:p>Chrono 30</text:p>
          </table:table-cell>
          <table:table-cell table:style-name="ce20" table:number-columns-repeated="2"/>
          <table:table-cell table:style-name="ce30"/>
          <table:table-cell table:number-columns-repeated="15"/>
          <table:table-cell table:style-name="ce8" table:number-columns-repeated="986"/>
        </table:table-row>
        <table:table-row table:style-name="ro2">
          <table:table-cell table:style-name="ce8" office:value-type="string">
            <text:p>Miasma Artillery</text:p>
          </table:table-cell>
          <table:table-cell table:style-name="ce8"/>
          <table:table-cell table:style-name="ce20" office:value-type="float" office:value="18000">
            <text:p>18000</text:p>
          </table:table-cell>
          <table:table-cell table:style-name="ce20" office:value-type="float" office:value="1800">
            <text:p>1800</text:p>
          </table:table-cell>
          <table:table-cell table:style-name="ce20" office:value-type="float" office:value="144">
            <text:p>144</text:p>
          </table:table-cell>
          <table:table-cell table:style-name="ce20" office:value-type="float" office:value="100">
            <text:p>100</text:p>
          </table:table-cell>
          <table:table-cell table:style-name="ce20" table:number-columns-repeated="2"/>
          <table:table-cell table:style-name="ce30"/>
          <table:table-cell table:style-name="ce20" office:value-type="float" office:value="72000">
            <text:p>72000</text:p>
          </table:table-cell>
          <table:table-cell table:style-name="ce20" office:value-type="float" office:value="5400">
            <text:p>5400</text:p>
          </table:table-cell>
          <table:table-cell table:style-name="ce20" office:value-type="float" office:value="216">
            <text:p>216</text:p>
          </table:table-cell>
          <table:table-cell table:style-name="ce20" office:value-type="float" office:value="112">
            <text:p>112</text:p>
          </table:table-cell>
          <table:table-cell table:style-name="ce20" table:number-columns-repeated="2"/>
          <table:table-cell table:style-name="ce32"/>
          <table:table-cell table:style-name="ce20" office:value-type="float" office:value="180000">
            <text:p>180000</text:p>
          </table:table-cell>
          <table:table-cell table:style-name="ce20" office:value-type="float" office:value="13500">
            <text:p>13500</text:p>
          </table:table-cell>
          <table:table-cell table:style-name="ce20" office:value-type="float" office:value="371">
            <text:p>371</text:p>
          </table:table-cell>
          <table:table-cell table:style-name="ce20" office:value-type="float" office:value="124">
            <text:p>124</text:p>
          </table:table-cell>
          <table:table-cell table:style-name="ce20"/>
          <table:table-cell table:style-name="ce37" office:value-type="percentage" office:value="-0.04">
            <text:p>-4.00%</text:p>
          </table:table-cell>
          <table:table-cell table:style-name="ce30"/>
          <table:table-cell table:number-columns-repeated="8"/>
          <table:table-cell table:style-name="ce8" table:number-columns-repeated="993"/>
        </table:table-row>
        <table:table-row table:style-name="ro2">
          <table:table-cell table:style-name="ce8" office:value-type="string">
            <text:p><text:s/></text:p>
          </table:table-cell>
          <table:table-cell table:style-name="ce8"/>
          <table:table-cell table:style-name="ce20" table:number-columns-repeated="6"/>
          <table:table-cell table:style-name="ce30"/>
          <table:table-cell table:style-name="ce20" table:formula="of:= [.J26]/[.C26]" office:value-type="float" office:value="4">
            <text:p>4</text:p>
          </table:table-cell>
          <table:table-cell table:style-name="ce20" table:formula="of:= [.K26]/[.D26]" office:value-type="float" office:value="3">
            <text:p>3</text:p>
          </table:table-cell>
          <table:table-cell table:style-name="ce20" table:formula="of:= [.L26]/[.E26]" office:value-type="float" office:value="1.5">
            <text:p>1.5</text:p>
          </table:table-cell>
          <table:table-cell table:style-name="ce20" table:number-columns-repeated="3"/>
          <table:table-cell table:style-name="ce32"/>
          <table:table-cell table:style-name="ce20" table:formula="of:= [.Q26]/[.J26]" office:value-type="float" office:value="2.5">
            <text:p>2.5</text:p>
          </table:table-cell>
          <table:table-cell table:style-name="ce20" table:formula="of:= [.R26]/[.K26]" office:value-type="float" office:value="2.5">
            <text:p>2.5</text:p>
          </table:table-cell>
          <table:table-cell table:style-name="ce20" table:formula="of:= [.S26]/[.L26]" office:value-type="float" office:value="1.71759259259259">
            <text:p>1.72</text:p>
          </table:table-cell>
          <table:table-cell table:style-name="ce20" table:number-columns-repeated="3"/>
          <table:table-cell table:style-name="ce30"/>
          <table:table-cell table:number-columns-repeated="8"/>
          <table:table-cell table:style-name="ce8" table:number-columns-repeated="993"/>
        </table:table-row>
        <table:table-row table:style-name="ro2">
          <table:table-cell table:style-name="ce7" office:value-type="string">
            <text:p>Anti-Matter Blast Cannon</text:p>
          </table:table-cell>
          <table:table-cell table:style-name="ce7"/>
          <table:table-cell table:style-name="ce19" office:value-type="float" office:value="20750">
            <text:p>20750</text:p>
          </table:table-cell>
          <table:table-cell table:style-name="ce19" office:value-type="float" office:value="1000">
            <text:p>1000</text:p>
          </table:table-cell>
          <table:table-cell table:style-name="ce19" office:value-type="float" office:value="270">
            <text:p>270</text:p>
          </table:table-cell>
          <table:table-cell table:style-name="ce19" office:value-type="float" office:value="30">
            <text:p>30</text:p>
          </table:table-cell>
          <table:table-cell table:style-name="ce19" office:value-type="string">
            <text:p>AOE 3</text:p>
          </table:table-cell>
          <table:table-cell table:style-name="ce19"/>
          <table:table-cell table:style-name="ce30"/>
          <table:table-cell table:style-name="ce19" office:value-type="float" office:value="52500">
            <text:p>52500</text:p>
          </table:table-cell>
          <table:table-cell table:style-name="ce19" office:value-type="float" office:value="2000">
            <text:p>2000</text:p>
          </table:table-cell>
          <table:table-cell table:style-name="ce19" office:value-type="float" office:value="480">
            <text:p>480</text:p>
          </table:table-cell>
          <table:table-cell table:style-name="ce19" office:value-type="float" office:value="36">
            <text:p>36</text:p>
          </table:table-cell>
          <table:table-cell table:style-name="ce19" office:value-type="string">
            <text:p>AOE 3.3</text:p>
          </table:table-cell>
          <table:table-cell table:style-name="ce19"/>
          <table:table-cell table:style-name="ce32"/>
          <table:table-cell table:style-name="ce19" office:value-type="float" office:value="150000">
            <text:p>150000</text:p>
          </table:table-cell>
          <table:table-cell table:style-name="ce19" office:value-type="float" office:value="6000">
            <text:p>6000</text:p>
          </table:table-cell>
          <table:table-cell table:style-name="ce19" office:value-type="float" office:value="750">
            <text:p>750</text:p>
          </table:table-cell>
          <table:table-cell table:style-name="ce19" office:value-type="float" office:value="42">
            <text:p>42</text:p>
          </table:table-cell>
          <table:table-cell table:style-name="ce19" office:value-type="string">
            <text:p>AOE 4</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ff</text:p>
          </table:table-cell>
          <table:table-cell table:style-name="ce19" table:number-columns-repeated="6"/>
          <table:table-cell table:style-name="ce30"/>
          <table:table-cell table:style-name="ce19" table:formula="of:= [.J28]/[.C28]" office:value-type="float" office:value="2.53012048192771">
            <text:p>2.53</text:p>
          </table:table-cell>
          <table:table-cell table:style-name="ce19" table:formula="of:= [.K28]/[.D28]" office:value-type="float" office:value="2">
            <text:p>2</text:p>
          </table:table-cell>
          <table:table-cell table:style-name="ce19" table:formula="of:= [.L28]/[.E28]" office:value-type="float" office:value="1.77777777777778">
            <text:p>1.78</text:p>
          </table:table-cell>
          <table:table-cell table:style-name="ce19" table:number-columns-repeated="3"/>
          <table:table-cell table:style-name="ce32"/>
          <table:table-cell table:style-name="ce19" table:formula="of:= [.Q28]/[.J28]" office:value-type="float" office:value="2.85714285714286">
            <text:p>2.86</text:p>
          </table:table-cell>
          <table:table-cell table:style-name="ce19" table:formula="of:= [.R28]/[.K28]" office:value-type="float" office:value="3">
            <text:p>3</text:p>
          </table:table-cell>
          <table:table-cell table:style-name="ce19" table:formula="of:= [.S28]/[.L28]" office:value-type="float" office:value="1.5625">
            <text:p>1.56</text:p>
          </table:table-cell>
          <table:table-cell table:style-name="ce19" office:value-type="string">
            <text:p>Stun T1-T3</text:p>
          </table:table-cell>
          <table:table-cell table:style-name="ce19" office:value-type="string">
            <text:p>Stun AOE 4</text:p>
          </table:table-cell>
          <table:table-cell table:style-name="ce19"/>
          <table:table-cell table:style-name="ce30"/>
          <table:table-cell table:number-columns-repeated="15"/>
          <table:table-cell table:style-name="ce7" table:number-columns-repeated="986"/>
        </table:table-row>
        <table:table-row table:style-name="ro2">
          <table:table-cell table:style-name="ce7" office:value-type="string">
            <text:p>Gatling Cannon</text:p>
          </table:table-cell>
          <table:table-cell table:style-name="ce7"/>
          <table:table-cell table:style-name="ce19" office:value-type="float" office:value="16500">
            <text:p>16500</text:p>
          </table:table-cell>
          <table:table-cell table:style-name="ce19" office:value-type="float" office:value="945">
            <text:p>945</text:p>
          </table:table-cell>
          <table:table-cell table:style-name="ce19" office:value-type="float" office:value="160">
            <text:p>160</text:p>
          </table:table-cell>
          <table:table-cell table:style-name="ce19" office:value-type="float" office:value="38">
            <text:p>38</text:p>
          </table:table-cell>
          <table:table-cell table:style-name="ce19" office:value-type="string">
            <text:p>Low Alt Air</text:p>
          </table:table-cell>
          <table:table-cell table:style-name="ce19"/>
          <table:table-cell table:style-name="ce30"/>
          <table:table-cell table:style-name="ce19" office:value-type="float" office:value="40000">
            <text:p>40000</text:p>
          </table:table-cell>
          <table:table-cell table:style-name="ce19" office:value-type="float" office:value="1650">
            <text:p>1650</text:p>
          </table:table-cell>
          <table:table-cell table:style-name="ce19" office:value-type="float" office:value="305">
            <text:p>305</text:p>
          </table:table-cell>
          <table:table-cell table:style-name="ce19" office:value-type="float" office:value="56">
            <text:p>56</text:p>
          </table:table-cell>
          <table:table-cell table:style-name="ce19" table:number-columns-repeated="2"/>
          <table:table-cell table:style-name="ce32"/>
          <table:table-cell table:style-name="ce19" office:value-type="float" office:value="135000">
            <text:p>135000</text:p>
          </table:table-cell>
          <table:table-cell table:style-name="ce19" office:value-type="float" office:value="6000">
            <text:p>6000</text:p>
          </table:table-cell>
          <table:table-cell table:style-name="ce19" office:value-type="float" office:value="440">
            <text:p>440</text:p>
          </table:table-cell>
          <table:table-cell table:style-name="ce19" office:value-type="float" office:value="62">
            <text:p>62</text:p>
          </table:table-cell>
          <table:table-cell table:style-name="ce19" office:value-type="string">
            <text:p>AOE 1</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n</text:p>
          </table:table-cell>
          <table:table-cell table:style-name="ce19" table:number-columns-repeated="6"/>
          <table:table-cell table:style-name="ce30"/>
          <table:table-cell table:style-name="ce19" table:formula="of:= [.J30]/[.C30]" office:value-type="float" office:value="2.42424242424242">
            <text:p>2.42</text:p>
          </table:table-cell>
          <table:table-cell table:style-name="ce19" table:formula="of:= [.K30]/[.D30]" office:value-type="float" office:value="1.74603174603175">
            <text:p>1.75</text:p>
          </table:table-cell>
          <table:table-cell table:style-name="ce19" table:formula="of:= [.L30]/[.E30]" office:value-type="float" office:value="1.90625">
            <text:p>1.91</text:p>
          </table:table-cell>
          <table:table-cell table:style-name="ce19" office:value-type="string">
            <text:p>Flamer 22</text:p>
          </table:table-cell>
          <table:table-cell table:style-name="ce19" table:number-columns-repeated="2"/>
          <table:table-cell table:style-name="ce32"/>
          <table:table-cell table:style-name="ce19" table:formula="of:= [.Q30]/[.J30]" office:value-type="float" office:value="3.375">
            <text:p>3.38</text:p>
          </table:table-cell>
          <table:table-cell table:style-name="ce19" table:formula="of:= [.R30]/[.K30]" office:value-type="float" office:value="3.63636363636364">
            <text:p>3.64</text:p>
          </table:table-cell>
          <table:table-cell table:style-name="ce19" table:formula="of:= [.S30]/[.L30]" office:value-type="float" office:value="1.44262295081967">
            <text:p>1.44</text:p>
          </table:table-cell>
          <table:table-cell table:style-name="ce19" office:value-type="string">
            <text:p>Flamer 30</text:p>
          </table:table-cell>
          <table:table-cell table:style-name="ce19" table:number-columns-repeated="2"/>
          <table:table-cell table:style-name="ce30"/>
          <table:table-cell table:number-columns-repeated="15"/>
          <table:table-cell table:style-name="ce7" table:number-columns-repeated="986"/>
        </table:table-row>
        <table:table-row table:style-name="ro2">
          <table:table-cell table:style-name="ce9" office:value-type="string">
            <text:p>EMP Array</text:p>
          </table:table-cell>
          <table:table-cell table:style-name="ce9" office:value-type="string">
            <text:p><text:s/></text:p>
          </table:table-cell>
          <table:table-cell table:style-name="ce21" office:value-type="float" office:value="27000">
            <text:p>27000</text:p>
          </table:table-cell>
          <table:table-cell table:style-name="ce21" office:value-type="float" office:value="720">
            <text:p>720</text:p>
          </table:table-cell>
          <table:table-cell table:style-name="ce21" office:value-type="float" office:value="300">
            <text:p>300</text:p>
          </table:table-cell>
          <table:table-cell table:style-name="ce21" office:value-type="float" office:value="35">
            <text:p>35</text:p>
          </table:table-cell>
          <table:table-cell table:style-name="ce21" office:value-type="string">
            <text:p>AOE 2</text:p>
          </table:table-cell>
          <table:table-cell table:style-name="ce21"/>
          <table:table-cell table:style-name="ce30"/>
          <table:table-cell table:style-name="ce21" office:value-type="float" office:value="64000">
            <text:p>64000</text:p>
          </table:table-cell>
          <table:table-cell table:style-name="ce21" office:value-type="float" office:value="2250">
            <text:p>2250</text:p>
          </table:table-cell>
          <table:table-cell table:style-name="ce21" office:value-type="float" office:value="500">
            <text:p>500</text:p>
          </table:table-cell>
          <table:table-cell table:style-name="ce21" office:value-type="float" office:value="40">
            <text:p>40</text:p>
          </table:table-cell>
          <table:table-cell table:style-name="ce21" office:value-type="string">
            <text:p>AOE 2</text:p>
          </table:table-cell>
          <table:table-cell table:style-name="ce21"/>
          <table:table-cell table:style-name="ce32"/>
          <table:table-cell table:style-name="ce21" office:value-type="float" office:value="155000">
            <text:p>155000</text:p>
          </table:table-cell>
          <table:table-cell table:style-name="ce21" office:value-type="float" office:value="6000">
            <text:p>6000</text:p>
          </table:table-cell>
          <table:table-cell table:style-name="ce21" office:value-type="float" office:value="800">
            <text:p>800</text:p>
          </table:table-cell>
          <table:table-cell table:style-name="ce21" office:value-type="float" office:value="45">
            <text:p>45</text:p>
          </table:table-cell>
          <table:table-cell table:style-name="ce21" office:value-type="string">
            <text:p>AOE 3</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3"/>
          <table:table-cell table:style-name="ce21" office:value-type="string">
            <text:p>Stun T1,T2</text:p>
          </table:table-cell>
          <table:table-cell table:style-name="ce21" office:value-type="string">
            <text:p>Stun AOE 4</text:p>
          </table:table-cell>
          <table:table-cell table:style-name="ce21"/>
          <table:table-cell table:style-name="ce30"/>
          <table:table-cell table:style-name="ce21" table:formula="of:= [.J32]/[.C32]" office:value-type="float" office:value="2.37037037037037">
            <text:p>2.37</text:p>
          </table:table-cell>
          <table:table-cell table:style-name="ce21" table:formula="of:= [.K32]/[.D32]" office:value-type="float" office:value="3.125">
            <text:p>3.13</text:p>
          </table:table-cell>
          <table:table-cell table:style-name="ce21" table:formula="of:= [.L32]/[.E32]" office:value-type="float" office:value="1.66666666666667">
            <text:p>1.67</text:p>
          </table:table-cell>
          <table:table-cell table:style-name="ce21" office:value-type="string">
            <text:p>Stun T1-T3</text:p>
          </table:table-cell>
          <table:table-cell table:style-name="ce21" office:value-type="string">
            <text:p>Stun AOE 5</text:p>
          </table:table-cell>
          <table:table-cell table:style-name="ce21" office:value-type="string">
            <text:p>AA x2</text:p>
          </table:table-cell>
          <table:table-cell table:style-name="ce32"/>
          <table:table-cell table:style-name="ce21" table:formula="of:= [.Q32]/[.J32]" office:value-type="float" office:value="2.421875">
            <text:p>2.42</text:p>
          </table:table-cell>
          <table:table-cell table:style-name="ce21" table:formula="of:= [.R32]/[.K32]" office:value-type="float" office:value="2.66666666666667">
            <text:p>2.67</text:p>
          </table:table-cell>
          <table:table-cell table:style-name="ce21" table:formula="of:= [.S32]/[.L32]" office:value-type="float" office:value="1.6">
            <text:p>1.6</text:p>
          </table:table-cell>
          <table:table-cell table:style-name="ce21" office:value-type="string">
            <text:p>Stun ALL</text:p>
          </table:table-cell>
          <table:table-cell table:style-name="ce21" office:value-type="string">
            <text:p>Stun AOE 6</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9" office:value-type="string">
            <text:p>Maser</text:p>
          </table:table-cell>
          <table:table-cell table:style-name="ce9"/>
          <table:table-cell table:style-name="ce21" office:value-type="float" office:value="16500">
            <text:p>16500</text:p>
          </table:table-cell>
          <table:table-cell table:style-name="ce21" office:value-type="float" office:value="945">
            <text:p>945</text:p>
          </table:table-cell>
          <table:table-cell table:style-name="ce21" office:value-type="float" office:value="240">
            <text:p>240</text:p>
          </table:table-cell>
          <table:table-cell table:style-name="ce21" office:value-type="float" office:value="30">
            <text:p>30</text:p>
          </table:table-cell>
          <table:table-cell table:style-name="ce26" office:value-type="string">
            <text:p><text:s/></text:p>
          </table:table-cell>
          <table:table-cell table:style-name="ce21"/>
          <table:table-cell table:style-name="ce30"/>
          <table:table-cell table:style-name="ce21" office:value-type="float" office:value="28000">
            <text:p>28000</text:p>
          </table:table-cell>
          <table:table-cell table:style-name="ce21" office:value-type="float" office:value="1800">
            <text:p>1800</text:p>
          </table:table-cell>
          <table:table-cell table:style-name="ce21" office:value-type="float" office:value="360">
            <text:p>360</text:p>
          </table:table-cell>
          <table:table-cell table:style-name="ce21" office:value-type="float" office:value="34">
            <text:p>34</text:p>
          </table:table-cell>
          <table:table-cell table:style-name="ce21" office:value-type="string">
            <text:p><text:s/></text:p>
          </table:table-cell>
          <table:table-cell table:style-name="ce21"/>
          <table:table-cell table:style-name="ce32"/>
          <table:table-cell table:style-name="ce21" office:value-type="float" office:value="105000">
            <text:p>105000</text:p>
          </table:table-cell>
          <table:table-cell table:style-name="ce21" office:value-type="float" office:value="4900">
            <text:p>4900</text:p>
          </table:table-cell>
          <table:table-cell table:style-name="ce21" office:value-type="float" office:value="600">
            <text:p>600</text:p>
          </table:table-cell>
          <table:table-cell table:style-name="ce21" office:value-type="float" office:value="40">
            <text:p>40</text:p>
          </table:table-cell>
          <table:table-cell table:style-name="ce21" office:value-type="string">
            <text:p><text:s/></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4"/>
          <table:table-cell table:style-name="ce26" office:value-type="string">
            <text:p>+10% Shields</text:p>
          </table:table-cell>
          <table:table-cell table:style-name="ce21"/>
          <table:table-cell table:style-name="ce30"/>
          <table:table-cell table:style-name="ce21" table:formula="of:= [.J34]/[.C34]" office:value-type="float" office:value="1.6969696969697">
            <text:p>1.7</text:p>
          </table:table-cell>
          <table:table-cell table:style-name="ce21" table:formula="of:= [.K34]/[.D34]" office:value-type="float" office:value="1.9047619047619">
            <text:p>1.9</text:p>
          </table:table-cell>
          <table:table-cell table:style-name="ce21" table:formula="of:= [.L34]/[.E34]" office:value-type="float" office:value="1.5">
            <text:p>1.5</text:p>
          </table:table-cell>
          <table:table-cell table:style-name="ce21"/>
          <table:table-cell table:style-name="ce21" office:value-type="string">
            <text:p>+20% Shields</text:p>
          </table:table-cell>
          <table:table-cell table:style-name="ce21" office:value-type="string">
            <text:p>AA x2</text:p>
          </table:table-cell>
          <table:table-cell table:style-name="ce32"/>
          <table:table-cell table:style-name="ce21" table:formula="of:= [.Q34]/[.J34]" office:value-type="float" office:value="3.75">
            <text:p>3.75</text:p>
          </table:table-cell>
          <table:table-cell table:style-name="ce21" table:formula="of:= [.R34]/[.K34]" office:value-type="float" office:value="2.72222222222222">
            <text:p>2.72</text:p>
          </table:table-cell>
          <table:table-cell table:style-name="ce21" table:formula="of:= [.S34]/[.L34]" office:value-type="float" office:value="1.66666666666667">
            <text:p>1.67</text:p>
          </table:table-cell>
          <table:table-cell table:style-name="ce21"/>
          <table:table-cell table:style-name="ce21" office:value-type="string">
            <text:p>+40% Shields</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10" office:value-type="string">
            <text:p>Storm Cannon</text:p>
          </table:table-cell>
          <table:table-cell table:style-name="ce10"/>
          <table:table-cell table:style-name="ce22" office:value-type="float" office:value="21000">
            <text:p>21000</text:p>
          </table:table-cell>
          <table:table-cell table:style-name="ce22" office:value-type="float" office:value="900">
            <text:p>900</text:p>
          </table:table-cell>
          <table:table-cell table:style-name="ce22" office:value-type="float" office:value="250">
            <text:p>250</text:p>
          </table:table-cell>
          <table:table-cell table:style-name="ce22" office:value-type="float" office:value="33">
            <text:p>33</text:p>
          </table:table-cell>
          <table:table-cell table:style-name="ce27" office:value-type="string">
            <text:p>AOE 2</text:p>
          </table:table-cell>
          <table:table-cell table:style-name="ce22"/>
          <table:table-cell table:style-name="ce30"/>
          <table:table-cell table:style-name="ce22" office:value-type="float" office:value="56000">
            <text:p>56000</text:p>
          </table:table-cell>
          <table:table-cell table:style-name="ce22" office:value-type="float" office:value="1900">
            <text:p>1900</text:p>
          </table:table-cell>
          <table:table-cell table:style-name="ce22" office:value-type="float" office:value="500">
            <text:p>500</text:p>
          </table:table-cell>
          <table:table-cell table:style-name="ce22" office:value-type="float" office:value="37">
            <text:p>37</text:p>
          </table:table-cell>
          <table:table-cell table:style-name="ce22" office:value-type="string">
            <text:p>AOE 2.6</text:p>
          </table:table-cell>
          <table:table-cell table:style-name="ce22"/>
          <table:table-cell table:style-name="ce32"/>
          <table:table-cell table:style-name="ce22" office:value-type="float" office:value="165000">
            <text:p>165000</text:p>
          </table:table-cell>
          <table:table-cell table:style-name="ce22" office:value-type="float" office:value="5400">
            <text:p>5400</text:p>
          </table:table-cell>
          <table:table-cell table:style-name="ce22" office:value-type="float" office:value="900">
            <text:p>900</text:p>
          </table:table-cell>
          <table:table-cell table:style-name="ce22" office:value-type="float" office:value="45">
            <text:p>45</text:p>
          </table:table-cell>
          <table:table-cell table:style-name="ce22" office:value-type="string">
            <text:p>AOE 3.4</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2"/>
          <table:table-cell table:style-name="ce22" office:value-type="string">
            <text:p><text:s/></text:p>
          </table:table-cell>
          <table:table-cell table:style-name="ce22" office:value-type="string">
            <text:p>DOT x20 600E</text:p>
          </table:table-cell>
          <table:table-cell table:style-name="ce27"/>
          <table:table-cell table:style-name="ce22"/>
          <table:table-cell table:style-name="ce30"/>
          <table:table-cell table:style-name="ce22" table:formula="of:= [.J36]/[.C36]" office:value-type="float" office:value="2.66666666666667">
            <text:p>2.67</text:p>
          </table:table-cell>
          <table:table-cell table:style-name="ce22" table:formula="of:= [.K36]/[.D36]" office:value-type="float" office:value="2.11111111111111">
            <text:p>2.11</text:p>
          </table:table-cell>
          <table:table-cell table:style-name="ce22" table:formula="of:= [.L36]/[.E36]" office:value-type="float" office:value="2">
            <text:p>2</text:p>
          </table:table-cell>
          <table:table-cell table:style-name="ce22" office:value-type="string">
            <text:p>DOT x20 <text:s/>1000E</text:p>
          </table:table-cell>
          <table:table-cell table:style-name="ce22" table:number-columns-repeated="2"/>
          <table:table-cell table:style-name="ce32"/>
          <table:table-cell table:style-name="ce22" table:formula="of:= [.Q36]/[.J36]" office:value-type="float" office:value="2.94642857142857">
            <text:p>2.95</text:p>
          </table:table-cell>
          <table:table-cell table:style-name="ce22" table:formula="of:= [.R36]/[.K36]" office:value-type="float" office:value="2.84210526315789">
            <text:p>2.84</text:p>
          </table:table-cell>
          <table:table-cell table:style-name="ce22" table:formula="of:= [.S36]/[.L36]" office:value-type="float" office:value="1.8">
            <text:p>1.8</text:p>
          </table:table-cell>
          <table:table-cell table:style-name="ce22" office:value-type="string">
            <text:p>DOT x20 1400E</text:p>
          </table:table-cell>
          <table:table-cell table:style-name="ce22" table:number-columns-repeated="2"/>
          <table:table-cell table:style-name="ce30"/>
          <table:table-cell table:number-columns-repeated="15"/>
          <table:table-cell table:style-name="ce7" table:number-columns-repeated="986"/>
        </table:table-row>
        <table:table-row table:style-name="ro2">
          <table:table-cell table:style-name="ce10" office:value-type="string">
            <text:p>Gatling Cannon</text:p>
          </table:table-cell>
          <table:table-cell table:style-name="ce10"/>
          <table:table-cell table:style-name="ce22" office:value-type="float" office:value="21000">
            <text:p>21000</text:p>
          </table:table-cell>
          <table:table-cell table:style-name="ce22" office:value-type="float" office:value="840">
            <text:p>840</text:p>
          </table:table-cell>
          <table:table-cell table:style-name="ce22" office:value-type="float" office:value="225">
            <text:p>225</text:p>
          </table:table-cell>
          <table:table-cell table:style-name="ce22" office:value-type="float" office:value="36">
            <text:p>36</text:p>
          </table:table-cell>
          <table:table-cell table:style-name="ce27" office:value-type="string">
            <text:p>Low Alt Air</text:p>
          </table:table-cell>
          <table:table-cell table:style-name="ce22"/>
          <table:table-cell table:style-name="ce30"/>
          <table:table-cell table:style-name="ce22" office:value-type="float" office:value="42000">
            <text:p>42000</text:p>
          </table:table-cell>
          <table:table-cell table:style-name="ce22" office:value-type="float" office:value="1400">
            <text:p>1400</text:p>
          </table:table-cell>
          <table:table-cell table:style-name="ce22" office:value-type="float" office:value="420">
            <text:p>420</text:p>
          </table:table-cell>
          <table:table-cell table:style-name="ce22" office:value-type="float" office:value="48">
            <text:p>48</text:p>
          </table:table-cell>
          <table:table-cell table:style-name="ce22" office:value-type="string">
            <text:p>Low Alt Air</text:p>
          </table:table-cell>
          <table:table-cell table:style-name="ce22"/>
          <table:table-cell table:style-name="ce32"/>
          <table:table-cell table:style-name="ce22" office:value-type="float" office:value="130000">
            <text:p>130000</text:p>
          </table:table-cell>
          <table:table-cell table:style-name="ce22" office:value-type="float" office:value="4200">
            <text:p>4200</text:p>
          </table:table-cell>
          <table:table-cell table:style-name="ce22" office:value-type="float" office:value="550">
            <text:p>550</text:p>
          </table:table-cell>
          <table:table-cell table:style-name="ce22" office:value-type="float" office:value="57">
            <text:p>57</text:p>
          </table:table-cell>
          <table:table-cell table:style-name="ce22" office:value-type="string">
            <text:p>AOE 1</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4"/>
          <table:table-cell table:style-name="ce27"/>
          <table:table-cell table:style-name="ce22"/>
          <table:table-cell table:style-name="ce30"/>
          <table:table-cell table:style-name="ce22" table:formula="of:= [.J38]/[.C38]" office:value-type="float" office:value="2">
            <text:p>2</text:p>
          </table:table-cell>
          <table:table-cell table:style-name="ce22" table:formula="of:= [.K38]/[.D38]" office:value-type="float" office:value="1.66666666666667">
            <text:p>1.67</text:p>
          </table:table-cell>
          <table:table-cell table:style-name="ce22" table:formula="of:= [.L38]/[.E38]" office:value-type="float" office:value="1.86666666666667">
            <text:p>1.87</text:p>
          </table:table-cell>
          <table:table-cell table:style-name="ce22" table:number-columns-repeated="3"/>
          <table:table-cell table:style-name="ce32"/>
          <table:table-cell table:style-name="ce22" table:formula="of:= [.Q38]/[.J38]" office:value-type="float" office:value="3.0952380952381">
            <text:p>3.1</text:p>
          </table:table-cell>
          <table:table-cell table:style-name="ce22" table:formula="of:= [.R38]/[.K38]" office:value-type="float" office:value="3">
            <text:p>3</text:p>
          </table:table-cell>
          <table:table-cell table:style-name="ce22" table:formula="of:= [.S38]/[.L38]" office:value-type="float" office:value="1.30952380952381">
            <text:p>1.31</text:p>
          </table:table-cell>
          <table:table-cell table:style-name="ce22" table:number-columns-repeated="3"/>
          <table:table-cell table:style-name="ce30"/>
          <table:table-cell table:number-columns-repeated="15"/>
          <table:table-cell table:style-name="ce7" table:number-columns-repeated="986"/>
        </table:table-row>
        <table:table-row table:style-name="ro2">
          <table:table-cell table:style-name="ce10" table:number-columns-repeated="2"/>
          <table:table-cell table:style-name="ce22" table:number-columns-repeated="4"/>
          <table:table-cell table:style-name="ce27"/>
          <table:table-cell table:style-name="ce22"/>
          <table:table-cell table:style-name="ce30"/>
          <table:table-cell table:style-name="ce22" table:number-columns-repeated="6"/>
          <table:table-cell table:style-name="ce32"/>
          <table:table-cell table:style-name="ce22" table:number-columns-repeated="6"/>
          <table:table-cell table:style-name="ce30"/>
          <table:table-cell table:number-columns-repeated="15"/>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8"/>
          <table:table-cell table:number-columns-repeated="7"/>
          <table:table-cell table:style-name="ce5" table:number-columns-repeated="986"/>
        </table:table-row>
        <table:table-row table:style-name="ro2">
          <table:table-cell table:style-name="ce5" office:value-type="string">
            <text:p>DEFENSE SYSTEMS BACK</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6" office:value-type="string">
            <text:p>Shield Pack (Back)</text:p>
          </table:table-cell>
          <table:table-cell table:style-name="ce6"/>
          <table:table-cell table:style-name="ce18" office:value-type="float" office:value="7500">
            <text:p>7500</text:p>
          </table:table-cell>
          <table:table-cell table:style-name="ce18" office:value-type="float" office:value="500">
            <text:p>500</text:p>
          </table:table-cell>
          <table:table-cell table:style-name="ce18" office:value-type="string">
            <text:p>98 Regen</text:p>
          </table:table-cell>
          <table:table-cell table:style-name="ce18" office:value-type="string">
            <text:p>Bubble: 8</text:p>
          </table:table-cell>
          <table:table-cell table:style-name="ce18" office:value-type="float" office:value="8500">
            <text:p>8500</text:p>
          </table:table-cell>
          <table:table-cell table:style-name="ce18"/>
          <table:table-cell table:style-name="ce30"/>
          <table:table-cell table:style-name="ce18" office:value-type="float" office:value="22000">
            <text:p>22000</text:p>
          </table:table-cell>
          <table:table-cell table:style-name="ce18" office:value-type="float" office:value="2240">
            <text:p>2240</text:p>
          </table:table-cell>
          <table:table-cell table:style-name="ce18" office:value-type="string">
            <text:p>187 Regen</text:p>
          </table:table-cell>
          <table:table-cell table:style-name="ce18" office:value-type="string">
            <text:p>Skin</text:p>
          </table:table-cell>
          <table:table-cell table:style-name="ce18" office:value-type="float" office:value="18000">
            <text:p>18000</text:p>
          </table:table-cell>
          <table:table-cell table:style-name="ce18"/>
          <table:table-cell table:style-name="ce32"/>
          <table:table-cell table:style-name="ce18" office:value-type="float" office:value="24000">
            <text:p>24000</text:p>
          </table:table-cell>
          <table:table-cell table:style-name="ce18" office:value-type="float" office:value="3505">
            <text:p>3505</text:p>
          </table:table-cell>
          <table:table-cell table:style-name="ce18" office:value-type="string">
            <text:p>255 Regen</text:p>
          </table:table-cell>
          <table:table-cell table:style-name="ce18" office:value-type="string">
            <text:p>Skin </text:p>
          </table:table-cell>
          <table:table-cell table:style-name="ce18" office:value-type="float" office:value="28800">
            <text:p>28800</text:p>
          </table:table-cell>
          <table:table-cell table:style-name="ce35" office:value-type="percentage" office:value="-0.04">
            <text:p>-4.00%</text:p>
          </table:table-cell>
          <table:table-cell table:style-name="ce30"/>
          <table:table-cell table:number-columns-repeated="15"/>
          <table:table-cell table:style-name="ce6" table:number-columns-repeated="986"/>
        </table:table-row>
        <table:table-row table:style-name="ro2">
          <table:table-cell table:style-name="ce6" table:number-columns-repeated="2"/>
          <table:table-cell table:style-name="ce18" table:number-columns-repeated="6"/>
          <table:table-cell table:style-name="ce30"/>
          <table:table-cell table:style-name="ce18" table:number-columns-repeated="6"/>
          <table:table-cell table:style-name="ce32"/>
          <table:table-cell table:style-name="ce18" table:number-columns-repeated="5"/>
          <table:table-cell table:style-name="ce35"/>
          <table:table-cell table:style-name="ce30"/>
          <table:table-cell table:number-columns-repeated="15"/>
          <table:table-cell table:style-name="ce6" table:number-columns-repeated="986"/>
        </table:table-row>
        <table:table-row table:style-name="ro2">
          <table:table-cell table:style-name="ce7" office:value-type="string">
            <text:p>Shield Pack (Back)</text:p>
          </table:table-cell>
          <table:table-cell table:style-name="ce7"/>
          <table:table-cell table:style-name="ce19" office:value-type="float" office:value="7500">
            <text:p>7500</text:p>
          </table:table-cell>
          <table:table-cell table:style-name="ce19" office:value-type="float" office:value="500">
            <text:p>500</text:p>
          </table:table-cell>
          <table:table-cell table:style-name="ce19" office:value-type="string">
            <text:p>98 Regen</text:p>
          </table:table-cell>
          <table:table-cell table:style-name="ce19" office:value-type="string">
            <text:p>Bubble: 8</text:p>
          </table:table-cell>
          <table:table-cell table:style-name="ce19" office:value-type="float" office:value="8500">
            <text:p>8500</text:p>
          </table:table-cell>
          <table:table-cell table:style-name="ce19"/>
          <table:table-cell table:style-name="ce30"/>
          <table:table-cell table:style-name="ce19" office:value-type="float" office:value="18900">
            <text:p>18900</text:p>
          </table:table-cell>
          <table:table-cell table:style-name="ce19" office:value-type="float" office:value="2087">
            <text:p>2087</text:p>
          </table:table-cell>
          <table:table-cell table:style-name="ce19" office:value-type="string">
            <text:p>181 Regen</text:p>
          </table:table-cell>
          <table:table-cell table:style-name="ce19" office:value-type="string">
            <text:p>Skin</text:p>
          </table:table-cell>
          <table:table-cell table:style-name="ce19" office:value-type="float" office:value="16000">
            <text:p>16000</text:p>
          </table:table-cell>
          <table:table-cell table:style-name="ce19"/>
          <table:table-cell table:style-name="ce32"/>
          <table:table-cell table:style-name="ce19" office:value-type="float" office:value="21250">
            <text:p>21250</text:p>
          </table:table-cell>
          <table:table-cell table:style-name="ce19" office:value-type="float" office:value="2866">
            <text:p>2866</text:p>
          </table:table-cell>
          <table:table-cell table:style-name="ce19" office:value-type="string">
            <text:p>308 Regen</text:p>
          </table:table-cell>
          <table:table-cell table:style-name="ce19" office:value-type="string">
            <text:p>Skin </text:p>
          </table:table-cell>
          <table:table-cell table:style-name="ce19" office:value-type="float" office:value="18750">
            <text:p>18750</text:p>
          </table:table-cell>
          <table:table-cell table:style-name="ce36" office:value-type="percentage" office:value="-0.04">
            <text:p>-4.00%</text:p>
          </table:table-cell>
          <table:table-cell table:style-name="ce30"/>
          <table:table-cell table:style-name="ce19" office:value-type="float" office:value="2200">
            <text:p>2200</text:p>
          </table:table-cell>
          <table:table-cell table:style-name="ce19" office:value-type="string">
            <text:p>288 Regen</text:p>
          </table:table-cell>
          <table:table-cell table:style-name="ce19" office:value-type="string">
            <text:p>Bubble</text:p>
          </table:table-cell>
          <table:table-cell table:style-name="ce19" office:value-type="float" office:value="26500">
            <text:p>26500</text:p>
          </table:table-cell>
          <table:table-cell table:style-name="ce36" office:value-type="percentage" office:value="-0.04">
            <text:p>-4.00%</text:p>
          </table:table-cell>
          <table:table-cell table:style-name="ce7" table:number-columns-repeated="3"/>
          <table:table-cell table:number-columns-repeated="7"/>
          <table:table-cell table:style-name="ce7" table:number-columns-repeated="986"/>
        </table:table-row>
        <table:table-row table:style-name="ro2">
          <table:table-cell table:style-name="ce7" table:number-columns-repeated="2"/>
          <table:table-cell table:style-name="ce19" table:number-columns-repeated="6"/>
          <table:table-cell table:style-name="ce30"/>
          <table:table-cell table:style-name="ce19" table:number-columns-repeated="6"/>
          <table:table-cell table:style-name="ce32"/>
          <table:table-cell table:style-name="ce19" table:number-columns-repeated="5"/>
          <table:table-cell table:style-name="ce36"/>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9" table:number-columns-repeated="2"/>
          <table:table-cell table:style-name="ce21" table:number-columns-repeated="6"/>
          <table:table-cell table:style-name="ce30"/>
          <table:table-cell table:style-name="ce21" table:number-columns-repeated="6"/>
          <table:table-cell table:style-name="ce32"/>
          <table:table-cell table:style-name="ce21" table:number-columns-repeated="5"/>
          <table:table-cell table:style-name="ce38"/>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10" office:value-type="string">
            <text:p>Lambda Fields</text:p>
          </table:table-cell>
          <table:table-cell table:style-name="ce10" office:value-type="string">
            <text:p>Destroy x2</text:p>
          </table:table-cell>
          <table:table-cell table:style-name="ce22" office:value-type="float" office:value="22000">
            <text:p>22000</text:p>
          </table:table-cell>
          <table:table-cell table:style-name="ce22" office:value-type="float" office:value="680">
            <text:p>680</text:p>
          </table:table-cell>
          <table:table-cell table:style-name="ce22" table:number-columns-repeated="4"/>
          <table:table-cell table:style-name="ce30"/>
          <table:table-cell table:style-name="ce22" office:value-type="float" office:value="36000">
            <text:p>36000</text:p>
          </table:table-cell>
          <table:table-cell table:style-name="ce22" office:value-type="float" office:value="1325">
            <text:p>1325</text:p>
          </table:table-cell>
          <table:table-cell table:style-name="ce22" table:number-columns-repeated="4"/>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6"/>
          <table:table-cell table:style-name="ce30"/>
          <table:table-cell table:style-name="ce22" office:value-type="string">
            <text:p>Deflect x2</text:p>
          </table:table-cell>
          <table:table-cell table:style-name="ce22" table:number-columns-repeated="5"/>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number-rows-repeated="3">
          <table:table-cell table:style-name="ce10" table:number-columns-repeated="2"/>
          <table:table-cell table:style-name="ce22" table:number-columns-repeated="6"/>
          <table:table-cell table:style-name="ce30"/>
          <table:table-cell table:style-name="ce22" table:number-columns-repeated="6"/>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5"/>
          <table:table-cell table:style-name="ce40"/>
          <table:table-cell table:style-name="ce30"/>
          <table:table-cell table:number-columns-repeated="15"/>
          <table:table-cell table:style-name="ce5" table:number-columns-repeated="986"/>
        </table:table-row>
        <table:table-row table:style-name="ro2">
          <table:table-cell table:style-name="ce11" office:value-type="string">
            <text:p>Teleporter Pack</text:p>
          </table:table-cell>
          <table:table-cell/>
          <table:table-cell table:style-name="ce23" office:value-type="float" office:value="95000">
            <text:p>95000</text:p>
          </table:table-cell>
          <table:table-cell table:style-name="ce23" office:value-type="float" office:value="4800">
            <text:p>4800</text:p>
          </table:table-cell>
          <table:table-cell table:number-columns-repeated="3" table:style-name="ce23" office:value-type="string">
            <text:p><text:s/></text:p>
          </table:table-cell>
          <table:table-cell table:style-name="ce23"/>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5"/>
          <table:table-cell table:style-name="ce11"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3" table:default-cell-style-name="Default"/>
        <table:table-column table:style-name="co11" table:default-cell-style-name="ce15"/>
        <table:table-column table:style-name="co12" table:default-cell-style-name="ce15"/>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2" table:default-cell-style-name="ce15"/>
        <table:table-column table:style-name="co3" table:default-cell-style-name="Default"/>
        <table:table-column table:style-name="co19" table:default-cell-style-name="Default"/>
        <table:table-column table:style-name="co20" table:default-cell-style-name="Default"/>
        <table:table-column table:style-name="co3"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5" office:value-type="string">
            <text:p>Dps</text:p>
          </table:table-cell>
          <table:table-cell table:style-name="ce15" office:value-type="string">
            <text:p>Dps Air</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Amphib</text:p>
          </table:table-cell>
          <table:table-cell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ce15" office:value-type="string">
            <text:p>Speed</text:p>
          </table:table-cell>
          <table:table-cell table:number-columns-repeated="1001"/>
        </table:table-row>
        <table:table-row table:style-name="ro2">
          <table:table-cell table:style-name="ce41" office:value-type="string">
            <text:p>Caiman</text:p>
          </table:table-cell>
          <table:table-cell table:style-name="ce45" office:value-type="string">
            <text:p>UEL0107</text:p>
          </table:table-cell>
          <table:table-cell table:style-name="ce45" office:value-type="string">
            <text:p>Hover</text:p>
          </table:table-cell>
          <table:table-cell table:style-name="ce45" office:value-type="float" office:value="28">
            <text:p>28</text:p>
          </table:table-cell>
          <table:table-cell table:style-name="ce45"/>
          <table:table-cell table:style-name="ce45" office:value-type="float" office:value="33">
            <text:p>33</text:p>
          </table:table-cell>
          <table:table-cell table:style-name="ce45" office:value-type="float" office:value="20">
            <text:p>20</text:p>
          </table:table-cell>
          <table:table-cell table:style-name="ce45" office:value-type="float" office:value="195">
            <text:p>195</text:p>
          </table:table-cell>
          <table:table-cell table:style-name="ce45" office:value-type="string">
            <text:p><text:s/></text:p>
          </table:table-cell>
          <table:table-cell table:style-name="ce45" office:value-type="string">
            <text:p>Hover</text:p>
          </table:table-cell>
          <table:table-cell table:style-name="ce45"/>
          <table:table-cell table:style-name="ce45" office:value-type="float" office:value="65">
            <text:p>65</text:p>
          </table:table-cell>
          <table:table-cell table:style-name="ce50" table:formula="of:=[.L2]/[.H2]" office:value-type="float" office:value="0.333333333333333">
            <text:p>0.333</text:p>
          </table:table-cell>
          <table:table-cell table:style-name="ce45" office:value-type="float" office:value="680">
            <text:p>680</text:p>
          </table:table-cell>
          <table:table-cell table:style-name="ce50" table:formula="of:=[.D2]/[.N2]" office:value-type="float" office:value="0.0411764705882353">
            <text:p>0.041</text:p>
          </table:table-cell>
          <table:table-cell table:style-name="ce45" table:formula="of:=(([.L2]*10)+[.N2])/[.D2]" office:value-type="float" office:value="47.5">
            <text:p>47.5</text:p>
          </table:table-cell>
          <table:table-cell table:style-name="ce45" office:value-type="float" office:value="81">
            <text:p>81</text:p>
          </table:table-cell>
          <table:table-cell table:style-name="ce50" table:formula="of:=([.L2]/[.Q2])*10" office:value-type="float" office:value="8.02469135802469">
            <text:p>8.025</text:p>
          </table:table-cell>
          <table:table-cell table:style-name="ce50" table:formula="of:=([.N2]/[.Q2])*10" office:value-type="float" office:value="83.9506172839506">
            <text:p>83.951</text:p>
          </table:table-cell>
          <table:table-cell table:style-name="ce45" office:value-type="float" office:value="3.2">
            <text:p>3.2</text:p>
          </table:table-cell>
          <table:table-cell table:style-name="ce41" table:number-columns-repeated="1001"/>
        </table:table-row>
        <table:table-row table:style-name="ro2">
          <table:table-cell table:style-name="ce41" office:value-type="string">
            <text:p>Mech Marine</text:p>
          </table:table-cell>
          <table:table-cell table:style-name="ce45" office:value-type="string">
            <text:p>uel0106</text:p>
          </table:table-cell>
          <table:table-cell table:style-name="ce45" office:value-type="string">
            <text:p>LAB</text:p>
          </table:table-cell>
          <table:table-cell table:style-name="ce45" office:value-type="float" office:value="15">
            <text:p>15</text:p>
          </table:table-cell>
          <table:table-cell table:style-name="ce45"/>
          <table:table-cell table:number-columns-repeated="2" table:style-name="ce45" office:value-type="float" office:value="18">
            <text:p>18</text:p>
          </table:table-cell>
          <table:table-cell table:style-name="ce45" office:value-type="float" office:value="85">
            <text:p>85</text:p>
          </table:table-cell>
          <table:table-cell table:number-columns-repeated="2" table:style-name="ce45" office:value-type="string">
            <text:p><text:s/></text:p>
          </table:table-cell>
          <table:table-cell table:style-name="ce45"/>
          <table:table-cell table:style-name="ce45" office:value-type="float" office:value="25">
            <text:p>25</text:p>
          </table:table-cell>
          <table:table-cell table:style-name="ce50" table:formula="of:=[.L3]/[.H3]" office:value-type="float" office:value="0.294117647058823">
            <text:p>0.294</text:p>
          </table:table-cell>
          <table:table-cell table:style-name="ce45" office:value-type="float" office:value="120">
            <text:p>120</text:p>
          </table:table-cell>
          <table:table-cell table:style-name="ce50" table:formula="of:=[.D3]/[.N3]" office:value-type="float" office:value="0.125">
            <text:p>0.125</text:p>
          </table:table-cell>
          <table:table-cell table:style-name="ce45" table:formula="of:=(([.L3]*10)+[.N3])/[.D3]" office:value-type="float" office:value="24.6666666666667">
            <text:p>24.67</text:p>
          </table:table-cell>
          <table:table-cell table:style-name="ce45" office:value-type="float" office:value="31.25">
            <text:p>31.25</text:p>
          </table:table-cell>
          <table:table-cell table:style-name="ce50" table:formula="of:=([.L3]/[.Q3])*10" office:value-type="float" office:value="8">
            <text:p>8.000</text:p>
          </table:table-cell>
          <table:table-cell table:style-name="ce50" table:formula="of:=([.N3]/[.Q3])*10" office:value-type="float" office:value="38.4">
            <text:p>38.400</text:p>
          </table:table-cell>
          <table:table-cell table:style-name="ce45" office:value-type="float" office:value="4">
            <text:p>4</text:p>
          </table:table-cell>
          <table:table-cell table:style-name="ce41" table:number-columns-repeated="1001"/>
        </table:table-row>
        <table:table-row table:style-name="ro2">
          <table:table-cell table:style-name="ce41" office:value-type="string">
            <text:p>Striker</text:p>
          </table:table-cell>
          <table:table-cell table:style-name="ce45" office:value-type="string">
            <text:p>uel0201</text:p>
          </table:table-cell>
          <table:table-cell table:style-name="ce45" office:value-type="string">
            <text:p>Tank</text:p>
          </table:table-cell>
          <table:table-cell table:style-name="ce45" office:value-type="float" office:value="24">
            <text:p>24</text:p>
          </table:table-cell>
          <table:table-cell table:style-name="ce45"/>
          <table:table-cell table:number-columns-repeated="2" table:style-name="ce45" office:value-type="float" office:value="18">
            <text:p>18</text:p>
          </table:table-cell>
          <table:table-cell table:style-name="ce45" office:value-type="float" office:value="280">
            <text:p>280</text:p>
          </table:table-cell>
          <table:table-cell table:number-columns-repeated="2" table:style-name="ce45" office:value-type="string">
            <text:p><text:s/></text:p>
          </table:table-cell>
          <table:table-cell table:style-name="ce45"/>
          <table:table-cell table:style-name="ce45" office:value-type="float" office:value="70">
            <text:p>70</text:p>
          </table:table-cell>
          <table:table-cell table:style-name="ce50" table:formula="of:=[.L4]/[.H4]" office:value-type="float" office:value="0.25">
            <text:p>0.250</text:p>
          </table:table-cell>
          <table:table-cell table:style-name="ce45" office:value-type="float" office:value="280">
            <text:p>280</text:p>
          </table:table-cell>
          <table:table-cell table:style-name="ce50" table:formula="of:=[.D4]/[.N4]" office:value-type="float" office:value="0.0857142857142857">
            <text:p>0.086</text:p>
          </table:table-cell>
          <table:table-cell table:style-name="ce45" table:formula="of:=(([.L4]*10)+[.N4])/[.D4]" office:value-type="float" office:value="40.8333333333333">
            <text:p>40.83</text:p>
          </table:table-cell>
          <table:table-cell table:style-name="ce45" office:value-type="float" office:value="87.5">
            <text:p>87.5</text:p>
          </table:table-cell>
          <table:table-cell table:style-name="ce50" table:formula="of:=([.L4]/[.Q4])*10" office:value-type="float" office:value="8">
            <text:p>8.000</text:p>
          </table:table-cell>
          <table:table-cell table:style-name="ce50" table:formula="of:=([.N4]/[.Q4])*10" office:value-type="float" office:value="32">
            <text:p>32.000</text:p>
          </table:table-cell>
          <table:table-cell table:style-name="ce45" office:value-type="float" office:value="3.3">
            <text:p>3.3</text:p>
          </table:table-cell>
          <table:table-cell table:style-name="ce41" table:number-columns-repeated="1001"/>
        </table:table-row>
        <table:table-row table:style-name="ro2">
          <table:table-cell table:style-name="ce41" office:value-type="string">
            <text:p>Crusher</text:p>
          </table:table-cell>
          <table:table-cell table:style-name="ce45" office:value-type="string">
            <text:p>UEL0108</text:p>
          </table:table-cell>
          <table:table-cell table:style-name="ce45" office:value-type="string">
            <text:p>Tank</text:p>
          </table:table-cell>
          <table:table-cell table:style-name="ce45" office:value-type="float" office:value="44">
            <text:p>44</text:p>
          </table:table-cell>
          <table:table-cell table:style-name="ce45"/>
          <table:table-cell table:number-columns-repeated="2" table:style-name="ce45" office:value-type="float" office:value="23">
            <text:p>23</text:p>
          </table:table-cell>
          <table:table-cell table:style-name="ce45" office:value-type="float" office:value="450">
            <text:p>450</text:p>
          </table:table-cell>
          <table:table-cell table:number-columns-repeated="2" table:style-name="ce45" office:value-type="string">
            <text:p><text:s/></text:p>
          </table:table-cell>
          <table:table-cell table:style-name="ce45"/>
          <table:table-cell table:style-name="ce45" office:value-type="float" office:value="130">
            <text:p>130</text:p>
          </table:table-cell>
          <table:table-cell table:style-name="ce50" table:formula="of:=[.L5]/[.H5]" office:value-type="float" office:value="0.288888888888889">
            <text:p>0.289</text:p>
          </table:table-cell>
          <table:table-cell table:style-name="ce45" office:value-type="float" office:value="600">
            <text:p>600</text:p>
          </table:table-cell>
          <table:table-cell table:style-name="ce50" table:formula="of:=[.D5]/[.N5]" office:value-type="float" office:value="0.0733333333333333">
            <text:p>0.073</text:p>
          </table:table-cell>
          <table:table-cell table:style-name="ce45" table:formula="of:=(([.L5]*10)+[.N5])/[.D5]" office:value-type="float" office:value="43.1818181818182">
            <text:p>43.18</text:p>
          </table:table-cell>
          <table:table-cell table:style-name="ce45" office:value-type="float" office:value="162.5">
            <text:p>162.5</text:p>
          </table:table-cell>
          <table:table-cell table:style-name="ce50" table:formula="of:=([.L5]/[.Q5])*10" office:value-type="float" office:value="8">
            <text:p>8.000</text:p>
          </table:table-cell>
          <table:table-cell table:style-name="ce50" table:formula="of:=([.N5]/[.Q5])*10" office:value-type="float" office:value="36.9230769230769">
            <text:p>36.923</text:p>
          </table:table-cell>
          <table:table-cell table:style-name="ce45" office:value-type="float" office:value="3">
            <text:p>3</text:p>
          </table:table-cell>
          <table:table-cell table:style-name="ce4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13060224089636">
            <text:p>0.08</text:p>
          </table:table-cell>
          <table:table-cell table:formula="of:=SUM([.P2:.P5])/4" office:value-type="float" office:value="39.0454545454545">
            <text:p>39.05</text:p>
          </table:table-cell>
          <table:table-cell table:number-columns-repeated="1005"/>
        </table:table-row>
        <table:table-row table:style-name="ro2">
          <table:table-cell table:style-name="ce42" office:value-type="string">
            <text:p>Aurora</text:p>
          </table:table-cell>
          <table:table-cell table:style-name="ce46" office:value-type="string">
            <text:p>ual0201</text:p>
          </table:table-cell>
          <table:table-cell table:style-name="ce46" office:value-type="string">
            <text:p>Hover</text:p>
          </table:table-cell>
          <table:table-cell table:style-name="ce46" office:value-type="float" office:value="28">
            <text:p>28</text:p>
          </table:table-cell>
          <table:table-cell table:style-name="ce46"/>
          <table:table-cell table:style-name="ce46" office:value-type="float" office:value="22">
            <text:p>22</text:p>
          </table:table-cell>
          <table:table-cell table:style-name="ce46" office:value-type="float" office:value="20">
            <text:p>20</text:p>
          </table:table-cell>
          <table:table-cell table:style-name="ce46" office:value-type="float" office:value="170">
            <text:p>170</text:p>
          </table:table-cell>
          <table:table-cell table:style-name="ce46" office:value-type="string">
            <text:p><text:s/></text:p>
          </table:table-cell>
          <table:table-cell table:style-name="ce46" office:value-type="string">
            <text:p>Hover</text:p>
          </table:table-cell>
          <table:table-cell table:style-name="ce46"/>
          <table:table-cell table:style-name="ce46" office:value-type="float" office:value="45">
            <text:p>45</text:p>
          </table:table-cell>
          <table:table-cell table:style-name="ce51" table:formula="of:=[.L7]/[.H7]" office:value-type="float" office:value="0.264705882352941">
            <text:p>0.265</text:p>
          </table:table-cell>
          <table:table-cell table:style-name="ce46" office:value-type="float" office:value="418">
            <text:p>418</text:p>
          </table:table-cell>
          <table:table-cell table:style-name="ce51" table:formula="of:=[.D7]/[.N7]" office:value-type="float" office:value="0.0669856459330144">
            <text:p>0.067</text:p>
          </table:table-cell>
          <table:table-cell table:style-name="ce46" table:formula="of:=(([.L7]*10)+[.N7])/[.D7]" office:value-type="float" office:value="31">
            <text:p>31</text:p>
          </table:table-cell>
          <table:table-cell table:style-name="ce46" office:value-type="float" office:value="56.25">
            <text:p>56.25</text:p>
          </table:table-cell>
          <table:table-cell table:style-name="ce51" table:formula="of:=([.L7]/[.Q7])*10" office:value-type="float" office:value="8">
            <text:p>8.000</text:p>
          </table:table-cell>
          <table:table-cell table:style-name="ce51" table:formula="of:=([.N7]/[.Q7])*10" office:value-type="float" office:value="74.3111111111111">
            <text:p>74.311</text:p>
          </table:table-cell>
          <table:table-cell table:style-name="ce46" office:value-type="float" office:value="3.4">
            <text:p>3.4</text:p>
          </table:table-cell>
          <table:table-cell table:style-name="ce42" table:number-columns-repeated="1001"/>
        </table:table-row>
        <table:table-row table:style-name="ro2">
          <table:table-cell table:style-name="ce42" office:value-type="string">
            <text:p>Hervour</text:p>
          </table:table-cell>
          <table:table-cell table:style-name="ce46" office:value-type="string">
            <text:p>BROT1BT</text:p>
          </table:table-cell>
          <table:table-cell table:style-name="ce46" office:value-type="string">
            <text:p>Hover</text:p>
          </table:table-cell>
          <table:table-cell table:style-name="ce46" office:value-type="float" office:value="41">
            <text:p>41</text:p>
          </table:table-cell>
          <table:table-cell table:style-name="ce46"/>
          <table:table-cell table:style-name="ce46" office:value-type="float" office:value="23">
            <text:p>23</text:p>
          </table:table-cell>
          <table:table-cell table:style-name="ce46" office:value-type="float" office:value="20">
            <text:p>20</text:p>
          </table:table-cell>
          <table:table-cell table:style-name="ce46" office:value-type="float" office:value="210">
            <text:p>210</text:p>
          </table:table-cell>
          <table:table-cell table:style-name="ce46" office:value-type="float" office:value="0.5">
            <text:p>0.5</text:p>
          </table:table-cell>
          <table:table-cell table:style-name="ce46" office:value-type="string">
            <text:p>Hover</text:p>
          </table:table-cell>
          <table:table-cell table:style-name="ce46"/>
          <table:table-cell table:style-name="ce46" office:value-type="float" office:value="65">
            <text:p>65</text:p>
          </table:table-cell>
          <table:table-cell table:style-name="ce51" table:formula="of:=[.L8]/[.H8]" office:value-type="float" office:value="0.30952380952381">
            <text:p>0.310</text:p>
          </table:table-cell>
          <table:table-cell table:style-name="ce46" office:value-type="float" office:value="710">
            <text:p>710</text:p>
          </table:table-cell>
          <table:table-cell table:style-name="ce51" table:formula="of:=[.D8]/[.N8]" office:value-type="float" office:value="0.0577464788732394">
            <text:p>0.058</text:p>
          </table:table-cell>
          <table:table-cell table:style-name="ce46" table:formula="of:=(([.L8]*10)+[.N8])/[.D8]" office:value-type="float" office:value="33.1707317073171">
            <text:p>33.17</text:p>
          </table:table-cell>
          <table:table-cell table:style-name="ce46" office:value-type="float" office:value="81.25">
            <text:p>81.25</text:p>
          </table:table-cell>
          <table:table-cell table:style-name="ce51" table:formula="of:=([.L8]/[.Q8])*10" office:value-type="float" office:value="8">
            <text:p>8.000</text:p>
          </table:table-cell>
          <table:table-cell table:style-name="ce51" table:formula="of:=([.N8]/[.Q8])*10" office:value-type="float" office:value="87.3846153846154">
            <text:p>87.385</text:p>
          </table:table-cell>
          <table:table-cell table:style-name="ce46" office:value-type="float" office:value="3.2">
            <text:p>3.2</text:p>
          </table:table-cell>
          <table:table-cell table:style-name="ce42" table:number-columns-repeated="1001"/>
        </table:table-row>
        <table:table-row table:style-name="ro2">
          <table:table-cell table:style-name="ce42" office:value-type="string">
            <text:p>Flare</text:p>
          </table:table-cell>
          <table:table-cell table:style-name="ce46" office:value-type="string">
            <text:p>ual0106</text:p>
          </table:table-cell>
          <table:table-cell table:style-name="ce46" office:value-type="string">
            <text:p>LAB</text:p>
          </table:table-cell>
          <table:table-cell table:style-name="ce46" office:value-type="float" office:value="15">
            <text:p>15</text:p>
          </table:table-cell>
          <table:table-cell table:style-name="ce46"/>
          <table:table-cell table:number-columns-repeated="2" table:style-name="ce46" office:value-type="float" office:value="18">
            <text:p>18</text:p>
          </table:table-cell>
          <table:table-cell table:style-name="ce46" office:value-type="float" office:value="75">
            <text:p>75</text:p>
          </table:table-cell>
          <table:table-cell table:number-columns-repeated="2" table:style-name="ce46" office:value-type="string">
            <text:p><text:s/></text:p>
          </table:table-cell>
          <table:table-cell table:style-name="ce46"/>
          <table:table-cell table:style-name="ce46" office:value-type="float" office:value="22">
            <text:p>22</text:p>
          </table:table-cell>
          <table:table-cell table:style-name="ce51" table:formula="of:=[.L9]/[.H9]" office:value-type="float" office:value="0.293333333333333">
            <text:p>0.293</text:p>
          </table:table-cell>
          <table:table-cell table:style-name="ce46" office:value-type="float" office:value="120">
            <text:p>120</text:p>
          </table:table-cell>
          <table:table-cell table:style-name="ce51" table:formula="of:=[.D9]/[.N9]" office:value-type="float" office:value="0.125">
            <text:p>0.125</text:p>
          </table:table-cell>
          <table:table-cell table:style-name="ce46" table:formula="of:=(([.L9]*10)+[.N9])/[.D9]" office:value-type="float" office:value="22.6666666666667">
            <text:p>22.67</text:p>
          </table:table-cell>
          <table:table-cell table:style-name="ce46" office:value-type="float" office:value="27.5">
            <text:p>27.5</text:p>
          </table:table-cell>
          <table:table-cell table:style-name="ce51" table:formula="of:=([.L9]/[.Q9])*10" office:value-type="float" office:value="8">
            <text:p>8.000</text:p>
          </table:table-cell>
          <table:table-cell table:style-name="ce51" table:formula="of:=([.N9]/[.Q9])*10" office:value-type="float" office:value="43.6363636363636">
            <text:p>43.636</text:p>
          </table:table-cell>
          <table:table-cell table:style-name="ce46" office:value-type="float" office:value="4">
            <text:p>4</text:p>
          </table:table-cell>
          <table:table-cell table:style-name="ce42" table:number-columns-repeated="1001"/>
        </table:table-row>
        <table:table-row table:style-name="ro2">
          <table:table-cell table:style-name="ce42" office:value-type="string">
            <text:p>Artos</text:p>
          </table:table-cell>
          <table:table-cell table:style-name="ce46" office:value-type="string">
            <text:p>UAL0108</text:p>
          </table:table-cell>
          <table:table-cell table:style-name="ce46" office:value-type="string">
            <text:p>Bot</text:p>
          </table:table-cell>
          <table:table-cell table:style-name="ce46" office:value-type="float" office:value="44">
            <text:p>44</text:p>
          </table:table-cell>
          <table:table-cell table:style-name="ce46"/>
          <table:table-cell table:style-name="ce46" office:value-type="float" office:value="18">
            <text:p>18</text:p>
          </table:table-cell>
          <table:table-cell table:style-name="ce46" office:value-type="float" office:value="20">
            <text:p>20</text:p>
          </table:table-cell>
          <table:table-cell table:style-name="ce46" office:value-type="float" office:value="210">
            <text:p>210</text:p>
          </table:table-cell>
          <table:table-cell table:style-name="ce46" office:value-type="string">
            <text:p><text:s/></text:p>
          </table:table-cell>
          <table:table-cell table:style-name="ce46" table:number-columns-repeated="2"/>
          <table:table-cell table:style-name="ce46" office:value-type="float" office:value="75">
            <text:p>75</text:p>
          </table:table-cell>
          <table:table-cell table:style-name="ce51" table:formula="of:=[.L10]/[.H10]" office:value-type="float" office:value="0.357142857142857">
            <text:p>0.357</text:p>
          </table:table-cell>
          <table:table-cell table:style-name="ce46" office:value-type="float" office:value="550">
            <text:p>550</text:p>
          </table:table-cell>
          <table:table-cell table:style-name="ce51" table:formula="of:=[.D10]/[.N10]" office:value-type="float" office:value="0.08">
            <text:p>0.080</text:p>
          </table:table-cell>
          <table:table-cell table:style-name="ce46" table:formula="of:=(([.L10]*10)+[.N10])/[.D10]" office:value-type="float" office:value="29.5454545454545">
            <text:p>29.55</text:p>
          </table:table-cell>
          <table:table-cell table:style-name="ce46" office:value-type="float" office:value="93.75">
            <text:p>93.75</text:p>
          </table:table-cell>
          <table:table-cell table:style-name="ce51" table:formula="of:=([.L10]/[.Q10])*10" office:value-type="float" office:value="8">
            <text:p>8.000</text:p>
          </table:table-cell>
          <table:table-cell table:style-name="ce51" table:formula="of:=([.N10]/[.Q10])*10" office:value-type="float" office:value="58.6666666666667">
            <text:p>58.667</text:p>
          </table:table-cell>
          <table:table-cell table:style-name="ce46" office:value-type="float" office:value="3.2">
            <text:p>3.2</text:p>
          </table:table-cell>
          <table:table-cell table:style-name="ce42" table:number-columns-repeated="1001"/>
        </table:table-row>
        <table:table-row table:style-name="ro2">
          <table:table-cell table:style-name="ce42" office:value-type="string">
            <text:p>Bonfire</text:p>
          </table:table-cell>
          <table:table-cell table:style-name="ce46" office:value-type="string">
            <text:p>BROT1MT</text:p>
          </table:table-cell>
          <table:table-cell table:style-name="ce46" office:value-type="string">
            <text:p>Tank</text:p>
          </table:table-cell>
          <table:table-cell table:style-name="ce46" office:value-type="float" office:value="30">
            <text:p>30</text:p>
          </table:table-cell>
          <table:table-cell table:style-name="ce46"/>
          <table:table-cell table:style-name="ce46" office:value-type="float" office:value="20">
            <text:p>20</text:p>
          </table:table-cell>
          <table:table-cell table:style-name="ce46" office:value-type="float" office:value="18">
            <text:p>18</text:p>
          </table:table-cell>
          <table:table-cell table:style-name="ce46" office:value-type="float" office:value="215">
            <text:p>215</text:p>
          </table:table-cell>
          <table:table-cell table:style-name="ce46" office:value-type="string">
            <text:p><text:s/></text:p>
          </table:table-cell>
          <table:table-cell table:style-name="ce46" table:number-columns-repeated="2"/>
          <table:table-cell table:style-name="ce46" office:value-type="float" office:value="62">
            <text:p>62</text:p>
          </table:table-cell>
          <table:table-cell table:style-name="ce51" table:formula="of:=[.L11]/[.H11]" office:value-type="float" office:value="0.288372093023256">
            <text:p>0.288</text:p>
          </table:table-cell>
          <table:table-cell table:style-name="ce46" office:value-type="float" office:value="425">
            <text:p>425</text:p>
          </table:table-cell>
          <table:table-cell table:style-name="ce51" table:formula="of:=[.D11]/[.N11]" office:value-type="float" office:value="0.0705882352941176">
            <text:p>0.071</text:p>
          </table:table-cell>
          <table:table-cell table:style-name="ce46" table:formula="of:=(([.L11]*10)+[.N11])/[.D11]" office:value-type="float" office:value="34.8333333333333">
            <text:p>34.83</text:p>
          </table:table-cell>
          <table:table-cell table:style-name="ce46" office:value-type="float" office:value="78">
            <text:p>78</text:p>
          </table:table-cell>
          <table:table-cell table:style-name="ce51" table:formula="of:=([.L11]/[.Q11])*10" office:value-type="float" office:value="7.94871794871795">
            <text:p>7.949</text:p>
          </table:table-cell>
          <table:table-cell table:style-name="ce51" table:formula="of:=([.N11]/[.Q11])*10" office:value-type="float" office:value="54.4871794871795">
            <text:p>54.487</text:p>
          </table:table-cell>
          <table:table-cell table:style-name="ce46" office:value-type="float" office:value="2.9">
            <text:p>2.9</text:p>
          </table:table-cell>
          <table:table-cell table:style-name="ce42" table:number-columns-repeated="1001"/>
        </table:table-row>
        <table:table-row table:style-name="ro2">
          <table:table-cell table:style-name="ce42" office:value-type="string">
            <text:p>Medusa</text:p>
          </table:table-cell>
          <table:table-cell table:style-name="ce46" office:value-type="string">
            <text:p>BROT1EXM1</text:p>
          </table:table-cell>
          <table:table-cell table:style-name="ce46" office:value-type="string">
            <text:p>Bot</text:p>
          </table:table-cell>
          <table:table-cell table:style-name="ce46" office:value-type="float" office:value="71">
            <text:p>71</text:p>
          </table:table-cell>
          <table:table-cell table:style-name="ce46"/>
          <table:table-cell table:style-name="ce46" office:value-type="float" office:value="28">
            <text:p>28</text:p>
          </table:table-cell>
          <table:table-cell table:style-name="ce46" office:value-type="float" office:value="23">
            <text:p>23</text:p>
          </table:table-cell>
          <table:table-cell table:style-name="ce46" office:value-type="float" office:value="485">
            <text:p>485</text:p>
          </table:table-cell>
          <table:table-cell table:style-name="ce46" office:value-type="float" office:value="1">
            <text:p>1</text:p>
          </table:table-cell>
          <table:table-cell table:style-name="ce46" table:number-columns-repeated="2"/>
          <table:table-cell table:style-name="ce46" office:value-type="float" office:value="170">
            <text:p>170</text:p>
          </table:table-cell>
          <table:table-cell table:style-name="ce51" table:formula="of:=[.L12]/[.H12]" office:value-type="float" office:value="0.350515463917526">
            <text:p>0.351</text:p>
          </table:table-cell>
          <table:table-cell table:style-name="ce46" office:value-type="float" office:value="1300">
            <text:p>1300</text:p>
          </table:table-cell>
          <table:table-cell table:style-name="ce51" table:formula="of:=[.D12]/[.N12]" office:value-type="float" office:value="0.0546153846153846">
            <text:p>0.055</text:p>
          </table:table-cell>
          <table:table-cell table:style-name="ce46" table:formula="of:=(([.L12]*10)+[.N12])/[.D12]" office:value-type="float" office:value="42.2535211267606">
            <text:p>42.25</text:p>
          </table:table-cell>
          <table:table-cell table:style-name="ce46" office:value-type="float" office:value="212">
            <text:p>212</text:p>
          </table:table-cell>
          <table:table-cell table:style-name="ce51" table:formula="of:=([.L12]/[.Q12])*10" office:value-type="float" office:value="8.0188679245283">
            <text:p>8.019</text:p>
          </table:table-cell>
          <table:table-cell table:style-name="ce51" table:formula="of:=([.N12]/[.Q12])*10" office:value-type="float" office:value="61.3207547169811">
            <text:p>61.321</text:p>
          </table:table-cell>
          <table:table-cell table:style-name="ce46" office:value-type="float" office:value="3.1">
            <text:p>3.1</text:p>
          </table:table-cell>
          <table:table-cell table:style-name="ce42"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58226241192927">
            <text:p>0.08</text:p>
          </table:table-cell>
          <table:table-cell table:formula="of:=SUM([.P7:.P12])/6" office:value-type="float" office:value="32.244951229922">
            <text:p>32.24</text:p>
          </table:table-cell>
          <table:table-cell table:number-columns-repeated="1005"/>
        </table:table-row>
        <table:table-row table:style-name="ro2">
          <table:table-cell table:style-name="ce43" office:value-type="string">
            <text:p>Mite</text:p>
          </table:table-cell>
          <table:table-cell table:style-name="ce47" office:value-type="string">
            <text:p>BRMT1BT</text:p>
          </table:table-cell>
          <table:table-cell table:style-name="ce47" office:value-type="string">
            <text:p>Amph</text:p>
          </table:table-cell>
          <table:table-cell table:style-name="ce47" office:value-type="float" office:value="40">
            <text:p>40</text:p>
          </table:table-cell>
          <table:table-cell table:style-name="ce47"/>
          <table:table-cell table:style-name="ce47" office:value-type="float" office:value="22">
            <text:p>22</text:p>
          </table:table-cell>
          <table:table-cell table:style-name="ce47" office:value-type="float" office:value="20">
            <text:p>20</text:p>
          </table:table-cell>
          <table:table-cell table:style-name="ce47" office:value-type="float" office:value="225">
            <text:p>225</text:p>
          </table:table-cell>
          <table:table-cell table:style-name="ce47" office:value-type="float" office:value="1">
            <text:p>1</text:p>
          </table:table-cell>
          <table:table-cell table:style-name="ce47" office:value-type="string">
            <text:p>Yes</text:p>
          </table:table-cell>
          <table:table-cell table:style-name="ce47"/>
          <table:table-cell table:style-name="ce47" office:value-type="float" office:value="85">
            <text:p>85</text:p>
          </table:table-cell>
          <table:table-cell table:style-name="ce52" table:formula="of:=[.L14]/[.H14]" office:value-type="float" office:value="0.377777777777778">
            <text:p>0.378</text:p>
          </table:table-cell>
          <table:table-cell table:style-name="ce47" office:value-type="float" office:value="600">
            <text:p>600</text:p>
          </table:table-cell>
          <table:table-cell table:style-name="ce52" table:formula="of:=[.D14]/[.N14]" office:value-type="float" office:value="0.0666666666666667">
            <text:p>0.067</text:p>
          </table:table-cell>
          <table:table-cell table:style-name="ce47" table:formula="of:=(([.L14]*10)+[.N14])/[.D14]" office:value-type="float" office:value="36.25">
            <text:p>36.25</text:p>
          </table:table-cell>
          <table:table-cell table:style-name="ce47" office:value-type="float" office:value="112.5">
            <text:p>112.5</text:p>
          </table:table-cell>
          <table:table-cell table:style-name="ce52" table:formula="of:=([.L14]/[.Q14])*10" office:value-type="float" office:value="7.55555555555556">
            <text:p>7.556</text:p>
          </table:table-cell>
          <table:table-cell table:style-name="ce52" table:formula="of:=([.N14]/[.Q14])*10" office:value-type="float" office:value="53.3333333333333">
            <text:p>53.333</text:p>
          </table:table-cell>
          <table:table-cell table:style-name="ce47" office:value-type="float" office:value="2.5">
            <text:p>2.5</text:p>
          </table:table-cell>
          <table:table-cell table:style-name="ce43" table:number-columns-repeated="1001"/>
        </table:table-row>
        <table:table-row table:style-name="ro2">
          <table:table-cell table:style-name="ce43" office:value-type="string">
            <text:p>Hunter</text:p>
          </table:table-cell>
          <table:table-cell table:style-name="ce47" office:value-type="string">
            <text:p>url0106</text:p>
          </table:table-cell>
          <table:table-cell table:style-name="ce47" office:value-type="string">
            <text:p>LAB</text:p>
          </table:table-cell>
          <table:table-cell table:style-name="ce47" office:value-type="float" office:value="15">
            <text:p>15</text:p>
          </table:table-cell>
          <table:table-cell table:style-name="ce47"/>
          <table:table-cell table:number-columns-repeated="2" table:style-name="ce47" office:value-type="float" office:value="18">
            <text:p>18</text:p>
          </table:table-cell>
          <table:table-cell table:style-name="ce47" office:value-type="float" office:value="75">
            <text:p>75</text:p>
          </table:table-cell>
          <table:table-cell table:style-name="ce47" office:value-type="float" office:value="1">
            <text:p>1</text:p>
          </table:table-cell>
          <table:table-cell table:style-name="ce47" table:number-columns-repeated="2"/>
          <table:table-cell table:style-name="ce47" office:value-type="float" office:value="25">
            <text:p>25</text:p>
          </table:table-cell>
          <table:table-cell table:style-name="ce52" table:formula="of:=[.L15]/[.H15]" office:value-type="float" office:value="0.333333333333333">
            <text:p>0.333</text:p>
          </table:table-cell>
          <table:table-cell table:style-name="ce47" office:value-type="float" office:value="120">
            <text:p>120</text:p>
          </table:table-cell>
          <table:table-cell table:style-name="ce52" table:formula="of:=[.D15]/[.N15]" office:value-type="float" office:value="0.125">
            <text:p>0.125</text:p>
          </table:table-cell>
          <table:table-cell table:style-name="ce47" table:formula="of:=(([.L15]*10)+[.N15])/[.D15]" office:value-type="float" office:value="24.6666666666667">
            <text:p>24.67</text:p>
          </table:table-cell>
          <table:table-cell table:style-name="ce47" office:value-type="float" office:value="31.25">
            <text:p>31.25</text:p>
          </table:table-cell>
          <table:table-cell table:style-name="ce52" table:formula="of:=([.L15]/[.Q15])*10" office:value-type="float" office:value="8">
            <text:p>8.000</text:p>
          </table:table-cell>
          <table:table-cell table:style-name="ce52" table:formula="of:=([.N15]/[.Q15])*10" office:value-type="float" office:value="38.4">
            <text:p>38.400</text:p>
          </table:table-cell>
          <table:table-cell table:style-name="ce47" office:value-type="float" office:value="4">
            <text:p>4</text:p>
          </table:table-cell>
          <table:table-cell table:style-name="ce43" table:number-columns-repeated="1001"/>
        </table:table-row>
        <table:table-row table:style-name="ro2">
          <table:table-cell table:style-name="ce43" office:value-type="string">
            <text:p>Mantis</text:p>
          </table:table-cell>
          <table:table-cell table:style-name="ce47" office:value-type="string">
            <text:p>url0107</text:p>
          </table:table-cell>
          <table:table-cell table:style-name="ce47" office:value-type="string">
            <text:p>Bot</text:p>
          </table:table-cell>
          <table:table-cell table:style-name="ce47" office:value-type="float" office:value="24">
            <text:p>24</text:p>
          </table:table-cell>
          <table:table-cell table:style-name="ce47"/>
          <table:table-cell table:number-columns-repeated="2" table:style-name="ce47" office:value-type="float" office:value="20">
            <text:p>20</text:p>
          </table:table-cell>
          <table:table-cell table:style-name="ce47" office:value-type="float" office:value="240">
            <text:p>240</text:p>
          </table:table-cell>
          <table:table-cell table:style-name="ce47" office:value-type="float" office:value="1">
            <text:p>1</text:p>
          </table:table-cell>
          <table:table-cell table:style-name="ce47" table:number-columns-repeated="2"/>
          <table:table-cell table:style-name="ce47" office:value-type="float" office:value="72">
            <text:p>72</text:p>
          </table:table-cell>
          <table:table-cell table:style-name="ce52" table:formula="of:=[.L16]/[.H16]" office:value-type="float" office:value="0.3">
            <text:p>0.300</text:p>
          </table:table-cell>
          <table:table-cell table:style-name="ce47" office:value-type="float" office:value="400">
            <text:p>400</text:p>
          </table:table-cell>
          <table:table-cell table:style-name="ce52" table:formula="of:=[.D16]/[.N16]" office:value-type="float" office:value="0.06">
            <text:p>0.060</text:p>
          </table:table-cell>
          <table:table-cell table:style-name="ce47" table:formula="of:=(([.L16]*10)+[.N16])/[.D16]" office:value-type="float" office:value="46.6666666666667">
            <text:p>46.67</text:p>
          </table:table-cell>
          <table:table-cell table:style-name="ce47" office:value-type="float" office:value="90">
            <text:p>90</text:p>
          </table:table-cell>
          <table:table-cell table:style-name="ce52" table:formula="of:=([.L16]/[.Q16])*10" office:value-type="float" office:value="8">
            <text:p>8.000</text:p>
          </table:table-cell>
          <table:table-cell table:style-name="ce52" table:formula="of:=([.N16]/[.Q16])*10" office:value-type="float" office:value="44.4444444444444">
            <text:p>44.444</text:p>
          </table:table-cell>
          <table:table-cell table:style-name="ce47" office:value-type="float" office:value="3.2">
            <text:p>3.2</text:p>
          </table:table-cell>
          <table:table-cell table:style-name="ce43" table:number-columns-repeated="1001"/>
        </table:table-row>
        <table:table-row table:style-name="ro2">
          <table:table-cell table:style-name="ce43" office:value-type="string">
            <text:p>Proton</text:p>
          </table:table-cell>
          <table:table-cell table:style-name="ce47" office:value-type="string">
            <text:p>BRMT1EXM1</text:p>
          </table:table-cell>
          <table:table-cell table:style-name="ce47" office:value-type="string">
            <text:p>Bot</text:p>
          </table:table-cell>
          <table:table-cell table:style-name="ce47" office:value-type="float" office:value="51">
            <text:p>51</text:p>
          </table:table-cell>
          <table:table-cell table:style-name="ce47"/>
          <table:table-cell table:style-name="ce47" office:value-type="float" office:value="26">
            <text:p>26</text:p>
          </table:table-cell>
          <table:table-cell table:style-name="ce47" office:value-type="float" office:value="23">
            <text:p>23</text:p>
          </table:table-cell>
          <table:table-cell table:style-name="ce47" office:value-type="float" office:value="515">
            <text:p>515</text:p>
          </table:table-cell>
          <table:table-cell table:style-name="ce47" office:value-type="float" office:value="2">
            <text:p>2</text:p>
          </table:table-cell>
          <table:table-cell table:style-name="ce47" table:number-columns-repeated="2"/>
          <table:table-cell table:style-name="ce47" office:value-type="float" office:value="190">
            <text:p>190</text:p>
          </table:table-cell>
          <table:table-cell table:style-name="ce52" table:formula="of:=[.L17]/[.H17]" office:value-type="float" office:value="0.368932038834951">
            <text:p>0.369</text:p>
          </table:table-cell>
          <table:table-cell table:style-name="ce47" office:value-type="float" office:value="1050">
            <text:p>1050</text:p>
          </table:table-cell>
          <table:table-cell table:style-name="ce52" table:formula="of:=[.D17]/[.N17]" office:value-type="float" office:value="0.0485714285714286">
            <text:p>0.049</text:p>
          </table:table-cell>
          <table:table-cell table:style-name="ce47" table:formula="of:=(([.L17]*10)+[.N17])/[.D17]" office:value-type="float" office:value="57.843137254902">
            <text:p>57.84</text:p>
          </table:table-cell>
          <table:table-cell table:style-name="ce47" office:value-type="float" office:value="235">
            <text:p>235</text:p>
          </table:table-cell>
          <table:table-cell table:style-name="ce52" table:formula="of:=([.L17]/[.Q17])*10" office:value-type="float" office:value="8.08510638297872">
            <text:p>8.085</text:p>
          </table:table-cell>
          <table:table-cell table:style-name="ce52" table:formula="of:=([.N17]/[.Q17])*10" office:value-type="float" office:value="44.6808510638298">
            <text:p>44.681</text:p>
          </table:table-cell>
          <table:table-cell table:style-name="ce47" office:value-type="float" office:value="3.2">
            <text:p>3.2</text:p>
          </table:table-cell>
          <table:table-cell table:style-name="ce43"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750595238095238">
            <text:p>0.08</text:p>
          </table:table-cell>
          <table:table-cell table:formula="of:=SUM([.P14:.P17])/4" office:value-type="float" office:value="41.3566176470588">
            <text:p>41.36</text:p>
          </table:table-cell>
          <table:table-cell table:number-columns-repeated="1005"/>
        </table:table-row>
        <table:table-row table:style-name="ro2">
          <table:table-cell table:style-name="ce44" office:value-type="string">
            <text:p>Ilhaas</text:p>
          </table:table-cell>
          <table:table-cell table:style-name="ce48" office:value-type="string">
            <text:p>BSL0106</text:p>
          </table:table-cell>
          <table:table-cell table:style-name="ce48" office:value-type="string">
            <text:p>Bot</text:p>
          </table:table-cell>
          <table:table-cell table:style-name="ce48" office:value-type="float" office:value="28">
            <text:p>28</text:p>
          </table:table-cell>
          <table:table-cell table:style-name="ce48"/>
          <table:table-cell table:style-name="ce48" office:value-type="float" office:value="19">
            <text:p>19</text:p>
          </table:table-cell>
          <table:table-cell table:style-name="ce48" office:value-type="float" office:value="20">
            <text:p>20</text:p>
          </table:table-cell>
          <table:table-cell table:style-name="ce48" office:value-type="float" office:value="330">
            <text:p>330</text:p>
          </table:table-cell>
          <table:table-cell table:style-name="ce48" office:value-type="float" office:value="2">
            <text:p>2</text:p>
          </table:table-cell>
          <table:table-cell table:style-name="ce48" office:value-type="string">
            <text:p><text:s/></text:p>
          </table:table-cell>
          <table:table-cell table:style-name="ce48"/>
          <table:table-cell table:style-name="ce48" office:value-type="float" office:value="85">
            <text:p>85</text:p>
          </table:table-cell>
          <table:table-cell table:style-name="ce53" table:formula="of:=[.L19]/[.H19]" office:value-type="float" office:value="0.257575757575758">
            <text:p>0.258</text:p>
          </table:table-cell>
          <table:table-cell table:style-name="ce48" office:value-type="float" office:value="500">
            <text:p>500</text:p>
          </table:table-cell>
          <table:table-cell table:style-name="ce53" table:formula="of:=[.D19]/[.N19]" office:value-type="float" office:value="0.056">
            <text:p>0.056</text:p>
          </table:table-cell>
          <table:table-cell table:style-name="ce48" table:formula="of:=(([.L19]*10)+[.N19])/[.D19]" office:value-type="float" office:value="48.2142857142857">
            <text:p>48.21</text:p>
          </table:table-cell>
          <table:table-cell table:style-name="ce48" office:value-type="float" office:value="118.75">
            <text:p>118.75</text:p>
          </table:table-cell>
          <table:table-cell table:style-name="ce53" table:formula="of:=([.L19]/[.Q19])*10" office:value-type="float" office:value="7.15789473684211">
            <text:p>7.158</text:p>
          </table:table-cell>
          <table:table-cell table:style-name="ce53" table:formula="of:=([.N19]/[.Q19])*10" office:value-type="float" office:value="42.1052631578947">
            <text:p>42.105</text:p>
          </table:table-cell>
          <table:table-cell table:style-name="ce48" office:value-type="float" office:value="3.1">
            <text:p>3.1</text:p>
          </table:table-cell>
          <table:table-cell table:style-name="ce44" table:number-columns-repeated="1001"/>
        </table:table-row>
        <table:table-row table:style-name="ro2">
          <table:table-cell table:style-name="ce44" office:value-type="string">
            <text:p>Thaam</text:p>
          </table:table-cell>
          <table:table-cell table:style-name="ce48" office:value-type="string">
            <text:p>xsl0201</text:p>
          </table:table-cell>
          <table:table-cell table:style-name="ce48" office:value-type="string">
            <text:p>Tank</text:p>
          </table:table-cell>
          <table:table-cell table:style-name="ce48" office:value-type="float" office:value="30">
            <text:p>30</text:p>
          </table:table-cell>
          <table:table-cell table:style-name="ce48"/>
          <table:table-cell table:number-columns-repeated="2" table:style-name="ce48" office:value-type="float" office:value="21">
            <text:p>21</text:p>
          </table:table-cell>
          <table:table-cell table:style-name="ce48" office:value-type="float" office:value="300">
            <text:p>300</text:p>
          </table:table-cell>
          <table:table-cell table:style-name="ce48" office:value-type="float" office:value="0.5">
            <text:p>0.5</text:p>
          </table:table-cell>
          <table:table-cell table:number-columns-repeated="2" table:style-name="ce48" office:value-type="string">
            <text:p><text:s/></text:p>
          </table:table-cell>
          <table:table-cell table:style-name="ce48" office:value-type="float" office:value="85">
            <text:p>85</text:p>
          </table:table-cell>
          <table:table-cell table:style-name="ce53" table:formula="of:=[.L20]/[.H20]" office:value-type="float" office:value="0.283333333333333">
            <text:p>0.283</text:p>
          </table:table-cell>
          <table:table-cell table:style-name="ce48" office:value-type="float" office:value="340">
            <text:p>340</text:p>
          </table:table-cell>
          <table:table-cell table:style-name="ce53" table:formula="of:=[.D20]/[.N20]" office:value-type="float" office:value="0.0882352941176471">
            <text:p>0.088</text:p>
          </table:table-cell>
          <table:table-cell table:style-name="ce48" table:formula="of:=(([.L20]*10)+[.N20])/[.D20]" office:value-type="float" office:value="39.6666666666667">
            <text:p>39.67</text:p>
          </table:table-cell>
          <table:table-cell table:style-name="ce48" office:value-type="float" office:value="106.25">
            <text:p>106.25</text:p>
          </table:table-cell>
          <table:table-cell table:style-name="ce53" table:formula="of:=([.L20]/[.Q20])*10" office:value-type="float" office:value="8">
            <text:p>8.000</text:p>
          </table:table-cell>
          <table:table-cell table:style-name="ce53" table:formula="of:=([.N20]/[.Q20])*10" office:value-type="float" office:value="32">
            <text:p>32.000</text:p>
          </table:table-cell>
          <table:table-cell table:style-name="ce48" office:value-type="float" office:value="3.2">
            <text:p>3.2</text:p>
          </table:table-cell>
          <table:table-cell table:style-name="ce44" table:number-columns-repeated="1001"/>
        </table:table-row>
        <table:table-row table:style-name="ro2">
          <table:table-cell table:style-name="ce44" office:value-type="string">
            <text:p>Yenshavoh</text:p>
          </table:table-cell>
          <table:table-cell table:style-name="ce48" office:value-type="string">
            <text:p>BRPT1HT</text:p>
          </table:table-cell>
          <table:table-cell table:style-name="ce48" office:value-type="string">
            <text:p>Hover</text:p>
          </table:table-cell>
          <table:table-cell table:style-name="ce48" office:value-type="float" office:value="26">
            <text:p>26</text:p>
          </table:table-cell>
          <table:table-cell table:style-name="ce48"/>
          <table:table-cell table:style-name="ce48" office:value-type="float" office:value="24">
            <text:p>24</text:p>
          </table:table-cell>
          <table:table-cell table:style-name="ce48" office:value-type="float" office:value="20">
            <text:p>20</text:p>
          </table:table-cell>
          <table:table-cell table:style-name="ce48" office:value-type="float" office:value="240">
            <text:p>240</text:p>
          </table:table-cell>
          <table:table-cell table:style-name="ce48" office:value-type="float" office:value="1">
            <text:p>1</text:p>
          </table:table-cell>
          <table:table-cell table:style-name="ce48" office:value-type="string">
            <text:p>Hover</text:p>
          </table:table-cell>
          <table:table-cell table:style-name="ce48"/>
          <table:table-cell table:style-name="ce48" office:value-type="float" office:value="72">
            <text:p>72</text:p>
          </table:table-cell>
          <table:table-cell table:style-name="ce53" table:formula="of:=[.L21]/[.H21]" office:value-type="float" office:value="0.3">
            <text:p>0.300</text:p>
          </table:table-cell>
          <table:table-cell table:style-name="ce48" office:value-type="float" office:value="610">
            <text:p>610</text:p>
          </table:table-cell>
          <table:table-cell table:style-name="ce53" table:formula="of:=[.D21]/[.N21]" office:value-type="float" office:value="0.0426229508196721">
            <text:p>0.043</text:p>
          </table:table-cell>
          <table:table-cell table:style-name="ce48" table:formula="of:=(([.L21]*10)+[.N21])/[.D21]" office:value-type="float" office:value="51.1538461538462">
            <text:p>51.15</text:p>
          </table:table-cell>
          <table:table-cell table:style-name="ce48" office:value-type="float" office:value="90">
            <text:p>90</text:p>
          </table:table-cell>
          <table:table-cell table:style-name="ce53" table:formula="of:=([.L21]/[.Q21])*10" office:value-type="float" office:value="8">
            <text:p>8.000</text:p>
          </table:table-cell>
          <table:table-cell table:style-name="ce53" table:formula="of:=([.N21]/[.Q21])*10" office:value-type="float" office:value="67.7777777777778">
            <text:p>67.778</text:p>
          </table:table-cell>
          <table:table-cell table:style-name="ce48" office:value-type="float" office:value="3.3">
            <text:p>3.3</text:p>
          </table:table-cell>
          <table:table-cell table:style-name="ce44" table:number-columns-repeated="1001"/>
        </table:table-row>
        <table:table-row table:style-name="ro2">
          <table:table-cell table:style-name="ce44" office:value-type="string">
            <text:p>Othazyne</text:p>
          </table:table-cell>
          <table:table-cell table:style-name="ce48" office:value-type="string">
            <text:p>BRPT1EXM1</text:p>
          </table:table-cell>
          <table:table-cell table:style-name="ce48" office:value-type="string">
            <text:p>Bot</text:p>
          </table:table-cell>
          <table:table-cell table:style-name="ce48" office:value-type="float" office:value="48">
            <text:p>48</text:p>
          </table:table-cell>
          <table:table-cell table:style-name="ce48"/>
          <table:table-cell table:style-name="ce48" office:value-type="float" office:value="27">
            <text:p>27</text:p>
          </table:table-cell>
          <table:table-cell table:style-name="ce48" office:value-type="float" office:value="23">
            <text:p>23</text:p>
          </table:table-cell>
          <table:table-cell table:style-name="ce48" office:value-type="float" office:value="490">
            <text:p>490</text:p>
          </table:table-cell>
          <table:table-cell table:style-name="ce48" office:value-type="float" office:value="1">
            <text:p>1</text:p>
          </table:table-cell>
          <table:table-cell table:style-name="ce48" table:number-columns-repeated="2"/>
          <table:table-cell table:style-name="ce48" office:value-type="float" office:value="170">
            <text:p>170</text:p>
          </table:table-cell>
          <table:table-cell table:style-name="ce53" table:formula="of:=[.L22]/[.H22]" office:value-type="float" office:value="0.346938775510204">
            <text:p>0.347</text:p>
          </table:table-cell>
          <table:table-cell table:style-name="ce48" office:value-type="float" office:value="900">
            <text:p>900</text:p>
          </table:table-cell>
          <table:table-cell table:style-name="ce53" table:formula="of:=[.D22]/[.N22]" office:value-type="float" office:value="0.0533333333333333">
            <text:p>0.053</text:p>
          </table:table-cell>
          <table:table-cell table:style-name="ce48" table:formula="of:=(([.L22]*10)+[.N22])/[.D22]" office:value-type="float" office:value="54.1666666666667">
            <text:p>54.17</text:p>
          </table:table-cell>
          <table:table-cell table:style-name="ce48" office:value-type="float" office:value="225">
            <text:p>225</text:p>
          </table:table-cell>
          <table:table-cell table:style-name="ce53" table:formula="of:=([.L22]/[.Q22])*10" office:value-type="float" office:value="7.55555555555556">
            <text:p>7.556</text:p>
          </table:table-cell>
          <table:table-cell table:style-name="ce53" table:formula="of:=([.N22]/[.Q22])*10" office:value-type="float" office:value="40">
            <text:p>40.000</text:p>
          </table:table-cell>
          <table:table-cell table:style-name="ce48" office:value-type="float" office:value="3.2">
            <text:p>3.2</text:p>
          </table:table-cell>
          <table:table-cell table:style-name="ce44"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41" office:value-type="string">
            <text:p>Archer</text:p>
          </table:table-cell>
          <table:table-cell table:style-name="ce45" office:value-type="string">
            <text:p>uel0104</text:p>
          </table:table-cell>
          <table:table-cell table:style-name="ce45" office:value-type="string">
            <text:p>AA</text:p>
          </table:table-cell>
          <table:table-cell table:style-name="ce45" office:value-type="string">
            <text:p><text:s/></text:p>
          </table:table-cell>
          <table:table-cell table:style-name="ce45" office:value-type="float" office:value="27">
            <text:p>27</text:p>
          </table:table-cell>
          <table:table-cell table:style-name="ce45" office:value-type="float" office:value="30">
            <text:p>30</text:p>
          </table:table-cell>
          <table:table-cell table:style-name="ce45" office:value-type="float" office:value="20">
            <text:p>20</text:p>
          </table:table-cell>
          <table:table-cell table:style-name="ce45" office:value-type="float" office:value="220">
            <text:p>220</text:p>
          </table:table-cell>
          <table:table-cell table:number-columns-repeated="2" table:style-name="ce45" office:value-type="string">
            <text:p><text:s/></text:p>
          </table:table-cell>
          <table:table-cell table:style-name="ce45"/>
          <table:table-cell table:style-name="ce45" office:value-type="float" office:value="28">
            <text:p>28</text:p>
          </table:table-cell>
          <table:table-cell table:style-name="ce50" table:formula="of:=[.L25]/[.H25]" office:value-type="float" office:value="0.127272727272727">
            <text:p>0.127</text:p>
          </table:table-cell>
          <table:table-cell table:style-name="ce45" office:value-type="float" office:value="140">
            <text:p>140</text:p>
          </table:table-cell>
          <table:table-cell table:style-name="ce50" table:formula="of:=[.E25]/[.N25]" office:value-type="float" office:value="0.192857142857143">
            <text:p>0.193</text:p>
          </table:table-cell>
          <table:table-cell table:style-name="ce45" table:formula="of:=(([.L25]*10)+[.N25])/[.E25]" office:value-type="float" office:value="15.5555555555556">
            <text:p>15.56</text:p>
          </table:table-cell>
          <table:table-cell table:style-name="ce45" office:value-type="float" office:value="35">
            <text:p>35</text:p>
          </table:table-cell>
          <table:table-cell table:style-name="ce50" table:formula="of:=([.L25]/[.Q25])*10" office:value-type="float" office:value="8">
            <text:p>8.000</text:p>
          </table:table-cell>
          <table:table-cell table:style-name="ce50" table:formula="of:=([.N25]/[.Q25])*10" office:value-type="float" office:value="40">
            <text:p>40.000</text:p>
          </table:table-cell>
          <table:table-cell table:style-name="ce45" office:value-type="float" office:value="3">
            <text:p>3</text:p>
          </table:table-cell>
          <table:table-cell table:style-name="ce41" table:number-columns-repeated="1001"/>
        </table:table-row>
        <table:table-row table:style-name="ro2">
          <table:table-cell table:style-name="ce42" office:value-type="string">
            <text:p>Thistle</text:p>
          </table:table-cell>
          <table:table-cell table:style-name="ce46" office:value-type="string">
            <text:p>ual0104</text:p>
          </table:table-cell>
          <table:table-cell table:style-name="ce46" office:value-type="string">
            <text:p>AA</text:p>
          </table:table-cell>
          <table:table-cell table:style-name="ce46" office:value-type="string">
            <text:p><text:s/></text:p>
          </table:table-cell>
          <table:table-cell table:style-name="ce46" office:value-type="float" office:value="24">
            <text:p>24</text:p>
          </table:table-cell>
          <table:table-cell table:style-name="ce46" office:value-type="float" office:value="30">
            <text:p>30</text:p>
          </table:table-cell>
          <table:table-cell table:style-name="ce46" office:value-type="float" office:value="20">
            <text:p>20</text:p>
          </table:table-cell>
          <table:table-cell table:style-name="ce46" office:value-type="float" office:value="200">
            <text:p>200</text:p>
          </table:table-cell>
          <table:table-cell table:number-columns-repeated="2" table:style-name="ce46" office:value-type="string">
            <text:p><text:s/></text:p>
          </table:table-cell>
          <table:table-cell table:style-name="ce46"/>
          <table:table-cell table:style-name="ce46" office:value-type="float" office:value="28">
            <text:p>28</text:p>
          </table:table-cell>
          <table:table-cell table:style-name="ce51" table:formula="of:=[.L26]/[.H26]" office:value-type="float" office:value="0.14">
            <text:p>0.140</text:p>
          </table:table-cell>
          <table:table-cell table:style-name="ce46" office:value-type="float" office:value="140">
            <text:p>140</text:p>
          </table:table-cell>
          <table:table-cell table:style-name="ce51" table:formula="of:=[.D26]/[.N26]" office:value-type="float" office:value="0">
            <text:p>0.000</text:p>
          </table:table-cell>
          <table:table-cell table:style-name="ce46" table:formula="of:=(([.L26]*10)+[.N26])/[.E26]" office:value-type="float" office:value="17.5">
            <text:p>17.5</text:p>
          </table:table-cell>
          <table:table-cell table:style-name="ce46" office:value-type="float" office:value="35">
            <text:p>35</text:p>
          </table:table-cell>
          <table:table-cell table:style-name="ce51" table:formula="of:=([.L26]/[.Q26])*10" office:value-type="float" office:value="8">
            <text:p>8.000</text:p>
          </table:table-cell>
          <table:table-cell table:style-name="ce51" table:formula="of:=([.N26]/[.Q26])*10" office:value-type="float" office:value="40">
            <text:p>40.000</text:p>
          </table:table-cell>
          <table:table-cell table:style-name="ce46" office:value-type="float" office:value="3">
            <text:p>3</text:p>
          </table:table-cell>
          <table:table-cell table:style-name="ce42" table:number-columns-repeated="1001"/>
        </table:table-row>
        <table:table-row table:style-name="ro2">
          <table:table-cell table:style-name="ce43" office:value-type="string">
            <text:p>Sky Slammer</text:p>
          </table:table-cell>
          <table:table-cell table:style-name="ce47" office:value-type="string">
            <text:p>url0104</text:p>
          </table:table-cell>
          <table:table-cell table:style-name="ce47" office:value-type="string">
            <text:p>AA</text:p>
          </table:table-cell>
          <table:table-cell table:style-name="ce47" office:value-type="float" office:value="10">
            <text:p>10</text:p>
          </table:table-cell>
          <table:table-cell table:style-name="ce47" office:value-type="float" office:value="24">
            <text:p>24</text:p>
          </table:table-cell>
          <table:table-cell table:style-name="ce47" office:value-type="float" office:value="30">
            <text:p>30</text:p>
          </table:table-cell>
          <table:table-cell table:style-name="ce47" office:value-type="float" office:value="20">
            <text:p>20</text:p>
          </table:table-cell>
          <table:table-cell table:style-name="ce47" office:value-type="float" office:value="200">
            <text:p>200</text:p>
          </table:table-cell>
          <table:table-cell table:style-name="ce47" office:value-type="float" office:value="1">
            <text:p>1</text:p>
          </table:table-cell>
          <table:table-cell table:style-name="ce47" table:number-columns-repeated="2"/>
          <table:table-cell table:style-name="ce47" office:value-type="float" office:value="36">
            <text:p>36</text:p>
          </table:table-cell>
          <table:table-cell table:style-name="ce52" table:formula="of:=[.L27]/[.H27]" office:value-type="float" office:value="0.18">
            <text:p>0.180</text:p>
          </table:table-cell>
          <table:table-cell table:style-name="ce47" office:value-type="float" office:value="180">
            <text:p>180</text:p>
          </table:table-cell>
          <table:table-cell table:style-name="ce52" table:formula="of:=[.D27]/[.N27]" office:value-type="float" office:value="0.0555555555555556">
            <text:p>0.056</text:p>
          </table:table-cell>
          <table:table-cell table:style-name="ce47" table:formula="of:=(([.L27]*10)+[.N27])/[.D27]" office:value-type="float" office:value="54">
            <text:p>54</text:p>
          </table:table-cell>
          <table:table-cell table:style-name="ce47" office:value-type="float" office:value="45">
            <text:p>45</text:p>
          </table:table-cell>
          <table:table-cell table:style-name="ce52" table:formula="of:=([.L27]/[.Q27])*10" office:value-type="float" office:value="8">
            <text:p>8.000</text:p>
          </table:table-cell>
          <table:table-cell table:style-name="ce52" table:formula="of:=([.N27]/[.Q27])*10" office:value-type="float" office:value="40">
            <text:p>40.000</text:p>
          </table:table-cell>
          <table:table-cell table:style-name="ce47" office:value-type="float" office:value="3">
            <text:p>3</text:p>
          </table:table-cell>
          <table:table-cell table:style-name="ce43" table:number-columns-repeated="1001"/>
        </table:table-row>
        <table:table-row table:style-name="ro2">
          <table:table-cell table:style-name="ce44" office:value-type="string">
            <text:p>Ia-istle</text:p>
          </table:table-cell>
          <table:table-cell table:style-name="ce48" office:value-type="string">
            <text:p>xsl0104</text:p>
          </table:table-cell>
          <table:table-cell table:style-name="ce48" office:value-type="string">
            <text:p>AA</text:p>
          </table:table-cell>
          <table:table-cell table:style-name="ce48" office:value-type="string">
            <text:p><text:s/></text:p>
          </table:table-cell>
          <table:table-cell table:style-name="ce48" office:value-type="float" office:value="24">
            <text:p>24</text:p>
          </table:table-cell>
          <table:table-cell table:style-name="ce48" office:value-type="float" office:value="30">
            <text:p>30</text:p>
          </table:table-cell>
          <table:table-cell table:style-name="ce48" office:value-type="float" office:value="20">
            <text:p>20</text:p>
          </table:table-cell>
          <table:table-cell table:style-name="ce48" office:value-type="float" office:value="200">
            <text:p>200</text:p>
          </table:table-cell>
          <table:table-cell table:number-columns-repeated="3" table:style-name="ce48" office:value-type="string">
            <text:p><text:s/></text:p>
          </table:table-cell>
          <table:table-cell table:style-name="ce48" office:value-type="float" office:value="28">
            <text:p>28</text:p>
          </table:table-cell>
          <table:table-cell table:style-name="ce53" table:formula="of:=[.L28]/[.H28]" office:value-type="float" office:value="0.14">
            <text:p>0.140</text:p>
          </table:table-cell>
          <table:table-cell table:style-name="ce48" office:value-type="float" office:value="140">
            <text:p>140</text:p>
          </table:table-cell>
          <table:table-cell table:style-name="ce53" table:formula="of:=[.D28]/[.N28]" office:value-type="float" office:value="0">
            <text:p>0.000</text:p>
          </table:table-cell>
          <table:table-cell table:style-name="ce48" table:formula="of:=(([.L28]*10)+[.N28])/[.E28]" office:value-type="float" office:value="17.5">
            <text:p>17.5</text:p>
          </table:table-cell>
          <table:table-cell table:style-name="ce48" office:value-type="float" office:value="35">
            <text:p>35</text:p>
          </table:table-cell>
          <table:table-cell table:style-name="ce53" table:formula="of:=([.L28]/[.Q28])*10" office:value-type="float" office:value="8">
            <text:p>8.000</text:p>
          </table:table-cell>
          <table:table-cell table:style-name="ce53" table:formula="of:=([.N28]/[.Q28])*10" office:value-type="float" office:value="40">
            <text:p>40.000</text:p>
          </table:table-cell>
          <table:table-cell table:style-name="ce48" office:value-type="float" office:value="3">
            <text:p>3</text:p>
          </table:table-cell>
          <table:table-cell table:style-name="ce44"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41" office:value-type="string">
            <text:p>Lobo</text:p>
          </table:table-cell>
          <table:table-cell table:style-name="ce45" office:value-type="string">
            <text:p>uel0103</text:p>
          </table:table-cell>
          <table:table-cell table:style-name="ce45" office:value-type="string">
            <text:p>Arty</text:p>
          </table:table-cell>
          <table:table-cell table:style-name="ce45" office:value-type="float" office:value="30">
            <text:p>30</text:p>
          </table:table-cell>
          <table:table-cell table:style-name="ce45"/>
          <table:table-cell table:style-name="ce45" office:value-type="float" office:value="36">
            <text:p>36</text:p>
          </table:table-cell>
          <table:table-cell table:style-name="ce45" office:value-type="float" office:value="18">
            <text:p>18</text:p>
          </table:table-cell>
          <table:table-cell table:style-name="ce45" office:value-type="float" office:value="120">
            <text:p>120</text:p>
          </table:table-cell>
          <table:table-cell table:number-columns-repeated="2" table:style-name="ce45" office:value-type="string">
            <text:p><text:s/></text:p>
          </table:table-cell>
          <table:table-cell table:style-name="ce45" office:value-type="string">
            <text:p>View</text:p>
          </table:table-cell>
          <table:table-cell table:style-name="ce45" office:value-type="float" office:value="40">
            <text:p>40</text:p>
          </table:table-cell>
          <table:table-cell table:style-name="ce50" table:formula="of:=[.L31]/[.H31]" office:value-type="float" office:value="0.333333333333333">
            <text:p>0.333</text:p>
          </table:table-cell>
          <table:table-cell table:style-name="ce45" office:value-type="float" office:value="480">
            <text:p>480</text:p>
          </table:table-cell>
          <table:table-cell table:style-name="ce50" table:formula="of:=[.D31]/[.N31]" office:value-type="float" office:value="0.0625">
            <text:p>0.063</text:p>
          </table:table-cell>
          <table:table-cell table:style-name="ce45" table:formula="of:=(([.L31]*10)+[.N31])/[.D31]" office:value-type="float" office:value="29.3333333333333">
            <text:p>29.33</text:p>
          </table:table-cell>
          <table:table-cell table:style-name="ce45" office:value-type="float" office:value="50">
            <text:p>50</text:p>
          </table:table-cell>
          <table:table-cell table:style-name="ce50" table:formula="of:=([.L31]/[.Q31])*10" office:value-type="float" office:value="8">
            <text:p>8.000</text:p>
          </table:table-cell>
          <table:table-cell table:style-name="ce50" table:formula="of:=([.N31]/[.Q31])*10" office:value-type="float" office:value="96">
            <text:p>96.000</text:p>
          </table:table-cell>
          <table:table-cell table:style-name="ce45" office:value-type="float" office:value="2.8">
            <text:p>2.8</text:p>
          </table:table-cell>
          <table:table-cell table:style-name="ce41" table:number-columns-repeated="1001"/>
        </table:table-row>
        <table:table-row table:style-name="ro2">
          <table:table-cell table:style-name="ce42" office:value-type="string">
            <text:p>Fervor</text:p>
          </table:table-cell>
          <table:table-cell table:style-name="ce46" office:value-type="string">
            <text:p>ual0103</text:p>
          </table:table-cell>
          <table:table-cell table:style-name="ce46" office:value-type="string">
            <text:p>Arty</text:p>
          </table:table-cell>
          <table:table-cell table:style-name="ce46" office:value-type="float" office:value="32">
            <text:p>32</text:p>
          </table:table-cell>
          <table:table-cell table:style-name="ce46"/>
          <table:table-cell table:style-name="ce46" office:value-type="float" office:value="36">
            <text:p>36</text:p>
          </table:table-cell>
          <table:table-cell table:style-name="ce46" office:value-type="float" office:value="18">
            <text:p>18</text:p>
          </table:table-cell>
          <table:table-cell table:style-name="ce46" office:value-type="float" office:value="110">
            <text:p>110</text:p>
          </table:table-cell>
          <table:table-cell table:number-columns-repeated="2" table:style-name="ce46" office:value-type="string">
            <text:p><text:s/></text:p>
          </table:table-cell>
          <table:table-cell table:style-name="ce46"/>
          <table:table-cell table:style-name="ce46" office:value-type="float" office:value="38">
            <text:p>38</text:p>
          </table:table-cell>
          <table:table-cell table:style-name="ce51" table:formula="of:=[.L32]/[.H32]" office:value-type="float" office:value="0.345454545454545">
            <text:p>0.345</text:p>
          </table:table-cell>
          <table:table-cell table:style-name="ce46" office:value-type="float" office:value="450">
            <text:p>450</text:p>
          </table:table-cell>
          <table:table-cell table:style-name="ce51" table:formula="of:=[.D32]/[.N32]" office:value-type="float" office:value="0.0711111111111111">
            <text:p>0.071</text:p>
          </table:table-cell>
          <table:table-cell table:style-name="ce46" table:formula="of:=(([.L32]*10)+[.N32])/[.D32]" office:value-type="float" office:value="25.9375">
            <text:p>25.94</text:p>
          </table:table-cell>
          <table:table-cell table:style-name="ce46" office:value-type="float" office:value="50">
            <text:p>50</text:p>
          </table:table-cell>
          <table:table-cell table:style-name="ce51" table:formula="of:=([.L32]/[.Q32])*10" office:value-type="float" office:value="7.6">
            <text:p>7.600</text:p>
          </table:table-cell>
          <table:table-cell table:style-name="ce51" table:formula="of:=([.N32]/[.Q32])*10" office:value-type="float" office:value="90">
            <text:p>90.000</text:p>
          </table:table-cell>
          <table:table-cell table:style-name="ce46" office:value-type="float" office:value="2.7">
            <text:p>2.7</text:p>
          </table:table-cell>
          <table:table-cell table:style-name="ce42" table:number-columns-repeated="1001"/>
        </table:table-row>
        <table:table-row table:style-name="ro2">
          <table:table-cell table:style-name="ce42" office:value-type="string">
            <text:p>Wavecrest</text:p>
          </table:table-cell>
          <table:table-cell table:style-name="ce46" office:value-type="string">
            <text:p>BROT1ML</text:p>
          </table:table-cell>
          <table:table-cell table:style-name="ce46" office:value-type="string">
            <text:p>Arty</text:p>
          </table:table-cell>
          <table:table-cell table:style-name="ce46" office:value-type="float" office:value="57">
            <text:p>57</text:p>
          </table:table-cell>
          <table:table-cell table:style-name="ce46"/>
          <table:table-cell table:style-name="ce46" office:value-type="float" office:value="42">
            <text:p>42</text:p>
          </table:table-cell>
          <table:table-cell table:style-name="ce46" office:value-type="float" office:value="18">
            <text:p>18</text:p>
          </table:table-cell>
          <table:table-cell table:style-name="ce46" office:value-type="float" office:value="200">
            <text:p>200</text:p>
          </table:table-cell>
          <table:table-cell table:style-name="ce46" office:value-type="string">
            <text:p><text:s/></text:p>
          </table:table-cell>
          <table:table-cell table:style-name="ce46" table:number-columns-repeated="2"/>
          <table:table-cell table:style-name="ce46" office:value-type="float" office:value="100">
            <text:p>100</text:p>
          </table:table-cell>
          <table:table-cell table:style-name="ce51" table:formula="of:=[.L33]/[.H33]" office:value-type="float" office:value="0.5">
            <text:p>0.500</text:p>
          </table:table-cell>
          <table:table-cell table:style-name="ce46" office:value-type="float" office:value="1300">
            <text:p>1300</text:p>
          </table:table-cell>
          <table:table-cell table:style-name="ce51" table:formula="of:=[.D33]/[.N33]" office:value-type="float" office:value="0.0438461538461539">
            <text:p>0.044</text:p>
          </table:table-cell>
          <table:table-cell table:style-name="ce46" table:formula="of:=(([.L33]*10)+[.N33])/[.D33]" office:value-type="float" office:value="40.3508771929825">
            <text:p>40.35</text:p>
          </table:table-cell>
          <table:table-cell table:style-name="ce46" office:value-type="float" office:value="125">
            <text:p>125</text:p>
          </table:table-cell>
          <table:table-cell table:style-name="ce51" table:formula="of:=([.L33]/[.Q33])*10" office:value-type="float" office:value="8">
            <text:p>8.000</text:p>
          </table:table-cell>
          <table:table-cell table:style-name="ce51" table:formula="of:=([.N33]/[.Q33])*10" office:value-type="float" office:value="104">
            <text:p>104.000</text:p>
          </table:table-cell>
          <table:table-cell table:style-name="ce46" office:value-type="float" office:value="2.5">
            <text:p>2.5</text:p>
          </table:table-cell>
          <table:table-cell table:style-name="ce42" table:number-columns-repeated="1001"/>
        </table:table-row>
        <table:table-row table:style-name="ro2">
          <table:table-cell table:style-name="ce43" office:value-type="string">
            <text:p>Medusa</text:p>
          </table:table-cell>
          <table:table-cell table:style-name="ce47" office:value-type="string">
            <text:p>url0103</text:p>
          </table:table-cell>
          <table:table-cell table:style-name="ce47" office:value-type="string">
            <text:p>Arty</text:p>
          </table:table-cell>
          <table:table-cell table:style-name="ce47" office:value-type="float" office:value="30">
            <text:p>30</text:p>
          </table:table-cell>
          <table:table-cell table:style-name="ce47"/>
          <table:table-cell table:style-name="ce47" office:value-type="float" office:value="36">
            <text:p>36</text:p>
          </table:table-cell>
          <table:table-cell table:style-name="ce47" office:value-type="float" office:value="18">
            <text:p>18</text:p>
          </table:table-cell>
          <table:table-cell table:style-name="ce47" office:value-type="float" office:value="100">
            <text:p>100</text:p>
          </table:table-cell>
          <table:table-cell table:style-name="ce47" office:value-type="float" office:value="1">
            <text:p>1</text:p>
          </table:table-cell>
          <table:table-cell table:style-name="ce47"/>
          <table:table-cell table:style-name="ce47" office:value-type="string">
            <text:p>EMP</text:p>
          </table:table-cell>
          <table:table-cell table:style-name="ce47" office:value-type="float" office:value="40">
            <text:p>40</text:p>
          </table:table-cell>
          <table:table-cell table:style-name="ce52" table:formula="of:=[.L34]/[.H34]" office:value-type="float" office:value="0.4">
            <text:p>0.400</text:p>
          </table:table-cell>
          <table:table-cell table:style-name="ce47" office:value-type="float" office:value="480">
            <text:p>480</text:p>
          </table:table-cell>
          <table:table-cell table:style-name="ce52" table:formula="of:=[.D34]/[.N34]" office:value-type="float" office:value="0.0625">
            <text:p>0.063</text:p>
          </table:table-cell>
          <table:table-cell table:style-name="ce47" table:formula="of:=(([.L34]*10)+[.N34])/[.D34]" office:value-type="float" office:value="29.3333333333333">
            <text:p>29.33</text:p>
          </table:table-cell>
          <table:table-cell table:style-name="ce47" office:value-type="float" office:value="50">
            <text:p>50</text:p>
          </table:table-cell>
          <table:table-cell table:style-name="ce52" table:formula="of:=([.L34]/[.Q34])*10" office:value-type="float" office:value="8">
            <text:p>8.000</text:p>
          </table:table-cell>
          <table:table-cell table:style-name="ce52" table:formula="of:=([.N34]/[.Q34])*10" office:value-type="float" office:value="96">
            <text:p>96.000</text:p>
          </table:table-cell>
          <table:table-cell table:style-name="ce47" office:value-type="float" office:value="2.8">
            <text:p>2.8</text:p>
          </table:table-cell>
          <table:table-cell table:style-name="ce43" table:number-columns-repeated="1001"/>
        </table:table-row>
        <table:table-row table:style-name="ro2">
          <table:table-cell table:style-name="ce44" office:value-type="string">
            <text:p>Zthuee</text:p>
          </table:table-cell>
          <table:table-cell table:style-name="ce48" office:value-type="string">
            <text:p>xsl0103</text:p>
          </table:table-cell>
          <table:table-cell table:style-name="ce48" office:value-type="string">
            <text:p>Arty</text:p>
          </table:table-cell>
          <table:table-cell table:style-name="ce48" office:value-type="float" office:value="30">
            <text:p>30</text:p>
          </table:table-cell>
          <table:table-cell table:style-name="ce48"/>
          <table:table-cell table:style-name="ce48" office:value-type="float" office:value="37">
            <text:p>37</text:p>
          </table:table-cell>
          <table:table-cell table:style-name="ce48" office:value-type="float" office:value="18">
            <text:p>18</text:p>
          </table:table-cell>
          <table:table-cell table:style-name="ce48" office:value-type="float" office:value="100">
            <text:p>100</text:p>
          </table:table-cell>
          <table:table-cell table:style-name="ce48" office:value-type="string">
            <text:p><text:s/></text:p>
          </table:table-cell>
          <table:table-cell table:style-name="ce48" office:value-type="string">
            <text:p>Hover</text:p>
          </table:table-cell>
          <table:table-cell table:style-name="ce48" office:value-type="string">
            <text:p><text:s/></text:p>
          </table:table-cell>
          <table:table-cell table:style-name="ce48" office:value-type="float" office:value="40">
            <text:p>40</text:p>
          </table:table-cell>
          <table:table-cell table:style-name="ce53" table:formula="of:=[.L35]/[.H35]" office:value-type="float" office:value="0.4">
            <text:p>0.400</text:p>
          </table:table-cell>
          <table:table-cell table:style-name="ce48" office:value-type="float" office:value="528">
            <text:p>528</text:p>
          </table:table-cell>
          <table:table-cell table:style-name="ce53" table:formula="of:=[.D35]/[.N35]" office:value-type="float" office:value="0.0568181818181818">
            <text:p>0.057</text:p>
          </table:table-cell>
          <table:table-cell table:style-name="ce48" table:formula="of:=(([.L35]*10)+[.N35])/[.D35]" office:value-type="float" office:value="30.9333333333333">
            <text:p>30.93</text:p>
          </table:table-cell>
          <table:table-cell table:style-name="ce48" office:value-type="float" office:value="50">
            <text:p>50</text:p>
          </table:table-cell>
          <table:table-cell table:style-name="ce53" table:formula="of:=([.L35]/[.Q35])*10" office:value-type="float" office:value="8">
            <text:p>8.000</text:p>
          </table:table-cell>
          <table:table-cell table:style-name="ce53" table:formula="of:=([.N35]/[.Q35])*10" office:value-type="float" office:value="105.6">
            <text:p>105.600</text:p>
          </table:table-cell>
          <table:table-cell table:style-name="ce48" office:value-type="float" office:value="3.2">
            <text:p>3.2</text:p>
          </table:table-cell>
          <table:table-cell table:style-name="ce44"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42" office:value-type="string">
            <text:p>Requiem</text:p>
          </table:table-cell>
          <table:table-cell table:style-name="ce46" office:value-type="string">
            <text:p>BAL0110</text:p>
          </table:table-cell>
          <table:table-cell table:style-name="ce46" office:value-type="string">
            <text:p>Sniper</text:p>
          </table:table-cell>
          <table:table-cell table:style-name="ce46" office:value-type="float" office:value="30">
            <text:p>30</text:p>
          </table:table-cell>
          <table:table-cell table:style-name="ce46"/>
          <table:table-cell table:style-name="ce46" office:value-type="float" office:value="32">
            <text:p>32</text:p>
          </table:table-cell>
          <table:table-cell table:style-name="ce46" office:value-type="float" office:value="28">
            <text:p>28</text:p>
          </table:table-cell>
          <table:table-cell table:style-name="ce46" office:value-type="float" office:value="75">
            <text:p>75</text:p>
          </table:table-cell>
          <table:table-cell table:style-name="ce46" table:number-columns-repeated="2"/>
          <table:table-cell table:style-name="ce46" office:value-type="float" office:value="50">
            <text:p>50</text:p>
          </table:table-cell>
          <table:table-cell table:style-name="ce46" office:value-type="float" office:value="72">
            <text:p>72</text:p>
          </table:table-cell>
          <table:table-cell table:style-name="ce51" table:formula="of:=[.L38]/[.H38]" office:value-type="float" office:value="0.96">
            <text:p>0.960</text:p>
          </table:table-cell>
          <table:table-cell table:style-name="ce46" office:value-type="float" office:value="650">
            <text:p>650</text:p>
          </table:table-cell>
          <table:table-cell table:style-name="ce51" table:formula="of:=[.D38]/[.N38]" office:value-type="float" office:value="0.0461538461538462">
            <text:p>0.046</text:p>
          </table:table-cell>
          <table:table-cell table:style-name="ce46" table:formula="of:=(([.L38]*10)+[.N38])/[.D38]" office:value-type="float" office:value="45.6666666666667">
            <text:p>45.67</text:p>
          </table:table-cell>
          <table:table-cell table:style-name="ce46" office:value-type="float" office:value="90">
            <text:p>90</text:p>
          </table:table-cell>
          <table:table-cell table:style-name="ce51" table:formula="of:=([.L38]/[.Q38])*10" office:value-type="float" office:value="8">
            <text:p>8.000</text:p>
          </table:table-cell>
          <table:table-cell table:style-name="ce51" table:formula="of:=([.N38]/[.Q38])*10" office:value-type="float" office:value="72.2222222222222">
            <text:p>72.222</text:p>
          </table:table-cell>
          <table:table-cell table:style-name="ce46" office:value-type="float" office:value="3.5">
            <text:p>3.5</text:p>
          </table:table-cell>
          <table:table-cell table:style-name="ce42"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41" office:value-type="string">
            <text:p>Snoop</text:p>
          </table:table-cell>
          <table:table-cell table:style-name="ce45" office:value-type="string">
            <text:p>uel0101</text:p>
          </table:table-cell>
          <table:table-cell table:style-name="ce45" office:value-type="string">
            <text:p>Scout</text:p>
          </table:table-cell>
          <table:table-cell table:style-name="ce45" office:value-type="float" office:value="6">
            <text:p>6</text:p>
          </table:table-cell>
          <table:table-cell table:style-name="ce45"/>
          <table:table-cell table:style-name="ce45" office:value-type="float" office:value="18">
            <text:p>18</text:p>
          </table:table-cell>
          <table:table-cell table:style-name="ce45" office:value-type="float" office:value="28">
            <text:p>28</text:p>
          </table:table-cell>
          <table:table-cell table:style-name="ce45" office:value-type="float" office:value="30">
            <text:p>30</text:p>
          </table:table-cell>
          <table:table-cell table:number-columns-repeated="2" table:style-name="ce45" office:value-type="string">
            <text:p><text:s/></text:p>
          </table:table-cell>
          <table:table-cell table:style-name="ce45" office:value-type="float" office:value="50">
            <text:p>50</text:p>
          </table:table-cell>
          <table:table-cell table:style-name="ce45" office:value-type="float" office:value="11">
            <text:p>11</text:p>
          </table:table-cell>
          <table:table-cell table:style-name="ce50" table:formula="of:=[.L41]/[.H41]" office:value-type="float" office:value="0.366666666666667">
            <text:p>0.367</text:p>
          </table:table-cell>
          <table:table-cell table:style-name="ce45" office:value-type="float" office:value="45">
            <text:p>45</text:p>
          </table:table-cell>
          <table:table-cell table:style-name="ce50" table:formula="of:=[.D41]/[.N41]" office:value-type="float" office:value="0.133333333333333">
            <text:p>0.133</text:p>
          </table:table-cell>
          <table:table-cell table:style-name="ce45" table:formula="of:=(([.L41]*10)+[.N41])/[.D41]" office:value-type="float" office:value="25.8333333333333">
            <text:p>25.83</text:p>
          </table:table-cell>
          <table:table-cell table:style-name="ce45" office:value-type="float" office:value="10">
            <text:p>10</text:p>
          </table:table-cell>
          <table:table-cell table:style-name="ce50" table:formula="of:=([.L41]/[.Q41])*10" office:value-type="float" office:value="11">
            <text:p>11.000</text:p>
          </table:table-cell>
          <table:table-cell table:style-name="ce50" table:formula="of:=([.N41]/[.Q41])*10" office:value-type="float" office:value="45">
            <text:p>45.000</text:p>
          </table:table-cell>
          <table:table-cell table:style-name="ce45" office:value-type="float" office:value="4">
            <text:p>4</text:p>
          </table:table-cell>
          <table:table-cell table:style-name="ce41" table:number-columns-repeated="1001"/>
        </table:table-row>
        <table:table-row table:style-name="ro2">
          <table:table-cell table:style-name="ce42" office:value-type="string">
            <text:p>Spirit</text:p>
          </table:table-cell>
          <table:table-cell table:style-name="ce46" office:value-type="string">
            <text:p>ual0101</text:p>
          </table:table-cell>
          <table:table-cell table:style-name="ce46" office:value-type="string">
            <text:p>Scout</text:p>
          </table:table-cell>
          <table:table-cell table:style-name="ce46" office:value-type="float" office:value="6">
            <text:p>6</text:p>
          </table:table-cell>
          <table:table-cell table:style-name="ce46"/>
          <table:table-cell table:style-name="ce46" office:value-type="float" office:value="18">
            <text:p>18</text:p>
          </table:table-cell>
          <table:table-cell table:style-name="ce46" office:value-type="float" office:value="28">
            <text:p>28</text:p>
          </table:table-cell>
          <table:table-cell table:style-name="ce46" office:value-type="float" office:value="22">
            <text:p>22</text:p>
          </table:table-cell>
          <table:table-cell table:style-name="ce46" office:value-type="string">
            <text:p><text:s/></text:p>
          </table:table-cell>
          <table:table-cell table:style-name="ce46" office:value-type="string">
            <text:p>Hover</text:p>
          </table:table-cell>
          <table:table-cell table:style-name="ce46" office:value-type="float" office:value="50">
            <text:p>50</text:p>
          </table:table-cell>
          <table:table-cell table:style-name="ce46" office:value-type="float" office:value="8">
            <text:p>8</text:p>
          </table:table-cell>
          <table:table-cell table:style-name="ce51" table:formula="of:=[.L42]/[.H42]" office:value-type="float" office:value="0.363636363636364">
            <text:p>0.364</text:p>
          </table:table-cell>
          <table:table-cell table:style-name="ce46" office:value-type="float" office:value="56">
            <text:p>56</text:p>
          </table:table-cell>
          <table:table-cell table:style-name="ce51" table:formula="of:=[.D42]/[.N42]" office:value-type="float" office:value="0.107142857142857">
            <text:p>0.107</text:p>
          </table:table-cell>
          <table:table-cell table:style-name="ce46" table:formula="of:=(([.L42]*10)+[.N42])/[.D42]" office:value-type="float" office:value="22.6666666666667">
            <text:p>22.67</text:p>
          </table:table-cell>
          <table:table-cell table:style-name="ce46" office:value-type="float" office:value="10">
            <text:p>10</text:p>
          </table:table-cell>
          <table:table-cell table:style-name="ce51" table:formula="of:=([.L42]/[.Q42])*10" office:value-type="float" office:value="8">
            <text:p>8.000</text:p>
          </table:table-cell>
          <table:table-cell table:style-name="ce51" table:formula="of:=([.N42]/[.Q42])*10" office:value-type="float" office:value="56">
            <text:p>56.000</text:p>
          </table:table-cell>
          <table:table-cell table:style-name="ce46" office:value-type="float" office:value="4.5">
            <text:p>4.5</text:p>
          </table:table-cell>
          <table:table-cell table:style-name="ce42" table:number-columns-repeated="1001"/>
        </table:table-row>
        <table:table-row table:style-name="ro2">
          <table:table-cell table:style-name="ce43" office:value-type="string">
            <text:p>Mole</text:p>
          </table:table-cell>
          <table:table-cell table:style-name="ce47" office:value-type="string">
            <text:p>url0101</text:p>
          </table:table-cell>
          <table:table-cell table:style-name="ce47" office:value-type="string">
            <text:p>Scout</text:p>
          </table:table-cell>
          <table:table-cell table:style-name="ce47" office:value-type="float" office:value="0.1">
            <text:p>0.1</text:p>
          </table:table-cell>
          <table:table-cell table:style-name="ce47"/>
          <table:table-cell table:style-name="ce47" office:value-type="float" office:value="1">
            <text:p>1</text:p>
          </table:table-cell>
          <table:table-cell table:style-name="ce47" office:value-type="float" office:value="29">
            <text:p>29</text:p>
          </table:table-cell>
          <table:table-cell table:style-name="ce47" office:value-type="float" office:value="20">
            <text:p>20</text:p>
          </table:table-cell>
          <table:table-cell table:style-name="ce47" office:value-type="float" office:value="1">
            <text:p>1</text:p>
          </table:table-cell>
          <table:table-cell table:style-name="ce47"/>
          <table:table-cell table:style-name="ce47" office:value-type="float" office:value="50">
            <text:p>50</text:p>
          </table:table-cell>
          <table:table-cell table:style-name="ce47" office:value-type="float" office:value="7">
            <text:p>7</text:p>
          </table:table-cell>
          <table:table-cell table:style-name="ce52" table:formula="of:=[.L43]/[.H43]" office:value-type="float" office:value="0.35">
            <text:p>0.350</text:p>
          </table:table-cell>
          <table:table-cell table:style-name="ce47" office:value-type="float" office:value="75">
            <text:p>75</text:p>
          </table:table-cell>
          <table:table-cell table:style-name="ce52" table:formula="of:=[.D43]/[.N43]" office:value-type="float" office:value="0.00133333333333333">
            <text:p>0.001</text:p>
          </table:table-cell>
          <table:table-cell table:style-name="ce47" table:formula="of:=(([.L43]*10)+[.N43])/[.D43]" office:value-type="float" office:value="1450">
            <text:p>1450</text:p>
          </table:table-cell>
          <table:table-cell table:style-name="ce47" office:value-type="float" office:value="10">
            <text:p>10</text:p>
          </table:table-cell>
          <table:table-cell table:style-name="ce52" table:formula="of:=([.L43]/[.Q43])*10" office:value-type="float" office:value="7">
            <text:p>7.000</text:p>
          </table:table-cell>
          <table:table-cell table:style-name="ce52" table:formula="of:=([.N43]/[.Q43])*10" office:value-type="float" office:value="75">
            <text:p>75.000</text:p>
          </table:table-cell>
          <table:table-cell table:style-name="ce47" office:value-type="float" office:value="4.5">
            <text:p>4.5</text:p>
          </table:table-cell>
          <table:table-cell table:style-name="ce43" table:number-columns-repeated="1001"/>
        </table:table-row>
        <table:table-row table:style-name="ro2">
          <table:table-cell table:style-name="ce44" office:value-type="string">
            <text:p>Selen</text:p>
          </table:table-cell>
          <table:table-cell table:style-name="ce48" office:value-type="string">
            <text:p>xsl0101</text:p>
          </table:table-cell>
          <table:table-cell table:style-name="ce48" office:value-type="string">
            <text:p>Scout</text:p>
          </table:table-cell>
          <table:table-cell table:style-name="ce48" office:value-type="float" office:value="8">
            <text:p>8</text:p>
          </table:table-cell>
          <table:table-cell table:style-name="ce48"/>
          <table:table-cell table:style-name="ce48" office:value-type="float" office:value="18">
            <text:p>18</text:p>
          </table:table-cell>
          <table:table-cell table:style-name="ce48" office:value-type="float" office:value="28">
            <text:p>28</text:p>
          </table:table-cell>
          <table:table-cell table:style-name="ce48" office:value-type="float" office:value="30">
            <text:p>30</text:p>
          </table:table-cell>
          <table:table-cell table:number-columns-repeated="2" table:style-name="ce48" office:value-type="string">
            <text:p><text:s/></text:p>
          </table:table-cell>
          <table:table-cell table:style-name="ce48" office:value-type="float" office:value="50">
            <text:p>50</text:p>
          </table:table-cell>
          <table:table-cell table:style-name="ce48" office:value-type="float" office:value="11">
            <text:p>11</text:p>
          </table:table-cell>
          <table:table-cell table:style-name="ce53" table:formula="of:=[.L44]/[.H44]" office:value-type="float" office:value="0.366666666666667">
            <text:p>0.367</text:p>
          </table:table-cell>
          <table:table-cell table:style-name="ce48" office:value-type="float" office:value="85">
            <text:p>85</text:p>
          </table:table-cell>
          <table:table-cell table:style-name="ce53" table:formula="of:=[.D44]/[.N44]" office:value-type="float" office:value="0.0941176470588235">
            <text:p>0.094</text:p>
          </table:table-cell>
          <table:table-cell table:style-name="ce48" table:formula="of:=(([.L44]*10)+[.N44])/[.D44]" office:value-type="float" office:value="24.375">
            <text:p>24.38</text:p>
          </table:table-cell>
          <table:table-cell table:style-name="ce48" office:value-type="float" office:value="10">
            <text:p>10</text:p>
          </table:table-cell>
          <table:table-cell table:style-name="ce53" table:formula="of:=([.L44]/[.Q44])*10" office:value-type="float" office:value="11">
            <text:p>11.000</text:p>
          </table:table-cell>
          <table:table-cell table:style-name="ce53" table:formula="of:=([.N44]/[.Q44])*10" office:value-type="float" office:value="85">
            <text:p>85.000</text:p>
          </table:table-cell>
          <table:table-cell table:style-name="ce48" office:value-type="float" office:value="4">
            <text:p>4</text:p>
          </table:table-cell>
          <table:table-cell table:style-name="ce44"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3" table:default-cell-style-name="Default"/>
        <table:table-column table:style-name="co30" table:default-cell-style-name="ce15"/>
        <table:table-column table:style-name="co31" table:default-cell-style-name="ce15"/>
        <table:table-column table:style-name="co32" table:default-cell-style-name="ce15"/>
        <table:table-column table:style-name="co15" table:default-cell-style-name="ce15"/>
        <table:table-column table:style-name="co33" table:default-cell-style-name="ce15"/>
        <table:table-column table:style-name="co34" table:number-columns-repeated="2" table:default-cell-style-name="ce15"/>
        <table:table-column table:style-name="co35" table:default-cell-style-name="ce15"/>
        <table:table-column table:style-name="co18" table:default-cell-style-name="ce15"/>
        <table:table-column table:style-name="co36" table:default-cell-style-name="ce15"/>
        <table:table-column table:style-name="co3" table:default-cell-style-name="ce15"/>
        <table:table-column table:style-name="co38" table:default-cell-style-name="Default"/>
        <table:table-column table:style-name="co3" table:default-cell-style-name="ce15"/>
        <table:table-column table:style-name="co40" table:default-cell-style-name="Default"/>
        <table:table-column table:style-name="co3" table:number-columns-repeated="4" table:default-cell-style-name="Default"/>
        <table:table-column table:style-name="co41" table:default-cell-style-name="ce15"/>
        <table:table-column table:style-name="co3"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3"/>
        </table:table-row>
        <table:table-row table:style-name="ro2">
          <table:table-cell table:style-name="ce41" office:value-type="string">
            <text:p>Statue</text:p>
          </table:table-cell>
          <table:table-cell table:style-name="ce45" office:value-type="string">
            <text:p>brnt2mt</text:p>
          </table:table-cell>
          <table:table-cell table:style-name="ce45" office:value-type="string">
            <text:p>Tank</text:p>
          </table:table-cell>
          <table:table-cell table:style-name="ce45" office:value-type="float" office:value="48">
            <text:p>48</text:p>
          </table:table-cell>
          <table:table-cell table:style-name="ce45"/>
          <table:table-cell table:style-name="ce45" office:value-type="float" office:value="23">
            <text:p>23</text:p>
          </table:table-cell>
          <table:table-cell table:style-name="ce45" office:value-type="float" office:value="22">
            <text:p>22</text:p>
          </table:table-cell>
          <table:table-cell table:style-name="ce45" office:value-type="float" office:value="910">
            <text:p>910</text:p>
          </table:table-cell>
          <table:table-cell table:number-columns-repeated="3" table:style-name="ce45" office:value-type="string">
            <text:p><text:s/></text:p>
          </table:table-cell>
          <table:table-cell table:style-name="ce45" office:value-type="float" office:value="200">
            <text:p>200</text:p>
          </table:table-cell>
          <table:table-cell table:style-name="ce50" table:formula="of:=[.L2]/[.H2]" office:value-type="float" office:value="0.21978021978022">
            <text:p>0.220</text:p>
          </table:table-cell>
          <table:table-cell table:style-name="ce45" office:value-type="float" office:value="1000">
            <text:p>1000</text:p>
          </table:table-cell>
          <table:table-cell table:style-name="ce50" table:formula="of:=[.D2]/[.N2]" office:value-type="float" office:value="0.048">
            <text:p>0.048</text:p>
          </table:table-cell>
          <table:table-cell table:style-name="ce45" table:formula="of:=(([.L2]*10)+[.N2])/[.D2]" office:value-type="float" office:value="62.5">
            <text:p>62.5</text:p>
          </table:table-cell>
          <table:table-cell table:style-name="ce45" office:value-type="float" office:value="142.857142858238">
            <text:p>142.86</text:p>
          </table:table-cell>
          <table:table-cell table:style-name="ce50" table:formula="of:=([.L2]/[.Q2])*10" office:value-type="float" office:value="13.9999999998927">
            <text:p>14.000</text:p>
          </table:table-cell>
          <table:table-cell table:style-name="ce50" table:formula="of:=([.N2]/[.Q2])*10" office:value-type="float" office:value="69.9999999994634">
            <text:p>70.000</text:p>
          </table:table-cell>
          <table:table-cell table:style-name="ce45" office:value-type="float" office:value="3.4">
            <text:p>3.4</text:p>
          </table:table-cell>
          <table:table-cell table:style-name="ce41" table:number-columns-repeated="1001"/>
          <table:table-cell table:number-columns-repeated="2"/>
        </table:table-row>
        <table:table-row table:style-name="ro2">
          <table:table-cell table:style-name="ce41" office:value-type="string">
            <text:p>Pillar</text:p>
          </table:table-cell>
          <table:table-cell table:style-name="ce45" office:value-type="string">
            <text:p>uel0202</text:p>
          </table:table-cell>
          <table:table-cell table:style-name="ce45" office:value-type="string">
            <text:p>Tank</text:p>
          </table:table-cell>
          <table:table-cell table:style-name="ce45" office:value-type="float" office:value="53">
            <text:p>53</text:p>
          </table:table-cell>
          <table:table-cell table:style-name="ce45"/>
          <table:table-cell table:style-name="ce45" office:value-type="float" office:value="23">
            <text:p>23</text:p>
          </table:table-cell>
          <table:table-cell table:style-name="ce45" office:value-type="float" office:value="22">
            <text:p>22</text:p>
          </table:table-cell>
          <table:table-cell table:style-name="ce45" office:value-type="float" office:value="1250">
            <text:p>1250</text:p>
          </table:table-cell>
          <table:table-cell table:number-columns-repeated="3" table:style-name="ce45" office:value-type="string">
            <text:p><text:s/></text:p>
          </table:table-cell>
          <table:table-cell table:style-name="ce45" office:value-type="float" office:value="275">
            <text:p>275</text:p>
          </table:table-cell>
          <table:table-cell table:style-name="ce50" table:formula="of:=[.L3]/[.H3]" office:value-type="float" office:value="0.22">
            <text:p>0.220</text:p>
          </table:table-cell>
          <table:table-cell table:style-name="ce45" office:value-type="float" office:value="1375">
            <text:p>1375</text:p>
          </table:table-cell>
          <table:table-cell table:style-name="ce50" table:formula="of:=[.D3]/[.N3]" office:value-type="float" office:value="0.0385454545454545">
            <text:p>0.039</text:p>
          </table:table-cell>
          <table:table-cell table:style-name="ce45" table:formula="of:=(([.L3]*10)+[.N3])/[.D3]" office:value-type="float" office:value="77.8301886792453">
            <text:p>77.83</text:p>
          </table:table-cell>
          <table:table-cell table:style-name="ce45" office:value-type="float" office:value="196.428571429845">
            <text:p>196.43</text:p>
          </table:table-cell>
          <table:table-cell table:style-name="ce50" table:formula="of:=([.L3]/[.Q3])*10" office:value-type="float" office:value="13.9999999999092">
            <text:p>14.000</text:p>
          </table:table-cell>
          <table:table-cell table:style-name="ce50" table:formula="of:=([.N3]/[.Q3])*10" office:value-type="float" office:value="69.9999999995462">
            <text:p>70.000</text:p>
          </table:table-cell>
          <table:table-cell table:style-name="ce45" office:value-type="float" office:value="2.8">
            <text:p>2.8</text:p>
          </table:table-cell>
          <table:table-cell table:style-name="ce41" table:number-columns-repeated="1001"/>
          <table:table-cell table:number-columns-repeated="2"/>
        </table:table-row>
        <table:table-row table:style-name="ro2">
          <table:table-cell table:style-name="ce41" office:value-type="string">
            <text:p>Mongoose</text:p>
          </table:table-cell>
          <table:table-cell table:style-name="ce45" office:value-type="string">
            <text:p>del0204</text:p>
          </table:table-cell>
          <table:table-cell table:style-name="ce45" office:value-type="string">
            <text:p>Bot</text:p>
          </table:table-cell>
          <table:table-cell table:style-name="ce45" office:value-type="float" office:value="83">
            <text:p>83</text:p>
          </table:table-cell>
          <table:table-cell table:style-name="ce45"/>
          <table:table-cell table:style-name="ce45" office:value-type="float" office:value="30">
            <text:p>30</text:p>
          </table:table-cell>
          <table:table-cell table:style-name="ce45" office:value-type="float" office:value="26">
            <text:p>26</text:p>
          </table:table-cell>
          <table:table-cell table:style-name="ce45" office:value-type="float" office:value="900">
            <text:p>9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250">
            <text:p>250</text:p>
          </table:table-cell>
          <table:table-cell table:style-name="ce50" table:formula="of:=[.L4]/[.H4]" office:value-type="float" office:value="0.277777777777778">
            <text:p>0.278</text:p>
          </table:table-cell>
          <table:table-cell table:style-name="ce45" office:value-type="float" office:value="1550">
            <text:p>1550</text:p>
          </table:table-cell>
          <table:table-cell table:style-name="ce50" table:formula="of:=[.D4]/[.N4]" office:value-type="float" office:value="0.0535483870967742">
            <text:p>0.054</text:p>
          </table:table-cell>
          <table:table-cell table:style-name="ce45" table:formula="of:=(([.L4]*10)+[.N4])/[.D4]" office:value-type="float" office:value="48.7951807228916">
            <text:p>48.8</text:p>
          </table:table-cell>
          <table:table-cell table:style-name="ce45" office:value-type="float" office:value="178.571428572783">
            <text:p>178.57</text:p>
          </table:table-cell>
          <table:table-cell table:style-name="ce50" table:formula="of:=([.L4]/[.Q4])*10" office:value-type="float" office:value="13.9999999998938">
            <text:p>14.000</text:p>
          </table:table-cell>
          <table:table-cell table:style-name="ce50" table:formula="of:=([.N4]/[.Q4])*10" office:value-type="float" office:value="86.7999999993416">
            <text:p>86.800</text:p>
          </table:table-cell>
          <table:table-cell table:style-name="ce45" office:value-type="float" office:value="3.4">
            <text:p>3.4</text:p>
          </table:table-cell>
          <table:table-cell table:style-name="ce41" table:number-columns-repeated="1001"/>
          <table:table-cell table:number-columns-repeated="2"/>
        </table:table-row>
        <table:table-row table:style-name="ro2">
          <table:table-cell table:style-name="ce41" office:value-type="string">
            <text:p>Inferno</text:p>
          </table:table-cell>
          <table:table-cell table:style-name="ce45" office:value-type="string">
            <text:p>bel0211</text:p>
          </table:table-cell>
          <table:table-cell table:style-name="ce45" office:value-type="string">
            <text:p>Tank</text:p>
          </table:table-cell>
          <table:table-cell table:style-name="ce45" office:value-type="float" office:value="108">
            <text:p>108</text:p>
          </table:table-cell>
          <table:table-cell table:style-name="ce45"/>
          <table:table-cell table:style-name="ce45" office:value-type="float" office:value="20">
            <text:p>20</text:p>
          </table:table-cell>
          <table:table-cell table:style-name="ce45" office:value-type="float" office:value="21">
            <text:p>21</text:p>
          </table:table-cell>
          <table:table-cell table:style-name="ce45" office:value-type="float" office:value="1320">
            <text:p>1320</text:p>
          </table:table-cell>
          <table:table-cell table:style-name="ce45" office:value-type="float" office:value="2">
            <text:p>2</text:p>
          </table:table-cell>
          <table:table-cell table:number-columns-repeated="2" table:style-name="ce45" office:value-type="string">
            <text:p><text:s/></text:p>
          </table:table-cell>
          <table:table-cell table:style-name="ce45" office:value-type="float" office:value="290">
            <text:p>290</text:p>
          </table:table-cell>
          <table:table-cell table:style-name="ce50" table:formula="of:=[.L5]/[.H5]" office:value-type="float" office:value="0.21969696969697">
            <text:p>0.220</text:p>
          </table:table-cell>
          <table:table-cell table:style-name="ce45" office:value-type="float" office:value="1450">
            <text:p>1450</text:p>
          </table:table-cell>
          <table:table-cell table:style-name="ce50" table:formula="of:=[.D5]/[.N5]" office:value-type="float" office:value="0.0744827586206896">
            <text:p>0.074</text:p>
          </table:table-cell>
          <table:table-cell table:style-name="ce45" table:formula="of:=(([.L5]*10)+[.N5])/[.D5]" office:value-type="float" office:value="40.2777777777778">
            <text:p>40.28</text:p>
          </table:table-cell>
          <table:table-cell table:style-name="ce45" office:value-type="float" office:value="207.142857144452">
            <text:p>207.14</text:p>
          </table:table-cell>
          <table:table-cell table:style-name="ce50" table:formula="of:=([.L5]/[.Q5])*10" office:value-type="float" office:value="13.9999999998922">
            <text:p>14.000</text:p>
          </table:table-cell>
          <table:table-cell table:style-name="ce50" table:formula="of:=([.N5]/[.Q5])*10" office:value-type="float" office:value="69.9999999994611">
            <text:p>70.000</text:p>
          </table:table-cell>
          <table:table-cell table:style-name="ce45" office:value-type="float" office:value="3.2">
            <text:p>3.2</text:p>
          </table:table-cell>
          <table:table-cell table:style-name="ce41" table:number-columns-repeated="1001"/>
          <table:table-cell table:number-columns-repeated="2"/>
        </table:table-row>
        <table:table-row table:style-name="ro2">
          <table:table-cell table:style-name="ce41" office:value-type="string">
            <text:p>Riptide</text:p>
          </table:table-cell>
          <table:table-cell table:style-name="ce45" office:value-type="string">
            <text:p>uel0203</text:p>
          </table:table-cell>
          <table:table-cell table:style-name="ce45" office:value-type="string">
            <text:p>Hover</text:p>
          </table:table-cell>
          <table:table-cell table:style-name="ce45" office:value-type="float" office:value="84">
            <text:p>84</text:p>
          </table:table-cell>
          <table:table-cell table:style-name="ce45"/>
          <table:table-cell table:number-columns-repeated="2" table:style-name="ce45" office:value-type="float" office:value="21">
            <text:p>21</text:p>
          </table:table-cell>
          <table:table-cell table:style-name="ce45" office:value-type="float" office:value="1125">
            <text:p>1125</text:p>
          </table:table-cell>
          <table:table-cell table:style-name="ce45" office:value-type="float" office:value="1">
            <text:p>1</text:p>
          </table:table-cell>
          <table:table-cell table:style-name="ce45" office:value-type="string">
            <text:p>Hover</text:p>
          </table:table-cell>
          <table:table-cell table:style-name="ce45" office:value-type="string">
            <text:p><text:s/></text:p>
          </table:table-cell>
          <table:table-cell table:style-name="ce45" office:value-type="float" office:value="315">
            <text:p>315</text:p>
          </table:table-cell>
          <table:table-cell table:style-name="ce50" table:formula="of:=[.L6]/[.H6]" office:value-type="float" office:value="0.28">
            <text:p>0.280</text:p>
          </table:table-cell>
          <table:table-cell table:style-name="ce45" office:value-type="float" office:value="3630">
            <text:p>3630</text:p>
          </table:table-cell>
          <table:table-cell table:style-name="ce50" table:formula="of:=[.D6]/[.N6]" office:value-type="float" office:value="0.0231404958677686">
            <text:p>0.023</text:p>
          </table:table-cell>
          <table:table-cell table:style-name="ce45" table:formula="of:=(([.L6]*10)+[.N6])/[.D6]" office:value-type="float" office:value="80.7142857142857">
            <text:p>80.71</text:p>
          </table:table-cell>
          <table:table-cell table:style-name="ce45" office:value-type="float" office:value="285.714285716476">
            <text:p>285.71</text:p>
          </table:table-cell>
          <table:table-cell table:style-name="ce50" table:formula="of:=([.L6]/[.Q6])*10" office:value-type="float" office:value="11.0249999999155">
            <text:p>11.025</text:p>
          </table:table-cell>
          <table:table-cell table:style-name="ce50" table:formula="of:=([.N6]/[.Q6])*10" office:value-type="float" office:value="127.049999999026">
            <text:p>127.050</text:p>
          </table:table-cell>
          <table:table-cell table:style-name="ce45" office:value-type="float" office:value="3.2">
            <text:p>3.2</text:p>
          </table:table-cell>
          <table:table-cell table:style-name="ce41" table:number-columns-repeated="1001"/>
          <table:table-cell table:number-columns-repeated="2"/>
        </table:table-row>
        <table:table-row table:style-name="ro2">
          <table:table-cell table:style-name="ce41" office:value-type="string">
            <text:p>Banshee</text:p>
          </table:table-cell>
          <table:table-cell table:style-name="ce45" office:value-type="string">
            <text:p>brnt2bm</text:p>
          </table:table-cell>
          <table:table-cell table:style-name="ce45" office:value-type="string">
            <text:p>Bot</text:p>
          </table:table-cell>
          <table:table-cell table:number-columns-repeated="2" table:style-name="ce45" office:value-type="float" office:value="80">
            <text:p>80</text:p>
          </table:table-cell>
          <table:table-cell table:style-name="ce45" office:value-type="float" office:value="32">
            <text:p>32</text:p>
          </table:table-cell>
          <table:table-cell table:style-name="ce45" office:value-type="float" office:value="26">
            <text:p>26</text:p>
          </table:table-cell>
          <table:table-cell table:style-name="ce45" office:value-type="float" office:value="2000">
            <text:p>2000</text:p>
          </table:table-cell>
          <table:table-cell table:style-name="ce45" office:value-type="float" office:value="1">
            <text:p>1</text:p>
          </table:table-cell>
          <table:table-cell table:style-name="ce45" office:value-type="string">
            <text:p>Yes</text:p>
          </table:table-cell>
          <table:table-cell table:style-name="ce45" office:value-type="float" office:value="50">
            <text:p>50</text:p>
          </table:table-cell>
          <table:table-cell table:style-name="ce45" office:value-type="float" office:value="785">
            <text:p>785</text:p>
          </table:table-cell>
          <table:table-cell table:style-name="ce50" table:formula="of:=[.L7]/[.H7]" office:value-type="float" office:value="0.3925">
            <text:p>0.393</text:p>
          </table:table-cell>
          <table:table-cell table:style-name="ce45" office:value-type="float" office:value="3500">
            <text:p>3500</text:p>
          </table:table-cell>
          <table:table-cell table:style-name="ce50" table:formula="of:=[.D7]/[.N7]" office:value-type="float" office:value="0.0228571428571429">
            <text:p>0.023</text:p>
          </table:table-cell>
          <table:table-cell table:style-name="ce45" table:formula="of:=(([.L7]*10)+[.N7])/[.D7]" office:value-type="float" office:value="141.875">
            <text:p>141.88</text:p>
          </table:table-cell>
          <table:table-cell table:style-name="ce45" office:value-type="float" office:value="571.428571432957">
            <text:p>571.43</text:p>
          </table:table-cell>
          <table:table-cell table:style-name="ce50" table:formula="of:=([.L7]/[.Q7])*10" office:value-type="float" office:value="13.7374999998946">
            <text:p>13.737</text:p>
          </table:table-cell>
          <table:table-cell table:style-name="ce50" table:formula="of:=([.N7]/[.Q7])*10" office:value-type="float" office:value="61.2499999995299">
            <text:p>61.250</text:p>
          </table:table-cell>
          <table:table-cell table:style-name="ce45" office:value-type="float" office:value="2.8">
            <text:p>2.8</text:p>
          </table:table-cell>
          <table:table-cell table:style-name="ce41"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3429039831305">
            <text:p>0.04</text:p>
          </table:table-cell>
          <table:table-cell table:formula="of:=SUM([.P2:.P7])/6" office:value-type="float" office:value="75.3320721490334">
            <text:p>75.33</text:p>
          </table:table-cell>
          <table:table-cell table:number-columns-repeated="3"/>
          <table:table-cell table:style-name="Default"/>
          <table:table-cell table:number-columns-repeated="1003"/>
        </table:table-row>
        <table:table-row table:style-name="ro2">
          <table:table-cell table:style-name="ce42" office:value-type="string">
            <text:p>Zealot</text:p>
          </table:table-cell>
          <table:table-cell table:style-name="ce46" office:value-type="string">
            <text:p>bal0206</text:p>
          </table:table-cell>
          <table:table-cell table:style-name="ce46" office:value-type="string">
            <text:p>Tank</text:p>
          </table:table-cell>
          <table:table-cell table:style-name="ce46" office:value-type="float" office:value="54">
            <text:p>54</text:p>
          </table:table-cell>
          <table:table-cell table:style-name="ce46"/>
          <table:table-cell table:style-name="ce46" office:value-type="float" office:value="24">
            <text:p>24</text:p>
          </table:table-cell>
          <table:table-cell table:style-name="ce46" office:value-type="float" office:value="21">
            <text:p>21</text:p>
          </table:table-cell>
          <table:table-cell table:style-name="ce46" office:value-type="float" office:value="800">
            <text:p>80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180">
            <text:p>180</text:p>
          </table:table-cell>
          <table:table-cell table:style-name="ce51" table:formula="of:=[.L9]/[.H9]" office:value-type="float" office:value="0.225">
            <text:p>0.225</text:p>
          </table:table-cell>
          <table:table-cell table:style-name="ce46" office:value-type="float" office:value="900">
            <text:p>900</text:p>
          </table:table-cell>
          <table:table-cell table:style-name="ce51" table:formula="of:=[.D9]/[.N9]" office:value-type="float" office:value="0.06">
            <text:p>0.060</text:p>
          </table:table-cell>
          <table:table-cell table:style-name="ce46" table:formula="of:=(([.L9]*10)+[.N9])/[.D9]" office:value-type="float" office:value="50">
            <text:p>50</text:p>
          </table:table-cell>
          <table:table-cell table:style-name="ce46" office:value-type="float" office:value="128.571428572399">
            <text:p>128.57</text:p>
          </table:table-cell>
          <table:table-cell table:style-name="ce51" table:formula="of:=([.L9]/[.Q9])*10" office:value-type="float" office:value="13.9999999998943">
            <text:p>14.000</text:p>
          </table:table-cell>
          <table:table-cell table:style-name="ce51" table:formula="of:=([.N9]/[.Q9])*10" office:value-type="float" office:value="69.9999999994717">
            <text:p>70.000</text:p>
          </table:table-cell>
          <table:table-cell table:style-name="ce46" office:value-type="float" office:value="3">
            <text:p>3</text:p>
          </table:table-cell>
          <table:table-cell table:style-name="ce42" table:number-columns-repeated="1001"/>
          <table:table-cell table:number-columns-repeated="2"/>
        </table:table-row>
        <table:table-row table:style-name="ro2">
          <table:table-cell table:style-name="ce42" office:value-type="string">
            <text:p>Obsidian</text:p>
          </table:table-cell>
          <table:table-cell table:style-name="ce46" office:value-type="string">
            <text:p>ual0202</text:p>
          </table:table-cell>
          <table:table-cell table:style-name="ce46" office:value-type="string">
            <text:p>Tank</text:p>
          </table:table-cell>
          <table:table-cell table:style-name="ce46" office:value-type="float" office:value="100">
            <text:p>100</text:p>
          </table:table-cell>
          <table:table-cell table:style-name="ce46"/>
          <table:table-cell table:number-columns-repeated="2" table:style-name="ce46" office:value-type="float" office:value="25">
            <text:p>25</text:p>
          </table:table-cell>
          <table:table-cell table:style-name="ce46" office:value-type="float" office:value="1850">
            <text:p>185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465">
            <text:p>465</text:p>
          </table:table-cell>
          <table:table-cell table:style-name="ce51" table:formula="of:=[.L10]/[.H10]" office:value-type="float" office:value="0.251351351351351">
            <text:p>0.251</text:p>
          </table:table-cell>
          <table:table-cell table:style-name="ce46" office:value-type="float" office:value="3800">
            <text:p>3800</text:p>
          </table:table-cell>
          <table:table-cell table:style-name="ce51" table:formula="of:=[.D10]/[.N10]" office:value-type="float" office:value="0.0263157894736842">
            <text:p>0.026</text:p>
          </table:table-cell>
          <table:table-cell table:style-name="ce46" table:formula="of:=(([.L10]*10)+[.N10])/[.D10]" office:value-type="float" office:value="84.5">
            <text:p>84.5</text:p>
          </table:table-cell>
          <table:table-cell table:style-name="ce46" office:value-type="float" office:value="332.142857144902">
            <text:p>332.14</text:p>
          </table:table-cell>
          <table:table-cell table:style-name="ce51" table:formula="of:=([.L10]/[.Q10])*10" office:value-type="float" office:value="13.9999999999138">
            <text:p>14.000</text:p>
          </table:table-cell>
          <table:table-cell table:style-name="ce51" table:formula="of:=([.N10]/[.Q10])*10" office:value-type="float" office:value="114.408602149833">
            <text:p>114.409</text:p>
          </table:table-cell>
          <table:table-cell table:style-name="ce46" office:value-type="float" office:value="2.8">
            <text:p>2.8</text:p>
          </table:table-cell>
          <table:table-cell table:style-name="ce42" table:number-columns-repeated="1001"/>
          <table:table-cell table:number-columns-repeated="2"/>
        </table:table-row>
        <table:table-row table:style-name="ro2">
          <table:table-cell table:style-name="ce42" office:value-type="string">
            <text:p>Blaze</text:p>
          </table:table-cell>
          <table:table-cell table:style-name="ce46" office:value-type="string">
            <text:p>xal0203</text:p>
          </table:table-cell>
          <table:table-cell table:style-name="ce46" office:value-type="string">
            <text:p>Hover</text:p>
          </table:table-cell>
          <table:table-cell table:style-name="ce46" office:value-type="float" office:value="80">
            <text:p>80</text:p>
          </table:table-cell>
          <table:table-cell table:style-name="ce46"/>
          <table:table-cell table:style-name="ce46" office:value-type="float" office:value="24">
            <text:p>24</text:p>
          </table:table-cell>
          <table:table-cell table:style-name="ce46" office:value-type="float" office:value="23">
            <text:p>23</text:p>
          </table:table-cell>
          <table:table-cell table:style-name="ce46" office:value-type="float" office:value="900">
            <text:p>900</text:p>
          </table:table-cell>
          <table:table-cell table:style-name="ce46" office:value-type="float" office:value="2">
            <text:p>2</text:p>
          </table:table-cell>
          <table:table-cell table:style-name="ce46" office:value-type="string">
            <text:p>Hover</text:p>
          </table:table-cell>
          <table:table-cell table:style-name="ce46" office:value-type="string">
            <text:p><text:s/></text:p>
          </table:table-cell>
          <table:table-cell table:style-name="ce46" office:value-type="float" office:value="250">
            <text:p>250</text:p>
          </table:table-cell>
          <table:table-cell table:style-name="ce51" table:formula="of:=[.L11]/[.H11]" office:value-type="float" office:value="0.277777777777778">
            <text:p>0.278</text:p>
          </table:table-cell>
          <table:table-cell table:style-name="ce46" office:value-type="float" office:value="2150">
            <text:p>2150</text:p>
          </table:table-cell>
          <table:table-cell table:style-name="ce51" table:formula="of:=[.D11]/[.N11]" office:value-type="float" office:value="0.0372093023255814">
            <text:p>0.037</text:p>
          </table:table-cell>
          <table:table-cell table:style-name="ce46" table:formula="of:=(([.L11]*10)+[.N11])/[.D11]" office:value-type="float" office:value="58.125">
            <text:p>58.13</text:p>
          </table:table-cell>
          <table:table-cell table:style-name="ce46" office:value-type="float" office:value="178.571428572783">
            <text:p>178.57</text:p>
          </table:table-cell>
          <table:table-cell table:style-name="ce51" table:formula="of:=([.L11]/[.Q11])*10" office:value-type="float" office:value="13.9999999998938">
            <text:p>14.000</text:p>
          </table:table-cell>
          <table:table-cell table:style-name="ce51" table:formula="of:=([.N11]/[.Q11])*10" office:value-type="float" office:value="120.399999999087">
            <text:p>120.400</text:p>
          </table:table-cell>
          <table:table-cell table:style-name="ce46" office:value-type="float" office:value="3.6">
            <text:p>3.6</text:p>
          </table:table-cell>
          <table:table-cell table:style-name="ce42" table:number-columns-repeated="1001"/>
          <table:table-cell table:number-columns-repeated="2"/>
        </table:table-row>
        <table:table-row table:style-name="ro2">
          <table:table-cell table:style-name="ce42" office:value-type="string">
            <text:p>Amphorak</text:p>
          </table:table-cell>
          <table:table-cell table:style-name="ce46" office:value-type="string">
            <text:p>brot2asb</text:p>
          </table:table-cell>
          <table:table-cell table:style-name="ce46" office:value-type="string">
            <text:p>Bot</text:p>
          </table:table-cell>
          <table:table-cell table:style-name="ce46" office:value-type="float" office:value="120">
            <text:p>120</text:p>
          </table:table-cell>
          <table:table-cell table:style-name="ce46"/>
          <table:table-cell table:style-name="ce46" office:value-type="float" office:value="32">
            <text:p>32</text:p>
          </table:table-cell>
          <table:table-cell table:style-name="ce46" office:value-type="float" office:value="24">
            <text:p>24</text:p>
          </table:table-cell>
          <table:table-cell table:style-name="ce46" office:value-type="float" office:value="1850">
            <text:p>1850</text:p>
          </table:table-cell>
          <table:table-cell table:style-name="ce46" office:value-type="float" office:value="1">
            <text:p>1</text:p>
          </table:table-cell>
          <table:table-cell table:style-name="ce46" office:value-type="string">
            <text:p>Yes</text:p>
          </table:table-cell>
          <table:table-cell table:style-name="ce46" office:value-type="float" office:value="50">
            <text:p>50</text:p>
          </table:table-cell>
          <table:table-cell table:style-name="ce46" office:value-type="float" office:value="720">
            <text:p>720</text:p>
          </table:table-cell>
          <table:table-cell table:style-name="ce51" table:formula="of:=[.L12]/[.H12]" office:value-type="float" office:value="0.389189189189189">
            <text:p>0.389</text:p>
          </table:table-cell>
          <table:table-cell table:style-name="ce46" office:value-type="float" office:value="4000">
            <text:p>4000</text:p>
          </table:table-cell>
          <table:table-cell table:style-name="ce51" table:formula="of:=[.D12]/[.N12]" office:value-type="float" office:value="0.03">
            <text:p>0.030</text:p>
          </table:table-cell>
          <table:table-cell table:style-name="ce46" table:formula="of:=(([.L12]*10)+[.N12])/[.D12]" office:value-type="float" office:value="93.3333333333333">
            <text:p>93.33</text:p>
          </table:table-cell>
          <table:table-cell table:style-name="ce46" office:value-type="float" office:value="514.285714289696">
            <text:p>514.29</text:p>
          </table:table-cell>
          <table:table-cell table:style-name="ce51" table:formula="of:=([.L12]/[.Q12])*10" office:value-type="float" office:value="13.9999999998916">
            <text:p>14.000</text:p>
          </table:table-cell>
          <table:table-cell table:style-name="ce51" table:formula="of:=([.N12]/[.Q12])*10" office:value-type="float" office:value="77.7777777771756">
            <text:p>77.778</text:p>
          </table:table-cell>
          <table:table-cell table:style-name="ce46" office:value-type="float" office:value="2.8">
            <text:p>2.8</text:p>
          </table:table-cell>
          <table:table-cell table:style-name="ce42"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383812729498164">
            <text:p>0.04</text:p>
          </table:table-cell>
          <table:table-cell table:formula="of:=SUM([.P9:.P12])/4" office:value-type="float" office:value="71.4895833333333">
            <text:p>71.49</text:p>
          </table:table-cell>
          <table:table-cell table:number-columns-repeated="3"/>
          <table:table-cell table:style-name="Default"/>
          <table:table-cell table:number-columns-repeated="1003"/>
        </table:table-row>
        <table:table-row table:style-name="ro2">
          <table:table-cell table:style-name="ce43" office:value-type="string">
            <text:p>Hoplite</text:p>
          </table:table-cell>
          <table:table-cell table:style-name="ce47" office:value-type="string">
            <text:p>drl0204</text:p>
          </table:table-cell>
          <table:table-cell table:style-name="ce47" office:value-type="string">
            <text:p>Bot</text:p>
          </table:table-cell>
          <table:table-cell table:style-name="ce47" office:value-type="float" office:value="54">
            <text:p>54</text:p>
          </table:table-cell>
          <table:table-cell table:style-name="ce47"/>
          <table:table-cell table:style-name="ce47" office:value-type="float" office:value="42">
            <text:p>42</text:p>
          </table:table-cell>
          <table:table-cell table:style-name="ce47" office:value-type="float" office:value="25">
            <text:p>25</text:p>
          </table:table-cell>
          <table:table-cell table:style-name="ce47" office:value-type="float" office:value="780">
            <text:p>780</text:p>
          </table:table-cell>
          <table:table-cell table:style-name="ce47" office:value-type="float" office:value="1">
            <text:p>1</text:p>
          </table:table-cell>
          <table:table-cell table:number-columns-repeated="2" table:style-name="ce47" office:value-type="string">
            <text:p><text:s/></text:p>
          </table:table-cell>
          <table:table-cell table:style-name="ce47" office:value-type="float" office:value="205">
            <text:p>205</text:p>
          </table:table-cell>
          <table:table-cell table:style-name="ce52" table:formula="of:=[.L14]/[.H14]" office:value-type="float" office:value="0.262820512820513">
            <text:p>0.263</text:p>
          </table:table-cell>
          <table:table-cell table:style-name="ce47" office:value-type="float" office:value="1350">
            <text:p>1350</text:p>
          </table:table-cell>
          <table:table-cell table:style-name="ce52" table:formula="of:=[.D14]/[.N14]" office:value-type="float" office:value="0.04">
            <text:p>0.040</text:p>
          </table:table-cell>
          <table:table-cell table:style-name="ce47" table:formula="of:=(([.L14]*10)+[.N14])/[.D14]" office:value-type="float" office:value="62.962962962963">
            <text:p>62.96</text:p>
          </table:table-cell>
          <table:table-cell table:style-name="ce47" office:value-type="float" office:value="142.857142858238">
            <text:p>142.86</text:p>
          </table:table-cell>
          <table:table-cell table:style-name="ce52" table:formula="of:=([.L14]/[.Q14])*10" office:value-type="float" office:value="14.34999999989">
            <text:p>14.350</text:p>
          </table:table-cell>
          <table:table-cell table:style-name="ce52" table:formula="of:=([.N14]/[.Q14])*10" office:value-type="float" office:value="94.4999999992756">
            <text:p>94.500</text:p>
          </table:table-cell>
          <table:table-cell table:style-name="ce47" office:value-type="float" office:value="3.2">
            <text:p>3.2</text:p>
          </table:table-cell>
          <table:table-cell table:style-name="ce43" table:number-columns-repeated="1001"/>
          <table:table-cell table:number-columns-repeated="2"/>
        </table:table-row>
        <table:table-row table:style-name="ro2">
          <table:table-cell table:style-name="ce43" office:value-type="string">
            <text:p>Scorpion</text:p>
          </table:table-cell>
          <table:table-cell table:style-name="ce47" office:value-type="string">
            <text:p>brl0205</text:p>
          </table:table-cell>
          <table:table-cell table:style-name="ce47" office:value-type="string">
            <text:p>Bot</text:p>
          </table:table-cell>
          <table:table-cell table:style-name="ce47" office:value-type="float" office:value="73">
            <text:p>73</text:p>
          </table:table-cell>
          <table:table-cell table:style-name="ce47"/>
          <table:table-cell table:style-name="ce47" office:value-type="float" office:value="27">
            <text:p>27</text:p>
          </table:table-cell>
          <table:table-cell table:style-name="ce47" office:value-type="float" office:value="28">
            <text:p>28</text:p>
          </table:table-cell>
          <table:table-cell table:style-name="ce47" office:value-type="float" office:value="900">
            <text:p>900</text:p>
          </table:table-cell>
          <table:table-cell table:style-name="ce47" office:value-type="float" office:value="2">
            <text:p>2</text:p>
          </table:table-cell>
          <table:table-cell table:style-name="ce47" office:value-type="string">
            <text:p><text:s/></text:p>
          </table:table-cell>
          <table:table-cell table:style-name="ce47" office:value-type="float" office:value="50">
            <text:p>50</text:p>
          </table:table-cell>
          <table:table-cell table:style-name="ce47" office:value-type="float" office:value="235">
            <text:p>235</text:p>
          </table:table-cell>
          <table:table-cell table:style-name="ce52" table:formula="of:=[.L15]/[.H15]" office:value-type="float" office:value="0.261111111111111">
            <text:p>0.261</text:p>
          </table:table-cell>
          <table:table-cell table:style-name="ce47" office:value-type="float" office:value="1550">
            <text:p>1550</text:p>
          </table:table-cell>
          <table:table-cell table:style-name="ce52" table:formula="of:=[.D15]/[.N15]" office:value-type="float" office:value="0.0470967741935484">
            <text:p>0.047</text:p>
          </table:table-cell>
          <table:table-cell table:style-name="ce47" table:formula="of:=(([.L15]*10)+[.N15])/[.D15]" office:value-type="float" office:value="53.4246575342466">
            <text:p>53.42</text:p>
          </table:table-cell>
          <table:table-cell table:style-name="ce47" office:value-type="float" office:value="167.857142857884">
            <text:p>167.86</text:p>
          </table:table-cell>
          <table:table-cell table:style-name="ce52" table:formula="of:=([.L15]/[.Q15])*10" office:value-type="float" office:value="13.9999999999382">
            <text:p>14.000</text:p>
          </table:table-cell>
          <table:table-cell table:style-name="ce52" table:formula="of:=([.N15]/[.Q15])*10" office:value-type="float" office:value="92.3404255315072">
            <text:p>92.340</text:p>
          </table:table-cell>
          <table:table-cell table:style-name="ce47" office:value-type="float" office:value="3.2">
            <text:p>3.2</text:p>
          </table:table-cell>
          <table:table-cell table:style-name="ce43" table:number-columns-repeated="1001"/>
          <table:table-cell table:number-columns-repeated="2"/>
        </table:table-row>
        <table:table-row table:style-name="ro2">
          <table:table-cell table:style-name="ce43" office:value-type="string">
            <text:p>Rhino</text:p>
          </table:table-cell>
          <table:table-cell table:style-name="ce47" office:value-type="string">
            <text:p>url0202</text:p>
          </table:table-cell>
          <table:table-cell table:style-name="ce47" office:value-type="string">
            <text:p>Tank</text:p>
          </table:table-cell>
          <table:table-cell table:style-name="ce47" office:value-type="float" office:value="80">
            <text:p>80</text:p>
          </table:table-cell>
          <table:table-cell table:style-name="ce47"/>
          <table:table-cell table:style-name="ce47" office:value-type="float" office:value="27">
            <text:p>27</text:p>
          </table:table-cell>
          <table:table-cell table:style-name="ce47" office:value-type="float" office:value="22">
            <text:p>22</text:p>
          </table:table-cell>
          <table:table-cell table:style-name="ce47" office:value-type="float" office:value="1050">
            <text:p>1050</text:p>
          </table:table-cell>
          <table:table-cell table:style-name="ce47" office:value-type="float" office:value="1.5">
            <text:p>1.5</text:p>
          </table:table-cell>
          <table:table-cell table:number-columns-repeated="2" table:style-name="ce47" office:value-type="string">
            <text:p><text:s/></text:p>
          </table:table-cell>
          <table:table-cell table:style-name="ce47" office:value-type="float" office:value="265">
            <text:p>265</text:p>
          </table:table-cell>
          <table:table-cell table:style-name="ce52" table:formula="of:=[.L16]/[.H16]" office:value-type="float" office:value="0.252380952380952">
            <text:p>0.252</text:p>
          </table:table-cell>
          <table:table-cell table:style-name="ce47" office:value-type="float" office:value="1500">
            <text:p>1500</text:p>
          </table:table-cell>
          <table:table-cell table:style-name="ce52" table:formula="of:=[.D16]/[.N16]" office:value-type="float" office:value="0.0533333333333333">
            <text:p>0.053</text:p>
          </table:table-cell>
          <table:table-cell table:style-name="ce47" table:formula="of:=(([.L16]*10)+[.N16])/[.D16]" office:value-type="float" office:value="51.875">
            <text:p>51.88</text:p>
          </table:table-cell>
          <table:table-cell table:style-name="ce47" office:value-type="float" office:value="189.285714286977">
            <text:p>189.29</text:p>
          </table:table-cell>
          <table:table-cell table:style-name="ce52" table:formula="of:=([.L16]/[.Q16])*10" office:value-type="float" office:value="13.9999999999066">
            <text:p>14.000</text:p>
          </table:table-cell>
          <table:table-cell table:style-name="ce52" table:formula="of:=([.N16]/[.Q16])*10" office:value-type="float" office:value="79.2452830183393">
            <text:p>79.245</text:p>
          </table:table-cell>
          <table:table-cell table:style-name="ce47" office:value-type="float" office:value="2.9">
            <text:p>2.9</text:p>
          </table:table-cell>
          <table:table-cell table:style-name="ce43" table:number-columns-repeated="1001"/>
          <table:table-cell table:number-columns-repeated="2"/>
        </table:table-row>
        <table:table-row table:style-name="ro2">
          <table:table-cell table:style-name="ce43" office:value-type="string">
            <text:p>Hippo</text:p>
          </table:table-cell>
          <table:table-cell table:style-name="ce47" office:value-type="string">
            <text:p>brmt2ht</text:p>
          </table:table-cell>
          <table:table-cell table:style-name="ce47" office:value-type="string">
            <text:p>Tank</text:p>
          </table:table-cell>
          <table:table-cell table:style-name="ce47" office:value-type="float" office:value="105">
            <text:p>105</text:p>
          </table:table-cell>
          <table:table-cell table:style-name="ce47"/>
          <table:table-cell table:style-name="ce47" office:value-type="float" office:value="32">
            <text:p>32</text:p>
          </table:table-cell>
          <table:table-cell table:style-name="ce47" office:value-type="float" office:value="22">
            <text:p>22</text:p>
          </table:table-cell>
          <table:table-cell table:style-name="ce47" office:value-type="float" office:value="1200">
            <text:p>1200</text:p>
          </table:table-cell>
          <table:table-cell table:style-name="ce47" office:value-type="float" office:value="2">
            <text:p>2</text:p>
          </table:table-cell>
          <table:table-cell table:number-columns-repeated="2" table:style-name="ce47" office:value-type="string">
            <text:p><text:s/></text:p>
          </table:table-cell>
          <table:table-cell table:style-name="ce47" office:value-type="float" office:value="310">
            <text:p>310</text:p>
          </table:table-cell>
          <table:table-cell table:style-name="ce52" table:formula="of:=[.L17]/[.H17]" office:value-type="float" office:value="0.258333333333333">
            <text:p>0.258</text:p>
          </table:table-cell>
          <table:table-cell table:style-name="ce47" office:value-type="float" office:value="1800">
            <text:p>1800</text:p>
          </table:table-cell>
          <table:table-cell table:style-name="ce52" table:formula="of:=[.D17]/[.N17]" office:value-type="float" office:value="0.0583333333333333">
            <text:p>0.058</text:p>
          </table:table-cell>
          <table:table-cell table:style-name="ce47" table:formula="of:=(([.L17]*10)+[.N17])/[.D17]" office:value-type="float" office:value="46.6666666666667">
            <text:p>46.67</text:p>
          </table:table-cell>
          <table:table-cell table:style-name="ce47" office:value-type="float" office:value="217.5">
            <text:p>217.5</text:p>
          </table:table-cell>
          <table:table-cell table:style-name="ce52" table:formula="of:=([.L17]/[.Q17])*10" office:value-type="float" office:value="14.2528735632184">
            <text:p>14.253</text:p>
          </table:table-cell>
          <table:table-cell table:style-name="ce52" table:formula="of:=([.N17]/[.Q17])*10" office:value-type="float" office:value="82.7586206896552">
            <text:p>82.759</text:p>
          </table:table-cell>
          <table:table-cell table:style-name="ce47" office:value-type="float" office:value="2.6">
            <text:p>2.6</text:p>
          </table:table-cell>
          <table:table-cell table:style-name="ce43" table:number-columns-repeated="1001"/>
          <table:table-cell table:number-columns-repeated="2"/>
        </table:table-row>
        <table:table-row table:style-name="ro2">
          <table:table-cell table:style-name="ce43" office:value-type="string">
            <text:p>Wagner</text:p>
          </table:table-cell>
          <table:table-cell table:style-name="ce47" office:value-type="string">
            <text:p>url0203</text:p>
          </table:table-cell>
          <table:table-cell table:style-name="ce47" office:value-type="string">
            <text:p>Tank</text:p>
          </table:table-cell>
          <table:table-cell table:style-name="ce47" office:value-type="float" office:value="90">
            <text:p>90</text:p>
          </table:table-cell>
          <table:table-cell table:style-name="ce47"/>
          <table:table-cell table:style-name="ce47" office:value-type="float" office:value="22">
            <text:p>22</text:p>
          </table:table-cell>
          <table:table-cell table:style-name="ce47" office:value-type="float" office:value="21">
            <text:p>21</text:p>
          </table:table-cell>
          <table:table-cell table:style-name="ce47" office:value-type="float" office:value="1250">
            <text:p>1250</text:p>
          </table:table-cell>
          <table:table-cell table:style-name="ce47" office:value-type="float" office:value="2">
            <text:p>2</text:p>
          </table:table-cell>
          <table:table-cell table:style-name="ce47" office:value-type="string">
            <text:p>Yes</text:p>
          </table:table-cell>
          <table:table-cell table:style-name="ce47" office:value-type="string">
            <text:p><text:s/></text:p>
          </table:table-cell>
          <table:table-cell table:style-name="ce47" office:value-type="float" office:value="475">
            <text:p>475</text:p>
          </table:table-cell>
          <table:table-cell table:style-name="ce52" table:formula="of:=[.L18]/[.H18]" office:value-type="float" office:value="0.38">
            <text:p>0.380</text:p>
          </table:table-cell>
          <table:table-cell table:style-name="ce47" office:value-type="float" office:value="2850">
            <text:p>2850</text:p>
          </table:table-cell>
          <table:table-cell table:style-name="ce52" table:formula="of:=[.D18]/[.N18]" office:value-type="float" office:value="0.0315789473684211">
            <text:p>0.032</text:p>
          </table:table-cell>
          <table:table-cell table:style-name="ce47" table:formula="of:=(([.L18]*10)+[.N18])/[.D18]" office:value-type="float" office:value="84.4444444444444">
            <text:p>84.44</text:p>
          </table:table-cell>
          <table:table-cell table:style-name="ce47" office:value-type="float" office:value="353.571428573503">
            <text:p>353.57</text:p>
          </table:table-cell>
          <table:table-cell table:style-name="ce52" table:formula="of:=([.L18]/[.Q18])*10" office:value-type="float" office:value="13.4343434342646">
            <text:p>13.434</text:p>
          </table:table-cell>
          <table:table-cell table:style-name="ce52" table:formula="of:=([.N18]/[.Q18])*10" office:value-type="float" office:value="80.6060606055877">
            <text:p>80.606</text:p>
          </table:table-cell>
          <table:table-cell table:style-name="ce47" office:value-type="float" office:value="2.9">
            <text:p>2.9</text:p>
          </table:table-cell>
          <table:table-cell table:style-name="ce43" table:number-columns-repeated="1001"/>
          <table:table-cell table:number-columns-repeated="2"/>
        </table:table-row>
        <table:table-row table:style-name="ro2">
          <table:table-cell table:style-name="ce43" office:value-type="string">
            <text:p>Immortal</text:p>
          </table:table-cell>
          <table:table-cell table:style-name="ce47" office:value-type="string">
            <text:p>brmt2medm</text:p>
          </table:table-cell>
          <table:table-cell table:style-name="ce47" office:value-type="string">
            <text:p>Bot</text:p>
          </table:table-cell>
          <table:table-cell table:style-name="ce47" office:value-type="float" office:value="130">
            <text:p>130</text:p>
          </table:table-cell>
          <table:table-cell table:style-name="ce47"/>
          <table:table-cell table:style-name="ce47" office:value-type="float" office:value="32">
            <text:p>32</text:p>
          </table:table-cell>
          <table:table-cell table:style-name="ce47" office:value-type="float" office:value="26">
            <text:p>26</text:p>
          </table:table-cell>
          <table:table-cell table:style-name="ce47" office:value-type="float" office:value="1850">
            <text:p>1850</text:p>
          </table:table-cell>
          <table:table-cell table:style-name="ce47" office:value-type="float" office:value="3">
            <text:p>3</text:p>
          </table:table-cell>
          <table:table-cell table:style-name="ce47" office:value-type="string">
            <text:p>Yes</text:p>
          </table:table-cell>
          <table:table-cell table:style-name="ce47" office:value-type="string">
            <text:p><text:s/></text:p>
          </table:table-cell>
          <table:table-cell table:style-name="ce47" office:value-type="float" office:value="740">
            <text:p>740</text:p>
          </table:table-cell>
          <table:table-cell table:style-name="ce52" table:formula="of:=[.L19]/[.H19]" office:value-type="float" office:value="0.4">
            <text:p>0.400</text:p>
          </table:table-cell>
          <table:table-cell table:style-name="ce47" office:value-type="float" office:value="4100">
            <text:p>4100</text:p>
          </table:table-cell>
          <table:table-cell table:style-name="ce52" table:formula="of:=[.D19]/[.N19]" office:value-type="float" office:value="0.0317073170731707">
            <text:p>0.032</text:p>
          </table:table-cell>
          <table:table-cell table:style-name="ce47" table:formula="of:=(([.L19]*10)+[.N19])/[.D19]" office:value-type="float" office:value="88.4615384615385">
            <text:p>88.46</text:p>
          </table:table-cell>
          <table:table-cell table:style-name="ce47" office:value-type="float" office:value="535.714285717994">
            <text:p>535.71</text:p>
          </table:table-cell>
          <table:table-cell table:style-name="ce52" table:formula="of:=([.L19]/[.Q19])*10" office:value-type="float" office:value="13.8133333332377">
            <text:p>13.813</text:p>
          </table:table-cell>
          <table:table-cell table:style-name="ce52" table:formula="of:=([.N19]/[.Q19])*10" office:value-type="float" office:value="76.5333333328036">
            <text:p>76.533</text:p>
          </table:table-cell>
          <table:table-cell table:style-name="ce47" office:value-type="float" office:value="2.8">
            <text:p>2.8</text:p>
          </table:table-cell>
          <table:table-cell table:style-name="ce43" table:number-columns-repeated="1001"/>
          <table:table-cell table:number-columns-repeated="2"/>
        </table:table-row>
        <table:table-row table:style-name="ro2">
          <table:table-cell table:style-name="ce111" table:number-columns-repeated="12"/>
          <table:table-cell table:style-name="ce112" table:formula="of:=SUM([.M14:.M19])/6" office:value-type="float" office:value="0.302440984940985">
            <text:p>0.302</text:p>
          </table:table-cell>
          <table:table-cell table:style-name="ce111"/>
          <table:table-cell table:style-name="ce112" table:formula="of:=SUM([.O14:.O19])/6" office:value-type="float" office:value="0.0436749508836345">
            <text:p>0.044</text:p>
          </table:table-cell>
          <table:table-cell table:style-name="ce111" table:formula="of:=SUM([.P14:.P19])/6" office:value-type="float" office:value="64.6392116783099">
            <text:p>64.64</text:p>
          </table:table-cell>
          <table:table-cell table:style-name="ce111"/>
          <table:table-cell table:style-name="ce112" table:number-columns-repeated="2"/>
          <table:table-cell table:style-name="ce111" table:number-columns-repeated="1004"/>
        </table:table-row>
        <table:table-row table:style-name="ro2">
          <table:table-cell table:style-name="ce44" office:value-type="string">
            <text:p>Ilshavoh</text:p>
          </table:table-cell>
          <table:table-cell table:style-name="ce48" office:value-type="string">
            <text:p>xsl0202</text:p>
          </table:table-cell>
          <table:table-cell table:style-name="ce48" office:value-type="string">
            <text:p>Bot</text:p>
          </table:table-cell>
          <table:table-cell table:style-name="ce48" office:value-type="float" office:value="90">
            <text:p>90</text:p>
          </table:table-cell>
          <table:table-cell table:style-name="ce48"/>
          <table:table-cell table:style-name="ce48" office:value-type="float" office:value="28">
            <text:p>28</text:p>
          </table:table-cell>
          <table:table-cell table:style-name="ce48" office:value-type="float" office:value="22">
            <text:p>22</text:p>
          </table:table-cell>
          <table:table-cell table:style-name="ce48" office:value-type="float" office:value="1650">
            <text:p>1650</text:p>
          </table:table-cell>
          <table:table-cell table:style-name="ce48" office:value-type="float" office:value="1">
            <text:p>1</text:p>
          </table:table-cell>
          <table:table-cell table:number-columns-repeated="2" table:style-name="ce48" office:value-type="string">
            <text:p><text:s/></text:p>
          </table:table-cell>
          <table:table-cell table:style-name="ce48" office:value-type="float" office:value="400">
            <text:p>400</text:p>
          </table:table-cell>
          <table:table-cell table:style-name="ce53" table:formula="of:=[.L21]/[.H21]" office:value-type="float" office:value="0.242424242424242">
            <text:p>0.242</text:p>
          </table:table-cell>
          <table:table-cell table:style-name="ce48" office:value-type="float" office:value="2150">
            <text:p>2150</text:p>
          </table:table-cell>
          <table:table-cell table:style-name="ce53" table:formula="of:=[.D21]/[.N21]" office:value-type="float" office:value="0.0418604651162791">
            <text:p>0.042</text:p>
          </table:table-cell>
          <table:table-cell table:style-name="ce48" table:formula="of:=(([.L21]*10)+[.N21])/[.D21]" office:value-type="float" office:value="68.3333333333333">
            <text:p>68.33</text:p>
          </table:table-cell>
          <table:table-cell table:style-name="ce48" office:value-type="float" office:value="285.714285716476">
            <text:p>285.71</text:p>
          </table:table-cell>
          <table:table-cell table:style-name="ce53" table:formula="of:=([.L21]/[.Q21])*10" office:value-type="float" office:value="13.9999999998927">
            <text:p>14.000</text:p>
          </table:table-cell>
          <table:table-cell table:style-name="ce53" table:formula="of:=([.N21]/[.Q21])*10" office:value-type="float" office:value="75.2499999994231">
            <text:p>75.250</text:p>
          </table:table-cell>
          <table:table-cell table:style-name="ce48" office:value-type="float" office:value="2.7">
            <text:p>2.7</text:p>
          </table:table-cell>
          <table:table-cell table:style-name="ce44" table:number-columns-repeated="1001"/>
          <table:table-cell table:number-columns-repeated="2"/>
        </table:table-row>
        <table:table-row table:style-name="ro2">
          <table:table-cell table:style-name="ce55" office:value-type="string">
            <text:p>Onyzum</text:p>
          </table:table-cell>
          <table:table-cell table:style-name="ce56" office:value-type="string">
            <text:p>WSL0202</text:p>
          </table:table-cell>
          <table:table-cell table:style-name="ce56" office:value-type="string">
            <text:p>Tank</text:p>
          </table:table-cell>
          <table:table-cell table:style-name="ce56" office:value-type="float" office:value="72">
            <text:p>72</text:p>
          </table:table-cell>
          <table:table-cell table:style-name="ce56"/>
          <table:table-cell table:number-columns-repeated="2" table:style-name="ce56" office:value-type="float" office:value="25">
            <text:p>25</text:p>
          </table:table-cell>
          <table:table-cell table:style-name="ce56" office:value-type="float" office:value="1250">
            <text:p>1250</text:p>
          </table:table-cell>
          <table:table-cell table:style-name="ce56" office:value-type="float" office:value="2">
            <text:p>2</text:p>
          </table:table-cell>
          <table:table-cell table:number-columns-repeated="2" table:style-name="ce56" office:value-type="string">
            <text:p><text:s/></text:p>
          </table:table-cell>
          <table:table-cell table:style-name="ce56" office:value-type="float" office:value="290">
            <text:p>290</text:p>
          </table:table-cell>
          <table:table-cell table:style-name="ce58" table:formula="of:=[.L22]/[.H22]" office:value-type="float" office:value="0.232">
            <text:p>0.232</text:p>
          </table:table-cell>
          <table:table-cell table:style-name="ce56" office:value-type="float" office:value="1950">
            <text:p>1950</text:p>
          </table:table-cell>
          <table:table-cell table:style-name="ce58" table:formula="of:=[.D22]/[.N22]" office:value-type="float" office:value="0.0369230769230769">
            <text:p>0.037</text:p>
          </table:table-cell>
          <table:table-cell table:style-name="ce56" table:formula="of:=(([.L22]*10)+[.N22])/[.D22]" office:value-type="float" office:value="67.3611111111111">
            <text:p>67.36</text:p>
          </table:table-cell>
          <table:table-cell table:style-name="ce56" office:value-type="float" office:value="205">
            <text:p>205</text:p>
          </table:table-cell>
          <table:table-cell table:style-name="ce58" table:formula="of:=([.L22]/[.Q22])*10" office:value-type="float" office:value="14.1463414634146">
            <text:p>14.146</text:p>
          </table:table-cell>
          <table:table-cell table:style-name="ce58" table:formula="of:=([.N22]/[.Q22])*10" office:value-type="float" office:value="95.1219512195122">
            <text:p>95.122</text:p>
          </table:table-cell>
          <table:table-cell table:style-name="ce56" office:value-type="float" office:value="3.4">
            <text:p>3.4</text:p>
          </table:table-cell>
          <table:table-cell table:style-name="ce55" table:number-columns-repeated="1001"/>
          <table:table-cell table:number-columns-repeated="2"/>
        </table:table-row>
        <table:table-row table:style-name="ro2">
          <table:table-cell table:style-name="ce55" office:value-type="string">
            <text:p>Yenzyne</text:p>
          </table:table-cell>
          <table:table-cell table:style-name="ce56" office:value-type="string">
            <text:p>xsl0203</text:p>
          </table:table-cell>
          <table:table-cell table:style-name="ce56" office:value-type="string">
            <text:p>Hover</text:p>
          </table:table-cell>
          <table:table-cell table:style-name="ce56" office:value-type="float" office:value="75">
            <text:p>75</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400">
            <text:p>1400</text:p>
          </table:table-cell>
          <table:table-cell table:style-name="ce56" office:value-type="float" office:value="1.5">
            <text:p>1.5</text:p>
          </table:table-cell>
          <table:table-cell table:style-name="ce56" office:value-type="string">
            <text:p>Hover</text:p>
          </table:table-cell>
          <table:table-cell table:style-name="ce56" office:value-type="string">
            <text:p><text:s/></text:p>
          </table:table-cell>
          <table:table-cell table:style-name="ce56" office:value-type="float" office:value="400">
            <text:p>400</text:p>
          </table:table-cell>
          <table:table-cell table:style-name="ce58" table:formula="of:=[.L23]/[.H23]" office:value-type="float" office:value="0.285714285714286">
            <text:p>0.286</text:p>
          </table:table-cell>
          <table:table-cell table:style-name="ce56" office:value-type="float" office:value="2420">
            <text:p>2420</text:p>
          </table:table-cell>
          <table:table-cell table:style-name="ce58" table:formula="of:=[.D23]/[.N23]" office:value-type="float" office:value="0.0309917355371901">
            <text:p>0.031</text:p>
          </table:table-cell>
          <table:table-cell table:style-name="ce56" table:formula="of:=(([.L23]*10)+[.N23])/[.D23]" office:value-type="float" office:value="85.6">
            <text:p>85.6</text:p>
          </table:table-cell>
          <table:table-cell table:style-name="ce56" office:value-type="float" office:value="285.714285716476">
            <text:p>285.71</text:p>
          </table:table-cell>
          <table:table-cell table:style-name="ce58" table:formula="of:=([.L23]/[.Q23])*10" office:value-type="float" office:value="13.9999999998927">
            <text:p>14.000</text:p>
          </table:table-cell>
          <table:table-cell table:style-name="ce58" table:formula="of:=([.N23]/[.Q23])*10" office:value-type="float" office:value="84.6999999993507">
            <text:p>84.700</text:p>
          </table:table-cell>
          <table:table-cell table:style-name="ce56" office:value-type="float" office:value="3.5">
            <text:p>3.5</text:p>
          </table:table-cell>
          <table:table-cell table:style-name="ce55" table:number-columns-repeated="1001"/>
          <table:table-cell table:number-columns-repeated="2"/>
        </table:table-row>
        <table:table-row table:style-name="ro2">
          <table:table-cell table:style-name="ce55" office:value-type="string">
            <text:p>Beshlas</text:p>
          </table:table-cell>
          <table:table-cell table:style-name="ce56" office:value-type="string">
            <text:p>WSL0205</text:p>
          </table:table-cell>
          <table:table-cell table:style-name="ce56" office:value-type="string">
            <text:p>Bot</text:p>
          </table:table-cell>
          <table:table-cell table:style-name="ce56" office:value-type="float" office:value="77">
            <text:p>77</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600">
            <text:p>16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315">
            <text:p>315</text:p>
          </table:table-cell>
          <table:table-cell table:style-name="ce58" table:formula="of:=[.L24]/[.H24]" office:value-type="float" office:value="0.196875">
            <text:p>0.197</text:p>
          </table:table-cell>
          <table:table-cell table:style-name="ce56" office:value-type="float" office:value="2000">
            <text:p>2000</text:p>
          </table:table-cell>
          <table:table-cell table:style-name="ce58" table:formula="of:=[.D24]/[.N24]" office:value-type="float" office:value="0.0385">
            <text:p>0.039</text:p>
          </table:table-cell>
          <table:table-cell table:style-name="ce56" table:formula="of:=(([.L24]*10)+[.N24])/[.D24]" office:value-type="float" office:value="66.8831168831169">
            <text:p>66.88</text:p>
          </table:table-cell>
          <table:table-cell table:style-name="ce56" office:value-type="float" office:value="225">
            <text:p>225</text:p>
          </table:table-cell>
          <table:table-cell table:style-name="ce58" table:formula="of:=([.L24]/[.Q24])*10" office:value-type="float" office:value="14">
            <text:p>14.000</text:p>
          </table:table-cell>
          <table:table-cell table:style-name="ce58" table:formula="of:=([.N24]/[.Q24])*10" office:value-type="float" office:value="88.8888888888889">
            <text:p>88.889</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table:style-name="ce55" office:value-type="string">
            <text:p>Ula Ilhaas</text:p>
          </table:table-cell>
          <table:table-cell table:style-name="ce56" office:value-type="string">
            <text:p>bsl0206</text:p>
          </table:table-cell>
          <table:table-cell table:style-name="ce56" office:value-type="string">
            <text:p>Bot</text:p>
          </table:table-cell>
          <table:table-cell table:style-name="ce56" office:value-type="float" office:value="70">
            <text:p>70</text:p>
          </table:table-cell>
          <table:table-cell table:style-name="ce56"/>
          <table:table-cell table:style-name="ce56" office:value-type="float" office:value="24">
            <text:p>24</text:p>
          </table:table-cell>
          <table:table-cell table:style-name="ce56" office:value-type="float" office:value="22">
            <text:p>22</text:p>
          </table:table-cell>
          <table:table-cell table:style-name="ce56" office:value-type="float" office:value="1600">
            <text:p>16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315">
            <text:p>315</text:p>
          </table:table-cell>
          <table:table-cell table:style-name="ce58" table:formula="of:=[.L25]/[.H25]" office:value-type="float" office:value="0.196875">
            <text:p>0.197</text:p>
          </table:table-cell>
          <table:table-cell table:style-name="ce56" office:value-type="float" office:value="2100">
            <text:p>2100</text:p>
          </table:table-cell>
          <table:table-cell table:style-name="ce58" table:formula="of:=[.D25]/[.N25]" office:value-type="float" office:value="0.0333333333333333">
            <text:p>0.033</text:p>
          </table:table-cell>
          <table:table-cell table:style-name="ce56" table:formula="of:=(([.L25]*10)+[.N25])/[.D25]" office:value-type="float" office:value="75">
            <text:p>75</text:p>
          </table:table-cell>
          <table:table-cell table:style-name="ce56" office:value-type="float" office:value="250">
            <text:p>250</text:p>
          </table:table-cell>
          <table:table-cell table:style-name="ce58" table:formula="of:=([.L25]/[.Q25])*10" office:value-type="float" office:value="12.6">
            <text:p>12.600</text:p>
          </table:table-cell>
          <table:table-cell table:style-name="ce58" table:formula="of:=([.N25]/[.Q25])*10" office:value-type="float" office:value="84">
            <text:p>84.000</text:p>
          </table:table-cell>
          <table:table-cell table:style-name="ce56" office:value-type="float" office:value="3.1">
            <text:p>3.1</text:p>
          </table:table-cell>
          <table:table-cell table:style-name="ce55" table:number-columns-repeated="1001"/>
          <table:table-cell table:number-columns-repeated="2"/>
        </table:table-row>
        <table:table-row table:style-name="ro2">
          <table:table-cell table:style-name="ce55" office:value-type="string">
            <text:p>Iltha</text:p>
          </table:table-cell>
          <table:table-cell table:style-name="ce56" office:value-type="string">
            <text:p>BRPT2BTBOT</text:p>
          </table:table-cell>
          <table:table-cell table:style-name="ce56" office:value-type="string">
            <text:p>Bot</text:p>
          </table:table-cell>
          <table:table-cell table:style-name="ce56" office:value-type="float" office:value="120">
            <text:p>120</text:p>
          </table:table-cell>
          <table:table-cell table:style-name="ce56"/>
          <table:table-cell table:style-name="ce56" office:value-type="float" office:value="30">
            <text:p>30</text:p>
          </table:table-cell>
          <table:table-cell table:style-name="ce56" office:value-type="float" office:value="25">
            <text:p>25</text:p>
          </table:table-cell>
          <table:table-cell table:style-name="ce56" office:value-type="float" office:value="2100">
            <text:p>2100</text:p>
          </table:table-cell>
          <table:table-cell table:style-name="ce56" office:value-type="float" office:value="3">
            <text:p>3</text:p>
          </table:table-cell>
          <table:table-cell table:style-name="ce56" office:value-type="string">
            <text:p>Yes</text:p>
          </table:table-cell>
          <table:table-cell table:style-name="ce56" office:value-type="float" office:value="50">
            <text:p>50</text:p>
          </table:table-cell>
          <table:table-cell table:style-name="ce56" office:value-type="float" office:value="750">
            <text:p>750</text:p>
          </table:table-cell>
          <table:table-cell table:style-name="ce58" table:formula="of:=[.L26]/[.H26]" office:value-type="float" office:value="0.357142857142857">
            <text:p>0.357</text:p>
          </table:table-cell>
          <table:table-cell table:style-name="ce56" office:value-type="float" office:value="3200">
            <text:p>3200</text:p>
          </table:table-cell>
          <table:table-cell table:style-name="ce58" table:formula="of:=[.D26]/[.N26]" office:value-type="float" office:value="0.0375">
            <text:p>0.038</text:p>
          </table:table-cell>
          <table:table-cell table:style-name="ce56" table:formula="of:=(([.L26]*10)+[.N26])/[.D26]" office:value-type="float" office:value="89.1666666666667">
            <text:p>89.17</text:p>
          </table:table-cell>
          <table:table-cell table:style-name="ce56" office:value-type="float" office:value="535">
            <text:p>535</text:p>
          </table:table-cell>
          <table:table-cell table:style-name="ce58" table:formula="of:=([.L26]/[.Q26])*10" office:value-type="float" office:value="14.018691588785">
            <text:p>14.019</text:p>
          </table:table-cell>
          <table:table-cell table:style-name="ce58" table:formula="of:=([.N26]/[.Q26])*10" office:value-type="float" office:value="59.8130841121495">
            <text:p>59.813</text:p>
          </table:table-cell>
          <table:table-cell table:style-name="ce56" office:value-type="float" office:value="2.8">
            <text:p>2.8</text:p>
          </table:table-cell>
          <table:table-cell table:style-name="ce55" table:number-columns-repeated="1001"/>
          <table:table-cell table:number-columns-repeated="2"/>
        </table:table-row>
        <table:table-row table:style-name="ro2">
          <table:table-cell table:style-name="ce55"/>
          <table:table-cell table:style-name="ce56" table:number-columns-repeated="11"/>
          <table:table-cell table:style-name="ce58"/>
          <table:table-cell table:style-name="ce56"/>
          <table:table-cell table:style-name="ce58"/>
          <table:table-cell table:style-name="ce56" table:number-columns-repeated="2"/>
          <table:table-cell table:style-name="ce58" table:number-columns-repeated="2"/>
          <table:table-cell table:style-name="ce56"/>
          <table:table-cell table:style-name="ce55" table:number-columns-repeated="1001"/>
          <table:table-cell table:number-columns-repeated="2"/>
        </table:table-row>
        <table:table-row table:style-name="ro2">
          <table:table-cell table:number-columns-repeated="12"/>
          <table:table-cell table:style-name="ce112" table:formula="of:=SUM([.M21:.M26])/6" office:value-type="float" office:value="0.251838564213564">
            <text:p>0.252</text:p>
          </table:table-cell>
          <table:table-cell/>
          <table:table-cell table:style-name="ce112" table:formula="of:=SUM([.O21:.O26])/6" office:value-type="float" office:value="0.0365181018183132">
            <text:p>0.037</text:p>
          </table:table-cell>
          <table:table-cell table:style-name="ce111" table:formula="of:=SUM([.P21:.P26])/6" office:value-type="float" office:value="75.3907046657047">
            <text:p>75.39</text:p>
          </table:table-cell>
          <table:table-cell table:style-name="ce15"/>
          <table:table-cell table:style-name="ce49" table:number-columns-repeated="2"/>
          <table:table-cell table:number-columns-repeated="1004"/>
        </table:table-row>
        <table:table-row table:style-name="ro2">
          <table:table-cell office:value-type="string">
            <text:p>Anti-Air</text:p>
          </table:table-cell>
          <table:table-cell table:number-columns-repeated="11"/>
          <table:table-cell table:style-name="ce112"/>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41" office:value-type="string">
            <text:p>Sky Boxer</text:p>
          </table:table-cell>
          <table:table-cell table:style-name="ce45" office:value-type="string">
            <text:p>uel0205</text:p>
          </table:table-cell>
          <table:table-cell table:style-name="ce45" office:value-type="string">
            <text:p>AA</text:p>
          </table:table-cell>
          <table:table-cell table:style-name="ce45" office:value-type="string">
            <text:p><text:s/></text:p>
          </table:table-cell>
          <table:table-cell table:style-name="ce45" office:value-type="float" office:value="144">
            <text:p>144</text:p>
          </table:table-cell>
          <table:table-cell table:style-name="ce45" office:value-type="float" office:value="38">
            <text:p>38</text:p>
          </table:table-cell>
          <table:table-cell table:style-name="ce45" office:value-type="float" office:value="24">
            <text:p>24</text:p>
          </table:table-cell>
          <table:table-cell table:style-name="ce45" office:value-type="float" office:value="1100">
            <text:p>11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200">
            <text:p>200</text:p>
          </table:table-cell>
          <table:table-cell table:style-name="ce50" table:formula="of:=[.L30]/[.H30]" office:value-type="float" office:value="0.181818181818182">
            <text:p>0.182</text:p>
          </table:table-cell>
          <table:table-cell table:style-name="ce45" office:value-type="float" office:value="800">
            <text:p>800</text:p>
          </table:table-cell>
          <table:table-cell table:style-name="ce50" table:formula="of:=[.E30]/[.N30]" office:value-type="float" office:value="0.18">
            <text:p>0.180</text:p>
          </table:table-cell>
          <table:table-cell table:style-name="ce45" table:formula="of:=(([.L30]*10)+[.N30])/[.E30]" office:value-type="float" office:value="19.4444444444444">
            <text:p>19.44</text:p>
          </table:table-cell>
          <table:table-cell table:style-name="ce45" office:value-type="float" office:value="115">
            <text:p>115</text:p>
          </table:table-cell>
          <table:table-cell table:style-name="ce50" table:formula="of:=([.L30]/[.Q30])*10" office:value-type="float" office:value="17.3913043478261">
            <text:p>17.391</text:p>
          </table:table-cell>
          <table:table-cell table:style-name="ce50" table:formula="of:=([.N30]/[.Q30])*10" office:value-type="float" office:value="69.5652173913043">
            <text:p>69.565</text:p>
          </table:table-cell>
          <table:table-cell table:style-name="ce45" office:value-type="float" office:value="2.8">
            <text:p>2.8</text:p>
          </table:table-cell>
          <table:table-cell table:style-name="ce41" table:number-columns-repeated="1001"/>
          <table:table-cell table:number-columns-repeated="2"/>
        </table:table-row>
        <table:table-row table:style-name="ro2">
          <table:table-cell table:style-name="ce42" office:value-type="string">
            <text:p>Ascendant</text:p>
          </table:table-cell>
          <table:table-cell table:style-name="ce46" office:value-type="string">
            <text:p>ual0205</text:p>
          </table:table-cell>
          <table:table-cell table:style-name="ce46" office:value-type="string">
            <text:p>AA</text:p>
          </table:table-cell>
          <table:table-cell table:style-name="ce46" office:value-type="string">
            <text:p><text:s/></text:p>
          </table:table-cell>
          <table:table-cell table:style-name="ce46" office:value-type="float" office:value="144">
            <text:p>144</text:p>
          </table:table-cell>
          <table:table-cell table:style-name="ce46" office:value-type="float" office:value="38">
            <text:p>38</text:p>
          </table:table-cell>
          <table:table-cell table:style-name="ce46" office:value-type="float" office:value="24">
            <text:p>24</text:p>
          </table:table-cell>
          <table:table-cell table:style-name="ce46" office:value-type="float" office:value="920">
            <text:p>920</text:p>
          </table:table-cell>
          <table:table-cell table:style-name="ce46" office:value-type="float" office:value="1">
            <text:p>1</text:p>
          </table:table-cell>
          <table:table-cell table:style-name="ce46" office:value-type="string">
            <text:p>Hover</text:p>
          </table:table-cell>
          <table:table-cell table:style-name="ce46" office:value-type="string">
            <text:p><text:s/></text:p>
          </table:table-cell>
          <table:table-cell table:style-name="ce46" office:value-type="float" office:value="180">
            <text:p>180</text:p>
          </table:table-cell>
          <table:table-cell table:style-name="ce51" table:formula="of:=[.L31]/[.H31]" office:value-type="float" office:value="0.195652173913043">
            <text:p>0.196</text:p>
          </table:table-cell>
          <table:table-cell table:style-name="ce46" office:value-type="float" office:value="965">
            <text:p>965</text:p>
          </table:table-cell>
          <table:table-cell table:style-name="ce51" table:formula="of:=[.E31]/[.N31]" office:value-type="float" office:value="0.149222797927461">
            <text:p>0.149</text:p>
          </table:table-cell>
          <table:table-cell table:style-name="ce46" table:formula="of:=(([.L31]*10)+[.N31])/[.E31]" office:value-type="float" office:value="19.2013888888889">
            <text:p>19.2</text:p>
          </table:table-cell>
          <table:table-cell table:style-name="ce46" office:value-type="float" office:value="120">
            <text:p>120</text:p>
          </table:table-cell>
          <table:table-cell table:style-name="ce51" table:formula="of:=([.L31]/[.Q31])*10" office:value-type="float" office:value="15">
            <text:p>15.000</text:p>
          </table:table-cell>
          <table:table-cell table:style-name="ce51" table:formula="of:=([.N31]/[.Q31])*10" office:value-type="float" office:value="80.4166666666667">
            <text:p>80.417</text:p>
          </table:table-cell>
          <table:table-cell table:style-name="ce46" office:value-type="float" office:value="3.3">
            <text:p>3.3</text:p>
          </table:table-cell>
          <table:table-cell table:style-name="ce42" table:number-columns-repeated="1001"/>
          <table:table-cell table:number-columns-repeated="2"/>
        </table:table-row>
        <table:table-row table:style-name="ro2">
          <table:table-cell table:style-name="ce43" office:value-type="string">
            <text:p>Banger</text:p>
          </table:table-cell>
          <table:table-cell table:style-name="ce47" office:value-type="string">
            <text:p>url0205</text:p>
          </table:table-cell>
          <table:table-cell table:style-name="ce47" office:value-type="string">
            <text:p>AA</text:p>
          </table:table-cell>
          <table:table-cell table:style-name="ce47" office:value-type="string">
            <text:p><text:s/></text:p>
          </table:table-cell>
          <table:table-cell table:style-name="ce47" office:value-type="float" office:value="144">
            <text:p>144</text:p>
          </table:table-cell>
          <table:table-cell table:style-name="ce47" office:value-type="float" office:value="38">
            <text:p>38</text:p>
          </table:table-cell>
          <table:table-cell table:style-name="ce47" office:value-type="float" office:value="24">
            <text:p>24</text:p>
          </table:table-cell>
          <table:table-cell table:style-name="ce47" office:value-type="float" office:value="1000">
            <text:p>1000</text:p>
          </table:table-cell>
          <table:table-cell table:style-name="ce47" office:value-type="float" office:value="2">
            <text:p>2</text:p>
          </table:table-cell>
          <table:table-cell table:number-columns-repeated="2" table:style-name="ce47" office:value-type="string">
            <text:p><text:s/></text:p>
          </table:table-cell>
          <table:table-cell table:style-name="ce47" office:value-type="float" office:value="200">
            <text:p>200</text:p>
          </table:table-cell>
          <table:table-cell table:style-name="ce52" table:formula="of:=[.L32]/[.H32]" office:value-type="float" office:value="0.2">
            <text:p>0.200</text:p>
          </table:table-cell>
          <table:table-cell table:style-name="ce47" office:value-type="float" office:value="800">
            <text:p>800</text:p>
          </table:table-cell>
          <table:table-cell table:style-name="ce52" table:formula="of:=[.E32]/[.N32]" office:value-type="float" office:value="0.18">
            <text:p>0.180</text:p>
          </table:table-cell>
          <table:table-cell table:style-name="ce47" table:formula="of:=(([.L32]*10)+[.N32])/[.E32]" office:value-type="float" office:value="19.4444444444444">
            <text:p>19.44</text:p>
          </table:table-cell>
          <table:table-cell table:style-name="ce47" office:value-type="float" office:value="115">
            <text:p>115</text:p>
          </table:table-cell>
          <table:table-cell table:style-name="ce52" table:formula="of:=([.L32]/[.Q32])*10" office:value-type="float" office:value="17.3913043478261">
            <text:p>17.391</text:p>
          </table:table-cell>
          <table:table-cell table:style-name="ce52" table:formula="of:=([.N32]/[.Q32])*10" office:value-type="float" office:value="69.5652173913043">
            <text:p>69.565</text:p>
          </table:table-cell>
          <table:table-cell table:style-name="ce47" office:value-type="float" office:value="2.9">
            <text:p>2.9</text:p>
          </table:table-cell>
          <table:table-cell table:style-name="ce43" table:number-columns-repeated="1001"/>
          <table:table-cell table:number-columns-repeated="2"/>
        </table:table-row>
        <table:table-row table:style-name="ro2">
          <table:table-cell table:style-name="ce55" office:value-type="string">
            <text:p>Iashavoh</text:p>
          </table:table-cell>
          <table:table-cell table:style-name="ce56" office:value-type="string">
            <text:p>xsl0205</text:p>
          </table:table-cell>
          <table:table-cell table:style-name="ce56" office:value-type="string">
            <text:p>AA</text:p>
          </table:table-cell>
          <table:table-cell table:style-name="ce56" office:value-type="string">
            <text:p><text:s/></text:p>
          </table:table-cell>
          <table:table-cell table:style-name="ce56" office:value-type="float" office:value="144">
            <text:p>144</text:p>
          </table:table-cell>
          <table:table-cell table:style-name="ce56" office:value-type="float" office:value="38">
            <text:p>38</text:p>
          </table:table-cell>
          <table:table-cell table:style-name="ce56" office:value-type="float" office:value="24">
            <text:p>24</text:p>
          </table:table-cell>
          <table:table-cell table:style-name="ce56" office:value-type="float" office:value="920">
            <text:p>920</text:p>
          </table:table-cell>
          <table:table-cell table:style-name="ce56" office:value-type="float" office:value="1">
            <text:p>1</text:p>
          </table:table-cell>
          <table:table-cell table:style-name="ce56" office:value-type="string">
            <text:p>Hover</text:p>
          </table:table-cell>
          <table:table-cell table:style-name="ce56" office:value-type="string">
            <text:p><text:s/></text:p>
          </table:table-cell>
          <table:table-cell table:style-name="ce56" office:value-type="float" office:value="200">
            <text:p>200</text:p>
          </table:table-cell>
          <table:table-cell table:style-name="ce58" table:formula="of:=[.L33]/[.H33]" office:value-type="float" office:value="0.217391304347826">
            <text:p>0.217</text:p>
          </table:table-cell>
          <table:table-cell table:style-name="ce56" office:value-type="float" office:value="965">
            <text:p>965</text:p>
          </table:table-cell>
          <table:table-cell table:style-name="ce58" table:formula="of:=[.E33]/[.N33]" office:value-type="float" office:value="0.149222797927461">
            <text:p>0.149</text:p>
          </table:table-cell>
          <table:table-cell table:style-name="ce56" table:formula="of:=(([.L33]*10)+[.N33])/[.E33]" office:value-type="float" office:value="20.5902777777778">
            <text:p>20.59</text:p>
          </table:table-cell>
          <table:table-cell table:style-name="ce56" office:value-type="float" office:value="115">
            <text:p>115</text:p>
          </table:table-cell>
          <table:table-cell table:style-name="ce58" table:formula="of:=([.L33]/[.Q33])*10" office:value-type="float" office:value="17.3913043478261">
            <text:p>17.391</text:p>
          </table:table-cell>
          <table:table-cell table:style-name="ce58" table:formula="of:=([.N33]/[.Q33])*10" office:value-type="float" office:value="83.9130434782609">
            <text:p>83.913</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office:value-type="string">
            <text:p>Mobile Missiles</text:p>
          </table:table-cell>
          <table:table-cell table:number-columns-repeated="11"/>
          <table:table-cell table:style-name="ce112"/>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41" office:value-type="string">
            <text:p>Flapjack</text:p>
          </table:table-cell>
          <table:table-cell table:style-name="ce45" office:value-type="string">
            <text:p>uel0111</text:p>
          </table:table-cell>
          <table:table-cell table:style-name="ce45" office:value-type="string">
            <text:p>arty</text:p>
          </table:table-cell>
          <table:table-cell table:style-name="ce45" office:value-type="float" office:value="60">
            <text:p>60</text:p>
          </table:table-cell>
          <table:table-cell table:style-name="ce45"/>
          <table:table-cell table:style-name="ce45" office:value-type="float" office:value="75">
            <text:p>75</text:p>
          </table:table-cell>
          <table:table-cell table:style-name="ce45" office:value-type="float" office:value="21">
            <text:p>21</text:p>
          </table:table-cell>
          <table:table-cell table:style-name="ce45" office:value-type="float" office:value="825">
            <text:p>825</text:p>
          </table:table-cell>
          <table:table-cell table:number-columns-repeated="3" table:style-name="ce45" office:value-type="string">
            <text:p><text:s/></text:p>
          </table:table-cell>
          <table:table-cell table:style-name="ce45" office:value-type="float" office:value="200">
            <text:p>200</text:p>
          </table:table-cell>
          <table:table-cell table:style-name="ce50" table:formula="of:=[.L35]/[.H35]" office:value-type="float" office:value="0.242424242424242">
            <text:p>0.242</text:p>
          </table:table-cell>
          <table:table-cell table:style-name="ce45" office:value-type="float" office:value="1600">
            <text:p>1600</text:p>
          </table:table-cell>
          <table:table-cell table:style-name="ce50" table:formula="of:=[.D35]/[.N35]" office:value-type="float" office:value="0.0375">
            <text:p>0.038</text:p>
          </table:table-cell>
          <table:table-cell table:style-name="ce45" table:formula="of:=(([.L35]*10)+[.N35])/[.D35]" office:value-type="float" office:value="60">
            <text:p>60</text:p>
          </table:table-cell>
          <table:table-cell table:style-name="ce45" office:value-type="float" office:value="142.857142858238">
            <text:p>142.86</text:p>
          </table:table-cell>
          <table:table-cell table:style-name="ce50" table:formula="of:=([.L35]/[.Q35])*10" office:value-type="float" office:value="13.9999999998927">
            <text:p>14.000</text:p>
          </table:table-cell>
          <table:table-cell table:style-name="ce50" table:formula="of:=([.N35]/[.Q35])*10" office:value-type="float" office:value="111.999999999141">
            <text:p>112.000</text:p>
          </table:table-cell>
          <table:table-cell table:style-name="ce45" office:value-type="float" office:value="3">
            <text:p>3</text:p>
          </table:table-cell>
          <table:table-cell table:style-name="ce41" table:number-columns-repeated="1001"/>
          <table:table-cell table:number-columns-repeated="2"/>
        </table:table-row>
        <table:table-row table:style-name="ro2">
          <table:table-cell table:style-name="ce42" office:value-type="string">
            <text:p>Evensong</text:p>
          </table:table-cell>
          <table:table-cell table:style-name="ce46" office:value-type="string">
            <text:p>ual0111</text:p>
          </table:table-cell>
          <table:table-cell table:style-name="ce46" office:value-type="string">
            <text:p>arty</text:p>
          </table:table-cell>
          <table:table-cell table:style-name="ce46" office:value-type="float" office:value="60">
            <text:p>60</text:p>
          </table:table-cell>
          <table:table-cell table:style-name="ce46"/>
          <table:table-cell table:style-name="ce46" office:value-type="float" office:value="75">
            <text:p>75</text:p>
          </table:table-cell>
          <table:table-cell table:style-name="ce46" office:value-type="float" office:value="21">
            <text:p>21</text:p>
          </table:table-cell>
          <table:table-cell table:style-name="ce46" office:value-type="float" office:value="750">
            <text:p>75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180">
            <text:p>180</text:p>
          </table:table-cell>
          <table:table-cell table:style-name="ce51" table:formula="of:=[.L36]/[.H36]" office:value-type="float" office:value="0.24">
            <text:p>0.240</text:p>
          </table:table-cell>
          <table:table-cell table:style-name="ce46" office:value-type="float" office:value="1600">
            <text:p>1600</text:p>
          </table:table-cell>
          <table:table-cell table:style-name="ce51" table:formula="of:=[.D36]/[.N36]" office:value-type="float" office:value="0.0375">
            <text:p>0.038</text:p>
          </table:table-cell>
          <table:table-cell table:style-name="ce46" table:formula="of:=(([.L36]*10)+[.N36])/[.D36]" office:value-type="float" office:value="56.6666666666667">
            <text:p>56.67</text:p>
          </table:table-cell>
          <table:table-cell table:style-name="ce46" office:value-type="float" office:value="128.571428572399">
            <text:p>128.57</text:p>
          </table:table-cell>
          <table:table-cell table:style-name="ce51" table:formula="of:=([.L36]/[.Q36])*10" office:value-type="float" office:value="13.9999999998943">
            <text:p>14.000</text:p>
          </table:table-cell>
          <table:table-cell table:style-name="ce51" table:formula="of:=([.N36]/[.Q36])*10" office:value-type="float" office:value="124.444444443505">
            <text:p>124.444</text:p>
          </table:table-cell>
          <table:table-cell table:style-name="ce46" office:value-type="float" office:value="3">
            <text:p>3</text:p>
          </table:table-cell>
          <table:table-cell table:style-name="ce42" table:number-columns-repeated="1001"/>
          <table:table-cell table:number-columns-repeated="2"/>
        </table:table-row>
        <table:table-row table:style-name="ro2">
          <table:table-cell table:style-name="ce43" office:value-type="string">
            <text:p>Viper</text:p>
          </table:table-cell>
          <table:table-cell table:style-name="ce47" office:value-type="string">
            <text:p>url0111</text:p>
          </table:table-cell>
          <table:table-cell table:style-name="ce47" office:value-type="string">
            <text:p>arty</text:p>
          </table:table-cell>
          <table:table-cell table:style-name="ce47" office:value-type="float" office:value="60">
            <text:p>60</text:p>
          </table:table-cell>
          <table:table-cell table:style-name="ce47"/>
          <table:table-cell table:style-name="ce47" office:value-type="float" office:value="75">
            <text:p>75</text:p>
          </table:table-cell>
          <table:table-cell table:style-name="ce47" office:value-type="float" office:value="21">
            <text:p>21</text:p>
          </table:table-cell>
          <table:table-cell table:style-name="ce47" office:value-type="float" office:value="750">
            <text:p>750</text:p>
          </table:table-cell>
          <table:table-cell table:style-name="ce47" office:value-type="float" office:value="1">
            <text:p>1</text:p>
          </table:table-cell>
          <table:table-cell table:number-columns-repeated="2" table:style-name="ce47" office:value-type="string">
            <text:p><text:s/></text:p>
          </table:table-cell>
          <table:table-cell table:style-name="ce47" office:value-type="float" office:value="200">
            <text:p>200</text:p>
          </table:table-cell>
          <table:table-cell table:style-name="ce52" table:formula="of:=[.L37]/[.H37]" office:value-type="float" office:value="0.266666666666667">
            <text:p>0.267</text:p>
          </table:table-cell>
          <table:table-cell table:style-name="ce47" office:value-type="float" office:value="1600">
            <text:p>1600</text:p>
          </table:table-cell>
          <table:table-cell table:style-name="ce52" table:formula="of:=[.D37]/[.N37]" office:value-type="float" office:value="0.0375">
            <text:p>0.038</text:p>
          </table:table-cell>
          <table:table-cell table:style-name="ce47" table:formula="of:=(([.L37]*10)+[.N37])/[.D37]" office:value-type="float" office:value="60">
            <text:p>60</text:p>
          </table:table-cell>
          <table:table-cell table:style-name="ce47" office:value-type="float" office:value="142.857142858238">
            <text:p>142.86</text:p>
          </table:table-cell>
          <table:table-cell table:style-name="ce52" table:formula="of:=([.L37]/[.Q37])*10" office:value-type="float" office:value="13.9999999998927">
            <text:p>14.000</text:p>
          </table:table-cell>
          <table:table-cell table:style-name="ce52" table:formula="of:=([.N37]/[.Q37])*10" office:value-type="float" office:value="111.999999999141">
            <text:p>112.000</text:p>
          </table:table-cell>
          <table:table-cell table:style-name="ce47" office:value-type="float" office:value="3">
            <text:p>3</text:p>
          </table:table-cell>
          <table:table-cell table:style-name="ce43" table:number-columns-repeated="1001"/>
          <table:table-cell table:number-columns-repeated="2"/>
        </table:table-row>
        <table:table-row table:style-name="ro2">
          <table:table-cell table:style-name="ce55" office:value-type="string">
            <text:p>Ythisah</text:p>
          </table:table-cell>
          <table:table-cell table:style-name="ce56" office:value-type="string">
            <text:p>xsl0111</text:p>
          </table:table-cell>
          <table:table-cell table:style-name="ce56" office:value-type="string">
            <text:p>arty</text:p>
          </table:table-cell>
          <table:table-cell table:style-name="ce56" office:value-type="float" office:value="60">
            <text:p>60</text:p>
          </table:table-cell>
          <table:table-cell table:style-name="ce56"/>
          <table:table-cell table:style-name="ce56" office:value-type="float" office:value="75">
            <text:p>75</text:p>
          </table:table-cell>
          <table:table-cell table:style-name="ce56" office:value-type="float" office:value="21">
            <text:p>21</text:p>
          </table:table-cell>
          <table:table-cell table:style-name="ce56" office:value-type="float" office:value="750">
            <text:p>75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200">
            <text:p>200</text:p>
          </table:table-cell>
          <table:table-cell table:style-name="ce58" table:formula="of:=[.L38]/[.H38]" office:value-type="float" office:value="0.266666666666667">
            <text:p>0.267</text:p>
          </table:table-cell>
          <table:table-cell table:style-name="ce56" office:value-type="float" office:value="1600">
            <text:p>1600</text:p>
          </table:table-cell>
          <table:table-cell table:style-name="ce58" table:formula="of:=[.D38]/[.N38]" office:value-type="float" office:value="0.0375">
            <text:p>0.038</text:p>
          </table:table-cell>
          <table:table-cell table:style-name="ce56" table:formula="of:=(([.L38]*10)+[.N38])/[.D38]" office:value-type="float" office:value="60">
            <text:p>60</text:p>
          </table:table-cell>
          <table:table-cell table:style-name="ce56" office:value-type="float" office:value="142.857142858238">
            <text:p>142.86</text:p>
          </table:table-cell>
          <table:table-cell table:style-name="ce58" table:formula="of:=([.L38]/[.Q38])*10" office:value-type="float" office:value="13.9999999998927">
            <text:p>14.000</text:p>
          </table:table-cell>
          <table:table-cell table:style-name="ce58" table:formula="of:=([.N38]/[.Q38])*10" office:value-type="float" office:value="111.999999999141">
            <text:p>112.000</text:p>
          </table:table-cell>
          <table:table-cell table:style-name="ce56" office:value-type="float" office:value="3">
            <text:p>3</text:p>
          </table:table-cell>
          <table:table-cell table:style-name="ce55" table:number-columns-repeated="1001"/>
          <table:table-cell table:number-columns-repeated="2"/>
        </table:table-row>
        <table:table-row table:style-name="ro2">
          <table:table-cell office:value-type="string">
            <text:p>Sniper</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42" office:value-type="string">
            <text:p>Predator</text:p>
          </table:table-cell>
          <table:table-cell table:style-name="ce46" office:value-type="string">
            <text:p>ual0204</text:p>
          </table:table-cell>
          <table:table-cell table:style-name="ce46" office:value-type="string">
            <text:p>Bot</text:p>
          </table:table-cell>
          <table:table-cell table:style-name="ce46" office:value-type="float" office:value="140">
            <text:p>140</text:p>
          </table:table-cell>
          <table:table-cell table:style-name="ce46"/>
          <table:table-cell table:style-name="ce46" office:value-type="float" office:value="42">
            <text:p>42</text:p>
          </table:table-cell>
          <table:table-cell table:style-name="ce46" office:value-type="float" office:value="26">
            <text:p>26</text:p>
          </table:table-cell>
          <table:table-cell table:style-name="ce46" office:value-type="float" office:value="750">
            <text:p>750</text:p>
          </table:table-cell>
          <table:table-cell table:style-name="ce46" office:value-type="float" office:value="1">
            <text:p>1</text:p>
          </table:table-cell>
          <table:table-cell table:number-columns-repeated="2" table:style-name="ce46" office:value-type="string">
            <text:p><text:s/></text:p>
          </table:table-cell>
          <table:table-cell table:style-name="ce46" office:value-type="float" office:value="320">
            <text:p>320</text:p>
          </table:table-cell>
          <table:table-cell table:style-name="ce51" table:formula="of:=[.L40]/[.H40]" office:value-type="float" office:value="0.426666666666667">
            <text:p>0.427</text:p>
          </table:table-cell>
          <table:table-cell table:style-name="ce46" office:value-type="float" office:value="3850">
            <text:p>3850</text:p>
          </table:table-cell>
          <table:table-cell table:style-name="ce51" table:formula="of:=[.D40]/[.N40]" office:value-type="float" office:value="0.0363636363636364">
            <text:p>0.036</text:p>
          </table:table-cell>
          <table:table-cell table:style-name="ce46" table:formula="of:=(([.L40]*10)+[.N40])/[.D40]" office:value-type="float" office:value="50.3571428571429">
            <text:p>50.36</text:p>
          </table:table-cell>
          <table:table-cell table:style-name="ce46" office:value-type="float" office:value="228.571428573135">
            <text:p>228.57</text:p>
          </table:table-cell>
          <table:table-cell table:style-name="ce51" table:formula="of:=([.L40]/[.Q40])*10" office:value-type="float" office:value="13.9999999998955">
            <text:p>14.000</text:p>
          </table:table-cell>
          <table:table-cell table:style-name="ce51" table:formula="of:=([.N40]/[.Q40])*10" office:value-type="float" office:value="168.437499998743">
            <text:p>168.437</text:p>
          </table:table-cell>
          <table:table-cell table:style-name="ce46" office:value-type="float" office:value="4">
            <text:p>4</text:p>
          </table:table-cell>
          <table:table-cell table:style-name="ce42" table:number-columns-repeated="1001"/>
          <table:table-cell table:number-columns-repeated="2"/>
        </table:table-row>
        <table:table-row table:style-name="ro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5" table:default-cell-style-name="Default"/>
        <table:table-column table:style-name="co42" table:default-cell-style-name="ce15"/>
        <table:table-column table:style-name="co43" table:default-cell-style-name="ce15"/>
        <table:table-column table:style-name="co33" table:default-cell-style-name="ce15"/>
        <table:table-column table:style-name="co12" table:default-cell-style-name="ce15"/>
        <table:table-column table:style-name="co33" table:default-cell-style-name="ce15"/>
        <table:table-column table:style-name="co44" table:default-cell-style-name="ce15"/>
        <table:table-column table:style-name="co34" table:default-cell-style-name="ce15"/>
        <table:table-column table:style-name="co45" table:default-cell-style-name="ce15"/>
        <table:table-column table:style-name="co34" table:default-cell-style-name="ce15"/>
        <table:table-column table:style-name="co46" table:default-cell-style-name="ce15"/>
        <table:table-column table:style-name="co47" table:default-cell-style-name="ce15"/>
        <table:table-column table:style-name="co37" table:default-cell-style-name="Default"/>
        <table:table-column table:style-name="co47" table:default-cell-style-name="ce15"/>
        <table:table-column table:style-name="co48" table:default-cell-style-name="Default"/>
        <table:table-column table:style-name="co3" table:default-cell-style-name="Default"/>
        <table:table-column table:style-name="co39" table:default-cell-style-name="Default"/>
        <table:table-column table:style-name="co49" table:default-cell-style-name="Default"/>
        <table:table-column table:style-name="co50" table:default-cell-style-name="Default"/>
        <table:table-column table:style-name="co3" table:default-cell-style-name="ce15"/>
        <table:table-column table:style-name="co3"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4"/>
        </table:table-row>
        <table:table-row table:style-name="ro2">
          <table:table-cell table:style-name="ce41" office:value-type="string">
            <text:p>Bangerhead</text:p>
          </table:table-cell>
          <table:table-cell table:style-name="ce45" office:value-type="string">
            <text:p>bel0308</text:p>
          </table:table-cell>
          <table:table-cell table:style-name="ce45" office:value-type="float" office:value="160">
            <text:p>160</text:p>
          </table:table-cell>
          <table:table-cell table:style-name="ce45" table:number-columns-repeated="2"/>
          <table:table-cell table:style-name="ce45" office:value-type="float" office:value="65">
            <text:p>65</text:p>
          </table:table-cell>
          <table:table-cell table:style-name="ce45" office:value-type="float" office:value="30">
            <text:p>30</text:p>
          </table:table-cell>
          <table:table-cell table:style-name="ce45" office:value-type="float" office:value="2600">
            <text:p>26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600">
            <text:p>600</text:p>
          </table:table-cell>
          <table:table-cell table:style-name="ce50" table:formula="of:=[.L2]/[.H2]" office:value-type="float" office:value="0.230769230769231">
            <text:p>0.231</text:p>
          </table:table-cell>
          <table:table-cell table:style-name="ce45" office:value-type="float" office:value="6250">
            <text:p>6250</text:p>
          </table:table-cell>
          <table:table-cell table:style-name="ce50" table:formula="of:=[.C2]/[.N2]" office:value-type="float" office:value="0.0256">
            <text:p>0.026</text:p>
          </table:table-cell>
          <table:table-cell table:style-name="ce45" table:formula="of:=(([.L2]*10)+[.N2])/[.C2]" office:value-type="float" office:value="76.5625">
            <text:p>76.56</text:p>
          </table:table-cell>
          <table:table-cell table:style-name="ce45" office:value-type="float" office:value="312.5">
            <text:p>312.5</text:p>
          </table:table-cell>
          <table:table-cell table:style-name="ce50" table:formula="of:=([.L2]/[.Q2])*10" office:value-type="float" office:value="19.2">
            <text:p>19.200</text:p>
          </table:table-cell>
          <table:table-cell table:style-name="ce50" table:formula="of:=([.N2]/[.Q2])*10" office:value-type="float" office:value="200">
            <text:p>200.000</text:p>
          </table:table-cell>
          <table:table-cell table:style-name="ce45" office:value-type="float" office:value="3.1">
            <text:p>3.1</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Wrecker</text:p>
          </table:table-cell>
          <table:table-cell table:style-name="ce45" office:value-type="string">
            <text:p>WEL0302</text:p>
          </table:table-cell>
          <table:table-cell table:style-name="ce45" office:value-type="float" office:value="150">
            <text:p>150</text:p>
          </table:table-cell>
          <table:table-cell table:style-name="ce45" office:value-type="string">
            <text:p>Low</text:p>
          </table:table-cell>
          <table:table-cell table:style-name="ce45"/>
          <table:table-cell table:style-name="ce45" office:value-type="float" office:value="30">
            <text:p>30</text:p>
          </table:table-cell>
          <table:table-cell table:style-name="ce45" office:value-type="float" office:value="32">
            <text:p>32</text:p>
          </table:table-cell>
          <table:table-cell table:style-name="ce45" office:value-type="float" office:value="2900">
            <text:p>29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475">
            <text:p>475</text:p>
          </table:table-cell>
          <table:table-cell table:style-name="ce50" table:formula="of:=[.L3]/[.H3]" office:value-type="float" office:value="0.163793103448276">
            <text:p>0.164</text:p>
          </table:table-cell>
          <table:table-cell table:style-name="ce45" office:value-type="float" office:value="8000">
            <text:p>8000</text:p>
          </table:table-cell>
          <table:table-cell table:style-name="ce50" table:formula="of:=[.C3]/[.N3]" office:value-type="float" office:value="0.01875">
            <text:p>0.019</text:p>
          </table:table-cell>
          <table:table-cell table:style-name="ce45" table:formula="of:=(([.L3]*10)+[.N3])/[.C3]" office:value-type="float" office:value="85">
            <text:p>85</text:p>
          </table:table-cell>
          <table:table-cell table:style-name="ce45" office:value-type="float" office:value="275">
            <text:p>275</text:p>
          </table:table-cell>
          <table:table-cell table:style-name="ce50" table:formula="of:=([.L3]/[.Q3])*10" office:value-type="float" office:value="17.2727272727273">
            <text:p>17.273</text:p>
          </table:table-cell>
          <table:table-cell table:style-name="ce50" table:formula="of:=([.N3]/[.Q3])*10" office:value-type="float" office:value="290.909090909091">
            <text:p>290.909</text:p>
          </table:table-cell>
          <table:table-cell table:style-name="ce45" office:value-type="float" office:value="3.8">
            <text:p>3.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Titan</text:p>
          </table:table-cell>
          <table:table-cell table:style-name="ce45" office:value-type="string">
            <text:p>uel0303</text:p>
          </table:table-cell>
          <table:table-cell table:style-name="ce45" office:value-type="float" office:value="180">
            <text:p>180</text:p>
          </table:table-cell>
          <table:table-cell table:style-name="ce45" table:number-columns-repeated="2"/>
          <table:table-cell table:style-name="ce45" office:value-type="float" office:value="25">
            <text:p>25</text:p>
          </table:table-cell>
          <table:table-cell table:style-name="ce45" office:value-type="float" office:value="28">
            <text:p>28</text:p>
          </table:table-cell>
          <table:table-cell table:style-name="ce45" office:value-type="float" office:value="3700">
            <text:p>37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475">
            <text:p>475</text:p>
          </table:table-cell>
          <table:table-cell table:style-name="ce50" table:formula="of:=[.L4]/[.H4]" office:value-type="float" office:value="0.128378378378378">
            <text:p>0.128</text:p>
          </table:table-cell>
          <table:table-cell table:style-name="ce45" office:value-type="float" office:value="5500">
            <text:p>5500</text:p>
          </table:table-cell>
          <table:table-cell table:style-name="ce50" table:formula="of:=[.C4]/[.N4]" office:value-type="float" office:value="0.0327272727272727">
            <text:p>0.033</text:p>
          </table:table-cell>
          <table:table-cell table:style-name="ce45" table:formula="of:=(([.L4]*10)+[.N4])/[.C4]" office:value-type="float" office:value="56.9444444444444">
            <text:p>56.94</text:p>
          </table:table-cell>
          <table:table-cell table:style-name="ce45" office:value-type="float" office:value="237.5">
            <text:p>237.5</text:p>
          </table:table-cell>
          <table:table-cell table:style-name="ce50" table:formula="of:=([.L4]/[.Q4])*10" office:value-type="float" office:value="20">
            <text:p>20.000</text:p>
          </table:table-cell>
          <table:table-cell table:style-name="ce50" table:formula="of:=([.N4]/[.Q4])*10" office:value-type="float" office:value="231.578947368421">
            <text:p>231.579</text:p>
          </table:table-cell>
          <table:table-cell table:style-name="ce45" office:value-type="float" office:value="3.8">
            <text:p>3.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Percival</text:p>
          </table:table-cell>
          <table:table-cell table:style-name="ce45" office:value-type="string">
            <text:p>xel0305</text:p>
          </table:table-cell>
          <table:table-cell table:style-name="ce45" office:value-type="float" office:value="450">
            <text:p>450</text:p>
          </table:table-cell>
          <table:table-cell table:style-name="ce45" table:number-columns-repeated="2"/>
          <table:table-cell table:style-name="ce45" office:value-type="float" office:value="35">
            <text:p>35</text:p>
          </table:table-cell>
          <table:table-cell table:style-name="ce45" office:value-type="float" office:value="32">
            <text:p>32</text:p>
          </table:table-cell>
          <table:table-cell table:style-name="ce45" office:value-type="float" office:value="4000">
            <text:p>4000</text:p>
          </table:table-cell>
          <table:table-cell table:style-name="ce45" office:value-type="float" office:value="2">
            <text:p>2</text:p>
          </table:table-cell>
          <table:table-cell table:style-name="ce45" office:value-type="string">
            <text:p>Yes</text:p>
          </table:table-cell>
          <table:table-cell table:style-name="ce45" office:value-type="string">
            <text:p><text:s/></text:p>
          </table:table-cell>
          <table:table-cell table:style-name="ce45" office:value-type="float" office:value="1400">
            <text:p>1400</text:p>
          </table:table-cell>
          <table:table-cell table:style-name="ce50" table:formula="of:=[.L5]/[.H5]" office:value-type="float" office:value="0.35">
            <text:p>0.350</text:p>
          </table:table-cell>
          <table:table-cell table:style-name="ce45" office:value-type="float" office:value="14000">
            <text:p>14000</text:p>
          </table:table-cell>
          <table:table-cell table:style-name="ce50" table:formula="of:=[.C5]/[.N5]" office:value-type="float" office:value="0.0321428571428571">
            <text:p>0.032</text:p>
          </table:table-cell>
          <table:table-cell table:style-name="ce45" table:formula="of:=(([.L5]*10)+[.N5])/[.C5]" office:value-type="float" office:value="62.2222222222222">
            <text:p>62.22</text:p>
          </table:table-cell>
          <table:table-cell table:style-name="ce45" office:value-type="float" office:value="700">
            <text:p>700</text:p>
          </table:table-cell>
          <table:table-cell table:style-name="ce50" table:formula="of:=([.L5]/[.Q5])*10" office:value-type="float" office:value="20">
            <text:p>20.000</text:p>
          </table:table-cell>
          <table:table-cell table:style-name="ce50" table:formula="of:=([.N5]/[.Q5])*10" office:value-type="float" office:value="200">
            <text:p>200.000</text:p>
          </table:table-cell>
          <table:table-cell table:style-name="ce45" office:value-type="float" office:value="2.5">
            <text:p>2.5</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Warhammer</text:p>
          </table:table-cell>
          <table:table-cell table:style-name="ce45" office:value-type="string">
            <text:p>brnt3wt</text:p>
          </table:table-cell>
          <table:table-cell table:style-name="ce45" office:value-type="float" office:value="180">
            <text:p>180</text:p>
          </table:table-cell>
          <table:table-cell table:style-name="ce45" table:number-columns-repeated="2"/>
          <table:table-cell table:style-name="ce45" office:value-type="float" office:value="30">
            <text:p>30</text:p>
          </table:table-cell>
          <table:table-cell table:style-name="ce45" office:value-type="float" office:value="28">
            <text:p>28</text:p>
          </table:table-cell>
          <table:table-cell table:style-name="ce45" office:value-type="float" office:value="2000">
            <text:p>200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500">
            <text:p>500</text:p>
          </table:table-cell>
          <table:table-cell table:style-name="ce50" table:formula="of:=[.L6]/[.H6]" office:value-type="float" office:value="0.25">
            <text:p>0.250</text:p>
          </table:table-cell>
          <table:table-cell table:style-name="ce45" office:value-type="float" office:value="5000">
            <text:p>5000</text:p>
          </table:table-cell>
          <table:table-cell table:style-name="ce50" table:formula="of:=[.C6]/[.N6]" office:value-type="float" office:value="0.036">
            <text:p>0.036</text:p>
          </table:table-cell>
          <table:table-cell table:style-name="ce45" table:formula="of:=(([.L6]*10)+[.N6])/[.C6]" office:value-type="float" office:value="55.5555555555556">
            <text:p>55.56</text:p>
          </table:table-cell>
          <table:table-cell table:style-name="ce45" office:value-type="float" office:value="250">
            <text:p>250</text:p>
          </table:table-cell>
          <table:table-cell table:style-name="ce50" table:formula="of:=([.L6]/[.Q6])*10" office:value-type="float" office:value="20">
            <text:p>20.000</text:p>
          </table:table-cell>
          <table:table-cell table:style-name="ce50" table:formula="of:=([.N6]/[.Q6])*10" office:value-type="float" office:value="200">
            <text:p>200.000</text:p>
          </table:table-cell>
          <table:table-cell table:style-name="ce45" office:value-type="float" office:value="3.3">
            <text:p>3.3</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Bull</text:p>
          </table:table-cell>
          <table:table-cell table:style-name="ce45" office:value-type="string">
            <text:p>brnt3bt</text:p>
          </table:table-cell>
          <table:table-cell table:style-name="ce45" office:value-type="float" office:value="320">
            <text:p>320</text:p>
          </table:table-cell>
          <table:table-cell table:style-name="ce45" table:number-columns-repeated="2"/>
          <table:table-cell table:style-name="ce45" office:value-type="float" office:value="36">
            <text:p>36</text:p>
          </table:table-cell>
          <table:table-cell table:style-name="ce45" office:value-type="float" office:value="30">
            <text:p>30</text:p>
          </table:table-cell>
          <table:table-cell table:style-name="ce45" office:value-type="float" office:value="3600">
            <text:p>3600</text:p>
          </table:table-cell>
          <table:table-cell table:style-name="ce45" office:value-type="float" office:value="2">
            <text:p>2</text:p>
          </table:table-cell>
          <table:table-cell table:number-columns-repeated="2" table:style-name="ce45" office:value-type="string">
            <text:p><text:s/></text:p>
          </table:table-cell>
          <table:table-cell table:style-name="ce45" office:value-type="float" office:value="920">
            <text:p>920</text:p>
          </table:table-cell>
          <table:table-cell table:style-name="ce50" table:formula="of:=[.L7]/[.H7]" office:value-type="float" office:value="0.255555555555556">
            <text:p>0.256</text:p>
          </table:table-cell>
          <table:table-cell table:style-name="ce45" office:value-type="float" office:value="9500">
            <text:p>9500</text:p>
          </table:table-cell>
          <table:table-cell table:style-name="ce50" table:formula="of:=[.C7]/[.N7]" office:value-type="float" office:value="0.0336842105263158">
            <text:p>0.034</text:p>
          </table:table-cell>
          <table:table-cell table:style-name="ce45" table:formula="of:=(([.L7]*10)+[.N7])/[.C7]" office:value-type="float" office:value="58.4375">
            <text:p>58.44</text:p>
          </table:table-cell>
          <table:table-cell table:style-name="ce45" office:value-type="float" office:value="460">
            <text:p>460</text:p>
          </table:table-cell>
          <table:table-cell table:style-name="ce50" table:formula="of:=([.L7]/[.Q7])*10" office:value-type="float" office:value="20">
            <text:p>20.000</text:p>
          </table:table-cell>
          <table:table-cell table:style-name="ce50" table:formula="of:=([.N7]/[.Q7])*10" office:value-type="float" office:value="206.521739130435">
            <text:p>206.522</text:p>
          </table:table-cell>
          <table:table-cell table:style-name="ce45" office:value-type="float" office:value="3">
            <text:p>3</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Rommel</text:p>
          </table:table-cell>
          <table:table-cell table:style-name="ce45" office:value-type="string">
            <text:p>WEL0304</text:p>
          </table:table-cell>
          <table:table-cell table:style-name="ce45" office:value-type="float" office:value="350">
            <text:p>350</text:p>
          </table:table-cell>
          <table:table-cell table:style-name="ce45" table:number-columns-repeated="2"/>
          <table:table-cell table:style-name="ce45" office:value-type="float" office:value="32">
            <text:p>32</text:p>
          </table:table-cell>
          <table:table-cell table:style-name="ce45" office:value-type="float" office:value="30">
            <text:p>30</text:p>
          </table:table-cell>
          <table:table-cell table:style-name="ce45" office:value-type="float" office:value="3200">
            <text:p>3200</text:p>
          </table:table-cell>
          <table:table-cell table:style-name="ce45" office:value-type="float" office:value="2">
            <text:p>2</text:p>
          </table:table-cell>
          <table:table-cell table:style-name="ce45" office:value-type="string">
            <text:p>Yes</text:p>
          </table:table-cell>
          <table:table-cell table:style-name="ce45" office:value-type="string">
            <text:p><text:s/></text:p>
          </table:table-cell>
          <table:table-cell table:style-name="ce45" office:value-type="float" office:value="1050">
            <text:p>1050</text:p>
          </table:table-cell>
          <table:table-cell table:style-name="ce50" table:formula="of:=[.L8]/[.H8]" office:value-type="float" office:value="0.328125">
            <text:p>0.328</text:p>
          </table:table-cell>
          <table:table-cell table:style-name="ce45" office:value-type="float" office:value="12000">
            <text:p>12000</text:p>
          </table:table-cell>
          <table:table-cell table:style-name="ce50" table:formula="of:=[.C8]/[.N8]" office:value-type="float" office:value="0.0291666666666667">
            <text:p>0.029</text:p>
          </table:table-cell>
          <table:table-cell table:style-name="ce45" table:formula="of:=(([.L8]*10)+[.N8])/[.C8]" office:value-type="float" office:value="64.2857142857143">
            <text:p>64.29</text:p>
          </table:table-cell>
          <table:table-cell table:style-name="ce45" office:value-type="float" office:value="600">
            <text:p>600</text:p>
          </table:table-cell>
          <table:table-cell table:style-name="ce50" table:formula="of:=([.L8]/[.Q8])*10" office:value-type="float" office:value="17.5">
            <text:p>17.500</text:p>
          </table:table-cell>
          <table:table-cell table:style-name="ce50" table:formula="of:=([.N8]/[.Q8])*10" office:value-type="float" office:value="200">
            <text:p>200.000</text:p>
          </table:table-cell>
          <table:table-cell table:style-name="ce45" office:value-type="float" office:value="3.2">
            <text:p>3.2</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Helltank</text:p>
          </table:table-cell>
          <table:table-cell table:style-name="ce45" office:value-type="string">
            <text:p>bel0307</text:p>
          </table:table-cell>
          <table:table-cell table:style-name="ce45" office:value-type="float" office:value="553">
            <text:p>553</text:p>
          </table:table-cell>
          <table:table-cell table:style-name="ce45" office:value-type="float" office:value="142">
            <text:p>142</text:p>
          </table:table-cell>
          <table:table-cell table:style-name="ce45"/>
          <table:table-cell table:style-name="ce45" office:value-type="float" office:value="38">
            <text:p>38</text:p>
          </table:table-cell>
          <table:table-cell table:style-name="ce45" office:value-type="float" office:value="32">
            <text:p>32</text:p>
          </table:table-cell>
          <table:table-cell table:style-name="ce45" office:value-type="float" office:value="5150">
            <text:p>5150</text:p>
          </table:table-cell>
          <table:table-cell table:style-name="ce45" office:value-type="float" office:value="4">
            <text:p>4</text:p>
          </table:table-cell>
          <table:table-cell table:style-name="ce45" office:value-type="string">
            <text:p>Yes</text:p>
          </table:table-cell>
          <table:table-cell table:style-name="ce45" office:value-type="string">
            <text:p><text:s/></text:p>
          </table:table-cell>
          <table:table-cell table:style-name="ce45" office:value-type="float" office:value="1725">
            <text:p>1725</text:p>
          </table:table-cell>
          <table:table-cell table:style-name="ce50" table:formula="of:=[.L9]/[.H9]" office:value-type="float" office:value="0.33495145631068">
            <text:p>0.335</text:p>
          </table:table-cell>
          <table:table-cell table:style-name="ce45" office:value-type="float" office:value="17500">
            <text:p>17500</text:p>
          </table:table-cell>
          <table:table-cell table:style-name="ce50" table:formula="of:=[.C9]/[.N9]" office:value-type="float" office:value="0.0316">
            <text:p>0.032</text:p>
          </table:table-cell>
          <table:table-cell table:style-name="ce45" table:formula="of:=(([.L9]*10)+[.N9])/[.C9]" office:value-type="float" office:value="62.8390596745027">
            <text:p>62.84</text:p>
          </table:table-cell>
          <table:table-cell table:style-name="ce45" office:value-type="float" office:value="862">
            <text:p>862</text:p>
          </table:table-cell>
          <table:table-cell table:style-name="ce50" table:formula="of:=([.L9]/[.Q9])*10" office:value-type="float" office:value="20.0116009280742">
            <text:p>20.012</text:p>
          </table:table-cell>
          <table:table-cell table:style-name="ce50" table:formula="of:=([.N9]/[.Q9])*10" office:value-type="float" office:value="203.016241299304">
            <text:p>203.016</text:p>
          </table:table-cell>
          <table:table-cell table:style-name="ce45" office:value-type="float" office:value="2.9">
            <text:p>2.9</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Juggernaut</text:p>
          </table:table-cell>
          <table:table-cell table:style-name="ce45" office:value-type="string">
            <text:p>xel0307</text:p>
          </table:table-cell>
          <table:table-cell table:style-name="ce45" office:value-type="float" office:value="608">
            <text:p>608</text:p>
          </table:table-cell>
          <table:table-cell table:style-name="ce45"/>
          <table:table-cell table:style-name="ce45" office:value-type="string">
            <text:p>Anti</text:p>
          </table:table-cell>
          <table:table-cell table:style-name="ce45" office:value-type="float" office:value="39">
            <text:p>39</text:p>
          </table:table-cell>
          <table:table-cell table:style-name="ce45" office:value-type="float" office:value="32">
            <text:p>32</text:p>
          </table:table-cell>
          <table:table-cell table:style-name="ce45" office:value-type="float" office:value="5550">
            <text:p>5550</text:p>
          </table:table-cell>
          <table:table-cell table:style-name="ce45" office:value-type="float" office:value="4">
            <text:p>4</text:p>
          </table:table-cell>
          <table:table-cell table:style-name="ce45" office:value-type="string">
            <text:p>Yes</text:p>
          </table:table-cell>
          <table:table-cell table:style-name="ce45" office:value-type="string">
            <text:p>TorpDef</text:p>
          </table:table-cell>
          <table:table-cell table:style-name="ce45" office:value-type="float" office:value="1950">
            <text:p>1950</text:p>
          </table:table-cell>
          <table:table-cell table:style-name="ce50" table:formula="of:=[.L10]/[.H10]" office:value-type="float" office:value="0.351351351351351">
            <text:p>0.351</text:p>
          </table:table-cell>
          <table:table-cell table:style-name="ce45" office:value-type="float" office:value="24000">
            <text:p>24000</text:p>
          </table:table-cell>
          <table:table-cell table:style-name="ce50" table:formula="of:=[.C10]/[.N10]" office:value-type="float" office:value="0.0253333333333333">
            <text:p>0.025</text:p>
          </table:table-cell>
          <table:table-cell table:style-name="ce45" table:formula="of:=(([.L10]*10)+[.N10])/[.C10]" office:value-type="float" office:value="71.546052631579">
            <text:p>71.55</text:p>
          </table:table-cell>
          <table:table-cell table:style-name="ce45" office:value-type="float" office:value="975">
            <text:p>975</text:p>
          </table:table-cell>
          <table:table-cell table:style-name="ce50" table:formula="of:=([.L10]/[.Q10])*10" office:value-type="float" office:value="20">
            <text:p>20.000</text:p>
          </table:table-cell>
          <table:table-cell table:style-name="ce50" table:formula="of:=([.N10]/[.Q10])*10" office:value-type="float" office:value="246.153846153846">
            <text:p>246.154</text:p>
          </table:table-cell>
          <table:table-cell table:style-name="ce45" office:value-type="float" office:value="2.6">
            <text:p>2.6</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Pegasus</text:p>
          </table:table-cell>
          <table:table-cell table:style-name="ce45" office:value-type="string">
            <text:p>WEL0305</text:p>
          </table:table-cell>
          <table:table-cell table:style-name="ce45" office:value-type="float" office:value="460">
            <text:p>460</text:p>
          </table:table-cell>
          <table:table-cell table:style-name="ce45" office:value-type="float" office:value="144">
            <text:p>144</text:p>
          </table:table-cell>
          <table:table-cell table:style-name="ce45"/>
          <table:table-cell table:style-name="ce45" office:value-type="float" office:value="37">
            <text:p>37</text:p>
          </table:table-cell>
          <table:table-cell table:style-name="ce45" office:value-type="float" office:value="34">
            <text:p>34</text:p>
          </table:table-cell>
          <table:table-cell table:style-name="ce45" office:value-type="float" office:value="7200">
            <text:p>7200</text:p>
          </table:table-cell>
          <table:table-cell table:style-name="ce45" office:value-type="float" office:value="4">
            <text:p>4</text:p>
          </table:table-cell>
          <table:table-cell table:style-name="ce45" office:value-type="string">
            <text:p>Yes</text:p>
          </table:table-cell>
          <table:table-cell table:style-name="ce45" office:value-type="string">
            <text:p>TMD</text:p>
          </table:table-cell>
          <table:table-cell table:style-name="ce45" office:value-type="float" office:value="2600">
            <text:p>2600</text:p>
          </table:table-cell>
          <table:table-cell table:style-name="ce50" table:formula="of:=[.L11]/[.H11]" office:value-type="float" office:value="0.361111111111111">
            <text:p>0.361</text:p>
          </table:table-cell>
          <table:table-cell table:style-name="ce45" office:value-type="float" office:value="34000">
            <text:p>34000</text:p>
          </table:table-cell>
          <table:table-cell table:style-name="ce50" table:formula="of:=([.C11]+[.D11])/[.N11]" office:value-type="float" office:value="0.0177647058823529">
            <text:p>0.018</text:p>
          </table:table-cell>
          <table:table-cell table:style-name="ce45" table:formula="of:=(([.L11]*10)+[.N11])/[.C11]" office:value-type="float" office:value="130.434782608696">
            <text:p>130.43</text:p>
          </table:table-cell>
          <table:table-cell table:style-name="ce45" office:value-type="float" office:value="1350">
            <text:p>1350</text:p>
          </table:table-cell>
          <table:table-cell table:style-name="ce50" table:formula="of:=([.L11]/[.Q11])*10" office:value-type="float" office:value="19.2592592592593">
            <text:p>19.259</text:p>
          </table:table-cell>
          <table:table-cell table:style-name="ce50" table:formula="of:=([.N11]/[.Q11])*10" office:value-type="float" office:value="251.851851851852">
            <text:p>251.852</text:p>
          </table:table-cell>
          <table:table-cell table:style-name="ce45" office:value-type="float" office:value="2.4">
            <text:p>2.4</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IronFist</text:p>
          </table:table-cell>
          <table:table-cell table:style-name="ce45" office:value-type="string">
            <text:p>brnt3abb</text:p>
          </table:table-cell>
          <table:table-cell table:style-name="ce45" office:value-type="float" office:value="570">
            <text:p>570</text:p>
          </table:table-cell>
          <table:table-cell table:style-name="ce45" table:number-columns-repeated="2"/>
          <table:table-cell table:style-name="ce45" office:value-type="float" office:value="38">
            <text:p>38</text:p>
          </table:table-cell>
          <table:table-cell table:style-name="ce45" office:value-type="float" office:value="34">
            <text:p>34</text:p>
          </table:table-cell>
          <table:table-cell table:style-name="ce45" office:value-type="float" office:value="9050">
            <text:p>9050</text:p>
          </table:table-cell>
          <table:table-cell table:style-name="ce45" office:value-type="float" office:value="4">
            <text:p>4</text:p>
          </table:table-cell>
          <table:table-cell table:style-name="ce45" office:value-type="string">
            <text:p>Yes</text:p>
          </table:table-cell>
          <table:table-cell table:style-name="ce45" office:value-type="float" office:value="75">
            <text:p>75</text:p>
          </table:table-cell>
          <table:table-cell table:style-name="ce45" office:value-type="float" office:value="3100">
            <text:p>3100</text:p>
          </table:table-cell>
          <table:table-cell table:style-name="ce50" table:formula="of:=[.L12]/[.H12]" office:value-type="float" office:value="0.342541436464088">
            <text:p>0.343</text:p>
          </table:table-cell>
          <table:table-cell table:style-name="ce45" office:value-type="float" office:value="38000">
            <text:p>38000</text:p>
          </table:table-cell>
          <table:table-cell table:style-name="ce50" table:formula="of:=[.C12]/[.N12]" office:value-type="float" office:value="0.015">
            <text:p>0.015</text:p>
          </table:table-cell>
          <table:table-cell table:style-name="ce45" table:formula="of:=(([.L12]*10)+[.N12])/[.C12]" office:value-type="float" office:value="121.052631578947">
            <text:p>121.05</text:p>
          </table:table-cell>
          <table:table-cell table:style-name="ce45" office:value-type="float" office:value="1550">
            <text:p>1550</text:p>
          </table:table-cell>
          <table:table-cell table:style-name="ce50" table:formula="of:=([.L12]/[.Q12])*10" office:value-type="float" office:value="20">
            <text:p>20.000</text:p>
          </table:table-cell>
          <table:table-cell table:style-name="ce50" table:formula="of:=([.N12]/[.Q12])*10" office:value-type="float" office:value="245.161290322581">
            <text:p>245.161</text:p>
          </table:table-cell>
          <table:table-cell table:style-name="ce45" office:value-type="float" office:value="2">
            <text:p>2</text:p>
          </table:table-cell>
          <table:table-cell table:number-columns-repeated="4"/>
          <table:table-cell table:style-name="ce41"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20" office:value-type="string">
            <text:p>Harbinger</text:p>
          </table:table-cell>
          <table:table-cell table:style-name="ce132" office:value-type="string">
            <text:p>ual0303</text:p>
          </table:table-cell>
          <table:table-cell table:style-name="ce132" office:value-type="float" office:value="330">
            <text:p>330</text:p>
          </table:table-cell>
          <table:table-cell table:style-name="ce132" table:number-columns-repeated="2"/>
          <table:table-cell table:number-columns-repeated="2" table:style-name="ce132" office:value-type="float" office:value="28">
            <text:p>28</text:p>
          </table:table-cell>
          <table:table-cell table:style-name="ce132" office:value-type="float" office:value="4400">
            <text:p>4400</text:p>
          </table:table-cell>
          <table:table-cell table:style-name="ce132" office:value-type="float" office:value="2">
            <text:p>2</text:p>
          </table:table-cell>
          <table:table-cell table:number-columns-repeated="2" table:style-name="ce132" office:value-type="string">
            <text:p><text:s/></text:p>
          </table:table-cell>
          <table:table-cell table:style-name="ce132" office:value-type="float" office:value="950">
            <text:p>950</text:p>
          </table:table-cell>
          <table:table-cell table:style-name="ce138" table:formula="of:=[.L14]/[.H14]" office:value-type="float" office:value="0.215909090909091">
            <text:p>0.216</text:p>
          </table:table-cell>
          <table:table-cell table:style-name="ce132" office:value-type="float" office:value="12000">
            <text:p>12000</text:p>
          </table:table-cell>
          <table:table-cell table:style-name="ce138" table:formula="of:=[.C14]/[.N14]" office:value-type="float" office:value="0.0275">
            <text:p>0.028</text:p>
          </table:table-cell>
          <table:table-cell table:style-name="ce132" table:formula="of:=(([.L14]*10)+[.N14])/[.C14]" office:value-type="float" office:value="65.1515151515152">
            <text:p>65.15</text:p>
          </table:table-cell>
          <table:table-cell table:style-name="ce132" office:value-type="float" office:value="475">
            <text:p>475</text:p>
          </table:table-cell>
          <table:table-cell table:style-name="ce138" table:formula="of:=([.L14]/[.Q14])*10" office:value-type="float" office:value="20">
            <text:p>20.000</text:p>
          </table:table-cell>
          <table:table-cell table:style-name="ce138" table:formula="of:=([.N14]/[.Q14])*10" office:value-type="float" office:value="252.631578947368">
            <text:p>252.632</text:p>
          </table:table-cell>
          <table:table-cell table:style-name="ce132" office:value-type="float" office:value="3.5">
            <text:p>3.5</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Moldavite</text:p>
          </table:table-cell>
          <table:table-cell table:style-name="ce132" office:value-type="string">
            <text:p>sal0311</text:p>
          </table:table-cell>
          <table:table-cell table:style-name="ce132" office:value-type="float" office:value="460">
            <text:p>460</text:p>
          </table:table-cell>
          <table:table-cell table:style-name="ce132" table:number-columns-repeated="2"/>
          <table:table-cell table:style-name="ce132" office:value-type="float" office:value="37">
            <text:p>37</text:p>
          </table:table-cell>
          <table:table-cell table:style-name="ce132" office:value-type="float" office:value="32">
            <text:p>32</text:p>
          </table:table-cell>
          <table:table-cell table:style-name="ce132" office:value-type="float" office:value="6000">
            <text:p>6000</text:p>
          </table:table-cell>
          <table:table-cell table:style-name="ce132" office:value-type="float" office:value="3">
            <text:p>3</text:p>
          </table:table-cell>
          <table:table-cell table:style-name="ce132" office:value-type="string">
            <text:p>Yes</text:p>
          </table:table-cell>
          <table:table-cell table:style-name="ce132" office:value-type="string">
            <text:p><text:s/></text:p>
          </table:table-cell>
          <table:table-cell table:style-name="ce132" office:value-type="float" office:value="1650">
            <text:p>1650</text:p>
          </table:table-cell>
          <table:table-cell table:style-name="ce138" table:formula="of:=[.L15]/[.H15]" office:value-type="float" office:value="0.275">
            <text:p>0.275</text:p>
          </table:table-cell>
          <table:table-cell table:style-name="ce132" office:value-type="float" office:value="15500">
            <text:p>15500</text:p>
          </table:table-cell>
          <table:table-cell table:style-name="ce138" table:formula="of:=[.C15]/[.N15]" office:value-type="float" office:value="0.0296774193548387">
            <text:p>0.030</text:p>
          </table:table-cell>
          <table:table-cell table:style-name="ce132" table:formula="of:=(([.L15]*10)+[.N15])/[.C15]" office:value-type="float" office:value="69.5652173913043">
            <text:p>69.57</text:p>
          </table:table-cell>
          <table:table-cell table:style-name="ce132" office:value-type="float" office:value="825">
            <text:p>825</text:p>
          </table:table-cell>
          <table:table-cell table:style-name="ce138" table:formula="of:=([.L15]/[.Q15])*10" office:value-type="float" office:value="20">
            <text:p>20.000</text:p>
          </table:table-cell>
          <table:table-cell table:style-name="ce138" table:formula="of:=([.N15]/[.Q15])*10" office:value-type="float" office:value="187.878787878788">
            <text:p>187.879</text:p>
          </table:table-cell>
          <table:table-cell table:style-name="ce132" office:value-type="float" office:value="2.5">
            <text:p>2.5</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Transoma</text:p>
          </table:table-cell>
          <table:table-cell table:style-name="ce132" office:value-type="string">
            <text:p>brot3bt</text:p>
          </table:table-cell>
          <table:table-cell table:style-name="ce132" office:value-type="float" office:value="435">
            <text:p>435</text:p>
          </table:table-cell>
          <table:table-cell table:style-name="ce132" table:number-columns-repeated="2"/>
          <table:table-cell table:number-columns-repeated="2" table:style-name="ce132" office:value-type="float" office:value="32">
            <text:p>32</text:p>
          </table:table-cell>
          <table:table-cell table:style-name="ce132" office:value-type="float" office:value="5200">
            <text:p>5200</text:p>
          </table:table-cell>
          <table:table-cell table:style-name="ce132" office:value-type="float" office:value="3">
            <text:p>3</text:p>
          </table:table-cell>
          <table:table-cell table:style-name="ce132" office:value-type="string">
            <text:p>Yes</text:p>
          </table:table-cell>
          <table:table-cell table:style-name="ce132" office:value-type="string">
            <text:p><text:s/></text:p>
          </table:table-cell>
          <table:table-cell table:style-name="ce132" office:value-type="float" office:value="1200">
            <text:p>1200</text:p>
          </table:table-cell>
          <table:table-cell table:style-name="ce138" table:formula="of:=[.L16]/[.H16]" office:value-type="float" office:value="0.230769230769231">
            <text:p>0.231</text:p>
          </table:table-cell>
          <table:table-cell table:style-name="ce132" office:value-type="float" office:value="15000">
            <text:p>15000</text:p>
          </table:table-cell>
          <table:table-cell table:style-name="ce138" table:formula="of:=[.C16]/[.N16]" office:value-type="float" office:value="0.029">
            <text:p>0.029</text:p>
          </table:table-cell>
          <table:table-cell table:style-name="ce132" table:formula="of:=(([.L16]*10)+[.N16])/[.C16]" office:value-type="float" office:value="62.0689655172414">
            <text:p>62.07</text:p>
          </table:table-cell>
          <table:table-cell table:style-name="ce132" office:value-type="float" office:value="625">
            <text:p>625</text:p>
          </table:table-cell>
          <table:table-cell table:style-name="ce138" table:formula="of:=([.L16]/[.Q16])*10" office:value-type="float" office:value="19.2">
            <text:p>19.200</text:p>
          </table:table-cell>
          <table:table-cell table:style-name="ce138" table:formula="of:=([.N16]/[.Q16])*10" office:value-type="float" office:value="240">
            <text:p>240.000</text:p>
          </table:table-cell>
          <table:table-cell table:style-name="ce132" office:value-type="float" office:value="2.5">
            <text:p>2.5</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Wraith</text:p>
          </table:table-cell>
          <table:table-cell table:style-name="ce132" office:value-type="string">
            <text:p>bal0310</text:p>
          </table:table-cell>
          <table:table-cell table:style-name="ce132" office:value-type="float" office:value="480">
            <text:p>480</text:p>
          </table:table-cell>
          <table:table-cell table:style-name="ce132" table:number-columns-repeated="2"/>
          <table:table-cell table:style-name="ce132" office:value-type="float" office:value="49">
            <text:p>49</text:p>
          </table:table-cell>
          <table:table-cell table:style-name="ce132" office:value-type="float" office:value="30">
            <text:p>30</text:p>
          </table:table-cell>
          <table:table-cell table:style-name="ce132" office:value-type="float" office:value="5000">
            <text:p>5000</text:p>
          </table:table-cell>
          <table:table-cell table:style-name="ce132" office:value-type="float" office:value="2">
            <text:p>2</text:p>
          </table:table-cell>
          <table:table-cell table:style-name="ce132" office:value-type="string">
            <text:p>Hover</text:p>
          </table:table-cell>
          <table:table-cell table:style-name="ce132" office:value-type="string">
            <text:p><text:s/></text:p>
          </table:table-cell>
          <table:table-cell table:style-name="ce132" office:value-type="float" office:value="1375">
            <text:p>1375</text:p>
          </table:table-cell>
          <table:table-cell table:style-name="ce138" table:formula="of:=[.L17]/[.H17]" office:value-type="float" office:value="0.275">
            <text:p>0.275</text:p>
          </table:table-cell>
          <table:table-cell table:style-name="ce132" office:value-type="float" office:value="18100">
            <text:p>18100</text:p>
          </table:table-cell>
          <table:table-cell table:style-name="ce138" table:formula="of:=[.C17]/[.N17]" office:value-type="float" office:value="0.0265193370165746">
            <text:p>0.027</text:p>
          </table:table-cell>
          <table:table-cell table:style-name="ce132" table:formula="of:=(([.L17]*10)+[.N17])/[.C17]" office:value-type="float" office:value="66.3541666666667">
            <text:p>66.35</text:p>
          </table:table-cell>
          <table:table-cell table:style-name="ce132" office:value-type="float" office:value="687.5">
            <text:p>687.5</text:p>
          </table:table-cell>
          <table:table-cell table:style-name="ce138" table:formula="of:=([.L17]/[.Q17])*10" office:value-type="float" office:value="20">
            <text:p>20.000</text:p>
          </table:table-cell>
          <table:table-cell table:style-name="ce138" table:formula="of:=([.N17]/[.Q17])*10" office:value-type="float" office:value="263.272727272727">
            <text:p>263.273</text:p>
          </table:table-cell>
          <table:table-cell table:style-name="ce132" office:value-type="float" office:value="3">
            <text:p>3</text:p>
          </table:table-cell>
          <table:table-cell table:number-columns-repeated="4"/>
          <table:table-cell table:style-name="ce120" table:number-columns-repeated="844"/>
          <table:table-cell table:number-columns-repeated="156"/>
        </table:table-row>
        <table:table-row table:style-name="ro2">
          <table:table-cell table:style-name="ce120" office:value-type="string">
            <text:p>Spectre</text:p>
          </table:table-cell>
          <table:table-cell table:style-name="ce132" office:value-type="string">
            <text:p>brot3hm</text:p>
          </table:table-cell>
          <table:table-cell table:style-name="ce132" office:value-type="float" office:value="560">
            <text:p>560</text:p>
          </table:table-cell>
          <table:table-cell table:style-name="ce132" table:number-columns-repeated="2"/>
          <table:table-cell table:style-name="ce132" office:value-type="float" office:value="38">
            <text:p>38</text:p>
          </table:table-cell>
          <table:table-cell table:style-name="ce132" office:value-type="float" office:value="34">
            <text:p>34</text:p>
          </table:table-cell>
          <table:table-cell table:style-name="ce132" office:value-type="float" office:value="8250">
            <text:p>8250</text:p>
          </table:table-cell>
          <table:table-cell table:style-name="ce132" office:value-type="float" office:value="3">
            <text:p>3</text:p>
          </table:table-cell>
          <table:table-cell table:style-name="ce132" office:value-type="string">
            <text:p>Yes</text:p>
          </table:table-cell>
          <table:table-cell table:style-name="ce132" office:value-type="float" office:value="75">
            <text:p>75</text:p>
          </table:table-cell>
          <table:table-cell table:style-name="ce132" office:value-type="float" office:value="2800">
            <text:p>2800</text:p>
          </table:table-cell>
          <table:table-cell table:style-name="ce138" table:formula="of:=[.L18]/[.H18]" office:value-type="float" office:value="0.339393939393939">
            <text:p>0.339</text:p>
          </table:table-cell>
          <table:table-cell table:style-name="ce132" office:value-type="float" office:value="34000">
            <text:p>34000</text:p>
          </table:table-cell>
          <table:table-cell table:style-name="ce138" table:formula="of:=[.C18]/[.N18]" office:value-type="float" office:value="0.0164705882352941">
            <text:p>0.016</text:p>
          </table:table-cell>
          <table:table-cell table:style-name="ce132" table:formula="of:=(([.L18]*10)+[.N18])/[.C18]" office:value-type="float" office:value="110.714285714286">
            <text:p>110.71</text:p>
          </table:table-cell>
          <table:table-cell table:style-name="ce132" office:value-type="float" office:value="1400">
            <text:p>1400</text:p>
          </table:table-cell>
          <table:table-cell table:style-name="ce138" table:formula="of:=([.L18]/[.Q18])*10" office:value-type="float" office:value="20">
            <text:p>20.000</text:p>
          </table:table-cell>
          <table:table-cell table:style-name="ce138" table:formula="of:=([.N18]/[.Q18])*10" office:value-type="float" office:value="242.857142857143">
            <text:p>242.857</text:p>
          </table:table-cell>
          <table:table-cell table:style-name="ce132" office:value-type="float" office:value="2.2">
            <text:p>2.2</text:p>
          </table:table-cell>
          <table:table-cell table:number-columns-repeated="4"/>
          <table:table-cell table:style-name="ce120"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8334689213415">
            <text:p>0.03</text:p>
          </table:table-cell>
          <table:table-cell table:formula="of:=SUM([.P14:.P18])/5" office:value-type="float" office:value="74.7708300882027">
            <text:p>74.77</text:p>
          </table:table-cell>
          <table:table-cell table:number-columns-repeated="3"/>
          <table:table-cell table:style-name="Default"/>
          <table:table-cell table:number-columns-repeated="1004"/>
        </table:table-row>
        <table:table-row table:style-name="ro2">
          <table:table-cell table:style-name="ce121" office:value-type="string">
            <text:p>Crawfish</text:p>
          </table:table-cell>
          <table:table-cell table:style-name="ce133" office:value-type="string">
            <text:p>url0305</text:p>
          </table:table-cell>
          <table:table-cell table:style-name="ce133" office:value-type="float" office:value="180">
            <text:p>18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2250">
            <text:p>225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725">
            <text:p>725</text:p>
          </table:table-cell>
          <table:table-cell table:style-name="ce139" table:formula="of:=[.L20]/[.H20]" office:value-type="float" office:value="0.322222222222222">
            <text:p>0.322</text:p>
          </table:table-cell>
          <table:table-cell table:style-name="ce133" office:value-type="float" office:value="7250">
            <text:p>7250</text:p>
          </table:table-cell>
          <table:table-cell table:style-name="ce139" office:value-type="float" office:value="0.009">
            <text:p>0.009</text:p>
          </table:table-cell>
          <table:table-cell table:style-name="ce133" table:formula="of:=(([.L20]*10)+[.N20])/[.C20]" office:value-type="float" office:value="80.5555555555556">
            <text:p>80.56</text:p>
          </table:table-cell>
          <table:table-cell table:style-name="ce133" office:value-type="float" office:value="362.5">
            <text:p>362.5</text:p>
          </table:table-cell>
          <table:table-cell table:style-name="ce139" table:formula="of:=([.L20]/[.Q20])*10" office:value-type="float" office:value="20">
            <text:p>20.000</text:p>
          </table:table-cell>
          <table:table-cell table:style-name="ce139" table:formula="of:=([.N20]/[.Q20])*10" office:value-type="float" office:value="200">
            <text:p>200.000</text:p>
          </table:table-cell>
          <table:table-cell table:style-name="ce133" office:value-type="float" office:value="3.2">
            <text:p>3.2</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Hailfire</text:p>
          </table:table-cell>
          <table:table-cell table:style-name="ce133" office:value-type="string">
            <text:p>brl0307</text:p>
          </table:table-cell>
          <table:table-cell table:style-name="ce133" office:value-type="float" office:value="162">
            <text:p>162</text:p>
          </table:table-cell>
          <table:table-cell table:style-name="ce133" table:number-columns-repeated="2"/>
          <table:table-cell table:style-name="ce133" office:value-type="float" office:value="65">
            <text:p>65</text:p>
          </table:table-cell>
          <table:table-cell table:style-name="ce133" office:value-type="float" office:value="28">
            <text:p>28</text:p>
          </table:table-cell>
          <table:table-cell table:style-name="ce133" office:value-type="float" office:value="2500">
            <text:p>25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765">
            <text:p>765</text:p>
          </table:table-cell>
          <table:table-cell table:style-name="ce139" table:formula="of:=[.L21]/[.H21]" office:value-type="float" office:value="0.306">
            <text:p>0.306</text:p>
          </table:table-cell>
          <table:table-cell table:style-name="ce133" office:value-type="float" office:value="8400">
            <text:p>8400</text:p>
          </table:table-cell>
          <table:table-cell table:style-name="ce139" table:formula="of:=[.C21]/[.N21]" office:value-type="float" office:value="0.0192857142857143">
            <text:p>0.019</text:p>
          </table:table-cell>
          <table:table-cell table:style-name="ce133" table:formula="of:=(([.L21]*10)+[.N21])/[.C21]" office:value-type="float" office:value="99.0740740740741">
            <text:p>99.07</text:p>
          </table:table-cell>
          <table:table-cell table:style-name="ce133" office:value-type="float" office:value="382.5">
            <text:p>382.5</text:p>
          </table:table-cell>
          <table:table-cell table:style-name="ce139" table:formula="of:=([.L21]/[.Q21])*10" office:value-type="float" office:value="20">
            <text:p>20.000</text:p>
          </table:table-cell>
          <table:table-cell table:style-name="ce139" table:formula="of:=([.N21]/[.Q21])*10" office:value-type="float" office:value="219.607843137255">
            <text:p>219.608</text:p>
          </table:table-cell>
          <table:table-cell table:style-name="ce133" office:value-type="float" office:value="3.2">
            <text:p>3.2</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Loyalist</text:p>
          </table:table-cell>
          <table:table-cell table:style-name="ce133" office:value-type="string">
            <text:p>url0303</text:p>
          </table:table-cell>
          <table:table-cell table:style-name="ce133" office:value-type="float" office:value="210">
            <text:p>21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3000">
            <text:p>3000</text:p>
          </table:table-cell>
          <table:table-cell table:style-name="ce133" office:value-type="float" office:value="2">
            <text:p>2</text:p>
          </table:table-cell>
          <table:table-cell table:style-name="ce133" office:value-type="string">
            <text:p><text:s/></text:p>
          </table:table-cell>
          <table:table-cell table:style-name="ce133" office:value-type="string">
            <text:p>TMR</text:p>
          </table:table-cell>
          <table:table-cell table:style-name="ce133" office:value-type="float" office:value="600">
            <text:p>600</text:p>
          </table:table-cell>
          <table:table-cell table:style-name="ce139" table:formula="of:=[.L22]/[.H22]" office:value-type="float" office:value="0.2">
            <text:p>0.200</text:p>
          </table:table-cell>
          <table:table-cell table:style-name="ce133" office:value-type="float" office:value="6600">
            <text:p>6600</text:p>
          </table:table-cell>
          <table:table-cell table:style-name="ce139" table:formula="of:=[.C22]/[.N22]" office:value-type="float" office:value="0.0318181818181818">
            <text:p>0.032</text:p>
          </table:table-cell>
          <table:table-cell table:style-name="ce133" table:formula="of:=(([.L22]*10)+[.N22])/[.C22]" office:value-type="float" office:value="60">
            <text:p>60</text:p>
          </table:table-cell>
          <table:table-cell table:style-name="ce133" office:value-type="float" office:value="300">
            <text:p>300</text:p>
          </table:table-cell>
          <table:table-cell table:style-name="ce139" table:formula="of:=([.L22]/[.Q22])*10" office:value-type="float" office:value="20">
            <text:p>20.000</text:p>
          </table:table-cell>
          <table:table-cell table:style-name="ce139" table:formula="of:=([.N22]/[.Q22])*10" office:value-type="float" office:value="220">
            <text:p>220.000</text:p>
          </table:table-cell>
          <table:table-cell table:style-name="ce133" office:value-type="float" office:value="3.9">
            <text:p>3.9</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Mastodon</text:p>
          </table:table-cell>
          <table:table-cell table:style-name="ce133" office:value-type="string">
            <text:p>brmt3bt</text:p>
          </table:table-cell>
          <table:table-cell table:style-name="ce133" office:value-type="float" office:value="220">
            <text:p>220</text:p>
          </table:table-cell>
          <table:table-cell table:style-name="ce133" table:number-columns-repeated="2"/>
          <table:table-cell table:style-name="ce133" office:value-type="float" office:value="37">
            <text:p>37</text:p>
          </table:table-cell>
          <table:table-cell table:style-name="ce133" office:value-type="float" office:value="30">
            <text:p>30</text:p>
          </table:table-cell>
          <table:table-cell table:style-name="ce133" office:value-type="float" office:value="2750">
            <text:p>2750</text:p>
          </table:table-cell>
          <table:table-cell table:style-name="ce133" office:value-type="float" office:value="3">
            <text:p>3</text:p>
          </table:table-cell>
          <table:table-cell table:number-columns-repeated="2" table:style-name="ce133" office:value-type="string">
            <text:p><text:s/></text:p>
          </table:table-cell>
          <table:table-cell table:style-name="ce133" office:value-type="float" office:value="675">
            <text:p>675</text:p>
          </table:table-cell>
          <table:table-cell table:style-name="ce139" table:formula="of:=[.L23]/[.H23]" office:value-type="float" office:value="0.245454545454545">
            <text:p>0.245</text:p>
          </table:table-cell>
          <table:table-cell table:style-name="ce133" office:value-type="float" office:value="6750">
            <text:p>6750</text:p>
          </table:table-cell>
          <table:table-cell table:style-name="ce139" table:formula="of:=[.C23]/[.N23]" office:value-type="float" office:value="0.0325925925925926">
            <text:p>0.033</text:p>
          </table:table-cell>
          <table:table-cell table:style-name="ce133" table:formula="of:=(([.L23]*10)+[.N23])/[.C23]" office:value-type="float" office:value="61.3636363636364">
            <text:p>61.36</text:p>
          </table:table-cell>
          <table:table-cell table:style-name="ce133" office:value-type="float" office:value="337.5">
            <text:p>337.5</text:p>
          </table:table-cell>
          <table:table-cell table:style-name="ce139" table:formula="of:=([.L23]/[.Q23])*10" office:value-type="float" office:value="20">
            <text:p>20.000</text:p>
          </table:table-cell>
          <table:table-cell table:style-name="ce139" table:formula="of:=([.N23]/[.Q23])*10" office:value-type="float" office:value="200">
            <text:p>200.000</text:p>
          </table:table-cell>
          <table:table-cell table:style-name="ce133" office:value-type="float" office:value="2.7">
            <text:p>2.7</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Sealion</text:p>
          </table:table-cell>
          <table:table-cell table:style-name="ce133" office:value-type="string">
            <text:p>WRL0301</text:p>
          </table:table-cell>
          <table:table-cell table:style-name="ce133" office:value-type="float" office:value="300">
            <text:p>300</text:p>
          </table:table-cell>
          <table:table-cell table:style-name="ce133" table:number-columns-repeated="2"/>
          <table:table-cell table:style-name="ce133" office:value-type="float" office:value="35">
            <text:p>35</text:p>
          </table:table-cell>
          <table:table-cell table:style-name="ce133" office:value-type="float" office:value="30">
            <text:p>30</text:p>
          </table:table-cell>
          <table:table-cell table:style-name="ce133" office:value-type="float" office:value="4000">
            <text:p>4000</text:p>
          </table:table-cell>
          <table:table-cell table:style-name="ce133" office:value-type="float" office:value="3">
            <text:p>3</text:p>
          </table:table-cell>
          <table:table-cell table:style-name="ce133" office:value-type="string">
            <text:p>Yes</text:p>
          </table:table-cell>
          <table:table-cell table:style-name="ce133" office:value-type="string">
            <text:p><text:s/></text:p>
          </table:table-cell>
          <table:table-cell table:style-name="ce133" office:value-type="float" office:value="1280">
            <text:p>1280</text:p>
          </table:table-cell>
          <table:table-cell table:style-name="ce139" table:formula="of:=[.L24]/[.H24]" office:value-type="float" office:value="0.32">
            <text:p>0.320</text:p>
          </table:table-cell>
          <table:table-cell table:style-name="ce133" office:value-type="float" office:value="13700">
            <text:p>13700</text:p>
          </table:table-cell>
          <table:table-cell table:style-name="ce139" table:formula="of:=[.C24]/[.N24]" office:value-type="float" office:value="0.0218978102189781">
            <text:p>0.022</text:p>
          </table:table-cell>
          <table:table-cell table:style-name="ce133" table:formula="of:=(([.L24]*10)+[.N24])/[.C24]" office:value-type="float" office:value="88.3333333333333">
            <text:p>88.33</text:p>
          </table:table-cell>
          <table:table-cell table:style-name="ce133" office:value-type="float" office:value="700">
            <text:p>700</text:p>
          </table:table-cell>
          <table:table-cell table:style-name="ce139" table:formula="of:=([.L24]/[.Q24])*10" office:value-type="float" office:value="18.2857142857143">
            <text:p>18.286</text:p>
          </table:table-cell>
          <table:table-cell table:style-name="ce139" table:formula="of:=([.N24]/[.Q24])*10" office:value-type="float" office:value="195.714285714286">
            <text:p>195.714</text:p>
          </table:table-cell>
          <table:table-cell table:style-name="ce133" office:value-type="float" office:value="3.2">
            <text:p>3.2</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Trilobyte</text:p>
          </table:table-cell>
          <table:table-cell table:style-name="ce133" office:value-type="string">
            <text:p>brmt3lzt</text:p>
          </table:table-cell>
          <table:table-cell table:number-columns-repeated="2" table:style-name="ce133" office:value-type="float" office:value="300">
            <text:p>300</text:p>
          </table:table-cell>
          <table:table-cell table:style-name="ce133"/>
          <table:table-cell table:style-name="ce133" office:value-type="float" office:value="40">
            <text:p>40</text:p>
          </table:table-cell>
          <table:table-cell table:style-name="ce133" office:value-type="float" office:value="32">
            <text:p>32</text:p>
          </table:table-cell>
          <table:table-cell table:style-name="ce133" office:value-type="float" office:value="2500">
            <text:p>2500</text:p>
          </table:table-cell>
          <table:table-cell table:style-name="ce133" office:value-type="float" office:value="4">
            <text:p>4</text:p>
          </table:table-cell>
          <table:table-cell table:style-name="ce133" office:value-type="string">
            <text:p>Yes</text:p>
          </table:table-cell>
          <table:table-cell table:style-name="ce133" office:value-type="float" office:value="75">
            <text:p>75</text:p>
          </table:table-cell>
          <table:table-cell table:style-name="ce133" office:value-type="float" office:value="950">
            <text:p>950</text:p>
          </table:table-cell>
          <table:table-cell table:style-name="ce139" table:formula="of:=[.L25]/[.H25]" office:value-type="float" office:value="0.38">
            <text:p>0.380</text:p>
          </table:table-cell>
          <table:table-cell table:style-name="ce133" office:value-type="float" office:value="11500">
            <text:p>11500</text:p>
          </table:table-cell>
          <table:table-cell table:style-name="ce139" table:formula="of:=[.C25]/[.N25]" office:value-type="float" office:value="0.0260869565217391">
            <text:p>0.026</text:p>
          </table:table-cell>
          <table:table-cell table:style-name="ce133" table:formula="of:=(([.L25]*10)+[.N25])/[.C25]" office:value-type="float" office:value="70">
            <text:p>70</text:p>
          </table:table-cell>
          <table:table-cell table:style-name="ce133" office:value-type="float" office:value="475">
            <text:p>475</text:p>
          </table:table-cell>
          <table:table-cell table:style-name="ce139" table:formula="of:=([.L25]/[.Q25])*10" office:value-type="float" office:value="20">
            <text:p>20.000</text:p>
          </table:table-cell>
          <table:table-cell table:style-name="ce139" table:formula="of:=([.N25]/[.Q25])*10" office:value-type="float" office:value="242.105263157895">
            <text:p>242.105</text:p>
          </table:table-cell>
          <table:table-cell table:style-name="ce133" office:value-type="float" office:value="3">
            <text:p>3</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Brick</text:p>
          </table:table-cell>
          <table:table-cell table:style-name="ce133" office:value-type="string">
            <text:p>xrl0305</text:p>
          </table:table-cell>
          <table:table-cell table:style-name="ce133" office:value-type="float" office:value="450">
            <text:p>450</text:p>
          </table:table-cell>
          <table:table-cell table:style-name="ce133"/>
          <table:table-cell table:style-name="ce133" office:value-type="float" office:value="50">
            <text:p>50</text:p>
          </table:table-cell>
          <table:table-cell table:style-name="ce133" office:value-type="float" office:value="34">
            <text:p>34</text:p>
          </table:table-cell>
          <table:table-cell table:style-name="ce133" office:value-type="float" office:value="32">
            <text:p>32</text:p>
          </table:table-cell>
          <table:table-cell table:style-name="ce133" office:value-type="float" office:value="6250">
            <text:p>6250</text:p>
          </table:table-cell>
          <table:table-cell table:style-name="ce133" office:value-type="float" office:value="4">
            <text:p>4</text:p>
          </table:table-cell>
          <table:table-cell table:style-name="ce133" office:value-type="string">
            <text:p>Yes</text:p>
          </table:table-cell>
          <table:table-cell table:style-name="ce133" office:value-type="string">
            <text:p><text:s/></text:p>
          </table:table-cell>
          <table:table-cell table:style-name="ce133" office:value-type="float" office:value="1900">
            <text:p>1900</text:p>
          </table:table-cell>
          <table:table-cell table:style-name="ce139" table:formula="of:=[.L26]/[.H26]" office:value-type="float" office:value="0.304">
            <text:p>0.304</text:p>
          </table:table-cell>
          <table:table-cell table:style-name="ce133" office:value-type="float" office:value="22000">
            <text:p>22000</text:p>
          </table:table-cell>
          <table:table-cell table:style-name="ce139" table:formula="of:=([.C26]+[.E26])/[.N26]" office:value-type="float" office:value="0.0227272727272727">
            <text:p>0.023</text:p>
          </table:table-cell>
          <table:table-cell table:style-name="ce133" table:formula="of:=(([.L26]*10)+[.N26])/[.C26]" office:value-type="float" office:value="91.1111111111111">
            <text:p>91.11</text:p>
          </table:table-cell>
          <table:table-cell table:style-name="ce133" office:value-type="float" office:value="950">
            <text:p>950</text:p>
          </table:table-cell>
          <table:table-cell table:style-name="ce139" table:formula="of:=([.L26]/[.Q26])*10" office:value-type="float" office:value="20">
            <text:p>20.000</text:p>
          </table:table-cell>
          <table:table-cell table:style-name="ce139" table:formula="of:=([.N26]/[.Q26])*10" office:value-type="float" office:value="231.578947368421">
            <text:p>231.579</text:p>
          </table:table-cell>
          <table:table-cell table:style-name="ce133" office:value-type="float" office:value="2.5">
            <text:p>2.5</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Dervish</text:p>
          </table:table-cell>
          <table:table-cell table:style-name="ce133" office:value-type="string">
            <text:p>brmt3bm2</text:p>
          </table:table-cell>
          <table:table-cell table:style-name="ce133" office:value-type="float" office:value="635">
            <text:p>635</text:p>
          </table:table-cell>
          <table:table-cell table:style-name="ce133" table:number-columns-repeated="2"/>
          <table:table-cell table:style-name="ce133" office:value-type="float" office:value="38">
            <text:p>38</text:p>
          </table:table-cell>
          <table:table-cell table:style-name="ce133" office:value-type="float" office:value="34">
            <text:p>34</text:p>
          </table:table-cell>
          <table:table-cell table:style-name="ce133" office:value-type="float" office:value="8250">
            <text:p>8250</text:p>
          </table:table-cell>
          <table:table-cell table:style-name="ce133" office:value-type="float" office:value="6">
            <text:p>6</text:p>
          </table:table-cell>
          <table:table-cell table:style-name="ce133" office:value-type="string">
            <text:p>Yes</text:p>
          </table:table-cell>
          <table:table-cell table:style-name="ce133" office:value-type="float" office:value="75">
            <text:p>75</text:p>
          </table:table-cell>
          <table:table-cell table:style-name="ce133" office:value-type="float" office:value="3100">
            <text:p>3100</text:p>
          </table:table-cell>
          <table:table-cell table:style-name="ce139" table:formula="of:=[.L27]/[.H27]" office:value-type="float" office:value="0.375757575757576">
            <text:p>0.376</text:p>
          </table:table-cell>
          <table:table-cell table:style-name="ce133" office:value-type="float" office:value="33500">
            <text:p>33500</text:p>
          </table:table-cell>
          <table:table-cell table:style-name="ce139" table:formula="of:=[.C27]/[.N27]" office:value-type="float" office:value="0.018955223880597">
            <text:p>0.019</text:p>
          </table:table-cell>
          <table:table-cell table:style-name="ce133" table:formula="of:=(([.L27]*10)+[.N27])/[.C27]" office:value-type="float" office:value="101.574803149606">
            <text:p>101.57</text:p>
          </table:table-cell>
          <table:table-cell table:style-name="ce133" office:value-type="float" office:value="1550">
            <text:p>1550</text:p>
          </table:table-cell>
          <table:table-cell table:style-name="ce139" table:formula="of:=([.L27]/[.Q27])*10" office:value-type="float" office:value="20">
            <text:p>20.000</text:p>
          </table:table-cell>
          <table:table-cell table:style-name="ce139" table:formula="of:=([.N27]/[.Q27])*10" office:value-type="float" office:value="216.129032258064">
            <text:p>216.129</text:p>
          </table:table-cell>
          <table:table-cell table:style-name="ce133" office:value-type="float" office:value="2.2">
            <text:p>2.2</text:p>
          </table:table-cell>
          <table:table-cell table:number-columns-repeated="4"/>
          <table:table-cell table:style-name="ce121" table:number-columns-repeated="844"/>
          <table:table-cell table:number-columns-repeated="156"/>
        </table:table-row>
        <table:table-row table:style-name="ro2">
          <table:table-cell table:number-columns-repeated="12"/>
          <table:table-cell table:style-name="ce49" table:formula="of:=SUM([.M20:.M27])/8" office:value-type="float" office:value="0.306679292929293">
            <text:p>0.307</text:p>
          </table:table-cell>
          <table:table-cell/>
          <table:table-cell table:style-name="ce49" table:formula="of:=SUM([.O20:.O27])/8" office:value-type="float" office:value="0.0227954690056345">
            <text:p>0.023</text:p>
          </table:table-cell>
          <table:table-cell table:style-name="ce15" table:formula="of:=SUM([.P20:.P27])/8" office:value-type="float" office:value="81.5015641984146">
            <text:p>81.5</text:p>
          </table:table-cell>
          <table:table-cell table:style-name="ce15"/>
          <table:table-cell table:style-name="ce49" table:number-columns-repeated="2"/>
          <table:table-cell table:number-columns-repeated="1005"/>
        </table:table-row>
        <table:table-row table:style-name="ro2">
          <table:table-cell table:style-name="ce55" office:value-type="string">
            <text:p>Adv Protector</text:p>
          </table:table-cell>
          <table:table-cell table:style-name="ce56" office:value-type="string">
            <text:p>bsl0306</text:p>
          </table:table-cell>
          <table:table-cell table:style-name="ce56" office:value-type="float" office:value="180">
            <text:p>180</text:p>
          </table:table-cell>
          <table:table-cell table:style-name="ce56" table:number-columns-repeated="2"/>
          <table:table-cell table:style-name="ce56" office:value-type="float" office:value="30">
            <text:p>30</text:p>
          </table:table-cell>
          <table:table-cell table:style-name="ce56" office:value-type="float" office:value="32">
            <text:p>32</text:p>
          </table:table-cell>
          <table:table-cell table:style-name="ce56" office:value-type="float" office:value="3400">
            <text:p>3400</text:p>
          </table:table-cell>
          <table:table-cell table:style-name="ce56" office:value-type="float" office:value="6">
            <text:p>6</text:p>
          </table:table-cell>
          <table:table-cell table:style-name="ce56" office:value-type="string">
            <text:p><text:s/></text:p>
          </table:table-cell>
          <table:table-cell table:style-name="ce56" office:value-type="float" office:value="75">
            <text:p>75</text:p>
          </table:table-cell>
          <table:table-cell table:style-name="ce56" office:value-type="float" office:value="685">
            <text:p>685</text:p>
          </table:table-cell>
          <table:table-cell table:style-name="ce58" table:formula="of:=[.L29]/[.H29]" office:value-type="float" office:value="0.201470588235294">
            <text:p>0.201</text:p>
          </table:table-cell>
          <table:table-cell table:style-name="ce56" office:value-type="float" office:value="7750">
            <text:p>7750</text:p>
          </table:table-cell>
          <table:table-cell table:style-name="ce58" table:formula="of:=[.C29]/[.N29]" office:value-type="float" office:value="0.0232258064516129">
            <text:p>0.023</text:p>
          </table:table-cell>
          <table:table-cell table:style-name="ce56" table:formula="of:=(([.L29]*10)+[.N29])/[.C29]" office:value-type="float" office:value="81.1111111111111">
            <text:p>81.11</text:p>
          </table:table-cell>
          <table:table-cell table:style-name="ce56" office:value-type="float" office:value="375">
            <text:p>375</text:p>
          </table:table-cell>
          <table:table-cell table:style-name="ce58" table:formula="of:=([.L29]/[.Q29])*10" office:value-type="float" office:value="18.2666666666667">
            <text:p>18.267</text:p>
          </table:table-cell>
          <table:table-cell table:style-name="ce58" table:formula="of:=([.N29]/[.Q29])*10" office:value-type="float" office:value="206.666666666667">
            <text:p>206.667</text:p>
          </table:table-cell>
          <table:table-cell table:style-name="ce56" office:value-type="float" office:value="2.9">
            <text:p>2.9</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shatha</text:p>
          </table:table-cell>
          <table:table-cell table:style-name="ce56" office:value-type="string">
            <text:p>ssl0311</text:p>
          </table:table-cell>
          <table:table-cell table:style-name="ce56" office:value-type="float" office:value="220">
            <text:p>220</text:p>
          </table:table-cell>
          <table:table-cell table:style-name="ce56" table:number-columns-repeated="2"/>
          <table:table-cell table:style-name="ce56" office:value-type="float" office:value="25">
            <text:p>25</text:p>
          </table:table-cell>
          <table:table-cell table:style-name="ce56" office:value-type="float" office:value="28">
            <text:p>28</text:p>
          </table:table-cell>
          <table:table-cell table:style-name="ce56" office:value-type="float" office:value="3400">
            <text:p>34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700">
            <text:p>700</text:p>
          </table:table-cell>
          <table:table-cell table:style-name="ce58" table:formula="of:=[.L30]/[.H30]" office:value-type="float" office:value="0.205882352941176">
            <text:p>0.206</text:p>
          </table:table-cell>
          <table:table-cell table:style-name="ce56" office:value-type="float" office:value="9000">
            <text:p>9000</text:p>
          </table:table-cell>
          <table:table-cell table:style-name="ce58" table:formula="of:=[.C30]/[.N30]" office:value-type="float" office:value="0.0244444444444444">
            <text:p>0.024</text:p>
          </table:table-cell>
          <table:table-cell table:style-name="ce56" table:formula="of:=(([.L30]*10)+[.N30])/[.C30]" office:value-type="float" office:value="72.7272727272727">
            <text:p>72.73</text:p>
          </table:table-cell>
          <table:table-cell table:style-name="ce56" office:value-type="float" office:value="350">
            <text:p>350</text:p>
          </table:table-cell>
          <table:table-cell table:style-name="ce58" table:formula="of:=([.L30]/[.Q30])*10" office:value-type="float" office:value="20">
            <text:p>20.000</text:p>
          </table:table-cell>
          <table:table-cell table:style-name="ce58" table:formula="of:=([.N30]/[.Q30])*10" office:value-type="float" office:value="257.142857142857">
            <text:p>257.143</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eeka</text:p>
          </table:table-cell>
          <table:table-cell table:style-name="ce56" office:value-type="string">
            <text:p>WSL0308</text:p>
          </table:table-cell>
          <table:table-cell table:style-name="ce56" office:value-type="float" office:value="300">
            <text:p>300</text:p>
          </table:table-cell>
          <table:table-cell table:style-name="ce56"/>
          <table:table-cell table:style-name="ce56" office:value-type="string">
            <text:p><text:s/></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3200">
            <text:p>32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650">
            <text:p>650</text:p>
          </table:table-cell>
          <table:table-cell table:style-name="ce58" table:formula="of:=[.L31]/[.H31]" office:value-type="float" office:value="0.203125">
            <text:p>0.203</text:p>
          </table:table-cell>
          <table:table-cell table:style-name="ce56" office:value-type="float" office:value="6850">
            <text:p>6850</text:p>
          </table:table-cell>
          <table:table-cell table:style-name="ce58" table:formula="of:=[.C31]/[.N31]" office:value-type="float" office:value="0.0437956204379562">
            <text:p>0.044</text:p>
          </table:table-cell>
          <table:table-cell table:style-name="ce56" table:formula="of:=(([.L31]*10)+[.N31])/[.C31]" office:value-type="float" office:value="44.5">
            <text:p>44.5</text:p>
          </table:table-cell>
          <table:table-cell table:style-name="ce56" office:value-type="float" office:value="325">
            <text:p>325</text:p>
          </table:table-cell>
          <table:table-cell table:style-name="ce58" table:formula="of:=([.L31]/[.Q31])*10" office:value-type="float" office:value="20">
            <text:p>20.000</text:p>
          </table:table-cell>
          <table:table-cell table:style-name="ce58" table:formula="of:=([.N31]/[.Q31])*10" office:value-type="float" office:value="210.769230769231">
            <text:p>210.769</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uum</text:p>
          </table:table-cell>
          <table:table-cell table:style-name="ce56" office:value-type="string">
            <text:p>xsl0303</text:p>
          </table:table-cell>
          <table:table-cell table:style-name="ce56" office:value-type="float" office:value="400">
            <text:p>400</text:p>
          </table:table-cell>
          <table:table-cell table:style-name="ce56"/>
          <table:table-cell table:style-name="ce56" office:value-type="float" office:value="105">
            <text:p>105</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4000">
            <text:p>40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1200">
            <text:p>1200</text:p>
          </table:table-cell>
          <table:table-cell table:style-name="ce58" table:formula="of:=[.L32]/[.H32]" office:value-type="float" office:value="0.3">
            <text:p>0.300</text:p>
          </table:table-cell>
          <table:table-cell table:style-name="ce56" office:value-type="float" office:value="12000">
            <text:p>12000</text:p>
          </table:table-cell>
          <table:table-cell table:style-name="ce58" table:formula="of:=[.C32]/[.N32]" office:value-type="float" office:value="0.0333333333333333">
            <text:p>0.033</text:p>
          </table:table-cell>
          <table:table-cell table:style-name="ce56" table:formula="of:=(([.L32]*10)+[.N32])/[.C32]" office:value-type="float" office:value="60">
            <text:p>60</text:p>
          </table:table-cell>
          <table:table-cell table:style-name="ce56" office:value-type="float" office:value="600">
            <text:p>600</text:p>
          </table:table-cell>
          <table:table-cell table:style-name="ce58" table:formula="of:=([.L32]/[.Q32])*10" office:value-type="float" office:value="20">
            <text:p>20.000</text:p>
          </table:table-cell>
          <table:table-cell table:style-name="ce58" table:formula="of:=([.N32]/[.Q32])*10" office:value-type="float" office:value="200">
            <text:p>200.000</text:p>
          </table:table-cell>
          <table:table-cell table:style-name="ce56" office:value-type="float" office:value="2.5">
            <text:p>2.5</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thysathuum</text:p>
          </table:table-cell>
          <table:table-cell table:style-name="ce56" office:value-type="string">
            <text:p>bsl0310</text:p>
          </table:table-cell>
          <table:table-cell table:style-name="ce56" office:value-type="float" office:value="450">
            <text:p>450</text:p>
          </table:table-cell>
          <table:table-cell table:style-name="ce56" table:number-columns-repeated="2"/>
          <table:table-cell table:style-name="ce56" office:value-type="float" office:value="33">
            <text:p>33</text:p>
          </table:table-cell>
          <table:table-cell table:style-name="ce56" office:value-type="float" office:value="30">
            <text:p>30</text:p>
          </table:table-cell>
          <table:table-cell table:style-name="ce56" office:value-type="float" office:value="5050">
            <text:p>5050</text:p>
          </table:table-cell>
          <table:table-cell table:style-name="ce56" office:value-type="float" office:value="4">
            <text:p>4</text:p>
          </table:table-cell>
          <table:table-cell table:style-name="ce56" office:value-type="string">
            <text:p>Lambda</text:p>
          </table:table-cell>
          <table:table-cell table:style-name="ce56" office:value-type="string">
            <text:p>TMD</text:p>
          </table:table-cell>
          <table:table-cell table:style-name="ce56" office:value-type="float" office:value="1590">
            <text:p>1590</text:p>
          </table:table-cell>
          <table:table-cell table:style-name="ce58" table:formula="of:=[.L33]/[.H33]" office:value-type="float" office:value="0.314851485148515">
            <text:p>0.315</text:p>
          </table:table-cell>
          <table:table-cell table:style-name="ce56" office:value-type="float" office:value="22500">
            <text:p>22500</text:p>
          </table:table-cell>
          <table:table-cell table:style-name="ce58" table:formula="of:=[.C33]/[.N33]" office:value-type="float" office:value="0.02">
            <text:p>0.020</text:p>
          </table:table-cell>
          <table:table-cell table:style-name="ce56" table:formula="of:=(([.L33]*10)+[.N33])/[.C33]" office:value-type="float" office:value="85.3333333333333">
            <text:p>85.33</text:p>
          </table:table-cell>
          <table:table-cell table:style-name="ce56" office:value-type="float" office:value="830">
            <text:p>830</text:p>
          </table:table-cell>
          <table:table-cell table:style-name="ce58" table:formula="of:=([.L33]/[.Q33])*10" office:value-type="float" office:value="19.1566265060241">
            <text:p>19.157</text:p>
          </table:table-cell>
          <table:table-cell table:style-name="ce58" table:formula="of:=([.N33]/[.Q33])*10" office:value-type="float" office:value="271.084337349398">
            <text:p>271.084</text:p>
          </table:table-cell>
          <table:table-cell table:style-name="ce56" office:value-type="float" office:value="2.6">
            <text:p>2.6</text:p>
          </table:table-cell>
          <table:table-cell table:number-columns-repeated="4"/>
          <table:table-cell table:style-name="ce55" table:number-columns-repeated="996"/>
          <table:table-cell table:number-columns-repeated="4"/>
        </table:table-row>
        <table:table-row table:style-name="ro2">
          <table:table-cell table:style-name="ce55" office:value-type="string">
            <text:p>Hethaamah</text:p>
          </table:table-cell>
          <table:table-cell table:style-name="ce56" office:value-type="string">
            <text:p>BRPT3BT</text:p>
          </table:table-cell>
          <table:table-cell table:style-name="ce56" office:value-type="float" office:value="520">
            <text:p>520</text:p>
          </table:table-cell>
          <table:table-cell table:style-name="ce56" table:number-columns-repeated="2"/>
          <table:table-cell table:style-name="ce56" office:value-type="float" office:value="34">
            <text:p>34</text:p>
          </table:table-cell>
          <table:table-cell table:style-name="ce56" office:value-type="float" office:value="32">
            <text:p>32</text:p>
          </table:table-cell>
          <table:table-cell table:style-name="ce56" office:value-type="float" office:value="4700">
            <text:p>4700</text:p>
          </table:table-cell>
          <table:table-cell table:style-name="ce56" office:value-type="float" office:value="4">
            <text:p>4</text:p>
          </table:table-cell>
          <table:table-cell table:style-name="ce56"/>
          <table:table-cell table:style-name="ce56" office:value-type="float" office:value="65">
            <text:p>65</text:p>
          </table:table-cell>
          <table:table-cell table:style-name="ce56" office:value-type="float" office:value="1390">
            <text:p>1390</text:p>
          </table:table-cell>
          <table:table-cell table:style-name="ce58" table:formula="of:=[.L34]/[.H34]" office:value-type="float" office:value="0.295744680851064">
            <text:p>0.296</text:p>
          </table:table-cell>
          <table:table-cell table:style-name="ce56" office:value-type="float" office:value="17500">
            <text:p>17500</text:p>
          </table:table-cell>
          <table:table-cell table:style-name="ce58" table:formula="of:=[.C34]/[.N34]" office:value-type="float" office:value="0.0297142857142857">
            <text:p>0.030</text:p>
          </table:table-cell>
          <table:table-cell table:style-name="ce56" table:formula="of:=(([.L34]*10)+[.N34])/[.C34]" office:value-type="float" office:value="60.3846153846154">
            <text:p>60.38</text:p>
          </table:table-cell>
          <table:table-cell table:style-name="ce56" office:value-type="float" office:value="695">
            <text:p>695</text:p>
          </table:table-cell>
          <table:table-cell table:style-name="ce58" table:formula="of:=([.L34]/[.Q34])*10" office:value-type="float" office:value="20">
            <text:p>20.000</text:p>
          </table:table-cell>
          <table:table-cell table:style-name="ce58" table:formula="of:=([.N34]/[.Q34])*10" office:value-type="float" office:value="251.798561151079">
            <text:p>251.799</text:p>
          </table:table-cell>
          <table:table-cell table:style-name="ce56" office:value-type="float" office:value="3.3">
            <text:p>3.3</text:p>
          </table:table-cell>
          <table:table-cell table:number-columns-repeated="4"/>
          <table:table-cell table:style-name="ce55" table:number-columns-repeated="996"/>
          <table:table-cell table:number-columns-repeated="4"/>
        </table:table-row>
        <table:table-row table:style-name="ro2">
          <table:table-cell table:style-name="ce55" office:value-type="string">
            <text:p>Thaam-Thuum</text:p>
          </table:table-cell>
          <table:table-cell table:style-name="ce56" office:value-type="string">
            <text:p>BRPT3BOT</text:p>
          </table:table-cell>
          <table:table-cell table:style-name="ce56" office:value-type="float" office:value="562">
            <text:p>562</text:p>
          </table:table-cell>
          <table:table-cell table:style-name="ce56" office:value-type="float" office:value="210">
            <text:p>210</text:p>
          </table:table-cell>
          <table:table-cell table:style-name="ce56"/>
          <table:table-cell table:style-name="ce56" office:value-type="float" office:value="46">
            <text:p>46</text:p>
          </table:table-cell>
          <table:table-cell table:style-name="ce56" office:value-type="float" office:value="34">
            <text:p>34</text:p>
          </table:table-cell>
          <table:table-cell table:style-name="ce56" office:value-type="float" office:value="8250">
            <text:p>8250</text:p>
          </table:table-cell>
          <table:table-cell table:style-name="ce56" office:value-type="float" office:value="5">
            <text:p>5</text:p>
          </table:table-cell>
          <table:table-cell table:style-name="ce56" office:value-type="string">
            <text:p>Yes</text:p>
          </table:table-cell>
          <table:table-cell table:style-name="ce56" office:value-type="float" office:value="65">
            <text:p>65</text:p>
          </table:table-cell>
          <table:table-cell table:style-name="ce56" office:value-type="float" office:value="3100">
            <text:p>3100</text:p>
          </table:table-cell>
          <table:table-cell table:style-name="ce58" table:formula="of:=[.L35]/[.H35]" office:value-type="float" office:value="0.375757575757576">
            <text:p>0.376</text:p>
          </table:table-cell>
          <table:table-cell table:style-name="ce56" office:value-type="float" office:value="31500">
            <text:p>31500</text:p>
          </table:table-cell>
          <table:table-cell table:style-name="ce58" table:formula="of:=([.C35]+[.D35])/[.N35]" office:value-type="float" office:value="0.0245079365079365">
            <text:p>0.025</text:p>
          </table:table-cell>
          <table:table-cell table:style-name="ce56" table:formula="of:=(([.L35]*10)+[.N35])/[.C35]" office:value-type="float" office:value="111.209964412811">
            <text:p>111.21</text:p>
          </table:table-cell>
          <table:table-cell table:style-name="ce56" office:value-type="float" office:value="1550">
            <text:p>1550</text:p>
          </table:table-cell>
          <table:table-cell table:style-name="ce58" table:formula="of:=([.L35]/[.Q35])*10" office:value-type="float" office:value="20">
            <text:p>20.000</text:p>
          </table:table-cell>
          <table:table-cell table:style-name="ce58" table:formula="of:=([.N35]/[.Q35])*10" office:value-type="float" office:value="203.225806451613">
            <text:p>203.226</text:p>
          </table:table-cell>
          <table:table-cell table:style-name="ce56" office:value-type="float" office:value="2.3">
            <text:p>2.3</text:p>
          </table:table-cell>
          <table:table-cell table:number-columns-repeated="4"/>
          <table:table-cell table:style-name="ce55"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22" office:value-type="string">
            <text:p>Cougar</text:p>
          </table:table-cell>
          <table:table-cell table:style-name="ce134" office:value-type="string">
            <text:p>belk002</text:p>
          </table:table-cell>
          <table:table-cell table:style-name="ce134" office:value-type="string">
            <text:p><text:s/></text:p>
          </table:table-cell>
          <table:table-cell table:style-name="ce134" office:value-type="float" office:value="315">
            <text:p>315</text:p>
          </table:table-cell>
          <table:table-cell table:style-name="ce134"/>
          <table:table-cell table:style-name="ce134" office:value-type="float" office:value="44">
            <text:p>44</text:p>
          </table:table-cell>
          <table:table-cell table:style-name="ce134" office:value-type="float" office:value="32">
            <text:p>32</text:p>
          </table:table-cell>
          <table:table-cell table:style-name="ce134" office:value-type="float" office:value="2000">
            <text:p>2000</text:p>
          </table:table-cell>
          <table:table-cell table:style-name="ce134" office:value-type="float" office:value="2">
            <text:p>2</text:p>
          </table:table-cell>
          <table:table-cell table:number-columns-repeated="2" table:style-name="ce134" office:value-type="string">
            <text:p><text:s/></text:p>
          </table:table-cell>
          <table:table-cell table:style-name="ce134" office:value-type="float" office:value="800">
            <text:p>800</text:p>
          </table:table-cell>
          <table:table-cell table:style-name="ce140" table:formula="of:=[.L38]/[.H38]" office:value-type="float" office:value="0.4">
            <text:p>0.400</text:p>
          </table:table-cell>
          <table:table-cell table:style-name="ce134" office:value-type="float" office:value="8000">
            <text:p>8000</text:p>
          </table:table-cell>
          <table:table-cell table:style-name="ce140" table:formula="of:=[.D38]/[.N38]" office:value-type="float" office:value="0.039375">
            <text:p>0.039</text:p>
          </table:table-cell>
          <table:table-cell table:style-name="ce134" table:formula="of:=(([.L38]*10)+[.N38])/[.D38]" office:value-type="float" office:value="50.7936507936508">
            <text:p>50.79</text:p>
          </table:table-cell>
          <table:table-cell table:style-name="ce134" office:value-type="float" office:value="400">
            <text:p>400</text:p>
          </table:table-cell>
          <table:table-cell table:style-name="ce140" table:formula="of:=([.L38]/[.Q38])*10" office:value-type="float" office:value="20">
            <text:p>20.000</text:p>
          </table:table-cell>
          <table:table-cell table:style-name="ce140" table:formula="of:=([.N38]/[.Q38])*10" office:value-type="float" office:value="200">
            <text:p>200.000</text:p>
          </table:table-cell>
          <table:table-cell table:style-name="ce134" office:value-type="float" office:value="3.3">
            <text:p>3.3</text:p>
          </table:table-cell>
          <table:table-cell table:number-columns-repeated="1004"/>
        </table:table-row>
        <table:table-row table:style-name="ro2">
          <table:table-cell table:style-name="ce122" office:value-type="string">
            <text:p>Longbow</text:p>
          </table:table-cell>
          <table:table-cell table:style-name="ce134" office:value-type="string">
            <text:p>sel0324</text:p>
          </table:table-cell>
          <table:table-cell table:style-name="ce134" office:value-type="string">
            <text:p><text:s/></text:p>
          </table:table-cell>
          <table:table-cell table:style-name="ce134" office:value-type="float" office:value="360">
            <text:p>360</text:p>
          </table:table-cell>
          <table:table-cell table:style-name="ce134"/>
          <table:table-cell table:style-name="ce134" office:value-type="float" office:value="55">
            <text:p>55</text:p>
          </table:table-cell>
          <table:table-cell table:style-name="ce134" office:value-type="float" office:value="40">
            <text:p>40</text:p>
          </table:table-cell>
          <table:table-cell table:style-name="ce134" office:value-type="float" office:value="1800">
            <text:p>1800</text:p>
          </table:table-cell>
          <table:table-cell table:style-name="ce134" office:value-type="float" office:value="2">
            <text:p>2</text:p>
          </table:table-cell>
          <table:table-cell table:style-name="ce134" office:value-type="string">
            <text:p><text:s/></text:p>
          </table:table-cell>
          <table:table-cell table:style-name="ce134" office:value-type="string">
            <text:p>Omni</text:p>
          </table:table-cell>
          <table:table-cell table:style-name="ce134" office:value-type="float" office:value="1000">
            <text:p>1000</text:p>
          </table:table-cell>
          <table:table-cell table:style-name="ce140" table:formula="of:=[.L39]/[.H39]" office:value-type="float" office:value="0.555555555555556">
            <text:p>0.556</text:p>
          </table:table-cell>
          <table:table-cell table:style-name="ce134" office:value-type="float" office:value="30000">
            <text:p>30000</text:p>
          </table:table-cell>
          <table:table-cell table:style-name="ce140" table:formula="of:=([.C39]+[.D39])/[.N39]" office:value-type="float" office:value="0.012">
            <text:p>0.012</text:p>
          </table:table-cell>
          <table:table-cell table:style-name="ce134" table:formula="of:=(([.L39]*10)+[.N39])/([.C39]+[.D39])" office:value-type="float" office:value="111.111111111111">
            <text:p>111.11</text:p>
          </table:table-cell>
          <table:table-cell table:style-name="ce134" office:value-type="float" office:value="500">
            <text:p>500</text:p>
          </table:table-cell>
          <table:table-cell table:style-name="ce140" table:formula="of:=([.L39]/[.Q39])*10" office:value-type="float" office:value="20">
            <text:p>20.000</text:p>
          </table:table-cell>
          <table:table-cell table:style-name="ce140" table:formula="of:=([.N39]/[.Q39])*10" office:value-type="float" office:value="600">
            <text:p>600.000</text:p>
          </table:table-cell>
          <table:table-cell table:style-name="ce134" office:value-type="float" office:value="3">
            <text:p>3</text:p>
          </table:table-cell>
          <table:table-cell table:number-columns-repeated="1004"/>
        </table:table-row>
        <table:table-row table:style-name="ro2">
          <table:table-cell table:style-name="ce122" office:value-type="string">
            <text:p>Banisher</text:p>
          </table:table-cell>
          <table:table-cell table:style-name="ce134" office:value-type="string">
            <text:p>WEL0309</text:p>
          </table:table-cell>
          <table:table-cell table:style-name="ce134" office:value-type="string">
            <text:p><text:s/></text:p>
          </table:table-cell>
          <table:table-cell table:style-name="ce134" office:value-type="float" office:value="500">
            <text:p>500</text:p>
          </table:table-cell>
          <table:table-cell table:style-name="ce134"/>
          <table:table-cell table:style-name="ce134" office:value-type="float" office:value="40">
            <text:p>40</text:p>
          </table:table-cell>
          <table:table-cell table:style-name="ce134" office:value-type="float" office:value="32">
            <text:p>32</text:p>
          </table:table-cell>
          <table:table-cell table:style-name="ce134" office:value-type="float" office:value="3400">
            <text:p>3400</text:p>
          </table:table-cell>
          <table:table-cell table:style-name="ce134" office:value-type="float" office:value="3">
            <text:p>3</text:p>
          </table:table-cell>
          <table:table-cell table:number-columns-repeated="2" table:style-name="ce134" office:value-type="string">
            <text:p><text:s/></text:p>
          </table:table-cell>
          <table:table-cell table:style-name="ce134" office:value-type="float" office:value="950">
            <text:p>950</text:p>
          </table:table-cell>
          <table:table-cell table:style-name="ce140" table:formula="of:=[.L40]/[.H40]" office:value-type="float" office:value="0.279411764705882">
            <text:p>0.279</text:p>
          </table:table-cell>
          <table:table-cell table:style-name="ce134" office:value-type="float" office:value="11000">
            <text:p>11000</text:p>
          </table:table-cell>
          <table:table-cell table:style-name="ce140" table:formula="of:=([.C40]+[.D40])/[.N40]" office:value-type="float" office:value="0.0454545454545455">
            <text:p>0.045</text:p>
          </table:table-cell>
          <table:table-cell table:style-name="ce134" table:formula="of:=(([.L40]*10)+[.N40])/([.C40]+[.D40])" office:value-type="float" office:value="41">
            <text:p>41</text:p>
          </table:table-cell>
          <table:table-cell table:style-name="ce134" office:value-type="float" office:value="500">
            <text:p>500</text:p>
          </table:table-cell>
          <table:table-cell table:style-name="ce140" table:formula="of:=([.L40]/[.Q40])*10" office:value-type="float" office:value="19">
            <text:p>19.000</text:p>
          </table:table-cell>
          <table:table-cell table:style-name="ce140" table:formula="of:=([.N40]/[.Q40])*10" office:value-type="float" office:value="220">
            <text:p>220.000</text:p>
          </table:table-cell>
          <table:table-cell table:style-name="ce134" office:value-type="float" office:value="3">
            <text:p>3</text:p>
          </table:table-cell>
          <table:table-cell table:number-columns-repeated="1004"/>
        </table:table-row>
        <table:table-row table:style-name="ro2">
          <table:table-cell table:style-name="ce122" office:value-type="string">
            <text:p>Hermes</text:p>
          </table:table-cell>
          <table:table-cell table:style-name="ce134" office:value-type="string">
            <text:p>xel0308</text:p>
          </table:table-cell>
          <table:table-cell table:style-name="ce134" office:value-type="float" office:value="75">
            <text:p>75</text:p>
          </table:table-cell>
          <table:table-cell table:style-name="ce134" office:value-type="float" office:value="360">
            <text:p>360</text:p>
          </table:table-cell>
          <table:table-cell table:style-name="ce134"/>
          <table:table-cell table:style-name="ce134" office:value-type="float" office:value="55">
            <text:p>55</text:p>
          </table:table-cell>
          <table:table-cell table:style-name="ce134" office:value-type="float" office:value="32">
            <text:p>32</text:p>
          </table:table-cell>
          <table:table-cell table:style-name="ce134" office:value-type="float" office:value="2950">
            <text:p>2950</text:p>
          </table:table-cell>
          <table:table-cell table:style-name="ce134" office:value-type="float" office:value="3">
            <text:p>3</text:p>
          </table:table-cell>
          <table:table-cell table:style-name="ce134" office:value-type="string">
            <text:p>Yes</text:p>
          </table:table-cell>
          <table:table-cell table:style-name="ce134" office:value-type="float" office:value="75">
            <text:p>75</text:p>
          </table:table-cell>
          <table:table-cell table:style-name="ce134" office:value-type="float" office:value="1000">
            <text:p>1000</text:p>
          </table:table-cell>
          <table:table-cell table:style-name="ce140" table:formula="of:=[.L41]/[.H41]" office:value-type="float" office:value="0.338983050847458">
            <text:p>0.339</text:p>
          </table:table-cell>
          <table:table-cell table:style-name="ce134" office:value-type="float" office:value="10500">
            <text:p>10500</text:p>
          </table:table-cell>
          <table:table-cell table:style-name="ce140" table:formula="of:=([.C41]+[.D41])/[.N41]" office:value-type="float" office:value="0.0414285714285714">
            <text:p>0.041</text:p>
          </table:table-cell>
          <table:table-cell table:style-name="ce134" table:formula="of:=(([.L41]*10)+[.N41])/([.C41]+[.D41])" office:value-type="float" office:value="47.1264367816092">
            <text:p>47.13</text:p>
          </table:table-cell>
          <table:table-cell table:style-name="ce134" office:value-type="float" office:value="500">
            <text:p>500</text:p>
          </table:table-cell>
          <table:table-cell table:style-name="ce140" table:formula="of:=([.L41]/[.Q41])*10" office:value-type="float" office:value="20">
            <text:p>20.000</text:p>
          </table:table-cell>
          <table:table-cell table:style-name="ce140" table:formula="of:=([.N41]/[.Q41])*10" office:value-type="float" office:value="210">
            <text:p>210.000</text:p>
          </table:table-cell>
          <table:table-cell table:style-name="ce134" office:value-type="float" office:value="2.5">
            <text:p>2.5</text:p>
          </table:table-cell>
          <table:table-cell table:number-columns-repeated="1004"/>
        </table:table-row>
        <table:table-row table:style-name="ro2">
          <table:table-cell table:style-name="ce123" office:value-type="string">
            <text:p>Redeemer</text:p>
          </table:table-cell>
          <table:table-cell table:style-name="ce135" office:value-type="string">
            <text:p>balk003</text:p>
          </table:table-cell>
          <table:table-cell table:style-name="ce135" office:value-type="string">
            <text:p><text:s/></text:p>
          </table:table-cell>
          <table:table-cell table:style-name="ce135" office:value-type="float" office:value="300">
            <text:p>300</text:p>
          </table:table-cell>
          <table:table-cell table:style-name="ce135"/>
          <table:table-cell table:style-name="ce135" office:value-type="float" office:value="44">
            <text:p>44</text:p>
          </table:table-cell>
          <table:table-cell table:style-name="ce135" office:value-type="float" office:value="32">
            <text:p>32</text:p>
          </table:table-cell>
          <table:table-cell table:style-name="ce135" office:value-type="float" office:value="1800">
            <text:p>18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720">
            <text:p>720</text:p>
          </table:table-cell>
          <table:table-cell table:style-name="ce141" table:formula="of:=[.L42]/[.H42]" office:value-type="float" office:value="0.4">
            <text:p>0.400</text:p>
          </table:table-cell>
          <table:table-cell table:style-name="ce135" office:value-type="float" office:value="8000">
            <text:p>8000</text:p>
          </table:table-cell>
          <table:table-cell table:style-name="ce141" table:formula="of:=[.D42]/[.N42]" office:value-type="float" office:value="0.0375">
            <text:p>0.038</text:p>
          </table:table-cell>
          <table:table-cell table:style-name="ce135" table:formula="of:=(([.L42]*10)+[.N42])/[.D42]" office:value-type="float" office:value="50.6666666666667">
            <text:p>50.67</text:p>
          </table:table-cell>
          <table:table-cell table:style-name="ce135" office:value-type="float" office:value="360">
            <text:p>360</text:p>
          </table:table-cell>
          <table:table-cell table:style-name="ce141" table:formula="of:=([.L42]/[.Q42])*10" office:value-type="float" office:value="20">
            <text:p>20.000</text:p>
          </table:table-cell>
          <table:table-cell table:style-name="ce141" table:formula="of:=([.N42]/[.Q42])*10" office:value-type="float" office:value="222.222222222222">
            <text:p>222.222</text:p>
          </table:table-cell>
          <table:table-cell table:style-name="ce135" office:value-type="float" office:value="3.5">
            <text:p>3.5</text:p>
          </table:table-cell>
          <table:table-cell table:style-name="ce123" table:number-columns-repeated="1003"/>
          <table:table-cell/>
        </table:table-row>
        <table:table-row table:style-name="ro2">
          <table:table-cell table:style-name="ce123" office:value-type="string">
            <text:p>Armillary</text:p>
          </table:table-cell>
          <table:table-cell table:style-name="ce135" office:value-type="string">
            <text:p>sal0320</text:p>
          </table:table-cell>
          <table:table-cell table:style-name="ce135" office:value-type="string">
            <text:p><text:s/></text:p>
          </table:table-cell>
          <table:table-cell table:style-name="ce135" office:value-type="float" office:value="360">
            <text:p>360</text:p>
          </table:table-cell>
          <table:table-cell table:style-name="ce135"/>
          <table:table-cell table:style-name="ce135" office:value-type="float" office:value="38">
            <text:p>38</text:p>
          </table:table-cell>
          <table:table-cell table:style-name="ce135" office:value-type="float" office:value="32">
            <text:p>32</text:p>
          </table:table-cell>
          <table:table-cell table:style-name="ce135" office:value-type="float" office:value="1800">
            <text:p>1800</text:p>
          </table:table-cell>
          <table:table-cell table:style-name="ce135" office:value-type="float" office:value="2">
            <text:p>2</text:p>
          </table:table-cell>
          <table:table-cell table:style-name="ce135" office:value-type="string">
            <text:p>Hover</text:p>
          </table:table-cell>
          <table:table-cell table:style-name="ce135" office:value-type="string">
            <text:p><text:s/></text:p>
          </table:table-cell>
          <table:table-cell table:style-name="ce135" office:value-type="float" office:value="1050">
            <text:p>1050</text:p>
          </table:table-cell>
          <table:table-cell table:style-name="ce141" table:formula="of:=[.L43]/[.H43]" office:value-type="float" office:value="0.583333333333333">
            <text:p>0.583</text:p>
          </table:table-cell>
          <table:table-cell table:style-name="ce135" office:value-type="float" office:value="18100">
            <text:p>18100</text:p>
          </table:table-cell>
          <table:table-cell table:style-name="ce141" table:formula="of:=[.D43]/[.N43]" office:value-type="float" office:value="0.0198895027624309">
            <text:p>0.020</text:p>
          </table:table-cell>
          <table:table-cell table:style-name="ce135" table:formula="of:=(([.L43]*10)+[.N43])/[.D43]" office:value-type="float" office:value="79.4444444444444">
            <text:p>79.44</text:p>
          </table:table-cell>
          <table:table-cell table:style-name="ce135" office:value-type="float" office:value="550">
            <text:p>550</text:p>
          </table:table-cell>
          <table:table-cell table:style-name="ce141" table:formula="of:=([.L43]/[.Q43])*10" office:value-type="float" office:value="19.0909090909091">
            <text:p>19.091</text:p>
          </table:table-cell>
          <table:table-cell table:style-name="ce141" table:formula="of:=([.N43]/[.Q43])*10" office:value-type="float" office:value="329.090909090909">
            <text:p>329.091</text:p>
          </table:table-cell>
          <table:table-cell table:style-name="ce135" office:value-type="float" office:value="3.3">
            <text:p>3.3</text:p>
          </table:table-cell>
          <table:table-cell table:style-name="ce123" table:number-columns-repeated="1003"/>
          <table:table-cell/>
        </table:table-row>
        <table:table-row table:style-name="ro2">
          <table:table-cell table:style-name="ce123" office:value-type="string">
            <text:p>Vindicator</text:p>
          </table:table-cell>
          <table:table-cell table:style-name="ce135" office:value-type="string">
            <text:p>ual0310</text:p>
          </table:table-cell>
          <table:table-cell table:style-name="ce135" office:value-type="string">
            <text:p><text:s/></text:p>
          </table:table-cell>
          <table:table-cell table:style-name="ce135" office:value-type="float" office:value="300">
            <text:p>300</text:p>
          </table:table-cell>
          <table:table-cell table:style-name="ce135"/>
          <table:table-cell table:style-name="ce135" office:value-type="float" office:value="55">
            <text:p>55</text:p>
          </table:table-cell>
          <table:table-cell table:style-name="ce135" office:value-type="float" office:value="32">
            <text:p>32</text:p>
          </table:table-cell>
          <table:table-cell table:style-name="ce135" office:value-type="float" office:value="2500">
            <text:p>2500</text:p>
          </table:table-cell>
          <table:table-cell table:style-name="ce135" office:value-type="float" office:value="2">
            <text:p>2</text:p>
          </table:table-cell>
          <table:table-cell table:style-name="ce135" office:value-type="string">
            <text:p>Yes</text:p>
          </table:table-cell>
          <table:table-cell table:style-name="ce135" office:value-type="string">
            <text:p>TMD</text:p>
          </table:table-cell>
          <table:table-cell table:style-name="ce135" office:value-type="float" office:value="900">
            <text:p>900</text:p>
          </table:table-cell>
          <table:table-cell table:style-name="ce141" table:formula="of:=[.L44]/[.H44]" office:value-type="float" office:value="0.36">
            <text:p>0.360</text:p>
          </table:table-cell>
          <table:table-cell table:style-name="ce135" office:value-type="float" office:value="13500">
            <text:p>13500</text:p>
          </table:table-cell>
          <table:table-cell table:style-name="ce141" table:formula="of:=[.D44]/[.N44]" office:value-type="float" office:value="0.0222222222222222">
            <text:p>0.022</text:p>
          </table:table-cell>
          <table:table-cell table:style-name="ce135" table:formula="of:=(([.L44]*10)+[.N44])/[.D44]" office:value-type="float" office:value="75">
            <text:p>75</text:p>
          </table:table-cell>
          <table:table-cell table:style-name="ce135" office:value-type="float" office:value="450">
            <text:p>450</text:p>
          </table:table-cell>
          <table:table-cell table:style-name="ce141" table:formula="of:=([.L44]/[.Q44])*10" office:value-type="float" office:value="20">
            <text:p>20.000</text:p>
          </table:table-cell>
          <table:table-cell table:style-name="ce141" table:formula="of:=([.N44]/[.Q44])*10" office:value-type="float" office:value="300">
            <text:p>300.000</text:p>
          </table:table-cell>
          <table:table-cell table:style-name="ce135" office:value-type="float" office:value="2.6">
            <text:p>2.6</text:p>
          </table:table-cell>
          <table:table-cell table:style-name="ce123" table:number-columns-repeated="1003"/>
          <table:table-cell/>
        </table:table-row>
        <table:table-row table:style-name="ro2">
          <table:table-cell table:style-name="ce124" office:value-type="string">
            <text:p>Bouncer</text:p>
          </table:table-cell>
          <table:table-cell table:style-name="ce136" office:value-type="string">
            <text:p>brlk001</text:p>
          </table:table-cell>
          <table:table-cell table:style-name="ce136" office:value-type="float" office:value="120">
            <text:p>120</text:p>
          </table:table-cell>
          <table:table-cell table:style-name="ce136" office:value-type="float" office:value="360">
            <text:p>360</text:p>
          </table:table-cell>
          <table:table-cell table:style-name="ce136" office:value-type="string">
            <text:p><text:s/></text:p>
          </table:table-cell>
          <table:table-cell table:style-name="ce136" office:value-type="float" office:value="50">
            <text:p>50</text:p>
          </table:table-cell>
          <table:table-cell table:style-name="ce136" office:value-type="float" office:value="32">
            <text:p>32</text:p>
          </table:table-cell>
          <table:table-cell table:style-name="ce136" office:value-type="float" office:value="1800">
            <text:p>1800</text:p>
          </table:table-cell>
          <table:table-cell table:style-name="ce136" office:value-type="float" office:value="3">
            <text:p>3</text:p>
          </table:table-cell>
          <table:table-cell table:number-columns-repeated="2" table:style-name="ce136" office:value-type="string">
            <text:p><text:s/></text:p>
          </table:table-cell>
          <table:table-cell table:style-name="ce136" office:value-type="float" office:value="800">
            <text:p>800</text:p>
          </table:table-cell>
          <table:table-cell table:style-name="ce142" table:formula="of:=[.L45]/[.H45]" office:value-type="float" office:value="0.444444444444444">
            <text:p>0.444</text:p>
          </table:table-cell>
          <table:table-cell table:style-name="ce136" office:value-type="float" office:value="8000">
            <text:p>8000</text:p>
          </table:table-cell>
          <table:table-cell table:style-name="ce142" table:formula="of:=([.C45]+[.D45])/[.N45]" office:value-type="float" office:value="0.06">
            <text:p>0.060</text:p>
          </table:table-cell>
          <table:table-cell table:style-name="ce136" table:formula="of:=(([.L45]*10)+[.N45])/([.C45]+[.D45])" office:value-type="float" office:value="33.3333333333333">
            <text:p>33.33</text:p>
          </table:table-cell>
          <table:table-cell table:style-name="ce136" office:value-type="float" office:value="400">
            <text:p>400</text:p>
          </table:table-cell>
          <table:table-cell table:style-name="ce142" table:formula="of:=([.L45]/[.Q45])*10" office:value-type="float" office:value="20">
            <text:p>20.000</text:p>
          </table:table-cell>
          <table:table-cell table:style-name="ce142" table:formula="of:=([.N45]/[.Q45])*10" office:value-type="float" office:value="200">
            <text:p>200.000</text:p>
          </table:table-cell>
          <table:table-cell table:style-name="ce136" office:value-type="float" office:value="3.5">
            <text:p>3.5</text:p>
          </table:table-cell>
          <table:table-cell table:style-name="ce124" table:number-columns-repeated="1003"/>
          <table:table-cell/>
        </table:table-row>
        <table:table-row table:style-name="ro2">
          <table:table-cell table:style-name="ce124" office:value-type="string">
            <text:p>Python</text:p>
          </table:table-cell>
          <table:table-cell table:style-name="ce136" office:value-type="string">
            <text:p>WRL0309</text:p>
          </table:table-cell>
          <table:table-cell table:style-name="ce136" office:value-type="string">
            <text:p><text:s/></text:p>
          </table:table-cell>
          <table:table-cell table:style-name="ce136" office:value-type="float" office:value="360">
            <text:p>360</text:p>
          </table:table-cell>
          <table:table-cell table:style-name="ce136" office:value-type="string">
            <text:p><text:s/></text:p>
          </table:table-cell>
          <table:table-cell table:style-name="ce136" office:value-type="float" office:value="50">
            <text:p>50</text:p>
          </table:table-cell>
          <table:table-cell table:style-name="ce136" office:value-type="float" office:value="32">
            <text:p>32</text:p>
          </table:table-cell>
          <table:table-cell table:style-name="ce136" office:value-type="float" office:value="2400">
            <text:p>2400</text:p>
          </table:table-cell>
          <table:table-cell table:style-name="ce136" office:value-type="float" office:value="3">
            <text:p>3</text:p>
          </table:table-cell>
          <table:table-cell table:number-columns-repeated="2" table:style-name="ce136" office:value-type="string">
            <text:p><text:s/></text:p>
          </table:table-cell>
          <table:table-cell table:style-name="ce136" office:value-type="float" office:value="900">
            <text:p>900</text:p>
          </table:table-cell>
          <table:table-cell table:style-name="ce142" table:formula="of:=[.L46]/[.H46]" office:value-type="float" office:value="0.375">
            <text:p>0.375</text:p>
          </table:table-cell>
          <table:table-cell table:style-name="ce136" office:value-type="float" office:value="9600">
            <text:p>9600</text:p>
          </table:table-cell>
          <table:table-cell table:style-name="ce142" table:formula="of:=([.C46]+[.D46])/[.N46]" office:value-type="float" office:value="0.0375">
            <text:p>0.038</text:p>
          </table:table-cell>
          <table:table-cell table:style-name="ce136" table:formula="of:=(([.L46]*10)+[.N46])/([.C46]+[.D46])" office:value-type="float" office:value="51.6666666666667">
            <text:p>51.67</text:p>
          </table:table-cell>
          <table:table-cell table:style-name="ce136" office:value-type="float" office:value="450">
            <text:p>450</text:p>
          </table:table-cell>
          <table:table-cell table:style-name="ce142" table:formula="of:=([.L46]/[.Q46])*10" office:value-type="float" office:value="20">
            <text:p>20.000</text:p>
          </table:table-cell>
          <table:table-cell table:style-name="ce142" table:formula="of:=([.N46]/[.Q46])*10" office:value-type="float" office:value="213.333333333333">
            <text:p>213.333</text:p>
          </table:table-cell>
          <table:table-cell table:style-name="ce136" office:value-type="float" office:value="3.8">
            <text:p>3.8</text:p>
          </table:table-cell>
          <table:table-cell table:style-name="ce124" table:number-columns-repeated="1003"/>
          <table:table-cell/>
        </table:table-row>
        <table:table-row table:style-name="ro2">
          <table:table-cell table:style-name="ce124" office:value-type="string">
            <text:p>Slink</text:p>
          </table:table-cell>
          <table:table-cell table:style-name="ce136" office:value-type="string">
            <text:p>srl0320</text:p>
          </table:table-cell>
          <table:table-cell table:style-name="ce136" office:value-type="string">
            <text:p><text:s/></text:p>
          </table:table-cell>
          <table:table-cell table:style-name="ce136" office:value-type="float" office:value="360">
            <text:p>360</text:p>
          </table:table-cell>
          <table:table-cell table:style-name="ce136" office:value-type="string">
            <text:p><text:s/></text:p>
          </table:table-cell>
          <table:table-cell table:style-name="ce136" office:value-type="float" office:value="50">
            <text:p>50</text:p>
          </table:table-cell>
          <table:table-cell table:style-name="ce136" office:value-type="float" office:value="32">
            <text:p>32</text:p>
          </table:table-cell>
          <table:table-cell table:style-name="ce136" office:value-type="float" office:value="1850">
            <text:p>1850</text:p>
          </table:table-cell>
          <table:table-cell table:style-name="ce136" office:value-type="float" office:value="4">
            <text:p>4</text:p>
          </table:table-cell>
          <table:table-cell table:style-name="ce136" office:value-type="string">
            <text:p>Yes</text:p>
          </table:table-cell>
          <table:table-cell table:style-name="ce136" office:value-type="string">
            <text:p>Cloak</text:p>
          </table:table-cell>
          <table:table-cell table:style-name="ce136" office:value-type="float" office:value="1200">
            <text:p>1200</text:p>
          </table:table-cell>
          <table:table-cell table:style-name="ce142" table:formula="of:=[.L47]/[.H47]" office:value-type="float" office:value="0.648648648648649">
            <text:p>0.649</text:p>
          </table:table-cell>
          <table:table-cell table:style-name="ce136" office:value-type="float" office:value="12500">
            <text:p>12500</text:p>
          </table:table-cell>
          <table:table-cell table:style-name="ce142" table:formula="of:=([.C47]+[.D47])/[.N47]" office:value-type="float" office:value="0.0288">
            <text:p>0.029</text:p>
          </table:table-cell>
          <table:table-cell table:style-name="ce136" table:formula="of:=(([.L47]*10)+[.N47])/[.D47]" office:value-type="float" office:value="68.0555555555556">
            <text:p>68.06</text:p>
          </table:table-cell>
          <table:table-cell table:style-name="ce136" office:value-type="float" office:value="625">
            <text:p>625</text:p>
          </table:table-cell>
          <table:table-cell table:style-name="ce142" table:formula="of:=([.L47]/[.Q47])*10" office:value-type="float" office:value="19.2">
            <text:p>19.200</text:p>
          </table:table-cell>
          <table:table-cell table:style-name="ce142" table:formula="of:=([.N47]/[.Q47])*10" office:value-type="float" office:value="200">
            <text:p>200.000</text:p>
          </table:table-cell>
          <table:table-cell table:style-name="ce136" office:value-type="float" office:value="3.5">
            <text:p>3.5</text:p>
          </table:table-cell>
          <table:table-cell table:style-name="ce124" table:number-columns-repeated="1003"/>
          <table:table-cell/>
        </table:table-row>
        <table:table-row table:style-name="ro2">
          <table:table-cell table:style-name="ce131" office:value-type="string">
            <text:p>Atha-Ythia</text:p>
          </table:table-cell>
          <table:table-cell table:style-name="ce137" office:value-type="string">
            <text:p>ssl0320</text:p>
          </table:table-cell>
          <table:table-cell table:style-name="ce137" office:value-type="float" office:value="0">
            <text:p>0</text:p>
          </table:table-cell>
          <table:table-cell table:style-name="ce137" office:value-type="float" office:value="330">
            <text:p>330</text:p>
          </table:table-cell>
          <table:table-cell table:style-name="ce137"/>
          <table:table-cell table:style-name="ce137" office:value-type="float" office:value="50">
            <text:p>50</text:p>
          </table:table-cell>
          <table:table-cell table:style-name="ce137" office:value-type="float" office:value="32">
            <text:p>32</text:p>
          </table:table-cell>
          <table:table-cell table:style-name="ce137" office:value-type="float" office:value="2000">
            <text:p>2000</text:p>
          </table:table-cell>
          <table:table-cell table:style-name="ce137" office:value-type="float" office:value="2">
            <text:p>2</text:p>
          </table:table-cell>
          <table:table-cell table:style-name="ce137" office:value-type="string">
            <text:p>Hover</text:p>
          </table:table-cell>
          <table:table-cell table:style-name="ce137" office:value-type="string">
            <text:p>TMD</text:p>
          </table:table-cell>
          <table:table-cell table:style-name="ce137" office:value-type="float" office:value="1000">
            <text:p>1000</text:p>
          </table:table-cell>
          <table:table-cell table:style-name="ce143" table:formula="of:=[.L48]/[.H48]" office:value-type="float" office:value="0.5">
            <text:p>0.500</text:p>
          </table:table-cell>
          <table:table-cell table:style-name="ce137" office:value-type="float" office:value="11000">
            <text:p>11000</text:p>
          </table:table-cell>
          <table:table-cell table:style-name="ce143" table:formula="of:=([.C48]+[.D48])/[.N48]" office:value-type="float" office:value="0.03">
            <text:p>0.030</text:p>
          </table:table-cell>
          <table:table-cell table:style-name="ce137" table:formula="of:=(([.L48]*10)+[.N48])/([.C48]+[.D48])" office:value-type="float" office:value="63.6363636363636">
            <text:p>63.64</text:p>
          </table:table-cell>
          <table:table-cell table:style-name="ce137" office:value-type="float" office:value="500">
            <text:p>500</text:p>
          </table:table-cell>
          <table:table-cell table:style-name="ce143" table:formula="of:=([.L48]/[.Q48])*10" office:value-type="float" office:value="20">
            <text:p>20.000</text:p>
          </table:table-cell>
          <table:table-cell table:style-name="ce143" table:formula="of:=([.N48]/[.Q48])*10" office:value-type="float" office:value="220">
            <text:p>220.000</text:p>
          </table:table-cell>
          <table:table-cell table:style-name="ce137" office:value-type="float" office:value="3.6">
            <text:p>3.6</text:p>
          </table:table-cell>
          <table:table-cell table:style-name="ce131" table:number-columns-repeated="1003"/>
          <table:table-cell/>
        </table:table-row>
        <table:table-row table:style-name="ro2">
          <table:table-cell table:style-name="ce131" office:value-type="string">
            <text:p>Uyanah</text:p>
          </table:table-cell>
          <table:table-cell table:style-name="ce137" office:value-type="string">
            <text:p>bslk004</text:p>
          </table:table-cell>
          <table:table-cell table:style-name="ce137" office:value-type="float" office:value="200">
            <text:p>200</text:p>
          </table:table-cell>
          <table:table-cell table:style-name="ce137" office:value-type="float" office:value="300">
            <text:p>300</text:p>
          </table:table-cell>
          <table:table-cell table:style-name="ce137"/>
          <table:table-cell table:style-name="ce137" office:value-type="float" office:value="44">
            <text:p>44</text:p>
          </table:table-cell>
          <table:table-cell table:style-name="ce137" office:value-type="float" office:value="32">
            <text:p>32</text:p>
          </table:table-cell>
          <table:table-cell table:style-name="ce137" office:value-type="float" office:value="2250">
            <text:p>2250</text:p>
          </table:table-cell>
          <table:table-cell table:style-name="ce137" office:value-type="float" office:value="1">
            <text:p>1</text:p>
          </table:table-cell>
          <table:table-cell table:style-name="ce137" office:value-type="string">
            <text:p><text:s/></text:p>
          </table:table-cell>
          <table:table-cell table:style-name="ce137" office:value-type="float" office:value="75">
            <text:p>75</text:p>
          </table:table-cell>
          <table:table-cell table:style-name="ce137" office:value-type="float" office:value="960">
            <text:p>960</text:p>
          </table:table-cell>
          <table:table-cell table:style-name="ce143" table:formula="of:=[.L49]/[.H49]" office:value-type="float" office:value="0.426666666666667">
            <text:p>0.427</text:p>
          </table:table-cell>
          <table:table-cell table:style-name="ce137" office:value-type="float" office:value="9600">
            <text:p>9600</text:p>
          </table:table-cell>
          <table:table-cell table:style-name="ce143" table:formula="of:=([.C49]+[.D49])/[.N49]" office:value-type="float" office:value="0.0520833333333333">
            <text:p>0.052</text:p>
          </table:table-cell>
          <table:table-cell table:style-name="ce137" table:formula="of:=(([.L49]*10)+[.N49])/[.C49]" office:value-type="float" office:value="96">
            <text:p>96</text:p>
          </table:table-cell>
          <table:table-cell table:style-name="ce137" office:value-type="float" office:value="480">
            <text:p>480</text:p>
          </table:table-cell>
          <table:table-cell table:style-name="ce143" table:formula="of:=([.L49]/[.Q49])*10" office:value-type="float" office:value="20">
            <text:p>20.000</text:p>
          </table:table-cell>
          <table:table-cell table:style-name="ce143" table:formula="of:=([.N49]/[.Q49])*10" office:value-type="float" office:value="200">
            <text:p>200.000</text:p>
          </table:table-cell>
          <table:table-cell table:style-name="ce137" office:value-type="float" office:value="2.5">
            <text:p>2.5</text:p>
          </table:table-cell>
          <table:table-cell table:style-name="ce131"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41" office:value-type="string">
            <text:p>Demolisher</text:p>
          </table:table-cell>
          <table:table-cell table:style-name="ce45" office:value-type="string">
            <text:p>uel0304</text:p>
          </table:table-cell>
          <table:table-cell table:style-name="ce45" office:value-type="float" office:value="100">
            <text:p>100</text:p>
          </table:table-cell>
          <table:table-cell table:style-name="ce45" table:number-columns-repeated="2"/>
          <table:table-cell table:style-name="ce45" office:value-type="float" office:value="92">
            <text:p>92</text:p>
          </table:table-cell>
          <table:table-cell table:style-name="ce45" office:value-type="float" office:value="28">
            <text:p>28</text:p>
          </table:table-cell>
          <table:table-cell table:style-name="ce45" office:value-type="float" office:value="950">
            <text:p>95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500">
            <text:p>500</text:p>
          </table:table-cell>
          <table:table-cell table:style-name="ce50" table:formula="of:=[.L52]/[.H52]" office:value-type="float" office:value="0.526315789473684">
            <text:p>0.526</text:p>
          </table:table-cell>
          <table:table-cell table:style-name="ce45" office:value-type="float" office:value="8900">
            <text:p>8900</text:p>
          </table:table-cell>
          <table:table-cell table:style-name="ce50" table:formula="of:=[.C52]/[.N52]" office:value-type="float" office:value="0.0112359550561798">
            <text:p>0.011</text:p>
          </table:table-cell>
          <table:table-cell table:style-name="ce45" table:formula="of:=(([.L52]*10)+[.N52])/[.C52]" office:value-type="float" office:value="139">
            <text:p>139</text:p>
          </table:table-cell>
          <table:table-cell table:style-name="ce45" office:value-type="float" office:value="250">
            <text:p>250</text:p>
          </table:table-cell>
          <table:table-cell table:style-name="ce50" table:formula="of:=([.L52]/[.Q52])*10" office:value-type="float" office:value="20">
            <text:p>20.000</text:p>
          </table:table-cell>
          <table:table-cell table:style-name="ce50" table:formula="of:=([.N52]/[.Q52])*10" office:value-type="float" office:value="356">
            <text:p>356.000</text:p>
          </table:table-cell>
          <table:table-cell table:style-name="ce45" office:value-type="float" office:value="2.8">
            <text:p>2.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Walrus</text:p>
          </table:table-cell>
          <table:table-cell table:style-name="ce45" office:value-type="string">
            <text:p>WEL03041</text:p>
          </table:table-cell>
          <table:table-cell table:style-name="ce45" office:value-type="float" office:value="105">
            <text:p>105</text:p>
          </table:table-cell>
          <table:table-cell table:style-name="ce45" table:number-columns-repeated="2"/>
          <table:table-cell table:style-name="ce45" office:value-type="float" office:value="92">
            <text:p>92</text:p>
          </table:table-cell>
          <table:table-cell table:style-name="ce45" office:value-type="float" office:value="28">
            <text:p>28</text:p>
          </table:table-cell>
          <table:table-cell table:style-name="ce45" office:value-type="float" office:value="1100">
            <text:p>1100</text:p>
          </table:table-cell>
          <table:table-cell table:style-name="ce45" office:value-type="float" office:value="1">
            <text:p>1</text:p>
          </table:table-cell>
          <table:table-cell table:style-name="ce45" office:value-type="string">
            <text:p>Yes</text:p>
          </table:table-cell>
          <table:table-cell table:style-name="ce45" office:value-type="string">
            <text:p><text:s/></text:p>
          </table:table-cell>
          <table:table-cell table:style-name="ce45" office:value-type="float" office:value="650">
            <text:p>650</text:p>
          </table:table-cell>
          <table:table-cell table:style-name="ce50" table:formula="of:=[.L53]/[.H53]" office:value-type="float" office:value="0.590909090909091">
            <text:p>0.591</text:p>
          </table:table-cell>
          <table:table-cell table:style-name="ce45" office:value-type="float" office:value="12500">
            <text:p>12500</text:p>
          </table:table-cell>
          <table:table-cell table:style-name="ce50" table:formula="of:=[.C53]/[.N53]" office:value-type="float" office:value="0.0084">
            <text:p>0.008</text:p>
          </table:table-cell>
          <table:table-cell table:style-name="ce45" table:formula="of:=(([.L53]*10)+[.N53])/[.C53]" office:value-type="float" office:value="180.952380952381">
            <text:p>180.95</text:p>
          </table:table-cell>
          <table:table-cell table:style-name="ce45" office:value-type="float" office:value="325">
            <text:p>325</text:p>
          </table:table-cell>
          <table:table-cell table:style-name="ce50" table:formula="of:=([.L53]/[.Q53])*10" office:value-type="float" office:value="20">
            <text:p>20.000</text:p>
          </table:table-cell>
          <table:table-cell table:style-name="ce50" table:formula="of:=([.N53]/[.Q53])*10" office:value-type="float" office:value="384.615384615385">
            <text:p>384.615</text:p>
          </table:table-cell>
          <table:table-cell table:style-name="ce45" office:value-type="float" office:value="2.8">
            <text:p>2.8</text:p>
          </table:table-cell>
          <table:table-cell table:number-columns-repeated="4"/>
          <table:table-cell table:style-name="ce41" table:number-columns-repeated="844"/>
          <table:table-cell table:number-columns-repeated="156"/>
        </table:table-row>
        <table:table-row table:style-name="ro2">
          <table:table-cell table:style-name="ce41" office:value-type="string">
            <text:p>Spearhead</text:p>
          </table:table-cell>
          <table:table-cell table:style-name="ce45" office:value-type="string">
            <text:p>xel0306</text:p>
          </table:table-cell>
          <table:table-cell table:style-name="ce45" office:value-type="float" office:value="156">
            <text:p>156</text:p>
          </table:table-cell>
          <table:table-cell table:style-name="ce45" table:number-columns-repeated="2"/>
          <table:table-cell table:style-name="ce45" office:value-type="float" office:value="84">
            <text:p>84</text:p>
          </table:table-cell>
          <table:table-cell table:style-name="ce45" office:value-type="float" office:value="28">
            <text:p>28</text:p>
          </table:table-cell>
          <table:table-cell table:style-name="ce45" office:value-type="float" office:value="1350">
            <text:p>1350</text:p>
          </table:table-cell>
          <table:table-cell table:style-name="ce45" office:value-type="float" office:value="1">
            <text:p>1</text:p>
          </table:table-cell>
          <table:table-cell table:number-columns-repeated="2" table:style-name="ce45" office:value-type="string">
            <text:p><text:s/></text:p>
          </table:table-cell>
          <table:table-cell table:style-name="ce45" office:value-type="float" office:value="700">
            <text:p>700</text:p>
          </table:table-cell>
          <table:table-cell table:style-name="ce50" table:formula="of:=[.L54]/[.H54]" office:value-type="float" office:value="0.518518518518518">
            <text:p>0.519</text:p>
          </table:table-cell>
          <table:table-cell table:style-name="ce45" office:value-type="float" office:value="8500">
            <text:p>8500</text:p>
          </table:table-cell>
          <table:table-cell table:style-name="ce50" table:formula="of:=[.C54]/[.N54]" office:value-type="float" office:value="0.0183529411764706">
            <text:p>0.018</text:p>
          </table:table-cell>
          <table:table-cell table:style-name="ce45" table:formula="of:=(([.L54]*10)+[.N54])/[.C54]" office:value-type="float" office:value="99.3589743589744">
            <text:p>99.36</text:p>
          </table:table-cell>
          <table:table-cell table:style-name="ce45" office:value-type="float" office:value="350">
            <text:p>350</text:p>
          </table:table-cell>
          <table:table-cell table:style-name="ce50" table:formula="of:=([.L54]/[.Q54])*10" office:value-type="float" office:value="20">
            <text:p>20.000</text:p>
          </table:table-cell>
          <table:table-cell table:style-name="ce50" table:formula="of:=([.N54]/[.Q54])*10" office:value-type="float" office:value="242.857142857143">
            <text:p>242.857</text:p>
          </table:table-cell>
          <table:table-cell table:style-name="ce45" office:value-type="float" office:value="3">
            <text:p>3</text:p>
          </table:table-cell>
          <table:table-cell table:number-columns-repeated="4"/>
          <table:table-cell table:style-name="ce41" table:number-columns-repeated="844"/>
          <table:table-cell table:number-columns-repeated="156"/>
        </table:table-row>
        <table:table-row table:style-name="ro2">
          <table:table-cell table:style-name="ce120" office:value-type="string">
            <text:p>Serenity</text:p>
          </table:table-cell>
          <table:table-cell table:style-name="ce132" office:value-type="string">
            <text:p>ual0304</text:p>
          </table:table-cell>
          <table:table-cell table:style-name="ce132" office:value-type="float" office:value="100">
            <text:p>100</text:p>
          </table:table-cell>
          <table:table-cell table:style-name="ce132" table:number-columns-repeated="2"/>
          <table:table-cell table:style-name="ce132" office:value-type="float" office:value="92">
            <text:p>92</text:p>
          </table:table-cell>
          <table:table-cell table:style-name="ce132" office:value-type="float" office:value="28">
            <text:p>28</text:p>
          </table:table-cell>
          <table:table-cell table:style-name="ce132" office:value-type="float" office:value="875">
            <text:p>875</text:p>
          </table:table-cell>
          <table:table-cell table:style-name="ce132" office:value-type="float" office:value="1">
            <text:p>1</text:p>
          </table:table-cell>
          <table:table-cell table:number-columns-repeated="2" table:style-name="ce132" office:value-type="string">
            <text:p><text:s/></text:p>
          </table:table-cell>
          <table:table-cell table:style-name="ce132" office:value-type="float" office:value="450">
            <text:p>450</text:p>
          </table:table-cell>
          <table:table-cell table:style-name="ce138" table:formula="of:=[.L55]/[.H55]" office:value-type="float" office:value="0.514285714285714">
            <text:p>0.514</text:p>
          </table:table-cell>
          <table:table-cell table:style-name="ce132" office:value-type="float" office:value="8900">
            <text:p>8900</text:p>
          </table:table-cell>
          <table:table-cell table:style-name="ce138" table:formula="of:=[.C55]/[.N55]" office:value-type="float" office:value="0.0112359550561798">
            <text:p>0.011</text:p>
          </table:table-cell>
          <table:table-cell table:style-name="ce132" table:formula="of:=(([.L55]*10)+[.N55])/[.C55]" office:value-type="float" office:value="134">
            <text:p>134</text:p>
          </table:table-cell>
          <table:table-cell table:style-name="ce132" office:value-type="float" office:value="225">
            <text:p>225</text:p>
          </table:table-cell>
          <table:table-cell table:style-name="ce138" table:formula="of:=([.L55]/[.Q55])*10" office:value-type="float" office:value="20">
            <text:p>20.000</text:p>
          </table:table-cell>
          <table:table-cell table:style-name="ce138" table:formula="of:=([.N55]/[.Q55])*10" office:value-type="float" office:value="395.555555555556">
            <text:p>395.556</text:p>
          </table:table-cell>
          <table:table-cell table:style-name="ce132" office:value-type="float" office:value="2.5">
            <text:p>2.5</text:p>
          </table:table-cell>
          <table:table-cell table:number-columns-repeated="4"/>
          <table:table-cell table:style-name="ce120" table:number-columns-repeated="844"/>
          <table:table-cell table:number-columns-repeated="156"/>
        </table:table-row>
        <table:table-row table:style-name="ro2">
          <table:table-cell table:style-name="ce121" office:value-type="string">
            <text:p>Trebuchet</text:p>
          </table:table-cell>
          <table:table-cell table:style-name="ce133" office:value-type="string">
            <text:p>url0304</text:p>
          </table:table-cell>
          <table:table-cell table:style-name="ce133" office:value-type="float" office:value="96">
            <text:p>96</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875">
            <text:p>875</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500">
            <text:p>500</text:p>
          </table:table-cell>
          <table:table-cell table:style-name="ce139" table:formula="of:=[.L56]/[.H56]" office:value-type="float" office:value="0.571428571428571">
            <text:p>0.571</text:p>
          </table:table-cell>
          <table:table-cell table:style-name="ce133" office:value-type="float" office:value="8900">
            <text:p>8900</text:p>
          </table:table-cell>
          <table:table-cell table:style-name="ce139" table:formula="of:=[.C56]/[.N56]" office:value-type="float" office:value="0.0107865168539326">
            <text:p>0.011</text:p>
          </table:table-cell>
          <table:table-cell table:style-name="ce133" table:formula="of:=(([.L56]*10)+[.N56])/[.C56]" office:value-type="float" office:value="144.791666666667">
            <text:p>144.79</text:p>
          </table:table-cell>
          <table:table-cell table:style-name="ce133" office:value-type="float" office:value="250">
            <text:p>250</text:p>
          </table:table-cell>
          <table:table-cell table:style-name="ce139" table:formula="of:=([.L56]/[.Q56])*10" office:value-type="float" office:value="20">
            <text:p>20.000</text:p>
          </table:table-cell>
          <table:table-cell table:style-name="ce139" table:formula="of:=([.N56]/[.Q56])*10" office:value-type="float" office:value="356">
            <text:p>356.000</text:p>
          </table:table-cell>
          <table:table-cell table:style-name="ce133" office:value-type="float" office:value="2.8">
            <text:p>2.8</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Triseptitron</text:p>
          </table:table-cell>
          <table:table-cell table:style-name="ce133" office:value-type="string">
            <text:p>srl0311</text:p>
          </table:table-cell>
          <table:table-cell table:style-name="ce133" office:value-type="float" office:value="131">
            <text:p>131</text:p>
          </table:table-cell>
          <table:table-cell table:style-name="ce133" table:number-columns-repeated="2"/>
          <table:table-cell table:style-name="ce133" office:value-type="float" office:value="82">
            <text:p>82</text:p>
          </table:table-cell>
          <table:table-cell table:style-name="ce133" office:value-type="float" office:value="26">
            <text:p>26</text:p>
          </table:table-cell>
          <table:table-cell table:style-name="ce133" office:value-type="float" office:value="1500">
            <text:p>15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780">
            <text:p>780</text:p>
          </table:table-cell>
          <table:table-cell table:style-name="ce139" table:formula="of:=[.L57]/[.H57]" office:value-type="float" office:value="0.52">
            <text:p>0.520</text:p>
          </table:table-cell>
          <table:table-cell table:style-name="ce133" office:value-type="float" office:value="9500">
            <text:p>9500</text:p>
          </table:table-cell>
          <table:table-cell table:style-name="ce139" table:formula="of:=[.C57]/[.N57]" office:value-type="float" office:value="0.0137894736842105">
            <text:p>0.014</text:p>
          </table:table-cell>
          <table:table-cell table:style-name="ce133" table:formula="of:=(([.L57]*10)+[.N57])/[.C57]" office:value-type="float" office:value="132.06106870229">
            <text:p>132.06</text:p>
          </table:table-cell>
          <table:table-cell table:style-name="ce133" office:value-type="float" office:value="385">
            <text:p>385</text:p>
          </table:table-cell>
          <table:table-cell table:style-name="ce139" table:formula="of:=([.L57]/[.Q57])*10" office:value-type="float" office:value="20.2597402597403">
            <text:p>20.260</text:p>
          </table:table-cell>
          <table:table-cell table:style-name="ce139" table:formula="of:=([.N57]/[.Q57])*10" office:value-type="float" office:value="246.753246753247">
            <text:p>246.753</text:p>
          </table:table-cell>
          <table:table-cell table:style-name="ce133" office:value-type="float" office:value="2.85">
            <text:p>2.85</text:p>
          </table:table-cell>
          <table:table-cell table:number-columns-repeated="4"/>
          <table:table-cell table:style-name="ce121" table:number-columns-repeated="844"/>
          <table:table-cell table:number-columns-repeated="156"/>
        </table:table-row>
        <table:table-row table:style-name="ro2">
          <table:table-cell table:style-name="ce121" office:value-type="string">
            <text:p>Toxotai</text:p>
          </table:table-cell>
          <table:table-cell table:style-name="ce133" office:value-type="string">
            <text:p>srl0312</text:p>
          </table:table-cell>
          <table:table-cell table:style-name="ce133" office:value-type="float" office:value="217">
            <text:p>217</text:p>
          </table:table-cell>
          <table:table-cell table:style-name="ce133" office:value-type="float" office:value="100">
            <text:p>100</text:p>
          </table:table-cell>
          <table:table-cell table:style-name="ce133" office:value-type="string">
            <text:p>Anti</text:p>
          </table:table-cell>
          <table:table-cell table:style-name="ce133" office:value-type="float" office:value="84">
            <text:p>84</text:p>
          </table:table-cell>
          <table:table-cell table:style-name="ce133" office:value-type="float" office:value="28">
            <text:p>28</text:p>
          </table:table-cell>
          <table:table-cell table:style-name="ce133" office:value-type="float" office:value="1700">
            <text:p>1700</text:p>
          </table:table-cell>
          <table:table-cell table:style-name="ce133" office:value-type="float" office:value="3">
            <text:p>3</text:p>
          </table:table-cell>
          <table:table-cell table:style-name="ce133" office:value-type="string">
            <text:p>Yes</text:p>
          </table:table-cell>
          <table:table-cell table:style-name="ce133" office:value-type="string">
            <text:p>TorpDef</text:p>
          </table:table-cell>
          <table:table-cell table:style-name="ce133" office:value-type="float" office:value="950">
            <text:p>950</text:p>
          </table:table-cell>
          <table:table-cell table:style-name="ce139" table:formula="of:=[.L58]/[.H58]" office:value-type="float" office:value="0.558823529411765">
            <text:p>0.559</text:p>
          </table:table-cell>
          <table:table-cell table:style-name="ce133" office:value-type="float" office:value="20000">
            <text:p>20000</text:p>
          </table:table-cell>
          <table:table-cell table:style-name="ce139" table:formula="of:=[.C58]/[.N58]" office:value-type="float" office:value="0.01085">
            <text:p>0.011</text:p>
          </table:table-cell>
          <table:table-cell table:style-name="ce133" table:formula="of:=(([.L58]*10)+[.N58])/[.C58]" office:value-type="float" office:value="135.94470046083">
            <text:p>135.94</text:p>
          </table:table-cell>
          <table:table-cell table:style-name="ce133" office:value-type="float" office:value="475">
            <text:p>475</text:p>
          </table:table-cell>
          <table:table-cell table:style-name="ce139" table:formula="of:=([.L58]/[.Q58])*10" office:value-type="float" office:value="20">
            <text:p>20.000</text:p>
          </table:table-cell>
          <table:table-cell table:style-name="ce139" table:formula="of:=([.N58]/[.Q58])*10" office:value-type="float" office:value="421.052631578947">
            <text:p>421.053</text:p>
          </table:table-cell>
          <table:table-cell table:style-name="ce133" office:value-type="float" office:value="2.8">
            <text:p>2.8</text:p>
          </table:table-cell>
          <table:table-cell table:number-columns-repeated="4"/>
          <table:table-cell table:style-name="ce121" table:number-columns-repeated="844"/>
          <table:table-cell table:number-columns-repeated="156"/>
        </table:table-row>
        <table:table-row table:style-name="ro2">
          <table:table-cell table:style-name="ce55" office:value-type="string">
            <text:p>Suthanus</text:p>
          </table:table-cell>
          <table:table-cell table:style-name="ce56" office:value-type="string">
            <text:p>xsl0304</text:p>
          </table:table-cell>
          <table:table-cell table:style-name="ce56" office:value-type="float" office:value="96">
            <text:p>96</text:p>
          </table:table-cell>
          <table:table-cell table:style-name="ce56" table:number-columns-repeated="2"/>
          <table:table-cell table:style-name="ce56" office:value-type="float" office:value="92">
            <text:p>92</text:p>
          </table:table-cell>
          <table:table-cell table:style-name="ce56" office:value-type="float" office:value="28">
            <text:p>28</text:p>
          </table:table-cell>
          <table:table-cell table:style-name="ce56" office:value-type="float" office:value="875">
            <text:p>875</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500">
            <text:p>500</text:p>
          </table:table-cell>
          <table:table-cell table:style-name="ce58" table:formula="of:=[.L59]/[.H59]" office:value-type="float" office:value="0.571428571428571">
            <text:p>0.571</text:p>
          </table:table-cell>
          <table:table-cell table:style-name="ce56" office:value-type="float" office:value="8900">
            <text:p>8900</text:p>
          </table:table-cell>
          <table:table-cell table:style-name="ce58" table:formula="of:=[.C59]/[.N59]" office:value-type="float" office:value="0.0107865168539326">
            <text:p>0.011</text:p>
          </table:table-cell>
          <table:table-cell table:style-name="ce56" table:formula="of:=(([.L59]*10)+[.N59])/[.C59]" office:value-type="float" office:value="144.791666666667">
            <text:p>144.79</text:p>
          </table:table-cell>
          <table:table-cell table:style-name="ce56" office:value-type="float" office:value="250">
            <text:p>250</text:p>
          </table:table-cell>
          <table:table-cell table:style-name="ce58" table:formula="of:=([.L59]/[.Q59])*10" office:value-type="float" office:value="20">
            <text:p>20.000</text:p>
          </table:table-cell>
          <table:table-cell table:style-name="ce58" table:formula="of:=([.N59]/[.Q59])*10" office:value-type="float" office:value="356">
            <text:p>356.000</text:p>
          </table:table-cell>
          <table:table-cell table:style-name="ce56" office:value-type="float" office:value="2.8">
            <text:p>2.8</text:p>
          </table:table-cell>
          <table:table-cell table:style-name="ce5" table:number-columns-repeated="4"/>
          <table:table-cell table:style-name="ce55" table:number-columns-repeated="996"/>
          <table:table-cell table:number-columns-repeated="4"/>
        </table:table-row>
        <table:table-row table:style-name="ro2">
          <table:table-cell table:style-name="ce55" office:value-type="string">
            <text:p>Heth-Zthuha</text:p>
          </table:table-cell>
          <table:table-cell table:style-name="ce56" office:value-type="string">
            <text:p>BRPT3ML</text:p>
          </table:table-cell>
          <table:table-cell table:style-name="ce56" office:value-type="float" office:value="100">
            <text:p>100</text:p>
          </table:table-cell>
          <table:table-cell table:style-name="ce56" table:number-columns-repeated="2"/>
          <table:table-cell table:style-name="ce56" office:value-type="float" office:value="84">
            <text:p>84</text:p>
          </table:table-cell>
          <table:table-cell table:style-name="ce56" office:value-type="float" office:value="28">
            <text:p>28</text:p>
          </table:table-cell>
          <table:table-cell table:style-name="ce56" office:value-type="float" office:value="1100">
            <text:p>1100</text:p>
          </table:table-cell>
          <table:table-cell table:style-name="ce56" office:value-type="float" office:value="1">
            <text:p>1</text:p>
          </table:table-cell>
          <table:table-cell table:style-name="ce56" table:number-columns-repeated="2"/>
          <table:table-cell table:style-name="ce56" office:value-type="float" office:value="700">
            <text:p>700</text:p>
          </table:table-cell>
          <table:table-cell table:style-name="ce58" table:formula="of:=[.L60]/[.H60]" office:value-type="float" office:value="0.636363636363636">
            <text:p>0.636</text:p>
          </table:table-cell>
          <table:table-cell table:style-name="ce56" office:value-type="float" office:value="9900">
            <text:p>9900</text:p>
          </table:table-cell>
          <table:table-cell table:style-name="ce58" table:formula="of:=[.C60]/[.N60]" office:value-type="float" office:value="0.0101010101010101">
            <text:p>0.010</text:p>
          </table:table-cell>
          <table:table-cell table:style-name="ce56" table:formula="of:=(([.L60]*10)+[.N60])/[.C60]" office:value-type="float" office:value="169">
            <text:p>169</text:p>
          </table:table-cell>
          <table:table-cell table:style-name="ce56" office:value-type="float" office:value="350">
            <text:p>350</text:p>
          </table:table-cell>
          <table:table-cell table:style-name="ce58" table:formula="of:=([.L60]/[.Q60])*10" office:value-type="float" office:value="20">
            <text:p>20.000</text:p>
          </table:table-cell>
          <table:table-cell table:style-name="ce58" table:formula="of:=([.N60]/[.Q60])*10" office:value-type="float" office:value="282.857142857143">
            <text:p>282.857</text:p>
          </table:table-cell>
          <table:table-cell table:style-name="ce56" office:value-type="float" office:value="2.7">
            <text:p>2.7</text:p>
          </table:table-cell>
          <table:table-cell table:style-name="ce5" table:number-columns-repeated="4"/>
          <table:table-cell table:style-name="ce55" table:number-columns-repeated="996"/>
          <table:table-cell table:number-columns-repeated="4"/>
        </table:table-row>
        <table:table-row table:style-name="ro2">
          <table:table-cell table:number-columns-repeated="12"/>
          <table:table-cell table:style-name="ce49" table:formula="of:=SUM([.M52:.M60])/9" office:value-type="float" office:value="0.556452602424395">
            <text:p>0.556</text:p>
          </table:table-cell>
          <table:table-cell/>
          <table:table-cell table:style-name="ce49" table:formula="of:=SUM([.O52:.O60])/9" office:value-type="float" office:value="0.0117264854202129">
            <text:p>0.012</text:p>
          </table:table-cell>
          <table:table-cell table:style-name="ce15" table:formula="of:=SUM([.P52:.P60])/9" office:value-type="float" office:value="142.211161978645">
            <text:p>142.21</text:p>
          </table:table-cell>
          <table:table-cell table:style-name="ce15"/>
          <table:table-cell table:style-name="ce49" table:number-columns-repeated="2"/>
          <table:table-cell table:number-columns-repeated="1005"/>
        </table:table-row>
        <table:table-row table:style-name="ro2">
          <table:table-cell office:value-type="string">
            <text:p>Snipers</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table:style-name="ce120" office:value-type="string">
            <text:p>Sprite Striker</text:p>
          </table:table-cell>
          <table:table-cell table:style-name="ce132" office:value-type="string">
            <text:p>xal0305</text:p>
          </table:table-cell>
          <table:table-cell table:style-name="ce132" office:value-type="float" office:value="130">
            <text:p>130</text:p>
          </table:table-cell>
          <table:table-cell table:style-name="ce132" table:number-columns-repeated="2"/>
          <table:table-cell table:style-name="ce132" office:value-type="float" office:value="70">
            <text:p>70</text:p>
          </table:table-cell>
          <table:table-cell table:style-name="ce132" office:value-type="float" office:value="32">
            <text:p>32</text:p>
          </table:table-cell>
          <table:table-cell table:style-name="ce132" office:value-type="float" office:value="590">
            <text:p>590</text:p>
          </table:table-cell>
          <table:table-cell table:style-name="ce132" office:value-type="float" office:value="1">
            <text:p>1</text:p>
          </table:table-cell>
          <table:table-cell table:number-columns-repeated="2" table:style-name="ce132" office:value-type="string">
            <text:p><text:s/></text:p>
          </table:table-cell>
          <table:table-cell table:style-name="ce132" office:value-type="float" office:value="720">
            <text:p>720</text:p>
          </table:table-cell>
          <table:table-cell table:style-name="ce138" table:formula="of:=[.L63]/[.H63]" office:value-type="float" office:value="1.22033898305085">
            <text:p>1.220</text:p>
          </table:table-cell>
          <table:table-cell table:style-name="ce132" office:value-type="float" office:value="14400">
            <text:p>14400</text:p>
          </table:table-cell>
          <table:table-cell table:style-name="ce138" table:formula="of:=[.C63]/[.N63]" office:value-type="float" office:value="0.00902777777777778">
            <text:p>0.009</text:p>
          </table:table-cell>
          <table:table-cell table:style-name="ce132" table:formula="of:=(([.L63]*10)+[.N63])/[.C63]" office:value-type="float" office:value="166.153846153846">
            <text:p>166.15</text:p>
          </table:table-cell>
          <table:table-cell table:style-name="ce132" office:value-type="float" office:value="360">
            <text:p>360</text:p>
          </table:table-cell>
          <table:table-cell table:style-name="ce138" table:formula="of:=([.L63]/[.Q63])*10" office:value-type="float" office:value="20">
            <text:p>20.000</text:p>
          </table:table-cell>
          <table:table-cell table:style-name="ce138" table:formula="of:=([.N63]/[.Q63])*10" office:value-type="float" office:value="400">
            <text:p>400.000</text:p>
          </table:table-cell>
          <table:table-cell table:style-name="ce132" office:value-type="float" office:value="3.5">
            <text:p>3.5</text:p>
          </table:table-cell>
          <table:table-cell table:number-columns-repeated="4"/>
          <table:table-cell table:style-name="ce120" table:number-columns-repeated="844"/>
          <table:table-cell table:number-columns-repeated="156"/>
        </table:table-row>
        <table:table-row table:style-name="ro2">
          <table:table-cell table:style-name="ce43" office:value-type="string">
            <text:p>Echnida</text:p>
          </table:table-cell>
          <table:table-cell table:style-name="ce47" office:value-type="string">
            <text:p>WRL0305</text:p>
          </table:table-cell>
          <table:table-cell table:style-name="ce47" office:value-type="float" office:value="180">
            <text:p>180</text:p>
          </table:table-cell>
          <table:table-cell table:style-name="ce47" table:number-columns-repeated="2"/>
          <table:table-cell table:style-name="ce47" office:value-type="float" office:value="70">
            <text:p>70</text:p>
          </table:table-cell>
          <table:table-cell table:style-name="ce47" office:value-type="float" office:value="32">
            <text:p>32</text:p>
          </table:table-cell>
          <table:table-cell table:style-name="ce47" office:value-type="float" office:value="460">
            <text:p>460</text:p>
          </table:table-cell>
          <table:table-cell table:style-name="ce47" office:value-type="float" office:value="2">
            <text:p>2</text:p>
          </table:table-cell>
          <table:table-cell table:number-columns-repeated="2" table:style-name="ce47" office:value-type="string">
            <text:p><text:s/></text:p>
          </table:table-cell>
          <table:table-cell table:style-name="ce47" office:value-type="float" office:value="900">
            <text:p>900</text:p>
          </table:table-cell>
          <table:table-cell table:style-name="ce52" table:formula="of:=[.L64]/[.H64]" office:value-type="float" office:value="1.95652173913043">
            <text:p>1.957</text:p>
          </table:table-cell>
          <table:table-cell table:style-name="ce47" office:value-type="float" office:value="19500">
            <text:p>19500</text:p>
          </table:table-cell>
          <table:table-cell table:style-name="ce52" table:formula="of:=[.C64]/[.N64]" office:value-type="float" office:value="0.00923076923076923">
            <text:p>0.009</text:p>
          </table:table-cell>
          <table:table-cell table:style-name="ce47" table:formula="of:=(([.L64]*10)+[.N64])/[.C64]" office:value-type="float" office:value="158.333333333333">
            <text:p>158.33</text:p>
          </table:table-cell>
          <table:table-cell table:style-name="ce47" office:value-type="float" office:value="500">
            <text:p>500</text:p>
          </table:table-cell>
          <table:table-cell table:style-name="ce52" table:formula="of:=([.L64]/[.Q64])*10" office:value-type="float" office:value="18">
            <text:p>18.000</text:p>
          </table:table-cell>
          <table:table-cell table:style-name="ce52" table:formula="of:=([.N64]/[.Q64])*10" office:value-type="float" office:value="390">
            <text:p>390.000</text:p>
          </table:table-cell>
          <table:table-cell table:style-name="ce47" office:value-type="float" office:value="3.9">
            <text:p>3.9</text:p>
          </table:table-cell>
          <table:table-cell table:style-name="ce43" table:number-columns-repeated="1004"/>
        </table:table-row>
        <table:table-row table:style-name="ro2">
          <table:table-cell table:style-name="ce55" office:value-type="string">
            <text:p>Usha-Ah</text:p>
          </table:table-cell>
          <table:table-cell table:style-name="ce56" office:value-type="string">
            <text:p>xsl0305</text:p>
          </table:table-cell>
          <table:table-cell table:style-name="ce56" office:value-type="float" office:value="140">
            <text:p>140</text:p>
          </table:table-cell>
          <table:table-cell table:style-name="ce56" table:number-columns-repeated="2"/>
          <table:table-cell table:style-name="ce56" office:value-type="float" office:value="70">
            <text:p>70</text:p>
          </table:table-cell>
          <table:table-cell table:style-name="ce56" office:value-type="float" office:value="32">
            <text:p>32</text:p>
          </table:table-cell>
          <table:table-cell table:style-name="ce56" office:value-type="float" office:value="590">
            <text:p>59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800">
            <text:p>800</text:p>
          </table:table-cell>
          <table:table-cell table:style-name="ce58" table:formula="of:=[.L65]/[.H65]" office:value-type="float" office:value="1.35593220338983">
            <text:p>1.356</text:p>
          </table:table-cell>
          <table:table-cell table:style-name="ce56" office:value-type="float" office:value="15000">
            <text:p>15000</text:p>
          </table:table-cell>
          <table:table-cell table:style-name="ce58" table:formula="of:=[.C65]/[.N65]" office:value-type="float" office:value="0.00933333333333333">
            <text:p>0.009</text:p>
          </table:table-cell>
          <table:table-cell table:style-name="ce56" table:formula="of:=(([.L65]*10)+[.N65])/[.C65]" office:value-type="float" office:value="164.285714285714">
            <text:p>164.29</text:p>
          </table:table-cell>
          <table:table-cell table:style-name="ce56" office:value-type="float" office:value="400">
            <text:p>400</text:p>
          </table:table-cell>
          <table:table-cell table:style-name="ce58" table:formula="of:=([.L65]/[.Q65])*10" office:value-type="float" office:value="20">
            <text:p>20.000</text:p>
          </table:table-cell>
          <table:table-cell table:style-name="ce58" table:formula="of:=([.N65]/[.Q65])*10" office:value-type="float" office:value="375">
            <text:p>375.000</text:p>
          </table:table-cell>
          <table:table-cell table:style-name="ce56" office:value-type="float" office:value="3">
            <text:p>3</text:p>
          </table:table-cell>
          <table:table-cell table:number-columns-repeated="4"/>
          <table:table-cell table:style-name="ce55" table:number-columns-repeated="996"/>
          <table:table-cell table:number-columns-repeated="4"/>
        </table:table-row>
        <table:table-row table:style-name="ro2" table:number-rows-repeated="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65471">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52" table:default-cell-style-name="Default"/>
        <table:table-column table:style-name="co53" table:default-cell-style-name="ce15"/>
        <table:table-column table:style-name="co13" table:default-cell-style-name="ce15"/>
        <table:table-column table:style-name="co41" table:number-columns-repeated="3" table:default-cell-style-name="ce15"/>
        <table:table-column table:style-name="co15" table:default-cell-style-name="ce15"/>
        <table:table-column table:style-name="co54" table:number-columns-repeated="2" table:default-cell-style-name="ce15"/>
        <table:table-column table:style-name="co47" table:default-cell-style-name="ce146"/>
        <table:table-column table:style-name="co37" table:default-cell-style-name="ce15"/>
        <table:table-column table:style-name="co55" table:default-cell-style-name="ce149"/>
        <table:table-column table:style-name="co56" table:default-cell-style-name="ce49"/>
        <table:table-column table:style-name="co45" table:default-cell-style-name="ce15"/>
        <table:table-column table:style-name="co32" table:default-cell-style-name="ce15"/>
        <table:table-column table:style-name="co57" table:default-cell-style-name="Default"/>
        <table:table-column table:style-name="co20" table:default-cell-style-name="ce15"/>
        <table:table-column table:style-name="co39" table:default-cell-style-name="Default"/>
        <table:table-column table:style-name="co58" table:default-cell-style-name="Default"/>
        <table:table-column table:style-name="co16" table:default-cell-style-name="ce15"/>
        <table:table-column table:style-name="co54" table:number-columns-repeated="2" table:default-cell-style-name="Default"/>
        <table:table-column table:style-name="co17"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Dps</text:p>
          </table:table-cell>
          <table:table-cell table:style-name="ce81" office:value-type="string">
            <text:p>Dps Air</text:p>
          </table:table-cell>
          <table:table-cell table:style-name="ce81" office:value-type="string">
            <text:p>Dps Sub</text:p>
          </table:table-cell>
          <table:table-cell table:style-name="ce81" office:value-type="string">
            <text:p>Range</text:p>
          </table:table-cell>
          <table:table-cell table:style-name="ce81" office:value-type="string">
            <text:p>Vision</text:p>
          </table:table-cell>
          <table:table-cell table:style-name="ce81" office:value-type="string">
            <text:p>Shield</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7" office:value-type="string">
            <text:p>Add Mass for Regen</text:p>
          </table:table-cell>
          <table:table-cell office:value-type="string">
            <text:p>Mass/HP if no regen</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2">
          <table:table-cell table:style-name="ce78" office:value-type="string">
            <text:p>Rampage</text:p>
          </table:table-cell>
          <table:table-cell table:style-name="ce82" office:value-type="string">
            <text:p>UEL0402</text:p>
          </table:table-cell>
          <table:table-cell table:style-name="ce82" office:value-type="float" office:value="1619">
            <text:p>1619</text:p>
          </table:table-cell>
          <table:table-cell table:style-name="ce82" office:value-type="string">
            <text:p>Low</text:p>
          </table:table-cell>
          <table:table-cell table:style-name="ce82" office:value-type="float" office:value="132">
            <text:p>132</text:p>
          </table:table-cell>
          <table:table-cell table:style-name="ce82" office:value-type="float" office:value="42">
            <text:p>42</text:p>
          </table:table-cell>
          <table:table-cell table:style-name="ce82" office:value-type="float" office:value="34">
            <text:p>34</text:p>
          </table:table-cell>
          <table:table-cell table:style-name="ce82"/>
          <table:table-cell table:style-name="ce82" office:value-type="float" office:value="36500">
            <text:p>36500</text:p>
          </table:table-cell>
          <table:table-cell table:style-name="ce82" table:formula="of:=[.I2]*0.0002" office:value-type="float" office:value="7.3">
            <text:p>7.3</text:p>
          </table:table-cell>
          <table:table-cell table:style-name="ce82" office:value-type="float" office:value="17">
            <text:p>17</text:p>
          </table:table-cell>
          <table:table-cell table:style-name="ce148" table:formula="of:=INT(( [.K2]-[.J2] ) / 10) * ([.I2] * 0.0375)" office:value-type="float" office:value="0">
            <text:p/>
          </table:table-cell>
          <table:table-cell table:style-name="ce92" table:formula="of:=( [.O2] - [.L2]) / [.I2]" office:value-type="float" office:value="0.383561643835616">
            <text:p>0.384</text:p>
          </table:table-cell>
          <table:table-cell table:style-name="ce82" office:value-type="string">
            <text:p>Sonar</text:p>
          </table:table-cell>
          <table:table-cell table:style-name="ce82" office:value-type="float" office:value="14000">
            <text:p>14000</text:p>
          </table:table-cell>
          <table:table-cell table:style-name="ce92" table:formula="of:=[.O2]/[.I2]" office:value-type="float" office:value="0.383561643835616">
            <text:p>0.384</text:p>
          </table:table-cell>
          <table:table-cell table:style-name="ce82" office:value-type="float" office:value="350000">
            <text:p>350000</text:p>
          </table:table-cell>
          <table:table-cell table:style-name="ce92" table:formula="of:=([.C2]+[.E2])/[.Q2]" office:value-type="float" office:value="0.00500285714285714">
            <text:p>0.005</text:p>
          </table:table-cell>
          <table:table-cell table:style-name="ce82" table:formula="of:=(([.O2]*10)+[.Q2])/[.C2]" office:value-type="float" office:value="302.655960469426">
            <text:p>302.66</text:p>
          </table:table-cell>
          <table:table-cell table:style-name="ce82" office:value-type="float" office:value="5850">
            <text:p>5850</text:p>
          </table:table-cell>
          <table:table-cell table:style-name="ce92" table:formula="of:=([.O2]/[.T2])*10" office:value-type="float" office:value="23.9316239316239">
            <text:p>23.932</text:p>
          </table:table-cell>
          <table:table-cell table:style-name="ce92" table:formula="of:=([.Q2]/[.T2])*10" office:value-type="float" office:value="598.290598290598">
            <text:p>598.291</text:p>
          </table:table-cell>
          <table:table-cell table:style-name="ce82" office:value-type="float" office:value="3.4">
            <text:p>3.4</text:p>
          </table:table-cell>
          <table:table-cell table:style-name="ce78" table:number-columns-repeated="1001"/>
        </table:table-row>
        <table:table-row table:style-name="ro2">
          <table:table-cell table:style-name="ce78" office:value-type="string">
            <text:p>FatBoy</text:p>
          </table:table-cell>
          <table:table-cell table:style-name="ce82" office:value-type="string">
            <text:p>uel0401</text:p>
          </table:table-cell>
          <table:table-cell table:style-name="ce82" office:value-type="float" office:value="2700">
            <text:p>2700</text:p>
          </table:table-cell>
          <table:table-cell table:style-name="ce82" office:value-type="float" office:value="206">
            <text:p>206</text:p>
          </table:table-cell>
          <table:table-cell table:style-name="ce82" office:value-type="float" office:value="176">
            <text:p>176</text:p>
          </table:table-cell>
          <table:table-cell table:style-name="ce82" office:value-type="float" office:value="88">
            <text:p>88</text:p>
          </table:table-cell>
          <table:table-cell table:style-name="ce82" office:value-type="float" office:value="35">
            <text:p>35</text:p>
          </table:table-cell>
          <table:table-cell table:style-name="ce82" office:value-type="float" office:value="30000">
            <text:p>30000</text:p>
          </table:table-cell>
          <table:table-cell table:style-name="ce82" office:value-type="float" office:value="22500">
            <text:p>22500</text:p>
          </table:table-cell>
          <table:table-cell table:style-name="ce82" table:formula="of:=[.I3]*0.0002" office:value-type="float" office:value="4.5">
            <text:p>4.5</text:p>
          </table:table-cell>
          <table:table-cell table:style-name="ce82" office:value-type="float" office:value="15">
            <text:p>15</text:p>
          </table:table-cell>
          <table:table-cell table:style-name="ce148" table:formula="of:=INT(( [.K3]-[.J3] ) / 10) * ([.I3] * 0.0375)" office:value-type="float" office:value="843.75">
            <text:p>844</text:p>
          </table:table-cell>
          <table:table-cell table:style-name="ce92" table:formula="of:=( [.O3] - [.L3]) /([.H3]+ [.I3])" office:value-type="float" office:value="0.470595238095238">
            <text:p>0.471</text:p>
          </table:table-cell>
          <table:table-cell table:style-name="ce82"/>
          <table:table-cell table:style-name="ce82" office:value-type="float" office:value="25550">
            <text:p>25550</text:p>
          </table:table-cell>
          <table:table-cell table:style-name="ce92" table:formula="of:=[.O3]/([.H3]+[.I3])" office:value-type="float" office:value="0.486666666666667">
            <text:p>0.487</text:p>
          </table:table-cell>
          <table:table-cell table:style-name="ce82" office:value-type="float" office:value="600000">
            <text:p>600000</text:p>
          </table:table-cell>
          <table:table-cell table:style-name="ce92" table:formula="of:=[.C3]/[.Q3]" office:value-type="float" office:value="0.0045">
            <text:p>0.005</text:p>
          </table:table-cell>
          <table:table-cell table:style-name="ce82" table:formula="of:=(([.O3]*10)+[.Q3])/([.C3]+[.E3])" office:value-type="float" office:value="297.461752433936">
            <text:p>297.46</text:p>
          </table:table-cell>
          <table:table-cell table:style-name="ce82" office:value-type="float" office:value="10000">
            <text:p>10000</text:p>
          </table:table-cell>
          <table:table-cell table:style-name="ce92" table:formula="of:=([.O3]/[.T3])*10" office:value-type="float" office:value="25.55">
            <text:p>25.550</text:p>
          </table:table-cell>
          <table:table-cell table:style-name="ce92" table:formula="of:=([.Q3]/[.T3])*10" office:value-type="float" office:value="600">
            <text:p>600.000</text:p>
          </table:table-cell>
          <table:table-cell table:style-name="ce82" office:value-type="float" office:value="2.4">
            <text:p>2.4</text:p>
          </table:table-cell>
          <table:table-cell table:style-name="ce78" table:number-columns-repeated="1001"/>
        </table:table-row>
        <table:table-row table:style-name="ro2">
          <table:table-cell table:style-name="ce78" office:value-type="string">
            <text:p>Wyvern</text:p>
          </table:table-cell>
          <table:table-cell table:style-name="ce82" office:value-type="string">
            <text:p>WEL0401</text:p>
          </table:table-cell>
          <table:table-cell table:style-name="ce82" office:value-type="float" office:value="3330">
            <text:p>3330</text:p>
          </table:table-cell>
          <table:table-cell table:style-name="ce82" office:value-type="float" office:value="288">
            <text:p>288</text:p>
          </table:table-cell>
          <table:table-cell table:style-name="ce82" office:value-type="string">
            <text:p><text:s/></text:p>
          </table:table-cell>
          <table:table-cell table:style-name="ce82" office:value-type="float" office:value="115">
            <text:p>115</text:p>
          </table:table-cell>
          <table:table-cell table:style-name="ce82" office:value-type="float" office:value="35">
            <text:p>35</text:p>
          </table:table-cell>
          <table:table-cell table:style-name="ce82" office:value-type="float" office:value="27500">
            <text:p>27500</text:p>
          </table:table-cell>
          <table:table-cell table:style-name="ce82" office:value-type="float" office:value="22000">
            <text:p>22000</text:p>
          </table:table-cell>
          <table:table-cell table:style-name="ce82" table:formula="of:=[.I4]*0.0002" office:value-type="float" office:value="4.4">
            <text:p>4.4</text:p>
          </table:table-cell>
          <table:table-cell table:style-name="ce82" office:value-type="float" office:value="10">
            <text:p>10</text:p>
          </table:table-cell>
          <table:table-cell table:style-name="ce148" table:formula="of:=INT(( [.K4]-[.J4] ) / 10) * ([.I4] * 0.0375)" office:value-type="float" office:value="0">
            <text:p/>
          </table:table-cell>
          <table:table-cell table:style-name="ce92" table:formula="of:=( [.O4] - [.L4]) / ([.H4]+[.I4])" office:value-type="float" office:value="0.555555555555556">
            <text:p>0.556</text:p>
          </table:table-cell>
          <table:table-cell table:style-name="ce82"/>
          <table:table-cell table:style-name="ce82" office:value-type="float" office:value="27500">
            <text:p>27500</text:p>
          </table:table-cell>
          <table:table-cell table:style-name="ce92" table:formula="of:=[.O4]/([.H4]+[.I4])" office:value-type="float" office:value="0.555555555555556">
            <text:p>0.556</text:p>
          </table:table-cell>
          <table:table-cell table:style-name="ce82" office:value-type="float" office:value="745000">
            <text:p>745000</text:p>
          </table:table-cell>
          <table:table-cell table:style-name="ce92" table:formula="of:=[.C4]/[.Q4]" office:value-type="float" office:value="0.00446979865771812">
            <text:p>0.004</text:p>
          </table:table-cell>
          <table:table-cell table:style-name="ce82" table:formula="of:=(([.O4]*10)+[.Q4])/[.C4]" office:value-type="float" office:value="306.306306306306">
            <text:p>306.31</text:p>
          </table:table-cell>
          <table:table-cell table:style-name="ce82" office:value-type="float" office:value="12400">
            <text:p>12400</text:p>
          </table:table-cell>
          <table:table-cell table:style-name="ce92" table:formula="of:=([.O4]/[.T4])*10" office:value-type="float" office:value="22.1774193548387">
            <text:p>22.177</text:p>
          </table:table-cell>
          <table:table-cell table:style-name="ce92" table:formula="of:=([.Q4]/[.T4])*10" office:value-type="float" office:value="600.806451612903">
            <text:p>600.806</text:p>
          </table:table-cell>
          <table:table-cell table:style-name="ce82" office:value-type="float" office:value="2.3">
            <text:p>2.3</text:p>
          </table:table-cell>
          <table:table-cell table:style-name="ce78" table:number-columns-repeated="1001"/>
        </table:table-row>
        <table:table-row table:style-name="ro2">
          <table:table-cell table:style-name="ce78" office:value-type="string">
            <text:p>Blood Asp</text:p>
          </table:table-cell>
          <table:table-cell table:style-name="ce82" office:value-type="string">
            <text:p>BRNT3BLASP</text:p>
          </table:table-cell>
          <table:table-cell table:style-name="ce82" office:value-type="float" office:value="2680">
            <text:p>2680</text:p>
          </table:table-cell>
          <table:table-cell table:style-name="ce82" office:value-type="string">
            <text:p>Low</text:p>
          </table:table-cell>
          <table:table-cell table:style-name="ce82"/>
          <table:table-cell table:style-name="ce82" office:value-type="float" office:value="50">
            <text:p>50</text:p>
          </table:table-cell>
          <table:table-cell table:style-name="ce82" office:value-type="float" office:value="35">
            <text:p>35</text:p>
          </table:table-cell>
          <table:table-cell table:style-name="ce82"/>
          <table:table-cell table:style-name="ce82" office:value-type="float" office:value="59500">
            <text:p>59500</text:p>
          </table:table-cell>
          <table:table-cell table:style-name="ce82" table:formula="of:=[.I5]*0.0002" office:value-type="float" office:value="11.9">
            <text:p>11.9</text:p>
          </table:table-cell>
          <table:table-cell table:style-name="ce82" office:value-type="float" office:value="18">
            <text:p>18</text:p>
          </table:table-cell>
          <table:table-cell table:style-name="ce148" table:formula="of:=INT(( [.K5]-[.J5] ) / 10) * ([.I5] * 0.0375)" office:value-type="float" office:value="0">
            <text:p/>
          </table:table-cell>
          <table:table-cell table:style-name="ce92" table:formula="of:=( [.O5] - [.L5]) / [.I5]" office:value-type="float" office:value="0.365546218487395">
            <text:p>0.366</text:p>
          </table:table-cell>
          <table:table-cell table:style-name="ce82"/>
          <table:table-cell table:style-name="ce82" office:value-type="float" office:value="21750">
            <text:p>21750</text:p>
          </table:table-cell>
          <table:table-cell table:style-name="ce92" table:formula="of:=[.O5]/[.I5]" office:value-type="float" office:value="0.365546218487395">
            <text:p>0.366</text:p>
          </table:table-cell>
          <table:table-cell table:style-name="ce82" office:value-type="float" office:value="400000">
            <text:p>400000</text:p>
          </table:table-cell>
          <table:table-cell table:style-name="ce92" table:formula="of:=[.C5]/[.Q5]" office:value-type="float" office:value="0.0067">
            <text:p>0.007</text:p>
          </table:table-cell>
          <table:table-cell table:style-name="ce82" table:formula="of:=(([.O5]*10)+[.Q5])/[.C5]" office:value-type="float" office:value="230.410447761194">
            <text:p>230.41</text:p>
          </table:table-cell>
          <table:table-cell table:style-name="ce82" office:value-type="float" office:value="6666.66666622765">
            <text:p>6666.67</text:p>
          </table:table-cell>
          <table:table-cell table:style-name="ce92" table:formula="of:=([.O5]/[.T5])*10" office:value-type="float" office:value="32.6250000021484">
            <text:p>32.625</text:p>
          </table:table-cell>
          <table:table-cell table:style-name="ce92" table:formula="of:=([.Q5]/[.T5])*10" office:value-type="float" office:value="600.000000039512">
            <text:p>600.000</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Star Adder </text:p>
          </table:table-cell>
          <table:table-cell table:style-name="ce82" office:value-type="string">
            <text:p>WEL4404</text:p>
          </table:table-cell>
          <table:table-cell table:style-name="ce82" office:value-type="float" office:value="2450">
            <text:p>2450</text:p>
          </table:table-cell>
          <table:table-cell table:style-name="ce82" table:number-columns-repeated="2"/>
          <table:table-cell table:style-name="ce82" office:value-type="float" office:value="65">
            <text:p>65</text:p>
          </table:table-cell>
          <table:table-cell table:style-name="ce82" office:value-type="float" office:value="35">
            <text:p>35</text:p>
          </table:table-cell>
          <table:table-cell table:style-name="ce82"/>
          <table:table-cell table:style-name="ce82" office:value-type="float" office:value="55000">
            <text:p>55000</text:p>
          </table:table-cell>
          <table:table-cell table:style-name="ce82" table:formula="of:=[.I6]*0.0002" office:value-type="float" office:value="11">
            <text:p>11</text:p>
          </table:table-cell>
          <table:table-cell table:style-name="ce82" office:value-type="float" office:value="15">
            <text:p>15</text:p>
          </table:table-cell>
          <table:table-cell table:style-name="ce148" table:formula="of:=INT(( [.K6]-[.J6] ) / 10) * ([.I6] * 0.0375)" office:value-type="float" office:value="0">
            <text:p/>
          </table:table-cell>
          <table:table-cell table:style-name="ce92" table:formula="of:=( [.O6] - [.L6]) / [.I6]" office:value-type="float" office:value="0.427272727272727">
            <text:p>0.427</text:p>
          </table:table-cell>
          <table:table-cell table:style-name="ce82" office:value-type="float" office:value="75">
            <text:p>75</text:p>
          </table:table-cell>
          <table:table-cell table:style-name="ce82" office:value-type="float" office:value="23500">
            <text:p>23500</text:p>
          </table:table-cell>
          <table:table-cell table:style-name="ce92" table:formula="of:=[.O6]/[.I6]" office:value-type="float" office:value="0.427272727272727">
            <text:p>0.427</text:p>
          </table:table-cell>
          <table:table-cell table:style-name="ce82" office:value-type="float" office:value="411000">
            <text:p>411000</text:p>
          </table:table-cell>
          <table:table-cell table:style-name="ce92" table:formula="of:=[.C6]/[.Q6]" office:value-type="float" office:value="0.00596107055961071">
            <text:p>0.006</text:p>
          </table:table-cell>
          <table:table-cell table:style-name="ce82" table:formula="of:=(([.O6]*10)+[.Q6])/[.C6]" office:value-type="float" office:value="263.673469387755">
            <text:p>263.67</text:p>
          </table:table-cell>
          <table:table-cell table:style-name="ce82" office:value-type="float" office:value="6850">
            <text:p>6850</text:p>
          </table:table-cell>
          <table:table-cell table:style-name="ce92" table:formula="of:=([.O6]/[.T6])*10" office:value-type="float" office:value="34.3065693430657">
            <text:p>34.307</text:p>
          </table:table-cell>
          <table:table-cell table:style-name="ce92" table:formula="of:=([.Q6]/[.T6])*10" office:value-type="float" office:value="600">
            <text:p>600.000</text:p>
          </table:table-cell>
          <table:table-cell table:style-name="ce82" office:value-type="float" office:value="3.2">
            <text:p>3.2</text:p>
          </table:table-cell>
          <table:table-cell table:style-name="ce78" table:number-columns-repeated="1001"/>
        </table:table-row>
        <table:table-row table:style-name="ro2">
          <table:table-cell table:style-name="ce78" office:value-type="string">
            <text:p>Goliath Mk.2</text:p>
          </table:table-cell>
          <table:table-cell table:style-name="ce82" office:value-type="string">
            <text:p>bel0402</text:p>
          </table:table-cell>
          <table:table-cell table:style-name="ce82" office:value-type="float" office:value="4860">
            <text:p>4860</text:p>
          </table:table-cell>
          <table:table-cell table:style-name="ce82" office:value-type="float" office:value="440">
            <text:p>440</text:p>
          </table:table-cell>
          <table:table-cell table:style-name="ce82"/>
          <table:table-cell table:style-name="ce82" office:value-type="float" office:value="58">
            <text:p>58</text:p>
          </table:table-cell>
          <table:table-cell table:style-name="ce82" office:value-type="float" office:value="42">
            <text:p>42</text:p>
          </table:table-cell>
          <table:table-cell table:style-name="ce82"/>
          <table:table-cell table:style-name="ce82" office:value-type="float" office:value="104000">
            <text:p>104000</text:p>
          </table:table-cell>
          <table:table-cell table:style-name="ce82" table:formula="of:=[.I7]*0.0002" office:value-type="float" office:value="20.8">
            <text:p>20.8</text:p>
          </table:table-cell>
          <table:table-cell table:style-name="ce82" office:value-type="float" office:value="35">
            <text:p>35</text:p>
          </table:table-cell>
          <table:table-cell table:style-name="ce148" table:formula="of:=INT(( [.K7]-[.J7] ) / 10) * ([.I7] * 0.0375)" office:value-type="float" office:value="3900">
            <text:p>3900</text:p>
          </table:table-cell>
          <table:table-cell table:style-name="ce92" table:formula="of:=( [.O7] - [.L7]) / [.I7]" office:value-type="float" office:value="0.361538461538461">
            <text:p>0.362</text:p>
          </table:table-cell>
          <table:table-cell table:style-name="ce82" office:value-type="float" office:value="110">
            <text:p>110</text:p>
          </table:table-cell>
          <table:table-cell table:style-name="ce82" office:value-type="float" office:value="41500">
            <text:p>41500</text:p>
          </table:table-cell>
          <table:table-cell table:style-name="ce92" table:formula="of:=[.O7]/[.I7]" office:value-type="float" office:value="0.399038461538462">
            <text:p>0.399</text:p>
          </table:table-cell>
          <table:table-cell table:style-name="ce82" office:value-type="float" office:value="1180000">
            <text:p>1180000</text:p>
          </table:table-cell>
          <table:table-cell table:style-name="ce92" table:formula="of:=[.C7]/[.Q7]" office:value-type="float" office:value="0.00411864406779661">
            <text:p>0.004</text:p>
          </table:table-cell>
          <table:table-cell table:style-name="ce82" table:formula="of:=(([.O7]*10)+[.Q7])/[.C7]" office:value-type="float" office:value="328.189300411523">
            <text:p>328.19</text:p>
          </table:table-cell>
          <table:table-cell table:style-name="ce82" office:value-type="float" office:value="19650">
            <text:p>19650</text:p>
          </table:table-cell>
          <table:table-cell table:style-name="ce92" table:formula="of:=([.O7]/[.T7])*10" office:value-type="float" office:value="21.1195928753181">
            <text:p>21.120</text:p>
          </table:table-cell>
          <table:table-cell table:style-name="ce92" table:formula="of:=([.Q7]/[.T7])*10" office:value-type="float" office:value="600.508905852417">
            <text:p>600.509</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Dragonite</text:p>
          </table:table-cell>
          <table:table-cell table:style-name="ce82" office:value-type="string">
            <text:p>WEL0416</text:p>
          </table:table-cell>
          <table:table-cell table:style-name="ce82" office:value-type="float" office:value="4700">
            <text:p>4700</text:p>
          </table:table-cell>
          <table:table-cell table:style-name="ce82" office:value-type="float" office:value="560">
            <text:p>560</text:p>
          </table:table-cell>
          <table:table-cell table:style-name="ce82" office:value-type="string">
            <text:p><text:s/></text:p>
          </table:table-cell>
          <table:table-cell table:style-name="ce82" office:value-type="float" office:value="90">
            <text:p>90</text:p>
          </table:table-cell>
          <table:table-cell table:style-name="ce82" office:value-type="float" office:value="42">
            <text:p>42</text:p>
          </table:table-cell>
          <table:table-cell table:style-name="ce82" office:value-type="float" office:value="14000">
            <text:p>14000</text:p>
          </table:table-cell>
          <table:table-cell table:style-name="ce82" office:value-type="float" office:value="70000">
            <text:p>70000</text:p>
          </table:table-cell>
          <table:table-cell table:style-name="ce82" table:formula="of:=[.I8]*0.0002" office:value-type="float" office:value="14">
            <text:p>14</text:p>
          </table:table-cell>
          <table:table-cell table:style-name="ce82" office:value-type="float" office:value="100">
            <text:p>100</text:p>
          </table:table-cell>
          <table:table-cell table:style-name="ce148" table:formula="of:=INT(( [.K8]-[.J8] ) / 10) * ([.I8] * 0.0375)" office:value-type="float" office:value="21000">
            <text:p>21000</text:p>
          </table:table-cell>
          <table:table-cell table:style-name="ce92" table:formula="of:=( [.O8] - [.L8]) /([.H8]+ [.I8])" office:value-type="float" office:value="0.845238095238095">
            <text:p>0.845</text:p>
          </table:table-cell>
          <table:table-cell table:style-name="ce82" office:value-type="string">
            <text:p><text:s/></text:p>
          </table:table-cell>
          <table:table-cell table:style-name="ce82" office:value-type="float" office:value="92000">
            <text:p>92000</text:p>
          </table:table-cell>
          <table:table-cell table:style-name="ce92" table:formula="of:=[.O8]/([.H8] +[.I8])" office:value-type="float" office:value="1.0952380952381">
            <text:p>1.095</text:p>
          </table:table-cell>
          <table:table-cell table:style-name="ce82" office:value-type="float" office:value="1100000">
            <text:p>1100000</text:p>
          </table:table-cell>
          <table:table-cell table:style-name="ce92" table:formula="of:=[.C8]/[.Q8]" office:value-type="float" office:value="0.00427272727272727">
            <text:p>0.004</text:p>
          </table:table-cell>
          <table:table-cell table:style-name="ce82" table:formula="of:=(([.O8]*10)+[.Q8])/[.C8]" office:value-type="float" office:value="429.787234042553">
            <text:p>429.79</text:p>
          </table:table-cell>
          <table:table-cell table:style-name="ce82" office:value-type="float" office:value="18500">
            <text:p>18500</text:p>
          </table:table-cell>
          <table:table-cell table:style-name="ce92" table:formula="of:=([.O8]/[.T8])*10" office:value-type="float" office:value="49.7297297297297">
            <text:p>49.730</text:p>
          </table:table-cell>
          <table:table-cell table:style-name="ce92" table:formula="of:=([.Q8]/[.T8])*10" office:value-type="float" office:value="594.594594594595">
            <text:p>594.595</text:p>
          </table:table-cell>
          <table:table-cell table:style-name="ce82" office:value-type="float" office:value="2.5">
            <text:p>2.5</text:p>
          </table:table-cell>
          <table:table-cell table:style-name="ce78" table:number-columns-repeated="1001"/>
        </table:table-row>
        <table:table-row table:style-name="ro2">
          <table:table-cell table:style-name="ce78" office:value-type="string">
            <text:p>Mayhem</text:p>
          </table:table-cell>
          <table:table-cell table:style-name="ce82" office:value-type="string">
            <text:p>BRNT3SHBM</text:p>
          </table:table-cell>
          <table:table-cell table:style-name="ce82" office:value-type="float" office:value="5440">
            <text:p>5440</text:p>
          </table:table-cell>
          <table:table-cell table:style-name="ce82" office:value-type="float" office:value="880">
            <text:p>880</text:p>
          </table:table-cell>
          <table:table-cell table:style-name="ce82" office:value-type="float" office:value="264">
            <text:p>264</text:p>
          </table:table-cell>
          <table:table-cell table:style-name="ce82" office:value-type="float" office:value="65">
            <text:p>65</text:p>
          </table:table-cell>
          <table:table-cell table:style-name="ce82" office:value-type="float" office:value="42">
            <text:p>42</text:p>
          </table:table-cell>
          <table:table-cell table:style-name="ce82"/>
          <table:table-cell table:style-name="ce82" office:value-type="float" office:value="117500">
            <text:p>117500</text:p>
          </table:table-cell>
          <table:table-cell table:style-name="ce82" office:value-type="float" office:value="32">
            <text:p>32</text:p>
          </table:table-cell>
          <table:table-cell table:style-name="ce82" office:value-type="float" office:value="40">
            <text:p>40</text:p>
          </table:table-cell>
          <table:table-cell table:style-name="ce148" table:formula="of:=INT(( [.K9]-[.J9] ) / 10) * ([.I9] * 0.0375)" office:value-type="float" office:value="0">
            <text:p/>
          </table:table-cell>
          <table:table-cell table:style-name="ce92" table:formula="of:=( [.O9] - [.L9]) / [.I9]" office:value-type="float" office:value="0.391489361702128">
            <text:p>0.391</text:p>
          </table:table-cell>
          <table:table-cell table:style-name="ce82" office:value-type="float" office:value="128">
            <text:p>128</text:p>
          </table:table-cell>
          <table:table-cell table:style-name="ce82" office:value-type="float" office:value="46000">
            <text:p>46000</text:p>
          </table:table-cell>
          <table:table-cell table:style-name="ce92" table:formula="of:=[.O9]/[.I9]" office:value-type="float" office:value="0.391489361702128">
            <text:p>0.391</text:p>
          </table:table-cell>
          <table:table-cell table:style-name="ce82" office:value-type="float" office:value="1250000">
            <text:p>1250000</text:p>
          </table:table-cell>
          <table:table-cell table:style-name="ce92" table:formula="of:=[.C9]/[.Q9]" office:value-type="float" office:value="0.004352">
            <text:p>0.004</text:p>
          </table:table-cell>
          <table:table-cell table:style-name="ce82" table:formula="of:=(([.O9]*10)+[.Q9])/[.C9]" office:value-type="float" office:value="314.338235294118">
            <text:p>314.34</text:p>
          </table:table-cell>
          <table:table-cell table:style-name="ce82" office:value-type="float" office:value="20800">
            <text:p>20800</text:p>
          </table:table-cell>
          <table:table-cell table:style-name="ce92" table:formula="of:=([.O9]/[.T9])*10" office:value-type="float" office:value="22.1153846153846">
            <text:p>22.115</text:p>
          </table:table-cell>
          <table:table-cell table:style-name="ce92" table:formula="of:=([.Q9]/[.T9])*10" office:value-type="float" office:value="600.961538461538">
            <text:p>600.962</text:p>
          </table:table-cell>
          <table:table-cell table:style-name="ce82" office:value-type="float" office:value="2.4">
            <text:p>2.4</text:p>
          </table:table-cell>
          <table:table-cell table:style-name="ce78" table:number-columns-repeated="1001"/>
        </table:table-row>
        <table:table-row table:style-name="ro2">
          <table:table-cell table:number-columns-repeated="9"/>
          <table:table-cell table:style-name="Default"/>
          <table:table-cell table:number-columns-repeated="5"/>
          <table:table-cell table:style-name="ce154" table:formula="of:=SUM([.P2:.P9])/8" office:value-type="float" office:value="0.513046091287081">
            <text:p>0.513</text:p>
          </table:table-cell>
          <table:table-cell/>
          <table:table-cell table:style-name="ce154" table:formula="of:=SUM([.R2:.R9])/8" office:value-type="float" office:value="0.00492213721258873">
            <text:p>0.005</text:p>
          </table:table-cell>
          <table:table-cell table:formula="of:=SUM([.S2:.S9])/8" office:value-type="float" office:value="309.102838263351">
            <text:p>309.1</text:p>
          </table:table-cell>
          <table:table-cell table:number-columns-repeated="1005"/>
        </table:table-row>
        <table:table-row table:style-name="ro2">
          <table:table-cell table:style-name="ce144" office:value-type="string">
            <text:p>Maruda</text:p>
          </table:table-cell>
          <table:table-cell table:style-name="ce145" office:value-type="string">
            <text:p>WAL4404</text:p>
          </table:table-cell>
          <table:table-cell table:style-name="ce145" office:value-type="float" office:value="530">
            <text:p>530</text:p>
          </table:table-cell>
          <table:table-cell table:style-name="ce145" office:value-type="float" office:value="220">
            <text:p>220</text:p>
          </table:table-cell>
          <table:table-cell table:style-name="ce145"/>
          <table:table-cell table:style-name="ce145" office:value-type="float" office:value="44">
            <text:p>44</text:p>
          </table:table-cell>
          <table:table-cell table:style-name="ce145" office:value-type="float" office:value="35">
            <text:p>35</text:p>
          </table:table-cell>
          <table:table-cell table:style-name="ce145"/>
          <table:table-cell table:style-name="ce145" office:value-type="float" office:value="34000">
            <text:p>34000</text:p>
          </table:table-cell>
          <table:table-cell table:style-name="ce145" table:formula="of:=[.I11]*0.0002" office:value-type="float" office:value="6.8">
            <text:p>6.8</text:p>
          </table:table-cell>
          <table:table-cell table:style-name="ce145" office:value-type="float" office:value="12">
            <text:p>12</text:p>
          </table:table-cell>
          <table:table-cell table:style-name="ce150" table:formula="of:=INT(( [.K11]-[.J11] ) / 10) * ([.I11] * 0.0375)" office:value-type="float" office:value="0">
            <text:p/>
          </table:table-cell>
          <table:table-cell table:style-name="ce153" table:formula="of:=( [.O11] - [.L11]) / [.I11]" office:value-type="float" office:value="0.367647058823529">
            <text:p>0.368</text:p>
          </table:table-cell>
          <table:table-cell table:style-name="ce145"/>
          <table:table-cell table:style-name="ce145" office:value-type="float" office:value="12500">
            <text:p>12500</text:p>
          </table:table-cell>
          <table:table-cell table:style-name="ce153" table:formula="of:=[.O11]/[.I11]" office:value-type="float" office:value="0.367647058823529">
            <text:p>0.368</text:p>
          </table:table-cell>
          <table:table-cell table:style-name="ce145" office:value-type="float" office:value="132000">
            <text:p>132000</text:p>
          </table:table-cell>
          <table:table-cell table:style-name="ce153" table:formula="of:=([.C11]+[.D11])/[.Q11]" office:value-type="float" office:value="0.00568181818181818">
            <text:p>0.006</text:p>
          </table:table-cell>
          <table:table-cell table:style-name="ce145" table:formula="of:=(([.O11]*10)+[.Q11])/([.C11]+[.D11])" office:value-type="float" office:value="342.666666666667">
            <text:p>342.67</text:p>
          </table:table-cell>
          <table:table-cell table:style-name="ce145" office:value-type="float" office:value="2200">
            <text:p>2200</text:p>
          </table:table-cell>
          <table:table-cell table:style-name="ce153" table:formula="of:=([.O11]/[.T11])*10" office:value-type="float" office:value="56.8181818181818">
            <text:p>56.818</text:p>
          </table:table-cell>
          <table:table-cell table:style-name="ce153" table:formula="of:=([.Q11]/[.T11])*10" office:value-type="float" office:value="600">
            <text:p>600.000</text:p>
          </table:table-cell>
          <table:table-cell table:style-name="ce145" office:value-type="float" office:value="3.3">
            <text:p>3.3</text:p>
          </table:table-cell>
          <table:table-cell table:style-name="ce144" table:number-columns-repeated="999"/>
          <table:table-cell table:number-columns-repeated="2"/>
        </table:table-row>
        <table:table-row table:style-name="ro2">
          <table:table-cell table:style-name="ce144" office:value-type="string">
            <text:p>Inquisitor</text:p>
          </table:table-cell>
          <table:table-cell table:style-name="ce145" office:value-type="string">
            <text:p>bal0401</text:p>
          </table:table-cell>
          <table:table-cell table:style-name="ce145" office:value-type="float" office:value="1125">
            <text:p>1125</text:p>
          </table:table-cell>
          <table:table-cell table:style-name="ce145" table:number-columns-repeated="2"/>
          <table:table-cell table:style-name="ce145" office:value-type="float" office:value="130">
            <text:p>130</text:p>
          </table:table-cell>
          <table:table-cell table:style-name="ce145" office:value-type="float" office:value="44">
            <text:p>44</text:p>
          </table:table-cell>
          <table:table-cell table:style-name="ce145"/>
          <table:table-cell table:style-name="ce145" office:value-type="float" office:value="36500">
            <text:p>36500</text:p>
          </table:table-cell>
          <table:table-cell table:style-name="ce145" table:formula="of:=[.I12]*0.0002" office:value-type="float" office:value="7.3">
            <text:p>7.3</text:p>
          </table:table-cell>
          <table:table-cell table:style-name="ce145" office:value-type="float" office:value="12">
            <text:p>12</text:p>
          </table:table-cell>
          <table:table-cell table:style-name="ce150"/>
          <table:table-cell table:style-name="ce153" table:formula="of:=( [.O12] - [.L12]) / [.I12]" office:value-type="float" office:value="0.506849315068493">
            <text:p>0.507</text:p>
          </table:table-cell>
          <table:table-cell table:style-name="ce145"/>
          <table:table-cell table:style-name="ce145" office:value-type="float" office:value="18500">
            <text:p>18500</text:p>
          </table:table-cell>
          <table:table-cell table:style-name="ce153" table:formula="of:=[.O12]/[.I12]" office:value-type="float" office:value="0.506849315068493">
            <text:p>0.507</text:p>
          </table:table-cell>
          <table:table-cell table:style-name="ce145" office:value-type="float" office:value="420000">
            <text:p>420000</text:p>
          </table:table-cell>
          <table:table-cell table:style-name="ce153" table:formula="of:=[.C12]/[.Q12]" office:value-type="float" office:value="0.00267857142857143">
            <text:p>0.003</text:p>
          </table:table-cell>
          <table:table-cell table:style-name="ce145" table:formula="of:=(([.O12]*10)+[.Q12])/[.C12]" office:value-type="float" office:value="537.777777777778">
            <text:p>537.78</text:p>
          </table:table-cell>
          <table:table-cell table:style-name="ce145" office:value-type="float" office:value="7000">
            <text:p>7000</text:p>
          </table:table-cell>
          <table:table-cell table:style-name="ce153" table:formula="of:=([.O12]/[.T12])*10" office:value-type="float" office:value="26.4285714285714">
            <text:p>26.429</text:p>
          </table:table-cell>
          <table:table-cell table:style-name="ce153" table:formula="of:=([.Q12]/[.T12])*10" office:value-type="float" office:value="600">
            <text:p>600.000</text:p>
          </table:table-cell>
          <table:table-cell table:style-name="ce145" office:value-type="float" office:value="2.8">
            <text:p>2.8</text:p>
          </table:table-cell>
          <table:table-cell table:style-name="ce144" table:number-columns-repeated="999"/>
          <table:table-cell table:number-columns-repeated="2"/>
        </table:table-row>
        <table:table-row table:style-name="ro2">
          <table:table-cell table:style-name="ce144" office:value-type="string">
            <text:p>Absolution</text:p>
          </table:table-cell>
          <table:table-cell table:style-name="ce145" office:value-type="string">
            <text:p>sal0401</text:p>
          </table:table-cell>
          <table:table-cell table:style-name="ce145" office:value-type="float" office:value="750">
            <text:p>750</text:p>
          </table:table-cell>
          <table:table-cell table:style-name="ce145" table:number-columns-repeated="2"/>
          <table:table-cell table:style-name="ce145" office:value-type="float" office:value="115">
            <text:p>115</text:p>
          </table:table-cell>
          <table:table-cell table:style-name="ce145" office:value-type="float" office:value="36">
            <text:p>36</text:p>
          </table:table-cell>
          <table:table-cell table:style-name="ce145"/>
          <table:table-cell table:style-name="ce145" office:value-type="float" office:value="34500">
            <text:p>34500</text:p>
          </table:table-cell>
          <table:table-cell table:style-name="ce145" table:formula="of:=[.I13]*0.0002" office:value-type="float" office:value="6.9">
            <text:p>6.9</text:p>
          </table:table-cell>
          <table:table-cell table:style-name="ce145" office:value-type="float" office:value="12">
            <text:p>12</text:p>
          </table:table-cell>
          <table:table-cell table:style-name="ce150" office:value-type="string">
            <text:p><text:s/></text:p>
          </table:table-cell>
          <table:table-cell table:style-name="ce153" table:formula="of:=( [.O13] - [.L13]) / [.I13]" office:value-type="float" office:value="0.536231884057971">
            <text:p>0.536</text:p>
          </table:table-cell>
          <table:table-cell table:style-name="ce145" office:value-type="string">
            <text:p>TMD</text:p>
          </table:table-cell>
          <table:table-cell table:style-name="ce145" office:value-type="float" office:value="18500">
            <text:p>18500</text:p>
          </table:table-cell>
          <table:table-cell table:style-name="ce153" table:formula="of:=[.O13]/[.I13]" office:value-type="float" office:value="0.536231884057971">
            <text:p>0.536</text:p>
          </table:table-cell>
          <table:table-cell table:style-name="ce145" office:value-type="float" office:value="380000">
            <text:p>380000</text:p>
          </table:table-cell>
          <table:table-cell table:style-name="ce153" table:formula="of:=[.C13]/[.Q13]" office:value-type="float" office:value="0.00197368421052632">
            <text:p>0.002</text:p>
          </table:table-cell>
          <table:table-cell table:style-name="ce145" table:formula="of:=(([.O13]*10)+[.Q13])/[.C13]" office:value-type="float" office:value="753.333333333333">
            <text:p>753.33</text:p>
          </table:table-cell>
          <table:table-cell table:style-name="ce145" office:value-type="float" office:value="6350">
            <text:p>6350</text:p>
          </table:table-cell>
          <table:table-cell table:style-name="ce153" table:formula="of:=([.O13]/[.T13])*10" office:value-type="float" office:value="29.1338582677165">
            <text:p>29.134</text:p>
          </table:table-cell>
          <table:table-cell table:style-name="ce153" table:formula="of:=([.Q13]/[.T13])*10" office:value-type="float" office:value="598.425196850394">
            <text:p>598.425</text:p>
          </table:table-cell>
          <table:table-cell table:style-name="ce145" office:value-type="float" office:value="3.2">
            <text:p>3.2</text:p>
          </table:table-cell>
          <table:table-cell table:style-name="ce144" table:number-columns-repeated="999"/>
          <table:table-cell table:number-columns-repeated="2"/>
        </table:table-row>
        <table:table-row table:style-name="ro2">
          <table:table-cell table:style-name="ce144" office:value-type="string">
            <text:p>Genesis</text:p>
          </table:table-cell>
          <table:table-cell table:style-name="ce145" office:value-type="string">
            <text:p>bal0402</text:p>
          </table:table-cell>
          <table:table-cell table:style-name="ce145" office:value-type="float" office:value="1980">
            <text:p>1980</text:p>
          </table:table-cell>
          <table:table-cell table:style-name="ce145" table:number-columns-repeated="2"/>
          <table:table-cell table:style-name="ce145" office:value-type="float" office:value="128">
            <text:p>128</text:p>
          </table:table-cell>
          <table:table-cell table:style-name="ce145" office:value-type="float" office:value="36">
            <text:p>36</text:p>
          </table:table-cell>
          <table:table-cell table:style-name="ce145"/>
          <table:table-cell table:style-name="ce145" office:value-type="float" office:value="46500">
            <text:p>46500</text:p>
          </table:table-cell>
          <table:table-cell table:style-name="ce145" table:formula="of:=[.I14]*0.0002" office:value-type="float" office:value="9.3">
            <text:p>9.3</text:p>
          </table:table-cell>
          <table:table-cell table:style-name="ce145" office:value-type="float" office:value="12">
            <text:p>12</text:p>
          </table:table-cell>
          <table:table-cell table:style-name="ce150" table:formula="of:=INT(( [.K14]-[.J14] ) / 10) * ([.I14] * 0.0375)" office:value-type="float" office:value="0">
            <text:p/>
          </table:table-cell>
          <table:table-cell table:style-name="ce153" table:formula="of:=( [.O14] - [.L14]) / [.I14]" office:value-type="float" office:value="0.408602150537634">
            <text:p>0.409</text:p>
          </table:table-cell>
          <table:table-cell table:style-name="ce145"/>
          <table:table-cell table:style-name="ce145" office:value-type="float" office:value="19000">
            <text:p>19000</text:p>
          </table:table-cell>
          <table:table-cell table:style-name="ce153" table:formula="of:=[.O14]/[.I14]" office:value-type="float" office:value="0.408602150537634">
            <text:p>0.409</text:p>
          </table:table-cell>
          <table:table-cell table:style-name="ce145" office:value-type="float" office:value="385000">
            <text:p>385000</text:p>
          </table:table-cell>
          <table:table-cell table:style-name="ce153" table:formula="of:=[.C14]/[.Q14]" office:value-type="float" office:value="0.00514285714285714">
            <text:p>0.005</text:p>
          </table:table-cell>
          <table:table-cell table:style-name="ce145" table:formula="of:=(([.O14]*10)+[.Q14])/[.C14]" office:value-type="float" office:value="290.40404040404">
            <text:p>290.4</text:p>
          </table:table-cell>
          <table:table-cell table:style-name="ce145" office:value-type="float" office:value="5833.33333324394">
            <text:p>5833.33</text:p>
          </table:table-cell>
          <table:table-cell table:style-name="ce153" table:formula="of:=([.O14]/[.T14])*10" office:value-type="float" office:value="32.5714285719277">
            <text:p>32.571</text:p>
          </table:table-cell>
          <table:table-cell table:style-name="ce153" table:formula="of:=([.Q14]/[.T14])*10" office:value-type="float" office:value="660.000000010114">
            <text:p>660.000</text:p>
          </table:table-cell>
          <table:table-cell table:style-name="ce145" office:value-type="float" office:value="3.3">
            <text:p>3.3</text:p>
          </table:table-cell>
          <table:table-cell table:style-name="ce144" table:number-columns-repeated="999"/>
          <table:table-cell table:number-columns-repeated="2"/>
        </table:table-row>
        <table:table-row table:style-name="ro2">
          <table:table-cell table:style-name="ce144" office:value-type="string">
            <text:p>Elias </text:p>
          </table:table-cell>
          <table:table-cell table:style-name="ce145" office:value-type="string">
            <text:p>BROT3SHBM</text:p>
          </table:table-cell>
          <table:table-cell table:style-name="ce145" office:value-type="float" office:value="2600">
            <text:p>2600</text:p>
          </table:table-cell>
          <table:table-cell table:style-name="ce145" table:number-columns-repeated="2"/>
          <table:table-cell table:style-name="ce145" office:value-type="float" office:value="44">
            <text:p>44</text:p>
          </table:table-cell>
          <table:table-cell table:style-name="ce145" office:value-type="float" office:value="33">
            <text:p>33</text:p>
          </table:table-cell>
          <table:table-cell table:style-name="ce145"/>
          <table:table-cell table:style-name="ce145" office:value-type="float" office:value="51000">
            <text:p>51000</text:p>
          </table:table-cell>
          <table:table-cell table:style-name="ce145" table:formula="of:=[.I15]*0.0002" office:value-type="float" office:value="10.2">
            <text:p>10.2</text:p>
          </table:table-cell>
          <table:table-cell table:style-name="ce145" office:value-type="float" office:value="15">
            <text:p>15</text:p>
          </table:table-cell>
          <table:table-cell table:style-name="ce150" table:formula="of:=INT(( [.K15]-[.J15] ) / 10) * ([.I15] * 0.0375)" office:value-type="float" office:value="0">
            <text:p/>
          </table:table-cell>
          <table:table-cell table:style-name="ce153" table:formula="of:=( [.O15] - [.L15]) / [.I15]" office:value-type="float" office:value="0.382352941176471">
            <text:p>0.382</text:p>
          </table:table-cell>
          <table:table-cell table:style-name="ce145"/>
          <table:table-cell table:style-name="ce145" office:value-type="float" office:value="19500">
            <text:p>19500</text:p>
          </table:table-cell>
          <table:table-cell table:style-name="ce153" table:formula="of:=[.O15]/[.I15]" office:value-type="float" office:value="0.382352941176471">
            <text:p>0.382</text:p>
          </table:table-cell>
          <table:table-cell table:style-name="ce145" office:value-type="float" office:value="365000">
            <text:p>365000</text:p>
          </table:table-cell>
          <table:table-cell table:style-name="ce153" table:formula="of:=[.C15]/[.Q15]" office:value-type="float" office:value="0.00712328767123288">
            <text:p>0.007</text:p>
          </table:table-cell>
          <table:table-cell table:style-name="ce145" table:formula="of:=(([.O15]*10)+[.Q15])/[.C15]" office:value-type="float" office:value="215.384615384615">
            <text:p>215.38</text:p>
          </table:table-cell>
          <table:table-cell table:style-name="ce145" office:value-type="float" office:value="6083.3333328611">
            <text:p>6083.33</text:p>
          </table:table-cell>
          <table:table-cell table:style-name="ce153" table:formula="of:=([.O15]/[.T15])*10" office:value-type="float" office:value="32.0547945230363">
            <text:p>32.055</text:p>
          </table:table-cell>
          <table:table-cell table:style-name="ce153" table:formula="of:=([.Q15]/[.T15])*10" office:value-type="float" office:value="600.000000046576">
            <text:p>600.000</text:p>
          </table:table-cell>
          <table:table-cell table:style-name="ce145" office:value-type="float" office:value="2.6">
            <text:p>2.6</text:p>
          </table:table-cell>
          <table:table-cell table:style-name="ce144" table:number-columns-repeated="999"/>
          <table:table-cell table:number-columns-repeated="2"/>
        </table:table-row>
        <table:table-row table:style-name="ro2">
          <table:table-cell table:style-name="ce144" office:value-type="string">
            <text:p>Interrogator</text:p>
          </table:table-cell>
          <table:table-cell table:style-name="ce145" office:value-type="string">
            <text:p>bal0403</text:p>
          </table:table-cell>
          <table:table-cell table:style-name="ce145" office:value-type="float" office:value="900">
            <text:p>900</text:p>
          </table:table-cell>
          <table:table-cell table:style-name="ce145" table:number-columns-repeated="2"/>
          <table:table-cell table:style-name="ce145" office:value-type="float" office:value="115">
            <text:p>115</text:p>
          </table:table-cell>
          <table:table-cell table:style-name="ce145" office:value-type="float" office:value="39">
            <text:p>39</text:p>
          </table:table-cell>
          <table:table-cell table:style-name="ce145"/>
          <table:table-cell table:style-name="ce145" office:value-type="float" office:value="41000">
            <text:p>41000</text:p>
          </table:table-cell>
          <table:table-cell table:style-name="ce145" table:formula="of:=[.I16]*0.0002" office:value-type="float" office:value="8.2">
            <text:p>8.2</text:p>
          </table:table-cell>
          <table:table-cell table:style-name="ce145" office:value-type="float" office:value="10">
            <text:p>10</text:p>
          </table:table-cell>
          <table:table-cell table:style-name="ce150" office:value-type="string">
            <text:p><text:s/></text:p>
          </table:table-cell>
          <table:table-cell table:style-name="ce153" table:formula="of:=( [.O16] - [.L16]) / [.I16]" office:value-type="float" office:value="0.51219512195122">
            <text:p>0.512</text:p>
          </table:table-cell>
          <table:table-cell table:style-name="ce145" office:value-type="float" office:value="100">
            <text:p>100</text:p>
          </table:table-cell>
          <table:table-cell table:style-name="ce145" office:value-type="float" office:value="21000">
            <text:p>21000</text:p>
          </table:table-cell>
          <table:table-cell table:style-name="ce153" table:formula="of:=[.O16]/[.I16]" office:value-type="float" office:value="0.51219512195122">
            <text:p>0.512</text:p>
          </table:table-cell>
          <table:table-cell table:style-name="ce145" office:value-type="float" office:value="300000">
            <text:p>300000</text:p>
          </table:table-cell>
          <table:table-cell table:style-name="ce153" table:formula="of:=[.C16]/[.Q16]" office:value-type="float" office:value="0.003">
            <text:p>0.003</text:p>
          </table:table-cell>
          <table:table-cell table:style-name="ce145" table:formula="of:=(([.O16]*10)+[.Q16])/[.C16]" office:value-type="float" office:value="566.666666666667">
            <text:p>566.67</text:p>
          </table:table-cell>
          <table:table-cell table:style-name="ce145" office:value-type="float" office:value="5000">
            <text:p>5000</text:p>
          </table:table-cell>
          <table:table-cell table:style-name="ce153" table:formula="of:=([.O16]/[.T16])*10" office:value-type="float" office:value="42">
            <text:p>42.000</text:p>
          </table:table-cell>
          <table:table-cell table:style-name="ce153" table:formula="of:=([.Q16]/[.T16])*10" office:value-type="float" office:value="600">
            <text:p>600.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style-name="ce144" office:value-type="string">
            <text:p>Overlord</text:p>
          </table:table-cell>
          <table:table-cell table:style-name="ce145" office:value-type="string">
            <text:p>UAL0402</text:p>
          </table:table-cell>
          <table:table-cell table:style-name="ce145" office:value-type="float" office:value="2800">
            <text:p>2800</text:p>
          </table:table-cell>
          <table:table-cell table:style-name="ce145" office:value-type="float" office:value="660">
            <text:p>660</text:p>
          </table:table-cell>
          <table:table-cell table:style-name="ce145"/>
          <table:table-cell table:style-name="ce145" office:value-type="float" office:value="60">
            <text:p>60</text:p>
          </table:table-cell>
          <table:table-cell table:style-name="ce145" office:value-type="float" office:value="38">
            <text:p>38</text:p>
          </table:table-cell>
          <table:table-cell table:style-name="ce145"/>
          <table:table-cell table:style-name="ce145" office:value-type="float" office:value="60000">
            <text:p>60000</text:p>
          </table:table-cell>
          <table:table-cell table:style-name="ce145" office:value-type="float" office:value="18">
            <text:p>18</text:p>
          </table:table-cell>
          <table:table-cell table:style-name="ce145" office:value-type="float" office:value="22">
            <text:p>22</text:p>
          </table:table-cell>
          <table:table-cell table:style-name="ce150" table:formula="of:=INT(( [.K17]-[.J17] ) / 10) * ([.I17] * 0.0375)" office:value-type="float" office:value="0">
            <text:p/>
          </table:table-cell>
          <table:table-cell table:style-name="ce153" table:formula="of:=( [.O17] - [.L17]) / [.I17]" office:value-type="float" office:value="0.383333333333333">
            <text:p>0.383</text:p>
          </table:table-cell>
          <table:table-cell table:style-name="ce145"/>
          <table:table-cell table:style-name="ce145" office:value-type="float" office:value="23000">
            <text:p>23000</text:p>
          </table:table-cell>
          <table:table-cell table:style-name="ce153" table:formula="of:=[.O17]/[.I17]" office:value-type="float" office:value="0.383333333333333">
            <text:p>0.383</text:p>
          </table:table-cell>
          <table:table-cell table:style-name="ce145" office:value-type="float" office:value="395000">
            <text:p>395000</text:p>
          </table:table-cell>
          <table:table-cell table:style-name="ce153" table:formula="of:=[.C17]/[.Q17]" office:value-type="float" office:value="0.00708860759493671">
            <text:p>0.007</text:p>
          </table:table-cell>
          <table:table-cell table:style-name="ce145" table:formula="of:=(([.O17]*10)+[.Q17])/[.C17]" office:value-type="float" office:value="223.214285714286">
            <text:p>223.21</text:p>
          </table:table-cell>
          <table:table-cell table:style-name="ce145" office:value-type="float" office:value="6583.33333332364">
            <text:p>6583.33</text:p>
          </table:table-cell>
          <table:table-cell table:style-name="ce153" table:formula="of:=([.O17]/[.T17])*10" office:value-type="float" office:value="34.9367088608109">
            <text:p>34.937</text:p>
          </table:table-cell>
          <table:table-cell table:style-name="ce153" table:formula="of:=([.Q17]/[.T17])*10" office:value-type="float" office:value="600.000000000884">
            <text:p>600.000</text:p>
          </table:table-cell>
          <table:table-cell table:style-name="ce145" office:value-type="float" office:value="2.8">
            <text:p>2.8</text:p>
          </table:table-cell>
          <table:table-cell table:style-name="ce144" table:number-columns-repeated="999"/>
          <table:table-cell table:number-columns-repeated="2"/>
        </table:table-row>
        <table:table-row table:style-name="ro2">
          <table:table-cell table:style-name="ce144" office:value-type="string">
            <text:p>Eliash</text:p>
          </table:table-cell>
          <table:table-cell table:style-name="ce145" office:value-type="string">
            <text:p>BROT3NCM</text:p>
          </table:table-cell>
          <table:table-cell table:style-name="ce145" office:value-type="float" office:value="3128">
            <text:p>3128</text:p>
          </table:table-cell>
          <table:table-cell table:style-name="ce145" office:value-type="float" office:value="320">
            <text:p>320</text:p>
          </table:table-cell>
          <table:table-cell table:style-name="ce145"/>
          <table:table-cell table:style-name="ce145" office:value-type="float" office:value="48">
            <text:p>48</text:p>
          </table:table-cell>
          <table:table-cell table:style-name="ce145" office:value-type="float" office:value="36">
            <text:p>36</text:p>
          </table:table-cell>
          <table:table-cell table:style-name="ce145"/>
          <table:table-cell table:style-name="ce145" office:value-type="float" office:value="66500">
            <text:p>66500</text:p>
          </table:table-cell>
          <table:table-cell table:style-name="ce145" table:formula="of:=[.I18]*0.0002" office:value-type="float" office:value="13.3">
            <text:p>13.3</text:p>
          </table:table-cell>
          <table:table-cell table:style-name="ce145" office:value-type="float" office:value="22">
            <text:p>22</text:p>
          </table:table-cell>
          <table:table-cell table:style-name="ce150" table:formula="of:=INT(( [.K18]-[.J18] ) / 10) * ([.I18] * 0.0375)" office:value-type="float" office:value="0">
            <text:p/>
          </table:table-cell>
          <table:table-cell table:style-name="ce153" table:formula="of:=( [.O18] - [.L18]) / [.I18]" office:value-type="float" office:value="0.390977443609023">
            <text:p>0.391</text:p>
          </table:table-cell>
          <table:table-cell table:style-name="ce145" office:value-type="float" office:value="65">
            <text:p>65</text:p>
          </table:table-cell>
          <table:table-cell table:style-name="ce145" office:value-type="float" office:value="26000">
            <text:p>26000</text:p>
          </table:table-cell>
          <table:table-cell table:style-name="ce153" table:formula="of:=[.O18]/[.I18]" office:value-type="float" office:value="0.390977443609023">
            <text:p>0.391</text:p>
          </table:table-cell>
          <table:table-cell table:style-name="ce145" office:value-type="float" office:value="410000">
            <text:p>410000</text:p>
          </table:table-cell>
          <table:table-cell table:style-name="ce153" table:formula="of:=[.C18]/[.Q18]" office:value-type="float" office:value="0.00762926829268293">
            <text:p>0.008</text:p>
          </table:table-cell>
          <table:table-cell table:style-name="ce145" table:formula="of:=(([.O18]*10)+[.Q18])/[.C18]" office:value-type="float" office:value="214.194373401535">
            <text:p>214.19</text:p>
          </table:table-cell>
          <table:table-cell table:style-name="ce145" office:value-type="float" office:value="6833.33332289276">
            <text:p>6833.33</text:p>
          </table:table-cell>
          <table:table-cell table:style-name="ce153" table:formula="of:=([.O18]/[.T18])*10" office:value-type="float" office:value="38.0487805459392">
            <text:p>38.049</text:p>
          </table:table-cell>
          <table:table-cell table:style-name="ce153" table:formula="of:=([.Q18]/[.T18])*10" office:value-type="float" office:value="600.000000916733">
            <text:p>600.000</text:p>
          </table:table-cell>
          <table:table-cell table:style-name="ce145" office:value-type="float" office:value="2.5">
            <text:p>2.5</text:p>
          </table:table-cell>
          <table:table-cell table:style-name="ce144" table:number-columns-repeated="999"/>
          <table:table-cell table:number-columns-repeated="2"/>
        </table:table-row>
        <table:table-row table:style-name="ro2">
          <table:table-cell table:style-name="ce144" office:value-type="string">
            <text:p>G Colossus</text:p>
          </table:table-cell>
          <table:table-cell table:style-name="ce145" office:value-type="string">
            <text:p>ual0401</text:p>
          </table:table-cell>
          <table:table-cell table:style-name="ce145" office:value-type="float" office:value="2800">
            <text:p>2800</text:p>
          </table:table-cell>
          <table:table-cell table:style-name="ce145" table:number-columns-repeated="2"/>
          <table:table-cell table:style-name="ce145" office:value-type="float" office:value="40">
            <text:p>40</text:p>
          </table:table-cell>
          <table:table-cell table:style-name="ce145" office:value-type="float" office:value="42">
            <text:p>42</text:p>
          </table:table-cell>
          <table:table-cell table:style-name="ce145"/>
          <table:table-cell table:style-name="ce145" office:value-type="float" office:value="99999">
            <text:p>99999</text:p>
          </table:table-cell>
          <table:table-cell table:style-name="ce145" table:formula="of:=[.I19] * 0.0002" office:value-type="float" office:value="19.9998">
            <text:p>20</text:p>
          </table:table-cell>
          <table:table-cell table:style-name="ce145" office:value-type="float" office:value="28">
            <text:p>28</text:p>
          </table:table-cell>
          <table:table-cell table:style-name="ce150" table:formula="of:=INT(( [.K19]-[.J19] ) / 10) * ([.I19] * 0.0375)" office:value-type="float" office:value="0">
            <text:p/>
          </table:table-cell>
          <table:table-cell table:style-name="ce153" table:formula="of:=( [.O19] - [.L19]) / [.I19]" office:value-type="float" office:value="0.4250042500425">
            <text:p>0.425</text:p>
          </table:table-cell>
          <table:table-cell table:style-name="ce145" office:value-type="float" office:value="100">
            <text:p>100</text:p>
          </table:table-cell>
          <table:table-cell table:style-name="ce145" office:value-type="float" office:value="42500">
            <text:p>42500</text:p>
          </table:table-cell>
          <table:table-cell table:style-name="ce153" table:formula="of:=[.O19]/[.I19]" office:value-type="float" office:value="0.4250042500425">
            <text:p>0.425</text:p>
          </table:table-cell>
          <table:table-cell table:style-name="ce145" office:value-type="float" office:value="460000">
            <text:p>460000</text:p>
          </table:table-cell>
          <table:table-cell table:style-name="ce153" table:formula="of:=[.C19]/[.Q19]" office:value-type="float" office:value="0.00608695652173913">
            <text:p>0.006</text:p>
          </table:table-cell>
          <table:table-cell table:style-name="ce145" table:formula="of:=(([.O19]*10)+[.Q19])/[.C19]" office:value-type="float" office:value="316.071428571429">
            <text:p>316.07</text:p>
          </table:table-cell>
          <table:table-cell table:style-name="ce145" office:value-type="float" office:value="7666.66666122607">
            <text:p>7666.67</text:p>
          </table:table-cell>
          <table:table-cell table:style-name="ce153" table:formula="of:=([.O19]/[.T19])*10" office:value-type="float" office:value="55.4347826480346">
            <text:p>55.435</text:p>
          </table:table-cell>
          <table:table-cell table:style-name="ce153" table:formula="of:=([.Q19]/[.T19])*10" office:value-type="float" office:value="600.000000425786">
            <text:p>600.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style-name="ce144" office:value-type="string">
            <text:p>U Colossus</text:p>
          </table:table-cell>
          <table:table-cell table:style-name="ce145" office:value-type="string">
            <text:p>WAL0401</text:p>
          </table:table-cell>
          <table:table-cell table:style-name="ce145" office:value-type="float" office:value="3100">
            <text:p>3100</text:p>
          </table:table-cell>
          <table:table-cell table:style-name="ce145" table:number-columns-repeated="2"/>
          <table:table-cell table:style-name="ce145" office:value-type="float" office:value="43">
            <text:p>43</text:p>
          </table:table-cell>
          <table:table-cell table:style-name="ce145" office:value-type="float" office:value="42">
            <text:p>42</text:p>
          </table:table-cell>
          <table:table-cell table:style-name="ce145"/>
          <table:table-cell table:style-name="ce145" office:value-type="float" office:value="115000">
            <text:p>115000</text:p>
          </table:table-cell>
          <table:table-cell table:style-name="ce145" table:formula="of:=[.I20] * 0.0002" office:value-type="float" office:value="23">
            <text:p>23</text:p>
          </table:table-cell>
          <table:table-cell table:style-name="ce145" office:value-type="float" office:value="30">
            <text:p>30</text:p>
          </table:table-cell>
          <table:table-cell table:style-name="ce150" table:formula="of:=INT(( [.K20]-[.J20] ) / 10) * ([.I20] * 0.0375)" office:value-type="float" office:value="0">
            <text:p/>
          </table:table-cell>
          <table:table-cell table:style-name="ce153" table:formula="of:=( [.O20] - [.L20]) / [.I20]" office:value-type="float" office:value="0.417391304347826">
            <text:p>0.417</text:p>
          </table:table-cell>
          <table:table-cell table:style-name="ce145" office:value-type="float" office:value="100">
            <text:p>100</text:p>
          </table:table-cell>
          <table:table-cell table:style-name="ce145" office:value-type="float" office:value="48000">
            <text:p>48000</text:p>
          </table:table-cell>
          <table:table-cell table:style-name="ce153" table:formula="of:=[.O20]/[.I20]" office:value-type="float" office:value="0.417391304347826">
            <text:p>0.417</text:p>
          </table:table-cell>
          <table:table-cell table:style-name="ce145" office:value-type="float" office:value="525000">
            <text:p>525000</text:p>
          </table:table-cell>
          <table:table-cell table:style-name="ce153" table:formula="of:=[.C20]/[.Q20]" office:value-type="float" office:value="0.00590476190476191">
            <text:p>0.006</text:p>
          </table:table-cell>
          <table:table-cell table:style-name="ce145" table:formula="of:=(([.O20]*10)+[.Q20])/[.C20]" office:value-type="float" office:value="324.193548387097">
            <text:p>324.19</text:p>
          </table:table-cell>
          <table:table-cell table:style-name="ce145" office:value-type="float" office:value="8400">
            <text:p>8400</text:p>
          </table:table-cell>
          <table:table-cell table:style-name="ce153" table:formula="of:=([.O20]/[.T20])*10" office:value-type="float" office:value="57.1428571428571">
            <text:p>57.143</text:p>
          </table:table-cell>
          <table:table-cell table:style-name="ce153" table:formula="of:=([.Q20]/[.T20])*10" office:value-type="float" office:value="625">
            <text:p>625.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style-name="ce144" office:value-type="string">
            <text:p>Angel</text:p>
          </table:table-cell>
          <table:table-cell table:style-name="ce145" office:value-type="string">
            <text:p>ualx401</text:p>
          </table:table-cell>
          <table:table-cell table:number-columns-repeated="2" table:style-name="ce145" office:value-type="float" office:value="1">
            <text:p>1</text:p>
          </table:table-cell>
          <table:table-cell table:style-name="ce145"/>
          <table:table-cell table:style-name="ce145" office:value-type="float" office:value="1">
            <text:p>1</text:p>
          </table:table-cell>
          <table:table-cell table:style-name="ce145" office:value-type="float" office:value="50">
            <text:p>50</text:p>
          </table:table-cell>
          <table:table-cell table:style-name="ce145" office:value-type="float" office:value="27500">
            <text:p>27500</text:p>
          </table:table-cell>
          <table:table-cell table:style-name="ce145" office:value-type="float" office:value="44000">
            <text:p>44000</text:p>
          </table:table-cell>
          <table:table-cell table:style-name="ce145" table:formula="of:=[.I21]*0.0002" office:value-type="float" office:value="8.8">
            <text:p>8.8</text:p>
          </table:table-cell>
          <table:table-cell table:style-name="ce145" office:value-type="float" office:value="15">
            <text:p>15</text:p>
          </table:table-cell>
          <table:table-cell table:style-name="ce150" office:value-type="string">
            <text:p><text:s/></text:p>
          </table:table-cell>
          <table:table-cell table:style-name="ce153" table:formula="of:=( [.O21] - [.L21]) / ([.H21]+[.I21])" office:value-type="float" office:value="0.608391608391608">
            <text:p>0.608</text:p>
          </table:table-cell>
          <table:table-cell table:style-name="ce145" office:value-type="float" office:value="165">
            <text:p>165</text:p>
          </table:table-cell>
          <table:table-cell table:style-name="ce145" office:value-type="float" office:value="43500">
            <text:p>43500</text:p>
          </table:table-cell>
          <table:table-cell table:style-name="ce153" table:formula="of:=[.O21]/([.H21]+[.I21])" office:value-type="float" office:value="0.608391608391608">
            <text:p>0.608</text:p>
          </table:table-cell>
          <table:table-cell table:style-name="ce145" office:value-type="float" office:value="825000">
            <text:p>825000</text:p>
          </table:table-cell>
          <table:table-cell table:style-name="ce153" table:formula="of:=[.C21]/[.Q21]" office:value-type="float" office:value="0.00000121212121212121">
            <text:p>0.000</text:p>
          </table:table-cell>
          <table:table-cell table:style-name="ce145" office:value-type="float" office:value="330">
            <text:p>330</text:p>
          </table:table-cell>
          <table:table-cell table:style-name="ce145" office:value-type="float" office:value="12500">
            <text:p>12500</text:p>
          </table:table-cell>
          <table:table-cell table:style-name="ce153" table:formula="of:=([.O21]/[.T21])*10" office:value-type="float" office:value="34.8">
            <text:p>34.800</text:p>
          </table:table-cell>
          <table:table-cell table:style-name="ce153" table:formula="of:=([.Q21]/[.T21])*10" office:value-type="float" office:value="660">
            <text:p>660.000</text:p>
          </table:table-cell>
          <table:table-cell table:style-name="ce145" office:value-type="float" office:value="2.4">
            <text:p>2.4</text:p>
          </table:table-cell>
          <table:table-cell table:style-name="ce144" table:number-columns-repeated="999"/>
          <table:table-cell table:number-columns-repeated="2"/>
        </table:table-row>
        <table:table-row table:style-name="ro2">
          <table:table-cell table:style-name="ce144" office:value-type="string">
            <text:p>Kraptor</text:p>
          </table:table-cell>
          <table:table-cell table:style-name="ce145" office:value-type="string">
            <text:p>WEL0405</text:p>
          </table:table-cell>
          <table:table-cell table:style-name="ce145" office:value-type="float" office:value="4520">
            <text:p>4520</text:p>
          </table:table-cell>
          <table:table-cell table:style-name="ce145" office:value-type="float" office:value="800">
            <text:p>800</text:p>
          </table:table-cell>
          <table:table-cell table:style-name="ce145"/>
          <table:table-cell table:style-name="ce145" office:value-type="float" office:value="72">
            <text:p>72</text:p>
          </table:table-cell>
          <table:table-cell table:style-name="ce145" office:value-type="float" office:value="44">
            <text:p>44</text:p>
          </table:table-cell>
          <table:table-cell table:style-name="ce145"/>
          <table:table-cell table:style-name="ce145" office:value-type="float" office:value="142000">
            <text:p>142000</text:p>
          </table:table-cell>
          <table:table-cell table:style-name="ce145" table:formula="of:=[.I22]*0.0002" office:value-type="float" office:value="28.4">
            <text:p>28.4</text:p>
          </table:table-cell>
          <table:table-cell table:style-name="ce145" office:value-type="float" office:value="38">
            <text:p>38</text:p>
          </table:table-cell>
          <table:table-cell table:style-name="ce150" table:formula="of:=INT(( [.K22]-[.J22] ) / 10) * ([.I22] * 0.0375)" office:value-type="float" office:value="0">
            <text:p/>
          </table:table-cell>
          <table:table-cell table:style-name="ce153" table:formula="of:=( [.O22] - [.L22]) / [.I22]" office:value-type="float" office:value="0.436619718309859">
            <text:p>0.437</text:p>
          </table:table-cell>
          <table:table-cell table:style-name="ce145" office:value-type="float" office:value="110">
            <text:p>110</text:p>
          </table:table-cell>
          <table:table-cell table:style-name="ce145" office:value-type="float" office:value="62000">
            <text:p>62000</text:p>
          </table:table-cell>
          <table:table-cell table:style-name="ce153" table:formula="of:=[.O22]/[.I22]" office:value-type="float" office:value="0.436619718309859">
            <text:p>0.437</text:p>
          </table:table-cell>
          <table:table-cell table:style-name="ce145" office:value-type="float" office:value="1200000">
            <text:p>1200000</text:p>
          </table:table-cell>
          <table:table-cell table:style-name="ce153" table:formula="of:=[.C22]/[.Q22]" office:value-type="float" office:value="0.00376666666666667">
            <text:p>0.004</text:p>
          </table:table-cell>
          <table:table-cell table:style-name="ce145" table:formula="of:=(([.O22]*10)+[.Q22])/[.C22]" office:value-type="float" office:value="402.654867256637">
            <text:p>402.65</text:p>
          </table:table-cell>
          <table:table-cell table:style-name="ce145" office:value-type="float" office:value="20000">
            <text:p>20000</text:p>
          </table:table-cell>
          <table:table-cell table:style-name="ce153" table:formula="of:=([.O22]/[.T22])*10" office:value-type="float" office:value="31">
            <text:p>31.000</text:p>
          </table:table-cell>
          <table:table-cell table:style-name="ce153" table:formula="of:=([.Q22]/[.T22])*10" office:value-type="float" office:value="600">
            <text:p>600.000</text:p>
          </table:table-cell>
          <table:table-cell table:style-name="ce145" office:value-type="float" office:value="2.3">
            <text:p>2.3</text:p>
          </table:table-cell>
          <table:table-cell table:style-name="ce144" table:number-columns-repeated="999"/>
          <table:table-cell table:number-columns-repeated="2"/>
        </table:table-row>
        <table:table-row table:style-name="ro2">
          <table:table-cell table:number-columns-repeated="9"/>
          <table:table-cell table:style-name="Default"/>
          <table:table-cell table:number-columns-repeated="5"/>
          <table:table-cell table:style-name="ce154" table:formula="of:=SUM([.P11:.P22])/12" office:value-type="float" office:value="0.447966344137456">
            <text:p>0.448</text:p>
          </table:table-cell>
          <table:table-cell/>
          <table:table-cell table:style-name="ce154" table:formula="of:=SUM([.R11:.R22])/12" office:value-type="float" office:value="0.00467314097808378">
            <text:p>0.005</text:p>
          </table:table-cell>
          <table:table-cell table:formula="of:=SUM([.S11:.S22])/12" office:value-type="float" office:value="376.38013363034">
            <text:p>376.38</text:p>
          </table:table-cell>
          <table:table-cell table:number-columns-repeated="1005"/>
        </table:table-row>
        <table:table-row table:style-name="ro2">
          <table:table-cell table:style-name="ce80" office:value-type="string">
            <text:p>Vulture</text:p>
          </table:table-cell>
          <table:table-cell table:style-name="ce84" office:value-type="string">
            <text:p>BRMT3VUL</text:p>
          </table:table-cell>
          <table:table-cell table:style-name="ce84" office:value-type="float" office:value="840">
            <text:p>840</text:p>
          </table:table-cell>
          <table:table-cell table:style-name="ce84" table:number-columns-repeated="2"/>
          <table:table-cell table:style-name="ce84" office:value-type="float" office:value="40">
            <text:p>40</text:p>
          </table:table-cell>
          <table:table-cell table:style-name="ce84" office:value-type="float" office:value="32">
            <text:p>32</text:p>
          </table:table-cell>
          <table:table-cell table:style-name="ce84"/>
          <table:table-cell table:style-name="ce84" office:value-type="float" office:value="34000">
            <text:p>34000</text:p>
          </table:table-cell>
          <table:table-cell table:style-name="ce84" table:formula="of:=[.I24]*0.0002" office:value-type="float" office:value="6.8">
            <text:p>6.8</text:p>
          </table:table-cell>
          <table:table-cell table:style-name="ce84" office:value-type="float" office:value="15">
            <text:p>15</text:p>
          </table:table-cell>
          <table:table-cell table:style-name="ce151" table:formula="of:=INT(( [.K24]-[.J24] ) / 10) * ([.I24] * 0.0375)" office:value-type="float" office:value="0">
            <text:p/>
          </table:table-cell>
          <table:table-cell table:style-name="ce94" table:formula="of:=( [.O24] - [.L24]) / [.I24]" office:value-type="float" office:value="0.367647058823529">
            <text:p>0.368</text:p>
          </table:table-cell>
          <table:table-cell table:style-name="ce84"/>
          <table:table-cell table:style-name="ce84" office:value-type="float" office:value="12500">
            <text:p>12500</text:p>
          </table:table-cell>
          <table:table-cell table:style-name="ce94" table:formula="of:=[.O24]/[.I24]" office:value-type="float" office:value="0.367647058823529">
            <text:p>0.368</text:p>
          </table:table-cell>
          <table:table-cell table:style-name="ce84" office:value-type="float" office:value="150000">
            <text:p>150000</text:p>
          </table:table-cell>
          <table:table-cell table:style-name="ce94" table:formula="of:=[.C24]/[.Q24]" office:value-type="float" office:value="0.0056">
            <text:p>0.006</text:p>
          </table:table-cell>
          <table:table-cell table:style-name="ce84" table:formula="of:=(([.O24]*10)+[.Q24])/[.C24]" office:value-type="float" office:value="327.380952380952">
            <text:p>327.38</text:p>
          </table:table-cell>
          <table:table-cell table:style-name="ce84" office:value-type="float" office:value="2604.16667397206">
            <text:p>2604.17</text:p>
          </table:table-cell>
          <table:table-cell table:style-name="ce94" table:formula="of:=([.O24]/[.T24])*10" office:value-type="float" office:value="47.999999865347">
            <text:p>48.000</text:p>
          </table:table-cell>
          <table:table-cell table:style-name="ce94" table:formula="of:=([.Q24]/[.T24])*10" office:value-type="float" office:value="575.999998384164">
            <text:p>576.000</text:p>
          </table:table-cell>
          <table:table-cell table:style-name="ce84" office:value-type="float" office:value="3">
            <text:p>3</text:p>
          </table:table-cell>
          <table:table-cell table:style-name="ce80" table:number-columns-repeated="1001"/>
        </table:table-row>
        <table:table-row table:style-name="ro2">
          <table:table-cell table:style-name="ce80" office:value-type="string">
            <text:p>MadBolo</text:p>
          </table:table-cell>
          <table:table-cell table:style-name="ce84" office:value-type="string">
            <text:p>BRMT3MCM2</text:p>
          </table:table-cell>
          <table:table-cell table:style-name="ce84" office:value-type="float" office:value="2130">
            <text:p>2130</text:p>
          </table:table-cell>
          <table:table-cell table:style-name="ce84" table:number-columns-repeated="2"/>
          <table:table-cell table:style-name="ce84" office:value-type="float" office:value="50">
            <text:p>50</text:p>
          </table:table-cell>
          <table:table-cell table:style-name="ce84" office:value-type="float" office:value="34">
            <text:p>34</text:p>
          </table:table-cell>
          <table:table-cell table:style-name="ce84"/>
          <table:table-cell table:style-name="ce84" office:value-type="float" office:value="62000">
            <text:p>62000</text:p>
          </table:table-cell>
          <table:table-cell table:style-name="ce84" table:formula="of:=[.I25]*0.0002" office:value-type="float" office:value="12.4">
            <text:p>12.4</text:p>
          </table:table-cell>
          <table:table-cell table:style-name="ce84" office:value-type="float" office:value="20">
            <text:p>20</text:p>
          </table:table-cell>
          <table:table-cell table:style-name="ce151" table:formula="of:=INT(( [.K25]-[.J25] ) / 10) * ([.I25] * 0.0375)" office:value-type="float" office:value="0">
            <text:p/>
          </table:table-cell>
          <table:table-cell table:style-name="ce94" table:formula="of:=( [.O25] - [.L25]) / [.I25]" office:value-type="float" office:value="0.370967741935484">
            <text:p>0.371</text:p>
          </table:table-cell>
          <table:table-cell table:style-name="ce84"/>
          <table:table-cell table:style-name="ce84" office:value-type="float" office:value="23000">
            <text:p>23000</text:p>
          </table:table-cell>
          <table:table-cell table:style-name="ce94" table:formula="of:=[.O25]/[.I25]" office:value-type="float" office:value="0.370967741935484">
            <text:p>0.371</text:p>
          </table:table-cell>
          <table:table-cell table:style-name="ce84" office:value-type="float" office:value="300000">
            <text:p>300000</text:p>
          </table:table-cell>
          <table:table-cell table:style-name="ce94" table:formula="of:=[.C25]/[.Q25]" office:value-type="float" office:value="0.0071">
            <text:p>0.007</text:p>
          </table:table-cell>
          <table:table-cell table:style-name="ce84" table:formula="of:=(([.O25]*10)+[.Q25])/[.C25]" office:value-type="float" office:value="248.826291079812">
            <text:p>248.83</text:p>
          </table:table-cell>
          <table:table-cell table:style-name="ce84" office:value-type="float" office:value="5000">
            <text:p>5000</text:p>
          </table:table-cell>
          <table:table-cell table:style-name="ce94" table:formula="of:=([.O25]/[.T25])*10" office:value-type="float" office:value="46">
            <text:p>46.000</text:p>
          </table:table-cell>
          <table:table-cell table:style-name="ce94" table:formula="of:=([.Q25]/[.T25])*10" office:value-type="float" office:value="600">
            <text:p>600.000</text:p>
          </table:table-cell>
          <table:table-cell table:style-name="ce84" office:value-type="float" office:value="2.9">
            <text:p>2.9</text:p>
          </table:table-cell>
          <table:table-cell table:style-name="ce80" table:number-columns-repeated="1001"/>
        </table:table-row>
        <table:table-row table:style-name="ro2">
          <table:table-cell table:style-name="ce80" office:value-type="string">
            <text:p>Monkeylord</text:p>
          </table:table-cell>
          <table:table-cell table:style-name="ce84" office:value-type="string">
            <text:p>url0402</text:p>
          </table:table-cell>
          <table:table-cell table:style-name="ce84" office:value-type="float" office:value="3450">
            <text:p>3450</text:p>
          </table:table-cell>
          <table:table-cell table:number-columns-repeated="2" table:style-name="ce84" office:value-type="float" office:value="200">
            <text:p>200</text:p>
          </table:table-cell>
          <table:table-cell table:style-name="ce84" office:value-type="float" office:value="55">
            <text:p>55</text:p>
          </table:table-cell>
          <table:table-cell table:style-name="ce84" office:value-type="float" office:value="36">
            <text:p>36</text:p>
          </table:table-cell>
          <table:table-cell table:style-name="ce84"/>
          <table:table-cell table:style-name="ce84" office:value-type="float" office:value="46500">
            <text:p>46500</text:p>
          </table:table-cell>
          <table:table-cell table:style-name="ce84" table:formula="of:=[.I26]*0.0002" office:value-type="float" office:value="9.3">
            <text:p>9.3</text:p>
          </table:table-cell>
          <table:table-cell table:style-name="ce84" office:value-type="float" office:value="25">
            <text:p>25</text:p>
          </table:table-cell>
          <table:table-cell table:style-name="ce151" table:formula="of:=INT(( [.K26]-[.J26] ) / 10) * ([.I26] * 0.0375)" office:value-type="float" office:value="1743.75">
            <text:p>1744</text:p>
          </table:table-cell>
          <table:table-cell table:style-name="ce94" table:formula="of:=( [.O26] - [.L26]) / [.I26]" office:value-type="float" office:value="0.338844086021505">
            <text:p>0.339</text:p>
          </table:table-cell>
          <table:table-cell table:style-name="ce84" office:value-type="string">
            <text:p>Sonar</text:p>
          </table:table-cell>
          <table:table-cell table:style-name="ce84" office:value-type="float" office:value="17500">
            <text:p>17500</text:p>
          </table:table-cell>
          <table:table-cell table:style-name="ce94" table:formula="of:=[.O26]/[.I26]" office:value-type="float" office:value="0.376344086021505">
            <text:p>0.376</text:p>
          </table:table-cell>
          <table:table-cell table:style-name="ce84" office:value-type="float" office:value="475000">
            <text:p>475000</text:p>
          </table:table-cell>
          <table:table-cell table:style-name="ce94" table:formula="of:=[.C26]/[.Q26]" office:value-type="float" office:value="0.00726315789473684">
            <text:p>0.007</text:p>
          </table:table-cell>
          <table:table-cell table:style-name="ce84" table:formula="of:=(([.O26]*10)+[.Q26])/[.C26]" office:value-type="float" office:value="188.405797101449">
            <text:p>188.41</text:p>
          </table:table-cell>
          <table:table-cell table:style-name="ce84" office:value-type="float" office:value="7916.66666511602">
            <text:p>7916.67</text:p>
          </table:table-cell>
          <table:table-cell table:style-name="ce94" table:formula="of:=([.O26]/[.T26])*10" office:value-type="float" office:value="22.1052631622245">
            <text:p>22.105</text:p>
          </table:table-cell>
          <table:table-cell table:style-name="ce94" table:formula="of:=([.Q26]/[.T26])*10" office:value-type="float" office:value="600.000000117523">
            <text:p>600.000</text:p>
          </table:table-cell>
          <table:table-cell table:style-name="ce84" office:value-type="float" office:value="3.5">
            <text:p>3.5</text:p>
          </table:table-cell>
          <table:table-cell table:style-name="ce80" table:number-columns-repeated="1001"/>
        </table:table-row>
        <table:table-row table:style-name="ro2">
          <table:table-cell table:style-name="ce80" office:value-type="string">
            <text:p>Basilisk</text:p>
          </table:table-cell>
          <table:table-cell table:style-name="ce84" office:value-type="string">
            <text:p>brl0401</text:p>
          </table:table-cell>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60">
            <text:p>60</text:p>
          </table:table-cell>
          <table:table-cell table:style-name="ce84" office:value-type="float" office:value="40">
            <text:p>40</text:p>
          </table:table-cell>
          <table:table-cell table:style-name="ce84"/>
          <table:table-cell table:style-name="ce84" office:value-type="float" office:value="75000">
            <text:p>75000</text:p>
          </table:table-cell>
          <table:table-cell table:style-name="ce84" table:formula="of:=[.I27]*0.0002" office:value-type="float" office:value="15">
            <text:p>15</text:p>
          </table:table-cell>
          <table:table-cell table:style-name="ce84" office:value-type="float" office:value="150">
            <text:p>150</text:p>
          </table:table-cell>
          <table:table-cell table:style-name="ce151" table:formula="of:=INT(( [.K27]-[.J27] ) / 10) * ([.I27] * 0.0375)" office:value-type="float" office:value="36562.5">
            <text:p>36563</text:p>
          </table:table-cell>
          <table:table-cell table:style-name="ce94" table:formula="of:=( [.O27] - [.L27]) / [.I27]" office:value-type="float" office:value="0.7125">
            <text:p>0.713</text:p>
          </table:table-cell>
          <table:table-cell table:style-name="ce84"/>
          <table:table-cell table:style-name="ce84" office:value-type="float" office:value="90000">
            <text:p>90000</text:p>
          </table:table-cell>
          <table:table-cell table:style-name="ce94" table:formula="of:=[.O27]/[.I27]" office:value-type="float" office:value="1.2">
            <text:p>1.200</text:p>
          </table:table-cell>
          <table:table-cell table:style-name="ce84" office:value-type="float" office:value="1750000">
            <text:p>1750000</text:p>
          </table:table-cell>
          <table:table-cell table:style-name="ce94" table:formula="of:=[.C27]/[.Q27]" office:value-type="float" office:value="0.00279657142857143">
            <text:p>0.003</text:p>
          </table:table-cell>
          <table:table-cell table:style-name="ce84" table:formula="of:=(([.O27]*10)+[.Q27])/[.C27]" office:value-type="float" office:value="541.479362484675">
            <text:p>541.48</text:p>
          </table:table-cell>
          <table:table-cell table:style-name="ce84" office:value-type="float" office:value="29160">
            <text:p>29160</text:p>
          </table:table-cell>
          <table:table-cell table:style-name="ce94" table:formula="of:=([.O27]/[.T27])*10" office:value-type="float" office:value="30.8641975308642">
            <text:p>30.864</text:p>
          </table:table-cell>
          <table:table-cell table:style-name="ce94" table:formula="of:=([.Q27]/[.T27])*10" office:value-type="float" office:value="600.137174211248">
            <text:p>600.13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Megalith</text:p>
          </table:table-cell>
          <table:table-cell table:style-name="ce84" office:value-type="string">
            <text:p>xrl0403</text:p>
          </table:table-cell>
          <table:table-cell table:style-name="ce84" office:value-type="float" office:value="2400">
            <text:p>2400</text:p>
          </table:table-cell>
          <table:table-cell table:style-name="ce84" office:value-type="float" office:value="240">
            <text:p>240</text:p>
          </table:table-cell>
          <table:table-cell table:style-name="ce84"/>
          <table:table-cell table:style-name="ce84" office:value-type="float" office:value="64">
            <text:p>64</text:p>
          </table:table-cell>
          <table:table-cell table:style-name="ce84" office:value-type="float" office:value="40">
            <text:p>40</text:p>
          </table:table-cell>
          <table:table-cell table:style-name="ce84"/>
          <table:table-cell table:style-name="ce84" office:value-type="float" office:value="110000">
            <text:p>110000</text:p>
          </table:table-cell>
          <table:table-cell table:style-name="ce84" table:formula="of:=[.I28]*0.0002" office:value-type="float" office:value="22">
            <text:p>22</text:p>
          </table:table-cell>
          <table:table-cell table:style-name="ce84" office:value-type="float" office:value="32">
            <text:p>32</text:p>
          </table:table-cell>
          <table:table-cell table:style-name="ce151" table:formula="of:=INT(( [.K28]-[.J28] ) / 10) * ([.I28] * 0.0375)" office:value-type="float" office:value="4125">
            <text:p>4125</text:p>
          </table:table-cell>
          <table:table-cell table:style-name="ce94" table:formula="of:=( [.O28] - [.L28]) / [.I28]" office:value-type="float" office:value="0.380681818181818">
            <text:p>0.381</text:p>
          </table:table-cell>
          <table:table-cell table:style-name="ce84" office:value-type="float" office:value="100">
            <text:p>100</text:p>
          </table:table-cell>
          <table:table-cell table:style-name="ce84" office:value-type="float" office:value="46000">
            <text:p>46000</text:p>
          </table:table-cell>
          <table:table-cell table:style-name="ce94" table:formula="of:=[.O28]/[.I28]" office:value-type="float" office:value="0.418181818181818">
            <text:p>0.418</text:p>
          </table:table-cell>
          <table:table-cell table:style-name="ce84" office:value-type="float" office:value="450000">
            <text:p>450000</text:p>
          </table:table-cell>
          <table:table-cell table:style-name="ce94" table:formula="of:=[.C28]/[.Q28]" office:value-type="float" office:value="0.00533333333333333">
            <text:p>0.005</text:p>
          </table:table-cell>
          <table:table-cell table:style-name="ce84" table:formula="of:=(([.O28]*10)+[.Q28])/[.C28]" office:value-type="float" office:value="379.166666666667">
            <text:p>379.17</text:p>
          </table:table-cell>
          <table:table-cell table:style-name="ce84" office:value-type="float" office:value="7666.66660058277">
            <text:p>7666.67</text:p>
          </table:table-cell>
          <table:table-cell table:style-name="ce94" table:formula="of:=([.O28]/[.T28])*10" office:value-type="float" office:value="60.0000005171783">
            <text:p>60.000</text:p>
          </table:table-cell>
          <table:table-cell table:style-name="ce94" table:formula="of:=([.Q28]/[.T28])*10" office:value-type="float" office:value="586.956526798484">
            <text:p>586.9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Storm Strider</text:p>
          </table:table-cell>
          <table:table-cell table:style-name="ce84" office:value-type="string">
            <text:p>WRL1466</text:p>
          </table:table-cell>
          <table:table-cell table:style-name="ce84" office:value-type="float" office:value="4030">
            <text:p>4030</text:p>
          </table:table-cell>
          <table:table-cell table:style-name="ce84" office:value-type="float" office:value="600">
            <text:p>600</text:p>
          </table:table-cell>
          <table:table-cell table:style-name="ce84"/>
          <table:table-cell table:style-name="ce84" office:value-type="float" office:value="72">
            <text:p>72</text:p>
          </table:table-cell>
          <table:table-cell table:style-name="ce84" office:value-type="float" office:value="42">
            <text:p>42</text:p>
          </table:table-cell>
          <table:table-cell table:style-name="ce84"/>
          <table:table-cell table:style-name="ce84" office:value-type="float" office:value="75000">
            <text:p>75000</text:p>
          </table:table-cell>
          <table:table-cell table:style-name="ce84" table:formula="of:=[.I29]*0.0002" office:value-type="float" office:value="15">
            <text:p>15</text:p>
          </table:table-cell>
          <table:table-cell table:style-name="ce84" office:value-type="float" office:value="32">
            <text:p>32</text:p>
          </table:table-cell>
          <table:table-cell table:style-name="ce151" table:formula="of:=INT(( [.K29]-[.J29] ) / 10) * ([.I29] * 0.0375)" office:value-type="float" office:value="2812.5">
            <text:p>2813</text:p>
          </table:table-cell>
          <table:table-cell table:style-name="ce94" table:formula="of:=( [.O29] - [.L29]) / [.I29]" office:value-type="float" office:value="1.00916666666667">
            <text:p>1.009</text:p>
          </table:table-cell>
          <table:table-cell table:style-name="ce84" office:value-type="string">
            <text:p>Omni</text:p>
          </table:table-cell>
          <table:table-cell table:style-name="ce84" office:value-type="float" office:value="78500">
            <text:p>78500</text:p>
          </table:table-cell>
          <table:table-cell table:style-name="ce94" table:formula="of:=[.O29]/[.I29]" office:value-type="float" office:value="1.04666666666667">
            <text:p>1.047</text:p>
          </table:table-cell>
          <table:table-cell table:style-name="ce84" office:value-type="float" office:value="1000000">
            <text:p>1000000</text:p>
          </table:table-cell>
          <table:table-cell table:style-name="ce94" table:formula="of:=[.C29]/[.Q29]" office:value-type="float" office:value="0.00403">
            <text:p>0.004</text:p>
          </table:table-cell>
          <table:table-cell table:style-name="ce84" table:formula="of:=(([.O29]*10)+[.Q29])/[.C29]" office:value-type="float" office:value="442.928039702233">
            <text:p>442.93</text:p>
          </table:table-cell>
          <table:table-cell table:style-name="ce84" office:value-type="float" office:value="16800">
            <text:p>16800</text:p>
          </table:table-cell>
          <table:table-cell table:style-name="ce94" table:formula="of:=([.O29]/[.T29])*10" office:value-type="float" office:value="46.7261904761905">
            <text:p>46.726</text:p>
          </table:table-cell>
          <table:table-cell table:style-name="ce94" table:formula="of:=([.Q29]/[.T29])*10" office:value-type="float" office:value="595.238095238095">
            <text:p>595.238</text:p>
          </table:table-cell>
          <table:table-cell table:style-name="ce84" office:value-type="float" office:value="2.8">
            <text:p>2.8</text:p>
          </table:table-cell>
          <table:table-cell table:style-name="ce80" table:number-columns-repeated="1001"/>
        </table:table-row>
        <table:table-row table:style-name="ro2">
          <table:table-cell table:style-name="ce80" office:value-type="string">
            <text:p>Megaroach</text:p>
          </table:table-cell>
          <table:table-cell table:style-name="ce84" office:value-type="string">
            <text:p>WRL0404</text:p>
          </table:table-cell>
          <table:table-cell table:style-name="ce84" office:value-type="float" office:value="5200">
            <text:p>5200</text:p>
          </table:table-cell>
          <table:table-cell table:style-name="ce84" office:value-type="float" office:value="800">
            <text:p>800</text:p>
          </table:table-cell>
          <table:table-cell table:style-name="ce84"/>
          <table:table-cell table:style-name="ce84" office:value-type="float" office:value="72">
            <text:p>72</text:p>
          </table:table-cell>
          <table:table-cell table:style-name="ce84" office:value-type="float" office:value="44">
            <text:p>44</text:p>
          </table:table-cell>
          <table:table-cell table:style-name="ce84"/>
          <table:table-cell table:style-name="ce84" office:value-type="float" office:value="105500">
            <text:p>105500</text:p>
          </table:table-cell>
          <table:table-cell table:style-name="ce84" table:formula="of:=[.I30]*0.0002" office:value-type="float" office:value="21.1">
            <text:p>21.1</text:p>
          </table:table-cell>
          <table:table-cell table:style-name="ce84" office:value-type="float" office:value="65">
            <text:p>65</text:p>
          </table:table-cell>
          <table:table-cell table:style-name="ce151" table:formula="of:=INT(( [.K30]-[.J30] ) / 10) * ([.I30] * 0.0375)" office:value-type="float" office:value="15825">
            <text:p>15825</text:p>
          </table:table-cell>
          <table:table-cell table:style-name="ce94" table:formula="of:=( [.O30] - [.L30]) / [.I30]" office:value-type="float" office:value="0.756635071090047">
            <text:p>0.757</text:p>
          </table:table-cell>
          <table:table-cell table:style-name="ce84" office:value-type="float" office:value="100">
            <text:p>100</text:p>
          </table:table-cell>
          <table:table-cell table:style-name="ce84" office:value-type="float" office:value="95650">
            <text:p>95650</text:p>
          </table:table-cell>
          <table:table-cell table:style-name="ce94" table:formula="of:=[.O30]/[.I30]" office:value-type="float" office:value="0.906635071090047">
            <text:p>0.907</text:p>
          </table:table-cell>
          <table:table-cell table:style-name="ce84" office:value-type="float" office:value="1270000">
            <text:p>1270000</text:p>
          </table:table-cell>
          <table:table-cell table:style-name="ce94" table:formula="of:=[.C30]/[.Q30]" office:value-type="float" office:value="0.00409448818897638">
            <text:p>0.004</text:p>
          </table:table-cell>
          <table:table-cell table:style-name="ce84" table:formula="of:=(([.O30]*10)+[.Q30])/[.C30]" office:value-type="float" office:value="428.173076923077">
            <text:p>428.17</text:p>
          </table:table-cell>
          <table:table-cell table:style-name="ce84" office:value-type="float" office:value="21200">
            <text:p>21200</text:p>
          </table:table-cell>
          <table:table-cell table:style-name="ce94" table:formula="of:=([.O30]/[.T30])*10" office:value-type="float" office:value="45.1179245283019">
            <text:p>45.118</text:p>
          </table:table-cell>
          <table:table-cell table:style-name="ce94" table:formula="of:=([.Q30]/[.T30])*10" office:value-type="float" office:value="599.056603773585">
            <text:p>599.0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Avalanche</text:p>
          </table:table-cell>
          <table:table-cell table:style-name="ce84" office:value-type="string">
            <text:p>BRMT3AVA</text:p>
          </table:table-cell>
          <table:table-cell table:style-name="ce84" office:value-type="float" office:value="7010">
            <text:p>7010</text:p>
          </table:table-cell>
          <table:table-cell table:style-name="ce84" office:value-type="float" office:value="270">
            <text:p>270</text:p>
          </table:table-cell>
          <table:table-cell table:style-name="ce84"/>
          <table:table-cell table:style-name="ce84" office:value-type="float" office:value="95">
            <text:p>95</text:p>
          </table:table-cell>
          <table:table-cell table:style-name="ce84" office:value-type="float" office:value="44">
            <text:p>44</text:p>
          </table:table-cell>
          <table:table-cell table:style-name="ce84"/>
          <table:table-cell table:style-name="ce84" office:value-type="float" office:value="195000">
            <text:p>195000</text:p>
          </table:table-cell>
          <table:table-cell table:style-name="ce84" table:formula="of:=[.I31]*0.0002" office:value-type="float" office:value="39">
            <text:p>39</text:p>
          </table:table-cell>
          <table:table-cell table:style-name="ce84" office:value-type="float" office:value="40">
            <text:p>40</text:p>
          </table:table-cell>
          <table:table-cell table:style-name="ce151" table:formula="of:=INT(( [.K31]-[.J31] ) / 10) * ([.I31] * 0.0375)" office:value-type="float" office:value="0">
            <text:p/>
          </table:table-cell>
          <table:table-cell table:style-name="ce94" table:formula="of:=( [.O31] - [.L31]) / [.I31]" office:value-type="float" office:value="0.641025641025641">
            <text:p>0.641</text:p>
          </table:table-cell>
          <table:table-cell table:style-name="ce84" office:value-type="float" office:value="110">
            <text:p>110</text:p>
          </table:table-cell>
          <table:table-cell table:style-name="ce84" office:value-type="float" office:value="125000">
            <text:p>125000</text:p>
          </table:table-cell>
          <table:table-cell table:style-name="ce94" table:formula="of:=[.O31]/[.I31]" office:value-type="float" office:value="0.641025641025641">
            <text:p>0.641</text:p>
          </table:table-cell>
          <table:table-cell table:style-name="ce84" office:value-type="float" office:value="2850000">
            <text:p>2850000</text:p>
          </table:table-cell>
          <table:table-cell table:style-name="ce94" table:formula="of:=[.C31]/[.Q31]" office:value-type="float" office:value="0.00245964912280702">
            <text:p>0.002</text:p>
          </table:table-cell>
          <table:table-cell table:style-name="ce84" table:formula="of:=(([.O31]*10)+[.Q31])/[.C31]" office:value-type="float" office:value="584.878744650499">
            <text:p>584.88</text:p>
          </table:table-cell>
          <table:table-cell table:style-name="ce84" office:value-type="float" office:value="47500">
            <text:p>47500</text:p>
          </table:table-cell>
          <table:table-cell table:style-name="ce94" table:formula="of:=([.O31]/[.T31])*10" office:value-type="float" office:value="26.3157894736842">
            <text:p>26.316</text:p>
          </table:table-cell>
          <table:table-cell table:style-name="ce94" table:formula="of:=([.Q31]/[.T31])*10" office:value-type="float" office:value="600">
            <text:p>600.000</text:p>
          </table:table-cell>
          <table:table-cell table:style-name="ce84" office:value-type="float" office:value="2.3">
            <text:p>2.3</text:p>
          </table:table-cell>
          <table:table-cell table:style-name="ce80" table:number-columns-repeated="1001"/>
        </table:table-row>
        <table:table-row table:style-name="ro2">
          <table:table-cell table:number-columns-repeated="9"/>
          <table:table-cell table:style-name="Default"/>
          <table:table-cell table:number-columns-repeated="5"/>
          <table:table-cell table:style-name="ce154" table:formula="of:=SUM([.P24:.P31])/8" office:value-type="float" office:value="0.665933510468087">
            <text:p>0.666</text:p>
          </table:table-cell>
          <table:table-cell/>
          <table:table-cell table:style-name="ce154"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55" office:value-type="string">
            <text:p>Yath-Us</text:p>
          </table:table-cell>
          <table:table-cell table:style-name="ce56" office:value-type="string">
            <text:p>BRPEXTANK</text:p>
          </table:table-cell>
          <table:table-cell table:style-name="ce56" office:value-type="float" office:value="715">
            <text:p>715</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3">
            <text:p>33</text:p>
          </table:table-cell>
          <table:table-cell table:style-name="ce56"/>
          <table:table-cell table:style-name="ce56" office:value-type="float" office:value="31000">
            <text:p>31000</text:p>
          </table:table-cell>
          <table:table-cell table:style-name="ce56" table:formula="of:=[.I33]*0.0002" office:value-type="float" office:value="6.2">
            <text:p>6.2</text:p>
          </table:table-cell>
          <table:table-cell table:style-name="ce56" office:value-type="float" office:value="10">
            <text:p>10</text:p>
          </table:table-cell>
          <table:table-cell table:style-name="ce152" table:formula="of:=INT(( [.K33]-[.J33] ) / 10) * ([.I33] * 0.0375)" office:value-type="float" office:value="0">
            <text:p/>
          </table:table-cell>
          <table:table-cell table:style-name="ce58" table:formula="of:=( [.O33] - [.L33]) / [.I33]" office:value-type="float" office:value="0.338709677419355">
            <text:p>0.339</text:p>
          </table:table-cell>
          <table:table-cell table:style-name="ce56" office:value-type="string">
            <text:p><text:s/></text:p>
          </table:table-cell>
          <table:table-cell table:style-name="ce56" office:value-type="float" office:value="10500">
            <text:p>10500</text:p>
          </table:table-cell>
          <table:table-cell table:style-name="ce58" table:formula="of:=[.O33]/[.I33]" office:value-type="float" office:value="0.338709677419355">
            <text:p>0.339</text:p>
          </table:table-cell>
          <table:table-cell table:style-name="ce56" office:value-type="float" office:value="85000">
            <text:p>85000</text:p>
          </table:table-cell>
          <table:table-cell table:style-name="ce58" table:formula="of:=[.C33]/[.Q33]" office:value-type="float" office:value="0.00841176470588235">
            <text:p>0.008</text:p>
          </table:table-cell>
          <table:table-cell table:style-name="ce56" table:formula="of:=(([.O33]*10)+[.Q33])/[.C33]" office:value-type="float" office:value="265.734265734266">
            <text:p>265.73</text:p>
          </table:table-cell>
          <table:table-cell table:style-name="ce56" office:value-type="float" office:value="1667">
            <text:p>1667</text:p>
          </table:table-cell>
          <table:table-cell table:style-name="ce58" table:formula="of:=([.O33]/[.T33])*10" office:value-type="float" office:value="62.9874025194961">
            <text:p>62.987</text:p>
          </table:table-cell>
          <table:table-cell table:style-name="ce58" table:formula="of:=([.Q33]/[.T33])*10" office:value-type="float" office:value="509.898020395921">
            <text:p>509.898</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Tha-Yath</text:p>
          </table:table-cell>
          <table:table-cell table:style-name="ce56" office:value-type="string">
            <text:p>BRPEXBTBOT</text:p>
          </table:table-cell>
          <table:table-cell table:style-name="ce56" office:value-type="float" office:value="540">
            <text:p>540</text:p>
          </table:table-cell>
          <table:table-cell table:style-name="ce56" office:value-type="float" office:value="284">
            <text:p>284</text:p>
          </table:table-cell>
          <table:table-cell table:style-name="ce56"/>
          <table:table-cell table:style-name="ce56" office:value-type="float" office:value="40">
            <text:p>40</text:p>
          </table:table-cell>
          <table:table-cell table:style-name="ce56" office:value-type="float" office:value="34">
            <text:p>34</text:p>
          </table:table-cell>
          <table:table-cell table:style-name="ce56"/>
          <table:table-cell table:style-name="ce56" office:value-type="float" office:value="32500">
            <text:p>32500</text:p>
          </table:table-cell>
          <table:table-cell table:style-name="ce56" table:formula="of:=[.I34]*0.0002" office:value-type="float" office:value="6.5">
            <text:p>6.5</text:p>
          </table:table-cell>
          <table:table-cell table:style-name="ce56" office:value-type="float" office:value="10">
            <text:p>10</text:p>
          </table:table-cell>
          <table:table-cell table:style-name="ce152" table:formula="of:=INT(( [.K34]-[.J34] ) / 10) * ([.I34] * 0.0375)" office:value-type="float" office:value="0">
            <text:p/>
          </table:table-cell>
          <table:table-cell table:style-name="ce58" table:formula="of:=( [.O34] - [.L34]) / [.I34]" office:value-type="float" office:value="0.307692307692308">
            <text:p>0.308</text:p>
          </table:table-cell>
          <table:table-cell table:style-name="ce56" office:value-type="float" office:value="65">
            <text:p>65</text:p>
          </table:table-cell>
          <table:table-cell table:style-name="ce56" office:value-type="float" office:value="10000">
            <text:p>10000</text:p>
          </table:table-cell>
          <table:table-cell table:style-name="ce58" table:formula="of:=[.O34]/[.I34]" office:value-type="float" office:value="0.307692307692308">
            <text:p>0.308</text:p>
          </table:table-cell>
          <table:table-cell table:style-name="ce56" office:value-type="float" office:value="85000">
            <text:p>85000</text:p>
          </table:table-cell>
          <table:table-cell table:style-name="ce58" table:formula="of:=[.C34]/[.Q34]" office:value-type="float" office:value="0.00635294117647059">
            <text:p>0.006</text:p>
          </table:table-cell>
          <table:table-cell table:style-name="ce56" table:formula="of:=(([.O34]*10)+[.Q34])/[.C34]" office:value-type="float" office:value="342.592592592593">
            <text:p>342.59</text:p>
          </table:table-cell>
          <table:table-cell table:style-name="ce56" office:value-type="float" office:value="1667">
            <text:p>1667</text:p>
          </table:table-cell>
          <table:table-cell table:style-name="ce58" table:formula="of:=([.O34]/[.T34])*10" office:value-type="float" office:value="59.9880023995201">
            <text:p>59.988</text:p>
          </table:table-cell>
          <table:table-cell table:style-name="ce58" table:formula="of:=([.Q34]/[.T34])*10" office:value-type="float" office:value="509.898020395921">
            <text:p>509.898</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Exp Protector</text:p>
          </table:table-cell>
          <table:table-cell table:style-name="ce56" office:value-type="string">
            <text:p>bsl0406</text:p>
          </table:table-cell>
          <table:table-cell table:style-name="ce56" office:value-type="float" office:value="880">
            <text:p>880</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5">
            <text:p>35</text:p>
          </table:table-cell>
          <table:table-cell table:style-name="ce56"/>
          <table:table-cell table:style-name="ce56" office:value-type="float" office:value="35500">
            <text:p>35500</text:p>
          </table:table-cell>
          <table:table-cell table:style-name="ce56" table:formula="of:=[.I35]*0.0002" office:value-type="float" office:value="7.1">
            <text:p>7.1</text:p>
          </table:table-cell>
          <table:table-cell table:style-name="ce56" office:value-type="float" office:value="27">
            <text:p>27</text:p>
          </table:table-cell>
          <table:table-cell table:style-name="ce152" table:formula="of:=INT(( [.K35]-[.J35] ) / 10) * ([.I35] * 0.0375)" office:value-type="float" office:value="1331.25">
            <text:p>1331</text:p>
          </table:table-cell>
          <table:table-cell table:style-name="ce58" table:formula="of:=( [.O35] - [.L35]) / [.I35]" office:value-type="float" office:value="0.272359154929577">
            <text:p>0.272</text:p>
          </table:table-cell>
          <table:table-cell table:style-name="ce56" office:value-type="float" office:value="75">
            <text:p>75</text:p>
          </table:table-cell>
          <table:table-cell table:style-name="ce56" office:value-type="float" office:value="11000">
            <text:p>11000</text:p>
          </table:table-cell>
          <table:table-cell table:style-name="ce58" table:formula="of:=[.O35]/[.I35]" office:value-type="float" office:value="0.309859154929577">
            <text:p>0.310</text:p>
          </table:table-cell>
          <table:table-cell table:style-name="ce56" office:value-type="float" office:value="115000">
            <text:p>115000</text:p>
          </table:table-cell>
          <table:table-cell table:style-name="ce58" table:formula="of:=[.C35]/[.Q35]" office:value-type="float" office:value="0.00765217391304348">
            <text:p>0.008</text:p>
          </table:table-cell>
          <table:table-cell table:style-name="ce56" table:formula="of:=(([.O35]*10)+[.Q35])/[.C35]" office:value-type="float" office:value="255.681818181818">
            <text:p>255.68</text:p>
          </table:table-cell>
          <table:table-cell table:style-name="ce56" office:value-type="float" office:value="2000">
            <text:p>2000</text:p>
          </table:table-cell>
          <table:table-cell table:style-name="ce58" table:formula="of:=([.O35]/[.T35])*10" office:value-type="float" office:value="55">
            <text:p>55.000</text:p>
          </table:table-cell>
          <table:table-cell table:style-name="ce58" table:formula="of:=([.Q35]/[.T35])*10" office:value-type="float" office:value="575">
            <text:p>575.000</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Yath-Yen</text:p>
          </table:table-cell>
          <table:table-cell table:style-name="ce56" office:value-type="string">
            <text:p>WSL0404</text:p>
          </table:table-cell>
          <table:table-cell table:style-name="ce56" office:value-type="float" office:value="1320">
            <text:p>1320</text:p>
          </table:table-cell>
          <table:table-cell table:style-name="ce56" office:value-type="float" office:value="140">
            <text:p>140</text:p>
          </table:table-cell>
          <table:table-cell table:style-name="ce56"/>
          <table:table-cell table:style-name="ce56" office:value-type="float" office:value="96">
            <text:p>96</text:p>
          </table:table-cell>
          <table:table-cell table:style-name="ce56" office:value-type="float" office:value="37">
            <text:p>37</text:p>
          </table:table-cell>
          <table:table-cell table:style-name="ce56"/>
          <table:table-cell table:style-name="ce56" office:value-type="float" office:value="31000">
            <text:p>31000</text:p>
          </table:table-cell>
          <table:table-cell table:style-name="ce56" table:formula="of:=[.I36]*0.0002" office:value-type="float" office:value="6.2">
            <text:p>6.2</text:p>
          </table:table-cell>
          <table:table-cell table:style-name="ce56" office:value-type="float" office:value="15">
            <text:p>15</text:p>
          </table:table-cell>
          <table:table-cell table:style-name="ce152" table:formula="of:=INT(( [.K36]-[.J36] ) / 10) * ([.I36] * 0.0375)" office:value-type="float" office:value="0">
            <text:p/>
          </table:table-cell>
          <table:table-cell table:style-name="ce58" table:formula="of:=( [.O36] - [.L36]) / [.I36]" office:value-type="float" office:value="0.435483870967742">
            <text:p>0.435</text:p>
          </table:table-cell>
          <table:table-cell table:style-name="ce56" office:value-type="string">
            <text:p><text:s/></text:p>
          </table:table-cell>
          <table:table-cell table:style-name="ce56" office:value-type="float" office:value="13500">
            <text:p>13500</text:p>
          </table:table-cell>
          <table:table-cell table:style-name="ce58" table:formula="of:=[.O36]/[.I36]" office:value-type="float" office:value="0.435483870967742">
            <text:p>0.435</text:p>
          </table:table-cell>
          <table:table-cell table:style-name="ce56" office:value-type="float" office:value="150000">
            <text:p>150000</text:p>
          </table:table-cell>
          <table:table-cell table:style-name="ce58" table:formula="of:=[.C36]/[.Q36]" office:value-type="float" office:value="0.0088">
            <text:p>0.009</text:p>
          </table:table-cell>
          <table:table-cell table:style-name="ce56" table:formula="of:=(([.O36]*10)+[.Q36])/[.C36]" office:value-type="float" office:value="215.909090909091">
            <text:p>215.91</text:p>
          </table:table-cell>
          <table:table-cell table:style-name="ce56" office:value-type="float" office:value="2500">
            <text:p>2500</text:p>
          </table:table-cell>
          <table:table-cell table:style-name="ce58" table:formula="of:=([.O36]/[.T36])*10" office:value-type="float" office:value="54">
            <text:p>54.000</text:p>
          </table:table-cell>
          <table:table-cell table:style-name="ce58" table:formula="of:=([.Q36]/[.T36])*10" office:value-type="float" office:value="600">
            <text:p>600.000</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ah-lao</text:p>
          </table:table-cell>
          <table:table-cell table:style-name="ce56" office:value-type="string">
            <text:p>BRPEXBOT</text:p>
          </table:table-cell>
          <table:table-cell table:style-name="ce56" office:value-type="float" office:value="2100">
            <text:p>2100</text:p>
          </table:table-cell>
          <table:table-cell table:style-name="ce56" office:value-type="string">
            <text:p><text:s/></text:p>
          </table:table-cell>
          <table:table-cell table:style-name="ce56"/>
          <table:table-cell table:style-name="ce56" office:value-type="float" office:value="44">
            <text:p>44</text:p>
          </table:table-cell>
          <table:table-cell table:style-name="ce56" office:value-type="float" office:value="37">
            <text:p>37</text:p>
          </table:table-cell>
          <table:table-cell table:style-name="ce56"/>
          <table:table-cell table:style-name="ce56" office:value-type="float" office:value="55000">
            <text:p>55000</text:p>
          </table:table-cell>
          <table:table-cell table:style-name="ce56" table:formula="of:=[.I37]*0.0002" office:value-type="float" office:value="11">
            <text:p>11</text:p>
          </table:table-cell>
          <table:table-cell table:style-name="ce56" office:value-type="float" office:value="15">
            <text:p>15</text:p>
          </table:table-cell>
          <table:table-cell table:style-name="ce152" table:formula="of:=INT(( [.K37]-[.J37] ) / 10) * ([.I37] * 0.0375)" office:value-type="float" office:value="0">
            <text:p/>
          </table:table-cell>
          <table:table-cell table:style-name="ce58" table:formula="of:=( [.O37] - [.L37]) / [.I37]" office:value-type="float" office:value="0.338181818181818">
            <text:p>0.338</text:p>
          </table:table-cell>
          <table:table-cell table:style-name="ce56" office:value-type="string">
            <text:p><text:s/></text:p>
          </table:table-cell>
          <table:table-cell table:style-name="ce56" office:value-type="float" office:value="18600">
            <text:p>18600</text:p>
          </table:table-cell>
          <table:table-cell table:style-name="ce58" table:formula="of:=[.O37]/[.I37]" office:value-type="float" office:value="0.338181818181818">
            <text:p>0.338</text:p>
          </table:table-cell>
          <table:table-cell table:style-name="ce56" office:value-type="float" office:value="320000">
            <text:p>320000</text:p>
          </table:table-cell>
          <table:table-cell table:style-name="ce58" table:formula="of:=[.C37]/[.Q37]" office:value-type="float" office:value="0.0065625">
            <text:p>0.007</text:p>
          </table:table-cell>
          <table:table-cell table:style-name="ce56" table:formula="of:=(([.O37]*10)+[.Q37])/[.C37]" office:value-type="float" office:value="240.952380952381">
            <text:p>240.95</text:p>
          </table:table-cell>
          <table:table-cell table:style-name="ce56" office:value-type="float" office:value="5330">
            <text:p>5330</text:p>
          </table:table-cell>
          <table:table-cell table:style-name="ce58" table:formula="of:=([.O37]/[.T37])*10" office:value-type="float" office:value="34.8968105065666">
            <text:p>34.897</text:p>
          </table:table-cell>
          <table:table-cell table:style-name="ce58" table:formula="of:=([.Q37]/[.T37])*10" office:value-type="float" office:value="600.375234521576">
            <text:p>600.375</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zotha</text:p>
          </table:table-cell>
          <table:table-cell table:style-name="ce56" office:value-type="string">
            <text:p>bsl0401</text:p>
          </table:table-cell>
          <table:table-cell table:style-name="ce56" office:value-type="float" office:value="2780">
            <text:p>2780</text:p>
          </table:table-cell>
          <table:table-cell table:style-name="ce56" office:value-type="float" office:value="400">
            <text:p>400</text:p>
          </table:table-cell>
          <table:table-cell table:style-name="ce56"/>
          <table:table-cell table:style-name="ce56" office:value-type="float" office:value="48">
            <text:p>48</text:p>
          </table:table-cell>
          <table:table-cell table:style-name="ce56" office:value-type="float" office:value="37">
            <text:p>37</text:p>
          </table:table-cell>
          <table:table-cell table:style-name="ce56"/>
          <table:table-cell table:style-name="ce56" office:value-type="float" office:value="52000">
            <text:p>52000</text:p>
          </table:table-cell>
          <table:table-cell table:style-name="ce56" table:formula="of:=[.I38]*0.0002" office:value-type="float" office:value="10.4">
            <text:p>10.4</text:p>
          </table:table-cell>
          <table:table-cell table:style-name="ce56" office:value-type="float" office:value="20">
            <text:p>20</text:p>
          </table:table-cell>
          <table:table-cell table:style-name="ce152" table:formula="of:=INT(( [.K38]-[.J38] ) / 10) * ([.I38] * 0.0375)" office:value-type="float" office:value="0">
            <text:p/>
          </table:table-cell>
          <table:table-cell table:style-name="ce58" table:formula="of:=( [.O38] - [.L38]) / [.I38]" office:value-type="float" office:value="0.346153846153846">
            <text:p>0.346</text:p>
          </table:table-cell>
          <table:table-cell table:style-name="ce56"/>
          <table:table-cell table:style-name="ce56" office:value-type="float" office:value="18000">
            <text:p>18000</text:p>
          </table:table-cell>
          <table:table-cell table:style-name="ce58" table:formula="of:=[.O38]/[.I38]" office:value-type="float" office:value="0.346153846153846">
            <text:p>0.346</text:p>
          </table:table-cell>
          <table:table-cell table:style-name="ce56" office:value-type="float" office:value="423000">
            <text:p>423000</text:p>
          </table:table-cell>
          <table:table-cell table:style-name="ce58" table:formula="of:=[.C38]/[.Q38]" office:value-type="float" office:value="0.00657210401891253">
            <text:p>0.007</text:p>
          </table:table-cell>
          <table:table-cell table:style-name="ce56" table:formula="of:=(([.O38]*10)+[.Q38])/[.C38]" office:value-type="float" office:value="216.906474820144">
            <text:p>216.91</text:p>
          </table:table-cell>
          <table:table-cell table:style-name="ce56" office:value-type="float" office:value="6415">
            <text:p>6415</text:p>
          </table:table-cell>
          <table:table-cell table:style-name="ce58" table:formula="of:=([.O38]/[.T38])*10" office:value-type="float" office:value="28.0592361652377">
            <text:p>28.059</text:p>
          </table:table-cell>
          <table:table-cell table:style-name="ce58" table:formula="of:=([.Q38]/[.T38])*10" office:value-type="float" office:value="659.392049883086">
            <text:p>659.392</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Athusil</text:p>
          </table:table-cell>
          <table:table-cell table:style-name="ce56" office:value-type="string">
            <text:p>BRPEXHVBOT</text:p>
          </table:table-cell>
          <table:table-cell table:style-name="ce56" office:value-type="float" office:value="3120">
            <text:p>3120</text:p>
          </table:table-cell>
          <table:table-cell table:style-name="ce56" office:value-type="float" office:value="720">
            <text:p>720</text:p>
          </table:table-cell>
          <table:table-cell table:style-name="ce56"/>
          <table:table-cell table:style-name="ce56" office:value-type="float" office:value="48">
            <text:p>48</text:p>
          </table:table-cell>
          <table:table-cell table:style-name="ce56" office:value-type="float" office:value="38">
            <text:p>38</text:p>
          </table:table-cell>
          <table:table-cell table:style-name="ce56"/>
          <table:table-cell table:style-name="ce56" office:value-type="float" office:value="56000">
            <text:p>56000</text:p>
          </table:table-cell>
          <table:table-cell table:style-name="ce56" table:formula="of:=[.I39]*0.0002" office:value-type="float" office:value="11.2">
            <text:p>11.2</text:p>
          </table:table-cell>
          <table:table-cell table:style-name="ce56" office:value-type="float" office:value="20">
            <text:p>20</text:p>
          </table:table-cell>
          <table:table-cell table:style-name="ce152" table:formula="of:=INT(( [.K39]-[.J39] ) / 10) * ([.I39] * 0.0375)" office:value-type="float" office:value="0">
            <text:p/>
          </table:table-cell>
          <table:table-cell table:style-name="ce58" table:formula="of:=( [.O39] - [.L39]) / [.I39]" office:value-type="float" office:value="0.339285714285714">
            <text:p>0.339</text:p>
          </table:table-cell>
          <table:table-cell table:style-name="ce56" office:value-type="float" office:value="75">
            <text:p>75</text:p>
          </table:table-cell>
          <table:table-cell table:style-name="ce56" office:value-type="float" office:value="19000">
            <text:p>19000</text:p>
          </table:table-cell>
          <table:table-cell table:style-name="ce58" table:formula="of:=[.O39]/[.I39]" office:value-type="float" office:value="0.339285714285714">
            <text:p>0.339</text:p>
          </table:table-cell>
          <table:table-cell table:style-name="ce56" office:value-type="float" office:value="420000">
            <text:p>420000</text:p>
          </table:table-cell>
          <table:table-cell table:style-name="ce58" table:formula="of:=[.C39]/[.Q39]" office:value-type="float" office:value="0.00742857142857143">
            <text:p>0.007</text:p>
          </table:table-cell>
          <table:table-cell table:style-name="ce56" table:formula="of:=(([.O39]*10)+[.Q39])/[.C39]" office:value-type="float" office:value="195.512820512821">
            <text:p>195.51</text:p>
          </table:table-cell>
          <table:table-cell table:style-name="ce56" office:value-type="float" office:value="7000">
            <text:p>7000</text:p>
          </table:table-cell>
          <table:table-cell table:style-name="ce58" table:formula="of:=([.O39]/[.T39])*10" office:value-type="float" office:value="27.1428571428571">
            <text:p>27.143</text:p>
          </table:table-cell>
          <table:table-cell table:style-name="ce58" table:formula="of:=([.Q39]/[.T39])*10" office:value-type="float" office:value="600">
            <text:p>600.000</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Ythotha</text:p>
          </table:table-cell>
          <table:table-cell table:style-name="ce56" office:value-type="string">
            <text:p>xsl0401</text:p>
          </table:table-cell>
          <table:table-cell table:style-name="ce56" office:value-type="float" office:value="3610">
            <text:p>3610</text:p>
          </table:table-cell>
          <table:table-cell table:style-name="ce56" office:value-type="float" office:value="450">
            <text:p>450</text:p>
          </table:table-cell>
          <table:table-cell table:style-name="ce56"/>
          <table:table-cell table:style-name="ce56" office:value-type="float" office:value="45">
            <text:p>45</text:p>
          </table:table-cell>
          <table:table-cell table:style-name="ce56" office:value-type="float" office:value="46">
            <text:p>46</text:p>
          </table:table-cell>
          <table:table-cell table:style-name="ce56"/>
          <table:table-cell table:style-name="ce56" office:value-type="float" office:value="67000">
            <text:p>67000</text:p>
          </table:table-cell>
          <table:table-cell table:style-name="ce56" table:formula="of:=[.I40]*0.0002" office:value-type="float" office:value="13.4">
            <text:p>13.4</text:p>
          </table:table-cell>
          <table:table-cell table:style-name="ce56" office:value-type="float" office:value="22">
            <text:p>22</text:p>
          </table:table-cell>
          <table:table-cell table:style-name="ce152" table:formula="of:=INT(( [.K40]-[.J40] ) / 10) * ([.I40] * 0.0375)" office:value-type="float" office:value="0">
            <text:p/>
          </table:table-cell>
          <table:table-cell table:style-name="ce58" table:formula="of:=( [.O40] - [.L40]) / [.I40]" office:value-type="float" office:value="0.335820895522388">
            <text:p>0.336</text:p>
          </table:table-cell>
          <table:table-cell table:style-name="ce56"/>
          <table:table-cell table:style-name="ce56" office:value-type="float" office:value="22500">
            <text:p>22500</text:p>
          </table:table-cell>
          <table:table-cell table:style-name="ce58" table:formula="of:=[.O40]/[.I40]" office:value-type="float" office:value="0.335820895522388">
            <text:p>0.336</text:p>
          </table:table-cell>
          <table:table-cell table:style-name="ce56" office:value-type="float" office:value="460000">
            <text:p>460000</text:p>
          </table:table-cell>
          <table:table-cell table:style-name="ce58" table:formula="of:=[.C40]/[.Q40]" office:value-type="float" office:value="0.00784782608695652">
            <text:p>0.008</text:p>
          </table:table-cell>
          <table:table-cell table:style-name="ce56" table:formula="of:=(([.O40]*10)+[.Q40])/[.C40]" office:value-type="float" office:value="189.750692520776">
            <text:p>189.75</text:p>
          </table:table-cell>
          <table:table-cell table:style-name="ce56" office:value-type="float" office:value="7666.66666666658">
            <text:p>7666.67</text:p>
          </table:table-cell>
          <table:table-cell table:style-name="ce58" table:formula="of:=([.O40]/[.T40])*10" office:value-type="float" office:value="29.3478260869569">
            <text:p>29.348</text:p>
          </table:table-cell>
          <table:table-cell table:style-name="ce58" table:formula="of:=([.Q40]/[.T40])*10" office:value-type="float" office:value="600.000000000007">
            <text:p>600.000</text:p>
          </table:table-cell>
          <table:table-cell table:style-name="ce56" office:value-type="float" office:value="2.6">
            <text:p>2.6</text:p>
          </table:table-cell>
          <table:table-cell table:style-name="ce55" table:number-columns-repeated="1001"/>
        </table:table-row>
        <table:table-row table:style-name="ro2">
          <table:table-cell table:style-name="ce55" office:value-type="string">
            <text:p>Sisha-Ah</text:p>
          </table:table-cell>
          <table:table-cell table:style-name="ce56" office:value-type="string">
            <text:p>SSL0404</text:p>
          </table:table-cell>
          <table:table-cell table:style-name="ce56" office:value-type="float" office:value="1800">
            <text:p>1800</text:p>
          </table:table-cell>
          <table:table-cell table:style-name="ce56" office:value-type="string">
            <text:p><text:s/></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21000">
            <text:p>21000</text:p>
          </table:table-cell>
          <table:table-cell table:style-name="ce56" table:formula="of:=[.I41]*0.0002" office:value-type="float" office:value="4.2">
            <text:p>4.2</text:p>
          </table:table-cell>
          <table:table-cell table:style-name="ce56" office:value-type="float" office:value="10">
            <text:p>10</text:p>
          </table:table-cell>
          <table:table-cell table:style-name="ce152" table:formula="of:=INT(( [.K41]-[.J41] ) / 10) * ([.I41] * 0.0375)" office:value-type="float" office:value="0">
            <text:p/>
          </table:table-cell>
          <table:table-cell table:style-name="ce58" table:formula="of:=( [.O41] - [.L41]) / [.I41]" office:value-type="float" office:value="1.13333333333333">
            <text:p>1.133</text:p>
          </table:table-cell>
          <table:table-cell table:style-name="ce56"/>
          <table:table-cell table:style-name="ce56" office:value-type="float" office:value="23800">
            <text:p>23800</text:p>
          </table:table-cell>
          <table:table-cell table:style-name="ce58" table:formula="of:=[.O41]/[.I41]" office:value-type="float" office:value="1.13333333333333">
            <text:p>1.133</text:p>
          </table:table-cell>
          <table:table-cell table:style-name="ce56" office:value-type="float" office:value="515000">
            <text:p>515000</text:p>
          </table:table-cell>
          <table:table-cell table:style-name="ce58" table:formula="of:=[.C41]/[.Q41]" office:value-type="float" office:value="0.00349514563106796">
            <text:p>0.003</text:p>
          </table:table-cell>
          <table:table-cell table:style-name="ce56" table:formula="of:=(([.O41]*10)+[.Q41])/[.C41]" office:value-type="float" office:value="418.333333333333">
            <text:p>418.33</text:p>
          </table:table-cell>
          <table:table-cell table:style-name="ce56" office:value-type="float" office:value="6750">
            <text:p>6750</text:p>
          </table:table-cell>
          <table:table-cell table:style-name="ce58" table:formula="of:=([.O41]/[.T41])*10" office:value-type="float" office:value="35.2592592592593">
            <text:p>35.259</text:p>
          </table:table-cell>
          <table:table-cell table:style-name="ce58" table:formula="of:=([.Q41]/[.T41])*10" office:value-type="float" office:value="762.962962962963">
            <text:p>762.963</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Suedath-Zmara</text:p>
          </table:table-cell>
          <table:table-cell table:style-name="ce56" office:value-type="string">
            <text:p>SSL0405</text:p>
          </table:table-cell>
          <table:table-cell table:style-name="ce56" office:value-type="float" office:value="3680">
            <text:p>3680</text:p>
          </table:table-cell>
          <table:table-cell table:style-name="ce56" office:value-type="float" office:value="720">
            <text:p>720</text:p>
          </table:table-cell>
          <table:table-cell table:style-name="ce56" office:value-type="float" office:value="335">
            <text:p>335</text:p>
          </table:table-cell>
          <table:table-cell table:style-name="ce56" office:value-type="float" office:value="67">
            <text:p>67</text:p>
          </table:table-cell>
          <table:table-cell table:style-name="ce56" office:value-type="float" office:value="48">
            <text:p>48</text:p>
          </table:table-cell>
          <table:table-cell table:style-name="ce56"/>
          <table:table-cell table:style-name="ce56" office:value-type="float" office:value="128500">
            <text:p>128500</text:p>
          </table:table-cell>
          <table:table-cell table:style-name="ce56" office:value-type="float" office:value="15">
            <text:p>15</text:p>
          </table:table-cell>
          <table:table-cell table:style-name="ce56" office:value-type="float" office:value="28">
            <text:p>28</text:p>
          </table:table-cell>
          <table:table-cell table:style-name="ce152" table:formula="of:=INT(( [.K42]-[.J42] ) / 10) * ([.I42] * 0.0375)" office:value-type="float" office:value="4818.75">
            <text:p>4819</text:p>
          </table:table-cell>
          <table:table-cell table:style-name="ce58" table:formula="of:=( [.O42] - [.L42]) / [.I42]" office:value-type="float" office:value="0.553939688715953">
            <text:p>0.554</text:p>
          </table:table-cell>
          <table:table-cell table:style-name="ce56" office:value-type="float" office:value="90">
            <text:p>90</text:p>
          </table:table-cell>
          <table:table-cell table:style-name="ce56" office:value-type="float" office:value="76000">
            <text:p>76000</text:p>
          </table:table-cell>
          <table:table-cell table:style-name="ce58" table:formula="of:=[.O42]/[.I42]" office:value-type="float" office:value="0.591439688715953">
            <text:p>0.591</text:p>
          </table:table-cell>
          <table:table-cell table:style-name="ce56" office:value-type="float" office:value="1032000">
            <text:p>1032000</text:p>
          </table:table-cell>
          <table:table-cell table:style-name="ce58" table:formula="of:=[.C42]/[.Q42]" office:value-type="float" office:value="0.00356589147286822">
            <text:p>0.004</text:p>
          </table:table-cell>
          <table:table-cell table:style-name="ce56" table:formula="of:=(([.O42]*10)+[.Q42])/([.C42]+[.D42])" office:value-type="float" office:value="407.272727272727">
            <text:p>407.27</text:p>
          </table:table-cell>
          <table:table-cell table:style-name="ce56" office:value-type="float" office:value="17750">
            <text:p>17750</text:p>
          </table:table-cell>
          <table:table-cell table:style-name="ce58" table:formula="of:=([.O42]/[.T42])*10" office:value-type="float" office:value="42.8169014084507">
            <text:p>42.817</text:p>
          </table:table-cell>
          <table:table-cell table:style-name="ce58" table:formula="of:=([.Q42]/[.T42])*10" office:value-type="float" office:value="581.408450704225">
            <text:p>581.408</text:p>
          </table:table-cell>
          <table:table-cell table:style-name="ce56" office:value-type="float" office:value="3.6">
            <text:p>3.6</text:p>
          </table:table-cell>
          <table:table-cell table:style-name="ce55" table:number-columns-repeated="1001"/>
        </table:table-row>
        <table:table-row table:style-name="ro2">
          <table:table-cell table:style-name="ce55" office:value-type="string">
            <text:p>Thaez-Atha</text:p>
          </table:table-cell>
          <table:table-cell table:style-name="ce56" office:value-type="string">
            <text:p>BRPEXSHBM</text:p>
          </table:table-cell>
          <table:table-cell table:style-name="ce56" office:value-type="float" office:value="3550">
            <text:p>3550</text:p>
          </table:table-cell>
          <table:table-cell table:style-name="ce56" office:value-type="float" office:value="600">
            <text:p>600</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98500">
            <text:p>98500</text:p>
          </table:table-cell>
          <table:table-cell table:style-name="ce56" table:formula="of:=[.I43]*0.0002" office:value-type="float" office:value="19.7">
            <text:p>19.7</text:p>
          </table:table-cell>
          <table:table-cell table:style-name="ce56" office:value-type="float" office:value="32">
            <text:p>32</text:p>
          </table:table-cell>
          <table:table-cell table:style-name="ce152" table:formula="of:=INT(( [.K43]-[.J43] ) / 10) * ([.I43] * 0.0375)" office:value-type="float" office:value="3693.75">
            <text:p>3694</text:p>
          </table:table-cell>
          <table:table-cell table:style-name="ce58" table:formula="of:=( [.O43] - [.L43]) / [.I43]" office:value-type="float" office:value="0.647779187817259">
            <text:p>0.648</text:p>
          </table:table-cell>
          <table:table-cell table:style-name="ce56" office:value-type="float" office:value="125">
            <text:p>125</text:p>
          </table:table-cell>
          <table:table-cell table:style-name="ce56" office:value-type="float" office:value="67500">
            <text:p>67500</text:p>
          </table:table-cell>
          <table:table-cell table:style-name="ce58" table:formula="of:=[.O43]/[.I43]" office:value-type="float" office:value="0.685279187817259">
            <text:p>0.685</text:p>
          </table:table-cell>
          <table:table-cell table:style-name="ce56" office:value-type="float" office:value="1050000">
            <text:p>1050000</text:p>
          </table:table-cell>
          <table:table-cell table:style-name="ce58" table:formula="of:=[.C43]/[.Q43]" office:value-type="float" office:value="0.00338095238095238">
            <text:p>0.003</text:p>
          </table:table-cell>
          <table:table-cell table:style-name="ce56" table:formula="of:=(([.O43]*10)+[.Q43])/[.C43]" office:value-type="float" office:value="485.915492957747">
            <text:p>485.92</text:p>
          </table:table-cell>
          <table:table-cell table:style-name="ce56" office:value-type="float" office:value="17500">
            <text:p>17500</text:p>
          </table:table-cell>
          <table:table-cell table:style-name="ce58" table:formula="of:=([.O43]/[.T43])*10" office:value-type="float" office:value="38.5714285714286">
            <text:p>38.571</text:p>
          </table:table-cell>
          <table:table-cell table:style-name="ce58" table:formula="of:=([.Q43]/[.T43])*10" office:value-type="float" office:value="600">
            <text:p>600.000</text:p>
          </table:table-cell>
          <table:table-cell table:style-name="ce56" office:value-type="float" office:value="2.4">
            <text:p>2.4</text:p>
          </table:table-cell>
          <table:table-cell table:style-name="ce55" table:number-columns-repeated="1001"/>
        </table:table-row>
        <table:table-row table:style-name="ro2">
          <table:table-cell table:number-columns-repeated="8"/>
          <table:table-cell table:style-name="Default" table:number-columns-repeated="3"/>
          <table:table-cell table:number-columns-repeated="4"/>
          <table:table-cell table:style-name="ce154" table:formula="of:=SUM([.P33:.P43])/11" office:value-type="float" office:value="0.4692035904563">
            <text:p>0.469</text:p>
          </table:table-cell>
          <table:table-cell/>
          <table:table-cell table:style-name="ce154" table:formula="of:=SUM([.R33:.R43])/11" office:value-type="float" office:value="0.00636998825588413">
            <text:p>0.006</text:p>
          </table:table-cell>
          <table:table-cell table:formula="of:=SUM([.S33:.S43])/11" office:value-type="float" office:value="294.051062707972">
            <text:p>294.05</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4" table:default-cell-style-name="Default"/>
        <table:table-column table:style-name="co59" table:default-cell-style-name="ce15"/>
        <table:table-column table:style-name="co37" table:default-cell-style-name="ce15"/>
        <table:table-column table:style-name="co41" table:default-cell-style-name="ce15"/>
        <table:table-column table:style-name="co60" table:default-cell-style-name="ce15"/>
        <table:table-column table:style-name="co51" table:default-cell-style-name="ce15"/>
        <table:table-column table:style-name="co61" table:default-cell-style-name="ce15"/>
        <table:table-column table:style-name="co49" table:default-cell-style-name="ce15"/>
        <table:table-column table:style-name="co46" table:default-cell-style-name="ce15"/>
        <table:table-column table:style-name="co62" table:default-cell-style-name="ce15"/>
        <table:table-column table:style-name="co3" table:number-columns-repeated="2" table:default-cell-style-name="ce15"/>
        <table:table-column table:style-name="co3" table:default-cell-style-name="Default"/>
        <table:table-column table:style-name="co3" table:default-cell-style-name="ce15"/>
        <table:table-column table:style-name="co3" table:number-columns-repeated="2" table:default-cell-style-name="Default"/>
        <table:table-column table:style-name="co3" table:default-cell-style-name="ce15"/>
        <table:table-column table:style-name="co3"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office:value-type="string">
            <text:p>BuildTime</text:p>
          </table:table-cell>
          <table:table-cell table:style-name="ce49" office:value-type="string">
            <text:p>Mass/Sec</text:p>
          </table:table-cell>
          <table:table-cell table:style-name="ce49" office:value-type="string">
            <text:p>Eng/Sec</text:p>
          </table:table-cell>
          <table:table-cell table:number-columns-repeated="1004"/>
        </table:table-row>
        <table:table-row table:style-name="ro1">
          <table:table-cell table:style-name="ce155" office:value-type="string">
            <text:p>ANTI AIRCRAFT</text:p>
          </table:table-cell>
          <table:table-cell table:number-columns-repeated="1022"/>
        </table:table-row>
        <table:table-row table:style-name="ro2">
          <table:table-cell table:style-name="ce78" office:value-type="string">
            <text:p>Railgun</text:p>
          </table:table-cell>
          <table:table-cell table:style-name="ce82" office:value-type="string">
            <text:p>ueb2104</text:p>
          </table:table-cell>
          <table:table-cell table:style-name="ce82" office:value-type="string">
            <text:p><text:s/></text:p>
          </table:table-cell>
          <table:table-cell table:style-name="ce82" office:value-type="float" office:value="84">
            <text:p>84</text:p>
          </table:table-cell>
          <table:table-cell table:style-name="ce82"/>
          <table:table-cell table:style-name="ce82" office:value-type="float" office:value="44">
            <text:p>44</text:p>
          </table:table-cell>
          <table:table-cell table:style-name="ce82" office:value-type="float" office:value="26">
            <text:p>26</text:p>
          </table:table-cell>
          <table:table-cell table:style-name="ce82" office:value-type="float" office:value="1540">
            <text:p>1540</text:p>
          </table:table-cell>
          <table:table-cell table:style-name="ce82" office:value-type="float" office:value="0.5">
            <text:p>0.5</text:p>
          </table:table-cell>
          <table:table-cell table:style-name="ce82" table:number-columns-repeated="2"/>
          <table:table-cell table:style-name="ce82" office:value-type="float" office:value="200">
            <text:p>200</text:p>
          </table:table-cell>
          <table:table-cell table:style-name="ce92" table:formula="of:=[.L3]/[.H3]" office:value-type="float" office:value="0.12987012987013">
            <text:p>0.130</text:p>
          </table:table-cell>
          <table:table-cell table:style-name="ce82" office:value-type="float" office:value="2000">
            <text:p>2000</text:p>
          </table:table-cell>
          <table:table-cell table:style-name="ce92" table:formula="of:=[.D3]/[.N3]" office:value-type="float" office:value="0.042">
            <text:p>0.042</text:p>
          </table:table-cell>
          <table:table-cell table:style-name="ce82" table:formula="of:=(([.L3]*10)+[.N3])/[.D3]" office:value-type="float" office:value="47.6190476190476">
            <text:p>47.62</text:p>
          </table:table-cell>
          <table:table-cell table:style-name="ce82" office:value-type="float" office:value="250">
            <text:p>250</text:p>
          </table:table-cell>
          <table:table-cell table:style-name="ce92" table:formula="of:=([.L3]/[.Q3])*10" office:value-type="float" office:value="8">
            <text:p>8.000</text:p>
          </table:table-cell>
          <table:table-cell table:style-name="ce92" table:formula="of:=([.N3]/[.Q3])*10" office:value-type="float" office:value="80">
            <text:p>80.000</text:p>
          </table:table-cell>
          <table:table-cell table:style-name="ce78" table:number-columns-repeated="1004"/>
        </table:table-row>
        <table:table-row table:style-name="ro2">
          <table:table-cell table:style-name="ce78" office:value-type="string">
            <text:p>Air Cleaner</text:p>
          </table:table-cell>
          <table:table-cell table:style-name="ce82" office:value-type="string">
            <text:p>ueb2204</text:p>
          </table:table-cell>
          <table:table-cell table:style-name="ce82" office:value-type="string">
            <text:p><text:s/></text:p>
          </table:table-cell>
          <table:table-cell table:style-name="ce82" office:value-type="float" office:value="150">
            <text:p>150</text:p>
          </table:table-cell>
          <table:table-cell table:style-name="ce82"/>
          <table:table-cell table:style-name="ce82" office:value-type="float" office:value="44">
            <text:p>44</text:p>
          </table:table-cell>
          <table:table-cell table:style-name="ce82" office:value-type="float" office:value="30">
            <text:p>30</text:p>
          </table:table-cell>
          <table:table-cell table:style-name="ce82" office:value-type="float" office:value="3250">
            <text:p>3250</text:p>
          </table:table-cell>
          <table:table-cell table:style-name="ce82" office:value-type="float" office:value="1">
            <text:p>1</text:p>
          </table:table-cell>
          <table:table-cell table:style-name="ce82" table:number-columns-repeated="2"/>
          <table:table-cell table:style-name="ce82" office:value-type="float" office:value="560">
            <text:p>560</text:p>
          </table:table-cell>
          <table:table-cell table:style-name="ce92" table:formula="of:=[.L4]/[.H4]" office:value-type="float" office:value="0.172307692307692">
            <text:p>0.172</text:p>
          </table:table-cell>
          <table:table-cell table:style-name="ce82" office:value-type="float" office:value="5600">
            <text:p>5600</text:p>
          </table:table-cell>
          <table:table-cell table:style-name="ce92" table:formula="of:=[.D4]/[.N4]" office:value-type="float" office:value="0.0267857142857143">
            <text:p>0.027</text:p>
          </table:table-cell>
          <table:table-cell table:style-name="ce82" table:formula="of:=(([.L4]*10)+[.N4])/[.D4]" office:value-type="float" office:value="74.6666666666667">
            <text:p>74.67</text:p>
          </table:table-cell>
          <table:table-cell table:style-name="ce82" office:value-type="float" office:value="700">
            <text:p>700</text:p>
          </table:table-cell>
          <table:table-cell table:style-name="ce92" table:formula="of:=([.L4]/[.Q4])*10" office:value-type="float" office:value="8">
            <text:p>8.000</text:p>
          </table:table-cell>
          <table:table-cell table:style-name="ce92" table:formula="of:=([.N4]/[.Q4])*10" office:value-type="float" office:value="80">
            <text:p>80.000</text:p>
          </table:table-cell>
          <table:table-cell table:style-name="ce78" table:number-columns-repeated="1004"/>
        </table:table-row>
        <table:table-row table:style-name="ro2">
          <table:table-cell table:style-name="ce78" office:value-type="string">
            <text:p>Flayer</text:p>
          </table:table-cell>
          <table:table-cell table:style-name="ce82" office:value-type="string">
            <text:p>ueb2304</text:p>
          </table:table-cell>
          <table:table-cell table:style-name="ce82" office:value-type="string">
            <text:p><text:s/></text:p>
          </table:table-cell>
          <table:table-cell table:style-name="ce82" office:value-type="float" office:value="435">
            <text:p>435</text:p>
          </table:table-cell>
          <table:table-cell table:style-name="ce82"/>
          <table:table-cell table:style-name="ce82" office:value-type="float" office:value="55">
            <text:p>55</text:p>
          </table:table-cell>
          <table:table-cell table:style-name="ce82" office:value-type="float" office:value="36">
            <text:p>36</text:p>
          </table:table-cell>
          <table:table-cell table:style-name="ce82" office:value-type="float" office:value="4200">
            <text:p>4200</text:p>
          </table:table-cell>
          <table:table-cell table:style-name="ce82" office:value-type="float" office:value="1">
            <text:p>1</text:p>
          </table:table-cell>
          <table:table-cell table:style-name="ce82" table:number-columns-repeated="2"/>
          <table:table-cell table:style-name="ce82" office:value-type="float" office:value="950">
            <text:p>950</text:p>
          </table:table-cell>
          <table:table-cell table:style-name="ce92" table:formula="of:=[.L5]/[.H5]" office:value-type="float" office:value="0.226190476190476">
            <text:p>0.226</text:p>
          </table:table-cell>
          <table:table-cell table:style-name="ce82" office:value-type="float" office:value="10500">
            <text:p>10500</text:p>
          </table:table-cell>
          <table:table-cell table:style-name="ce92" table:formula="of:=[.D5]/[.N5]" office:value-type="float" office:value="0.0414285714285714">
            <text:p>0.041</text:p>
          </table:table-cell>
          <table:table-cell table:style-name="ce82" table:formula="of:=(([.L5]*10)+[.N5])/[.D5]" office:value-type="float" office:value="45.9770114942529">
            <text:p>45.98</text:p>
          </table:table-cell>
          <table:table-cell table:style-name="ce82" office:value-type="float" office:value="950">
            <text:p>950</text:p>
          </table:table-cell>
          <table:table-cell table:style-name="ce92" table:formula="of:=([.L5]/[.Q5])*10" office:value-type="float" office:value="10">
            <text:p>10.000</text:p>
          </table:table-cell>
          <table:table-cell table:style-name="ce92" table:formula="of:=([.N5]/[.Q5])*10" office:value-type="float" office:value="110.526315789474">
            <text:p>110.526</text:p>
          </table:table-cell>
          <table:table-cell table:style-name="ce78" table:number-columns-repeated="1004"/>
        </table:table-row>
        <table:table-row table:style-name="ro2">
          <table:table-cell table:style-name="ce78" office:value-type="string">
            <text:p>Nailer</text:p>
          </table:table-cell>
          <table:table-cell table:style-name="ce82" office:value-type="string">
            <text:p>ueb3304</text:p>
          </table:table-cell>
          <table:table-cell table:style-name="ce82" office:value-type="string">
            <text:p><text:s/></text:p>
          </table:table-cell>
          <table:table-cell table:style-name="ce82" office:value-type="float" office:value="288">
            <text:p>288</text:p>
          </table:table-cell>
          <table:table-cell table:style-name="ce82"/>
          <table:table-cell table:style-name="ce82" office:value-type="float" office:value="50">
            <text:p>50</text:p>
          </table:table-cell>
          <table:table-cell table:style-name="ce82" office:value-type="float" office:value="36">
            <text:p>36</text:p>
          </table:table-cell>
          <table:table-cell table:style-name="ce82" office:value-type="float" office:value="4950">
            <text:p>4950</text:p>
          </table:table-cell>
          <table:table-cell table:style-name="ce82" office:value-type="float" office:value="2">
            <text:p>2</text:p>
          </table:table-cell>
          <table:table-cell table:style-name="ce82" table:number-columns-repeated="2"/>
          <table:table-cell table:style-name="ce82" office:value-type="float" office:value="1100">
            <text:p>1100</text:p>
          </table:table-cell>
          <table:table-cell table:style-name="ce92" table:formula="of:=[.L6]/[.H6]" office:value-type="float" office:value="0.222222222222222">
            <text:p>0.222</text:p>
          </table:table-cell>
          <table:table-cell table:style-name="ce82" office:value-type="float" office:value="10600">
            <text:p>10600</text:p>
          </table:table-cell>
          <table:table-cell table:style-name="ce92" table:formula="of:=[.D6]/[.N6]" office:value-type="float" office:value="0.0271698113207547">
            <text:p>0.027</text:p>
          </table:table-cell>
          <table:table-cell table:style-name="ce82" table:formula="of:=(([.L6]*10)+[.N6])/[.D6]" office:value-type="float" office:value="75">
            <text:p>75</text:p>
          </table:table-cell>
          <table:table-cell table:style-name="ce82" office:value-type="float" office:value="1100">
            <text:p>1100</text:p>
          </table:table-cell>
          <table:table-cell table:style-name="ce92" table:formula="of:=([.L6]/[.Q6])*10" office:value-type="float" office:value="10">
            <text:p>10.000</text:p>
          </table:table-cell>
          <table:table-cell table:style-name="ce92" table:formula="of:=([.N6]/[.Q6])*10" office:value-type="float" office:value="96.3636363636364">
            <text:p>96.364</text:p>
          </table:table-cell>
          <table:table-cell table:style-name="ce78" table:number-columns-repeated="1004"/>
        </table:table-row>
        <table:table-row table:style-name="ro2">
          <table:table-cell table:style-name="ce78" office:value-type="string">
            <text:p>Flayer II</text:p>
          </table:table-cell>
          <table:table-cell table:style-name="ce82" office:value-type="string">
            <text:p>veb2302</text:p>
          </table:table-cell>
          <table:table-cell table:style-name="ce82" office:value-type="string">
            <text:p><text:s/></text:p>
          </table:table-cell>
          <table:table-cell table:style-name="ce82" office:value-type="float" office:value="4000">
            <text:p>4000</text:p>
          </table:table-cell>
          <table:table-cell table:style-name="ce82"/>
          <table:table-cell table:style-name="ce82" office:value-type="float" office:value="89">
            <text:p>89</text:p>
          </table:table-cell>
          <table:table-cell table:style-name="ce82" office:value-type="float" office:value="40">
            <text:p>40</text:p>
          </table:table-cell>
          <table:table-cell table:style-name="ce82" office:value-type="float" office:value="9600">
            <text:p>9600</text:p>
          </table:table-cell>
          <table:table-cell table:style-name="ce82" office:value-type="float" office:value="4">
            <text:p>4</text:p>
          </table:table-cell>
          <table:table-cell table:style-name="ce82" table:number-columns-repeated="2"/>
          <table:table-cell table:style-name="ce82" office:value-type="float" office:value="13000">
            <text:p>13000</text:p>
          </table:table-cell>
          <table:table-cell table:style-name="ce92" table:formula="of:=[.L7]/[.H7]" office:value-type="float" office:value="1.35416666666667">
            <text:p>1.354</text:p>
          </table:table-cell>
          <table:table-cell table:style-name="ce82" office:value-type="float" office:value="145000">
            <text:p>145000</text:p>
          </table:table-cell>
          <table:table-cell table:style-name="ce92" table:formula="of:=[.C7]+[.D7]/[.N7]" office:value-type="float" office:value="0.0275862068965517">
            <text:p>0.028</text:p>
          </table:table-cell>
          <table:table-cell table:style-name="ce82" table:formula="of:=(([.L7]*10)+[.N7])/([.C7]+[.D7])" office:value-type="float" office:value="68.75">
            <text:p>68.75</text:p>
          </table:table-cell>
          <table:table-cell table:style-name="ce82" office:value-type="float" office:value="2500">
            <text:p>2500</text:p>
          </table:table-cell>
          <table:table-cell table:style-name="ce92" table:formula="of:=([.L7]/[.Q7])*10" office:value-type="float" office:value="52">
            <text:p>52.000</text:p>
          </table:table-cell>
          <table:table-cell table:style-name="ce92" table:formula="of:=([.N7]/[.Q7])*10" office:value-type="float" office:value="580">
            <text:p>580.000</text:p>
          </table:table-cell>
          <table:table-cell table:style-name="ce78" table:number-columns-repeated="1004"/>
        </table:table-row>
        <table:table-row table:style-name="ro2">
          <table:table-cell table:style-name="ce78" office:value-type="string">
            <text:p>Mummy</text:p>
          </table:table-cell>
          <table:table-cell table:style-name="ce82" office:value-type="string">
            <text:p>seb2402</text:p>
          </table:table-cell>
          <table:table-cell table:style-name="ce82" office:value-type="string">
            <text:p><text:s/></text:p>
          </table:table-cell>
          <table:table-cell table:style-name="ce82" office:value-type="float" office:value="4500">
            <text:p>4500</text:p>
          </table:table-cell>
          <table:table-cell table:style-name="ce82"/>
          <table:table-cell table:style-name="ce82" office:value-type="float" office:value="52">
            <text:p>52</text:p>
          </table:table-cell>
          <table:table-cell table:style-name="ce82" office:value-type="float" office:value="40">
            <text:p>40</text:p>
          </table:table-cell>
          <table:table-cell table:style-name="ce82" office:value-type="float" office:value="10500">
            <text:p>10500</text:p>
          </table:table-cell>
          <table:table-cell table:style-name="ce82" office:value-type="float" office:value="6">
            <text:p>6</text:p>
          </table:table-cell>
          <table:table-cell table:style-name="ce82" table:number-columns-repeated="2"/>
          <table:table-cell table:style-name="ce82" office:value-type="float" office:value="11650">
            <text:p>11650</text:p>
          </table:table-cell>
          <table:table-cell table:style-name="ce92" table:formula="of:=[.L8]/[.H8]" office:value-type="float" office:value="1.10952380952381">
            <text:p>1.110</text:p>
          </table:table-cell>
          <table:table-cell table:style-name="ce82" office:value-type="float" office:value="136100">
            <text:p>136100</text:p>
          </table:table-cell>
          <table:table-cell table:style-name="ce92" table:formula="of:=[.C8]+[.D8]/[.N8]" office:value-type="float" office:value="0.0330639235855988">
            <text:p>0.033</text:p>
          </table:table-cell>
          <table:table-cell table:style-name="ce82" table:formula="of:=(([.L8]*10)+[.N8])/([.C8]+[.D8])" office:value-type="float" office:value="56.1333333333333">
            <text:p>56.13</text:p>
          </table:table-cell>
          <table:table-cell table:style-name="ce82" office:value-type="float" office:value="2270">
            <text:p>2270</text:p>
          </table:table-cell>
          <table:table-cell table:style-name="ce92" table:formula="of:=([.L8]/[.Q8])*10" office:value-type="float" office:value="51.3215859030837">
            <text:p>51.322</text:p>
          </table:table-cell>
          <table:table-cell table:style-name="ce92" table:formula="of:=([.N8]/[.Q8])*10" office:value-type="float" office:value="599.559471365639">
            <text:p>599.559</text:p>
          </table:table-cell>
          <table:table-cell table:style-name="ce78" table:number-columns-repeated="1004"/>
        </table:table-row>
        <table:table-row table:style-name="ro2">
          <table:table-cell table:style-name="ce98" office:value-type="string">
            <text:p>Seeker</text:p>
          </table:table-cell>
          <table:table-cell table:style-name="ce100" office:value-type="string">
            <text:p>uab2104</text:p>
          </table:table-cell>
          <table:table-cell table:style-name="ce100" office:value-type="string">
            <text:p><text:s/></text:p>
          </table:table-cell>
          <table:table-cell table:style-name="ce100" office:value-type="float" office:value="84">
            <text:p>84</text:p>
          </table:table-cell>
          <table:table-cell table:style-name="ce100"/>
          <table:table-cell table:style-name="ce100" office:value-type="float" office:value="44">
            <text:p>44</text:p>
          </table:table-cell>
          <table:table-cell table:style-name="ce100" office:value-type="float" office:value="26">
            <text:p>26</text:p>
          </table:table-cell>
          <table:table-cell table:style-name="ce100" office:value-type="float" office:value="1400">
            <text:p>1400</text:p>
          </table:table-cell>
          <table:table-cell table:style-name="ce100" office:value-type="float" office:value="0.5">
            <text:p>0.5</text:p>
          </table:table-cell>
          <table:table-cell table:style-name="ce100" table:number-columns-repeated="2"/>
          <table:table-cell table:style-name="ce100" office:value-type="float" office:value="180">
            <text:p>180</text:p>
          </table:table-cell>
          <table:table-cell table:style-name="ce103" table:formula="of:=[.L9]/[.H9]" office:value-type="float" office:value="0.128571428571429">
            <text:p>0.129</text:p>
          </table:table-cell>
          <table:table-cell table:style-name="ce100" office:value-type="float" office:value="1800">
            <text:p>1800</text:p>
          </table:table-cell>
          <table:table-cell table:style-name="ce103" table:formula="of:=[.D9]/[.N9]" office:value-type="float" office:value="0.0466666666666667">
            <text:p>0.047</text:p>
          </table:table-cell>
          <table:table-cell table:style-name="ce100" table:formula="of:=(([.L9]*10)+[.N9])/[.D9]" office:value-type="float" office:value="42.8571428571429">
            <text:p>42.86</text:p>
          </table:table-cell>
          <table:table-cell table:style-name="ce100" office:value-type="float" office:value="250">
            <text:p>250</text:p>
          </table:table-cell>
          <table:table-cell table:style-name="ce103" table:formula="of:=([.L9]/[.Q9])*10" office:value-type="float" office:value="7.2">
            <text:p>7.200</text:p>
          </table:table-cell>
          <table:table-cell table:style-name="ce103" table:formula="of:=([.N9]/[.Q9])*10" office:value-type="float" office:value="72">
            <text:p>72.000</text:p>
          </table:table-cell>
          <table:table-cell table:style-name="ce98" table:number-columns-repeated="1004"/>
        </table:table-row>
        <table:table-row table:style-name="ro2">
          <table:table-cell table:style-name="ce98" office:value-type="string">
            <text:p>Marr</text:p>
          </table:table-cell>
          <table:table-cell table:style-name="ce100" office:value-type="string">
            <text:p>uab2204</text:p>
          </table:table-cell>
          <table:table-cell table:style-name="ce100" office:value-type="string">
            <text:p><text:s/></text:p>
          </table:table-cell>
          <table:table-cell table:style-name="ce100" office:value-type="float" office:value="150">
            <text:p>150</text:p>
          </table:table-cell>
          <table:table-cell table:style-name="ce100"/>
          <table:table-cell table:style-name="ce100" office:value-type="float" office:value="44">
            <text:p>44</text:p>
          </table:table-cell>
          <table:table-cell table:style-name="ce100" office:value-type="float" office:value="30">
            <text:p>30</text:p>
          </table:table-cell>
          <table:table-cell table:style-name="ce100" office:value-type="float" office:value="2950">
            <text:p>2950</text:p>
          </table:table-cell>
          <table:table-cell table:style-name="ce100" office:value-type="float" office:value="1">
            <text:p>1</text:p>
          </table:table-cell>
          <table:table-cell table:style-name="ce100" table:number-columns-repeated="2"/>
          <table:table-cell table:style-name="ce100" office:value-type="float" office:value="500">
            <text:p>500</text:p>
          </table:table-cell>
          <table:table-cell table:style-name="ce103" table:formula="of:=[.L10]/[.H10]" office:value-type="float" office:value="0.169491525423729">
            <text:p>0.169</text:p>
          </table:table-cell>
          <table:table-cell table:style-name="ce100" office:value-type="float" office:value="5600">
            <text:p>5600</text:p>
          </table:table-cell>
          <table:table-cell table:style-name="ce103" table:formula="of:=[.D10]/[.N10]" office:value-type="float" office:value="0.0267857142857143">
            <text:p>0.027</text:p>
          </table:table-cell>
          <table:table-cell table:style-name="ce100" table:formula="of:=(([.L10]*10)+[.N10])/[.D10]" office:value-type="float" office:value="70.6666666666667">
            <text:p>70.67</text:p>
          </table:table-cell>
          <table:table-cell table:style-name="ce100" office:value-type="float" office:value="700">
            <text:p>700</text:p>
          </table:table-cell>
          <table:table-cell table:style-name="ce103" table:formula="of:=([.L10]/[.Q10])*10" office:value-type="float" office:value="7.14285714285714">
            <text:p>7.143</text:p>
          </table:table-cell>
          <table:table-cell table:style-name="ce103" table:formula="of:=([.N10]/[.Q10])*10" office:value-type="float" office:value="80">
            <text:p>80.000</text:p>
          </table:table-cell>
          <table:table-cell table:style-name="ce98" table:number-columns-repeated="1004"/>
        </table:table-row>
        <table:table-row table:style-name="ro2">
          <table:table-cell table:style-name="ce98" office:value-type="string">
            <text:p>Transcender</text:p>
          </table:table-cell>
          <table:table-cell table:style-name="ce100" office:value-type="string">
            <text:p>uab2304</text:p>
          </table:table-cell>
          <table:table-cell table:style-name="ce100" office:value-type="string">
            <text:p><text:s/></text:p>
          </table:table-cell>
          <table:table-cell table:style-name="ce100" office:value-type="float" office:value="440">
            <text:p>440</text:p>
          </table:table-cell>
          <table:table-cell table:style-name="ce100"/>
          <table:table-cell table:style-name="ce100" office:value-type="float" office:value="55">
            <text:p>55</text:p>
          </table:table-cell>
          <table:table-cell table:style-name="ce100" office:value-type="float" office:value="36">
            <text:p>36</text:p>
          </table:table-cell>
          <table:table-cell table:style-name="ce100" office:value-type="float" office:value="3850">
            <text:p>3850</text:p>
          </table:table-cell>
          <table:table-cell table:style-name="ce100" office:value-type="float" office:value="1">
            <text:p>1</text:p>
          </table:table-cell>
          <table:table-cell table:style-name="ce100" table:number-columns-repeated="2"/>
          <table:table-cell table:style-name="ce100" office:value-type="float" office:value="860">
            <text:p>860</text:p>
          </table:table-cell>
          <table:table-cell table:style-name="ce103" table:formula="of:=[.L11]/[.H11]" office:value-type="float" office:value="0.223376623376623">
            <text:p>0.223</text:p>
          </table:table-cell>
          <table:table-cell table:style-name="ce100" office:value-type="float" office:value="10500">
            <text:p>10500</text:p>
          </table:table-cell>
          <table:table-cell table:style-name="ce103" table:formula="of:=[.D11]/[.N11]" office:value-type="float" office:value="0.0419047619047619">
            <text:p>0.042</text:p>
          </table:table-cell>
          <table:table-cell table:style-name="ce100" table:formula="of:=(([.L11]*10)+[.N11])/[.D11]" office:value-type="float" office:value="43.4090909090909">
            <text:p>43.41</text:p>
          </table:table-cell>
          <table:table-cell table:style-name="ce100" office:value-type="float" office:value="950">
            <text:p>950</text:p>
          </table:table-cell>
          <table:table-cell table:style-name="ce103" table:formula="of:=([.L11]/[.Q11])*10" office:value-type="float" office:value="9.05263157894737">
            <text:p>9.053</text:p>
          </table:table-cell>
          <table:table-cell table:style-name="ce103" table:formula="of:=([.N11]/[.Q11])*10" office:value-type="float" office:value="110.526315789474">
            <text:p>110.526</text:p>
          </table:table-cell>
          <table:table-cell table:style-name="ce98" table:number-columns-repeated="1004"/>
        </table:table-row>
        <table:table-row table:style-name="ro2">
          <table:table-cell table:style-name="ce98" office:value-type="string">
            <text:p>Marriss</text:p>
          </table:table-cell>
          <table:table-cell table:style-name="ce100" office:value-type="string">
            <text:p>uab3304</text:p>
          </table:table-cell>
          <table:table-cell table:style-name="ce100" office:value-type="string">
            <text:p><text:s/></text:p>
          </table:table-cell>
          <table:table-cell table:style-name="ce100" office:value-type="float" office:value="280">
            <text:p>280</text:p>
          </table:table-cell>
          <table:table-cell table:style-name="ce100"/>
          <table:table-cell table:style-name="ce100" office:value-type="float" office:value="50">
            <text:p>50</text:p>
          </table:table-cell>
          <table:table-cell table:style-name="ce100" office:value-type="float" office:value="36">
            <text:p>36</text:p>
          </table:table-cell>
          <table:table-cell table:style-name="ce100" office:value-type="float" office:value="4500">
            <text:p>4500</text:p>
          </table:table-cell>
          <table:table-cell table:style-name="ce100" office:value-type="float" office:value="2">
            <text:p>2</text:p>
          </table:table-cell>
          <table:table-cell table:style-name="ce100" table:number-columns-repeated="2"/>
          <table:table-cell table:style-name="ce100" office:value-type="float" office:value="1000">
            <text:p>1000</text:p>
          </table:table-cell>
          <table:table-cell table:style-name="ce103" table:formula="of:=[.L12]/[.H12]" office:value-type="float" office:value="0.222222222222222">
            <text:p>0.222</text:p>
          </table:table-cell>
          <table:table-cell table:style-name="ce100" office:value-type="float" office:value="10600">
            <text:p>10600</text:p>
          </table:table-cell>
          <table:table-cell table:style-name="ce103" table:formula="of:=[.D12]/[.N12]" office:value-type="float" office:value="0.0264150943396226">
            <text:p>0.026</text:p>
          </table:table-cell>
          <table:table-cell table:style-name="ce100" table:formula="of:=(([.L12]*10)+[.N12])/[.D12]" office:value-type="float" office:value="73.5714285714286">
            <text:p>73.57</text:p>
          </table:table-cell>
          <table:table-cell table:style-name="ce100" office:value-type="float" office:value="1100">
            <text:p>1100</text:p>
          </table:table-cell>
          <table:table-cell table:style-name="ce103" table:formula="of:=([.L12]/[.Q12])*10" office:value-type="float" office:value="9.09090909090909">
            <text:p>9.091</text:p>
          </table:table-cell>
          <table:table-cell table:style-name="ce103" table:formula="of:=([.N12]/[.Q12])*10" office:value-type="float" office:value="96.3636363636364">
            <text:p>96.364</text:p>
          </table:table-cell>
          <table:table-cell table:style-name="ce98" table:number-columns-repeated="1004"/>
        </table:table-row>
        <table:table-row table:style-name="ro2">
          <table:table-cell table:style-name="ce98" office:value-type="string">
            <text:p>Apparitioner</text:p>
          </table:table-cell>
          <table:table-cell table:style-name="ce100" office:value-type="string">
            <text:p>vab2302</text:p>
          </table:table-cell>
          <table:table-cell table:style-name="ce100"/>
          <table:table-cell table:style-name="ce100" office:value-type="float" office:value="4000">
            <text:p>4000</text:p>
          </table:table-cell>
          <table:table-cell table:style-name="ce100"/>
          <table:table-cell table:style-name="ce100" office:value-type="float" office:value="89">
            <text:p>89</text:p>
          </table:table-cell>
          <table:table-cell table:style-name="ce100" office:value-type="float" office:value="40">
            <text:p>40</text:p>
          </table:table-cell>
          <table:table-cell table:style-name="ce100" office:value-type="float" office:value="8800">
            <text:p>8800</text:p>
          </table:table-cell>
          <table:table-cell table:style-name="ce100" office:value-type="float" office:value="4">
            <text:p>4</text:p>
          </table:table-cell>
          <table:table-cell table:style-name="ce100" table:number-columns-repeated="2"/>
          <table:table-cell table:style-name="ce100" office:value-type="float" office:value="12000">
            <text:p>12000</text:p>
          </table:table-cell>
          <table:table-cell table:style-name="ce103" table:formula="of:=[.L13]/[.H13]" office:value-type="float" office:value="1.36363636363636">
            <text:p>1.364</text:p>
          </table:table-cell>
          <table:table-cell table:style-name="ce100" office:value-type="float" office:value="132000">
            <text:p>132000</text:p>
          </table:table-cell>
          <table:table-cell table:style-name="ce103" table:formula="of:=[.D13]/[.N13]" office:value-type="float" office:value="0.0303030303030303">
            <text:p>0.030</text:p>
          </table:table-cell>
          <table:table-cell table:style-name="ce100" table:formula="of:=(([.L13]*10)+[.N13])/[.D13]" office:value-type="float" office:value="63">
            <text:p>63</text:p>
          </table:table-cell>
          <table:table-cell table:style-name="ce100" office:value-type="float" office:value="13000">
            <text:p>13000</text:p>
          </table:table-cell>
          <table:table-cell table:style-name="ce103" table:formula="of:=([.L13]/[.Q13])*10" office:value-type="float" office:value="9.23076923076923">
            <text:p>9.231</text:p>
          </table:table-cell>
          <table:table-cell table:style-name="ce103" table:formula="of:=([.N13]/[.Q13])*10" office:value-type="float" office:value="101.538461538462">
            <text:p>101.538</text:p>
          </table:table-cell>
          <table:table-cell table:style-name="ce98" table:number-columns-repeated="1004"/>
        </table:table-row>
        <table:table-row table:style-name="ro2">
          <table:table-cell table:style-name="ce80" office:value-type="string">
            <text:p>Tracer</text:p>
          </table:table-cell>
          <table:table-cell table:style-name="ce84" office:value-type="string">
            <text:p>urb2104</text:p>
          </table:table-cell>
          <table:table-cell table:style-name="ce84" office:value-type="string">
            <text:p><text:s/></text:p>
          </table:table-cell>
          <table:table-cell table:style-name="ce84" office:value-type="float" office:value="84">
            <text:p>84</text:p>
          </table:table-cell>
          <table:table-cell table:style-name="ce84"/>
          <table:table-cell table:style-name="ce84" office:value-type="float" office:value="44">
            <text:p>44</text:p>
          </table:table-cell>
          <table:table-cell table:style-name="ce84" office:value-type="float" office:value="26">
            <text:p>26</text:p>
          </table:table-cell>
          <table:table-cell table:style-name="ce84" office:value-type="float" office:value="1400">
            <text:p>1400</text:p>
          </table:table-cell>
          <table:table-cell table:style-name="ce84" office:value-type="float" office:value="1">
            <text:p>1</text:p>
          </table:table-cell>
          <table:table-cell table:style-name="ce84" table:number-columns-repeated="2"/>
          <table:table-cell table:style-name="ce84" office:value-type="float" office:value="200">
            <text:p>200</text:p>
          </table:table-cell>
          <table:table-cell table:style-name="ce94" table:formula="of:=[.L14]/[.H14]" office:value-type="float" office:value="0.142857142857143">
            <text:p>0.143</text:p>
          </table:table-cell>
          <table:table-cell table:style-name="ce84" office:value-type="float" office:value="2000">
            <text:p>2000</text:p>
          </table:table-cell>
          <table:table-cell table:style-name="ce94" table:formula="of:=[.D14]/[.N14]" office:value-type="float" office:value="0.042">
            <text:p>0.042</text:p>
          </table:table-cell>
          <table:table-cell table:style-name="ce84" table:formula="of:=(([.L14]*10)+[.N14])/[.D14]" office:value-type="float" office:value="47.6190476190476">
            <text:p>47.62</text:p>
          </table:table-cell>
          <table:table-cell table:style-name="ce84" office:value-type="float" office:value="250">
            <text:p>250</text:p>
          </table:table-cell>
          <table:table-cell table:style-name="ce94" table:formula="of:=([.L14]/[.Q14])*10" office:value-type="float" office:value="8">
            <text:p>8.000</text:p>
          </table:table-cell>
          <table:table-cell table:style-name="ce94" table:formula="of:=([.N14]/[.Q14])*10" office:value-type="float" office:value="80">
            <text:p>80.000</text:p>
          </table:table-cell>
          <table:table-cell table:style-name="ce80" table:number-columns-repeated="1004"/>
        </table:table-row>
        <table:table-row table:style-name="ro2">
          <table:table-cell table:style-name="ce80" office:value-type="string">
            <text:p>Sky Web</text:p>
          </table:table-cell>
          <table:table-cell table:style-name="ce84" office:value-type="string">
            <text:p>urb2204</text:p>
          </table:table-cell>
          <table:table-cell table:style-name="ce84" office:value-type="string">
            <text:p><text:s/></text:p>
          </table:table-cell>
          <table:table-cell table:style-name="ce84" office:value-type="float" office:value="152">
            <text:p>152</text:p>
          </table:table-cell>
          <table:table-cell table:style-name="ce84"/>
          <table:table-cell table:style-name="ce84" office:value-type="float" office:value="44">
            <text:p>44</text:p>
          </table:table-cell>
          <table:table-cell table:style-name="ce84" office:value-type="float" office:value="30">
            <text:p>30</text:p>
          </table:table-cell>
          <table:table-cell table:style-name="ce84" office:value-type="float" office:value="2950">
            <text:p>2950</text:p>
          </table:table-cell>
          <table:table-cell table:style-name="ce84" office:value-type="float" office:value="3">
            <text:p>3</text:p>
          </table:table-cell>
          <table:table-cell table:style-name="ce84" table:number-columns-repeated="2"/>
          <table:table-cell table:style-name="ce84" office:value-type="float" office:value="560">
            <text:p>560</text:p>
          </table:table-cell>
          <table:table-cell table:style-name="ce94" table:formula="of:=[.L15]/[.H15]" office:value-type="float" office:value="0.189830508474576">
            <text:p>0.190</text:p>
          </table:table-cell>
          <table:table-cell table:style-name="ce84" office:value-type="float" office:value="5600">
            <text:p>5600</text:p>
          </table:table-cell>
          <table:table-cell table:style-name="ce94" table:formula="of:=[.D15]/[.N15]" office:value-type="float" office:value="0.0271428571428571">
            <text:p>0.027</text:p>
          </table:table-cell>
          <table:table-cell table:style-name="ce84" table:formula="of:=(([.L15]*10)+[.N15])/[.D15]" office:value-type="float" office:value="73.6842105263158">
            <text:p>73.68</text:p>
          </table:table-cell>
          <table:table-cell table:style-name="ce84" office:value-type="float" office:value="700">
            <text:p>700</text:p>
          </table:table-cell>
          <table:table-cell table:style-name="ce94" table:formula="of:=([.L15]/[.Q15])*10" office:value-type="float" office:value="8">
            <text:p>8.000</text:p>
          </table:table-cell>
          <table:table-cell table:style-name="ce94" table:formula="of:=([.N15]/[.Q15])*10" office:value-type="float" office:value="80">
            <text:p>80.000</text:p>
          </table:table-cell>
          <table:table-cell table:style-name="ce80" table:number-columns-repeated="1004"/>
        </table:table-row>
        <table:table-row table:style-name="ro2">
          <table:table-cell table:style-name="ce80" office:value-type="string">
            <text:p>Myrmidon</text:p>
          </table:table-cell>
          <table:table-cell table:style-name="ce84" office:value-type="string">
            <text:p>urb2304</text:p>
          </table:table-cell>
          <table:table-cell table:style-name="ce84" office:value-type="string">
            <text:p><text:s/></text:p>
          </table:table-cell>
          <table:table-cell table:style-name="ce84" office:value-type="float" office:value="440">
            <text:p>440</text:p>
          </table:table-cell>
          <table:table-cell table:style-name="ce84"/>
          <table:table-cell table:style-name="ce84" office:value-type="float" office:value="55">
            <text:p>55</text:p>
          </table:table-cell>
          <table:table-cell table:style-name="ce84" office:value-type="float" office:value="36">
            <text:p>36</text:p>
          </table:table-cell>
          <table:table-cell table:style-name="ce84" office:value-type="float" office:value="3850">
            <text:p>3850</text:p>
          </table:table-cell>
          <table:table-cell table:style-name="ce84" office:value-type="float" office:value="2">
            <text:p>2</text:p>
          </table:table-cell>
          <table:table-cell table:style-name="ce84" table:number-columns-repeated="2"/>
          <table:table-cell table:style-name="ce84" office:value-type="float" office:value="950">
            <text:p>950</text:p>
          </table:table-cell>
          <table:table-cell table:style-name="ce94" table:formula="of:=[.L16]/[.H16]" office:value-type="float" office:value="0.246753246753247">
            <text:p>0.247</text:p>
          </table:table-cell>
          <table:table-cell table:style-name="ce84" office:value-type="float" office:value="10500">
            <text:p>10500</text:p>
          </table:table-cell>
          <table:table-cell table:style-name="ce94" table:formula="of:=[.D16]/[.N16]" office:value-type="float" office:value="0.0419047619047619">
            <text:p>0.042</text:p>
          </table:table-cell>
          <table:table-cell table:style-name="ce84" table:formula="of:=(([.L16]*10)+[.N16])/[.D16]" office:value-type="float" office:value="45.4545454545455">
            <text:p>45.45</text:p>
          </table:table-cell>
          <table:table-cell table:style-name="ce84" office:value-type="float" office:value="950">
            <text:p>950</text:p>
          </table:table-cell>
          <table:table-cell table:style-name="ce94" table:formula="of:=([.L16]/[.Q16])*10" office:value-type="float" office:value="10">
            <text:p>10.000</text:p>
          </table:table-cell>
          <table:table-cell table:style-name="ce94" table:formula="of:=([.N16]/[.Q16])*10" office:value-type="float" office:value="110.526315789474">
            <text:p>110.526</text:p>
          </table:table-cell>
          <table:table-cell table:style-name="ce80" table:number-columns-repeated="1004"/>
        </table:table-row>
        <table:table-row table:style-name="ro2">
          <table:table-cell table:style-name="ce80" office:value-type="string">
            <text:p>Sky Net</text:p>
          </table:table-cell>
          <table:table-cell table:style-name="ce84" office:value-type="string">
            <text:p>urb3304</text:p>
          </table:table-cell>
          <table:table-cell table:style-name="ce84" office:value-type="string">
            <text:p><text:s/></text:p>
          </table:table-cell>
          <table:table-cell table:style-name="ce84" office:value-type="float" office:value="280">
            <text:p>280</text:p>
          </table:table-cell>
          <table:table-cell table:style-name="ce84"/>
          <table:table-cell table:style-name="ce84" office:value-type="float" office:value="50">
            <text:p>50</text:p>
          </table:table-cell>
          <table:table-cell table:style-name="ce84" office:value-type="float" office:value="36">
            <text:p>36</text:p>
          </table:table-cell>
          <table:table-cell table:style-name="ce84" office:value-type="float" office:value="4500">
            <text:p>4500</text:p>
          </table:table-cell>
          <table:table-cell table:style-name="ce84" office:value-type="float" office:value="3">
            <text:p>3</text:p>
          </table:table-cell>
          <table:table-cell table:style-name="ce84" table:number-columns-repeated="2"/>
          <table:table-cell table:style-name="ce84" office:value-type="float" office:value="1100">
            <text:p>1100</text:p>
          </table:table-cell>
          <table:table-cell table:style-name="ce94" table:formula="of:=[.L17]/[.H17]" office:value-type="float" office:value="0.244444444444444">
            <text:p>0.244</text:p>
          </table:table-cell>
          <table:table-cell table:style-name="ce84" office:value-type="float" office:value="10600">
            <text:p>10600</text:p>
          </table:table-cell>
          <table:table-cell table:style-name="ce94" table:formula="of:=[.D17]/[.N17]" office:value-type="float" office:value="0.0264150943396226">
            <text:p>0.026</text:p>
          </table:table-cell>
          <table:table-cell table:style-name="ce84" table:formula="of:=(([.L17]*10)+[.N17])/[.D17]" office:value-type="float" office:value="77.1428571428571">
            <text:p>77.14</text:p>
          </table:table-cell>
          <table:table-cell table:style-name="ce84" office:value-type="float" office:value="1100">
            <text:p>1100</text:p>
          </table:table-cell>
          <table:table-cell table:style-name="ce94" table:formula="of:=([.L17]/[.Q17])*10" office:value-type="float" office:value="10">
            <text:p>10.000</text:p>
          </table:table-cell>
          <table:table-cell table:style-name="ce94" table:formula="of:=([.N17]/[.Q17])*10" office:value-type="float" office:value="96.3636363636364">
            <text:p>96.364</text:p>
          </table:table-cell>
          <table:table-cell table:style-name="ce80" table:number-columns-repeated="1004"/>
        </table:table-row>
        <table:table-row table:style-name="ro2">
          <table:table-cell table:style-name="ce80" office:value-type="string">
            <text:p>Sky Bloom</text:p>
          </table:table-cell>
          <table:table-cell table:style-name="ce84" office:value-type="string">
            <text:p>vrb2302</text:p>
          </table:table-cell>
          <table:table-cell table:style-name="ce84"/>
          <table:table-cell table:style-name="ce84" office:value-type="float" office:value="4000">
            <text:p>4000</text:p>
          </table:table-cell>
          <table:table-cell table:style-name="ce84"/>
          <table:table-cell table:style-name="ce84" office:value-type="float" office:value="89">
            <text:p>89</text:p>
          </table:table-cell>
          <table:table-cell table:style-name="ce84" office:value-type="float" office:value="40">
            <text:p>40</text:p>
          </table:table-cell>
          <table:table-cell table:style-name="ce84" office:value-type="float" office:value="8800">
            <text:p>8800</text:p>
          </table:table-cell>
          <table:table-cell table:style-name="ce84" office:value-type="float" office:value="6">
            <text:p>6</text:p>
          </table:table-cell>
          <table:table-cell table:style-name="ce84" table:number-columns-repeated="2"/>
          <table:table-cell table:style-name="ce84" office:value-type="float" office:value="13000">
            <text:p>13000</text:p>
          </table:table-cell>
          <table:table-cell table:style-name="ce94" table:formula="of:=[.L18]/[.H18]" office:value-type="float" office:value="1.47727272727273">
            <text:p>1.477</text:p>
          </table:table-cell>
          <table:table-cell table:style-name="ce84" office:value-type="float" office:value="145000">
            <text:p>145000</text:p>
          </table:table-cell>
          <table:table-cell table:style-name="ce94" table:formula="of:=[.D18]/[.N18]" office:value-type="float" office:value="0.0275862068965517">
            <text:p>0.028</text:p>
          </table:table-cell>
          <table:table-cell table:style-name="ce84" table:formula="of:=(([.L18]*10)+[.N18])/[.D18]" office:value-type="float" office:value="68.75">
            <text:p>68.75</text:p>
          </table:table-cell>
          <table:table-cell table:style-name="ce84" office:value-type="float" office:value="13000">
            <text:p>13000</text:p>
          </table:table-cell>
          <table:table-cell table:style-name="ce94" table:formula="of:=([.L18]/[.Q18])*10" office:value-type="float" office:value="10">
            <text:p>10.000</text:p>
          </table:table-cell>
          <table:table-cell table:style-name="ce94" table:formula="of:=([.N18]/[.Q18])*10" office:value-type="float" office:value="111.538461538462">
            <text:p>111.538</text:p>
          </table:table-cell>
          <table:table-cell table:style-name="ce80" table:number-columns-repeated="1004"/>
        </table:table-row>
        <table:table-row table:style-name="ro2">
          <table:table-cell table:style-name="ce55" office:value-type="string">
            <text:p>Ialla</text:p>
          </table:table-cell>
          <table:table-cell table:style-name="ce56" office:value-type="string">
            <text:p>xsb2104</text:p>
          </table:table-cell>
          <table:table-cell table:style-name="ce56" office:value-type="string">
            <text:p><text:s/></text:p>
          </table:table-cell>
          <table:table-cell table:style-name="ce56" office:value-type="float" office:value="84">
            <text:p>84</text:p>
          </table:table-cell>
          <table:table-cell table:style-name="ce56"/>
          <table:table-cell table:style-name="ce56" office:value-type="float" office:value="44">
            <text:p>44</text:p>
          </table:table-cell>
          <table:table-cell table:style-name="ce56" office:value-type="float" office:value="26">
            <text:p>26</text:p>
          </table:table-cell>
          <table:table-cell table:style-name="ce56" office:value-type="float" office:value="1400">
            <text:p>1400</text:p>
          </table:table-cell>
          <table:table-cell table:style-name="ce56" office:value-type="float" office:value="0.5">
            <text:p>0.5</text:p>
          </table:table-cell>
          <table:table-cell table:style-name="ce56" table:number-columns-repeated="2"/>
          <table:table-cell table:style-name="ce56" office:value-type="float" office:value="200">
            <text:p>200</text:p>
          </table:table-cell>
          <table:table-cell table:style-name="ce58" table:formula="of:=[.L19]/[.H19]" office:value-type="float" office:value="0.142857142857143">
            <text:p>0.143</text:p>
          </table:table-cell>
          <table:table-cell table:style-name="ce56" office:value-type="float" office:value="2000">
            <text:p>2000</text:p>
          </table:table-cell>
          <table:table-cell table:style-name="ce58" table:formula="of:=[.D19]/[.N19]" office:value-type="float" office:value="0.042">
            <text:p>0.042</text:p>
          </table:table-cell>
          <table:table-cell table:style-name="ce56" table:formula="of:=(([.L19]*10)+[.N19])/[.D19]" office:value-type="float" office:value="47.6190476190476">
            <text:p>47.62</text:p>
          </table:table-cell>
          <table:table-cell table:style-name="ce56" office:value-type="float" office:value="250">
            <text:p>250</text:p>
          </table:table-cell>
          <table:table-cell table:style-name="ce58" table:formula="of:=([.L19]/[.Q19])*10" office:value-type="float" office:value="8">
            <text:p>8.000</text:p>
          </table:table-cell>
          <table:table-cell table:style-name="ce58" table:formula="of:=([.N19]/[.Q19])*10" office:value-type="float" office:value="80">
            <text:p>80.000</text:p>
          </table:table-cell>
          <table:table-cell table:style-name="ce55" table:number-columns-repeated="1004"/>
        </table:table-row>
        <table:table-row table:style-name="ro2">
          <table:table-cell table:style-name="ce55" office:value-type="string">
            <text:p>Sinnatha</text:p>
          </table:table-cell>
          <table:table-cell table:style-name="ce56" office:value-type="string">
            <text:p>xsb2204</text:p>
          </table:table-cell>
          <table:table-cell table:style-name="ce56" office:value-type="string">
            <text:p><text:s/></text:p>
          </table:table-cell>
          <table:table-cell table:style-name="ce56" office:value-type="float" office:value="150">
            <text:p>150</text:p>
          </table:table-cell>
          <table:table-cell table:style-name="ce56"/>
          <table:table-cell table:style-name="ce56" office:value-type="float" office:value="44">
            <text:p>44</text:p>
          </table:table-cell>
          <table:table-cell table:style-name="ce56" office:value-type="float" office:value="30">
            <text:p>30</text:p>
          </table:table-cell>
          <table:table-cell table:style-name="ce56" office:value-type="float" office:value="2950">
            <text:p>2950</text:p>
          </table:table-cell>
          <table:table-cell table:style-name="ce56" office:value-type="float" office:value="2">
            <text:p>2</text:p>
          </table:table-cell>
          <table:table-cell table:style-name="ce56" table:number-columns-repeated="2"/>
          <table:table-cell table:style-name="ce56" office:value-type="float" office:value="560">
            <text:p>560</text:p>
          </table:table-cell>
          <table:table-cell table:style-name="ce58" table:formula="of:=[.L20]/[.H20]" office:value-type="float" office:value="0.189830508474576">
            <text:p>0.190</text:p>
          </table:table-cell>
          <table:table-cell table:style-name="ce56" office:value-type="float" office:value="5600">
            <text:p>5600</text:p>
          </table:table-cell>
          <table:table-cell table:style-name="ce58" table:formula="of:=[.D20]/[.N20]" office:value-type="float" office:value="0.0267857142857143">
            <text:p>0.027</text:p>
          </table:table-cell>
          <table:table-cell table:style-name="ce56" table:formula="of:=(([.L20]*10)+[.N20])/[.D20]" office:value-type="float" office:value="74.6666666666667">
            <text:p>74.67</text:p>
          </table:table-cell>
          <table:table-cell table:style-name="ce56" office:value-type="float" office:value="700">
            <text:p>700</text:p>
          </table:table-cell>
          <table:table-cell table:style-name="ce58" table:formula="of:=([.L20]/[.Q20])*10" office:value-type="float" office:value="8">
            <text:p>8.000</text:p>
          </table:table-cell>
          <table:table-cell table:style-name="ce58" table:formula="of:=([.N20]/[.Q20])*10" office:value-type="float" office:value="80">
            <text:p>80.000</text:p>
          </table:table-cell>
          <table:table-cell table:style-name="ce55" table:number-columns-repeated="1004"/>
        </table:table-row>
        <table:table-row table:style-name="ro2">
          <table:table-cell table:style-name="ce55" office:value-type="string">
            <text:p>Iathuioz</text:p>
          </table:table-cell>
          <table:table-cell table:style-name="ce56" office:value-type="string">
            <text:p>xsb2304</text:p>
          </table:table-cell>
          <table:table-cell table:style-name="ce56" office:value-type="string">
            <text:p><text:s/></text:p>
          </table:table-cell>
          <table:table-cell table:style-name="ce56" office:value-type="float" office:value="440">
            <text:p>440</text:p>
          </table:table-cell>
          <table:table-cell table:style-name="ce56"/>
          <table:table-cell table:style-name="ce56" office:value-type="float" office:value="58">
            <text:p>58</text:p>
          </table:table-cell>
          <table:table-cell table:style-name="ce56" office:value-type="float" office:value="36">
            <text:p>36</text:p>
          </table:table-cell>
          <table:table-cell table:style-name="ce56" office:value-type="float" office:value="3850">
            <text:p>3850</text:p>
          </table:table-cell>
          <table:table-cell table:style-name="ce56" office:value-type="float" office:value="2">
            <text:p>2</text:p>
          </table:table-cell>
          <table:table-cell table:style-name="ce56" table:number-columns-repeated="2"/>
          <table:table-cell table:style-name="ce56" office:value-type="float" office:value="950">
            <text:p>950</text:p>
          </table:table-cell>
          <table:table-cell table:style-name="ce58" table:formula="of:=[.L21]/[.H21]" office:value-type="float" office:value="0.246753246753247">
            <text:p>0.247</text:p>
          </table:table-cell>
          <table:table-cell table:style-name="ce56" office:value-type="float" office:value="10500">
            <text:p>10500</text:p>
          </table:table-cell>
          <table:table-cell table:style-name="ce58" table:formula="of:=[.D21]/[.N21]" office:value-type="float" office:value="0.0419047619047619">
            <text:p>0.042</text:p>
          </table:table-cell>
          <table:table-cell table:style-name="ce56" table:formula="of:=(([.L21]*10)+[.N21])/[.D21]" office:value-type="float" office:value="45.4545454545455">
            <text:p>45.45</text:p>
          </table:table-cell>
          <table:table-cell table:style-name="ce56" office:value-type="float" office:value="950">
            <text:p>950</text:p>
          </table:table-cell>
          <table:table-cell table:style-name="ce58" table:formula="of:=([.L21]/[.Q21])*10" office:value-type="float" office:value="10">
            <text:p>10.000</text:p>
          </table:table-cell>
          <table:table-cell table:style-name="ce58" table:formula="of:=([.N21]/[.Q21])*10" office:value-type="float" office:value="110.526315789474">
            <text:p>110.526</text:p>
          </table:table-cell>
          <table:table-cell table:style-name="ce55" table:number-columns-repeated="1004"/>
        </table:table-row>
        <table:table-row table:style-name="ro2">
          <table:table-cell table:style-name="ce55" office:value-type="string">
            <text:p>Sinnatha Hu</text:p>
          </table:table-cell>
          <table:table-cell table:style-name="ce56" office:value-type="string">
            <text:p>xsb3304</text:p>
          </table:table-cell>
          <table:table-cell table:style-name="ce56" office:value-type="string">
            <text:p><text:s/></text:p>
          </table:table-cell>
          <table:table-cell table:style-name="ce56" office:value-type="float" office:value="285">
            <text:p>285</text:p>
          </table:table-cell>
          <table:table-cell table:style-name="ce56"/>
          <table:table-cell table:style-name="ce56" office:value-type="float" office:value="50">
            <text:p>50</text:p>
          </table:table-cell>
          <table:table-cell table:style-name="ce56" office:value-type="float" office:value="36">
            <text:p>36</text:p>
          </table:table-cell>
          <table:table-cell table:style-name="ce56" office:value-type="float" office:value="4500">
            <text:p>4500</text:p>
          </table:table-cell>
          <table:table-cell table:style-name="ce56" office:value-type="float" office:value="2">
            <text:p>2</text:p>
          </table:table-cell>
          <table:table-cell table:style-name="ce56" table:number-columns-repeated="2"/>
          <table:table-cell table:style-name="ce56" office:value-type="float" office:value="1100">
            <text:p>1100</text:p>
          </table:table-cell>
          <table:table-cell table:style-name="ce58" table:formula="of:=[.L22]/[.H22]" office:value-type="float" office:value="0.244444444444444">
            <text:p>0.244</text:p>
          </table:table-cell>
          <table:table-cell table:style-name="ce56" office:value-type="float" office:value="10600">
            <text:p>10600</text:p>
          </table:table-cell>
          <table:table-cell table:style-name="ce58" table:formula="of:=[.D22]/[.N22]" office:value-type="float" office:value="0.0268867924528302">
            <text:p>0.027</text:p>
          </table:table-cell>
          <table:table-cell table:style-name="ce56" table:formula="of:=(([.L22]*10)+[.N22])/[.D22]" office:value-type="float" office:value="75.7894736842105">
            <text:p>75.79</text:p>
          </table:table-cell>
          <table:table-cell table:style-name="ce56" office:value-type="float" office:value="1100">
            <text:p>1100</text:p>
          </table:table-cell>
          <table:table-cell table:style-name="ce58" table:formula="of:=([.L22]/[.Q22])*10" office:value-type="float" office:value="10">
            <text:p>10.000</text:p>
          </table:table-cell>
          <table:table-cell table:style-name="ce58" table:formula="of:=([.N22]/[.Q22])*10" office:value-type="float" office:value="96.3636363636364">
            <text:p>96.364</text:p>
          </table:table-cell>
          <table:table-cell table:style-name="ce55" table:number-columns-repeated="1004"/>
        </table:table-row>
        <table:table-row table:style-name="ro2">
          <table:table-cell table:style-name="ce55" office:value-type="string">
            <text:p>Tuvatham</text:p>
          </table:table-cell>
          <table:table-cell table:style-name="ce56" office:value-type="string">
            <text:p>vsb2302</text:p>
          </table:table-cell>
          <table:table-cell table:style-name="ce56"/>
          <table:table-cell table:style-name="ce56" office:value-type="float" office:value="4000">
            <text:p>4000</text:p>
          </table:table-cell>
          <table:table-cell table:style-name="ce56"/>
          <table:table-cell table:style-name="ce56" office:value-type="float" office:value="89">
            <text:p>89</text:p>
          </table:table-cell>
          <table:table-cell table:style-name="ce56" office:value-type="float" office:value="40">
            <text:p>40</text:p>
          </table:table-cell>
          <table:table-cell table:style-name="ce56" office:value-type="float" office:value="8800">
            <text:p>8800</text:p>
          </table:table-cell>
          <table:table-cell table:style-name="ce56" office:value-type="float" office:value="4">
            <text:p>4</text:p>
          </table:table-cell>
          <table:table-cell table:style-name="ce56" table:number-columns-repeated="2"/>
          <table:table-cell table:style-name="ce56" office:value-type="float" office:value="13000">
            <text:p>13000</text:p>
          </table:table-cell>
          <table:table-cell table:style-name="ce58" table:formula="of:=[.L23]/[.H23]" office:value-type="float" office:value="1.47727272727273">
            <text:p>1.477</text:p>
          </table:table-cell>
          <table:table-cell table:style-name="ce56" office:value-type="float" office:value="145000">
            <text:p>145000</text:p>
          </table:table-cell>
          <table:table-cell table:style-name="ce58" table:formula="of:=[.D23]/[.N23]" office:value-type="float" office:value="0.0275862068965517">
            <text:p>0.028</text:p>
          </table:table-cell>
          <table:table-cell table:style-name="ce56" table:formula="of:=(([.L23]*10)+[.N23])/[.D23]" office:value-type="float" office:value="68.75">
            <text:p>68.75</text:p>
          </table:table-cell>
          <table:table-cell table:style-name="ce56" office:value-type="float" office:value="13000">
            <text:p>13000</text:p>
          </table:table-cell>
          <table:table-cell table:style-name="ce58" table:formula="of:=([.L23]/[.Q23])*10" office:value-type="float" office:value="10">
            <text:p>10.000</text:p>
          </table:table-cell>
          <table:table-cell table:style-name="ce58" table:formula="of:=([.N23]/[.Q23])*10" office:value-type="float" office:value="111.538461538462">
            <text:p>111.538</text:p>
          </table:table-cell>
          <table:table-cell table:style-name="ce55" table:number-columns-repeated="1004"/>
        </table:table-row>
        <table:table-row table:style-name="ro1">
          <table:table-cell table:style-name="ce156" office:value-type="string">
            <text:p>Torpedo Launchers</text:p>
          </table:table-cell>
          <table:table-cell table:style-name="ce157" table:number-columns-repeated="6"/>
          <table:table-cell table:style-name="ce158" office:value-type="string">
            <text:p>Water Vision</text:p>
          </table:table-cell>
          <table:table-cell table:style-name="ce157" table:number-columns-repeated="4"/>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table:style-name="ce78" office:value-type="string">
            <text:p>DN-1</text:p>
          </table:table-cell>
          <table:table-cell table:style-name="ce82" office:value-type="string">
            <text:p>UEB2109</text:p>
          </table:table-cell>
          <table:table-cell table:number-columns-repeated="2" table:style-name="ce82"/>
          <table:table-cell table:style-name="ce82" office:value-type="float" office:value="100">
            <text:p>100</text:p>
          </table:table-cell>
          <table:table-cell table:style-name="ce82" office:value-type="float" office:value="45">
            <text:p>45</text:p>
          </table:table-cell>
          <table:table-cell table:style-name="ce82"/>
          <table:table-cell table:style-name="ce82" office:value-type="float" office:value="40">
            <text:p>40</text:p>
          </table:table-cell>
          <table:table-cell table:style-name="ce82" office:value-type="float" office:value="1700">
            <text:p>1700</text:p>
          </table:table-cell>
          <table:table-cell table:style-name="ce82" office:value-type="float" office:value="2">
            <text:p>2</text:p>
          </table:table-cell>
          <table:table-cell table:style-name="ce82" office:value-type="string">
            <text:p>Sonar</text:p>
          </table:table-cell>
          <table:table-cell table:style-name="ce82" office:value-type="float" office:value="450">
            <text:p>450</text:p>
          </table:table-cell>
          <table:table-cell table:style-name="ce92" table:formula="of:=[.L25]/[.I25]" office:value-type="float" office:value="0.264705882352941">
            <text:p>0.265</text:p>
          </table:table-cell>
          <table:table-cell table:style-name="ce82" office:value-type="float" office:value="3600">
            <text:p>3600</text:p>
          </table:table-cell>
          <table:table-cell table:style-name="ce92" table:formula="of:=([.C25]+[.D25]+[.E25])/[.N25]" office:value-type="float" office:value="0.0277777777777778">
            <text:p>0.028</text:p>
          </table:table-cell>
          <table:table-cell table:style-name="ce82" table:formula="of:=(([.L25]*10)+[.N25])/([.C25]+[.D25]+[.E25])" office:value-type="float" office:value="81">
            <text:p>81</text:p>
          </table:table-cell>
          <table:table-cell table:style-name="ce82" office:value-type="float" office:value="450">
            <text:p>450</text:p>
          </table:table-cell>
          <table:table-cell table:style-name="ce92" table:formula="of:=([.L25]/[.Q25])*10" office:value-type="float" office:value="10">
            <text:p>10.000</text:p>
          </table:table-cell>
          <table:table-cell table:style-name="ce92" table:formula="of:=([.N25]/[.Q25])*10" office:value-type="float" office:value="80">
            <text:p>80.000</text:p>
          </table:table-cell>
          <table:table-cell table:style-name="ce78" table:number-columns-repeated="1004"/>
        </table:table-row>
        <table:table-row table:style-name="ro2">
          <table:table-cell table:style-name="ce78" office:value-type="string">
            <text:p>Tsunami</text:p>
          </table:table-cell>
          <table:table-cell table:style-name="ce82" office:value-type="string">
            <text:p>ueb2205</text:p>
          </table:table-cell>
          <table:table-cell table:number-columns-repeated="2" table:style-name="ce82"/>
          <table:table-cell table:style-name="ce82" office:value-type="float" office:value="240">
            <text:p>240</text:p>
          </table:table-cell>
          <table:table-cell table:style-name="ce82" office:value-type="float" office:value="60">
            <text:p>60</text:p>
          </table:table-cell>
          <table:table-cell table:style-name="ce82"/>
          <table:table-cell table:style-name="ce82" office:value-type="float" office:value="40">
            <text:p>40</text:p>
          </table:table-cell>
          <table:table-cell table:style-name="ce82" office:value-type="float" office:value="6400">
            <text:p>6400</text:p>
          </table:table-cell>
          <table:table-cell table:style-name="ce82" office:value-type="float" office:value="5">
            <text:p>5</text:p>
          </table:table-cell>
          <table:table-cell table:style-name="ce82" office:value-type="string">
            <text:p>Sonar</text:p>
          </table:table-cell>
          <table:table-cell table:style-name="ce82" office:value-type="float" office:value="1280">
            <text:p>1280</text:p>
          </table:table-cell>
          <table:table-cell table:style-name="ce92" table:formula="of:=[.L26]/[.I26]" office:value-type="float" office:value="0.2">
            <text:p>0.200</text:p>
          </table:table-cell>
          <table:table-cell table:style-name="ce82" office:value-type="float" office:value="9000">
            <text:p>9000</text:p>
          </table:table-cell>
          <table:table-cell table:style-name="ce92" table:formula="of:=([.C26]+[.D26]+[.E26])/[.N26]" office:value-type="float" office:value="0.0266666666666667">
            <text:p>0.027</text:p>
          </table:table-cell>
          <table:table-cell table:style-name="ce82" table:formula="of:=(([.L26]*10)+[.N26])/([.C26]+[.D26]+[.E26])" office:value-type="float" office:value="90.8333333333333">
            <text:p>90.83</text:p>
          </table:table-cell>
          <table:table-cell table:style-name="ce82" office:value-type="float" office:value="1280">
            <text:p>1280</text:p>
          </table:table-cell>
          <table:table-cell table:style-name="ce92" table:formula="of:=([.L26]/[.Q26])*10" office:value-type="float" office:value="10">
            <text:p>10.000</text:p>
          </table:table-cell>
          <table:table-cell table:style-name="ce92" table:formula="of:=([.N26]/[.Q26])*10" office:value-type="float" office:value="70.3125">
            <text:p>70.313</text:p>
          </table:table-cell>
          <table:table-cell table:style-name="ce78" table:number-columns-repeated="1004"/>
        </table:table-row>
        <table:table-row table:style-name="ro2">
          <table:table-cell table:style-name="ce78" office:value-type="string">
            <text:p>Harpoon</text:p>
          </table:table-cell>
          <table:table-cell table:style-name="ce82" office:value-type="string">
            <text:p>sab2308</text:p>
          </table:table-cell>
          <table:table-cell table:number-columns-repeated="2" table:style-name="ce82"/>
          <table:table-cell table:style-name="ce82" office:value-type="float" office:value="360">
            <text:p>360</text:p>
          </table:table-cell>
          <table:table-cell table:style-name="ce82" office:value-type="float" office:value="80">
            <text:p>80</text:p>
          </table:table-cell>
          <table:table-cell table:style-name="ce82"/>
          <table:table-cell table:style-name="ce82" office:value-type="float" office:value="48">
            <text:p>48</text:p>
          </table:table-cell>
          <table:table-cell table:style-name="ce82" office:value-type="float" office:value="10000">
            <text:p>10000</text:p>
          </table:table-cell>
          <table:table-cell table:style-name="ce82" office:value-type="float" office:value="6">
            <text:p>6</text:p>
          </table:table-cell>
          <table:table-cell table:style-name="ce82" office:value-type="string">
            <text:p>Sonar</text:p>
          </table:table-cell>
          <table:table-cell table:style-name="ce82" office:value-type="float" office:value="3000">
            <text:p>3000</text:p>
          </table:table-cell>
          <table:table-cell table:style-name="ce92" table:formula="of:=[.L27]/[.I27]" office:value-type="float" office:value="0.3">
            <text:p>0.300</text:p>
          </table:table-cell>
          <table:table-cell table:style-name="ce82" office:value-type="float" office:value="25000">
            <text:p>25000</text:p>
          </table:table-cell>
          <table:table-cell table:style-name="ce92" table:formula="of:=([.C27]+[.D27]+[.E27])/[.N27]" office:value-type="float" office:value="0.0144">
            <text:p>0.014</text:p>
          </table:table-cell>
          <table:table-cell table:style-name="ce82" table:formula="of:=(([.L27]*10)+[.N27])/([.C27]+[.D27]+[.E27])" office:value-type="float" office:value="152.777777777778">
            <text:p>152.78</text:p>
          </table:table-cell>
          <table:table-cell table:style-name="ce82" office:value-type="float" office:value="3000">
            <text:p>3000</text:p>
          </table:table-cell>
          <table:table-cell table:style-name="ce92" table:formula="of:=([.L27]/[.Q27])*10" office:value-type="float" office:value="10">
            <text:p>10.000</text:p>
          </table:table-cell>
          <table:table-cell table:style-name="ce92" table:formula="of:=([.N27]/[.Q27])*10" office:value-type="float" office:value="83.3333333333333">
            <text:p>83.333</text:p>
          </table:table-cell>
          <table:table-cell table:style-name="ce78" table:number-columns-repeated="1004"/>
        </table:table-row>
        <table:table-row table:style-name="ro2">
          <table:table-cell table:style-name="ce78" office:value-type="string">
            <text:p>Turtle</text:p>
          </table:table-cell>
          <table:table-cell table:style-name="ce82" office:value-type="string">
            <text:p>WEB0404</text:p>
          </table:table-cell>
          <table:table-cell table:style-name="ce82" office:value-type="float" office:value="2728">
            <text:p>2728</text:p>
          </table:table-cell>
          <table:table-cell table:style-name="ce82"/>
          <table:table-cell table:style-name="ce82" office:value-type="float" office:value="528">
            <text:p>528</text:p>
          </table:table-cell>
          <table:table-cell table:style-name="ce82" office:value-type="float" office:value="130">
            <text:p>130</text:p>
          </table:table-cell>
          <table:table-cell table:style-name="ce82"/>
          <table:table-cell table:style-name="ce82" office:value-type="float" office:value="44">
            <text:p>44</text:p>
          </table:table-cell>
          <table:table-cell table:style-name="ce82" office:value-type="float" office:value="46900">
            <text:p>46900</text:p>
          </table:table-cell>
          <table:table-cell table:style-name="ce82" office:value-type="float" office:value="22">
            <text:p>22</text:p>
          </table:table-cell>
          <table:table-cell table:style-name="ce82" office:value-type="float" office:value="120">
            <text:p>120</text:p>
          </table:table-cell>
          <table:table-cell table:style-name="ce82" office:value-type="float" office:value="35000">
            <text:p>35000</text:p>
          </table:table-cell>
          <table:table-cell table:style-name="ce92" table:formula="of:=[.L28]/[.I28]" office:value-type="float" office:value="0.746268656716418">
            <text:p>0.746</text:p>
          </table:table-cell>
          <table:table-cell table:style-name="ce82" office:value-type="float" office:value="295000">
            <text:p>295000</text:p>
          </table:table-cell>
          <table:table-cell table:style-name="ce92" table:formula="of:=([.C28]+[.D28]+[.E28])/[.N28]" office:value-type="float" office:value="0.0110372881355932">
            <text:p>0.011</text:p>
          </table:table-cell>
          <table:table-cell table:style-name="ce82" table:formula="of:=(([.L28]*10)+[.N28])/([.C28]+[.D28]+[.E28])" office:value-type="float" office:value="198.095823095823">
            <text:p>198.1</text:p>
          </table:table-cell>
          <table:table-cell table:style-name="ce82" office:value-type="float" office:value="5900">
            <text:p>5900</text:p>
          </table:table-cell>
          <table:table-cell table:style-name="ce92" table:formula="of:=([.L28]/[.Q28])*10" office:value-type="float" office:value="59.3220338983051">
            <text:p>59.322</text:p>
          </table:table-cell>
          <table:table-cell table:style-name="ce92" table:formula="of:=([.N28]/[.Q28])*10" office:value-type="float" office:value="500">
            <text:p>500.000</text:p>
          </table:table-cell>
          <table:table-cell table:style-name="ce78" table:number-columns-repeated="1004"/>
        </table:table-row>
        <table:table-row table:style-name="ro2">
          <table:table-cell table:style-name="ce98" office:value-type="string">
            <text:p>Tide</text:p>
          </table:table-cell>
          <table:table-cell table:style-name="ce100" office:value-type="string">
            <text:p>UAB2109</text:p>
          </table:table-cell>
          <table:table-cell table:number-columns-repeated="2" table:style-name="ce100"/>
          <table:table-cell table:style-name="ce100" office:value-type="float" office:value="100">
            <text:p>100</text:p>
          </table:table-cell>
          <table:table-cell table:style-name="ce100" office:value-type="float" office:value="45">
            <text:p>45</text:p>
          </table:table-cell>
          <table:table-cell table:style-name="ce100"/>
          <table:table-cell table:style-name="ce100" office:value-type="float" office:value="40">
            <text:p>40</text:p>
          </table:table-cell>
          <table:table-cell table:style-name="ce100" office:value-type="float" office:value="1625">
            <text:p>1625</text:p>
          </table:table-cell>
          <table:table-cell table:style-name="ce100" office:value-type="float" office:value="2">
            <text:p>2</text:p>
          </table:table-cell>
          <table:table-cell table:style-name="ce100" office:value-type="string">
            <text:p>Sonar</text:p>
          </table:table-cell>
          <table:table-cell table:style-name="ce100" office:value-type="float" office:value="450">
            <text:p>450</text:p>
          </table:table-cell>
          <table:table-cell table:style-name="ce103" table:formula="of:=[.L29]/[.I29]" office:value-type="float" office:value="0.276923076923077">
            <text:p>0.277</text:p>
          </table:table-cell>
          <table:table-cell table:style-name="ce100" office:value-type="float" office:value="3600">
            <text:p>3600</text:p>
          </table:table-cell>
          <table:table-cell table:style-name="ce103" table:formula="of:=([.C29]+[.D29]+[.E29])/[.N29]" office:value-type="float" office:value="0.0277777777777778">
            <text:p>0.028</text:p>
          </table:table-cell>
          <table:table-cell table:style-name="ce100" table:formula="of:=(([.L29]*10)+[.N29])/([.C29]+[.D29]+[.E29])" office:value-type="float" office:value="81">
            <text:p>81</text:p>
          </table:table-cell>
          <table:table-cell table:style-name="ce100" office:value-type="float" office:value="450">
            <text:p>450</text:p>
          </table:table-cell>
          <table:table-cell table:style-name="ce103" table:formula="of:=([.L29]/[.Q29])*10" office:value-type="float" office:value="10">
            <text:p>10.000</text:p>
          </table:table-cell>
          <table:table-cell table:style-name="ce103" table:formula="of:=([.N29]/[.Q29])*10" office:value-type="float" office:value="80">
            <text:p>80.000</text:p>
          </table:table-cell>
          <table:table-cell table:style-name="ce98" table:number-columns-repeated="1004"/>
        </table:table-row>
        <table:table-row table:style-name="ro2">
          <table:table-cell table:style-name="ce98" office:value-type="string">
            <text:p>Wave Break</text:p>
          </table:table-cell>
          <table:table-cell table:style-name="ce100" office:value-type="string">
            <text:p>uab2205</text:p>
          </table:table-cell>
          <table:table-cell table:number-columns-repeated="2" table:style-name="ce100"/>
          <table:table-cell table:style-name="ce100" office:value-type="float" office:value="240">
            <text:p>240</text:p>
          </table:table-cell>
          <table:table-cell table:style-name="ce100" office:value-type="float" office:value="60">
            <text:p>60</text:p>
          </table:table-cell>
          <table:table-cell table:style-name="ce100"/>
          <table:table-cell table:style-name="ce100" office:value-type="float" office:value="40">
            <text:p>40</text:p>
          </table:table-cell>
          <table:table-cell table:style-name="ce100" office:value-type="float" office:value="6100">
            <text:p>6100</text:p>
          </table:table-cell>
          <table:table-cell table:style-name="ce100" office:value-type="float" office:value="5">
            <text:p>5</text:p>
          </table:table-cell>
          <table:table-cell table:style-name="ce100" office:value-type="string">
            <text:p>Sonar</text:p>
          </table:table-cell>
          <table:table-cell table:style-name="ce100" office:value-type="float" office:value="1080">
            <text:p>1080</text:p>
          </table:table-cell>
          <table:table-cell table:style-name="ce103" table:formula="of:=[.L30]/[.I30]" office:value-type="float" office:value="0.177049180327869">
            <text:p>0.177</text:p>
          </table:table-cell>
          <table:table-cell table:style-name="ce100" office:value-type="float" office:value="9000">
            <text:p>9000</text:p>
          </table:table-cell>
          <table:table-cell table:style-name="ce103" table:formula="of:=([.C30]+[.D30]+[.E30])/[.N30]" office:value-type="float" office:value="0.0266666666666667">
            <text:p>0.027</text:p>
          </table:table-cell>
          <table:table-cell table:style-name="ce100" table:formula="of:=(([.L30]*10)+[.N30])/([.C30]+[.D30]+[.E30])" office:value-type="float" office:value="82.5">
            <text:p>82.5</text:p>
          </table:table-cell>
          <table:table-cell table:style-name="ce100" office:value-type="float" office:value="1080">
            <text:p>1080</text:p>
          </table:table-cell>
          <table:table-cell table:style-name="ce103" table:formula="of:=([.L30]/[.Q30])*10" office:value-type="float" office:value="10">
            <text:p>10.000</text:p>
          </table:table-cell>
          <table:table-cell table:style-name="ce103" table:formula="of:=([.N30]/[.Q30])*10" office:value-type="float" office:value="83.3333333333333">
            <text:p>83.333</text:p>
          </table:table-cell>
          <table:table-cell table:style-name="ce98" table:number-columns-repeated="1004"/>
        </table:table-row>
        <table:table-row table:style-name="ro2">
          <table:table-cell table:style-name="ce98" office:value-type="string">
            <text:p>Flash Flood</text:p>
          </table:table-cell>
          <table:table-cell table:style-name="ce100" office:value-type="string">
            <text:p>sab2308</text:p>
          </table:table-cell>
          <table:table-cell table:number-columns-repeated="2" table:style-name="ce100"/>
          <table:table-cell table:style-name="ce100" office:value-type="float" office:value="360">
            <text:p>360</text:p>
          </table:table-cell>
          <table:table-cell table:style-name="ce100" office:value-type="float" office:value="80">
            <text:p>80</text:p>
          </table:table-cell>
          <table:table-cell table:style-name="ce100"/>
          <table:table-cell table:style-name="ce100" office:value-type="float" office:value="48">
            <text:p>48</text:p>
          </table:table-cell>
          <table:table-cell table:style-name="ce100" office:value-type="float" office:value="10000">
            <text:p>10000</text:p>
          </table:table-cell>
          <table:table-cell table:style-name="ce100" office:value-type="float" office:value="6">
            <text:p>6</text:p>
          </table:table-cell>
          <table:table-cell table:style-name="ce100" office:value-type="string">
            <text:p>Sonar</text:p>
          </table:table-cell>
          <table:table-cell table:style-name="ce100" office:value-type="float" office:value="3000">
            <text:p>3000</text:p>
          </table:table-cell>
          <table:table-cell table:style-name="ce103" table:formula="of:=[.L31]/[.I31]" office:value-type="float" office:value="0.3">
            <text:p>0.300</text:p>
          </table:table-cell>
          <table:table-cell table:style-name="ce100" office:value-type="float" office:value="25000">
            <text:p>25000</text:p>
          </table:table-cell>
          <table:table-cell table:style-name="ce103" table:formula="of:=([.C31]+[.D31]+[.E31])/[.N31]" office:value-type="float" office:value="0.0144">
            <text:p>0.014</text:p>
          </table:table-cell>
          <table:table-cell table:style-name="ce100" table:formula="of:=(([.L31]*10)+[.N31])/([.C31]+[.D31]+[.E31])" office:value-type="float" office:value="152.777777777778">
            <text:p>152.78</text:p>
          </table:table-cell>
          <table:table-cell table:style-name="ce100" office:value-type="float" office:value="3000">
            <text:p>3000</text:p>
          </table:table-cell>
          <table:table-cell table:style-name="ce103" table:formula="of:=([.L31]/[.Q31])*10" office:value-type="float" office:value="10">
            <text:p>10.000</text:p>
          </table:table-cell>
          <table:table-cell table:style-name="ce103" table:formula="of:=([.N31]/[.Q31])*10" office:value-type="float" office:value="83.3333333333333">
            <text:p>83.333</text:p>
          </table:table-cell>
          <table:table-cell table:style-name="ce98" table:number-columns-repeated="1004"/>
        </table:table-row>
        <table:table-row table:style-name="ro2">
          <table:table-cell table:style-name="ce80" office:value-type="string">
            <text:p>Scuttle</text:p>
          </table:table-cell>
          <table:table-cell table:style-name="ce84" office:value-type="string">
            <text:p>URB2109</text:p>
          </table:table-cell>
          <table:table-cell table:number-columns-repeated="2" table:style-name="ce84"/>
          <table:table-cell table:style-name="ce84" office:value-type="float" office:value="100">
            <text:p>100</text:p>
          </table:table-cell>
          <table:table-cell table:style-name="ce84" office:value-type="float" office:value="45">
            <text:p>45</text:p>
          </table:table-cell>
          <table:table-cell table:style-name="ce84"/>
          <table:table-cell table:style-name="ce84" office:value-type="float" office:value="40">
            <text:p>40</text:p>
          </table:table-cell>
          <table:table-cell table:style-name="ce84" office:value-type="float" office:value="1625">
            <text:p>1625</text:p>
          </table:table-cell>
          <table:table-cell table:style-name="ce84" office:value-type="float" office:value="4">
            <text:p>4</text:p>
          </table:table-cell>
          <table:table-cell table:style-name="ce84" office:value-type="string">
            <text:p>Sonar</text:p>
          </table:table-cell>
          <table:table-cell table:style-name="ce84" office:value-type="float" office:value="450">
            <text:p>450</text:p>
          </table:table-cell>
          <table:table-cell table:style-name="ce94" table:formula="of:=[.L32]/[.I32]" office:value-type="float" office:value="0.276923076923077">
            <text:p>0.277</text:p>
          </table:table-cell>
          <table:table-cell table:style-name="ce84" office:value-type="float" office:value="3600">
            <text:p>3600</text:p>
          </table:table-cell>
          <table:table-cell table:style-name="ce94" table:formula="of:=([.C32]+[.D32]+[.E32])/[.N32]" office:value-type="float" office:value="0.0277777777777778">
            <text:p>0.028</text:p>
          </table:table-cell>
          <table:table-cell table:style-name="ce84" table:formula="of:=(([.L32]*10)+[.N32])/([.C32]+[.D32]+[.E32])" office:value-type="float" office:value="81">
            <text:p>81</text:p>
          </table:table-cell>
          <table:table-cell table:style-name="ce84" office:value-type="float" office:value="450">
            <text:p>450</text:p>
          </table:table-cell>
          <table:table-cell table:style-name="ce94" table:formula="of:=([.L32]/[.Q32])*10" office:value-type="float" office:value="10">
            <text:p>10.000</text:p>
          </table:table-cell>
          <table:table-cell table:style-name="ce94" table:formula="of:=([.N32]/[.Q32])*10" office:value-type="float" office:value="80">
            <text:p>80.000</text:p>
          </table:table-cell>
          <table:table-cell table:style-name="ce80" table:number-columns-repeated="1004"/>
        </table:table-row>
        <table:table-row table:style-name="ro2">
          <table:table-cell table:style-name="ce80" office:value-type="string">
            <text:p>Tentacle</text:p>
          </table:table-cell>
          <table:table-cell table:style-name="ce84" office:value-type="string">
            <text:p>urb2205</text:p>
          </table:table-cell>
          <table:table-cell table:number-columns-repeated="2" table:style-name="ce84"/>
          <table:table-cell table:style-name="ce84" office:value-type="float" office:value="240">
            <text:p>240</text:p>
          </table:table-cell>
          <table:table-cell table:style-name="ce84" office:value-type="float" office:value="60">
            <text:p>60</text:p>
          </table:table-cell>
          <table:table-cell table:style-name="ce84"/>
          <table:table-cell table:style-name="ce84" office:value-type="float" office:value="40">
            <text:p>40</text:p>
          </table:table-cell>
          <table:table-cell table:style-name="ce84" office:value-type="float" office:value="6100">
            <text:p>6100</text:p>
          </table:table-cell>
          <table:table-cell table:style-name="ce84" office:value-type="float" office:value="8">
            <text:p>8</text:p>
          </table:table-cell>
          <table:table-cell table:style-name="ce84" office:value-type="string">
            <text:p>Sonar</text:p>
          </table:table-cell>
          <table:table-cell table:style-name="ce84" office:value-type="float" office:value="1280">
            <text:p>1280</text:p>
          </table:table-cell>
          <table:table-cell table:style-name="ce94" table:formula="of:=[.L33]/[.I33]" office:value-type="float" office:value="0.20983606557377">
            <text:p>0.210</text:p>
          </table:table-cell>
          <table:table-cell table:style-name="ce84" office:value-type="float" office:value="9000">
            <text:p>9000</text:p>
          </table:table-cell>
          <table:table-cell table:style-name="ce94" table:formula="of:=([.C33]+[.D33]+[.E33])/[.N33]" office:value-type="float" office:value="0.0266666666666667">
            <text:p>0.027</text:p>
          </table:table-cell>
          <table:table-cell table:style-name="ce84" table:formula="of:=(([.L33]*10)+[.N33])/([.C33]+[.D33]+[.E33])" office:value-type="float" office:value="90.8333333333333">
            <text:p>90.83</text:p>
          </table:table-cell>
          <table:table-cell table:style-name="ce84" office:value-type="float" office:value="1280">
            <text:p>1280</text:p>
          </table:table-cell>
          <table:table-cell table:style-name="ce94" table:formula="of:=([.L33]/[.Q33])*10" office:value-type="float" office:value="10">
            <text:p>10.000</text:p>
          </table:table-cell>
          <table:table-cell table:style-name="ce94" table:formula="of:=([.N33]/[.Q33])*10" office:value-type="float" office:value="70.3125">
            <text:p>70.313</text:p>
          </table:table-cell>
          <table:table-cell table:style-name="ce80" table:number-columns-repeated="1004"/>
        </table:table-row>
        <table:table-row table:style-name="ro2">
          <table:table-cell table:style-name="ce80" office:value-type="string">
            <text:p>HARMS</text:p>
          </table:table-cell>
          <table:table-cell table:style-name="ce84" office:value-type="string">
            <text:p>xrb2308</text:p>
          </table:table-cell>
          <table:table-cell table:number-columns-repeated="2" table:style-name="ce84"/>
          <table:table-cell table:style-name="ce84" office:value-type="float" office:value="420">
            <text:p>420</text:p>
          </table:table-cell>
          <table:table-cell table:style-name="ce84" office:value-type="float" office:value="80">
            <text:p>80</text:p>
          </table:table-cell>
          <table:table-cell table:style-name="ce84"/>
          <table:table-cell table:style-name="ce84" office:value-type="float" office:value="48">
            <text:p>48</text:p>
          </table:table-cell>
          <table:table-cell table:style-name="ce84" office:value-type="float" office:value="11000">
            <text:p>11000</text:p>
          </table:table-cell>
          <table:table-cell table:style-name="ce84" office:value-type="float" office:value="7">
            <text:p>7</text:p>
          </table:table-cell>
          <table:table-cell table:style-name="ce84" office:value-type="string">
            <text:p>Sonar</text:p>
          </table:table-cell>
          <table:table-cell table:style-name="ce84" office:value-type="float" office:value="3000">
            <text:p>3000</text:p>
          </table:table-cell>
          <table:table-cell table:style-name="ce94" table:formula="of:=[.L34]/[.I34]" office:value-type="float" office:value="0.272727272727273">
            <text:p>0.273</text:p>
          </table:table-cell>
          <table:table-cell table:style-name="ce84" office:value-type="float" office:value="25000">
            <text:p>25000</text:p>
          </table:table-cell>
          <table:table-cell table:style-name="ce94" table:formula="of:=([.C34]+[.D34]+[.E34])/[.N34]" office:value-type="float" office:value="0.0168">
            <text:p>0.017</text:p>
          </table:table-cell>
          <table:table-cell table:style-name="ce84" table:formula="of:=(([.L34]*10)+[.N34])/([.C34]+[.D34]+[.E34])" office:value-type="float" office:value="130.952380952381">
            <text:p>130.95</text:p>
          </table:table-cell>
          <table:table-cell table:style-name="ce84" office:value-type="float" office:value="3000">
            <text:p>3000</text:p>
          </table:table-cell>
          <table:table-cell table:style-name="ce94" table:formula="of:=([.L34]/[.Q34])*10" office:value-type="float" office:value="10">
            <text:p>10.000</text:p>
          </table:table-cell>
          <table:table-cell table:style-name="ce94" table:formula="of:=([.N34]/[.Q34])*10" office:value-type="float" office:value="83.3333333333333">
            <text:p>83.333</text:p>
          </table:table-cell>
          <table:table-cell table:style-name="ce80" table:number-columns-repeated="1004"/>
        </table:table-row>
        <table:table-row table:style-name="ro2">
          <table:table-cell table:style-name="ce55" office:value-type="string">
            <text:p>Sou-atha</text:p>
          </table:table-cell>
          <table:table-cell table:style-name="ce56" office:value-type="string">
            <text:p>xsb2109</text:p>
          </table:table-cell>
          <table:table-cell table:number-columns-repeated="2" table:style-name="ce56"/>
          <table:table-cell table:style-name="ce56" office:value-type="float" office:value="100">
            <text:p>100</text:p>
          </table:table-cell>
          <table:table-cell table:style-name="ce56" office:value-type="float" office:value="45">
            <text:p>45</text:p>
          </table:table-cell>
          <table:table-cell table:style-name="ce56"/>
          <table:table-cell table:style-name="ce56" office:value-type="float" office:value="40">
            <text:p>40</text:p>
          </table:table-cell>
          <table:table-cell table:style-name="ce56" office:value-type="float" office:value="1625">
            <text:p>1625</text:p>
          </table:table-cell>
          <table:table-cell table:style-name="ce56" office:value-type="float" office:value="3">
            <text:p>3</text:p>
          </table:table-cell>
          <table:table-cell table:style-name="ce56" office:value-type="string">
            <text:p>Sonar</text:p>
          </table:table-cell>
          <table:table-cell table:style-name="ce56" office:value-type="float" office:value="450">
            <text:p>450</text:p>
          </table:table-cell>
          <table:table-cell table:style-name="ce58" table:formula="of:=[.L35]/[.I35]" office:value-type="float" office:value="0.276923076923077">
            <text:p>0.277</text:p>
          </table:table-cell>
          <table:table-cell table:style-name="ce56" office:value-type="float" office:value="3600">
            <text:p>3600</text:p>
          </table:table-cell>
          <table:table-cell table:style-name="ce58" table:formula="of:=([.C35]+[.D35]+[.E35])/[.N35]" office:value-type="float" office:value="0.0277777777777778">
            <text:p>0.028</text:p>
          </table:table-cell>
          <table:table-cell table:style-name="ce56" table:formula="of:=(([.L35]*10)+[.N35])/([.C35]+[.D35]+[.E35])" office:value-type="float" office:value="81">
            <text:p>81</text:p>
          </table:table-cell>
          <table:table-cell table:style-name="ce56" office:value-type="float" office:value="450">
            <text:p>450</text:p>
          </table:table-cell>
          <table:table-cell table:style-name="ce58" table:formula="of:=([.L35]/[.Q35])*10" office:value-type="float" office:value="10">
            <text:p>10.000</text:p>
          </table:table-cell>
          <table:table-cell table:style-name="ce58" table:formula="of:=([.N35]/[.Q35])*10" office:value-type="float" office:value="80">
            <text:p>80.000</text:p>
          </table:table-cell>
          <table:table-cell table:style-name="ce55" table:number-columns-repeated="1004"/>
        </table:table-row>
        <table:table-row table:style-name="ro2">
          <table:table-cell table:style-name="ce55" office:value-type="string">
            <text:p>Uosthu</text:p>
          </table:table-cell>
          <table:table-cell table:style-name="ce56" office:value-type="string">
            <text:p>xsb2205</text:p>
          </table:table-cell>
          <table:table-cell table:number-columns-repeated="2" table:style-name="ce56" office:value-type="string">
            <text:p><text:s/></text:p>
          </table:table-cell>
          <table:table-cell table:style-name="ce56" office:value-type="float" office:value="240">
            <text:p>240</text:p>
          </table:table-cell>
          <table:table-cell table:style-name="ce56" office:value-type="float" office:value="66">
            <text:p>66</text:p>
          </table:table-cell>
          <table:table-cell table:style-name="ce56"/>
          <table:table-cell table:style-name="ce56" office:value-type="float" office:value="40">
            <text:p>40</text:p>
          </table:table-cell>
          <table:table-cell table:style-name="ce56" office:value-type="float" office:value="6100">
            <text:p>6100</text:p>
          </table:table-cell>
          <table:table-cell table:style-name="ce56" office:value-type="float" office:value="6">
            <text:p>6</text:p>
          </table:table-cell>
          <table:table-cell table:style-name="ce56" office:value-type="string">
            <text:p>Sonar</text:p>
          </table:table-cell>
          <table:table-cell table:style-name="ce56" office:value-type="float" office:value="1200">
            <text:p>1200</text:p>
          </table:table-cell>
          <table:table-cell table:style-name="ce58" office:value-type="float" office:value="0.218181818181818">
            <text:p>0.218</text:p>
          </table:table-cell>
          <table:table-cell table:style-name="ce56" office:value-type="float" office:value="9000">
            <text:p>9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1200">
            <text:p>12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table-cell table:style-name="ce55" office:value-type="string">
            <text:p>Uosthuum</text:p>
          </table:table-cell>
          <table:table-cell table:style-name="ce56" office:value-type="string">
            <text:p>sss0306</text:p>
          </table:table-cell>
          <table:table-cell table:number-columns-repeated="2" table:style-name="ce56" office:value-type="string">
            <text:p><text:s/></text:p>
          </table:table-cell>
          <table:table-cell table:style-name="ce56" office:value-type="float" office:value="480">
            <text:p>480</text:p>
          </table:table-cell>
          <table:table-cell table:style-name="ce56" office:value-type="float" office:value="80">
            <text:p>80</text:p>
          </table:table-cell>
          <table:table-cell table:style-name="ce56"/>
          <table:table-cell table:style-name="ce56" office:value-type="float" office:value="48">
            <text:p>48</text:p>
          </table:table-cell>
          <table:table-cell table:style-name="ce56" office:value-type="float" office:value="10000">
            <text:p>10000</text:p>
          </table:table-cell>
          <table:table-cell table:style-name="ce56" office:value-type="float" office:value="6">
            <text:p>6</text:p>
          </table:table-cell>
          <table:table-cell table:style-name="ce56" office:value-type="string">
            <text:p>Sonar</text:p>
          </table:table-cell>
          <table:table-cell table:style-name="ce56" office:value-type="float" office:value="3000">
            <text:p>3000</text:p>
          </table:table-cell>
          <table:table-cell table:style-name="ce58" office:value-type="float" office:value="0.218181818181818">
            <text:p>0.218</text:p>
          </table:table-cell>
          <table:table-cell table:style-name="ce56" office:value-type="float" office:value="25000">
            <text:p>25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3000">
            <text:p>30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Calculations" table:style-name="ta1" table:print="false">
        <table:table-column table:style-name="co3" table:default-cell-style-name="ce55"/>
        <table:table-column table:style-name="co3" table:default-cell-style-name="ce56"/>
        <table:table-column table:style-name="co34" table:default-cell-style-name="ce56"/>
        <table:table-column table:style-name="co63" table:default-cell-style-name="ce56"/>
        <table:table-column table:style-name="co46" table:default-cell-style-name="ce56"/>
        <table:table-column table:style-name="co64" table:default-cell-style-name="ce56"/>
        <table:table-column table:style-name="co65" table:default-cell-style-name="ce56"/>
        <table:table-column table:style-name="co3" table:default-cell-style-name="ce56"/>
        <table:table-column table:style-name="co38" table:default-cell-style-name="ce56"/>
        <table:table-column table:style-name="co66" table:default-cell-style-name="ce56"/>
        <table:table-column table:style-name="co3" table:number-columns-repeated="2" table:default-cell-style-name="ce56"/>
        <table:table-column table:style-name="co66" table:default-cell-style-name="Default"/>
        <table:table-column table:style-name="co3" table:number-columns-repeated="834" table:default-cell-style-name="ce78"/>
        <table:table-column table:style-name="co3" table:number-columns-repeated="150"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Tier</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AOE</text:p>
          </table:table-cell>
          <table:table-cell table:style-name="ce15" office:value-type="string">
            <text:p>AOE ratio</text:p>
          </table:table-cell>
          <table:table-cell table:style-name="ce15" office:value-type="string">
            <text:p>Shell Damage</text:p>
          </table:table-cell>
          <table:table-cell table:style-name="ce15" office:value-type="string">
            <text:p>E/Shell</text:p>
          </table:table-cell>
          <table:table-cell table:style-name="ce15" office:value-type="string">
            <text:p>E formula</text:p>
          </table:table-cell>
          <table:table-cell table:style-name="ce15" office:value-type="string">
            <text:p>Range mod</text:p>
          </table:table-cell>
          <table:table-cell table:style-name="ce15" office:value-type="string">
            <text:p>Range</text:p>
          </table:table-cell>
          <table:table-cell table:style-name="Default" table:number-columns-repeated="834"/>
          <table:table-cell table:number-columns-repeated="150"/>
        </table:table-row>
        <table:table-row table:style-name="ro1">
          <table:table-cell table:style-name="ce156" office:value-type="string">
            <text:p>Artillery &amp; Barrage Artillery</text:p>
          </table:table-cell>
          <table:table-cell table:style-name="ce157" table:number-columns-repeated="6"/>
          <table:table-cell table:style-name="ce157" office:value-type="string">
            <text:p>Dmg Area</text:p>
          </table:table-cell>
          <table:table-cell table:style-name="ce157" table:number-columns-repeated="2"/>
          <table:table-cell table:style-name="ce157" office:value-type="string">
            <text:p>.75E</text:p>
          </table:table-cell>
          <table:table-cell table:style-name="ce157" office:value-type="string">
            <text:p>60 used</text:p>
          </table:table-cell>
          <table:table-cell table:style-name="ce157"/>
          <table:table-cell table:style-name="ce156" table:number-columns-repeated="984"/>
        </table:table-row>
        <table:table-row table:style-name="ro2">
          <table:table-cell table:style-name="ce78" office:value-type="string">
            <text:p>Poker</text:p>
          </table:table-cell>
          <table:table-cell table:style-name="ce82" office:value-type="string">
            <text:p>seb2103</text:p>
          </table:table-cell>
          <table:table-cell table:style-name="ce82" office:value-type="string">
            <text:p>T1</text:p>
          </table:table-cell>
          <table:table-cell table:style-name="ce82" office:value-type="float" office:value="82.5">
            <text:p>82.5</text:p>
          </table:table-cell>
          <table:table-cell table:style-name="ce82" table:number-columns-repeated="2"/>
          <table:table-cell table:style-name="ce82" office:value-type="float" office:value="1.5">
            <text:p>1.5</text:p>
          </table:table-cell>
          <table:table-cell table:style-name="ce82" table:formula="of:= PI() * ([.G3]*[.G3])" office:value-type="float" office:value="7.06858347057703">
            <text:p>7.07</text:p>
          </table:table-cell>
          <table:table-cell table:style-name="ce82" office:value-type="float" office:value="300">
            <text:p>300</text:p>
          </table:table-cell>
          <table:table-cell table:style-name="ce82" office:value-type="float" office:value="150">
            <text:p>150</text:p>
          </table:table-cell>
          <table:table-cell table:style-name="ce82" table:formula="of:= INT((([.H3]*[.I3])/10)*0.75) * (1+[.L3])" office:value-type="float" office:value="152.991618818585">
            <text:p>152.99</text:p>
          </table:table-cell>
          <table:table-cell table:style-name="ce82" table:formula="of:= LOG([.M3]/60)" office:value-type="float" office:value="-0.0377885608893998">
            <text:p>-0.04</text:p>
          </table:table-cell>
          <table:table-cell table:style-name="ce82" office:value-type="float" office:value="55">
            <text:p>55</text:p>
          </table:table-cell>
          <table:table-cell table:number-columns-repeated="834"/>
          <table:table-cell table:style-name="ce78" table:number-columns-repeated="150"/>
        </table:table-row>
        <table:table-row table:style-name="ro2">
          <table:table-cell table:style-name="ce78" office:value-type="string">
            <text:p>Klink Hammer</text:p>
          </table:table-cell>
          <table:table-cell table:style-name="ce82" office:value-type="string">
            <text:p>ueb2303</text:p>
          </table:table-cell>
          <table:table-cell table:style-name="ce82" office:value-type="string">
            <text:p>T2</text:p>
          </table:table-cell>
          <table:table-cell table:style-name="ce82" office:value-type="float" office:value="166">
            <text:p>166</text:p>
          </table:table-cell>
          <table:table-cell table:style-name="ce82" table:number-columns-repeated="2"/>
          <table:table-cell table:style-name="ce82" office:value-type="float" office:value="2">
            <text:p>2</text:p>
          </table:table-cell>
          <table:table-cell table:style-name="ce82" table:formula="of:= PI() * ([.G4]*[.G4])" office:value-type="float" office:value="12.5663706143592">
            <text:p>12.57</text:p>
          </table:table-cell>
          <table:table-cell table:style-name="ce82" office:value-type="float" office:value="1500">
            <text:p>1500</text:p>
          </table:table-cell>
          <table:table-cell table:style-name="ce82" office:value-type="float" office:value="1860">
            <text:p>1860</text:p>
          </table:table-cell>
          <table:table-cell table:style-name="ce82" table:formula="of:= INT((([.H4]*[.I4])/10)*0.75) * (1+[.L4])" office:value-type="float" office:value="1863.4061315883">
            <text:p>1863.41</text:p>
          </table:table-cell>
          <table:table-cell table:style-name="ce82" table:formula="of:= LOG([.M4]/60)" office:value-type="float" office:value="0.318758762624413">
            <text:p>0.32</text:p>
          </table:table-cell>
          <table:table-cell table:style-name="ce82" office:value-type="float" office:value="125">
            <text:p>125</text:p>
          </table:table-cell>
          <table:table-cell table:number-columns-repeated="834"/>
          <table:table-cell table:style-name="ce78" table:number-columns-repeated="150"/>
        </table:table-row>
        <table:table-row table:style-name="ro2">
          <table:table-cell table:style-name="ce78" office:value-type="string">
            <text:p>Hellstorm</text:p>
          </table:table-cell>
          <table:table-cell table:style-name="ce82" office:value-type="string">
            <text:p>beb2303</text:p>
          </table:table-cell>
          <table:table-cell table:style-name="ce82" office:value-type="string">
            <text:p>T2</text:p>
          </table:table-cell>
          <table:table-cell table:style-name="ce82" office:value-type="float" office:value="125">
            <text:p>125</text:p>
          </table:table-cell>
          <table:table-cell table:style-name="ce82" table:number-columns-repeated="2"/>
          <table:table-cell table:style-name="ce82" office:value-type="float" office:value="2">
            <text:p>2</text:p>
          </table:table-cell>
          <table:table-cell table:style-name="ce82" table:formula="of:= PI() * ([.G5]*[.G5])" office:value-type="float" office:value="12.5663706143592">
            <text:p>12.57</text:p>
          </table:table-cell>
          <table:table-cell table:style-name="ce82" office:value-type="float" office:value="250">
            <text:p>250</text:p>
          </table:table-cell>
          <table:table-cell table:style-name="ce82" office:value-type="float" office:value="240">
            <text:p>240</text:p>
          </table:table-cell>
          <table:table-cell table:style-name="ce82" table:formula="of:= INT((([.H5]*[.I5])/10)*0.75) * (1+[.L5])" office:value-type="float" office:value="243.169094970915">
            <text:p>243.17</text:p>
          </table:table-cell>
          <table:table-cell table:style-name="ce82" table:formula="of:= LOG([.M5]/60)" office:value-type="float" office:value="0.0347621062592119">
            <text:p>0.03</text:p>
          </table:table-cell>
          <table:table-cell table:style-name="ce82" office:value-type="float" office:value="65">
            <text:p>65</text:p>
          </table:table-cell>
          <table:table-cell table:number-columns-repeated="834"/>
          <table:table-cell table:style-name="ce78" table:number-columns-repeated="150"/>
        </table:table-row>
        <table:table-row table:style-name="ro2">
          <table:table-cell table:style-name="ce78" office:value-type="string">
            <text:p>Guardian</text:p>
          </table:table-cell>
          <table:table-cell table:style-name="ce82" office:value-type="string">
            <text:p>seb2311</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2">
            <text:p>2</text:p>
          </table:table-cell>
          <table:table-cell table:style-name="ce82" table:formula="of:= PI() * ([.G6]*[.G6])" office:value-type="float" office:value="12.5663706143592">
            <text:p>12.57</text:p>
          </table:table-cell>
          <table:table-cell table:style-name="ce82" office:value-type="float" office:value="900">
            <text:p>900</text:p>
          </table:table-cell>
          <table:table-cell table:style-name="ce82" office:value-type="float" office:value="950">
            <text:p>950</text:p>
          </table:table-cell>
          <table:table-cell table:style-name="ce82" table:formula="of:= INT((([.H6]*[.I6])/10)*0.75) * (1+[.L6])" office:value-type="float" office:value="949.315513088965">
            <text:p>949.32</text:p>
          </table:table-cell>
          <table:table-cell table:style-name="ce82" table:formula="of:= LOG([.M6]/60)" office:value-type="float" office:value="0.119475840906798">
            <text:p>0.12</text:p>
          </table:table-cell>
          <table:table-cell table:style-name="ce82" office:value-type="float" office:value="79">
            <text:p>79</text:p>
          </table:table-cell>
          <table:table-cell table:number-columns-repeated="834"/>
          <table:table-cell table:style-name="ce78" table:number-columns-repeated="150"/>
        </table:table-row>
        <table:table-row table:style-name="ro2">
          <table:table-cell table:style-name="ce78" office:value-type="string">
            <text:p>Jackhammer</text:p>
          </table:table-cell>
          <table:table-cell table:style-name="ce82" office:value-type="string">
            <text:p>leb2320</text:p>
          </table:table-cell>
          <table:table-cell table:style-name="ce82" office:value-type="string">
            <text:p>T3</text:p>
          </table:table-cell>
          <table:table-cell table:style-name="ce82" office:value-type="float" office:value="498">
            <text:p>498</text:p>
          </table:table-cell>
          <table:table-cell table:style-name="ce82" table:number-columns-repeated="2"/>
          <table:table-cell table:style-name="ce82" office:value-type="float" office:value="2">
            <text:p>2</text:p>
          </table:table-cell>
          <table:table-cell table:style-name="ce82" table:formula="of:= PI() * ([.G7]*[.G7])" office:value-type="float" office:value="12.5663706143592">
            <text:p>12.57</text:p>
          </table:table-cell>
          <table:table-cell table:style-name="ce82" office:value-type="float" office:value="1500">
            <text:p>1500</text:p>
          </table:table-cell>
          <table:table-cell table:style-name="ce82" office:value-type="float" office:value="2000">
            <text:p>2000</text:p>
          </table:table-cell>
          <table:table-cell table:style-name="ce82" table:formula="of:= INT((([.H7]*[.I7])/10)*0.75) * (1+[.L7])" office:value-type="float" office:value="1995.41097272253">
            <text:p>1995.41</text:p>
          </table:table-cell>
          <table:table-cell table:style-name="ce82" table:formula="of:= LOG([.M7]/60)" office:value-type="float" office:value="0.412180447786648">
            <text:p>0.41</text:p>
          </table:table-cell>
          <table:table-cell table:style-name="ce82" office:value-type="float" office:value="155">
            <text:p>155</text:p>
          </table:table-cell>
          <table:table-cell table:number-columns-repeated="834"/>
          <table:table-cell table:style-name="ce78" table:number-columns-repeated="150"/>
        </table:table-row>
        <table:table-row table:style-name="ro2">
          <table:table-cell table:style-name="ce98" office:value-type="string">
            <text:p>Charis</text:p>
          </table:table-cell>
          <table:table-cell table:style-name="ce100" office:value-type="string">
            <text:p>sab2103</text:p>
          </table:table-cell>
          <table:table-cell table:style-name="ce100" office:value-type="string">
            <text:p>T1</text:p>
          </table:table-cell>
          <table:table-cell table:style-name="ce100" office:value-type="float" office:value="75">
            <text:p>75</text:p>
          </table:table-cell>
          <table:table-cell table:style-name="ce100" table:number-columns-repeated="2"/>
          <table:table-cell table:style-name="ce100" office:value-type="float" office:value="1.5">
            <text:p>1.5</text:p>
          </table:table-cell>
          <table:table-cell table:style-name="ce100" table:formula="of:= PI() * ([.G8]*[.G8])" office:value-type="float" office:value="7.06858347057703">
            <text:p>7.07</text:p>
          </table:table-cell>
          <table:table-cell table:style-name="ce100" office:value-type="float" office:value="300">
            <text:p>300</text:p>
          </table:table-cell>
          <table:table-cell table:style-name="ce100" office:value-type="float" office:value="150">
            <text:p>150</text:p>
          </table:table-cell>
          <table:table-cell table:style-name="ce100" table:formula="of:= INT((([.H8]*[.I8])/10)*0.75) * (1+[.L8])" office:value-type="float" office:value="152.991618818585">
            <text:p>152.99</text:p>
          </table:table-cell>
          <table:table-cell table:style-name="ce100" table:formula="of:= LOG([.M8]/60)" office:value-type="float" office:value="-0.0377885608893998">
            <text:p>-0.04</text:p>
          </table:table-cell>
          <table:table-cell table:style-name="ce100" office:value-type="float" office:value="55">
            <text:p>55</text:p>
          </table:table-cell>
          <table:table-cell table:style-name="ce98" table:number-columns-repeated="984"/>
        </table:table-row>
        <table:table-row table:style-name="ro2">
          <table:table-cell table:style-name="ce98" office:value-type="string">
            <text:p>Miasma</text:p>
          </table:table-cell>
          <table:table-cell table:style-name="ce100" office:value-type="string">
            <text:p>uab2303</text:p>
          </table:table-cell>
          <table:table-cell table:style-name="ce100" office:value-type="string">
            <text:p>T2</text:p>
          </table:table-cell>
          <table:table-cell table:style-name="ce100" office:value-type="float" office:value="147">
            <text:p>147</text:p>
          </table:table-cell>
          <table:table-cell table:style-name="ce100" table:number-columns-repeated="2"/>
          <table:table-cell table:style-name="ce100" office:value-type="float" office:value="2">
            <text:p>2</text:p>
          </table:table-cell>
          <table:table-cell table:style-name="ce100" table:formula="of:= PI() * ([.G9]*[.G9])" office:value-type="float" office:value="12.5663706143592">
            <text:p>12.57</text:p>
          </table:table-cell>
          <table:table-cell table:style-name="ce100" office:value-type="float" office:value="1325">
            <text:p>1325</text:p>
          </table:table-cell>
          <table:table-cell table:style-name="ce100" office:value-type="float" office:value="1645">
            <text:p>1645</text:p>
          </table:table-cell>
          <table:table-cell table:style-name="ce100" table:formula="of:= INT((([.H9]*[.I9])/10)*0.75) * (1+[.L9])" office:value-type="float" office:value="1645.81093575527">
            <text:p>1645.81</text:p>
          </table:table-cell>
          <table:table-cell table:style-name="ce100" table:formula="of:= LOG([.M9]/60)" office:value-type="float" office:value="0.318758762624413">
            <text:p>0.32</text:p>
          </table:table-cell>
          <table:table-cell table:style-name="ce100" office:value-type="float" office:value="125">
            <text:p>125</text:p>
          </table:table-cell>
          <table:table-cell table:style-name="ce98" table:number-columns-repeated="984"/>
        </table:table-row>
        <table:table-row table:style-name="ro2">
          <table:table-cell table:style-name="ce98" office:value-type="string">
            <text:p>Archangel</text:p>
          </table:table-cell>
          <table:table-cell table:style-name="ce100" office:value-type="string">
            <text:p>bab2303</text:p>
          </table:table-cell>
          <table:table-cell table:style-name="ce100" office:value-type="string">
            <text:p>T2</text:p>
          </table:table-cell>
          <table:table-cell table:style-name="ce100" office:value-type="float" office:value="150">
            <text:p>150</text:p>
          </table:table-cell>
          <table:table-cell table:style-name="ce100" table:number-columns-repeated="2"/>
          <table:table-cell table:style-name="ce100" office:value-type="float" office:value="2">
            <text:p>2</text:p>
          </table:table-cell>
          <table:table-cell table:style-name="ce100" table:formula="of:= PI() * ([.G10]*[.G10])" office:value-type="float" office:value="12.5663706143592">
            <text:p>12.57</text:p>
          </table:table-cell>
          <table:table-cell table:style-name="ce100" office:value-type="float" office:value="600">
            <text:p>600</text:p>
          </table:table-cell>
          <table:table-cell table:style-name="ce100" office:value-type="float" office:value="580">
            <text:p>580</text:p>
          </table:table-cell>
          <table:table-cell table:style-name="ce100" table:formula="of:= INT((([.H10]*[.I10])/10)*0.75) * (1+[.L10])" office:value-type="float" office:value="584.640590036455">
            <text:p>584.64</text:p>
          </table:table-cell>
          <table:table-cell table:style-name="ce100" table:formula="of:= LOG([.M10]/60)" office:value-type="float" office:value="0.0347621062592119">
            <text:p>0.03</text:p>
          </table:table-cell>
          <table:table-cell table:style-name="ce100" office:value-type="float" office:value="65">
            <text:p>65</text:p>
          </table:table-cell>
          <table:table-cell table:style-name="ce98" table:number-columns-repeated="984"/>
        </table:table-row>
        <table:table-row table:style-name="ro2">
          <table:table-cell table:style-name="ce98" office:value-type="string">
            <text:p>Oblivion</text:p>
          </table:table-cell>
          <table:table-cell table:style-name="ce100" office:value-type="string">
            <text:p>sab2311</text:p>
          </table:table-cell>
          <table:table-cell table:style-name="ce100" office:value-type="string">
            <text:p>T3</text:p>
          </table:table-cell>
          <table:table-cell table:style-name="ce100" office:value-type="float" office:value="360">
            <text:p>360</text:p>
          </table:table-cell>
          <table:table-cell table:style-name="ce100" table:number-columns-repeated="2"/>
          <table:table-cell table:style-name="ce100" office:value-type="float" office:value="3">
            <text:p>3</text:p>
          </table:table-cell>
          <table:table-cell table:style-name="ce100" table:formula="of:= PI() * ([.G11]*[.G11])" office:value-type="float" office:value="28.2743338823081">
            <text:p>28.27</text:p>
          </table:table-cell>
          <table:table-cell table:style-name="ce100" office:value-type="float" office:value="1800">
            <text:p>1800</text:p>
          </table:table-cell>
          <table:table-cell table:style-name="ce100" office:value-type="float" office:value="4800">
            <text:p>4800</text:p>
          </table:table-cell>
          <table:table-cell table:style-name="ce100" table:formula="of:= INT((([.H11]*[.I11])/10)*0.75) * (1+[.L11])" office:value-type="float" office:value="4821.79255653458">
            <text:p>4821.79</text:p>
          </table:table-cell>
          <table:table-cell table:style-name="ce100" table:formula="of:= LOG([.M11]/60)" office:value-type="float" office:value="0.263241434774581">
            <text:p>0.26</text:p>
          </table:table-cell>
          <table:table-cell table:style-name="ce100" office:value-type="float" office:value="110">
            <text:p>110</text:p>
          </table:table-cell>
          <table:table-cell table:style-name="ce98" table:number-columns-repeated="984"/>
        </table:table-row>
        <table:table-row table:style-name="ro2">
          <table:table-cell table:style-name="ce98" office:value-type="string">
            <text:p>Zion</text:p>
          </table:table-cell>
          <table:table-cell table:style-name="ce100" office:value-type="string">
            <text:p>lab2320</text:p>
          </table:table-cell>
          <table:table-cell table:style-name="ce100" office:value-type="string">
            <text:p>T3</text:p>
          </table:table-cell>
          <table:table-cell table:style-name="ce100" office:value-type="float" office:value="441">
            <text:p>441</text:p>
          </table:table-cell>
          <table:table-cell table:style-name="ce100" table:number-columns-repeated="2"/>
          <table:table-cell table:style-name="ce100" office:value-type="float" office:value="2">
            <text:p>2</text:p>
          </table:table-cell>
          <table:table-cell table:style-name="ce100" table:formula="of:= PI() * ([.G12]*[.G12])" office:value-type="float" office:value="12.5663706143592">
            <text:p>12.57</text:p>
          </table:table-cell>
          <table:table-cell table:style-name="ce100" office:value-type="float" office:value="3975">
            <text:p>3975</text:p>
          </table:table-cell>
          <table:table-cell table:style-name="ce100" office:value-type="float" office:value="1750">
            <text:p>1750</text:p>
          </table:table-cell>
          <table:table-cell table:style-name="ce100" table:formula="of:= INT((([.H12]*[.I12])/10)*0.75) * (1+[.L12])" office:value-type="float" office:value="5290.02795740878">
            <text:p>5290.03</text:p>
          </table:table-cell>
          <table:table-cell table:style-name="ce100" table:formula="of:= LOG([.M12]/60)" office:value-type="float" office:value="0.412180447786648">
            <text:p>0.41</text:p>
          </table:table-cell>
          <table:table-cell table:style-name="ce100" office:value-type="float" office:value="155">
            <text:p>155</text:p>
          </table:table-cell>
          <table:table-cell table:style-name="ce98" table:number-columns-repeated="984"/>
        </table:table-row>
        <table:table-row table:style-name="ro2">
          <table:table-cell table:style-name="ce80" office:value-type="string">
            <text:p>Little Bertha</text:p>
          </table:table-cell>
          <table:table-cell table:style-name="ce84" office:value-type="string">
            <text:p>srb2103</text:p>
          </table:table-cell>
          <table:table-cell table:style-name="ce84" office:value-type="string">
            <text:p>T1</text:p>
          </table:table-cell>
          <table:table-cell table:style-name="ce84" office:value-type="float" office:value="75">
            <text:p>75</text:p>
          </table:table-cell>
          <table:table-cell table:style-name="ce84" table:number-columns-repeated="2"/>
          <table:table-cell table:style-name="ce84" office:value-type="float" office:value="1.5">
            <text:p>1.5</text:p>
          </table:table-cell>
          <table:table-cell table:style-name="ce84" table:formula="of:= PI() * ([.G13]*[.G13])" office:value-type="float" office:value="7.06858347057703">
            <text:p>7.07</text:p>
          </table:table-cell>
          <table:table-cell table:style-name="ce84" office:value-type="float" office:value="300">
            <text:p>300</text:p>
          </table:table-cell>
          <table:table-cell table:style-name="ce84" office:value-type="float" office:value="150">
            <text:p>150</text:p>
          </table:table-cell>
          <table:table-cell table:style-name="ce84" table:formula="of:= INT((([.H13]*[.I13])/10)*0.75) * (1+[.L13])" office:value-type="float" office:value="152.991618818585">
            <text:p>152.99</text:p>
          </table:table-cell>
          <table:table-cell table:style-name="ce84" table:formula="of:= LOG([.M13]/60)" office:value-type="float" office:value="-0.0377885608893998">
            <text:p>-0.04</text:p>
          </table:table-cell>
          <table:table-cell table:style-name="ce84" office:value-type="float" office:value="55">
            <text:p>55</text:p>
          </table:table-cell>
          <table:table-cell table:style-name="ce80" table:number-columns-repeated="984"/>
        </table:table-row>
        <table:table-row table:style-name="ro2">
          <table:table-cell table:style-name="ce80" office:value-type="string">
            <text:p>Gunther</text:p>
          </table:table-cell>
          <table:table-cell table:style-name="ce84" office:value-type="string">
            <text:p>urb2303</text:p>
          </table:table-cell>
          <table:table-cell table:style-name="ce84" office:value-type="string">
            <text:p>T2</text:p>
          </table:table-cell>
          <table:table-cell table:style-name="ce84" office:value-type="float" office:value="133">
            <text:p>133</text:p>
          </table:table-cell>
          <table:table-cell table:style-name="ce84" table:number-columns-repeated="2"/>
          <table:table-cell table:style-name="ce84" office:value-type="float" office:value="2.8">
            <text:p>2.8</text:p>
          </table:table-cell>
          <table:table-cell table:style-name="ce84" table:formula="of:= PI() * ([.G14]*[.G14])" office:value-type="float" office:value="24.630086404144">
            <text:p>24.63</text:p>
          </table:table-cell>
          <table:table-cell table:style-name="ce84" office:value-type="float" office:value="1200">
            <text:p>1200</text:p>
          </table:table-cell>
          <table:table-cell table:style-name="ce84" office:value-type="float" office:value="2925">
            <text:p>2925</text:p>
          </table:table-cell>
          <table:table-cell table:style-name="ce84" table:formula="of:= INT((([.H14]*[.I14])/10)*0.75) * (1+[.L14])" office:value-type="float" office:value="2922.3694179757">
            <text:p>2922.37</text:p>
          </table:table-cell>
          <table:table-cell table:style-name="ce84" table:formula="of:= LOG([.M14]/60)" office:value-type="float" office:value="0.318758762624413">
            <text:p>0.32</text:p>
          </table:table-cell>
          <table:table-cell table:style-name="ce84" office:value-type="float" office:value="125">
            <text:p>125</text:p>
          </table:table-cell>
          <table:table-cell table:style-name="ce80" table:number-columns-repeated="984"/>
        </table:table-row>
        <table:table-row table:style-name="ro2">
          <table:table-cell table:style-name="ce80" office:value-type="string">
            <text:p>Squall</text:p>
          </table:table-cell>
          <table:table-cell table:style-name="ce84" office:value-type="string">
            <text:p>brb2303</text:p>
          </table:table-cell>
          <table:table-cell table:style-name="ce84" office:value-type="string">
            <text:p>T2</text:p>
          </table:table-cell>
          <table:table-cell table:style-name="ce84" office:value-type="float" office:value="120">
            <text:p>120</text:p>
          </table:table-cell>
          <table:table-cell table:style-name="ce84" table:number-columns-repeated="2"/>
          <table:table-cell table:style-name="ce84" office:value-type="float" office:value="2">
            <text:p>2</text:p>
          </table:table-cell>
          <table:table-cell table:style-name="ce84" table:formula="of:= PI() * ([.G15]*[.G15])" office:value-type="float" office:value="12.5663706143592">
            <text:p>12.57</text:p>
          </table:table-cell>
          <table:table-cell table:number-columns-repeated="2" table:style-name="ce84" office:value-type="float" office:value="80">
            <text:p>80</text:p>
          </table:table-cell>
          <table:table-cell table:style-name="ce84" table:formula="of:= INT((([.H15]*[.I15])/10)*0.75) * (1+[.L15])" office:value-type="float" office:value="80.021009222296">
            <text:p>80.02</text:p>
          </table:table-cell>
          <table:table-cell table:style-name="ce84" table:formula="of:= LOG([.M15]/60)" office:value-type="float" office:value="0.0669467896306132">
            <text:p>0.07</text:p>
          </table:table-cell>
          <table:table-cell table:style-name="ce84" office:value-type="float" office:value="70">
            <text:p>70</text:p>
          </table:table-cell>
          <table:table-cell table:style-name="ce80" table:number-columns-repeated="984"/>
        </table:table-row>
        <table:table-row table:style-name="ro2">
          <table:table-cell table:style-name="ce80" office:value-type="string">
            <text:p>Punisher</text:p>
          </table:table-cell>
          <table:table-cell table:style-name="ce84" office:value-type="string">
            <text:p>srb2311</text:p>
          </table:table-cell>
          <table:table-cell table:style-name="ce84" office:value-type="string">
            <text:p>T3</text:p>
          </table:table-cell>
          <table:table-cell table:style-name="ce84" office:value-type="float" office:value="350">
            <text:p>350</text:p>
          </table:table-cell>
          <table:table-cell table:style-name="ce84" table:number-columns-repeated="2"/>
          <table:table-cell table:style-name="ce84" office:value-type="float" office:value="1.5">
            <text:p>1.5</text:p>
          </table:table-cell>
          <table:table-cell table:style-name="ce84" table:formula="of:= PI() * ([.G16]*[.G16])" office:value-type="float" office:value="7.06858347057703">
            <text:p>7.07</text:p>
          </table:table-cell>
          <table:table-cell table:style-name="ce84" office:value-type="float" office:value="1050">
            <text:p>1050</text:p>
          </table:table-cell>
          <table:table-cell table:style-name="ce84" office:value-type="float" office:value="700">
            <text:p>700</text:p>
          </table:table-cell>
          <table:table-cell table:style-name="ce84" table:formula="of:= INT((([.H16]*[.I16])/10)*0.75) * (1+[.L16])" office:value-type="float" office:value="702.362237734667">
            <text:p>702.36</text:p>
          </table:table-cell>
          <table:table-cell table:style-name="ce84" table:formula="of:= LOG([.M16]/60)" office:value-type="float" office:value="0.263241434774581">
            <text:p>0.26</text:p>
          </table:table-cell>
          <table:table-cell table:style-name="ce84" office:value-type="float" office:value="110">
            <text:p>110</text:p>
          </table:table-cell>
          <table:table-cell table:style-name="ce80" table:number-columns-repeated="984"/>
        </table:table-row>
        <table:table-row table:style-name="ro2">
          <table:table-cell table:style-name="ce80" office:value-type="string">
            <text:p>Trigger</text:p>
          </table:table-cell>
          <table:table-cell table:style-name="ce84" office:value-type="string">
            <text:p>lrb2320</text:p>
          </table:table-cell>
          <table:table-cell table:style-name="ce84" office:value-type="string">
            <text:p>T3</text:p>
          </table:table-cell>
          <table:table-cell table:style-name="ce84" office:value-type="float" office:value="399">
            <text:p>399</text:p>
          </table:table-cell>
          <table:table-cell table:style-name="ce84" table:number-columns-repeated="2"/>
          <table:table-cell table:style-name="ce84" office:value-type="float" office:value="2.8">
            <text:p>2.8</text:p>
          </table:table-cell>
          <table:table-cell table:style-name="ce84" table:formula="of:= PI() * ([.G17]*[.G17])" office:value-type="float" office:value="24.630086404144">
            <text:p>24.63</text:p>
          </table:table-cell>
          <table:table-cell table:style-name="ce84" office:value-type="float" office:value="1200">
            <text:p>1200</text:p>
          </table:table-cell>
          <table:table-cell table:style-name="ce84" office:value-type="float" office:value="3130">
            <text:p>3130</text:p>
          </table:table-cell>
          <table:table-cell table:style-name="ce84" table:formula="of:= INT((([.H17]*[.I17])/10)*0.75) * (1+[.L17])" office:value-type="float" office:value="3129.39187229521">
            <text:p>3129.39</text:p>
          </table:table-cell>
          <table:table-cell table:style-name="ce84" table:formula="of:= LOG([.M17]/60)" office:value-type="float" office:value="0.412180447786648">
            <text:p>0.41</text:p>
          </table:table-cell>
          <table:table-cell table:style-name="ce84" office:value-type="float" office:value="155">
            <text:p>155</text:p>
          </table:table-cell>
          <table:table-cell table:style-name="ce80" table:number-columns-repeated="984"/>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table:style-name="ce56" office:value-type="float" office:value="55">
            <text:p>55</text:p>
          </table:table-cell>
          <table:table-cell table:style-name="ce55" table:number-columns-repeated="984"/>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table:style-name="ce56" office:value-type="float" office:value="125">
            <text:p>125</text:p>
          </table:table-cell>
          <table:table-cell table:style-name="ce55" table:number-columns-repeated="984"/>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table:style-name="ce56" office:value-type="float" office:value="100">
            <text:p>100</text:p>
          </table:table-cell>
          <table:table-cell table:style-name="ce55" table:number-columns-repeated="984"/>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table:style-name="ce56" office:value-type="float" office:value="155">
            <text:p>155</text:p>
          </table:table-cell>
          <table:table-cell table:style-name="ce55" table:number-columns-repeated="984"/>
        </table:table-row>
        <table:table-row table:style-name="ro2">
          <table:table-cell table:number-columns-repeated="12"/>
          <table:table-cell table:style-name="ce56"/>
          <table:table-cell table:style-name="ce55" table:number-columns-repeated="984"/>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
            <text:p>2</text:p>
          </table:table-cell>
          <table:table-cell table:formula="of:= PI() * ([.G23]*[.G23])" office:value-type="float" office:value="12.5663706143592">
            <text:p>12.57</text:p>
          </table:table-cell>
          <table:table-cell office:value-type="float" office:value="540">
            <text:p>540</text:p>
          </table:table-cell>
          <table:table-cell office:value-type="float" office:value="0">
            <text:p>0</text:p>
          </table:table-cell>
          <table:table-cell table:formula="of:= INT((([.H23]*[.I23])/10)*0.75) * (1+[.L23])" office:value-type="float" office:value="525.65914997968">
            <text:p>525.66</text:p>
          </table:table-cell>
          <table:table-cell table:formula="of:= LOG([.M23]/60)" office:value-type="float" office:value="0.0347621062592119">
            <text:p>0.03</text:p>
          </table:table-cell>
          <table:table-cell table:style-name="ce56" office:value-type="float" office:value="65">
            <text:p>65</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PD T3 Artillery</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Rocket Pad</text:p>
          </table:table-cell>
          <table:table-cell table:style-name="ce82" office:value-type="string">
            <text:p>BRNT3PDRO</text:p>
          </table:table-cell>
          <table:table-cell table:style-name="ce82" office:value-type="string">
            <text:p>T3</text:p>
          </table:table-cell>
          <table:table-cell table:style-name="ce82" office:value-type="float" office:value="400">
            <text:p>400</text:p>
          </table:table-cell>
          <table:table-cell table:style-name="ce82" table:number-columns-repeated="2"/>
          <table:table-cell table:style-name="ce82" office:value-type="float" office:value="3.5">
            <text:p>3.5</text:p>
          </table:table-cell>
          <table:table-cell table:style-name="ce82" table:formula="of:= PI() * ([.G26]*[.G26])" office:value-type="float" office:value="38.484510006475">
            <text:p>38.48</text:p>
          </table:table-cell>
          <table:table-cell table:style-name="ce82" office:value-type="float" office:value="4000">
            <text:p>4000</text:p>
          </table:table-cell>
          <table:table-cell table:style-name="ce82" office:value-type="float" office:value="14100">
            <text:p>14100</text:p>
          </table:table-cell>
          <table:table-cell table:style-name="ce82" table:formula="of:= INT((([.H26]*[.I26])/10)*0.75) * (1+[.L26])" office:value-type="float" office:value="14106.2438143208">
            <text:p>14106.24</text:p>
          </table:table-cell>
          <table:table-cell table:style-name="ce82" table:formula="of:= LOG([.M26]/60)" office:value-type="float" office:value="0.221848749616356">
            <text:p>0.22</text:p>
          </table:table-cell>
          <table:table-cell table:style-name="ce82" office:value-type="float" office:value="100">
            <text:p>100</text:p>
          </table:table-cell>
          <table:table-cell table:number-columns-repeated="834"/>
          <table:table-cell table:style-name="ce78" table:number-columns-repeated="150"/>
        </table:table-row>
        <table:table-row table:style-name="ro2">
          <table:table-cell table:style-name="ce98" office:value-type="string">
            <text:p>Zheela</text:p>
          </table:table-cell>
          <table:table-cell table:style-name="ce100" office:value-type="string">
            <text:p>BROT3PDRO</text:p>
          </table:table-cell>
          <table:table-cell table:style-name="ce100" office:value-type="string">
            <text:p>T3</text:p>
          </table:table-cell>
          <table:table-cell table:style-name="ce100" office:value-type="float" office:value="400">
            <text:p>400</text:p>
          </table:table-cell>
          <table:table-cell table:style-name="ce100" table:number-columns-repeated="2"/>
          <table:table-cell table:style-name="ce100" office:value-type="float" office:value="2.6">
            <text:p>2.6</text:p>
          </table:table-cell>
          <table:table-cell table:style-name="ce100" table:formula="of:= PI() * ([.G27]*[.G27])" office:value-type="float" office:value="21.237166338267">
            <text:p>21.24</text:p>
          </table:table-cell>
          <table:table-cell table:style-name="ce100" office:value-type="float" office:value="4020">
            <text:p>4020</text:p>
          </table:table-cell>
          <table:table-cell table:style-name="ce100" office:value-type="float" office:value="1308">
            <text:p>1308</text:p>
          </table:table-cell>
          <table:table-cell table:style-name="ce100" table:formula="of:= INT((([.H27]*[.I27])/10)*0.75) * (1+[.L27])" office:value-type="float" office:value="7823.49754379353">
            <text:p>7823.5</text:p>
          </table:table-cell>
          <table:table-cell table:style-name="ce100" table:formula="of:= LOG([.M27]/60)" office:value-type="float" office:value="0.221848749616356">
            <text:p>0.22</text:p>
          </table:table-cell>
          <table:table-cell table:style-name="ce100" office:value-type="float" office:value="100">
            <text:p>100</text:p>
          </table:table-cell>
          <table:table-cell table:style-name="ce98" table:number-columns-repeated="984"/>
        </table:table-row>
        <table:table-row table:style-name="ro2">
          <table:table-cell table:style-name="ce80" office:value-type="string">
            <text:p>Agronar</text:p>
          </table:table-cell>
          <table:table-cell table:style-name="ce84" office:value-type="string">
            <text:p>BRMT3PDRO</text:p>
          </table:table-cell>
          <table:table-cell table:style-name="ce84" office:value-type="string">
            <text:p>T3</text:p>
          </table:table-cell>
          <table:table-cell table:style-name="ce84" office:value-type="float" office:value="440">
            <text:p>440</text:p>
          </table:table-cell>
          <table:table-cell table:style-name="ce84" table:number-columns-repeated="2"/>
          <table:table-cell table:style-name="ce84" office:value-type="float" office:value="3">
            <text:p>3</text:p>
          </table:table-cell>
          <table:table-cell table:style-name="ce84" table:formula="of:= PI() * ([.G28]*[.G28])" office:value-type="float" office:value="28.2743338823081">
            <text:p>28.27</text:p>
          </table:table-cell>
          <table:table-cell table:style-name="ce84" office:value-type="float" office:value="5280">
            <text:p>5280</text:p>
          </table:table-cell>
          <table:table-cell table:style-name="ce84" office:value-type="float" office:value="13800">
            <text:p>13800</text:p>
          </table:table-cell>
          <table:table-cell table:style-name="ce84" table:formula="of:= INT((([.H28]*[.I28])/10)*0.75) * (1+[.L28])" office:value-type="float" office:value="13917.0539930918">
            <text:p>13917.05</text:p>
          </table:table-cell>
          <table:table-cell table:style-name="ce84" table:formula="of:= LOG([.M28]/60)" office:value-type="float" office:value="0.243038048686294">
            <text:p>0.24</text:p>
          </table:table-cell>
          <table:table-cell table:style-name="ce84" office:value-type="float" office:value="105">
            <text:p>105</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PD T4</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Blockhouse</text:p>
          </table:table-cell>
          <table:table-cell table:style-name="ce82" office:value-type="string">
            <text:p>BRNT3SHPD</text:p>
          </table:table-cell>
          <table:table-cell table:style-name="ce82"/>
          <table:table-cell table:style-name="ce82" office:value-type="float" office:value="2440">
            <text:p>2440</text:p>
          </table:table-cell>
          <table:table-cell table:style-name="ce82" office:value-type="float" office:value="880">
            <text:p>880</text:p>
          </table:table-cell>
          <table:table-cell table:style-name="ce82"/>
          <table:table-cell table:style-name="ce82" office:value-type="float" office:value="2.5">
            <text:p>2.5</text:p>
          </table:table-cell>
          <table:table-cell table:style-name="ce82" table:formula="of:= PI() * ([.G31]*[.G31])" office:value-type="float" office:value="19.6349540849362">
            <text:p>19.63</text:p>
          </table:table-cell>
          <table:table-cell table:style-name="ce82" office:value-type="float" office:value="3600">
            <text:p>3600</text:p>
          </table:table-cell>
          <table:table-cell table:style-name="ce82" office:value-type="float" office:value="6600">
            <text:p>6600</text:p>
          </table:table-cell>
          <table:table-cell table:style-name="ce82" table:formula="of:= INT((([.H31]*[.I31])/10)*0.75) * (1+[.L31])" office:value-type="float" office:value="6589.34469608605">
            <text:p>6589.34</text:p>
          </table:table-cell>
          <table:table-cell table:style-name="ce82" table:formula="of:= LOG([.M31]/60)" office:value-type="float" office:value="0.243038048686294">
            <text:p>0.24</text:p>
          </table:table-cell>
          <table:table-cell table:style-name="ce82" office:value-type="float" office:value="105">
            <text:p>105</text:p>
          </table:table-cell>
          <table:table-cell table:number-columns-repeated="834"/>
          <table:table-cell table:style-name="ce78" table:number-columns-repeated="150"/>
        </table:table-row>
        <table:table-row table:style-name="ro2">
          <table:table-cell table:style-name="ce78" office:value-type="string">
            <text:p>Excalibur</text:p>
          </table:table-cell>
          <table:table-cell table:style-name="ce82" office:value-type="string">
            <text:p>seb2401</text:p>
          </table:table-cell>
          <table:table-cell table:style-name="ce82"/>
          <table:table-cell table:style-name="ce82" office:value-type="float" office:value="625">
            <text:p>625</text:p>
          </table:table-cell>
          <table:table-cell table:style-name="ce82" office:value-type="string">
            <text:p><text:s/></text:p>
          </table:table-cell>
          <table:table-cell table:style-name="ce82"/>
          <table:table-cell table:style-name="ce82" office:value-type="float" office:value="0">
            <text:p>0</text:p>
          </table:table-cell>
          <table:table-cell table:style-name="ce82" table:formula="of:= PI() * ([.G32]*[.G32])" office:value-type="float" office:value="0">
            <text:p>0</text:p>
          </table:table-cell>
          <table:table-cell table:style-name="ce82" office:value-type="float" office:value="5000">
            <text:p>5000</text:p>
          </table:table-cell>
          <table:table-cell table:style-name="ce82" office:value-type="float" office:value="12000">
            <text:p>12000</text:p>
          </table:table-cell>
          <table:table-cell table:style-name="ce82" table:formula="of:= INT((([.H32]*[.I32])/10)*0.75) * (1+[.L32])" office:value-type="float" office:value="0">
            <text:p>0</text:p>
          </table:table-cell>
          <table:table-cell table:style-name="ce82" table:formula="of:= LOG([.M32]/60)" office:value-type="float" office:value="0.329058719264225">
            <text:p>0.33</text:p>
          </table:table-cell>
          <table:table-cell table:style-name="ce82" office:value-type="float" office:value="128">
            <text:p>128</text:p>
          </table:table-cell>
          <table:table-cell table:number-columns-repeated="834"/>
          <table:table-cell table:style-name="ce78" table:number-columns-repeated="150"/>
        </table:table-row>
        <table:table-row table:style-name="ro2">
          <table:table-cell table:style-name="ce98" office:value-type="string">
            <text:p>Mothra</text:p>
          </table:table-cell>
          <table:table-cell table:style-name="ce100" office:value-type="string">
            <text:p>BROT3SHPD</text:p>
          </table:table-cell>
          <table:table-cell table:style-name="ce100"/>
          <table:table-cell table:style-name="ce100" office:value-type="float" office:value="2000">
            <text:p>2000</text:p>
          </table:table-cell>
          <table:table-cell table:style-name="ce100" office:value-type="float" office:value="528">
            <text:p>528</text:p>
          </table:table-cell>
          <table:table-cell table:style-name="ce100"/>
          <table:table-cell table:style-name="ce100" office:value-type="float" office:value="2.5">
            <text:p>2.5</text:p>
          </table:table-cell>
          <table:table-cell table:style-name="ce100" table:formula="of:= PI() * ([.G33]*[.G33])" office:value-type="float" office:value="19.6349540849362">
            <text:p>19.63</text:p>
          </table:table-cell>
          <table:table-cell table:style-name="ce100" office:value-type="float" office:value="5600">
            <text:p>5600</text:p>
          </table:table-cell>
          <table:table-cell table:style-name="ce100" office:value-type="float" office:value="9800">
            <text:p>9800</text:p>
          </table:table-cell>
          <table:table-cell table:style-name="ce100" table:formula="of:= INT((([.H33]*[.I33])/10)*0.75) * (1+[.L33])" office:value-type="float" office:value="9891.67363854831">
            <text:p>9891.67</text:p>
          </table:table-cell>
          <table:table-cell table:style-name="ce100" table:formula="of:= LOG([.M33]/60)" office:value-type="float" office:value="0.199572354905204">
            <text:p>0.2</text:p>
          </table:table-cell>
          <table:table-cell table:style-name="ce100" office:value-type="float" office:value="95">
            <text:p>95</text:p>
          </table:table-cell>
          <table:table-cell table:style-name="ce98" table:number-columns-repeated="984"/>
        </table:table-row>
        <table:table-row table:style-name="ro2">
          <table:table-cell table:style-name="ce80" office:value-type="string">
            <text:p>Neolith</text:p>
          </table:table-cell>
          <table:table-cell table:style-name="ce84" office:value-type="string">
            <text:p>srb2402</text:p>
          </table:table-cell>
          <table:table-cell table:style-name="ce84"/>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2">
            <text:p>2</text:p>
          </table:table-cell>
          <table:table-cell table:style-name="ce84" table:formula="of:= PI() * ([.G34]*[.G34])" office:value-type="float" office:value="12.5663706143592">
            <text:p>12.57</text:p>
          </table:table-cell>
          <table:table-cell table:style-name="ce84" office:value-type="float" office:value="1500">
            <text:p>1500</text:p>
          </table:table-cell>
          <table:table-cell table:style-name="ce84" office:value-type="float" office:value="1650">
            <text:p>1650</text:p>
          </table:table-cell>
          <table:table-cell table:style-name="ce84" table:formula="of:= INT((([.H34]*[.I34])/10)*0.75) * (1+[.L34])" office:value-type="float" office:value="1661.81694904568">
            <text:p>1661.82</text:p>
          </table:table-cell>
          <table:table-cell table:style-name="ce84" table:formula="of:= LOG([.M34]/60)" office:value-type="float" office:value="0.176091259055681">
            <text:p>0.18</text:p>
          </table:table-cell>
          <table:table-cell table:style-name="ce84" office:value-type="float" office:value="90">
            <text:p>90</text:p>
          </table:table-cell>
          <table:table-cell table:style-name="ce80" table:number-columns-repeated="984"/>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5]*[.G35])"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5]*[.I35])/10)*0.75) * (1+[.L35])" office:value-type="float" office:value="33667.964472987">
            <text:p>33667.96</text:p>
          </table:table-cell>
          <table:table-cell table:formula="of:= LOG([.M35]/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office:value-type="string">
            <text:p>Heth-Athala</text:p>
          </table:table-cell>
          <table:table-cell office:value-type="string">
            <text:p>BRPEXPD</text:p>
          </table:table-cell>
          <table:table-cell/>
          <table:table-cell table:number-columns-repeated="2" office:value-type="float" office:value="850">
            <text:p>850</text:p>
          </table:table-cell>
          <table:table-cell/>
          <table:table-cell office:value-type="float" office:value="0.56">
            <text:p>0.56</text:p>
          </table:table-cell>
          <table:table-cell table:formula="of:= PI() * ([.G36]*[.G36])" office:value-type="float" office:value="0.985203456165759">
            <text:p>0.99</text:p>
          </table:table-cell>
          <table:table-cell office:value-type="float" office:value="340">
            <text:p>340</text:p>
          </table:table-cell>
          <table:table-cell office:value-type="float" office:value="750">
            <text:p>750</text:p>
          </table:table-cell>
          <table:table-cell table:formula="of:= INT((([.H36]*[.I36])/10)*0.75) * (1+[.L36])" office:value-type="float" office:value="29.402281476392">
            <text:p>29.4</text:p>
          </table:table-cell>
          <table:table-cell table:formula="of:= LOG([.M36]/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Heavy T3 &amp; T4 Static Artillery</text:p>
          </table:table-cell>
          <table:table-cell table:style-name="ce157" table:number-columns-repeated="6"/>
          <table:table-cell table:style-name="Default"/>
          <table:table-cell table:style-name="ce157" table:number-columns-repeated="2"/>
          <table:table-cell table:style-name="Default"/>
          <table:table-cell table:style-name="ce156" office:value-type="string">
            <text:p>850 Used</text:p>
          </table:table-cell>
          <table:table-cell table:style-name="ce157"/>
          <table:table-cell table:style-name="ce156" table:number-columns-repeated="984"/>
        </table:table-row>
        <table:table-row table:style-name="ro2">
          <table:table-cell table:style-name="ce78" office:value-type="string">
            <text:p>Duke</text:p>
          </table:table-cell>
          <table:table-cell table:style-name="ce82" office:value-type="string">
            <text:p>ueb2302</text:p>
          </table:table-cell>
          <table:table-cell table:style-name="ce82" office:value-type="string">
            <text:p>T3</text:p>
          </table:table-cell>
          <table:table-cell table:style-name="ce82" office:value-type="float" office:value="450">
            <text:p>450</text:p>
          </table:table-cell>
          <table:table-cell table:style-name="ce82" table:number-columns-repeated="2"/>
          <table:table-cell table:style-name="ce82" office:value-type="float" office:value="5">
            <text:p>5</text:p>
          </table:table-cell>
          <table:table-cell table:style-name="ce82" table:formula="of:= PI() * ([.G39]*[.G39])" office:value-type="float" office:value="78.5398163397448">
            <text:p>78.54</text:p>
          </table:table-cell>
          <table:table-cell table:style-name="ce82" office:value-type="float" office:value="4500">
            <text:p>4500</text:p>
          </table:table-cell>
          <table:table-cell table:style-name="ce82" office:value-type="float" office:value="26500">
            <text:p>26500</text:p>
          </table:table-cell>
          <table:table-cell table:style-name="ce82" table:formula="of:= INT((([.H39]*[.I39])/10)*0.75) * (1+LOG([.L39]) )" office:value-type="float" office:value="26507">
            <text:p>26507</text:p>
          </table:table-cell>
          <table:table-cell table:style-name="ce82" table:formula="of:= [.M39]/850" office:value-type="float" office:value="1">
            <text:p>1</text:p>
          </table:table-cell>
          <table:table-cell table:style-name="ce82" office:value-type="float" office:value="850">
            <text:p>850</text:p>
          </table:table-cell>
          <table:table-cell table:number-columns-repeated="834"/>
          <table:table-cell table:style-name="ce78" table:number-columns-repeated="150"/>
        </table:table-row>
        <table:table-row table:style-name="ro2">
          <table:table-cell table:style-name="ce78" office:value-type="string">
            <text:p>Mavor</text:p>
          </table:table-cell>
          <table:table-cell table:style-name="ce82" office:value-type="string">
            <text:p>ueb2401</text:p>
          </table:table-cell>
          <table:table-cell table:style-name="ce82" office:value-type="string">
            <text:p>T4</text:p>
          </table:table-cell>
          <table:table-cell table:style-name="ce82" office:value-type="float" office:value="1750">
            <text:p>1750</text:p>
          </table:table-cell>
          <table:table-cell table:style-name="ce82" table:number-columns-repeated="2"/>
          <table:table-cell table:style-name="ce82" office:value-type="float" office:value="5">
            <text:p>5</text:p>
          </table:table-cell>
          <table:table-cell table:style-name="ce82" table:formula="of:= PI() * ([.G40]*[.G40])" office:value-type="float" office:value="78.5398163397448">
            <text:p>78.54</text:p>
          </table:table-cell>
          <table:table-cell table:style-name="ce82" office:value-type="float" office:value="14000">
            <text:p>14000</text:p>
          </table:table-cell>
          <table:table-cell table:style-name="ce82" office:value-type="float" office:value="138000">
            <text:p>138000</text:p>
          </table:table-cell>
          <table:table-cell table:style-name="ce82" table:formula="of:= INT((([.H40]*[.I40])/10)*0.75) * (1+LOG([.L40]) )" office:value-type="float" office:value="137936.018116897">
            <text:p>137936.02</text:p>
          </table:table-cell>
          <table:table-cell table:style-name="ce82" table:formula="of:= [.M40]/850" office:value-type="float" office:value="4.70588235294118">
            <text:p>4.71</text:p>
          </table:table-cell>
          <table:table-cell table:style-name="ce82" office:value-type="float" office:value="4000">
            <text:p>4000</text:p>
          </table:table-cell>
          <table:table-cell table:number-columns-repeated="834"/>
          <table:table-cell table:style-name="ce78" table:number-columns-repeated="150"/>
        </table:table-row>
        <table:table-row table:style-name="ro2">
          <table:table-cell table:style-name="ce98" office:value-type="string">
            <text:p>Emissary</text:p>
          </table:table-cell>
          <table:table-cell table:style-name="ce100" office:value-type="string">
            <text:p>uab2302</text:p>
          </table:table-cell>
          <table:table-cell table:style-name="ce100" office:value-type="string">
            <text:p>T3</text:p>
          </table:table-cell>
          <table:table-cell table:style-name="ce100" office:value-type="float" office:value="500">
            <text:p>500</text:p>
          </table:table-cell>
          <table:table-cell table:style-name="ce100" table:number-columns-repeated="2"/>
          <table:table-cell table:style-name="ce100" office:value-type="float" office:value="4.5">
            <text:p>4.5</text:p>
          </table:table-cell>
          <table:table-cell table:style-name="ce100" table:formula="of:= PI() * ([.G41]*[.G41])" office:value-type="float" office:value="63.6172512351933">
            <text:p>63.62</text:p>
          </table:table-cell>
          <table:table-cell table:style-name="ce100" office:value-type="float" office:value="6000">
            <text:p>6000</text:p>
          </table:table-cell>
          <table:table-cell table:style-name="ce100" office:value-type="float" office:value="29500">
            <text:p>29500</text:p>
          </table:table-cell>
          <table:table-cell table:style-name="ce100" table:formula="of:= INT((([.H41]*[.I41])/10)*0.75) * (1+LOG([.L41]) )" office:value-type="float" office:value="29337.6247312965">
            <text:p>29337.62</text:p>
          </table:table-cell>
          <table:table-cell table:style-name="ce100" table:formula="of:= [.M41]/850" office:value-type="float" office:value="1.05882352941176">
            <text:p>1.06</text:p>
          </table:table-cell>
          <table:table-cell table:style-name="ce100" office:value-type="float" office:value="900">
            <text:p>900</text:p>
          </table:table-cell>
          <table:table-cell table:style-name="ce98" table:number-columns-repeated="984"/>
        </table:table-row>
        <table:table-row table:style-name="ro2">
          <table:table-cell table:style-name="ce98" office:value-type="string">
            <text:p>Salvation</text:p>
          </table:table-cell>
          <table:table-cell table:style-name="ce100" office:value-type="string">
            <text:p>xab2307</text:p>
          </table:table-cell>
          <table:table-cell table:style-name="ce100" office:value-type="string">
            <text:p>T4</text:p>
          </table:table-cell>
          <table:table-cell table:style-name="ce100" office:value-type="float" office:value="1152">
            <text:p>1152</text:p>
          </table:table-cell>
          <table:table-cell table:style-name="ce100" table:number-columns-repeated="2"/>
          <table:table-cell table:style-name="ce100" office:value-type="float" office:value="2">
            <text:p>2</text:p>
          </table:table-cell>
          <table:table-cell table:style-name="ce100" table:formula="of:= PI() * ([.G42]*[.G42])" office:value-type="float" office:value="12.5663706143592">
            <text:p>12.57</text:p>
          </table:table-cell>
          <table:table-cell table:style-name="ce100" office:value-type="float" office:value="5760">
            <text:p>5760</text:p>
          </table:table-cell>
          <table:table-cell table:style-name="ce100" office:value-type="float" office:value="7975">
            <text:p>7975</text:p>
          </table:table-cell>
          <table:table-cell table:style-name="ce100" table:formula="of:= INT((([.H42]*[.I42])/10)*0.75) * (1+LOG([.L42]) )" office:value-type="float" office:value="7971.13243829464">
            <text:p>7971.13</text:p>
          </table:table-cell>
          <table:table-cell table:style-name="ce100" table:formula="of:= [.M42]/850" office:value-type="float" office:value="2.94117647058824">
            <text:p>2.94</text:p>
          </table:table-cell>
          <table:table-cell table:style-name="ce100" office:value-type="float" office:value="2500">
            <text:p>2500</text:p>
          </table:table-cell>
          <table:table-cell table:style-name="ce98" table:number-columns-repeated="984"/>
        </table:table-row>
        <table:table-row table:style-name="ro2">
          <table:table-cell table:style-name="ce80" office:value-type="string">
            <text:p>Magna Bomb</text:p>
          </table:table-cell>
          <table:table-cell table:style-name="ce84" office:value-type="string">
            <text:p>brmst3bom</text:p>
          </table:table-cell>
          <table:table-cell table:style-name="ce84" office:value-type="string">
            <text:p>T3</text:p>
          </table:table-cell>
          <table:table-cell table:style-name="ce84" office:value-type="float" office:value="970">
            <text:p>970</text:p>
          </table:table-cell>
          <table:table-cell table:style-name="ce84" office:value-type="float" office:value="240">
            <text:p>240</text:p>
          </table:table-cell>
          <table:table-cell table:style-name="ce84" office:value-type="float" office:value="120">
            <text:p>120</text:p>
          </table:table-cell>
          <table:table-cell table:style-name="ce84" office:value-type="float" office:value="7">
            <text:p>7</text:p>
          </table:table-cell>
          <table:table-cell table:style-name="ce84" table:formula="of:= PI() * ([.G43]*[.G43])" office:value-type="float" office:value="153.9380400259">
            <text:p>153.94</text:p>
          </table:table-cell>
          <table:table-cell table:style-name="ce84" office:value-type="float" office:value="450">
            <text:p>450</text:p>
          </table:table-cell>
          <table:table-cell table:style-name="ce84" office:value-type="float" office:value="5900">
            <text:p>5900</text:p>
          </table:table-cell>
          <table:table-cell table:style-name="ce84" table:formula="of:= INT((([.H43]*[.I43])/10)*0.75) * (1+LOG([.L43]) )" office:value-type="float" office:value="5913.48251697383">
            <text:p>5913.48</text:p>
          </table:table-cell>
          <table:table-cell table:style-name="ce84" table:formula="of:= [.M43]/120" office:value-type="float" office:value="1.375">
            <text:p>1.38</text:p>
          </table:table-cell>
          <table:table-cell table:style-name="ce84" office:value-type="float" office:value="165">
            <text:p>165</text:p>
          </table:table-cell>
          <table:table-cell table:style-name="ce80" table:number-columns-repeated="984"/>
        </table:table-row>
        <table:table-row table:style-name="ro2">
          <table:table-cell table:style-name="ce80" office:value-type="string">
            <text:p>Disruptor</text:p>
          </table:table-cell>
          <table:table-cell table:style-name="ce84" office:value-type="string">
            <text:p>urb2302</text:p>
          </table:table-cell>
          <table:table-cell table:style-name="ce84" office:value-type="string">
            <text:p>T3</text:p>
          </table:table-cell>
          <table:table-cell table:style-name="ce84" office:value-type="float" office:value="425">
            <text:p>425</text:p>
          </table:table-cell>
          <table:table-cell table:style-name="ce84" table:number-columns-repeated="2"/>
          <table:table-cell table:style-name="ce84" office:value-type="float" office:value="5.2">
            <text:p>5.2</text:p>
          </table:table-cell>
          <table:table-cell table:style-name="ce84" table:formula="of:= PI() * ([.G44]*[.G44])" office:value-type="float" office:value="84.948665353068">
            <text:p>84.95</text:p>
          </table:table-cell>
          <table:table-cell table:style-name="ce84" office:value-type="float" office:value="4250">
            <text:p>4250</text:p>
          </table:table-cell>
          <table:table-cell table:style-name="ce84" office:value-type="float" office:value="27050">
            <text:p>27050</text:p>
          </table:table-cell>
          <table:table-cell table:style-name="ce84" table:formula="of:= INT((([.H44]*[.I44])/10)*0.75) * (1+LOG([.L44]) )" office:value-type="float" office:value="27077">
            <text:p>27077</text:p>
          </table:table-cell>
          <table:table-cell table:style-name="ce84" table:formula="of:= [.M44]/850" office:value-type="float" office:value="1">
            <text:p>1</text:p>
          </table:table-cell>
          <table:table-cell table:style-name="ce84" office:value-type="float" office:value="850">
            <text:p>850</text:p>
          </table:table-cell>
          <table:table-cell table:style-name="ce80" table:number-columns-repeated="984"/>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5]*[.G45])" office:value-type="float" office:value="84.948665353068">
            <text:p>84.95</text:p>
          </table:table-cell>
          <table:table-cell office:value-type="float" office:value="4250">
            <text:p>4250</text:p>
          </table:table-cell>
          <table:table-cell office:value-type="float" office:value="27050">
            <text:p>27050</text:p>
          </table:table-cell>
          <table:table-cell table:formula="of:= INT((([.H45]*[.I45])/10)*0.75) * (1+LOG([.L45]) )" office:value-type="float" office:value="27077">
            <text:p>27077</text:p>
          </table:table-cell>
          <table:table-cell table:formula="of:= [.M45]/850" office:value-type="float" office:value="1">
            <text:p>1</text:p>
          </table:table-cell>
          <table:table-cell table:style-name="ce56" office:value-type="float" office:value="850">
            <text:p>850</text:p>
          </table:table-cell>
          <table:table-cell table:style-name="ce55" table:number-columns-repeated="984"/>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6]*[.G46])" office:value-type="float" office:value="63.6172512351933">
            <text:p>63.62</text:p>
          </table:table-cell>
          <table:table-cell office:value-type="float" office:value="5000">
            <text:p>5000</text:p>
          </table:table-cell>
          <table:table-cell office:value-type="float" office:value="32750">
            <text:p>32750</text:p>
          </table:table-cell>
          <table:table-cell table:formula="of:= INT((([.H46]*[.I46])/10)*0.75) * (1+LOG([.L46]) )" office:value-type="float" office:value="32721.1536847198">
            <text:p>32721.15</text:p>
          </table:table-cell>
          <table:table-cell table:formula="of:= [.M46]/850" office:value-type="float" office:value="2.35294117647059">
            <text:p>2.35</text:p>
          </table:table-cell>
          <table:table-cell table:style-name="ce56" office:value-type="float" office:value="2000">
            <text:p>200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Heavy Mobile T4 Artillery</text:p>
          </table:table-cell>
          <table:table-cell table:style-name="Default" table:number-columns-repeated="10"/>
          <table:table-cell table:style-name="ce105" office:value-type="string">
            <text:p>60 used</text:p>
          </table:table-cell>
          <table:table-cell/>
          <table:table-cell table:style-name="Default" table:number-columns-repeated="834"/>
          <table:table-cell table:number-columns-repeated="150"/>
        </table:table-row>
        <table:table-row table:style-name="ro2">
          <table:table-cell table:style-name="ce144" office:value-type="string">
            <text:p>Inquisitor</text:p>
          </table:table-cell>
          <table:table-cell table:style-name="ce145" office:value-type="string">
            <text:p>bal0401</text:p>
          </table:table-cell>
          <table:table-cell table:style-name="ce145" office:value-type="string">
            <text:p>T4</text:p>
          </table:table-cell>
          <table:table-cell table:style-name="ce145" office:value-type="float" office:value="1125">
            <text:p>1125</text:p>
          </table:table-cell>
          <table:table-cell table:style-name="ce145" table:number-columns-repeated="2"/>
          <table:table-cell table:style-name="ce145" office:value-type="float" office:value="3.5">
            <text:p>3.5</text:p>
          </table:table-cell>
          <table:table-cell table:style-name="ce145" table:formula="of:= PI() * ([.G49]*[.G49])" office:value-type="float" office:value="38.484510006475">
            <text:p>38.48</text:p>
          </table:table-cell>
          <table:table-cell table:style-name="ce145" office:value-type="float" office:value="18000">
            <text:p>18000</text:p>
          </table:table-cell>
          <table:table-cell table:style-name="ce145" office:value-type="float" office:value="22500">
            <text:p>22500</text:p>
          </table:table-cell>
          <table:table-cell table:style-name="ce145" table:formula="of:= INT((([.H49]*[.I49])/10)*0.75) * (1+[.L49])" office:value-type="float" office:value="69399.7428633176">
            <text:p>69399.74</text:p>
          </table:table-cell>
          <table:table-cell table:style-name="ce145" table:formula="of:= LOG([.M49]/60)" office:value-type="float" office:value="0.335792101923193">
            <text:p>0.34</text:p>
          </table:table-cell>
          <table:table-cell table:style-name="ce145" office:value-type="float" office:value="130">
            <text:p>130</text:p>
          </table:table-cell>
          <table:table-cell table:style-name="ce144" table:number-columns-repeated="980"/>
          <table:table-cell table:number-columns-repeated="4"/>
        </table:table-row>
        <table:table-row table:style-name="ro2">
          <table:table-cell table:style-name="ce144" office:value-type="string">
            <text:p>Absolution</text:p>
          </table:table-cell>
          <table:table-cell table:style-name="ce145" office:value-type="string">
            <text:p>sal0401</text:p>
          </table:table-cell>
          <table:table-cell table:style-name="ce145" office:value-type="string">
            <text:p>T4</text:p>
          </table:table-cell>
          <table:table-cell table:style-name="ce145" office:value-type="float" office:value="750">
            <text:p>750</text:p>
          </table:table-cell>
          <table:table-cell table:style-name="ce145" table:number-columns-repeated="2"/>
          <table:table-cell table:style-name="ce145" office:value-type="float" office:value="3.5">
            <text:p>3.5</text:p>
          </table:table-cell>
          <table:table-cell table:style-name="ce145" table:formula="of:= PI() * ([.G50]*[.G50])" office:value-type="float" office:value="38.484510006475">
            <text:p>38.48</text:p>
          </table:table-cell>
          <table:table-cell table:style-name="ce145" office:value-type="float" office:value="6000">
            <text:p>6000</text:p>
          </table:table-cell>
          <table:table-cell table:style-name="ce145" office:value-type="float" office:value="18000">
            <text:p>18000</text:p>
          </table:table-cell>
          <table:table-cell table:style-name="ce145" table:formula="of:= INT((([.H50]*[.I50])/10)*0.75) * (1+[.L50])" office:value-type="float" office:value="18689.2608190528">
            <text:p>18689.26</text:p>
          </table:table-cell>
          <table:table-cell table:style-name="ce145" table:formula="of:= LOG([.M50]/100)" office:value-type="float" office:value="0.0791812460476248">
            <text:p>0.08</text:p>
          </table:table-cell>
          <table:table-cell table:style-name="ce145" office:value-type="float" office:value="120">
            <text:p>120</text:p>
          </table:table-cell>
          <table:table-cell table:style-name="ce144" table:number-columns-repeated="980"/>
          <table:table-cell table:number-columns-repeated="4"/>
        </table:table-row>
        <table:table-row table:style-name="ro2">
          <table:table-cell table:style-name="ce80" office:value-type="string">
            <text:p>Scathis</text:p>
          </table:table-cell>
          <table:table-cell table:style-name="ce84" office:value-type="string">
            <text:p>url0401</text:p>
          </table:table-cell>
          <table:table-cell table:style-name="ce84" office:value-type="string">
            <text:p>T4</text:p>
          </table:table-cell>
          <table:table-cell table:style-name="ce84" office:value-type="float" office:value="1000">
            <text:p>1000</text:p>
          </table:table-cell>
          <table:table-cell table:style-name="ce84" table:number-columns-repeated="2"/>
          <table:table-cell table:style-name="ce84" office:value-type="float" office:value="5">
            <text:p>5</text:p>
          </table:table-cell>
          <table:table-cell table:style-name="ce84" table:formula="of:= PI() * ([.G51]*[.G51])" office:value-type="float" office:value="78.5398163397448">
            <text:p>78.54</text:p>
          </table:table-cell>
          <table:table-cell table:style-name="ce84" office:value-type="float" office:value="2000">
            <text:p>2000</text:p>
          </table:table-cell>
          <table:table-cell table:style-name="ce84" office:value-type="float" office:value="17500">
            <text:p>17500</text:p>
          </table:table-cell>
          <table:table-cell table:style-name="ce84" table:formula="of:= INT((([.H51]*[.I51])/10)*0.75) * (1+LOG([.L51]) )" office:value-type="float" office:value="17499.8310941819">
            <text:p>17499.83</text:p>
          </table:table-cell>
          <table:table-cell table:style-name="ce84" table:formula="of:= [.M51]/850" office:value-type="float" office:value="3.05882352941176">
            <text:p>3.06</text:p>
          </table:table-cell>
          <table:table-cell table:style-name="ce84" office:value-type="float" office:value="2600">
            <text:p>2600</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T4 Experimentals with some psuedo-artillery weapons</text:p>
          </table:table-cell>
          <table:table-cell table:style-name="Default" table:number-columns-repeated="10"/>
          <table:table-cell table:style-name="ce105" office:value-type="string">
            <text:p>60 used</text:p>
          </table:table-cell>
          <table:table-cell/>
          <table:table-cell table:style-name="Default" table:number-columns-repeated="834"/>
          <table:table-cell table:number-columns-repeated="150"/>
        </table:table-row>
        <table:table-row table:style-name="ro2">
          <table:table-cell table:style-name="ce78" office:value-type="string">
            <text:p>Dragonite</text:p>
          </table:table-cell>
          <table:table-cell table:style-name="ce82" office:value-type="string">
            <text:p>WEL0416</text:p>
          </table:table-cell>
          <table:table-cell table:style-name="ce82"/>
          <table:table-cell table:style-name="ce82" office:value-type="float" office:value="4700">
            <text:p>4700</text:p>
          </table:table-cell>
          <table:table-cell table:style-name="ce82" office:value-type="float" office:value="560">
            <text:p>560</text:p>
          </table:table-cell>
          <table:table-cell table:style-name="ce82"/>
          <table:table-cell table:style-name="ce82" office:value-type="float" office:value="2">
            <text:p>2</text:p>
          </table:table-cell>
          <table:table-cell table:style-name="ce82" table:formula="of:= PI() * ([.G54]*[.G54])" office:value-type="float" office:value="12.5663706143592">
            <text:p>12.57</text:p>
          </table:table-cell>
          <table:table-cell table:style-name="ce82" office:value-type="float" office:value="1840">
            <text:p>1840</text:p>
          </table:table-cell>
          <table:table-cell table:style-name="ce82" office:value-type="float" office:value="2100">
            <text:p>2100</text:p>
          </table:table-cell>
          <table:table-cell table:style-name="ce82" table:formula="of:= INT((([.H54]*[.I54])/10)*0.75) * (1+[.L54])" office:value-type="float" office:value="2080.05846340562">
            <text:p>2080.06</text:p>
          </table:table-cell>
          <table:table-cell table:style-name="ce82" table:formula="of:= LOG([.M54]/60)" office:value-type="float" office:value="0.199572354905204">
            <text:p>0.2</text:p>
          </table:table-cell>
          <table:table-cell table:style-name="ce82" office:value-type="float" office:value="95">
            <text:p>95</text:p>
          </table:table-cell>
          <table:table-cell table:number-columns-repeated="834"/>
          <table:table-cell table:style-name="ce78" table:number-columns-repeated="144"/>
          <table:table-cell table:number-columns-repeated="6"/>
        </table:table-row>
        <table:table-row table:style-name="ro2">
          <table:table-cell table:style-name="ce78" office:value-type="string">
            <text:p>Wyvern</text:p>
          </table:table-cell>
          <table:table-cell table:style-name="ce82" office:value-type="string">
            <text:p>WEL0401</text:p>
          </table:table-cell>
          <table:table-cell table:style-name="ce82" office:value-type="string">
            <text:p><text:s/></text:p>
          </table:table-cell>
          <table:table-cell table:style-name="ce82" office:value-type="float" office:value="3300">
            <text:p>3300</text:p>
          </table:table-cell>
          <table:table-cell table:style-name="ce82" office:value-type="float" office:value="288">
            <text:p>288</text:p>
          </table:table-cell>
          <table:table-cell table:style-name="ce82" office:value-type="string">
            <text:p><text:s/></text:p>
          </table:table-cell>
          <table:table-cell table:style-name="ce82" office:value-type="float" office:value="2.8">
            <text:p>2.8</text:p>
          </table:table-cell>
          <table:table-cell table:style-name="ce82" table:formula="of:= PI() * ([.G55]*[.G55])" office:value-type="float" office:value="24.630086404144">
            <text:p>24.63</text:p>
          </table:table-cell>
          <table:table-cell table:style-name="ce82" office:value-type="float" office:value="8000">
            <text:p>8000</text:p>
          </table:table-cell>
          <table:table-cell table:style-name="ce82" office:value-type="float" office:value="4700">
            <text:p>4700</text:p>
          </table:table-cell>
          <table:table-cell table:style-name="ce82" table:formula="of:= INT((([.H55]*[.I55])/10)*0.75) * (1+[.L55])" office:value-type="float" office:value="18953.4735065762">
            <text:p>18953.47</text:p>
          </table:table-cell>
          <table:table-cell table:style-name="ce82" table:formula="of:= LOG([.M55]/60)" office:value-type="float" office:value="0.282546589969968">
            <text:p>0.28</text:p>
          </table:table-cell>
          <table:table-cell table:style-name="ce106" office:value-type="float" office:value="115">
            <text:p>115</text:p>
          </table:table-cell>
          <table:table-cell table:number-columns-repeated="834"/>
          <table:table-cell table:style-name="ce78" table:number-columns-repeated="150"/>
        </table:table-row>
        <table:table-row table:style-name="ro2">
          <table:table-cell table:style-name="ce144" office:value-type="string">
            <text:p>Kraptor</text:p>
          </table:table-cell>
          <table:table-cell table:style-name="ce145" office:value-type="string">
            <text:p>WEL0405</text:p>
          </table:table-cell>
          <table:table-cell table:style-name="ce145"/>
          <table:table-cell table:style-name="ce145" office:value-type="float" office:value="4520">
            <text:p>4520</text:p>
          </table:table-cell>
          <table:table-cell table:style-name="ce145" office:value-type="float" office:value="800">
            <text:p>800</text:p>
          </table:table-cell>
          <table:table-cell table:style-name="ce145"/>
          <table:table-cell table:style-name="ce145" office:value-type="float" office:value="2.5">
            <text:p>2.5</text:p>
          </table:table-cell>
          <table:table-cell table:style-name="ce145" table:formula="of:= PI() * ([.G56]*[.G56])" office:value-type="float" office:value="19.6349540849362">
            <text:p>19.63</text:p>
          </table:table-cell>
          <table:table-cell table:style-name="ce145" office:value-type="float" office:value="2000">
            <text:p>2000</text:p>
          </table:table-cell>
          <table:table-cell table:style-name="ce145" office:value-type="float" office:value="3200">
            <text:p>3200</text:p>
          </table:table-cell>
          <table:table-cell table:style-name="ce145" table:formula="of:= INT((([.H56]*[.I56])/10)*0.75) * (1+[.L56])" office:value-type="float" office:value="3178.18876961026">
            <text:p>3178.19</text:p>
          </table:table-cell>
          <table:table-cell table:style-name="ce145" table:formula="of:= LOG([.M56]/60)" office:value-type="float" office:value="0.0791812460476248">
            <text:p>0.08</text:p>
          </table:table-cell>
          <table:table-cell table:style-name="ce145" office:value-type="float" office:value="72">
            <text:p>72</text:p>
          </table:table-cell>
          <table:table-cell table:style-name="ce144" table:number-columns-repeated="978"/>
          <table:table-cell table:number-columns-repeated="6"/>
        </table:table-row>
        <table:table-row table:style-name="ro2">
          <table:table-cell table:style-name="ce80" office:value-type="string">
            <text:p>Basilisk</text:p>
          </table:table-cell>
          <table:table-cell table:style-name="ce84" office:value-type="string">
            <text:p>brl0401</text:p>
          </table:table-cell>
          <table:table-cell table:style-name="ce84"/>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2.5">
            <text:p>2.5</text:p>
          </table:table-cell>
          <table:table-cell table:style-name="ce84" table:formula="of:= PI() * ([.G57]*[.G57])" office:value-type="float" office:value="19.6349540849362">
            <text:p>19.63</text:p>
          </table:table-cell>
          <table:table-cell table:style-name="ce84" office:value-type="float" office:value="6000">
            <text:p>6000</text:p>
          </table:table-cell>
          <table:table-cell table:style-name="ce84" office:value-type="float" office:value="1200">
            <text:p>1200</text:p>
          </table:table-cell>
          <table:table-cell table:style-name="ce84" table:formula="of:= INT((([.H57]*[.I57])/10)*0.75) * (1+[.L57])" office:value-type="float" office:value="10390.7662737569">
            <text:p>10390.77</text:p>
          </table:table-cell>
          <table:table-cell table:style-name="ce84" table:formula="of:= LOG([.M57]/60)" office:value-type="float" office:value="0.176091259055681">
            <text:p>0.18</text:p>
          </table:table-cell>
          <table:table-cell table:style-name="ce84" office:value-type="float" office:value="90">
            <text:p>90</text:p>
          </table:table-cell>
          <table:table-cell table:style-name="ce80" table:number-columns-repeated="978"/>
          <table:table-cell table:number-columns-repeated="6"/>
        </table:table-row>
        <table:table-row table:style-name="ro2">
          <table:table-cell table:style-name="ce80" office:value-type="string">
            <text:p>Avalanche</text:p>
          </table:table-cell>
          <table:table-cell table:style-name="ce84" office:value-type="string">
            <text:p>BRMT3AVA</text:p>
          </table:table-cell>
          <table:table-cell table:style-name="ce84"/>
          <table:table-cell table:style-name="ce84" office:value-type="float" office:value="7250">
            <text:p>7250</text:p>
          </table:table-cell>
          <table:table-cell table:style-name="ce84" office:value-type="float" office:value="270">
            <text:p>270</text:p>
          </table:table-cell>
          <table:table-cell table:style-name="ce84"/>
          <table:table-cell table:style-name="ce84" office:value-type="float" office:value="3">
            <text:p>3</text:p>
          </table:table-cell>
          <table:table-cell table:style-name="ce84" table:formula="of:= PI() * ([.G58]*[.G58])" office:value-type="float" office:value="28.2743338823081">
            <text:p>28.27</text:p>
          </table:table-cell>
          <table:table-cell table:style-name="ce84" office:value-type="float" office:value="6000">
            <text:p>6000</text:p>
          </table:table-cell>
          <table:table-cell table:style-name="ce84" office:value-type="float" office:value="4000">
            <text:p>4000</text:p>
          </table:table-cell>
          <table:table-cell table:style-name="ce84" table:formula="of:= INT((([.H58]*[.I58])/10)*0.75) * (1+[.L58])" office:value-type="float" office:value="15262.1590714589">
            <text:p>15262.16</text:p>
          </table:table-cell>
          <table:table-cell table:style-name="ce84" table:formula="of:= LOG([.M58]/60)" office:value-type="float" office:value="0.199572354905204">
            <text:p>0.2</text:p>
          </table:table-cell>
          <table:table-cell table:style-name="ce84" office:value-type="float" office:value="95">
            <text:p>95</text:p>
          </table:table-cell>
          <table:table-cell table:style-name="ce80" table:number-columns-repeated="978"/>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9]*[.G59])" office:value-type="float" office:value="38.484510006475">
            <text:p>38.48</text:p>
          </table:table-cell>
          <table:table-cell office:value-type="float" office:value="5000">
            <text:p>5000</text:p>
          </table:table-cell>
          <table:table-cell office:value-type="float" office:value="7500">
            <text:p>7500</text:p>
          </table:table-cell>
          <table:table-cell table:formula="of:= INT((([.H59]*[.I59])/10)*0.75) * (1+[.L59])" office:value-type="float" office:value="16972.1729594325">
            <text:p>16972.17</text:p>
          </table:table-cell>
          <table:table-cell table:formula="of:= LOG([.M59]/60)" office:value-type="float" office:value="0.176091259055681">
            <text:p>0.18</text:p>
          </table:table-cell>
          <table:table-cell table:style-name="ce56" office:value-type="float" office:value="90">
            <text:p>90</text:p>
          </table:table-cell>
          <table:table-cell table:style-name="ce55" table:number-columns-repeated="978"/>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60]*[.G60])"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60]*[.I60])/10)*0.75) * (1+[.L60])" office:value-type="float" office:value="2306.72618231224">
            <text:p>2306.73</text:p>
          </table:table-cell>
          <table:table-cell table:formula="of:= LOG([.M60]/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61]*[.G61])" office:value-type="float" office:value="38.484510006475">
            <text:p>38.48</text:p>
          </table:table-cell>
          <table:table-cell office:value-type="float" office:value="1650">
            <text:p>1650</text:p>
          </table:table-cell>
          <table:table-cell/>
          <table:table-cell table:formula="of:= INT((([.H61]*[.I61])/10)*0.75) * (1+[.L61])" office:value-type="float" office:value="6195.50483935188">
            <text:p>6195.5</text:p>
          </table:table-cell>
          <table:table-cell table:formula="of:= LOG([.M61]/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6" office:value-type="string">
            <text:p>Mobile T3 Artillery</text:p>
          </table:table-cell>
          <table:table-cell table:style-name="Default" table:number-columns-repeated="10"/>
          <table:table-cell table:style-name="ce105" office:value-type="string">
            <text:p>60 used</text:p>
          </table:table-cell>
          <table:table-cell/>
          <table:table-cell table:style-name="Default" table:number-columns-repeated="834"/>
          <table:table-cell table:number-columns-repeated="150"/>
        </table:table-row>
        <table:table-row table:style-name="ro2">
          <table:table-cell table:style-name="ce41" office:value-type="string">
            <text:p>Demolisher</text:p>
          </table:table-cell>
          <table:table-cell table:style-name="ce45" office:value-type="string">
            <text:p>uel0304</text:p>
          </table:table-cell>
          <table:table-cell table:style-name="ce45" office:value-type="string">
            <text:p>T3</text:p>
          </table:table-cell>
          <table:table-cell table:style-name="ce45" office:value-type="float" office:value="100">
            <text:p>100</text:p>
          </table:table-cell>
          <table:table-cell table:style-name="ce45" table:number-columns-repeated="2"/>
          <table:table-cell table:style-name="ce45" office:value-type="float" office:value="4">
            <text:p>4</text:p>
          </table:table-cell>
          <table:table-cell table:style-name="ce45" table:formula="of:= PI() * ([.G64]*[.G64])" office:value-type="float" office:value="50.2654824574367">
            <text:p>50.27</text:p>
          </table:table-cell>
          <table:table-cell table:style-name="ce45" office:value-type="float" office:value="700">
            <text:p>700</text:p>
          </table:table-cell>
          <table:table-cell table:style-name="ce45" office:value-type="float" office:value="3125">
            <text:p>3125</text:p>
          </table:table-cell>
          <table:table-cell table:style-name="ce45" table:formula="of:= INT((([.H64]*[.I64])/10)*0.75) * (1+[.L64])" office:value-type="float" office:value="3127.70929002552">
            <text:p>3127.71</text:p>
          </table:table-cell>
          <table:table-cell table:style-name="ce45" table:formula="of:= LOG([.M64]/60)" office:value-type="float" office:value="0.185636576961912">
            <text:p>0.19</text:p>
          </table:table-cell>
          <table:table-cell table:style-name="ce45" office:value-type="float" office:value="92">
            <text:p>92</text:p>
          </table:table-cell>
          <table:table-cell table:style-name="ce41" table:number-columns-repeated="834"/>
          <table:table-cell table:number-columns-repeated="150"/>
        </table:table-row>
        <table:table-row table:style-name="ro2">
          <table:table-cell table:style-name="ce41" office:value-type="string">
            <text:p>Spearhead</text:p>
          </table:table-cell>
          <table:table-cell table:style-name="ce45" office:value-type="string">
            <text:p>xel0306</text:p>
          </table:table-cell>
          <table:table-cell table:style-name="ce45" office:value-type="string">
            <text:p>T3</text:p>
          </table:table-cell>
          <table:table-cell table:style-name="ce45" office:value-type="float" office:value="156">
            <text:p>156</text:p>
          </table:table-cell>
          <table:table-cell table:style-name="ce45" table:number-columns-repeated="2"/>
          <table:table-cell table:style-name="ce45" office:value-type="float" office:value="2">
            <text:p>2</text:p>
          </table:table-cell>
          <table:table-cell table:style-name="ce45" table:formula="of:= PI() * ([.G65]*[.G65])" office:value-type="float" office:value="12.5663706143592">
            <text:p>12.57</text:p>
          </table:table-cell>
          <table:table-cell table:style-name="ce45" office:value-type="float" office:value="600">
            <text:p>600</text:p>
          </table:table-cell>
          <table:table-cell table:style-name="ce45" office:value-type="float" office:value="650">
            <text:p>650</text:p>
          </table:table-cell>
          <table:table-cell table:style-name="ce45" table:formula="of:= INT((([.H65]*[.I65])/10)*0.75) * (1+[.L65])" office:value-type="float" office:value="658.977253298087">
            <text:p>658.98</text:p>
          </table:table-cell>
          <table:table-cell table:style-name="ce45" table:formula="of:= LOG([.M65]/60)" office:value-type="float" office:value="0.166331421766525">
            <text:p>0.17</text:p>
          </table:table-cell>
          <table:table-cell table:style-name="ce45" office:value-type="float" office:value="88">
            <text:p>88</text:p>
          </table:table-cell>
          <table:table-cell table:style-name="ce41" table:number-columns-repeated="834"/>
          <table:table-cell table:number-columns-repeated="150"/>
        </table:table-row>
        <table:table-row table:style-name="ro2">
          <table:table-cell table:style-name="ce41" office:value-type="string">
            <text:p>Walrus</text:p>
          </table:table-cell>
          <table:table-cell table:style-name="ce45" office:value-type="string">
            <text:p>WEL03041</text:p>
          </table:table-cell>
          <table:table-cell table:style-name="ce45" office:value-type="string">
            <text:p>T3</text:p>
          </table:table-cell>
          <table:table-cell table:style-name="ce45" office:value-type="float" office:value="105">
            <text:p>105</text:p>
          </table:table-cell>
          <table:table-cell table:style-name="ce45" table:number-columns-repeated="2"/>
          <table:table-cell table:style-name="ce45" office:value-type="float" office:value="4.5">
            <text:p>4.5</text:p>
          </table:table-cell>
          <table:table-cell table:style-name="ce45" table:formula="of:= PI() * ([.G66]*[.G66])" office:value-type="float" office:value="63.6172512351933">
            <text:p>63.62</text:p>
          </table:table-cell>
          <table:table-cell table:style-name="ce45" office:value-type="float" office:value="700">
            <text:p>700</text:p>
          </table:table-cell>
          <table:table-cell table:style-name="ce45" office:value-type="float" office:value="4000">
            <text:p>4000</text:p>
          </table:table-cell>
          <table:table-cell table:style-name="ce45" table:formula="of:= INT((([.H66]*[.I66])/10)*0.75) * (1+[.L66])" office:value-type="float" office:value="3958.84053047582">
            <text:p>3958.84</text:p>
          </table:table-cell>
          <table:table-cell table:style-name="ce45" table:formula="of:= LOG([.M66]/60)" office:value-type="float" office:value="0.185636576961912">
            <text:p>0.19</text:p>
          </table:table-cell>
          <table:table-cell table:style-name="ce45" office:value-type="float" office:value="92">
            <text:p>92</text:p>
          </table:table-cell>
          <table:table-cell table:style-name="ce41" table:number-columns-repeated="834"/>
          <table:table-cell table:number-columns-repeated="150"/>
        </table:table-row>
        <table:table-row table:style-name="ro2">
          <table:table-cell table:style-name="ce120" office:value-type="string">
            <text:p>Serenity</text:p>
          </table:table-cell>
          <table:table-cell table:style-name="ce132" office:value-type="string">
            <text:p>ual0304</text:p>
          </table:table-cell>
          <table:table-cell table:style-name="ce132" office:value-type="string">
            <text:p>T3</text:p>
          </table:table-cell>
          <table:table-cell table:style-name="ce132" office:value-type="float" office:value="100">
            <text:p>100</text:p>
          </table:table-cell>
          <table:table-cell table:style-name="ce132" table:number-columns-repeated="2"/>
          <table:table-cell table:style-name="ce132" office:value-type="float" office:value="3">
            <text:p>3</text:p>
          </table:table-cell>
          <table:table-cell table:style-name="ce132" table:formula="of:= PI() * ([.G67]*[.G67])" office:value-type="float" office:value="28.2743338823081">
            <text:p>28.27</text:p>
          </table:table-cell>
          <table:table-cell table:style-name="ce132" office:value-type="float" office:value="1000">
            <text:p>1000</text:p>
          </table:table-cell>
          <table:table-cell table:style-name="ce132" office:value-type="float" office:value="2500">
            <text:p>2500</text:p>
          </table:table-cell>
          <table:table-cell table:style-name="ce132" table:formula="of:= INT((([.H67]*[.I67])/10)*0.75) * (1+[.L67])" office:value-type="float" office:value="2513.54954315925">
            <text:p>2513.55</text:p>
          </table:table-cell>
          <table:table-cell table:style-name="ce132" table:formula="of:= LOG([.M67]/60)" office:value-type="float" office:value="0.185636576961912">
            <text:p>0.19</text:p>
          </table:table-cell>
          <table:table-cell table:style-name="ce132" office:value-type="float" office:value="92">
            <text:p>92</text:p>
          </table:table-cell>
          <table:table-cell table:style-name="ce120" table:number-columns-repeated="834"/>
          <table:table-cell table:number-columns-repeated="150"/>
        </table:table-row>
        <table:table-row table:style-name="ro2">
          <table:table-cell table:style-name="ce121" office:value-type="string">
            <text:p>Trebuchet</text:p>
          </table:table-cell>
          <table:table-cell table:style-name="ce133" office:value-type="string">
            <text:p>url0304</text:p>
          </table:table-cell>
          <table:table-cell table:style-name="ce133" office:value-type="string">
            <text:p>T3</text:p>
          </table:table-cell>
          <table:table-cell table:style-name="ce133" office:value-type="float" office:value="96">
            <text:p>96</text:p>
          </table:table-cell>
          <table:table-cell table:style-name="ce133" table:number-columns-repeated="2"/>
          <table:table-cell table:style-name="ce133" office:value-type="float" office:value="5">
            <text:p>5</text:p>
          </table:table-cell>
          <table:table-cell table:style-name="ce133" table:formula="of:= PI() * ([.G68]*[.G68])" office:value-type="float" office:value="78.5398163397448">
            <text:p>78.54</text:p>
          </table:table-cell>
          <table:table-cell table:style-name="ce133" office:value-type="float" office:value="480">
            <text:p>480</text:p>
          </table:table-cell>
          <table:table-cell table:style-name="ce133" office:value-type="float" office:value="3350">
            <text:p>3350</text:p>
          </table:table-cell>
          <table:table-cell table:style-name="ce133" table:formula="of:= INT((([.H68]*[.I68])/10)*0.75) * (1+[.L68])" office:value-type="float" office:value="3351.79460307132">
            <text:p>3351.79</text:p>
          </table:table-cell>
          <table:table-cell table:style-name="ce133" table:formula="of:= LOG([.M68]/60)" office:value-type="float" office:value="0.185636576961912">
            <text:p>0.19</text:p>
          </table:table-cell>
          <table:table-cell table:style-name="ce133" office:value-type="float" office:value="92">
            <text:p>92</text:p>
          </table:table-cell>
          <table:table-cell table:style-name="ce121" table:number-columns-repeated="834"/>
          <table:table-cell table:number-columns-repeated="150"/>
        </table:table-row>
        <table:table-row table:style-name="ro2">
          <table:table-cell table:style-name="ce121" office:value-type="string">
            <text:p>Triseptitron</text:p>
          </table:table-cell>
          <table:table-cell table:style-name="ce133" office:value-type="string">
            <text:p>srl0311</text:p>
          </table:table-cell>
          <table:table-cell table:style-name="ce133" office:value-type="string">
            <text:p>T3</text:p>
          </table:table-cell>
          <table:table-cell table:style-name="ce133" office:value-type="float" office:value="120">
            <text:p>120</text:p>
          </table:table-cell>
          <table:table-cell table:style-name="ce133" table:number-columns-repeated="2"/>
          <table:table-cell table:style-name="ce133" office:value-type="float" office:value="2">
            <text:p>2</text:p>
          </table:table-cell>
          <table:table-cell table:style-name="ce133" table:formula="of:= PI() * ([.G69]*[.G69])" office:value-type="float" office:value="12.5663706143592">
            <text:p>12.57</text:p>
          </table:table-cell>
          <table:table-cell table:style-name="ce133" office:value-type="float" office:value="2625">
            <text:p>2625</text:p>
          </table:table-cell>
          <table:table-cell table:style-name="ce133" office:value-type="float" office:value="2800">
            <text:p>2800</text:p>
          </table:table-cell>
          <table:table-cell table:style-name="ce133" table:formula="of:= INT((([.H69]*[.I69])/10)*0.75) * (1+[.L69])" office:value-type="float" office:value="2783.09843436893">
            <text:p>2783.1</text:p>
          </table:table-cell>
          <table:table-cell table:style-name="ce133" table:formula="of:= LOG([.M69]/60)" office:value-type="float" office:value="0.1249387366083">
            <text:p>0.12</text:p>
          </table:table-cell>
          <table:table-cell table:style-name="ce133" office:value-type="float" office:value="80">
            <text:p>80</text:p>
          </table:table-cell>
          <table:table-cell table:style-name="ce121" table:number-columns-repeated="83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5">
            <text:p>5</text:p>
          </table:table-cell>
          <table:table-cell table:formula="of:= PI() * ([.G70]*[.G70])" office:value-type="float" office:value="78.5398163397448">
            <text:p>78.54</text:p>
          </table:table-cell>
          <table:table-cell office:value-type="float" office:value="480">
            <text:p>480</text:p>
          </table:table-cell>
          <table:table-cell office:value-type="float" office:value="3350">
            <text:p>3350</text:p>
          </table:table-cell>
          <table:table-cell table:formula="of:= INT((([.H70]*[.I70])/10)*0.75) * (1+[.L70])" office:value-type="float" office:value="3351.79460307132">
            <text:p>3351.79</text:p>
          </table:table-cell>
          <table:table-cell table:formula="of:= LOG([.M70]/60)" office:value-type="float" office:value="0.185636576961912">
            <text:p>0.19</text:p>
          </table:table-cell>
          <table:table-cell table:style-name="ce56" office:value-type="float" office:value="92">
            <text:p>92</text:p>
          </table:table-cell>
          <table:table-cell table:style-name="ce55" table:number-columns-repeated="98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71]*[.G71])" office:value-type="float" office:value="12.5663706143592">
            <text:p>12.57</text:p>
          </table:table-cell>
          <table:table-cell office:value-type="float" office:value="500">
            <text:p>500</text:p>
          </table:table-cell>
          <table:table-cell office:value-type="float" office:value="560">
            <text:p>560</text:p>
          </table:table-cell>
          <table:table-cell table:formula="of:= INT((([.H71]*[.I71])/10)*0.75) * (1+[.L71])" office:value-type="float" office:value="539.82630480445">
            <text:p>539.83</text:p>
          </table:table-cell>
          <table:table-cell table:formula="of:= LOG([.M71]/60)" office:value-type="float" office:value="0.146128035678238">
            <text:p>0.15</text:p>
          </table:table-cell>
          <table:table-cell table:style-name="ce56" office:value-type="float" office:value="84">
            <text:p>84</text:p>
          </table:table-cell>
          <table:table-cell table:style-name="ce55" table:number-columns-repeated="983"/>
          <table:table-cell/>
        </table:table-row>
        <table:table-row table:style-name="ro1">
          <table:table-cell table:style-name="ce156" office:value-type="string">
            <text:p>Sniper Bots</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120" office:value-type="string">
            <text:p>Sprite Striker</text:p>
          </table:table-cell>
          <table:table-cell table:style-name="ce132" office:value-type="string">
            <text:p>xal0305</text:p>
          </table:table-cell>
          <table:table-cell table:style-name="ce132" office:value-type="string">
            <text:p>sniper</text:p>
          </table:table-cell>
          <table:table-cell table:style-name="ce132" office:value-type="float" office:value="130">
            <text:p>130</text:p>
          </table:table-cell>
          <table:table-cell table:style-name="ce132" table:number-columns-repeated="2"/>
          <table:table-cell table:style-name="ce132" office:value-type="float" office:value="1">
            <text:p>1</text:p>
          </table:table-cell>
          <table:table-cell table:style-name="ce132" table:formula="of:= PI() * ([.G73]*[.G73])" office:value-type="float" office:value="3.14159265358979">
            <text:p>3.14</text:p>
          </table:table-cell>
          <table:table-cell table:style-name="ce132" office:value-type="float" office:value="1400">
            <text:p>1400</text:p>
          </table:table-cell>
          <table:table-cell table:style-name="ce132" office:value-type="float" office:value="360">
            <text:p>360</text:p>
          </table:table-cell>
          <table:table-cell table:style-name="ce132" table:formula="of:= INT((([.H73]*[.I73])/10)*0.75) * (1+[.L73])" office:value-type="float" office:value="360.883394279651">
            <text:p>360.88</text:p>
          </table:table-cell>
          <table:table-cell table:style-name="ce132" table:formula="of:= LOG([.M73]/60)" office:value-type="float" office:value="0.0969100130080564">
            <text:p>0.1</text:p>
          </table:table-cell>
          <table:table-cell table:style-name="ce132" office:value-type="float" office:value="75">
            <text:p>75</text:p>
          </table:table-cell>
          <table:table-cell table:style-name="ce120" table:number-columns-repeated="834"/>
          <table:table-cell table:number-columns-repeated="150"/>
        </table:table-row>
        <table:table-row table:style-name="ro2">
          <table:table-cell table:style-name="ce43" office:value-type="string">
            <text:p>Echnida</text:p>
          </table:table-cell>
          <table:table-cell table:style-name="ce47" office:value-type="string">
            <text:p>WRL0305</text:p>
          </table:table-cell>
          <table:table-cell table:style-name="ce47" office:value-type="string">
            <text:p>sniper</text:p>
          </table:table-cell>
          <table:table-cell table:style-name="ce47" office:value-type="float" office:value="180">
            <text:p>180</text:p>
          </table:table-cell>
          <table:table-cell table:style-name="ce47" table:number-columns-repeated="2"/>
          <table:table-cell table:style-name="ce47" office:value-type="float" office:value="1">
            <text:p>1</text:p>
          </table:table-cell>
          <table:table-cell table:style-name="ce47" table:formula="of:= PI() * ([.G74]*[.G74])" office:value-type="float" office:value="3.14159265358979">
            <text:p>3.14</text:p>
          </table:table-cell>
          <table:table-cell table:style-name="ce47" office:value-type="float" office:value="1800">
            <text:p>1800</text:p>
          </table:table-cell>
          <table:table-cell table:style-name="ce47" office:value-type="float" office:value="465">
            <text:p>465</text:p>
          </table:table-cell>
          <table:table-cell table:style-name="ce47" table:formula="of:= INT((([.H74]*[.I74])/10)*0.75) * (1+[.L74])" office:value-type="float" office:value="465.089845515416">
            <text:p>465.09</text:p>
          </table:table-cell>
          <table:table-cell table:style-name="ce47" table:formula="of:= LOG([.M74]/60)" office:value-type="float" office:value="0.0969100130080564">
            <text:p>0.1</text:p>
          </table:table-cell>
          <table:table-cell table:style-name="ce47" office:value-type="float" office:value="75">
            <text:p>75</text:p>
          </table:table-cell>
          <table:table-cell table:style-name="ce43" table:number-columns-repeated="983"/>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75]*[.G75])" office:value-type="float" office:value="3.14159265358979">
            <text:p>3.14</text:p>
          </table:table-cell>
          <table:table-cell office:value-type="float" office:value="2800">
            <text:p>2800</text:p>
          </table:table-cell>
          <table:table-cell office:value-type="float" office:value="720">
            <text:p>720</text:p>
          </table:table-cell>
          <table:table-cell table:formula="of:= INT((([.H75]*[.I75])/10)*0.75) * (1+[.L75])" office:value-type="float" office:value="722.863698572309">
            <text:p>722.86</text:p>
          </table:table-cell>
          <table:table-cell table:formula="of:= LOG([.M75]/60)" office:value-type="float" office:value="0.0969100130080564">
            <text:p>0.1</text:p>
          </table:table-cell>
          <table:table-cell table:style-name="ce56" office:value-type="float" office:value="75">
            <text:p>75</text:p>
          </table:table-cell>
          <table:table-cell table:style-name="ce55" table:number-columns-repeated="983"/>
          <table:table-cell/>
        </table:table-row>
        <table:table-row table:style-name="ro1">
          <table:table-cell table:style-name="ce156" office:value-type="string">
            <text:p>MINE CALCULATOR</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Default" office:value-type="string">
            <text:p>Unit Name </text:p>
          </table:table-cell>
          <table:table-cell table:style-name="ce15" office:value-type="string">
            <text:p>Unit ID</text:p>
          </table:table-cell>
          <table:table-cell table:number-columns-repeated="4" table:style-name="ce15" office:value-type="string">
            <text:p><text:s/></text:p>
          </table:table-cell>
          <table:table-cell table:style-name="ce15" office:value-type="string">
            <text:p>AOE</text:p>
          </table:table-cell>
          <table:table-cell table:style-name="ce15" office:value-type="string">
            <text:p>AOE ratio</text:p>
          </table:table-cell>
          <table:table-cell table:style-name="ce15" office:value-type="string">
            <text:p>Mine Damage</text:p>
          </table:table-cell>
          <table:table-cell table:style-name="ce15" office:value-type="string">
            <text:p><text:s/></text:p>
          </table:table-cell>
          <table:table-cell table:style-name="ce15" office:value-type="string">
            <text:p>E formula</text:p>
          </table:table-cell>
          <table:table-cell table:style-name="ce15" office:value-type="string">
            <text:p>Range mod</text:p>
          </table:table-cell>
          <table:table-cell/>
          <table:table-cell table:style-name="Default" table:number-columns-repeated="834"/>
          <table:table-cell table:number-columns-repeated="150"/>
        </table:table-row>
        <table:table-row table:style-name="ro2">
          <table:table-cell table:style-name="ce78" office:value-type="string">
            <text:p>Pressure Mine</text:p>
          </table:table-cell>
          <table:table-cell table:style-name="ce82" table:number-columns-repeated="5"/>
          <table:table-cell table:style-name="ce82" office:value-type="float" office:value="1.5">
            <text:p>1.5</text:p>
          </table:table-cell>
          <table:table-cell table:style-name="ce82" table:formula="of:= PI() * ([.G78]*[.G78])" office:value-type="float" office:value="7.06858347057703">
            <text:p>7.07</text:p>
          </table:table-cell>
          <table:table-cell table:style-name="ce82" office:value-type="float" office:value="1000">
            <text:p>1000</text:p>
          </table:table-cell>
          <table:table-cell table:style-name="ce82"/>
          <table:table-cell table:style-name="ce82" table:formula="of:= INT((([.H78]*[.I78])/10)*0.75) * (1+[.L78])" office:value-type="float" office:value="689.54589770191">
            <text:p>689.55</text:p>
          </table:table-cell>
          <table:table-cell table:style-name="ce82" table:formula="of:= LOG(3/[.G78])" office:value-type="float" office:value="0.301029995663981">
            <text:p>0.3</text:p>
          </table:table-cell>
          <table:table-cell table:number-columns-repeated="835"/>
          <table:table-cell table:style-name="ce78" table:number-columns-repeated="150"/>
        </table:table-row>
        <table:table-row table:style-name="ro2">
          <table:table-cell table:style-name="ce78" office:value-type="string">
            <text:p>Proximity Mine</text:p>
          </table:table-cell>
          <table:table-cell table:style-name="ce82" table:number-columns-repeated="5"/>
          <table:table-cell table:style-name="ce82" office:value-type="float" office:value="3.5">
            <text:p>3.5</text:p>
          </table:table-cell>
          <table:table-cell table:style-name="ce82" table:formula="of:= PI() * ([.G79]*[.G79])" office:value-type="float" office:value="38.484510006475">
            <text:p>38.48</text:p>
          </table:table-cell>
          <table:table-cell table:style-name="ce82" office:value-type="float" office:value="3000">
            <text:p>3000</text:p>
          </table:table-cell>
          <table:table-cell table:style-name="ce82"/>
          <table:table-cell table:style-name="ce82" table:formula="of:= INT((([.H79]*[.I79])/10)*0.75) * (1+[.L79])" office:value-type="float" office:value="8079.30774858852">
            <text:p>8079.31</text:p>
          </table:table-cell>
          <table:table-cell table:style-name="ce82" table:formula="of:= LOG(3/[.G79])" office:value-type="float" office:value="-0.0669467896306132">
            <text:p>-0.07</text:p>
          </table:table-cell>
          <table:table-cell table:number-columns-repeated="835"/>
          <table:table-cell table:style-name="ce78" table:number-columns-repeated="150"/>
        </table:table-row>
        <table:table-row table:style-name="ro2">
          <table:table-cell table:style-name="ce78" office:value-type="string">
            <text:p>Nuke Mine</text:p>
          </table:table-cell>
          <table:table-cell table:style-name="ce82" table:number-columns-repeated="5"/>
          <table:table-cell table:style-name="ce82" office:value-type="float" office:value="20">
            <text:p>20</text:p>
          </table:table-cell>
          <table:table-cell table:style-name="ce82" table:formula="of:= PI() * ([.G80]*[.G80])" office:value-type="float" office:value="1256.63706143592">
            <text:p>1256.64</text:p>
          </table:table-cell>
          <table:table-cell table:style-name="ce82" office:value-type="float" office:value="35000">
            <text:p>35000</text:p>
          </table:table-cell>
          <table:table-cell table:style-name="ce82"/>
          <table:table-cell table:style-name="ce82" table:formula="of:= INT((([.H80]*[.I80])/10)*0.75) * (1+[.L80])" office:value-type="float" office:value="580867.305691723">
            <text:p>580867.31</text:p>
          </table:table-cell>
          <table:table-cell table:style-name="ce82" table:formula="of:= LOG(3/[.G80])" office:value-type="float" office:value="-0.823908740944319">
            <text:p>-0.82</text:p>
          </table:table-cell>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
      <table:table table:name="T1 PD" table:style-name="ta1" table:print="false">
        <table:table-column table:style-name="co3" table:default-cell-style-name="ce80"/>
        <table:table-column table:style-name="co3" table:number-columns-repeated="10"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number-columns-repeated="1004" table:default-cell-style-name="ce80"/>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05" office:value-type="string">
            <text:p>T1 Guns</text:p>
          </table:table-cell>
          <table:table-cell table:style-name="ce107" table:number-columns-repeated="10"/>
          <table:table-cell table:style-name="ce108"/>
          <table:table-cell table:style-name="ce107"/>
          <table:table-cell table:style-name="ce108"/>
          <table:table-cell table:style-name="ce107" table:number-columns-repeated="2"/>
          <table:table-cell table:style-name="ce108" table:number-columns-repeated="2"/>
          <table:table-cell table:style-name="ce105" table:number-columns-repeated="1004"/>
        </table:table-row>
        <table:table-row table:style-name="ro2">
          <table:table-cell table:style-name="ce78" office:value-type="string">
            <text:p>DM1</text:p>
          </table:table-cell>
          <table:table-cell table:style-name="ce82" office:value-type="string">
            <text:p>ueb2101</text:p>
          </table:table-cell>
          <table:table-cell table:style-name="ce82" office:value-type="float" office:value="150">
            <text:p>150</text:p>
          </table:table-cell>
          <table:table-cell table:style-name="ce82" table:number-columns-repeated="2"/>
          <table:table-cell table:style-name="ce82" office:value-type="float" office:value="26">
            <text:p>26</text:p>
          </table:table-cell>
          <table:table-cell table:style-name="ce82" office:value-type="float" office:value="24">
            <text:p>24</text:p>
          </table:table-cell>
          <table:table-cell table:style-name="ce82" office:value-type="float" office:value="1300">
            <text:p>1300</text:p>
          </table:table-cell>
          <table:table-cell table:style-name="ce82" office:value-type="float" office:value="0">
            <text:p>0</text:p>
          </table:table-cell>
          <table:table-cell table:style-name="ce82"/>
          <table:table-cell table:style-name="ce82" office:value-type="float" office:value="250">
            <text:p>250</text:p>
          </table:table-cell>
          <table:table-cell table:style-name="ce92" table:formula="of:=[.K3]/[.H3]" office:value-type="float" office:value="0.192307692307692">
            <text:p>0.192</text:p>
          </table:table-cell>
          <table:table-cell table:style-name="ce82" office:value-type="float" office:value="2000">
            <text:p>2000</text:p>
          </table:table-cell>
          <table:table-cell table:style-name="ce92" table:formula="of:=[.C3]/[.M3]" office:value-type="float" office:value="0.075">
            <text:p>0.075</text:p>
          </table:table-cell>
          <table:table-cell table:style-name="ce82" table:formula="of:=(([.K3]*10)+[.M3])/[.C3]" office:value-type="float" office:value="30">
            <text:p>30</text:p>
          </table:table-cell>
          <table:table-cell table:style-name="ce82" office:value-type="float" office:value="250">
            <text:p>250</text:p>
          </table:table-cell>
          <table:table-cell table:style-name="ce92" table:formula="of:=([.K3]/[.P3])*10" office:value-type="float" office:value="10">
            <text:p>10.000</text:p>
          </table:table-cell>
          <table:table-cell table:style-name="ce92" table:formula="of:=([.M3]/[.P3])*10" office:value-type="float" office:value="80">
            <text:p>80.000</text:p>
          </table:table-cell>
          <table:table-cell table:style-name="ce78" table:number-columns-repeated="1004"/>
        </table:table-row>
        <table:table-row table:style-name="ro2">
          <table:table-cell table:style-name="ce78" office:value-type="string">
            <text:p>Thug</text:p>
          </table:table-cell>
          <table:table-cell table:style-name="ce82" office:value-type="string">
            <text:p>BRNT1HPD</text:p>
          </table:table-cell>
          <table:table-cell table:style-name="ce82" office:value-type="float" office:value="144">
            <text:p>144</text:p>
          </table:table-cell>
          <table:table-cell table:style-name="ce82" table:number-columns-repeated="2"/>
          <table:table-cell table:style-name="ce82" office:value-type="float" office:value="32">
            <text:p>32</text:p>
          </table:table-cell>
          <table:table-cell table:style-name="ce82" office:value-type="float" office:value="24">
            <text:p>24</text:p>
          </table:table-cell>
          <table:table-cell table:style-name="ce82" office:value-type="float" office:value="1950">
            <text:p>1950</text:p>
          </table:table-cell>
          <table:table-cell table:style-name="ce82" office:value-type="float" office:value="1">
            <text:p>1</text:p>
          </table:table-cell>
          <table:table-cell table:style-name="ce82"/>
          <table:table-cell table:style-name="ce82" office:value-type="float" office:value="500">
            <text:p>500</text:p>
          </table:table-cell>
          <table:table-cell table:style-name="ce92" table:formula="of:=[.K4]/[.H4]" office:value-type="float" office:value="0.256410256410256">
            <text:p>0.256</text:p>
          </table:table-cell>
          <table:table-cell table:style-name="ce82" office:value-type="float" office:value="4500">
            <text:p>4500</text:p>
          </table:table-cell>
          <table:table-cell table:style-name="ce92" table:formula="of:=[.C4]/[.M4]" office:value-type="float" office:value="0.032">
            <text:p>0.032</text:p>
          </table:table-cell>
          <table:table-cell table:style-name="ce82" table:formula="of:=(([.K4]*10)+[.M4])/[.C4]" office:value-type="float" office:value="65.9722222222222">
            <text:p>65.97</text:p>
          </table:table-cell>
          <table:table-cell table:style-name="ce82" office:value-type="float" office:value="500">
            <text:p>500</text:p>
          </table:table-cell>
          <table:table-cell table:style-name="ce92" table:formula="of:=([.K4]/[.P4])*10" office:value-type="float" office:value="10">
            <text:p>10.000</text:p>
          </table:table-cell>
          <table:table-cell table:style-name="ce92" table:formula="of:=([.M4]/[.P4])*10" office:value-type="float" office:value="90">
            <text:p>90.000</text:p>
          </table:table-cell>
          <table:table-cell table:style-name="ce78" table:number-columns-repeated="1004"/>
        </table:table-row>
        <table:table-row table:style-name="ro2">
          <table:table-cell table:style-name="ce78" office:value-type="string">
            <text:p>Mayor</text:p>
          </table:table-cell>
          <table:table-cell table:style-name="ce82" office:value-type="string">
            <text:p>BRNT1EXPD</text:p>
          </table:table-cell>
          <table:table-cell table:number-columns-repeated="2" table:style-name="ce82" office:value-type="float" office:value="150">
            <text:p>150</text:p>
          </table:table-cell>
          <table:table-cell table:style-name="ce82"/>
          <table:table-cell table:style-name="ce82" office:value-type="float" office:value="34">
            <text:p>34</text:p>
          </table:table-cell>
          <table:table-cell table:style-name="ce82" office:value-type="float" office:value="26">
            <text:p>26</text:p>
          </table:table-cell>
          <table:table-cell table:style-name="ce82" office:value-type="float" office:value="1720">
            <text:p>1720</text:p>
          </table:table-cell>
          <table:table-cell table:style-name="ce82" office:value-type="float" office:value="1">
            <text:p>1</text:p>
          </table:table-cell>
          <table:table-cell table:style-name="ce82"/>
          <table:table-cell table:style-name="ce82" office:value-type="float" office:value="600">
            <text:p>600</text:p>
          </table:table-cell>
          <table:table-cell table:style-name="ce92" table:formula="of:=[.K5]/[.H5]" office:value-type="float" office:value="0.348837209302326">
            <text:p>0.349</text:p>
          </table:table-cell>
          <table:table-cell table:style-name="ce82" office:value-type="float" office:value="6600">
            <text:p>6600</text:p>
          </table:table-cell>
          <table:table-cell table:style-name="ce92" table:formula="of:=[.C5]/[.M5]" office:value-type="float" office:value="0.0227272727272727">
            <text:p>0.023</text:p>
          </table:table-cell>
          <table:table-cell table:style-name="ce82" table:formula="of:=(([.K5]*10)+[.M5])/[.C5]" office:value-type="float" office:value="84">
            <text:p>84</text:p>
          </table:table-cell>
          <table:table-cell table:style-name="ce82" office:value-type="float" office:value="600">
            <text:p>600</text:p>
          </table:table-cell>
          <table:table-cell table:style-name="ce92" table:formula="of:=([.K5]/[.P5])*10" office:value-type="float" office:value="10">
            <text:p>10.000</text:p>
          </table:table-cell>
          <table:table-cell table:style-name="ce92" table:formula="of:=([.M5]/[.P5])*10" office:value-type="float" office:value="110">
            <text:p>110.000</text:p>
          </table:table-cell>
          <table:table-cell table:style-name="ce78" table:number-columns-repeated="1004"/>
        </table:table-row>
        <table:table-row table:style-name="ro2">
          <table:table-cell table:style-name="ce98" office:value-type="string">
            <text:p>Erupter</text:p>
          </table:table-cell>
          <table:table-cell table:style-name="ce100" office:value-type="string">
            <text:p>uab2101</text:p>
          </table:table-cell>
          <table:table-cell table:style-name="ce100" office:value-type="float" office:value="150">
            <text:p>150</text:p>
          </table:table-cell>
          <table:table-cell table:style-name="ce100" table:number-columns-repeated="2"/>
          <table:table-cell table:style-name="ce100" office:value-type="float" office:value="26">
            <text:p>26</text:p>
          </table:table-cell>
          <table:table-cell table:style-name="ce100" office:value-type="float" office:value="24">
            <text:p>24</text:p>
          </table:table-cell>
          <table:table-cell table:style-name="ce100" office:value-type="float" office:value="1300">
            <text:p>1300</text:p>
          </table:table-cell>
          <table:table-cell table:style-name="ce100" office:value-type="float" office:value="0">
            <text:p>0</text:p>
          </table:table-cell>
          <table:table-cell table:style-name="ce100"/>
          <table:table-cell table:style-name="ce100" office:value-type="float" office:value="250">
            <text:p>250</text:p>
          </table:table-cell>
          <table:table-cell table:style-name="ce103" table:formula="of:=[.K6]/[.H6]" office:value-type="float" office:value="0.192307692307692">
            <text:p>0.192</text:p>
          </table:table-cell>
          <table:table-cell table:style-name="ce100" office:value-type="float" office:value="2000">
            <text:p>2000</text:p>
          </table:table-cell>
          <table:table-cell table:style-name="ce103" table:formula="of:=[.C6]/[.M6]" office:value-type="float" office:value="0.075">
            <text:p>0.075</text:p>
          </table:table-cell>
          <table:table-cell table:style-name="ce100" table:formula="of:=(([.K6]*10)+[.M6])/[.C6]" office:value-type="float" office:value="30">
            <text:p>30</text:p>
          </table:table-cell>
          <table:table-cell table:style-name="ce100" office:value-type="float" office:value="250">
            <text:p>250</text:p>
          </table:table-cell>
          <table:table-cell table:style-name="ce103" table:formula="of:=([.K6]/[.P6])*10" office:value-type="float" office:value="10">
            <text:p>10.000</text:p>
          </table:table-cell>
          <table:table-cell table:style-name="ce103" table:formula="of:=([.M6]/[.P6])*10" office:value-type="float" office:value="80">
            <text:p>80.000</text:p>
          </table:table-cell>
          <table:table-cell table:style-name="ce98" table:number-columns-repeated="1004"/>
        </table:table-row>
        <table:table-row table:style-name="ro2">
          <table:table-cell table:style-name="ce98" office:value-type="string">
            <text:p>Zpyker</text:p>
          </table:table-cell>
          <table:table-cell table:style-name="ce100" office:value-type="string">
            <text:p>BROT1HPD</text:p>
          </table:table-cell>
          <table:table-cell table:style-name="ce100" office:value-type="float" office:value="150">
            <text:p>150</text:p>
          </table:table-cell>
          <table:table-cell table:style-name="ce100" table:number-columns-repeated="2"/>
          <table:table-cell table:style-name="ce100" office:value-type="float" office:value="32">
            <text:p>32</text:p>
          </table:table-cell>
          <table:table-cell table:style-name="ce100" office:value-type="float" office:value="24">
            <text:p>24</text:p>
          </table:table-cell>
          <table:table-cell table:style-name="ce100" office:value-type="float" office:value="1800">
            <text:p>1800</text:p>
          </table:table-cell>
          <table:table-cell table:style-name="ce100" office:value-type="float" office:value="1">
            <text:p>1</text:p>
          </table:table-cell>
          <table:table-cell table:style-name="ce100"/>
          <table:table-cell table:style-name="ce100" office:value-type="float" office:value="475">
            <text:p>475</text:p>
          </table:table-cell>
          <table:table-cell table:style-name="ce103" table:formula="of:=[.K7]/[.H7]" office:value-type="float" office:value="0.263888888888889">
            <text:p>0.264</text:p>
          </table:table-cell>
          <table:table-cell table:style-name="ce100" office:value-type="float" office:value="4300">
            <text:p>4300</text:p>
          </table:table-cell>
          <table:table-cell table:style-name="ce103" table:formula="of:=[.C7]/[.M7]" office:value-type="float" office:value="0.0348837209302326">
            <text:p>0.035</text:p>
          </table:table-cell>
          <table:table-cell table:style-name="ce100" table:formula="of:=(([.K7]*10)+[.M7])/[.C7]" office:value-type="float" office:value="60.3333333333333">
            <text:p>60.33</text:p>
          </table:table-cell>
          <table:table-cell table:style-name="ce100" office:value-type="float" office:value="500">
            <text:p>500</text:p>
          </table:table-cell>
          <table:table-cell table:style-name="ce103" table:formula="of:=([.K7]/[.P7])*10" office:value-type="float" office:value="9.5">
            <text:p>9.500</text:p>
          </table:table-cell>
          <table:table-cell table:style-name="ce103" table:formula="of:=([.M7]/[.P7])*10" office:value-type="float" office:value="86">
            <text:p>86.000</text:p>
          </table:table-cell>
          <table:table-cell table:style-name="ce98" table:number-columns-repeated="1004"/>
        </table:table-row>
        <table:table-row table:style-name="ro2">
          <table:table-cell table:style-name="ce98" office:value-type="string">
            <text:p>Mizura</text:p>
          </table:table-cell>
          <table:table-cell table:style-name="ce100" office:value-type="string">
            <text:p>BROT1EXPD</text:p>
          </table:table-cell>
          <table:table-cell table:number-columns-repeated="2" table:style-name="ce100" office:value-type="float" office:value="148">
            <text:p>148</text:p>
          </table:table-cell>
          <table:table-cell table:style-name="ce100"/>
          <table:table-cell table:style-name="ce100" office:value-type="float" office:value="34">
            <text:p>34</text:p>
          </table:table-cell>
          <table:table-cell table:style-name="ce100" office:value-type="float" office:value="26">
            <text:p>26</text:p>
          </table:table-cell>
          <table:table-cell table:style-name="ce100" office:value-type="float" office:value="1650">
            <text:p>1650</text:p>
          </table:table-cell>
          <table:table-cell table:style-name="ce100" office:value-type="float" office:value="1">
            <text:p>1</text:p>
          </table:table-cell>
          <table:table-cell table:style-name="ce100"/>
          <table:table-cell table:style-name="ce100" office:value-type="float" office:value="570">
            <text:p>570</text:p>
          </table:table-cell>
          <table:table-cell table:style-name="ce103" table:formula="of:=[.K8]/[.H8]" office:value-type="float" office:value="0.345454545454545">
            <text:p>0.345</text:p>
          </table:table-cell>
          <table:table-cell table:style-name="ce100" office:value-type="float" office:value="6350">
            <text:p>6350</text:p>
          </table:table-cell>
          <table:table-cell table:style-name="ce103" table:formula="of:=[.C8]/[.M8]" office:value-type="float" office:value="0.0233070866141732">
            <text:p>0.023</text:p>
          </table:table-cell>
          <table:table-cell table:style-name="ce100" table:formula="of:=(([.K8]*10)+[.M8])/[.C8]" office:value-type="float" office:value="81.4189189189189">
            <text:p>81.42</text:p>
          </table:table-cell>
          <table:table-cell table:style-name="ce100" office:value-type="float" office:value="600">
            <text:p>600</text:p>
          </table:table-cell>
          <table:table-cell table:style-name="ce103" table:formula="of:=([.K8]/[.P8])*10" office:value-type="float" office:value="9.5">
            <text:p>9.500</text:p>
          </table:table-cell>
          <table:table-cell table:style-name="ce103" table:formula="of:=([.M8]/[.P8])*10" office:value-type="float" office:value="105.833333333333">
            <text:p>105.833</text:p>
          </table:table-cell>
          <table:table-cell table:style-name="ce98"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55" office:value-type="string">
            <text:p>Uttaus</text:p>
          </table:table-cell>
          <table:table-cell table:style-name="ce56" office:value-type="string">
            <text:p>xsb2101</text:p>
          </table:table-cell>
          <table:table-cell table:style-name="ce56" office:value-type="float" office:value="150">
            <text:p>150</text:p>
          </table:table-cell>
          <table:table-cell table:style-name="ce56" table:number-columns-repeated="2"/>
          <table:table-cell table:style-name="ce56" office:value-type="float" office:value="26">
            <text:p>26</text:p>
          </table:table-cell>
          <table:table-cell table:style-name="ce56" office:value-type="float" office:value="24">
            <text:p>24</text:p>
          </table:table-cell>
          <table:table-cell table:style-name="ce56" office:value-type="float" office:value="1300">
            <text:p>1300</text:p>
          </table:table-cell>
          <table:table-cell table:style-name="ce56" office:value-type="float" office:value="0">
            <text:p>0</text:p>
          </table:table-cell>
          <table:table-cell table:style-name="ce56"/>
          <table:table-cell table:style-name="ce56" office:value-type="float" office:value="250">
            <text:p>250</text:p>
          </table:table-cell>
          <table:table-cell table:style-name="ce58" table:formula="of:=[.K13]/[.H13]" office:value-type="float" office:value="0.192307692307692">
            <text:p>0.192</text:p>
          </table:table-cell>
          <table:table-cell table:style-name="ce56" office:value-type="float" office:value="2000">
            <text:p>2000</text:p>
          </table:table-cell>
          <table:table-cell table:style-name="ce58" table:formula="of:=[.C13]/[.M13]" office:value-type="float" office:value="0.075">
            <text:p>0.075</text:p>
          </table:table-cell>
          <table:table-cell table:style-name="ce56" table:formula="of:=(([.K13]*10)+[.M13])/[.C13]" office:value-type="float" office:value="30">
            <text:p>30</text:p>
          </table:table-cell>
          <table:table-cell table:style-name="ce56" office:value-type="float" office:value="250">
            <text:p>250</text:p>
          </table:table-cell>
          <table:table-cell table:style-name="ce58" table:formula="of:=([.K13]/[.P13])*10" office:value-type="float" office:value="10">
            <text:p>10.000</text:p>
          </table:table-cell>
          <table:table-cell table:style-name="ce58" table:formula="of:=([.M13]/[.P13])*10" office:value-type="float" office:value="80">
            <text:p>80.000</text:p>
          </table:table-cell>
          <table:table-cell table:style-name="ce55" table:number-columns-repeated="1004"/>
        </table:table-row>
        <table:table-row table:style-name="ro2">
          <table:table-cell table:style-name="ce55" office:value-type="string">
            <text:p>Hethula-Uttaus</text:p>
          </table:table-cell>
          <table:table-cell table:style-name="ce56" office:value-type="string">
            <text:p>brpt1pd</text:p>
          </table:table-cell>
          <table:table-cell table:style-name="ce56" office:value-type="float" office:value="160">
            <text:p>160</text:p>
          </table:table-cell>
          <table:table-cell table:style-name="ce56" table:number-columns-repeated="2"/>
          <table:table-cell table:style-name="ce56" office:value-type="float" office:value="32">
            <text:p>32</text:p>
          </table:table-cell>
          <table:table-cell table:style-name="ce56" office:value-type="float" office:value="24">
            <text:p>24</text:p>
          </table:table-cell>
          <table:table-cell table:style-name="ce56" office:value-type="float" office:value="1750">
            <text:p>1750</text:p>
          </table:table-cell>
          <table:table-cell table:style-name="ce56" office:value-type="float" office:value="1">
            <text:p>1</text:p>
          </table:table-cell>
          <table:table-cell table:style-name="ce56"/>
          <table:table-cell table:style-name="ce56" office:value-type="float" office:value="500">
            <text:p>500</text:p>
          </table:table-cell>
          <table:table-cell table:style-name="ce58" table:formula="of:=[.K14]/[.H14]" office:value-type="float" office:value="0.285714285714286">
            <text:p>0.286</text:p>
          </table:table-cell>
          <table:table-cell table:style-name="ce56" office:value-type="float" office:value="4500">
            <text:p>4500</text:p>
          </table:table-cell>
          <table:table-cell table:style-name="ce58" table:formula="of:=[.C14]/[.M14]" office:value-type="float" office:value="0.0355555555555556">
            <text:p>0.036</text:p>
          </table:table-cell>
          <table:table-cell table:style-name="ce56" table:formula="of:=(([.K14]*10)+[.M14])/[.C14]" office:value-type="float" office:value="59.375">
            <text:p>59.38</text:p>
          </table:table-cell>
          <table:table-cell table:style-name="ce56" office:value-type="float" office:value="500">
            <text:p>500</text:p>
          </table:table-cell>
          <table:table-cell table:style-name="ce58" table:formula="of:=([.K14]/[.P14])*10" office:value-type="float" office:value="10">
            <text:p>10.000</text:p>
          </table:table-cell>
          <table:table-cell table:style-name="ce58" table:formula="of:=([.M14]/[.P14])*10" office:value-type="float" office:value="90">
            <text:p>90.000</text:p>
          </table:table-cell>
          <table:table-cell table:style-name="ce55" table:number-columns-repeated="1004"/>
        </table:table-row>
      </table:table>
      <table:table table:name="T2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6" office:value-type="string">
            <text:p>T2 Guns</text:p>
          </table:table-cell>
          <table:table-cell table:style-name="ce157" table:number-columns-repeated="10"/>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98" office:value-type="string">
            <text:p>Oblivion</text:p>
          </table:table-cell>
          <table:table-cell table:style-name="ce100" office:value-type="string">
            <text:p>uab2301</text:p>
          </table:table-cell>
          <table:table-cell table:style-name="ce100" office:value-type="float" office:value="150">
            <text:p>150</text:p>
          </table:table-cell>
          <table:table-cell table:style-name="ce100" table:number-columns-repeated="2"/>
          <table:table-cell table:style-name="ce100" office:value-type="float" office:value="44">
            <text:p>44</text:p>
          </table:table-cell>
          <table:table-cell table:style-name="ce100" office:value-type="float" office:value="30">
            <text:p>30</text:p>
          </table:table-cell>
          <table:table-cell table:style-name="ce100" office:value-type="float" office:value="2025">
            <text:p>2025</text:p>
          </table:table-cell>
          <table:table-cell table:style-name="ce100" office:value-type="float" office:value="1">
            <text:p>1</text:p>
          </table:table-cell>
          <table:table-cell table:style-name="ce100"/>
          <table:table-cell table:style-name="ce100" office:value-type="float" office:value="500">
            <text:p>500</text:p>
          </table:table-cell>
          <table:table-cell table:style-name="ce103" table:formula="of:=[.K7]/[.H7]" office:value-type="float" office:value="0.246913580246914">
            <text:p>0.247</text:p>
          </table:table-cell>
          <table:table-cell table:style-name="ce100" office:value-type="float" office:value="5000">
            <text:p>5000</text:p>
          </table:table-cell>
          <table:table-cell table:style-name="ce103" table:formula="of:=[.C7]/[.M7]" office:value-type="float" office:value="0.03">
            <text:p>0.030</text:p>
          </table:table-cell>
          <table:table-cell table:style-name="ce100" table:formula="of:=(([.K7]*10)+[.M7])/[.C7]" office:value-type="float" office:value="66.6666666666667">
            <text:p>66.67</text:p>
          </table:table-cell>
          <table:table-cell table:style-name="ce100" office:value-type="float" office:value="550">
            <text:p>550</text:p>
          </table:table-cell>
          <table:table-cell table:style-name="ce103" table:formula="of:=([.K7]/[.P7])*10" office:value-type="float" office:value="9.09090909090909">
            <text:p>9.091</text:p>
          </table:table-cell>
          <table:table-cell table:style-name="ce103" table:formula="of:=([.M7]/[.P7])*10" office:value-type="float" office:value="90.9090909090909">
            <text:p>90.909</text:p>
          </table:table-cell>
          <table:table-cell table:style-name="ce98" table:number-columns-repeated="1004"/>
        </table:table-row>
        <table:table-row table:style-name="ro2">
          <table:table-cell table:style-name="ce98" office:value-type="string">
            <text:p>Daelek</text:p>
          </table:table-cell>
          <table:table-cell table:style-name="ce100" office:value-type="string">
            <text:p>BROT2EPD</text:p>
          </table:table-cell>
          <table:table-cell table:number-columns-repeated="2" table:style-name="ce100" office:value-type="float" office:value="240">
            <text:p>240</text:p>
          </table:table-cell>
          <table:table-cell table:style-name="ce100"/>
          <table:table-cell table:style-name="ce100" office:value-type="float" office:value="52">
            <text:p>52</text:p>
          </table:table-cell>
          <table:table-cell table:style-name="ce100" office:value-type="float" office:value="34">
            <text:p>34</text:p>
          </table:table-cell>
          <table:table-cell table:style-name="ce100" office:value-type="float" office:value="4500">
            <text:p>4500</text:p>
          </table:table-cell>
          <table:table-cell table:style-name="ce100" office:value-type="float" office:value="3">
            <text:p>3</text:p>
          </table:table-cell>
          <table:table-cell table:style-name="ce100"/>
          <table:table-cell table:style-name="ce100" office:value-type="float" office:value="1700">
            <text:p>1700</text:p>
          </table:table-cell>
          <table:table-cell table:style-name="ce103" table:formula="of:=[.K8]/[.H8]" office:value-type="float" office:value="0.377777777777778">
            <text:p>0.378</text:p>
          </table:table-cell>
          <table:table-cell table:style-name="ce100" office:value-type="float" office:value="16500">
            <text:p>16500</text:p>
          </table:table-cell>
          <table:table-cell table:style-name="ce103" table:formula="of:=[.C8]/[.M8]" office:value-type="float" office:value="0.0145454545454545">
            <text:p>0.015</text:p>
          </table:table-cell>
          <table:table-cell table:style-name="ce100" table:formula="of:=(([.K8]*10)+[.M8])/[.C8]" office:value-type="float" office:value="139.583333333333">
            <text:p>139.58</text:p>
          </table:table-cell>
          <table:table-cell table:style-name="ce100" office:value-type="float" office:value="1800">
            <text:p>1800</text:p>
          </table:table-cell>
          <table:table-cell table:style-name="ce103" table:formula="of:=([.K8]/[.P8])*10" office:value-type="float" office:value="9.44444444444444">
            <text:p>9.444</text:p>
          </table:table-cell>
          <table:table-cell table:style-name="ce103" table:formula="of:=([.M8]/[.P8])*10" office:value-type="float" office:value="91.6666666666667">
            <text:p>91.667</text:p>
          </table:table-cell>
          <table:table-cell table:style-name="ce98" table:number-columns-repeated="1004"/>
        </table:table-row>
        <table:table-row table:style-name="ro2">
          <table:table-cell table:style-name="ce80" office:value-type="string">
            <text:p>Cerebus</text:p>
          </table:table-cell>
          <table:table-cell table:style-name="ce84" office:value-type="string">
            <text:p>urb2301</text:p>
          </table:table-cell>
          <table:table-cell table:style-name="ce84" office:value-type="float" office:value="150">
            <text:p>150</text:p>
          </table:table-cell>
          <table:table-cell table:style-name="ce84" table:number-columns-repeated="2"/>
          <table:table-cell table:style-name="ce84" office:value-type="float" office:value="44">
            <text:p>44</text:p>
          </table:table-cell>
          <table:table-cell table:style-name="ce84" office:value-type="float" office:value="30">
            <text:p>30</text:p>
          </table:table-cell>
          <table:table-cell table:style-name="ce84" office:value-type="float" office:value="2025">
            <text:p>2025</text:p>
          </table:table-cell>
          <table:table-cell table:style-name="ce84" office:value-type="float" office:value="2">
            <text:p>2</text:p>
          </table:table-cell>
          <table:table-cell table:style-name="ce84"/>
          <table:table-cell table:style-name="ce84" office:value-type="float" office:value="550">
            <text:p>550</text:p>
          </table:table-cell>
          <table:table-cell table:style-name="ce94" table:formula="of:=[.K9]/[.H9]" office:value-type="float" office:value="0.271604938271605">
            <text:p>0.272</text:p>
          </table:table-cell>
          <table:table-cell table:style-name="ce84" office:value-type="float" office:value="5000">
            <text:p>5000</text:p>
          </table:table-cell>
          <table:table-cell table:style-name="ce94" table:formula="of:=[.C9]/[.M9]" office:value-type="float" office:value="0.03">
            <text:p>0.030</text:p>
          </table:table-cell>
          <table:table-cell table:style-name="ce84" table:formula="of:=(([.K9]*10)+[.M9])/[.C9]" office:value-type="float" office:value="70">
            <text:p>70</text:p>
          </table:table-cell>
          <table:table-cell table:style-name="ce84" office:value-type="float" office:value="550">
            <text:p>550</text:p>
          </table:table-cell>
          <table:table-cell table:style-name="ce94" table:formula="of:=([.K9]/[.P9])*10" office:value-type="float" office:value="10">
            <text:p>10.000</text:p>
          </table:table-cell>
          <table:table-cell table:style-name="ce94" table:formula="of:=([.M9]/[.P9])*10" office:value-type="float" office:value="90.9090909090909">
            <text:p>90.909</text:p>
          </table:table-cell>
          <table:table-cell table:style-name="ce80" table:number-columns-repeated="1004"/>
        </table:table-row>
        <table:table-row table:style-name="ro2">
          <table:table-cell table:style-name="ce80" office:value-type="string">
            <text:p>SlingShot</text:p>
          </table:table-cell>
          <table:table-cell table:style-name="ce84" office:value-type="string">
            <text:p>BRMT2PD</text:p>
          </table:table-cell>
          <table:table-cell table:style-name="ce84" office:value-type="float" office:value="180">
            <text:p>180</text:p>
          </table:table-cell>
          <table:table-cell table:style-name="ce84" table:number-columns-repeated="2"/>
          <table:table-cell table:style-name="ce84" office:value-type="float" office:value="48">
            <text:p>48</text:p>
          </table:table-cell>
          <table:table-cell table:style-name="ce84" office:value-type="float" office:value="30">
            <text:p>30</text:p>
          </table:table-cell>
          <table:table-cell table:style-name="ce84" office:value-type="float" office:value="3500">
            <text:p>3500</text:p>
          </table:table-cell>
          <table:table-cell table:style-name="ce84" office:value-type="float" office:value="3">
            <text:p>3</text:p>
          </table:table-cell>
          <table:table-cell table:style-name="ce84"/>
          <table:table-cell table:style-name="ce84" office:value-type="float" office:value="1000">
            <text:p>1000</text:p>
          </table:table-cell>
          <table:table-cell table:style-name="ce94" table:formula="of:=[.K10]/[.H10]" office:value-type="float" office:value="0.285714285714286">
            <text:p>0.286</text:p>
          </table:table-cell>
          <table:table-cell table:style-name="ce84" office:value-type="float" office:value="9000">
            <text:p>9000</text:p>
          </table:table-cell>
          <table:table-cell table:style-name="ce94" table:formula="of:=[.C10]/[.M10]" office:value-type="float" office:value="0.02">
            <text:p>0.020</text:p>
          </table:table-cell>
          <table:table-cell table:style-name="ce84" table:formula="of:=(([.K10]*10)+[.M10])/[.C10]" office:value-type="float" office:value="105.555555555556">
            <text:p>105.56</text:p>
          </table:table-cell>
          <table:table-cell table:style-name="ce84" office:value-type="float" office:value="1000">
            <text:p>1000</text:p>
          </table:table-cell>
          <table:table-cell table:style-name="ce94" table:formula="of:=([.K10]/[.P10])*10" office:value-type="float" office:value="10">
            <text:p>10.000</text:p>
          </table:table-cell>
          <table:table-cell table:style-name="ce94" table:formula="of:=([.M10]/[.P10])*10" office:value-type="float" office:value="90">
            <text:p>90.000</text:p>
          </table:table-cell>
          <table:table-cell table:style-name="ce80" table:number-columns-repeated="1004"/>
        </table:table-row>
        <table:table-row table:style-name="ro2">
          <table:table-cell table:style-name="ce80" office:value-type="string">
            <text:p>Anode</text:p>
          </table:table-cell>
          <table:table-cell table:style-name="ce84" office:value-type="string">
            <text:p>BRMT2EPD</text:p>
          </table:table-cell>
          <table:table-cell table:number-columns-repeated="2" table:style-name="ce84" office:value-type="float" office:value="240">
            <text:p>240</text:p>
          </table:table-cell>
          <table:table-cell table:style-name="ce84"/>
          <table:table-cell table:style-name="ce84" office:value-type="float" office:value="50">
            <text:p>50</text:p>
          </table:table-cell>
          <table:table-cell table:style-name="ce84" office:value-type="float" office:value="34">
            <text:p>34</text:p>
          </table:table-cell>
          <table:table-cell table:style-name="ce84" office:value-type="float" office:value="4400">
            <text:p>4400</text:p>
          </table:table-cell>
          <table:table-cell table:style-name="ce84" office:value-type="float" office:value="3">
            <text:p>3</text:p>
          </table:table-cell>
          <table:table-cell table:style-name="ce84"/>
          <table:table-cell table:style-name="ce84" office:value-type="float" office:value="1800">
            <text:p>1800</text:p>
          </table:table-cell>
          <table:table-cell table:style-name="ce94" table:formula="of:=[.K11]/[.H11]" office:value-type="float" office:value="0.409090909090909">
            <text:p>0.409</text:p>
          </table:table-cell>
          <table:table-cell table:style-name="ce84" office:value-type="float" office:value="16500">
            <text:p>16500</text:p>
          </table:table-cell>
          <table:table-cell table:style-name="ce94" table:formula="of:=[.C11]/[.M11]" office:value-type="float" office:value="0.0145454545454545">
            <text:p>0.015</text:p>
          </table:table-cell>
          <table:table-cell table:style-name="ce84" table:formula="of:=(([.K11]*10)+[.M11])/[.C11]" office:value-type="float" office:value="143.75">
            <text:p>143.75</text:p>
          </table:table-cell>
          <table:table-cell table:style-name="ce84" office:value-type="float" office:value="1800">
            <text:p>1800</text:p>
          </table:table-cell>
          <table:table-cell table:style-name="ce94" table:formula="of:=([.K11]/[.P11])*10" office:value-type="float" office:value="10">
            <text:p>10.000</text:p>
          </table:table-cell>
          <table:table-cell table:style-name="ce94" table:formula="of:=([.M11]/[.P11])*10" office:value-type="float" office:value="91.6666666666667">
            <text:p>91.667</text:p>
          </table:table-cell>
          <table:table-cell table:style-name="ce80" table:number-columns-repeated="1004"/>
        </table:table-row>
        <table:table-row table:style-name="ro2">
          <table:table-cell table:style-name="ce55" office:value-type="string">
            <text:p>Uttaushala</text:p>
          </table:table-cell>
          <table:table-cell table:style-name="ce56" office:value-type="string">
            <text:p>xsb2301</text:p>
          </table:table-cell>
          <table:table-cell table:style-name="ce56" office:value-type="float" office:value="165">
            <text:p>165</text:p>
          </table:table-cell>
          <table:table-cell table:style-name="ce56" table:number-columns-repeated="2"/>
          <table:table-cell table:style-name="ce56" office:value-type="float" office:value="44">
            <text:p>44</text:p>
          </table:table-cell>
          <table:table-cell table:style-name="ce56" office:value-type="float" office:value="30">
            <text:p>30</text:p>
          </table:table-cell>
          <table:table-cell table:style-name="ce56" office:value-type="float" office:value="2100">
            <text:p>2100</text:p>
          </table:table-cell>
          <table:table-cell table:style-name="ce56" office:value-type="float" office:value="1">
            <text:p>1</text:p>
          </table:table-cell>
          <table:table-cell table:style-name="ce56"/>
          <table:table-cell table:style-name="ce56" office:value-type="float" office:value="550">
            <text:p>550</text:p>
          </table:table-cell>
          <table:table-cell table:style-name="ce58" table:formula="of:=[.K12]/[.H12]" office:value-type="float" office:value="0.261904761904762">
            <text:p>0.262</text:p>
          </table:table-cell>
          <table:table-cell table:style-name="ce56" office:value-type="float" office:value="5000">
            <text:p>5000</text:p>
          </table:table-cell>
          <table:table-cell table:style-name="ce58" table:formula="of:=[.C12]/[.M12]" office:value-type="float" office:value="0.033">
            <text:p>0.033</text:p>
          </table:table-cell>
          <table:table-cell table:style-name="ce56" table:formula="of:=(([.K12]*10)+[.M12])/[.C12]" office:value-type="float" office:value="63.6363636363636">
            <text:p>63.64</text:p>
          </table:table-cell>
          <table:table-cell table:style-name="ce56" office:value-type="float" office:value="550">
            <text:p>550</text:p>
          </table:table-cell>
          <table:table-cell table:style-name="ce58" table:formula="of:=([.K12]/[.P12])*10" office:value-type="float" office:value="10">
            <text:p>10.000</text:p>
          </table:table-cell>
          <table:table-cell table:style-name="ce58" table:formula="of:=([.M12]/[.P12])*10" office:value-type="float" office:value="90.9090909090909">
            <text:p>90.909</text:p>
          </table:table-cell>
          <table:table-cell table:style-name="ce55" table:number-columns-repeated="1004"/>
        </table:table-row>
        <table:table-row table:style-name="ro2">
          <table:table-cell table:style-name="ce55" office:value-type="string">
            <text:p>Ve-Us</text:p>
          </table:table-cell>
          <table:table-cell table:style-name="ce56" office:value-type="string">
            <text:p>BRPT2PD</text:p>
          </table:table-cell>
          <table:table-cell table:number-columns-repeated="2" table:style-name="ce56" office:value-type="float" office:value="240">
            <text:p>240</text:p>
          </table:table-cell>
          <table:table-cell table:style-name="ce56"/>
          <table:table-cell table:style-name="ce56" office:value-type="float" office:value="50">
            <text:p>50</text:p>
          </table:table-cell>
          <table:table-cell table:style-name="ce56" office:value-type="float" office:value="34">
            <text:p>34</text:p>
          </table:table-cell>
          <table:table-cell table:style-name="ce56" office:value-type="float" office:value="4800">
            <text:p>4800</text:p>
          </table:table-cell>
          <table:table-cell table:style-name="ce56" office:value-type="float" office:value="3">
            <text:p>3</text:p>
          </table:table-cell>
          <table:table-cell table:style-name="ce56"/>
          <table:table-cell table:style-name="ce56" office:value-type="float" office:value="1800">
            <text:p>1800</text:p>
          </table:table-cell>
          <table:table-cell table:style-name="ce58" table:formula="of:=[.K13]/[.H13]" office:value-type="float" office:value="0.375">
            <text:p>0.375</text:p>
          </table:table-cell>
          <table:table-cell table:style-name="ce56" office:value-type="float" office:value="16000">
            <text:p>16000</text:p>
          </table:table-cell>
          <table:table-cell table:style-name="ce58" table:formula="of:=[.D13]/[.M13]" office:value-type="float" office:value="0.015">
            <text:p>0.015</text:p>
          </table:table-cell>
          <table:table-cell table:style-name="ce56" table:formula="of:=(([.K13]*10)+[.M13])/[.C13]" office:value-type="float" office:value="141.666666666667">
            <text:p>141.67</text:p>
          </table:table-cell>
          <table:table-cell table:style-name="ce56" office:value-type="float" office:value="1800">
            <text:p>1800</text:p>
          </table:table-cell>
          <table:table-cell table:style-name="ce58" table:formula="of:=([.K13]/[.P13])*10" office:value-type="float" office:value="10">
            <text:p>10.000</text:p>
          </table:table-cell>
          <table:table-cell table:style-name="ce58" table:formula="of:=([.M13]/[.P13])*10" office:value-type="float" office:value="88.8888888888889">
            <text:p>88.889</text:p>
          </table:table-cell>
          <table:table-cell table:style-name="ce55" table:number-columns-repeated="1004"/>
        </table:table-row>
      </table:table>
      <table:table table:name="T3 PD" table:style-name="ta1" table:print="false">
        <table:table-column table:style-name="co3" table:default-cell-style-name="ce78"/>
        <table:table-column table:style-name="co67" table:default-cell-style-name="ce82"/>
        <table:table-column table:style-name="co3" table:number-columns-repeated="9"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6" office:value-type="string">
            <text:p>T3 Guns</text:p>
          </table:table-cell>
          <table:table-cell table:style-name="ce157" table:number-columns-repeated="10"/>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400">
            <text:p>400</text:p>
          </table:table-cell>
          <table:table-cell table:number-columns-repeated="2"/>
          <table:table-cell office:value-type="float" office:value="100">
            <text:p>100</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1">
            <text:p>0.010</text:p>
          </table:table-cell>
          <table:table-cell table:formula="of:=(([.K7]*10)+[.M7])/[.C7]" office:value-type="float" office:value="167.5">
            <text:p>167.5</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98" office:value-type="string">
            <text:p>Aria</text:p>
          </table:table-cell>
          <table:table-cell table:style-name="ce100" office:value-type="string">
            <text:p>bab2306</text:p>
          </table:table-cell>
          <table:table-cell table:style-name="ce100" office:value-type="float" office:value="270">
            <text:p>270</text:p>
          </table:table-cell>
          <table:table-cell table:style-name="ce100" table:number-columns-repeated="2"/>
          <table:table-cell table:style-name="ce100" office:value-type="float" office:value="57">
            <text:p>57</text:p>
          </table:table-cell>
          <table:table-cell table:style-name="ce100" office:value-type="float" office:value="36">
            <text:p>36</text:p>
          </table:table-cell>
          <table:table-cell table:style-name="ce100" office:value-type="float" office:value="5500">
            <text:p>5500</text:p>
          </table:table-cell>
          <table:table-cell table:style-name="ce100" office:value-type="float" office:value="2">
            <text:p>2</text:p>
          </table:table-cell>
          <table:table-cell table:style-name="ce100"/>
          <table:table-cell table:style-name="ce100" office:value-type="float" office:value="1650">
            <text:p>1650</text:p>
          </table:table-cell>
          <table:table-cell table:style-name="ce103" table:formula="of:=[.K8]/[.H8]" office:value-type="float" office:value="0.3">
            <text:p>0.300</text:p>
          </table:table-cell>
          <table:table-cell table:style-name="ce100" office:value-type="float" office:value="16500">
            <text:p>16500</text:p>
          </table:table-cell>
          <table:table-cell table:style-name="ce103" table:formula="of:=[.C8]/[.M8]" office:value-type="float" office:value="0.0163636363636364">
            <text:p>0.016</text:p>
          </table:table-cell>
          <table:table-cell table:style-name="ce100" table:formula="of:=(([.K8]*10)+[.M8])/[.C8]" office:value-type="float" office:value="122.222222222222">
            <text:p>122.22</text:p>
          </table:table-cell>
          <table:table-cell table:style-name="ce100" office:value-type="float" office:value="1500">
            <text:p>1500</text:p>
          </table:table-cell>
          <table:table-cell table:style-name="ce103" table:formula="of:=([.K8]/[.P8])*10" office:value-type="float" office:value="11">
            <text:p>11.000</text:p>
          </table:table-cell>
          <table:table-cell table:style-name="ce103" table:formula="of:=([.M8]/[.P8])*10" office:value-type="float" office:value="110">
            <text:p>110.000</text:p>
          </table:table-cell>
          <table:table-cell table:style-name="ce98" table:number-columns-repeated="1004"/>
        </table:table-row>
        <table:table-row table:style-name="ro2">
          <table:table-cell table:style-name="ce98" office:value-type="string">
            <text:p>Orbos</text:p>
          </table:table-cell>
          <table:table-cell table:style-name="ce100" office:value-type="string">
            <text:p>sab2306</text:p>
          </table:table-cell>
          <table:table-cell table:style-name="ce100" office:value-type="float" office:value="360">
            <text:p>360</text:p>
          </table:table-cell>
          <table:table-cell table:style-name="ce100" table:number-columns-repeated="2"/>
          <table:table-cell table:style-name="ce100" office:value-type="float" office:value="55">
            <text:p>55</text:p>
          </table:table-cell>
          <table:table-cell table:style-name="ce100" office:value-type="float" office:value="36">
            <text:p>36</text:p>
          </table:table-cell>
          <table:table-cell table:style-name="ce100" office:value-type="float" office:value="6000">
            <text:p>6000</text:p>
          </table:table-cell>
          <table:table-cell table:style-name="ce100" office:value-type="float" office:value="3">
            <text:p>3</text:p>
          </table:table-cell>
          <table:table-cell table:style-name="ce100" office:value-type="string">
            <text:p><text:s/></text:p>
          </table:table-cell>
          <table:table-cell table:style-name="ce100" office:value-type="float" office:value="2100">
            <text:p>2100</text:p>
          </table:table-cell>
          <table:table-cell table:style-name="ce103" table:formula="of:=[.K9]/[.H9]" office:value-type="float" office:value="0.35">
            <text:p>0.350</text:p>
          </table:table-cell>
          <table:table-cell table:style-name="ce100" office:value-type="float" office:value="22000">
            <text:p>22000</text:p>
          </table:table-cell>
          <table:table-cell table:style-name="ce103" table:formula="of:=[.C9]/[.M9]" office:value-type="float" office:value="0.0163636363636364">
            <text:p>0.016</text:p>
          </table:table-cell>
          <table:table-cell table:style-name="ce100" table:formula="of:=(([.K9]*10)+[.M9])/[.C9]" office:value-type="float" office:value="119.444444444444">
            <text:p>119.44</text:p>
          </table:table-cell>
          <table:table-cell table:style-name="ce100" office:value-type="float" office:value="1900">
            <text:p>1900</text:p>
          </table:table-cell>
          <table:table-cell table:style-name="ce103" table:formula="of:=([.K9]/[.P9])*10" office:value-type="float" office:value="11.0526315789474">
            <text:p>11.053</text:p>
          </table:table-cell>
          <table:table-cell table:style-name="ce103" table:formula="of:=([.M9]/[.P9])*10" office:value-type="float" office:value="115.789473684211">
            <text:p>115.789</text:p>
          </table:table-cell>
          <table:table-cell table:style-name="ce98" table:number-columns-repeated="1004"/>
        </table:table-row>
        <table:table-row table:style-name="ro2">
          <table:table-cell table:style-name="ce98" office:value-type="string">
            <text:p>Anachronon</text:p>
          </table:table-cell>
          <table:table-cell table:style-name="ce100" office:value-type="string">
            <text:p>uab2306</text:p>
          </table:table-cell>
          <table:table-cell table:style-name="ce100" office:value-type="float" office:value="327">
            <text:p>327</text:p>
          </table:table-cell>
          <table:table-cell table:style-name="ce100" table:number-columns-repeated="2"/>
          <table:table-cell table:style-name="ce100" office:value-type="float" office:value="65">
            <text:p>65</text:p>
          </table:table-cell>
          <table:table-cell table:style-name="ce100" office:value-type="float" office:value="36">
            <text:p>36</text:p>
          </table:table-cell>
          <table:table-cell table:style-name="ce100" office:value-type="float" office:value="6250">
            <text:p>6250</text:p>
          </table:table-cell>
          <table:table-cell table:style-name="ce100" office:value-type="float" office:value="2">
            <text:p>2</text:p>
          </table:table-cell>
          <table:table-cell table:style-name="ce100" office:value-type="string">
            <text:p>ShldPrc</text:p>
          </table:table-cell>
          <table:table-cell table:style-name="ce100" office:value-type="float" office:value="2080">
            <text:p>2080</text:p>
          </table:table-cell>
          <table:table-cell table:style-name="ce103" table:formula="of:=[.K10]/[.H10]" office:value-type="float" office:value="0.3328">
            <text:p>0.333</text:p>
          </table:table-cell>
          <table:table-cell table:style-name="ce100" office:value-type="float" office:value="22000">
            <text:p>22000</text:p>
          </table:table-cell>
          <table:table-cell table:style-name="ce103" table:formula="of:=[.C10]/[.M10]" office:value-type="float" office:value="0.0148636363636364">
            <text:p>0.015</text:p>
          </table:table-cell>
          <table:table-cell table:style-name="ce100" table:formula="of:=(([.K10]*10)+[.M10])/[.C10]" office:value-type="float" office:value="130.886850152905">
            <text:p>130.89</text:p>
          </table:table-cell>
          <table:table-cell table:style-name="ce100" office:value-type="float" office:value="1890">
            <text:p>1890</text:p>
          </table:table-cell>
          <table:table-cell table:style-name="ce103" table:formula="of:=([.K10]/[.P10])*10" office:value-type="float" office:value="11.005291005291">
            <text:p>11.005</text:p>
          </table:table-cell>
          <table:table-cell table:style-name="ce103" table:formula="of:=([.M10]/[.P10])*10" office:value-type="float" office:value="116.402116402116">
            <text:p>116.402</text:p>
          </table:table-cell>
          <table:table-cell table:style-name="ce98" table:number-columns-repeated="1004"/>
        </table:table-row>
        <table:table-row table:style-name="ro2">
          <table:table-cell table:style-name="ce98" office:value-type="string">
            <text:p>Zheela</text:p>
          </table:table-cell>
          <table:table-cell table:style-name="ce100" office:value-type="string">
            <text:p>BROT3PDRO</text:p>
          </table:table-cell>
          <table:table-cell table:style-name="ce100" office:value-type="float" office:value="402">
            <text:p>402</text:p>
          </table:table-cell>
          <table:table-cell table:style-name="ce100" table:number-columns-repeated="2"/>
          <table:table-cell table:style-name="ce100" office:value-type="float" office:value="100">
            <text:p>100</text:p>
          </table:table-cell>
          <table:table-cell table:style-name="ce100" office:value-type="float" office:value="28">
            <text:p>28</text:p>
          </table:table-cell>
          <table:table-cell table:style-name="ce100" office:value-type="float" office:value="2700">
            <text:p>2700</text:p>
          </table:table-cell>
          <table:table-cell table:style-name="ce100" office:value-type="float" office:value="2">
            <text:p>2</text:p>
          </table:table-cell>
          <table:table-cell table:style-name="ce100"/>
          <table:table-cell table:style-name="ce100" office:value-type="float" office:value="2430">
            <text:p>2430</text:p>
          </table:table-cell>
          <table:table-cell table:style-name="ce103" table:formula="of:=[.K11]/[.H11]" office:value-type="float" office:value="0.9">
            <text:p>0.900</text:p>
          </table:table-cell>
          <table:table-cell table:style-name="ce100" office:value-type="float" office:value="40000">
            <text:p>40000</text:p>
          </table:table-cell>
          <table:table-cell table:style-name="ce103" table:formula="of:=[.C11]/[.M11]" office:value-type="float" office:value="0.01005">
            <text:p>0.010</text:p>
          </table:table-cell>
          <table:table-cell table:style-name="ce100" table:formula="of:=(([.K11]*10)+[.M11])/[.C11]" office:value-type="float" office:value="159.950248756219">
            <text:p>159.95</text:p>
          </table:table-cell>
          <table:table-cell table:style-name="ce100" office:value-type="float" office:value="2700">
            <text:p>2700</text:p>
          </table:table-cell>
          <table:table-cell table:style-name="ce103" table:formula="of:=([.K11]/[.P11])*10" office:value-type="float" office:value="9">
            <text:p>9.000</text:p>
          </table:table-cell>
          <table:table-cell table:style-name="ce103" table:formula="of:=([.M11]/[.P11])*10" office:value-type="float" office:value="148.148148148148">
            <text:p>148.148</text:p>
          </table:table-cell>
          <table:table-cell table:style-name="ce98" table:number-columns-repeated="1004"/>
        </table:table-row>
        <table:table-row table:style-name="ro2">
          <table:table-cell table:style-name="ce80" office:value-type="string">
            <text:p>Manticore</text:p>
          </table:table-cell>
          <table:table-cell table:style-name="ce84" office:value-type="string">
            <text:p>brb2306</text:p>
          </table:table-cell>
          <table:table-cell table:style-name="ce84" office:value-type="float" office:value="275">
            <text:p>275</text:p>
          </table:table-cell>
          <table:table-cell table:style-name="ce84" table:number-columns-repeated="2"/>
          <table:table-cell table:style-name="ce84" office:value-type="float" office:value="60">
            <text:p>60</text:p>
          </table:table-cell>
          <table:table-cell table:style-name="ce84" office:value-type="float" office:value="36">
            <text:p>36</text:p>
          </table:table-cell>
          <table:table-cell table:style-name="ce84" office:value-type="float" office:value="5600">
            <text:p>5600</text:p>
          </table:table-cell>
          <table:table-cell table:style-name="ce84" office:value-type="float" office:value="3">
            <text:p>3</text:p>
          </table:table-cell>
          <table:table-cell table:style-name="ce84"/>
          <table:table-cell table:style-name="ce84" office:value-type="float" office:value="1750">
            <text:p>1750</text:p>
          </table:table-cell>
          <table:table-cell table:style-name="ce94" table:formula="of:=[.K12]/[.H12]" office:value-type="float" office:value="0.3125">
            <text:p>0.313</text:p>
          </table:table-cell>
          <table:table-cell table:style-name="ce84" office:value-type="float" office:value="16500">
            <text:p>16500</text:p>
          </table:table-cell>
          <table:table-cell table:style-name="ce94" table:formula="of:=[.C12]/[.M12]" office:value-type="float" office:value="0.0166666666666667">
            <text:p>0.017</text:p>
          </table:table-cell>
          <table:table-cell table:style-name="ce84" table:formula="of:=(([.K12]*10)+[.M12])/[.C12]" office:value-type="float" office:value="123.636363636364">
            <text:p>123.64</text:p>
          </table:table-cell>
          <table:table-cell table:style-name="ce84" office:value-type="float" office:value="1590">
            <text:p>1590</text:p>
          </table:table-cell>
          <table:table-cell table:style-name="ce94" table:formula="of:=([.K12]/[.P12])*10" office:value-type="float" office:value="11.0062893081761">
            <text:p>11.006</text:p>
          </table:table-cell>
          <table:table-cell table:style-name="ce94" table:formula="of:=([.M12]/[.P12])*10" office:value-type="float" office:value="103.77358490566">
            <text:p>103.774</text:p>
          </table:table-cell>
          <table:table-cell table:style-name="ce80" table:number-columns-repeated="1004"/>
        </table:table-row>
        <table:table-row table:style-name="ro2">
          <table:table-cell table:style-name="ce80" office:value-type="string">
            <text:p>Hades</text:p>
          </table:table-cell>
          <table:table-cell table:style-name="ce84" office:value-type="string">
            <text:p>srb2306</text:p>
          </table:table-cell>
          <table:table-cell table:style-name="ce84" office:value-type="float" office:value="375">
            <text:p>375</text:p>
          </table:table-cell>
          <table:table-cell table:style-name="ce84" table:number-columns-repeated="2"/>
          <table:table-cell table:style-name="ce84" office:value-type="float" office:value="52">
            <text:p>52</text:p>
          </table:table-cell>
          <table:table-cell table:style-name="ce84" office:value-type="float" office:value="36">
            <text:p>36</text:p>
          </table:table-cell>
          <table:table-cell table:style-name="ce84" office:value-type="float" office:value="6000">
            <text:p>6000</text:p>
          </table:table-cell>
          <table:table-cell table:style-name="ce84" office:value-type="float" office:value="3">
            <text:p>3</text:p>
          </table:table-cell>
          <table:table-cell table:style-name="ce84"/>
          <table:table-cell table:style-name="ce84" office:value-type="float" office:value="2000">
            <text:p>2000</text:p>
          </table:table-cell>
          <table:table-cell table:style-name="ce94" table:formula="of:=[.K13]/[.H13]" office:value-type="float" office:value="0.333333333333333">
            <text:p>0.333</text:p>
          </table:table-cell>
          <table:table-cell table:style-name="ce84" office:value-type="float" office:value="18500">
            <text:p>18500</text:p>
          </table:table-cell>
          <table:table-cell table:style-name="ce94" table:formula="of:=[.C13]/[.M13]" office:value-type="float" office:value="0.0202702702702703">
            <text:p>0.020</text:p>
          </table:table-cell>
          <table:table-cell table:style-name="ce84" table:formula="of:=(([.K13]*10)+[.M13])/[.C13]" office:value-type="float" office:value="102.666666666667">
            <text:p>102.67</text:p>
          </table:table-cell>
          <table:table-cell table:style-name="ce84" office:value-type="float" office:value="1800">
            <text:p>1800</text:p>
          </table:table-cell>
          <table:table-cell table:style-name="ce94" table:formula="of:=([.K13]/[.P13])*10" office:value-type="float" office:value="11.1111111111111">
            <text:p>11.111</text:p>
          </table:table-cell>
          <table:table-cell table:style-name="ce94" table:formula="of:=([.M13]/[.P13])*10" office:value-type="float" office:value="102.777777777778">
            <text:p>102.778</text:p>
          </table:table-cell>
          <table:table-cell table:style-name="ce80" table:number-columns-repeated="1004"/>
        </table:table-row>
        <table:table-row table:style-name="ro2">
          <table:table-cell table:style-name="ce80" office:value-type="string">
            <text:p>Beholder</text:p>
          </table:table-cell>
          <table:table-cell table:style-name="ce84" office:value-type="string">
            <text:p>urb2306</text:p>
          </table:table-cell>
          <table:table-cell table:style-name="ce84" office:value-type="float" office:value="350">
            <text:p>350</text:p>
          </table:table-cell>
          <table:table-cell table:style-name="ce84" table:number-columns-repeated="2"/>
          <table:table-cell table:style-name="ce84" office:value-type="float" office:value="65">
            <text:p>65</text:p>
          </table:table-cell>
          <table:table-cell table:style-name="ce84" office:value-type="float" office:value="36">
            <text:p>36</text:p>
          </table:table-cell>
          <table:table-cell table:style-name="ce84" office:value-type="float" office:value="6500">
            <text:p>6500</text:p>
          </table:table-cell>
          <table:table-cell table:style-name="ce84" office:value-type="float" office:value="5">
            <text:p>5</text:p>
          </table:table-cell>
          <table:table-cell table:style-name="ce84"/>
          <table:table-cell table:style-name="ce84" office:value-type="float" office:value="2250">
            <text:p>2250</text:p>
          </table:table-cell>
          <table:table-cell table:style-name="ce94" table:formula="of:=[.K14]/[.H14]" office:value-type="float" office:value="0.346153846153846">
            <text:p>0.346</text:p>
          </table:table-cell>
          <table:table-cell table:style-name="ce84" office:value-type="float" office:value="22000">
            <text:p>22000</text:p>
          </table:table-cell>
          <table:table-cell table:style-name="ce94" table:formula="of:=[.C14]/[.M14]" office:value-type="float" office:value="0.0159090909090909">
            <text:p>0.016</text:p>
          </table:table-cell>
          <table:table-cell table:style-name="ce84" table:formula="of:=(([.K14]*10)+[.M14])/[.C14]" office:value-type="float" office:value="127.142857142857">
            <text:p>127.14</text:p>
          </table:table-cell>
          <table:table-cell table:style-name="ce84" office:value-type="float" office:value="2040">
            <text:p>2040</text:p>
          </table:table-cell>
          <table:table-cell table:style-name="ce94" table:formula="of:=([.K14]/[.P14])*10" office:value-type="float" office:value="11.0294117647059">
            <text:p>11.029</text:p>
          </table:table-cell>
          <table:table-cell table:style-name="ce94" table:formula="of:=([.M14]/[.P14])*10" office:value-type="float" office:value="107.843137254902">
            <text:p>107.843</text:p>
          </table:table-cell>
          <table:table-cell table:style-name="ce80" table:number-columns-repeated="1004"/>
        </table:table-row>
        <table:table-row table:style-name="ro2">
          <table:table-cell table:style-name="ce80" office:value-type="string">
            <text:p>Tripple Threat</text:p>
          </table:table-cell>
          <table:table-cell table:style-name="ce84" office:value-type="string">
            <text:p>BRMT3PD</text:p>
          </table:table-cell>
          <table:table-cell table:style-name="ce84" office:value-type="float" office:value="412">
            <text:p>412</text:p>
          </table:table-cell>
          <table:table-cell table:style-name="ce84" table:number-columns-repeated="2"/>
          <table:table-cell table:style-name="ce84" office:value-type="float" office:value="65">
            <text:p>65</text:p>
          </table:table-cell>
          <table:table-cell table:style-name="ce84" office:value-type="float" office:value="32">
            <text:p>32</text:p>
          </table:table-cell>
          <table:table-cell table:style-name="ce84" office:value-type="float" office:value="8900">
            <text:p>8900</text:p>
          </table:table-cell>
          <table:table-cell table:style-name="ce84" office:value-type="float" office:value="5">
            <text:p>5</text:p>
          </table:table-cell>
          <table:table-cell table:style-name="ce84"/>
          <table:table-cell table:style-name="ce84" office:value-type="float" office:value="3750">
            <text:p>3750</text:p>
          </table:table-cell>
          <table:table-cell table:style-name="ce94" table:formula="of:=[.K15]/[.H15]" office:value-type="float" office:value="0.421348314606742">
            <text:p>0.421</text:p>
          </table:table-cell>
          <table:table-cell table:style-name="ce84" office:value-type="float" office:value="56000">
            <text:p>56000</text:p>
          </table:table-cell>
          <table:table-cell table:style-name="ce94" table:formula="of:=[.C15]/[.M15]" office:value-type="float" office:value="0.00735714285714286">
            <text:p>0.007</text:p>
          </table:table-cell>
          <table:table-cell table:style-name="ce84" table:formula="of:=(([.K15]*10)+[.M15])/[.C15]" office:value-type="float" office:value="226.941747572816">
            <text:p>226.94</text:p>
          </table:table-cell>
          <table:table-cell table:style-name="ce84" office:value-type="float" office:value="3400">
            <text:p>3400</text:p>
          </table:table-cell>
          <table:table-cell table:style-name="ce94" table:formula="of:=([.K15]/[.P15])*10" office:value-type="float" office:value="11.0294117647059">
            <text:p>11.029</text:p>
          </table:table-cell>
          <table:table-cell table:style-name="ce94" table:formula="of:=([.M15]/[.P15])*10" office:value-type="float" office:value="164.705882352941">
            <text:p>164.706</text:p>
          </table:table-cell>
          <table:table-cell table:style-name="ce80" table:number-columns-repeated="1004"/>
        </table:table-row>
        <table:table-row table:style-name="ro2">
          <table:table-cell table:style-name="ce80" office:value-type="string">
            <text:p>Agronar</text:p>
          </table:table-cell>
          <table:table-cell table:style-name="ce84" office:value-type="string">
            <text:p>BRMT3PDRO</text:p>
          </table:table-cell>
          <table:table-cell table:style-name="ce84" office:value-type="float" office:value="440">
            <text:p>440</text:p>
          </table:table-cell>
          <table:table-cell table:style-name="ce84" table:number-columns-repeated="2"/>
          <table:table-cell table:style-name="ce84" office:value-type="float" office:value="110">
            <text:p>110</text:p>
          </table:table-cell>
          <table:table-cell table:style-name="ce84" office:value-type="float" office:value="28">
            <text:p>28</text:p>
          </table:table-cell>
          <table:table-cell table:style-name="ce84" office:value-type="float" office:value="2700">
            <text:p>2700</text:p>
          </table:table-cell>
          <table:table-cell table:style-name="ce84" office:value-type="float" office:value="2">
            <text:p>2</text:p>
          </table:table-cell>
          <table:table-cell table:style-name="ce84"/>
          <table:table-cell table:style-name="ce84" office:value-type="float" office:value="2700">
            <text:p>2700</text:p>
          </table:table-cell>
          <table:table-cell table:style-name="ce94" table:formula="of:=[.K16]/[.H16]" office:value-type="float" office:value="1">
            <text:p>1.000</text:p>
          </table:table-cell>
          <table:table-cell table:style-name="ce84" office:value-type="float" office:value="40000">
            <text:p>40000</text:p>
          </table:table-cell>
          <table:table-cell table:style-name="ce94" table:formula="of:=[.C16]/[.M16]" office:value-type="float" office:value="0.011">
            <text:p>0.011</text:p>
          </table:table-cell>
          <table:table-cell table:style-name="ce84" table:formula="of:=(([.K16]*10)+[.M16])/[.C16]" office:value-type="float" office:value="152.272727272727">
            <text:p>152.27</text:p>
          </table:table-cell>
          <table:table-cell table:style-name="ce84" office:value-type="float" office:value="2700">
            <text:p>2700</text:p>
          </table:table-cell>
          <table:table-cell table:style-name="ce94" table:formula="of:=([.K16]/[.P16])*10" office:value-type="float" office:value="10">
            <text:p>10.000</text:p>
          </table:table-cell>
          <table:table-cell table:style-name="ce94" table:formula="of:=([.M16]/[.P16])*10" office:value-type="float" office:value="148.148148148148">
            <text:p>148.148</text:p>
          </table:table-cell>
          <table:table-cell table:style-name="ce80" table:number-columns-repeated="1004"/>
        </table:table-row>
        <table:table-row table:style-name="ro2">
          <table:table-cell table:style-name="ce55" office:value-type="string">
            <text:p>Uttauthuum</text:p>
          </table:table-cell>
          <table:table-cell table:style-name="ce56" office:value-type="string">
            <text:p>bsb2306</text:p>
          </table:table-cell>
          <table:table-cell table:style-name="ce56" office:value-type="float" office:value="270">
            <text:p>270</text:p>
          </table:table-cell>
          <table:table-cell table:style-name="ce56" table:number-columns-repeated="2"/>
          <table:table-cell table:style-name="ce56" office:value-type="float" office:value="57">
            <text:p>57</text:p>
          </table:table-cell>
          <table:table-cell table:style-name="ce56" office:value-type="float" office:value="36">
            <text:p>36</text:p>
          </table:table-cell>
          <table:table-cell table:style-name="ce56" office:value-type="float" office:value="5800">
            <text:p>5800</text:p>
          </table:table-cell>
          <table:table-cell table:style-name="ce56" office:value-type="float" office:value="3">
            <text:p>3</text:p>
          </table:table-cell>
          <table:table-cell table:style-name="ce56"/>
          <table:table-cell table:style-name="ce56" office:value-type="float" office:value="1750">
            <text:p>1750</text:p>
          </table:table-cell>
          <table:table-cell table:style-name="ce58" table:formula="of:=[.K17]/[.H17]" office:value-type="float" office:value="0.301724137931034">
            <text:p>0.302</text:p>
          </table:table-cell>
          <table:table-cell table:style-name="ce56" office:value-type="float" office:value="16500">
            <text:p>16500</text:p>
          </table:table-cell>
          <table:table-cell table:style-name="ce58" table:formula="of:=[.C17]/[.M17]" office:value-type="float" office:value="0.0163636363636364">
            <text:p>0.016</text:p>
          </table:table-cell>
          <table:table-cell table:style-name="ce56" table:formula="of:=(([.K17]*10)+[.M17])/[.C17]" office:value-type="float" office:value="125.925925925926">
            <text:p>125.93</text:p>
          </table:table-cell>
          <table:table-cell table:style-name="ce56" office:value-type="float" office:value="1590">
            <text:p>1590</text:p>
          </table:table-cell>
          <table:table-cell table:style-name="ce58" table:formula="of:=([.K17]/[.P17])*10" office:value-type="float" office:value="11.0062893081761">
            <text:p>11.006</text:p>
          </table:table-cell>
          <table:table-cell table:style-name="ce58" table:formula="of:=([.M17]/[.P17])*10" office:value-type="float" office:value="103.77358490566">
            <text:p>103.774</text:p>
          </table:table-cell>
          <table:table-cell table:style-name="ce55" table:number-columns-repeated="1004"/>
        </table:table-row>
        <table:table-row table:style-name="ro2">
          <table:table-cell table:style-name="ce55" office:value-type="string">
            <text:p>Othuushala</text:p>
          </table:table-cell>
          <table:table-cell table:style-name="ce56" office:value-type="string">
            <text:p>ssb2306</text:p>
          </table:table-cell>
          <table:table-cell table:style-name="ce56" office:value-type="float" office:value="360">
            <text:p>360</text:p>
          </table:table-cell>
          <table:table-cell table:style-name="ce56" table:number-columns-repeated="2"/>
          <table:table-cell table:style-name="ce56" office:value-type="float" office:value="55">
            <text:p>55</text:p>
          </table:table-cell>
          <table:table-cell table:style-name="ce56" office:value-type="float" office:value="36">
            <text:p>36</text:p>
          </table:table-cell>
          <table:table-cell table:style-name="ce56" office:value-type="float" office:value="6250">
            <text:p>6250</text:p>
          </table:table-cell>
          <table:table-cell table:style-name="ce56" office:value-type="float" office:value="2">
            <text:p>2</text:p>
          </table:table-cell>
          <table:table-cell table:style-name="ce56"/>
          <table:table-cell table:style-name="ce56" office:value-type="float" office:value="2100">
            <text:p>2100</text:p>
          </table:table-cell>
          <table:table-cell table:style-name="ce58" table:formula="of:=[.K18]/[.H18]" office:value-type="float" office:value="0.336">
            <text:p>0.336</text:p>
          </table:table-cell>
          <table:table-cell table:style-name="ce56" office:value-type="float" office:value="22000">
            <text:p>22000</text:p>
          </table:table-cell>
          <table:table-cell table:style-name="ce58" table:formula="of:=[.C18]/[.M18]" office:value-type="float" office:value="0.0163636363636364">
            <text:p>0.016</text:p>
          </table:table-cell>
          <table:table-cell table:style-name="ce56" table:formula="of:=(([.K18]*10)+[.M18])/[.C18]" office:value-type="float" office:value="119.444444444444">
            <text:p>119.44</text:p>
          </table:table-cell>
          <table:table-cell table:style-name="ce56" office:value-type="float" office:value="1900">
            <text:p>1900</text:p>
          </table:table-cell>
          <table:table-cell table:style-name="ce58" table:formula="of:=([.K18]/[.P18])*10" office:value-type="float" office:value="11.0526315789474">
            <text:p>11.053</text:p>
          </table:table-cell>
          <table:table-cell table:style-name="ce58" table:formula="of:=([.M18]/[.P18])*10" office:value-type="float" office:value="115.789473684211">
            <text:p>115.789</text:p>
          </table:table-cell>
          <table:table-cell table:style-name="ce55" table:number-columns-repeated="1004"/>
        </table:table-row>
        <table:table-row table:style-name="ro2">
          <table:table-cell table:style-name="ce55" office:value-type="string">
            <text:p>Athaamla</text:p>
          </table:table-cell>
          <table:table-cell table:style-name="ce56" office:value-type="string">
            <text:p>BRPT3PD</text:p>
          </table:table-cell>
          <table:table-cell table:style-name="ce56" office:value-type="float" office:value="410">
            <text:p>410</text:p>
          </table:table-cell>
          <table:table-cell table:style-name="ce56" table:number-columns-repeated="2"/>
          <table:table-cell table:style-name="ce56" office:value-type="float" office:value="67">
            <text:p>67</text:p>
          </table:table-cell>
          <table:table-cell table:style-name="ce56" office:value-type="float" office:value="36">
            <text:p>36</text:p>
          </table:table-cell>
          <table:table-cell table:style-name="ce56" office:value-type="float" office:value="9500">
            <text:p>9500</text:p>
          </table:table-cell>
          <table:table-cell table:style-name="ce56" office:value-type="float" office:value="4">
            <text:p>4</text:p>
          </table:table-cell>
          <table:table-cell table:style-name="ce56"/>
          <table:table-cell table:style-name="ce56" office:value-type="float" office:value="3350">
            <text:p>3350</text:p>
          </table:table-cell>
          <table:table-cell table:style-name="ce58" table:formula="of:=[.K19]/[.H19]" office:value-type="float" office:value="0.352631578947368">
            <text:p>0.353</text:p>
          </table:table-cell>
          <table:table-cell table:style-name="ce56" office:value-type="float" office:value="51000">
            <text:p>51000</text:p>
          </table:table-cell>
          <table:table-cell table:style-name="ce58" table:formula="of:=[.C19]/[.M19]" office:value-type="float" office:value="0.00803921568627451">
            <text:p>0.008</text:p>
          </table:table-cell>
          <table:table-cell table:style-name="ce56" table:formula="of:=(([.K19]*10)+[.M19])/[.C19]" office:value-type="float" office:value="206.09756097561">
            <text:p>206.1</text:p>
          </table:table-cell>
          <table:table-cell table:style-name="ce56" office:value-type="float" office:value="3350">
            <text:p>3350</text:p>
          </table:table-cell>
          <table:table-cell table:style-name="ce58" table:formula="of:=([.K19]/[.P19])*10" office:value-type="float" office:value="10">
            <text:p>10.000</text:p>
          </table:table-cell>
          <table:table-cell table:style-name="ce58" table:formula="of:=([.M19]/[.P19])*10" office:value-type="float" office:value="152.238805970149">
            <text:p>152.239</text:p>
          </table:table-cell>
          <table:table-cell table:style-name="ce55" table:number-columns-repeated="1004"/>
        </table:table-row>
      </table:table>
      <table:table table:name="EXP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column table:style-name="co3"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cell/>
        </table:table-row>
        <table:table-row table:style-name="ro1">
          <table:table-cell table:style-name="ce156" office:value-type="string">
            <text:p>Experimentals</text:p>
          </table:table-cell>
          <table:table-cell table:style-name="ce157" table:number-columns-repeated="11"/>
          <table:table-cell table:style-name="ce159"/>
          <table:table-cell table:style-name="ce157"/>
          <table:table-cell table:style-name="ce159"/>
          <table:table-cell table:style-name="ce157" table:number-columns-repeated="2"/>
          <table:table-cell table:style-name="ce159" table:number-columns-repeated="2"/>
          <table:table-cell table:style-name="ce156"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98" office:value-type="string">
            <text:p>Mothra</text:p>
          </table:table-cell>
          <table:table-cell table:style-name="ce100" office:value-type="string">
            <text:p>BROT3SHPD</text:p>
          </table:table-cell>
          <table:table-cell table:style-name="ce100" office:value-type="float" office:value="2000">
            <text:p>2000</text:p>
          </table:table-cell>
          <table:table-cell table:style-name="ce100" office:value-type="float" office:value="528">
            <text:p>528</text:p>
          </table:table-cell>
          <table:table-cell table:style-name="ce100"/>
          <table:table-cell table:style-name="ce100" office:value-type="float" office:value="95">
            <text:p>95</text:p>
          </table:table-cell>
          <table:table-cell table:style-name="ce100" office:value-type="float" office:value="42">
            <text:p>42</text:p>
          </table:table-cell>
          <table:table-cell table:style-name="ce100" office:value-type="float" office:value="22500">
            <text:p>22500</text:p>
          </table:table-cell>
          <table:table-cell table:style-name="ce100" office:value-type="float" office:value="25">
            <text:p>25</text:p>
          </table:table-cell>
          <table:table-cell table:style-name="ce100"/>
          <table:table-cell table:style-name="ce100" office:value-type="float" office:value="10000">
            <text:p>10000</text:p>
          </table:table-cell>
          <table:table-cell table:style-name="ce103" table:formula="of:=[.K5]/[.H5]" office:value-type="float" office:value="0.444444444444444">
            <text:p>0.444</text:p>
          </table:table-cell>
          <table:table-cell table:style-name="ce100" office:value-type="float" office:value="82000">
            <text:p>82000</text:p>
          </table:table-cell>
          <table:table-cell table:style-name="ce103" table:formula="of:=([.C5]+[.D5])/[.M5]" office:value-type="float" office:value="0.0308292682926829">
            <text:p>0.031</text:p>
          </table:table-cell>
          <table:table-cell table:style-name="ce100" table:formula="of:=(([.K5]*10)+[.M5])/([.C5]+[.D5])" office:value-type="float" office:value="71.9936708860759">
            <text:p>71.99</text:p>
          </table:table-cell>
          <table:table-cell table:style-name="ce100" office:value-type="float" office:value="8750">
            <text:p>8750</text:p>
          </table:table-cell>
          <table:table-cell table:style-name="ce103" table:formula="of:=([.K5]/[.P5])*10" office:value-type="float" office:value="11.4285714285714">
            <text:p>11.429</text:p>
          </table:table-cell>
          <table:table-cell table:style-name="ce103" table:formula="of:=([.M5]/[.P5])*10" office:value-type="float" office:value="93.7142857142857">
            <text:p>93.714</text:p>
          </table:table-cell>
          <table:table-cell table:style-name="ce98" table:number-columns-repeated="1004"/>
          <table:table-cell/>
        </table:table-row>
        <table:table-row table:style-name="ro2">
          <table:table-cell table:style-name="ce80" office:value-type="string">
            <text:p>Neolith</text:p>
          </table:table-cell>
          <table:table-cell table:style-name="ce84" office:value-type="string">
            <text:p>srb2402</text:p>
          </table:table-cell>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90">
            <text:p>90</text:p>
          </table:table-cell>
          <table:table-cell table:style-name="ce84" office:value-type="float" office:value="42">
            <text:p>42</text:p>
          </table:table-cell>
          <table:table-cell table:style-name="ce84" office:value-type="float" office:value="23000">
            <text:p>23000</text:p>
          </table:table-cell>
          <table:table-cell table:style-name="ce84" office:value-type="float" office:value="40">
            <text:p>40</text:p>
          </table:table-cell>
          <table:table-cell table:style-name="ce84" office:value-type="float" office:value="100">
            <text:p>100</text:p>
          </table:table-cell>
          <table:table-cell table:style-name="ce84" office:value-type="float" office:value="10500">
            <text:p>10500</text:p>
          </table:table-cell>
          <table:table-cell table:style-name="ce94" table:formula="of:=[.K6]/[.H6]" office:value-type="float" office:value="0.456521739130435">
            <text:p>0.457</text:p>
          </table:table-cell>
          <table:table-cell table:style-name="ce84" office:value-type="float" office:value="90000">
            <text:p>90000</text:p>
          </table:table-cell>
          <table:table-cell table:style-name="ce94" table:formula="of:=([.C6]+[.D6])/[.M6]" office:value-type="float" office:value="0.0166666666666667">
            <text:p>0.017</text:p>
          </table:table-cell>
          <table:table-cell table:style-name="ce84" table:formula="of:=(([.K6]*10)+[.M6])/([.C6]+[.D6])" office:value-type="float" office:value="130">
            <text:p>130</text:p>
          </table:table-cell>
          <table:table-cell table:style-name="ce84" office:value-type="float" office:value="10000">
            <text:p>10000</text:p>
          </table:table-cell>
          <table:table-cell table:style-name="ce94" table:formula="of:=([.K6]/[.P6])*10" office:value-type="float" office:value="10.5">
            <text:p>10.500</text:p>
          </table:table-cell>
          <table:table-cell table:style-name="ce94" table:formula="of:=([.M6]/[.P6])*10" office:value-type="float" office:value="90">
            <text:p>90.000</text:p>
          </table:table-cell>
          <table:table-cell table:style-name="ce80" table:number-columns-repeated="1004"/>
          <table:table-cell/>
        </table:table-row>
        <table:table-row table:style-name="ro2">
          <table:table-cell table:style-name="ce55" office:value-type="string">
            <text:p>Uttaus-Athellu</text:p>
          </table:table-cell>
          <table:table-cell table:style-name="ce56" office:value-type="string">
            <text:p>bsb0405</text:p>
          </table:table-cell>
          <table:table-cell table:style-name="ce56" office:value-type="float" office:value="1350">
            <text:p>1350</text:p>
          </table:table-cell>
          <table:table-cell table:style-name="ce56" office:value-type="string">
            <text:p><text:s/></text:p>
          </table:table-cell>
          <table:table-cell table:style-name="ce56"/>
          <table:table-cell table:style-name="ce56" office:value-type="float" office:value="90">
            <text:p>90</text:p>
          </table:table-cell>
          <table:table-cell table:style-name="ce56" office:value-type="float" office:value="44">
            <text:p>44</text:p>
          </table:table-cell>
          <table:table-cell table:style-name="ce56" office:value-type="float" office:value="16500">
            <text:p>16500</text:p>
          </table:table-cell>
          <table:table-cell table:style-name="ce56" office:value-type="float" office:value="15">
            <text:p>15</text:p>
          </table:table-cell>
          <table:table-cell table:style-name="ce56" office:value-type="string">
            <text:p>Lambda</text:p>
          </table:table-cell>
          <table:table-cell table:style-name="ce56" office:value-type="float" office:value="27600">
            <text:p>27600</text:p>
          </table:table-cell>
          <table:table-cell table:style-name="ce58" table:formula="of:=[.K7]/[.H7]" office:value-type="float" office:value="1.67272727272727">
            <text:p>1.673</text:p>
          </table:table-cell>
          <table:table-cell table:style-name="ce56" office:value-type="float" office:value="375000">
            <text:p>375000</text:p>
          </table:table-cell>
          <table:table-cell table:style-name="ce58" table:formula="of:=([.C7]+[.D7])/[.M7]" office:value-type="float" office:value="0.0036">
            <text:p>0.004</text:p>
          </table:table-cell>
          <table:table-cell table:style-name="ce56" table:formula="of:=(([.K7]*10)+[.M7])/([.C7]+[.D7])" office:value-type="float" office:value="482.222222222222">
            <text:p>482.22</text:p>
          </table:table-cell>
          <table:table-cell table:style-name="ce56" office:value-type="float" office:value="6250">
            <text:p>6250</text:p>
          </table:table-cell>
          <table:table-cell table:style-name="ce58" table:formula="of:=([.K7]/[.P7])*10" office:value-type="float" office:value="44.16">
            <text:p>44.160</text:p>
          </table:table-cell>
          <table:table-cell table:style-name="ce58" table:formula="of:=([.M7]/[.P7])*10" office:value-type="float" office:value="600">
            <text:p>600.000</text:p>
          </table:table-cell>
          <table:table-cell table:style-name="ce55" table:number-columns-repeated="1004"/>
          <table:table-cell/>
        </table:table-row>
        <table:table-row table:style-name="ro2">
          <table:table-cell table:style-name="ce55" office:value-type="string">
            <text:p>Heth-Athala</text:p>
          </table:table-cell>
          <table:table-cell table:style-name="ce56" office:value-type="string">
            <text:p>BRPEXPD</text:p>
          </table:table-cell>
          <table:table-cell table:number-columns-repeated="2" table:style-name="ce56" office:value-type="float" office:value="850">
            <text:p>850</text:p>
          </table:table-cell>
          <table:table-cell table:style-name="ce56" office:value-type="string">
            <text:p><text:s/></text:p>
          </table:table-cell>
          <table:table-cell table:style-name="ce56" office:value-type="float" office:value="80">
            <text:p>80</text:p>
          </table:table-cell>
          <table:table-cell table:style-name="ce56" office:value-type="float" office:value="42">
            <text:p>42</text:p>
          </table:table-cell>
          <table:table-cell table:style-name="ce56" office:value-type="float" office:value="18500">
            <text:p>18500</text:p>
          </table:table-cell>
          <table:table-cell table:style-name="ce56" office:value-type="float" office:value="15">
            <text:p>15</text:p>
          </table:table-cell>
          <table:table-cell table:style-name="ce56"/>
          <table:table-cell table:style-name="ce56" office:value-type="float" office:value="8750">
            <text:p>8750</text:p>
          </table:table-cell>
          <table:table-cell table:style-name="ce58" table:formula="of:=[.K8]/[.H8]" office:value-type="float" office:value="0.472972972972973">
            <text:p>0.473</text:p>
          </table:table-cell>
          <table:table-cell table:style-name="ce56" office:value-type="float" office:value="95000">
            <text:p>95000</text:p>
          </table:table-cell>
          <table:table-cell table:style-name="ce58" table:formula="of:=([.C8]+[.D8])/[.M8]" office:value-type="float" office:value="0.0178947368421053">
            <text:p>0.018</text:p>
          </table:table-cell>
          <table:table-cell table:style-name="ce56" table:formula="of:=(([.K8]*10)+[.M8])/([.C8]+[.D8])" office:value-type="float" office:value="107.352941176471">
            <text:p>107.35</text:p>
          </table:table-cell>
          <table:table-cell table:style-name="ce56" office:value-type="float" office:value="8250">
            <text:p>8250</text:p>
          </table:table-cell>
          <table:table-cell table:style-name="ce58" table:formula="of:=([.K8]/[.P8])*10" office:value-type="float" office:value="10.6060606060606">
            <text:p>10.606</text:p>
          </table:table-cell>
          <table:table-cell table:style-name="ce58" table:formula="of:=([.M8]/[.P8])*10" office:value-type="float" office:value="115.151515151515">
            <text:p>115.152</text:p>
          </table:table-cell>
          <table:table-cell table:style-name="ce55" table:number-columns-repeated="1004"/>
          <table:table-cell/>
        </table:table-row>
      </table:table>
      <table:table table:name="Air Transports" table:style-name="ta1" table:print="false">
        <table:table-column table:style-name="co68" table:default-cell-style-name="Default"/>
        <table:table-column table:style-name="co72" table:default-cell-style-name="ce15"/>
        <table:table-column table:style-name="co41" table:default-cell-style-name="ce15"/>
        <table:table-column table:style-name="co31" table:default-cell-style-name="ce15"/>
        <table:table-column table:style-name="co12" table:default-cell-style-name="ce15"/>
        <table:table-column table:style-name="co17" table:default-cell-style-name="ce15"/>
        <table:table-column table:style-name="co73" table:default-cell-style-name="ce15"/>
        <table:table-column table:style-name="co74" table:default-cell-style-name="ce15"/>
        <table:table-column table:style-name="co16" table:default-cell-style-name="ce146"/>
        <table:table-column table:style-name="co50" table:default-cell-style-name="ce15"/>
        <table:table-column table:style-name="co75" table:default-cell-style-name="ce149"/>
        <table:table-column table:style-name="co56" table:default-cell-style-name="ce49"/>
        <table:table-column table:style-name="co18" table:default-cell-style-name="ce115"/>
        <table:table-column table:style-name="co18" table:default-cell-style-name="ce15"/>
        <table:table-column table:style-name="co76" table:default-cell-style-name="ce15"/>
        <table:table-column table:style-name="co61" table:default-cell-style-name="Default"/>
        <table:table-column table:style-name="co32" table:default-cell-style-name="ce15"/>
        <table:table-column table:style-name="co77" table:default-cell-style-name="Default"/>
        <table:table-column table:style-name="co39" table:default-cell-style-name="Default"/>
        <table:table-column table:style-name="co47" table:default-cell-style-name="ce15"/>
        <table:table-column table:style-name="co54" table:default-cell-style-name="Default"/>
        <table:table-column table:style-name="co77" table:default-cell-style-name="Default"/>
        <table:table-column table:style-name="co51"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7" office:value-type="string">
            <text:p>Add Mass for Regen</text:p>
          </table:table-cell>
          <table:table-cell office:value-type="string">
            <text:p>Mass/HP if no regen</text:p>
          </table:table-cell>
          <table:table-cell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1">
          <table:table-cell table:style-name="ce155"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109" office:value-type="string">
            <text:p>Chariot</text:p>
          </table:table-cell>
          <table:table-cell table:style-name="ce110" office:value-type="string">
            <text:p>uaa0107</text:p>
          </table:table-cell>
          <table:table-cell table:style-name="ce110" office:value-type="string">
            <text:p>Trans</text:p>
          </table:table-cell>
          <table:table-cell table:style-name="ce110" office:value-type="string">
            <text:p><text:s/></text:p>
          </table:table-cell>
          <table:table-cell table:style-name="ce110"/>
          <table:table-cell table:number-columns-repeated="2" table:style-name="ce110" office:value-type="string">
            <text:p><text:s/></text:p>
          </table:table-cell>
          <table:table-cell table:style-name="ce110" office:value-type="float" office:value="560">
            <text:p>560</text:p>
          </table:table-cell>
          <table:table-cell table:style-name="ce110" table:formula="of:=[.H3]*0.0002" office:value-type="float" office:value="0.112">
            <text:p>0.11</text:p>
          </table:table-cell>
          <table:table-cell table:style-name="ce110" office:value-type="float" office:value="2">
            <text:p>2</text:p>
          </table:table-cell>
          <table:table-cell table:style-name="ce160"/>
          <table:table-cell table:style-name="ce113" table:formula="of:=( [.O3] - [.K3]) / [.H3]" office:value-type="float" office:value="0.15">
            <text:p>0.150</text:p>
          </table:table-cell>
          <table:table-cell table:style-name="ce116" office:value-type="float" office:value="240">
            <text:p>240</text:p>
          </table:table-cell>
          <table:table-cell table:style-name="ce110" office:value-type="string">
            <text:p><text:s/></text:p>
          </table:table-cell>
          <table:table-cell table:style-name="ce110" office:value-type="float" office:value="84">
            <text:p>84</text:p>
          </table:table-cell>
          <table:table-cell table:style-name="ce113" table:formula="of:=[.O3]/[.H3]" office:value-type="float" office:value="0.15">
            <text:p>0.150</text:p>
          </table:table-cell>
          <table:table-cell table:style-name="ce110" office:value-type="float" office:value="3780">
            <text:p>3780</text:p>
          </table:table-cell>
          <table:table-cell table:style-name="ce113" table:formula="of:=([.D3]+[.F3])/[.Q3]" office:value-type="float" office:value="0">
            <text:p>0.000</text:p>
          </table:table-cell>
          <table:table-cell table:style-name="ce110" table:formula="of:=(([.O3]*10)+[.Q3])/([.D3]+[.F3])" office:value-type="float" office:value="0">
            <text:p>#DIV/0!</text:p>
          </table:table-cell>
          <table:table-cell table:style-name="ce110" office:value-type="float" office:value="236">
            <text:p>236</text:p>
          </table:table-cell>
          <table:table-cell table:style-name="ce113" table:formula="of:=([.O3]/[.T3])*10" office:value-type="float" office:value="3.5593220338983">
            <text:p>3.559</text:p>
          </table:table-cell>
          <table:table-cell table:style-name="ce113" table:formula="of:=([.Q3]/[.T3])*10" office:value-type="float" office:value="160.169491525424">
            <text:p>160.1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Courier</text:p>
          </table:table-cell>
          <table:table-cell table:style-name="ce82" office:value-type="string">
            <text:p>uea0107</text:p>
          </table:table-cell>
          <table:table-cell table:style-name="ce82" office:value-type="string">
            <text:p>Trans</text:p>
          </table:table-cell>
          <table:table-cell table:style-name="ce82" office:value-type="string">
            <text:p><text:s/></text:p>
          </table:table-cell>
          <table:table-cell table:style-name="ce82"/>
          <table:table-cell table:number-columns-repeated="2" table:style-name="ce82" office:value-type="string">
            <text:p><text:s/></text:p>
          </table:table-cell>
          <table:table-cell table:style-name="ce82" office:value-type="float" office:value="560">
            <text:p>560</text:p>
          </table:table-cell>
          <table:table-cell table:style-name="ce82" table:formula="of:=[.H4]*0.0002" office:value-type="float" office:value="0.112">
            <text:p>0.11</text:p>
          </table:table-cell>
          <table:table-cell table:style-name="ce82" office:value-type="float" office:value="2">
            <text:p>2</text:p>
          </table:table-cell>
          <table:table-cell table:style-name="ce148" table:formula="of:=INT(( [.J4]-[.I4] ) / 10) * ([.H4] * 0.0375)" office:value-type="float" office:value="0">
            <text:p/>
          </table:table-cell>
          <table:table-cell table:style-name="ce92" table:formula="of:=( [.O4] - [.K4]) / [.H4]" office:value-type="float" office:value="0.15">
            <text:p>0.150</text:p>
          </table:table-cell>
          <table:table-cell table:style-name="ce106" office:value-type="float" office:value="240">
            <text:p>240</text:p>
          </table:table-cell>
          <table:table-cell table:style-name="ce82" office:value-type="string">
            <text:p><text:s/></text:p>
          </table:table-cell>
          <table:table-cell table:style-name="ce82" office:value-type="float" office:value="84">
            <text:p>84</text:p>
          </table:table-cell>
          <table:table-cell table:style-name="ce92" table:formula="of:=[.O4]/[.H4]" office:value-type="float" office:value="0.15">
            <text:p>0.150</text:p>
          </table:table-cell>
          <table:table-cell table:style-name="ce82" office:value-type="float" office:value="3780">
            <text:p>3780</text:p>
          </table:table-cell>
          <table:table-cell table:style-name="ce92" table:formula="of:=[.D4]/[.Q4]" office:value-type="float" office:value="0">
            <text:p>0.000</text:p>
          </table:table-cell>
          <table:table-cell table:style-name="ce82" table:formula="of:=(([.O4]*10)+[.Q4])/([.D4]+[.F4])" office:value-type="float" office:value="0">
            <text:p>#DIV/0!</text:p>
          </table:table-cell>
          <table:table-cell table:style-name="ce82" office:value-type="float" office:value="236">
            <text:p>236</text:p>
          </table:table-cell>
          <table:table-cell table:style-name="ce92" table:formula="of:=([.O4]/[.T4])*10" office:value-type="float" office:value="3.5593220338983">
            <text:p>3.559</text:p>
          </table:table-cell>
          <table:table-cell table:style-name="ce92" table:formula="of:=([.Q4]/[.T4])*10" office:value-type="float" office:value="160.169491525424">
            <text:p>160.169</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Skyhook</text:p>
          </table:table-cell>
          <table:table-cell table:style-name="ce84" office:value-type="string">
            <text:p>ura0107</text:p>
          </table:table-cell>
          <table:table-cell table:style-name="ce84" office:value-type="string">
            <text:p>Trans</text:p>
          </table:table-cell>
          <table:table-cell table:style-name="ce84" office:value-type="string">
            <text:p><text:s/></text:p>
          </table:table-cell>
          <table:table-cell table:style-name="ce84"/>
          <table:table-cell table:number-columns-repeated="2" table:style-name="ce84" office:value-type="string">
            <text:p><text:s/></text:p>
          </table:table-cell>
          <table:table-cell table:style-name="ce84" office:value-type="float" office:value="560">
            <text:p>560</text:p>
          </table:table-cell>
          <table:table-cell table:style-name="ce84" table:formula="of:=[.H5]*0.0002" office:value-type="float" office:value="0.112">
            <text:p>0.11</text:p>
          </table:table-cell>
          <table:table-cell table:style-name="ce84" office:value-type="float" office:value="4">
            <text:p>4</text:p>
          </table:table-cell>
          <table:table-cell table:style-name="ce151" table:formula="of:=INT(( [.J5]-[.I5] ) / 10) * ([.H5] * 0.0375)" office:value-type="float" office:value="0">
            <text:p/>
          </table:table-cell>
          <table:table-cell table:style-name="ce94" table:formula="of:=( [.O5] - [.K5]) / [.H5]" office:value-type="float" office:value="0.15">
            <text:p>0.150</text:p>
          </table:table-cell>
          <table:table-cell table:style-name="ce117" office:value-type="float" office:value="240">
            <text:p>240</text:p>
          </table:table-cell>
          <table:table-cell table:style-name="ce84" office:value-type="string">
            <text:p><text:s/></text:p>
          </table:table-cell>
          <table:table-cell table:style-name="ce84" office:value-type="float" office:value="84">
            <text:p>84</text:p>
          </table:table-cell>
          <table:table-cell table:style-name="ce94" table:formula="of:=[.O5]/[.H5]" office:value-type="float" office:value="0.15">
            <text:p>0.150</text:p>
          </table:table-cell>
          <table:table-cell table:style-name="ce84" office:value-type="float" office:value="3780">
            <text:p>3780</text:p>
          </table:table-cell>
          <table:table-cell table:style-name="ce94" table:formula="of:=([.D5]+[.F5])/[.Q5]" office:value-type="float" office:value="0">
            <text:p>0.000</text:p>
          </table:table-cell>
          <table:table-cell table:style-name="ce84" table:formula="of:=(([.O5]*10)+[.Q5])/([.D5]+[.F5])" office:value-type="float" office:value="0">
            <text:p>#DIV/0!</text:p>
          </table:table-cell>
          <table:table-cell table:style-name="ce84" office:value-type="float" office:value="236">
            <text:p>236</text:p>
          </table:table-cell>
          <table:table-cell table:style-name="ce94" table:formula="of:=([.O5]/[.T5])*10" office:value-type="float" office:value="3.5593220338983">
            <text:p>3.559</text:p>
          </table:table-cell>
          <table:table-cell table:style-name="ce94" table:formula="of:=([.Q5]/[.T5])*10" office:value-type="float" office:value="160.169491525424">
            <text:p>160.169</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text:p>
          </table:table-cell>
          <table:table-cell table:style-name="ce56" office:value-type="string">
            <text:p>xsa0107</text:p>
          </table:table-cell>
          <table:table-cell table:style-name="ce56" office:value-type="string">
            <text:p>Trans</text:p>
          </table:table-cell>
          <table:table-cell table:style-name="ce56" office:value-type="string">
            <text:p><text:s/></text:p>
          </table:table-cell>
          <table:table-cell table:style-name="ce56"/>
          <table:table-cell table:number-columns-repeated="2" table:style-name="ce56" office:value-type="string">
            <text:p><text:s/></text:p>
          </table:table-cell>
          <table:table-cell table:style-name="ce56" office:value-type="float" office:value="595">
            <text:p>595</text:p>
          </table:table-cell>
          <table:table-cell table:style-name="ce56" table:formula="of:=[.H6]*0.0002" office:value-type="float" office:value="0.119">
            <text:p>0.12</text:p>
          </table:table-cell>
          <table:table-cell table:style-name="ce56" office:value-type="float" office:value="2">
            <text:p>2</text:p>
          </table:table-cell>
          <table:table-cell table:style-name="ce152" table:formula="of:=INT(( [.J6]-[.I6] ) / 10) * ([.H6] * 0.0375)" office:value-type="float" office:value="0">
            <text:p/>
          </table:table-cell>
          <table:table-cell table:style-name="ce58" table:formula="of:=( [.O6] - [.K6]) / [.H6]" office:value-type="float" office:value="0.141176470588235">
            <text:p>0.141</text:p>
          </table:table-cell>
          <table:table-cell table:style-name="ce118" office:value-type="float" office:value="240">
            <text:p>240</text:p>
          </table:table-cell>
          <table:table-cell table:style-name="ce56" office:value-type="string">
            <text:p><text:s/></text:p>
          </table:table-cell>
          <table:table-cell table:style-name="ce56" office:value-type="float" office:value="84">
            <text:p>84</text:p>
          </table:table-cell>
          <table:table-cell table:style-name="ce58" table:formula="of:=[.O6]/[.H6]" office:value-type="float" office:value="0.141176470588235">
            <text:p>0.141</text:p>
          </table:table-cell>
          <table:table-cell table:style-name="ce56" office:value-type="float" office:value="3780">
            <text:p>3780</text:p>
          </table:table-cell>
          <table:table-cell table:style-name="ce58" table:formula="of:=[.D6]/[.Q6]" office:value-type="float" office:value="0">
            <text:p>0.000</text:p>
          </table:table-cell>
          <table:table-cell table:style-name="ce56" table:formula="of:=(([.O6]*10)+[.Q6])/[.D6]" office:value-type="float" office:value="0">
            <text:p>#DIV/0!</text:p>
          </table:table-cell>
          <table:table-cell table:style-name="ce56" office:value-type="float" office:value="236">
            <text:p>236</text:p>
          </table:table-cell>
          <table:table-cell table:style-name="ce58" table:formula="of:=([.O6]/[.T6])*10" office:value-type="float" office:value="3.5593220338983">
            <text:p>3.559</text:p>
          </table:table-cell>
          <table:table-cell table:style-name="ce58" table:formula="of:=([.Q6]/[.T6])*10" office:value-type="float" office:value="160.169491525424">
            <text:p>160.169</text:p>
          </table:table-cell>
          <table:table-cell table:style-name="ce56" office:value-type="float" office:value="12.5">
            <text:p>12.5</text:p>
          </table:table-cell>
          <table:table-cell table:style-name="ce55" table:number-columns-repeated="1001"/>
        </table:table-row>
        <table:table-row table:style-name="ro1">
          <table:table-cell table:style-name="ce155"/>
          <table:table-cell table:number-columns-repeated="5"/>
          <table:table-cell table:style-name="Default" table:number-columns-repeated="5"/>
          <table:table-cell table:number-columns-repeated="1013"/>
        </table:table-row>
        <table:table-row table:style-name="ro2">
          <table:table-cell table:style-name="ce109" office:value-type="string">
            <text:p>Aluminar</text:p>
          </table:table-cell>
          <table:table-cell table:style-name="ce110" office:value-type="string">
            <text:p>uaa0104</text:p>
          </table:table-cell>
          <table:table-cell table:style-name="ce110" office:value-type="string">
            <text:p>Trans</text:p>
          </table:table-cell>
          <table:table-cell table:style-name="ce110" office:value-type="float" office:value="30">
            <text:p>30</text:p>
          </table:table-cell>
          <table:table-cell table:style-name="ce110"/>
          <table:table-cell table:style-name="ce110" office:value-type="float" office:value="72">
            <text:p>72</text:p>
          </table:table-cell>
          <table:table-cell table:style-name="ce110" office:value-type="float" office:value="30">
            <text:p>30</text:p>
          </table:table-cell>
          <table:table-cell table:style-name="ce110" office:value-type="float" office:value="2250">
            <text:p>2250</text:p>
          </table:table-cell>
          <table:table-cell table:style-name="ce110" table:formula="of:=[.H8]*0.0002" office:value-type="float" office:value="0.45">
            <text:p>0.45</text:p>
          </table:table-cell>
          <table:table-cell table:style-name="ce110" office:value-type="float" office:value="6">
            <text:p>6</text:p>
          </table:table-cell>
          <table:table-cell table:style-name="ce160" table:formula="of:=INT(( [.J8]-[.I8] ) / 10) * ([.H8] * 0.0375)" office:value-type="float" office:value="0">
            <text:p/>
          </table:table-cell>
          <table:table-cell table:style-name="ce113" table:formula="of:=( [.O8] - [.K8]) / [.H8]" office:value-type="float" office:value="0.162222222222222">
            <text:p>0.162</text:p>
          </table:table-cell>
          <table:table-cell table:style-name="ce116" office:value-type="float" office:value="300">
            <text:p>300</text:p>
          </table:table-cell>
          <table:table-cell table:style-name="ce110" office:value-type="string">
            <text:p><text:s/></text:p>
          </table:table-cell>
          <table:table-cell table:style-name="ce110" office:value-type="float" office:value="365">
            <text:p>365</text:p>
          </table:table-cell>
          <table:table-cell table:style-name="ce113" table:formula="of:=[.O8]/[.H8]" office:value-type="float" office:value="0.162222222222222">
            <text:p>0.162</text:p>
          </table:table-cell>
          <table:table-cell table:style-name="ce110" office:value-type="float" office:value="12900">
            <text:p>12900</text:p>
          </table:table-cell>
          <table:table-cell table:style-name="ce113" table:formula="of:=([.D8]+[.F8])/[.Q8]" office:value-type="float" office:value="0.00790697674418605">
            <text:p>0.008</text:p>
          </table:table-cell>
          <table:table-cell table:style-name="ce110" table:formula="of:=(([.O8]*10)+[.Q8])/([.D8]+[.F8])" office:value-type="float" office:value="162.254901960784">
            <text:p>162.25</text:p>
          </table:table-cell>
          <table:table-cell table:style-name="ce110" office:value-type="float" office:value="390">
            <text:p>390</text:p>
          </table:table-cell>
          <table:table-cell table:style-name="ce113" table:formula="of:=([.O8]/[.T8])*10" office:value-type="float" office:value="9.35897435897436">
            <text:p>9.359</text:p>
          </table:table-cell>
          <table:table-cell table:style-name="ce113" table:formula="of:=([.Q8]/[.T8])*10" office:value-type="float" office:value="330.769230769231">
            <text:p>330.7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Star Lifter</text:p>
          </table:table-cell>
          <table:table-cell table:style-name="ce82" office:value-type="string">
            <text:p>uea0104</text:p>
          </table:table-cell>
          <table:table-cell table:style-name="ce82" office:value-type="string">
            <text:p>Trans</text:p>
          </table:table-cell>
          <table:table-cell table:style-name="ce82" office:value-type="float" office:value="30">
            <text:p>30</text:p>
          </table:table-cell>
          <table:table-cell table:style-name="ce82"/>
          <table:table-cell table:style-name="ce82" office:value-type="float" office:value="80">
            <text:p>80</text:p>
          </table:table-cell>
          <table:table-cell table:style-name="ce82" office:value-type="float" office:value="30">
            <text:p>30</text:p>
          </table:table-cell>
          <table:table-cell table:style-name="ce82" office:value-type="float" office:value="2400">
            <text:p>2400</text:p>
          </table:table-cell>
          <table:table-cell table:style-name="ce82" table:formula="of:=[.H9]*0.0002" office:value-type="float" office:value="0.48">
            <text:p>0.48</text:p>
          </table:table-cell>
          <table:table-cell table:style-name="ce82" office:value-type="float" office:value="6">
            <text:p>6</text:p>
          </table:table-cell>
          <table:table-cell table:style-name="ce148" table:formula="of:=INT(( [.J9]-[.I9] ) / 10) * ([.H9] * 0.0375)" office:value-type="float" office:value="0">
            <text:p/>
          </table:table-cell>
          <table:table-cell table:style-name="ce92" table:formula="of:=( [.O9] - [.K9]) / [.H9]" office:value-type="float" office:value="0.158333333333333">
            <text:p>0.158</text:p>
          </table:table-cell>
          <table:table-cell table:style-name="ce106" office:value-type="float" office:value="300">
            <text:p>300</text:p>
          </table:table-cell>
          <table:table-cell table:style-name="ce82" office:value-type="string">
            <text:p><text:s/></text:p>
          </table:table-cell>
          <table:table-cell table:style-name="ce82" office:value-type="float" office:value="380">
            <text:p>380</text:p>
          </table:table-cell>
          <table:table-cell table:style-name="ce92" table:formula="of:=[.O9]/[.H9]" office:value-type="float" office:value="0.158333333333333">
            <text:p>0.158</text:p>
          </table:table-cell>
          <table:table-cell table:style-name="ce82" office:value-type="float" office:value="13200">
            <text:p>13200</text:p>
          </table:table-cell>
          <table:table-cell table:style-name="ce92" table:formula="of:=([.D9]+[.F9])/[.Q9]" office:value-type="float" office:value="0.00833333333333333">
            <text:p>0.008</text:p>
          </table:table-cell>
          <table:table-cell table:style-name="ce82" table:formula="of:=(([.O9]*10)+[.Q9])/([.D9]+[.F9])" office:value-type="float" office:value="154.545454545455">
            <text:p>154.55</text:p>
          </table:table-cell>
          <table:table-cell table:style-name="ce82" office:value-type="float" office:value="390">
            <text:p>390</text:p>
          </table:table-cell>
          <table:table-cell table:style-name="ce92" table:formula="of:=([.O9]/[.T9])*10" office:value-type="float" office:value="9.74358974358974">
            <text:p>9.744</text:p>
          </table:table-cell>
          <table:table-cell table:style-name="ce92" table:formula="of:=([.Q9]/[.T9])*10" office:value-type="float" office:value="338.461538461538">
            <text:p>338.462</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Dragon Fly</text:p>
          </table:table-cell>
          <table:table-cell table:style-name="ce84" office:value-type="string">
            <text:p>ura0104</text:p>
          </table:table-cell>
          <table:table-cell table:style-name="ce84" office:value-type="string">
            <text:p>Trans</text:p>
          </table:table-cell>
          <table:table-cell table:style-name="ce84" office:value-type="float" office:value="30">
            <text:p>30</text:p>
          </table:table-cell>
          <table:table-cell table:style-name="ce84"/>
          <table:table-cell table:style-name="ce84" office:value-type="float" office:value="72">
            <text:p>72</text:p>
          </table:table-cell>
          <table:table-cell table:style-name="ce84" office:value-type="float" office:value="30">
            <text:p>30</text:p>
          </table:table-cell>
          <table:table-cell table:style-name="ce84" office:value-type="float" office:value="2250">
            <text:p>2250</text:p>
          </table:table-cell>
          <table:table-cell table:style-name="ce84" table:formula="of:=[.H10]*0.0002" office:value-type="float" office:value="0.45">
            <text:p>0.45</text:p>
          </table:table-cell>
          <table:table-cell table:style-name="ce84" office:value-type="float" office:value="9">
            <text:p>9</text:p>
          </table:table-cell>
          <table:table-cell table:style-name="ce151" table:formula="of:=INT(( [.J10]-[.I10] ) / 10) * ([.H10] * 0.0375)" office:value-type="float" office:value="0">
            <text:p/>
          </table:table-cell>
          <table:table-cell table:style-name="ce94" table:formula="of:=( [.O10] - [.K10]) / [.H10]" office:value-type="float" office:value="0.168888888888889">
            <text:p>0.169</text:p>
          </table:table-cell>
          <table:table-cell table:style-name="ce117" office:value-type="float" office:value="300">
            <text:p>300</text:p>
          </table:table-cell>
          <table:table-cell table:style-name="ce84" office:value-type="string">
            <text:p>Stealth</text:p>
          </table:table-cell>
          <table:table-cell table:style-name="ce84" office:value-type="float" office:value="380">
            <text:p>380</text:p>
          </table:table-cell>
          <table:table-cell table:style-name="ce94" table:formula="of:=[.O10]/[.H10]" office:value-type="float" office:value="0.168888888888889">
            <text:p>0.169</text:p>
          </table:table-cell>
          <table:table-cell table:style-name="ce84" office:value-type="float" office:value="13200">
            <text:p>13200</text:p>
          </table:table-cell>
          <table:table-cell table:style-name="ce94" table:formula="of:=([.D10]+[.F10])/[.Q10]" office:value-type="float" office:value="0.00772727272727273">
            <text:p>0.008</text:p>
          </table:table-cell>
          <table:table-cell table:style-name="ce84" table:formula="of:=(([.O10]*10)+[.Q10])/([.D10]+[.F10])" office:value-type="float" office:value="166.666666666667">
            <text:p>166.67</text:p>
          </table:table-cell>
          <table:table-cell table:style-name="ce84" office:value-type="float" office:value="390">
            <text:p>390</text:p>
          </table:table-cell>
          <table:table-cell table:style-name="ce94" table:formula="of:=([.O10]/[.T10])*10" office:value-type="float" office:value="9.74358974358974">
            <text:p>9.744</text:p>
          </table:table-cell>
          <table:table-cell table:style-name="ce94" table:formula="of:=([.Q10]/[.T10])*10" office:value-type="float" office:value="338.461538461538">
            <text:p>338.462</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ala</text:p>
          </table:table-cell>
          <table:table-cell table:style-name="ce56" office:value-type="string">
            <text:p>xsa0104</text:p>
          </table:table-cell>
          <table:table-cell table:style-name="ce56" office:value-type="string">
            <text:p>Trans</text:p>
          </table:table-cell>
          <table:table-cell table:style-name="ce56" office:value-type="float" office:value="36">
            <text:p>36</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2450">
            <text:p>2450</text:p>
          </table:table-cell>
          <table:table-cell table:style-name="ce56" table:formula="of:=[.H11]*0.0002" office:value-type="float" office:value="0.49">
            <text:p>0.49</text:p>
          </table:table-cell>
          <table:table-cell table:style-name="ce56" office:value-type="float" office:value="6">
            <text:p>6</text:p>
          </table:table-cell>
          <table:table-cell table:style-name="ce152" table:formula="of:=INT(( [.J11]-[.I11] ) / 10) * ([.H11] * 0.0375)" office:value-type="float" office:value="0">
            <text:p/>
          </table:table-cell>
          <table:table-cell table:style-name="ce58" table:formula="of:=( [.O11] - [.K11]) / [.H11]" office:value-type="float" office:value="0.155102040816327">
            <text:p>0.155</text:p>
          </table:table-cell>
          <table:table-cell table:style-name="ce118" office:value-type="float" office:value="300">
            <text:p>300</text:p>
          </table:table-cell>
          <table:table-cell table:style-name="ce56" office:value-type="string">
            <text:p><text:s/></text:p>
          </table:table-cell>
          <table:table-cell table:style-name="ce56" office:value-type="float" office:value="380">
            <text:p>380</text:p>
          </table:table-cell>
          <table:table-cell table:style-name="ce58" table:formula="of:=[.O11]/[.H11]" office:value-type="float" office:value="0.155102040816327">
            <text:p>0.155</text:p>
          </table:table-cell>
          <table:table-cell table:style-name="ce56" office:value-type="float" office:value="13200">
            <text:p>13200</text:p>
          </table:table-cell>
          <table:table-cell table:style-name="ce58" table:formula="of:=([.D11]+[.F11])/[.Q11]" office:value-type="float" office:value="0.00727272727272727">
            <text:p>0.007</text:p>
          </table:table-cell>
          <table:table-cell table:style-name="ce56" table:formula="of:=(([.O11]*10)+[.Q11])/([.D11]+[.F11])" office:value-type="float" office:value="177.083333333333">
            <text:p>177.08</text:p>
          </table:table-cell>
          <table:table-cell table:style-name="ce56" office:value-type="float" office:value="390">
            <text:p>390</text:p>
          </table:table-cell>
          <table:table-cell table:style-name="ce58" table:formula="of:=([.O11]/[.T11])*10" office:value-type="float" office:value="9.74358974358974">
            <text:p>9.744</text:p>
          </table:table-cell>
          <table:table-cell table:style-name="ce58" table:formula="of:=([.Q11]/[.T11])*10" office:value-type="float" office:value="338.461538461538">
            <text:p>338.462</text:p>
          </table:table-cell>
          <table:table-cell table:style-name="ce56" office:value-type="float" office:value="12.5">
            <text:p>12.5</text:p>
          </table:table-cell>
          <table:table-cell table:style-name="ce55" table:number-columns-repeated="1001"/>
        </table:table-row>
        <table:table-row table:style-name="ro2">
          <table:table-cell table:number-columns-repeated="1024"/>
        </table:table-row>
        <table:table-row table:style-name="ro2">
          <table:table-cell table:style-name="ce109" office:value-type="string">
            <text:p>Illuminate</text:p>
          </table:table-cell>
          <table:table-cell table:style-name="ce110" office:value-type="string">
            <text:p>baa0309</text:p>
          </table:table-cell>
          <table:table-cell table:style-name="ce110" office:value-type="string">
            <text:p>Trans</text:p>
          </table:table-cell>
          <table:table-cell table:style-name="ce110" office:value-type="float" office:value="90">
            <text:p>90</text:p>
          </table:table-cell>
          <table:table-cell table:style-name="ce110"/>
          <table:table-cell table:style-name="ce110" office:value-type="float" office:value="240">
            <text:p>240</text:p>
          </table:table-cell>
          <table:table-cell table:style-name="ce110" office:value-type="float" office:value="36">
            <text:p>36</text:p>
          </table:table-cell>
          <table:table-cell table:style-name="ce110" office:value-type="float" office:value="5900">
            <text:p>5900</text:p>
          </table:table-cell>
          <table:table-cell table:style-name="ce110" table:formula="of:=[.H13]*0.0002" office:value-type="float" office:value="1.18">
            <text:p>1.18</text:p>
          </table:table-cell>
          <table:table-cell table:style-name="ce110" office:value-type="float" office:value="15">
            <text:p>15</text:p>
          </table:table-cell>
          <table:table-cell table:style-name="ce160" table:formula="of:=INT(( [.J13]-[.I13] ) / 10) * ([.H13] * 0.0375)" office:value-type="float" office:value="221.25">
            <text:p>221</text:p>
          </table:table-cell>
          <table:table-cell table:style-name="ce113" table:formula="of:=( [.O13] - [.K13]) / [.H13]" office:value-type="float" office:value="0.219279661016949">
            <text:p>0.219</text:p>
          </table:table-cell>
          <table:table-cell table:style-name="ce116" office:value-type="float" office:value="800">
            <text:p>800</text:p>
          </table:table-cell>
          <table:table-cell table:style-name="ce110" office:value-type="float" office:value="60">
            <text:p>60</text:p>
          </table:table-cell>
          <table:table-cell table:style-name="ce110" office:value-type="float" office:value="1515">
            <text:p>1515</text:p>
          </table:table-cell>
          <table:table-cell table:style-name="ce113" table:formula="of:=[.O13]/[.H13]" office:value-type="float" office:value="0.256779661016949">
            <text:p>0.257</text:p>
          </table:table-cell>
          <table:table-cell table:style-name="ce110" office:value-type="float" office:value="34800">
            <text:p>34800</text:p>
          </table:table-cell>
          <table:table-cell table:style-name="ce113" table:formula="of:=([.D13]+[.F13])/[.Q13]" office:value-type="float" office:value="0.00948275862068966">
            <text:p>0.009</text:p>
          </table:table-cell>
          <table:table-cell table:style-name="ce110" table:formula="of:=(([.O13]*10)+[.Q13])/([.D13]+[.F13])" office:value-type="float" office:value="151.363636363636">
            <text:p>151.36</text:p>
          </table:table-cell>
          <table:table-cell table:style-name="ce110" office:value-type="float" office:value="685">
            <text:p>685</text:p>
          </table:table-cell>
          <table:table-cell table:style-name="ce113" table:formula="of:=([.O13]/[.T13])*10" office:value-type="float" office:value="22.1167883211679">
            <text:p>22.117</text:p>
          </table:table-cell>
          <table:table-cell table:style-name="ce113" table:formula="of:=([.Q13]/[.T13])*10" office:value-type="float" office:value="508.029197080292">
            <text:p>508.029</text:p>
          </table:table-cell>
          <table:table-cell table:style-name="ce110" office:value-type="float" office:value="14">
            <text:p>14</text:p>
          </table:table-cell>
          <table:table-cell table:style-name="ce109" table:number-columns-repeated="1001"/>
        </table:table-row>
        <table:table-row table:style-name="ro2">
          <table:table-cell table:style-name="ce78" office:value-type="string">
            <text:p>Continental</text:p>
          </table:table-cell>
          <table:table-cell table:style-name="ce82" office:value-type="string">
            <text:p>xea0306</text:p>
          </table:table-cell>
          <table:table-cell table:style-name="ce82" office:value-type="string">
            <text:p>Trans</text:p>
          </table:table-cell>
          <table:table-cell table:style-name="ce82" office:value-type="float" office:value="48">
            <text:p>48</text:p>
          </table:table-cell>
          <table:table-cell table:style-name="ce82"/>
          <table:table-cell table:style-name="ce82" office:value-type="float" office:value="300">
            <text:p>300</text:p>
          </table:table-cell>
          <table:table-cell table:style-name="ce82" office:value-type="float" office:value="45">
            <text:p>45</text:p>
          </table:table-cell>
          <table:table-cell table:style-name="ce82" office:value-type="float" office:value="9050">
            <text:p>9050</text:p>
          </table:table-cell>
          <table:table-cell table:style-name="ce82" table:formula="of:=[.H14]*0.0002" office:value-type="float" office:value="1.81">
            <text:p>1.81</text:p>
          </table:table-cell>
          <table:table-cell table:style-name="ce82" office:value-type="float" office:value="15">
            <text:p>15</text:p>
          </table:table-cell>
          <table:table-cell table:style-name="ce148" table:formula="of:=INT(( [.J14]-[.I14] ) / 10) * ([.H14] * 0.0375)" office:value-type="float" office:value="339.375">
            <text:p>339</text:p>
          </table:table-cell>
          <table:table-cell table:style-name="ce92" table:formula="of:=( [.O14] - [.K14]) / [.H14]" office:value-type="float" office:value="0.142058011049724">
            <text:p>0.142</text:p>
          </table:table-cell>
          <table:table-cell table:style-name="ce106" office:value-type="float" office:value="800">
            <text:p>800</text:p>
          </table:table-cell>
          <table:table-cell table:style-name="ce82" office:value-type="string">
            <text:p>Shield</text:p>
          </table:table-cell>
          <table:table-cell table:style-name="ce82" office:value-type="float" office:value="1625">
            <text:p>1625</text:p>
          </table:table-cell>
          <table:table-cell table:style-name="ce92" table:formula="of:=[.O14]/[.H14]" office:value-type="float" office:value="0.179558011049724">
            <text:p>0.180</text:p>
          </table:table-cell>
          <table:table-cell table:style-name="ce82" office:value-type="float" office:value="37950">
            <text:p>37950</text:p>
          </table:table-cell>
          <table:table-cell table:style-name="ce92" table:formula="of:=([.D14]+[.F14])/[.Q14]" office:value-type="float" office:value="0.0091699604743083">
            <text:p>0.009</text:p>
          </table:table-cell>
          <table:table-cell table:style-name="ce82" table:formula="of:=(([.O14]*10)+[.Q14])/([.D14]+[.F14])" office:value-type="float" office:value="155.747126436782">
            <text:p>155.75</text:p>
          </table:table-cell>
          <table:table-cell table:style-name="ce82" office:value-type="float" office:value="735">
            <text:p>735</text:p>
          </table:table-cell>
          <table:table-cell table:style-name="ce92" table:formula="of:=([.O14]/[.T14])*10" office:value-type="float" office:value="22.108843537415">
            <text:p>22.109</text:p>
          </table:table-cell>
          <table:table-cell table:style-name="ce92" table:formula="of:=([.Q14]/[.T14])*10" office:value-type="float" office:value="516.326530612245">
            <text:p>516.327</text:p>
          </table:table-cell>
          <table:table-cell table:style-name="ce82" office:value-type="float" office:value="12.5">
            <text:p>12.5</text:p>
          </table:table-cell>
          <table:table-cell table:style-name="ce78" table:number-columns-repeated="1001"/>
        </table:table-row>
        <table:table-row table:style-name="ro2">
          <table:table-cell table:style-name="ce80" office:value-type="string">
            <text:p>Vanisher</text:p>
          </table:table-cell>
          <table:table-cell table:style-name="ce84" office:value-type="string">
            <text:p>bra0309</text:p>
          </table:table-cell>
          <table:table-cell table:style-name="ce84" office:value-type="string">
            <text:p>Trans</text:p>
          </table:table-cell>
          <table:table-cell table:style-name="ce84" office:value-type="float" office:value="90">
            <text:p>90</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5]*0.0002" office:value-type="float" office:value="1.25">
            <text:p>1.25</text:p>
          </table:table-cell>
          <table:table-cell table:style-name="ce84" office:value-type="float" office:value="15">
            <text:p>15</text:p>
          </table:table-cell>
          <table:table-cell table:style-name="ce151" table:formula="of:=INT(( [.J15]-[.I15] ) / 10) * ([.H15] * 0.0375)" office:value-type="float" office:value="234.375">
            <text:p>234</text:p>
          </table:table-cell>
          <table:table-cell table:style-name="ce94" table:formula="of:=( [.O15] - [.K15]) / [.H15]" office:value-type="float" office:value="0.2105">
            <text:p>0.211</text:p>
          </table:table-cell>
          <table:table-cell table:style-name="ce117" office:value-type="float" office:value="800">
            <text:p>800</text:p>
          </table:table-cell>
          <table:table-cell table:style-name="ce84" office:value-type="string">
            <text:p>Cloak</text:p>
          </table:table-cell>
          <table:table-cell table:style-name="ce84" office:value-type="float" office:value="1550">
            <text:p>1550</text:p>
          </table:table-cell>
          <table:table-cell table:style-name="ce94" table:formula="of:=[.O15]/[.H15]" office:value-type="float" office:value="0.248">
            <text:p>0.248</text:p>
          </table:table-cell>
          <table:table-cell table:style-name="ce84" office:value-type="float" office:value="37900">
            <text:p>37900</text:p>
          </table:table-cell>
          <table:table-cell table:style-name="ce94" table:formula="of:=([.D15]+[.F15])/[.Q15]" office:value-type="float" office:value="0.00870712401055409">
            <text:p>0.009</text:p>
          </table:table-cell>
          <table:table-cell table:style-name="ce84" table:formula="of:=(([.O15]*10)+[.Q15])/([.D15]+[.F15])" office:value-type="float" office:value="161.818181818182">
            <text:p>161.82</text:p>
          </table:table-cell>
          <table:table-cell table:style-name="ce84" office:value-type="float" office:value="737.5">
            <text:p>737.5</text:p>
          </table:table-cell>
          <table:table-cell table:style-name="ce94" table:formula="of:=([.O15]/[.T15])*10" office:value-type="float" office:value="21.0169491525424">
            <text:p>21.017</text:p>
          </table:table-cell>
          <table:table-cell table:style-name="ce94" table:formula="of:=([.Q15]/[.T15])*10" office:value-type="float" office:value="513.898305084746">
            <text:p>513.898</text:p>
          </table:table-cell>
          <table:table-cell table:style-name="ce84" office:value-type="float" office:value="13">
            <text:p>13</text:p>
          </table:table-cell>
          <table:table-cell table:style-name="ce80" table:number-columns-repeated="1001"/>
        </table:table-row>
        <table:table-row table:style-name="ro2">
          <table:table-cell table:style-name="ce80" office:value-type="string">
            <text:p>Night Skimmer</text:p>
          </table:table-cell>
          <table:table-cell table:style-name="ce84" office:value-type="string">
            <text:p>sra0306</text:p>
          </table:table-cell>
          <table:table-cell table:style-name="ce84" office:value-type="string">
            <text:p>Trans</text:p>
          </table:table-cell>
          <table:table-cell table:style-name="ce84" office:value-type="float" office:value="75">
            <text:p>75</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6]*0.0002" office:value-type="float" office:value="1.25">
            <text:p>1.25</text:p>
          </table:table-cell>
          <table:table-cell table:style-name="ce84" office:value-type="float" office:value="15">
            <text:p>15</text:p>
          </table:table-cell>
          <table:table-cell table:style-name="ce151" table:formula="of:=INT(( [.J16]-[.I16] ) / 10) * ([.H16] * 0.0375)" office:value-type="float" office:value="234.375">
            <text:p>234</text:p>
          </table:table-cell>
          <table:table-cell table:style-name="ce94" table:formula="of:=( [.O16] - [.K16]) / [.H16]" office:value-type="float" office:value="0.2049">
            <text:p>0.205</text:p>
          </table:table-cell>
          <table:table-cell table:style-name="ce117" office:value-type="float" office:value="800">
            <text:p>800</text:p>
          </table:table-cell>
          <table:table-cell table:style-name="ce84" office:value-type="string">
            <text:p>Stealth</text:p>
          </table:table-cell>
          <table:table-cell table:style-name="ce84" office:value-type="float" office:value="1515">
            <text:p>1515</text:p>
          </table:table-cell>
          <table:table-cell table:style-name="ce94" table:formula="of:=[.O16]/[.H16]" office:value-type="float" office:value="0.2424">
            <text:p>0.242</text:p>
          </table:table-cell>
          <table:table-cell table:style-name="ce84" office:value-type="float" office:value="35000">
            <text:p>35000</text:p>
          </table:table-cell>
          <table:table-cell table:style-name="ce94" table:formula="of:=([.D16]+[.F16])/[.Q16]" office:value-type="float" office:value="0.009">
            <text:p>0.009</text:p>
          </table:table-cell>
          <table:table-cell table:style-name="ce84" table:formula="of:=(([.O16]*10)+[.Q16])/([.D16]+[.F16])" office:value-type="float" office:value="159.206349206349">
            <text:p>159.21</text:p>
          </table:table-cell>
          <table:table-cell table:style-name="ce84" office:value-type="float" office:value="700">
            <text:p>700</text:p>
          </table:table-cell>
          <table:table-cell table:style-name="ce94" table:formula="of:=([.O16]/[.T16])*10" office:value-type="float" office:value="21.6428571428571">
            <text:p>21.643</text:p>
          </table:table-cell>
          <table:table-cell table:style-name="ce94" table:formula="of:=([.Q16]/[.T16])*10" office:value-type="float" office:value="500">
            <text:p>500.000</text:p>
          </table:table-cell>
          <table:table-cell table:style-name="ce84" office:value-type="float" office:value="12.5">
            <text:p>12.5</text:p>
          </table:table-cell>
          <table:table-cell table:style-name="ce80" table:number-columns-repeated="1001"/>
        </table:table-row>
        <table:table-row table:style-name="ro2">
          <table:table-cell table:style-name="ce55" office:value-type="string">
            <text:p>Vishathal</text:p>
          </table:table-cell>
          <table:table-cell table:style-name="ce56" office:value-type="string">
            <text:p>bsa0309</text:p>
          </table:table-cell>
          <table:table-cell table:style-name="ce56" office:value-type="string">
            <text:p>Trans</text:p>
          </table:table-cell>
          <table:table-cell table:style-name="ce56" office:value-type="float" office:value="80">
            <text:p>80</text:p>
          </table:table-cell>
          <table:table-cell table:style-name="ce56"/>
          <table:table-cell table:style-name="ce56" office:value-type="float" office:value="300">
            <text:p>300</text:p>
          </table:table-cell>
          <table:table-cell table:style-name="ce56" office:value-type="float" office:value="38">
            <text:p>38</text:p>
          </table:table-cell>
          <table:table-cell table:style-name="ce56" office:value-type="float" office:value="5900">
            <text:p>5900</text:p>
          </table:table-cell>
          <table:table-cell table:style-name="ce56" table:formula="of:=[.H17]*0.0002" office:value-type="float" office:value="1.18">
            <text:p>1.18</text:p>
          </table:table-cell>
          <table:table-cell table:style-name="ce56" office:value-type="float" office:value="15">
            <text:p>15</text:p>
          </table:table-cell>
          <table:table-cell table:style-name="ce152" table:formula="of:=INT(( [.J17]-[.I17] ) / 10) * ([.H17] * 0.0375)" office:value-type="float" office:value="221.25">
            <text:p>221</text:p>
          </table:table-cell>
          <table:table-cell table:style-name="ce58" table:formula="of:=( [.O17] - [.K17]) / [.H17]" office:value-type="float" office:value="0.22521186440678">
            <text:p>0.225</text:p>
          </table:table-cell>
          <table:table-cell table:style-name="ce118" office:value-type="float" office:value="800">
            <text:p>800</text:p>
          </table:table-cell>
          <table:table-cell table:style-name="ce56" office:value-type="string">
            <text:p>Lambda</text:p>
          </table:table-cell>
          <table:table-cell table:style-name="ce56" office:value-type="float" office:value="1550">
            <text:p>1550</text:p>
          </table:table-cell>
          <table:table-cell table:style-name="ce58" table:formula="of:=[.O17]/[.H17]" office:value-type="float" office:value="0.26271186440678">
            <text:p>0.263</text:p>
          </table:table-cell>
          <table:table-cell table:style-name="ce56" office:value-type="float" office:value="37950">
            <text:p>37950</text:p>
          </table:table-cell>
          <table:table-cell table:style-name="ce58" table:formula="of:=([.D17]+[.F17])/[.Q17]" office:value-type="float" office:value="0.0100131752305665">
            <text:p>0.010</text:p>
          </table:table-cell>
          <table:table-cell table:style-name="ce56" table:formula="of:=(([.O17]*10)+[.Q17])/([.D17]+[.F17])" office:value-type="float" office:value="140.657894736842">
            <text:p>140.66</text:p>
          </table:table-cell>
          <table:table-cell table:style-name="ce56" office:value-type="float" office:value="735">
            <text:p>735</text:p>
          </table:table-cell>
          <table:table-cell table:style-name="ce58" table:formula="of:=([.O17]/[.T17])*10" office:value-type="float" office:value="21.0884353741497">
            <text:p>21.088</text:p>
          </table:table-cell>
          <table:table-cell table:style-name="ce58" table:formula="of:=([.Q17]/[.T17])*10" office:value-type="float" office:value="516.326530612245">
            <text:p>516.327</text:p>
          </table:table-cell>
          <table:table-cell table:style-name="ce56" office:value-type="float" office:value="13">
            <text:p>13</text:p>
          </table:table-cell>
          <table:table-cell table:style-name="ce55" table:number-columns-repeated="1001"/>
        </table:table-row>
        <table:table-row table:style-name="ro2">
          <table:table-cell table:style-name="ce55" office:value-type="string">
            <text:p>Vishuum</text:p>
          </table:table-cell>
          <table:table-cell table:style-name="ce56" office:value-type="string">
            <text:p>ssa0306</text:p>
          </table:table-cell>
          <table:table-cell table:style-name="ce56" office:value-type="string">
            <text:p>Trans</text:p>
          </table:table-cell>
          <table:table-cell table:style-name="ce56" office:value-type="float" office:value="70">
            <text:p>70</text:p>
          </table:table-cell>
          <table:table-cell table:style-name="ce56"/>
          <table:table-cell table:style-name="ce56" office:value-type="float" office:value="150">
            <text:p>150</text:p>
          </table:table-cell>
          <table:table-cell table:style-name="ce56" office:value-type="float" office:value="38">
            <text:p>38</text:p>
          </table:table-cell>
          <table:table-cell table:style-name="ce56" office:value-type="float" office:value="8000">
            <text:p>8000</text:p>
          </table:table-cell>
          <table:table-cell table:style-name="ce56" table:formula="of:=[.H18]*0.0002" office:value-type="float" office:value="1.6">
            <text:p>1.6</text:p>
          </table:table-cell>
          <table:table-cell table:style-name="ce56" office:value-type="float" office:value="15">
            <text:p>15</text:p>
          </table:table-cell>
          <table:table-cell table:style-name="ce152" table:formula="of:=INT(( [.J18]-[.I18] ) / 10) * ([.H18] * 0.0375)" office:value-type="float" office:value="300">
            <text:p>300</text:p>
          </table:table-cell>
          <table:table-cell table:style-name="ce58" table:formula="of:=( [.O18] - [.K18]) / [.H18]" office:value-type="float" office:value="0.165625">
            <text:p>0.166</text:p>
          </table:table-cell>
          <table:table-cell table:style-name="ce118" office:value-type="float" office:value="800">
            <text:p>800</text:p>
          </table:table-cell>
          <table:table-cell table:style-name="ce56" office:value-type="string">
            <text:p>Shield</text:p>
          </table:table-cell>
          <table:table-cell table:style-name="ce56" office:value-type="float" office:value="1625">
            <text:p>1625</text:p>
          </table:table-cell>
          <table:table-cell table:style-name="ce58" table:formula="of:=[.O18]/[.H18]" office:value-type="float" office:value="0.203125">
            <text:p>0.203</text:p>
          </table:table-cell>
          <table:table-cell table:style-name="ce56" office:value-type="float" office:value="40150">
            <text:p>40150</text:p>
          </table:table-cell>
          <table:table-cell table:style-name="ce58" table:formula="of:=([.D18]+[.F18])/[.Q18]" office:value-type="float" office:value="0.00547945205479452">
            <text:p>0.005</text:p>
          </table:table-cell>
          <table:table-cell table:style-name="ce56" table:formula="of:=(([.O18]*10)+[.Q18])/([.D18]+[.F18])" office:value-type="float" office:value="256.363636363636">
            <text:p>256.36</text:p>
          </table:table-cell>
          <table:table-cell table:style-name="ce56" office:value-type="float" office:value="750">
            <text:p>750</text:p>
          </table:table-cell>
          <table:table-cell table:style-name="ce58" table:formula="of:=([.O18]/[.T18])*10" office:value-type="float" office:value="21.6666666666667">
            <text:p>21.667</text:p>
          </table:table-cell>
          <table:table-cell table:style-name="ce58" table:formula="of:=([.Q18]/[.T18])*10" office:value-type="float" office:value="535.333333333333">
            <text:p>535.333</text:p>
          </table:table-cell>
          <table:table-cell table:style-name="ce56" office:value-type="float" office:value="12.5">
            <text:p>12.5</text:p>
          </table:table-cell>
          <table:table-cell table:style-name="ce55" table:number-columns-repeated="1001"/>
        </table:table-row>
        <table:table-row table:style-name="ro2">
          <table:table-cell table:style-name="ce5"/>
          <table:table-cell table:style-name="ce17" table:number-columns-repeated="9"/>
          <table:table-cell table:style-name="ce161"/>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Solaris</text:p>
          </table:table-cell>
          <table:table-cell table:style-name="ce110" office:value-type="string">
            <text:p>saa0306</text:p>
          </table:table-cell>
          <table:table-cell table:style-name="ce110" office:value-type="string">
            <text:p>Trans</text:p>
          </table:table-cell>
          <table:table-cell table:style-name="ce110" office:value-type="string">
            <text:p><text:s/></text:p>
          </table:table-cell>
          <table:table-cell table:style-name="ce110"/>
          <table:table-cell table:style-name="ce110" office:value-type="float" office:value="576">
            <text:p>576</text:p>
          </table:table-cell>
          <table:table-cell table:style-name="ce110" office:value-type="float" office:value="48">
            <text:p>48</text:p>
          </table:table-cell>
          <table:table-cell table:style-name="ce110" office:value-type="float" office:value="12600">
            <text:p>12600</text:p>
          </table:table-cell>
          <table:table-cell table:style-name="ce110" table:formula="of:=[.H20]*0.0002" office:value-type="float" office:value="2.52">
            <text:p>2.52</text:p>
          </table:table-cell>
          <table:table-cell table:style-name="ce110" office:value-type="float" office:value="24">
            <text:p>24</text:p>
          </table:table-cell>
          <table:table-cell table:style-name="ce160" table:formula="of:=INT(( [.J20]-[.I20] ) / 10) * ([.H20] * 0.0375)" office:value-type="float" office:value="945">
            <text:p>945</text:p>
          </table:table-cell>
          <table:table-cell table:style-name="ce113" table:formula="of:=( [.O20] - [.K20]) / [.H20]" office:value-type="float" office:value="0.579761904761905">
            <text:p>0.580</text:p>
          </table:table-cell>
          <table:table-cell table:style-name="ce116"/>
          <table:table-cell table:style-name="ce110" office:value-type="string">
            <text:p><text:s/></text:p>
          </table:table-cell>
          <table:table-cell table:style-name="ce110" office:value-type="float" office:value="8250">
            <text:p>8250</text:p>
          </table:table-cell>
          <table:table-cell table:style-name="ce113" table:formula="of:=[.O20]/[.H20]" office:value-type="float" office:value="0.654761904761905">
            <text:p>0.655</text:p>
          </table:table-cell>
          <table:table-cell table:style-name="ce110" office:value-type="float" office:value="102000">
            <text:p>102000</text:p>
          </table:table-cell>
          <table:table-cell table:style-name="ce113" table:formula="of:=([.D20]+[.F20])/[.Q20]" office:value-type="float" office:value="0.00564705882352941">
            <text:p>0.006</text:p>
          </table:table-cell>
          <table:table-cell table:style-name="ce110" table:formula="of:=(([.O20]*10)+[.Q20])/([.D20]+[.F20])" office:value-type="float" office:value="320.3125">
            <text:p>320.31</text:p>
          </table:table-cell>
          <table:table-cell table:style-name="ce110" office:value-type="float" office:value="2950">
            <text:p>2950</text:p>
          </table:table-cell>
          <table:table-cell table:style-name="ce113" table:formula="of:=([.O20]/[.T20])*10" office:value-type="float" office:value="27.9661016949153">
            <text:p>27.966</text:p>
          </table:table-cell>
          <table:table-cell table:style-name="ce113" table:formula="of:=([.Q20]/[.T20])*10" office:value-type="float" office:value="345.762711864407">
            <text:p>345.763</text:p>
          </table:table-cell>
          <table:table-cell table:style-name="ce110" office:value-type="float" office:value="13.5">
            <text:p>13.5</text:p>
          </table:table-cell>
          <table:table-cell table:style-name="ce109" table:number-columns-repeated="1001"/>
        </table:table-row>
        <table:table-row table:style-name="ro2">
          <table:table-cell table:style-name="ce80" office:value-type="string">
            <text:p>Gargantua</text:p>
          </table:table-cell>
          <table:table-cell table:style-name="ce84" office:value-type="string">
            <text:p>bra0409</text:p>
          </table:table-cell>
          <table:table-cell table:style-name="ce84" office:value-type="string">
            <text:p>Trans</text:p>
          </table:table-cell>
          <table:table-cell table:style-name="ce84" office:value-type="float" office:value="1200">
            <text:p>1200</text:p>
          </table:table-cell>
          <table:table-cell table:style-name="ce84"/>
          <table:table-cell table:style-name="ce84" office:value-type="float" office:value="1200">
            <text:p>1200</text:p>
          </table:table-cell>
          <table:table-cell table:style-name="ce84" office:value-type="float" office:value="45">
            <text:p>45</text:p>
          </table:table-cell>
          <table:table-cell table:style-name="ce84" office:value-type="float" office:value="44500">
            <text:p>44500</text:p>
          </table:table-cell>
          <table:table-cell table:style-name="ce84" table:formula="of:=[.H21]*0.0002" office:value-type="float" office:value="8.9">
            <text:p>8.9</text:p>
          </table:table-cell>
          <table:table-cell table:style-name="ce84" office:value-type="float" office:value="28">
            <text:p>28</text:p>
          </table:table-cell>
          <table:table-cell table:style-name="ce151" table:formula="of:=INT(( [.J21]-[.I21] ) / 10) * ([.H21] * 0.0375)" office:value-type="float" office:value="1668.75">
            <text:p>1669</text:p>
          </table:table-cell>
          <table:table-cell table:style-name="ce94" table:formula="of:=( [.O21] - [.K21]) / [.H21]" office:value-type="float" office:value="0.602949438202247">
            <text:p>0.603</text:p>
          </table:table-cell>
          <table:table-cell table:style-name="ce117"/>
          <table:table-cell table:style-name="ce84" office:value-type="float" office:value="128">
            <text:p>128</text:p>
          </table:table-cell>
          <table:table-cell table:style-name="ce84" office:value-type="float" office:value="28500">
            <text:p>28500</text:p>
          </table:table-cell>
          <table:table-cell table:style-name="ce94" table:formula="of:=[.O21]/[.H21]" office:value-type="float" office:value="0.640449438202247">
            <text:p>0.640</text:p>
          </table:table-cell>
          <table:table-cell table:style-name="ce84" office:value-type="float" office:value="605000">
            <text:p>605000</text:p>
          </table:table-cell>
          <table:table-cell table:style-name="ce94" table:formula="of:=([.D21]+[.F21])/[.Q21]" office:value-type="float" office:value="0.00396694214876033">
            <text:p>0.004</text:p>
          </table:table-cell>
          <table:table-cell table:style-name="ce84" table:formula="of:=(([.O21]*10)+[.Q21])/([.D21]+[.F21])" office:value-type="float" office:value="370.833333333333">
            <text:p>370.83</text:p>
          </table:table-cell>
          <table:table-cell table:style-name="ce84" office:value-type="float" office:value="9750">
            <text:p>9750</text:p>
          </table:table-cell>
          <table:table-cell table:style-name="ce94" table:formula="of:=([.O21]/[.T21])*10" office:value-type="float" office:value="29.2307692307692">
            <text:p>29.231</text:p>
          </table:table-cell>
          <table:table-cell table:style-name="ce94" table:formula="of:=([.Q21]/[.T21])*10" office:value-type="float" office:value="620.512820512821">
            <text:p>620.513</text:p>
          </table:table-cell>
          <table:table-cell table:style-name="ce84" office:value-type="float" office:value="13">
            <text:p>13</text:p>
          </table:table-cell>
          <table:table-cell table:style-name="ce8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109" office:value-type="string">
            <text:p>Mercy</text:p>
          </table:table-cell>
          <table:table-cell table:style-name="ce110" office:value-type="string">
            <text:p>daa0206</text:p>
          </table:table-cell>
          <table:table-cell table:style-name="ce110" office:value-type="string">
            <text:p>Suicide</text:p>
          </table:table-cell>
          <table:table-cell table:style-name="ce110" office:value-type="float" office:value="1700">
            <text:p>170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0">
            <text:p>10</text:p>
          </table:table-cell>
          <table:table-cell table:style-name="ce110"/>
          <table:table-cell table:style-name="ce110" office:value-type="string">
            <text:p><text:s/></text:p>
          </table:table-cell>
          <table:table-cell table:style-name="ce160" table:formula="of:=INT(( [.J23]-[.I23] ) / 10) * ([.H23] * 0.0375)" office:value-type="float" office:value="0">
            <text:p/>
          </table:table-cell>
          <table:table-cell table:style-name="ce113" table:formula="of:=( [.O23] - [.K23]) / [.H23]" office:value-type="float" office:value="30">
            <text:p>30.000</text:p>
          </table:table-cell>
          <table:table-cell table:style-name="ce116" office:value-type="float" office:value="110">
            <text:p>110</text:p>
          </table:table-cell>
          <table:table-cell table:style-name="ce110" office:value-type="string">
            <text:p><text:s/></text:p>
          </table:table-cell>
          <table:table-cell table:style-name="ce110" office:value-type="float" office:value="300">
            <text:p>300</text:p>
          </table:table-cell>
          <table:table-cell table:style-name="ce113" table:formula="of:=[.O23]/[.H23]" office:value-type="float" office:value="30">
            <text:p>30.000</text:p>
          </table:table-cell>
          <table:table-cell table:style-name="ce110" office:value-type="float" office:value="6000">
            <text:p>6000</text:p>
          </table:table-cell>
          <table:table-cell table:style-name="ce113" table:formula="of:=([.D23]+[.F23])/[.Q23]" office:value-type="float" office:value="0.283333333333333">
            <text:p>0.283</text:p>
          </table:table-cell>
          <table:table-cell table:style-name="ce110" table:formula="of:=(([.O23]*10)+[.Q23])/([.D23]+[.F23])" office:value-type="float" office:value="5.29411764705882">
            <text:p>5.29</text:p>
          </table:table-cell>
          <table:table-cell table:style-name="ce110" office:value-type="float" office:value="670">
            <text:p>670</text:p>
          </table:table-cell>
          <table:table-cell table:style-name="ce113" table:formula="of:=([.O23]/[.T23])*10" office:value-type="float" office:value="4.47761194029851">
            <text:p>4.478</text:p>
          </table:table-cell>
          <table:table-cell table:style-name="ce113" table:formula="of:=([.Q23]/[.T23])*10" office:value-type="float" office:value="89.5522388059701">
            <text:p>89.552</text:p>
          </table:table-cell>
          <table:table-cell table:style-name="ce110" office:value-type="float" office:value="15">
            <text:p>15</text:p>
          </table:table-cell>
          <table:table-cell table:style-name="ce10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3" table:default-cell-style-name="ce80"/>
        <table:table-column table:style-name="co3" table:number-columns-repeated="2" table:default-cell-style-name="ce84"/>
        <table:table-column table:style-name="co37" table:number-columns-repeated="2" table:default-cell-style-name="ce84"/>
        <table:table-column table:style-name="co16" table:default-cell-style-name="ce84"/>
        <table:table-column table:style-name="co51" table:default-cell-style-name="ce84"/>
        <table:table-column table:style-name="co39" table:default-cell-style-name="ce84"/>
        <table:table-column table:style-name="co69" table:default-cell-style-name="ce84"/>
        <table:table-column table:style-name="co16" table:default-cell-style-name="ce84"/>
        <table:table-column table:style-name="co12" table:default-cell-style-name="ce117"/>
        <table:table-column table:style-name="co70" table:default-cell-style-name="ce84"/>
        <table:table-column table:style-name="co71"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default-cell-style-name="ce84"/>
        <table:table-column table:style-name="co3" table:number-columns-repeated="1001" table:default-cell-style-name="ce80"/>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Mirage</text:p>
          </table:table-cell>
          <table:table-cell table:style-name="ce110" office:value-type="string">
            <text:p>uaa0101</text:p>
          </table:table-cell>
          <table:table-cell table:style-name="ce110" office:value-type="string">
            <text:p>Scout</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80">
            <text:p>80</text:p>
          </table:table-cell>
          <table:table-cell table:style-name="ce110" table:formula="of:=[.H2]*0.0002" office:value-type="float" office:value="0.016">
            <text:p>0.02</text:p>
          </table:table-cell>
          <table:table-cell table:style-name="ce110" office:value-type="float" office:value="0.1">
            <text:p>0.1</text:p>
          </table:table-cell>
          <table:table-cell table:style-name="ce116" office:value-type="float" office:value="750">
            <text:p>750</text:p>
          </table:table-cell>
          <table:table-cell table:style-name="ce110" office:value-type="float" office:value="50">
            <text:p>50</text:p>
          </table:table-cell>
          <table:table-cell table:style-name="ce110" office:value-type="float" office:value="30">
            <text:p>30</text:p>
          </table:table-cell>
          <table:table-cell table:style-name="ce113" table:formula="of:=[.M2]/[.H2]" office:value-type="float" office:value="0.375">
            <text:p>0.375</text:p>
          </table:table-cell>
          <table:table-cell table:style-name="ce110" office:value-type="float" office:value="1950">
            <text:p>195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125">
            <text:p>125</text:p>
          </table:table-cell>
          <table:table-cell table:style-name="ce113" table:formula="of:=([.M2]/[.R2])*10" office:value-type="float" office:value="2.4">
            <text:p>2.400</text:p>
          </table:table-cell>
          <table:table-cell table:style-name="ce113" table:formula="of:=([.O2]/[.R2])*10" office:value-type="float" office:value="156">
            <text:p>156.000</text:p>
          </table:table-cell>
          <table:table-cell table:style-name="ce110" office:value-type="float" office:value="20">
            <text:p>20</text:p>
          </table:table-cell>
          <table:table-cell table:style-name="ce109" table:number-columns-repeated="1001"/>
        </table:table-row>
        <table:table-row table:style-name="ro2">
          <table:table-cell table:style-name="ce109" office:value-type="string">
            <text:p>Conservator</text:p>
          </table:table-cell>
          <table:table-cell table:style-name="ce110" office:value-type="string">
            <text:p>uaa01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56">
            <text:p>56</text:p>
          </table:table-cell>
          <table:table-cell table:style-name="ce110" office:value-type="float" office:value="30">
            <text:p>30</text:p>
          </table:table-cell>
          <table:table-cell table:style-name="ce110" office:value-type="float" office:value="320">
            <text:p>320</text:p>
          </table:table-cell>
          <table:table-cell table:style-name="ce110" table:formula="of:=[.H3]*0.0002" office:value-type="float" office:value="0.064">
            <text:p>0.06</text:p>
          </table:table-cell>
          <table:table-cell table:style-name="ce110" office:value-type="float" office:value="1">
            <text:p>1</text:p>
          </table:table-cell>
          <table:table-cell table:style-name="ce116" office:value-type="float" office:value="200">
            <text:p>200</text:p>
          </table:table-cell>
          <table:table-cell table:style-name="ce110" office:value-type="string">
            <text:p><text:s/></text:p>
          </table:table-cell>
          <table:table-cell table:style-name="ce110" office:value-type="float" office:value="48">
            <text:p>48</text:p>
          </table:table-cell>
          <table:table-cell table:style-name="ce113" table:formula="of:=[.M3]/[.H3]" office:value-type="float" office:value="0.15">
            <text:p>0.150</text:p>
          </table:table-cell>
          <table:table-cell table:style-name="ce110" office:value-type="float" office:value="3500">
            <text:p>3500</text:p>
          </table:table-cell>
          <table:table-cell table:style-name="ce113" table:formula="of:=([.D3]+[.F3])/[.O3]" office:value-type="float" office:value="0.016">
            <text:p>0.016</text:p>
          </table:table-cell>
          <table:table-cell table:style-name="ce110" table:formula="of:=(([.M3]*10)+[.O3])/([.D3]+[.F3])" office:value-type="float" office:value="71.0714285714286">
            <text:p>71.07</text:p>
          </table:table-cell>
          <table:table-cell table:style-name="ce110" office:value-type="float" office:value="219">
            <text:p>219</text:p>
          </table:table-cell>
          <table:table-cell table:style-name="ce113" table:formula="of:=([.M3]/[.R3])*10" office:value-type="float" office:value="2.19178082191781">
            <text:p>2.192</text:p>
          </table:table-cell>
          <table:table-cell table:style-name="ce113" table:formula="of:=([.O3]/[.R3])*10" office:value-type="float" office:value="159.817351598174">
            <text:p>159.817</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aksinokka</text:p>
          </table:table-cell>
          <table:table-cell table:style-name="ce110" office:value-type="string">
            <text:p>saa0106</text:p>
          </table:table-cell>
          <table:table-cell table:style-name="ce110" office:value-type="string">
            <text:p>Torp</text:p>
          </table:table-cell>
          <table:table-cell table:style-name="ce110" office:value-type="float" office:value="0">
            <text:p>0</text:p>
          </table:table-cell>
          <table:table-cell table:style-name="ce110" office:value-type="float" office:value="40">
            <text:p>40</text:p>
          </table:table-cell>
          <table:table-cell table:number-columns-repeated="2" table:style-name="ce110" office:value-type="string">
            <text:p><text:s/></text:p>
          </table:table-cell>
          <table:table-cell table:style-name="ce110" office:value-type="float" office:value="240">
            <text:p>240</text:p>
          </table:table-cell>
          <table:table-cell table:style-name="ce110" table:formula="of:=[.H4]*0.0002" office:value-type="float" office:value="0.048">
            <text:p>0.05</text:p>
          </table:table-cell>
          <table:table-cell table:style-name="ce110" office:value-type="float" office:value="1">
            <text:p>1</text:p>
          </table:table-cell>
          <table:table-cell table:style-name="ce116" office:value-type="float" office:value="240">
            <text:p>240</text:p>
          </table:table-cell>
          <table:table-cell table:style-name="ce110" office:value-type="string">
            <text:p>Sonar</text:p>
          </table:table-cell>
          <table:table-cell table:style-name="ce110" office:value-type="float" office:value="55">
            <text:p>55</text:p>
          </table:table-cell>
          <table:table-cell table:style-name="ce113" table:formula="of:=[.M4]/[.H4]" office:value-type="float" office:value="0.229166666666667">
            <text:p>0.229</text:p>
          </table:table-cell>
          <table:table-cell table:style-name="ce110" office:value-type="float" office:value="3500">
            <text:p>3500</text:p>
          </table:table-cell>
          <table:table-cell table:style-name="ce113" table:formula="of:=([.E4]+[.F4])/[.O4]" office:value-type="float" office:value="0.0114285714285714">
            <text:p>0.011</text:p>
          </table:table-cell>
          <table:table-cell table:style-name="ce110" table:formula="of:=(([.M4]*10)+[.O4])/([.E4]+[.F4])" office:value-type="float" office:value="101.25">
            <text:p>101.25</text:p>
          </table:table-cell>
          <table:table-cell table:style-name="ce110" office:value-type="float" office:value="400">
            <text:p>400</text:p>
          </table:table-cell>
          <table:table-cell table:style-name="ce113" table:formula="of:=([.M4]/[.R4])*10" office:value-type="float" office:value="1.375">
            <text:p>1.375</text:p>
          </table:table-cell>
          <table:table-cell table:style-name="ce113" table:formula="of:=([.O4]/[.R4])*10" office:value-type="float" office:value="87.5">
            <text:p>87.500</text:p>
          </table:table-cell>
          <table:table-cell table:style-name="ce110" office:value-type="float" office:value="12">
            <text:p>12</text:p>
          </table:table-cell>
          <table:table-cell table:style-name="ce109" table:number-columns-repeated="1001"/>
        </table:table-row>
        <table:table-row table:style-name="ro2">
          <table:table-cell table:style-name="ce109" office:value-type="string">
            <text:p>Shimmer</text:p>
          </table:table-cell>
          <table:table-cell table:style-name="ce110" office:value-type="string">
            <text:p>uaa0103</text:p>
          </table:table-cell>
          <table:table-cell table:style-name="ce110" office:value-type="string">
            <text:p>Bomb</text:p>
          </table:table-cell>
          <table:table-cell table:style-name="ce110" office:value-type="float" office:value="100">
            <text:p>100</text:p>
          </table:table-cell>
          <table:table-cell table:style-name="ce110"/>
          <table:table-cell table:number-columns-repeated="2" table:style-name="ce110" office:value-type="string">
            <text:p><text:s/></text:p>
          </table:table-cell>
          <table:table-cell table:style-name="ce110" office:value-type="float" office:value="290">
            <text:p>290</text:p>
          </table:table-cell>
          <table:table-cell table:style-name="ce110" table:formula="of:=[.H5]*0.0002" office:value-type="float" office:value="0.058">
            <text:p>0.06</text:p>
          </table:table-cell>
          <table:table-cell table:style-name="ce110" office:value-type="float" office:value="1">
            <text:p>1</text:p>
          </table:table-cell>
          <table:table-cell table:style-name="ce116" office:value-type="float" office:value="240">
            <text:p>240</text:p>
          </table:table-cell>
          <table:table-cell table:style-name="ce110" office:value-type="float" office:value="50">
            <text:p>50</text:p>
          </table:table-cell>
          <table:table-cell table:style-name="ce110" office:value-type="float" office:value="72">
            <text:p>72</text:p>
          </table:table-cell>
          <table:table-cell table:style-name="ce113" table:formula="of:=[.M5]/[.H5]" office:value-type="float" office:value="0.248275862068965">
            <text:p>0.248</text:p>
          </table:table-cell>
          <table:table-cell table:style-name="ce110" office:value-type="float" office:value="4250">
            <text:p>4250</text:p>
          </table:table-cell>
          <table:table-cell table:style-name="ce113" table:formula="of:=([.D5]+[.F5])/[.O5]" office:value-type="float" office:value="0.0235294117647059">
            <text:p>0.024</text:p>
          </table:table-cell>
          <table:table-cell table:style-name="ce110" table:formula="of:=(([.M5]*10)+[.O5])/([.D5]+[.F5])" office:value-type="float" office:value="49.7">
            <text:p>49.7</text:p>
          </table:table-cell>
          <table:table-cell table:style-name="ce110" office:value-type="float" office:value="235">
            <text:p>235</text:p>
          </table:table-cell>
          <table:table-cell table:style-name="ce113" table:formula="of:=([.M5]/[.R5])*10" office:value-type="float" office:value="3.06382978723404">
            <text:p>3.064</text:p>
          </table:table-cell>
          <table:table-cell table:style-name="ce113" table:formula="of:=([.O5]/[.R5])*10" office:value-type="float" office:value="180.851063829787">
            <text:p>180.851</text:p>
          </table:table-cell>
          <table:table-cell table:style-name="ce110" office:value-type="float" office:value="11">
            <text:p>11</text:p>
          </table:table-cell>
          <table:table-cell table:style-name="ce109" table:number-columns-repeated="1001"/>
        </table:table-row>
        <table:table-row table:style-name="ro2">
          <table:table-cell table:style-name="ce78" office:value-type="string">
            <text:p>Hummingbird</text:p>
          </table:table-cell>
          <table:table-cell table:style-name="ce82" office:value-type="string">
            <text:p>uea01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text:p>
          </table:table-cell>
          <table:table-cell table:style-name="ce82" office:value-type="float" office:value="80">
            <text:p>80</text:p>
          </table:table-cell>
          <table:table-cell table:style-name="ce82" table:formula="of:=[.H6]*0.0002" office:value-type="float" office:value="0.016">
            <text:p>0.02</text:p>
          </table:table-cell>
          <table:table-cell table:style-name="ce82" office:value-type="float" office:value="0.1">
            <text:p>0.1</text:p>
          </table:table-cell>
          <table:table-cell table:style-name="ce106" office:value-type="float" office:value="750">
            <text:p>750</text:p>
          </table:table-cell>
          <table:table-cell table:style-name="ce82" office:value-type="float" office:value="50">
            <text:p>50</text:p>
          </table:table-cell>
          <table:table-cell table:style-name="ce82" office:value-type="float" office:value="30">
            <text:p>30</text:p>
          </table:table-cell>
          <table:table-cell table:style-name="ce92" table:formula="of:=[.M6]/[.H6]" office:value-type="float" office:value="0.375">
            <text:p>0.375</text:p>
          </table:table-cell>
          <table:table-cell table:style-name="ce82" office:value-type="float" office:value="1950">
            <text:p>1950</text:p>
          </table:table-cell>
          <table:table-cell table:style-name="ce92" table:formula="of:=[.D6]/[.O6]" office:value-type="float" office:value="0">
            <text:p>0.000</text:p>
          </table:table-cell>
          <table:table-cell table:style-name="ce82" office:value-type="float" office:value="0">
            <text:p>0</text:p>
          </table:table-cell>
          <table:table-cell table:style-name="ce82" office:value-type="float" office:value="125">
            <text:p>125</text:p>
          </table:table-cell>
          <table:table-cell table:style-name="ce92" table:formula="of:=([.M6]/[.R6])*10" office:value-type="float" office:value="2.4">
            <text:p>2.400</text:p>
          </table:table-cell>
          <table:table-cell table:style-name="ce92" table:formula="of:=([.O6]/[.R6])*10" office:value-type="float" office:value="156">
            <text:p>156.000</text:p>
          </table:table-cell>
          <table:table-cell table:style-name="ce82" office:value-type="float" office:value="20">
            <text:p>20</text:p>
          </table:table-cell>
          <table:table-cell table:style-name="ce78" table:number-columns-repeated="1001"/>
        </table:table-row>
        <table:table-row table:style-name="ro2">
          <table:table-cell table:style-name="ce78" office:value-type="string">
            <text:p>Cyclone</text:p>
          </table:table-cell>
          <table:table-cell table:style-name="ce82" office:value-type="string">
            <text:p>uea0102</text:p>
          </table:table-cell>
          <table:table-cell table:style-name="ce82" office:value-type="string">
            <text:p>Int</text:p>
          </table:table-cell>
          <table:table-cell table:style-name="ce82" office:value-type="string">
            <text:p><text:s/></text:p>
          </table:table-cell>
          <table:table-cell table:style-name="ce82"/>
          <table:table-cell table:style-name="ce82" office:value-type="float" office:value="60">
            <text:p>60</text:p>
          </table:table-cell>
          <table:table-cell table:style-name="ce82" office:value-type="float" office:value="30">
            <text:p>30</text:p>
          </table:table-cell>
          <table:table-cell table:style-name="ce82" office:value-type="float" office:value="350">
            <text:p>350</text:p>
          </table:table-cell>
          <table:table-cell table:style-name="ce82" table:formula="of:=[.H7]*0.0002" office:value-type="float" office:value="0.07">
            <text:p>0.07</text:p>
          </table:table-cell>
          <table:table-cell table:style-name="ce82" office:value-type="float" office:value="1">
            <text:p>1</text:p>
          </table:table-cell>
          <table:table-cell table:style-name="ce106" office:value-type="float" office:value="200">
            <text:p>200</text:p>
          </table:table-cell>
          <table:table-cell table:style-name="ce82" office:value-type="string">
            <text:p><text:s/></text:p>
          </table:table-cell>
          <table:table-cell table:style-name="ce82" office:value-type="float" office:value="50">
            <text:p>50</text:p>
          </table:table-cell>
          <table:table-cell table:style-name="ce92" table:formula="of:=[.M7]/[.H7]" office:value-type="float" office:value="0.142857142857143">
            <text:p>0.143</text:p>
          </table:table-cell>
          <table:table-cell table:style-name="ce82" office:value-type="float" office:value="3500">
            <text:p>3500</text:p>
          </table:table-cell>
          <table:table-cell table:style-name="ce92" table:formula="of:=[.F7]/[.O7]" office:value-type="float" office:value="0.0171428571428571">
            <text:p>0.017</text:p>
          </table:table-cell>
          <table:table-cell table:style-name="ce82" table:formula="of:=(([.M7]*10)+[.O7])/([.F7]+[.D7])" office:value-type="float" office:value="66.6666666666667">
            <text:p>66.67</text:p>
          </table:table-cell>
          <table:table-cell table:style-name="ce82" office:value-type="float" office:value="219">
            <text:p>219</text:p>
          </table:table-cell>
          <table:table-cell table:style-name="ce92" table:formula="of:=([.M7]/[.R7])*10" office:value-type="float" office:value="2.28310502283105">
            <text:p>2.283</text:p>
          </table:table-cell>
          <table:table-cell table:style-name="ce92" table:formula="of:=([.O7]/[.R7])*10" office:value-type="float" office:value="159.817351598174">
            <text:p>159.817</text:p>
          </table:table-cell>
          <table:table-cell table:style-name="ce82" office:value-type="float" office:value="17">
            <text:p>17</text:p>
          </table:table-cell>
          <table:table-cell table:style-name="ce78" table:number-columns-repeated="1001"/>
        </table:table-row>
        <table:table-row table:style-name="ro2">
          <table:table-cell table:style-name="ce78" office:value-type="string">
            <text:p>Seagull</text:p>
          </table:table-cell>
          <table:table-cell table:style-name="ce82" office:value-type="string">
            <text:p>sea0106</text:p>
          </table:table-cell>
          <table:table-cell table:style-name="ce82" office:value-type="string">
            <text:p>Torp</text:p>
          </table:table-cell>
          <table:table-cell table:style-name="ce82" office:value-type="float" office:value="0">
            <text:p>0</text:p>
          </table:table-cell>
          <table:table-cell table:style-name="ce82" office:value-type="float" office:value="40">
            <text:p>40</text:p>
          </table:table-cell>
          <table:table-cell table:number-columns-repeated="2" table:style-name="ce82" office:value-type="string">
            <text:p><text:s/></text:p>
          </table:table-cell>
          <table:table-cell table:style-name="ce82" office:value-type="float" office:value="265">
            <text:p>265</text:p>
          </table:table-cell>
          <table:table-cell table:style-name="ce82" table:formula="of:=[.H8]*0.0002" office:value-type="float" office:value="0.053">
            <text:p>0.05</text:p>
          </table:table-cell>
          <table:table-cell table:style-name="ce82" office:value-type="float" office:value="1">
            <text:p>1</text:p>
          </table:table-cell>
          <table:table-cell table:style-name="ce106" office:value-type="float" office:value="240">
            <text:p>240</text:p>
          </table:table-cell>
          <table:table-cell table:style-name="ce82" office:value-type="string">
            <text:p>Sonar</text:p>
          </table:table-cell>
          <table:table-cell table:style-name="ce82" office:value-type="float" office:value="55">
            <text:p>55</text:p>
          </table:table-cell>
          <table:table-cell table:style-name="ce92" table:formula="of:=[.M8]/[.H8]" office:value-type="float" office:value="0.207547169811321">
            <text:p>0.208</text:p>
          </table:table-cell>
          <table:table-cell table:style-name="ce82" office:value-type="float" office:value="3500">
            <text:p>3500</text:p>
          </table:table-cell>
          <table:table-cell table:style-name="ce92" table:formula="of:=[.E8]/[.O8]" office:value-type="float" office:value="0.0114285714285714">
            <text:p>0.011</text:p>
          </table:table-cell>
          <table:table-cell table:style-name="ce82" table:formula="of:=(([.M8]*10)+[.O8])/([.E8]+[.F8])" office:value-type="float" office:value="101.25">
            <text:p>101.25</text:p>
          </table:table-cell>
          <table:table-cell table:style-name="ce82" office:value-type="float" office:value="400">
            <text:p>400</text:p>
          </table:table-cell>
          <table:table-cell table:style-name="ce92" table:formula="of:=([.M8]/[.R8])*10" office:value-type="float" office:value="1.375">
            <text:p>1.375</text:p>
          </table:table-cell>
          <table:table-cell table:style-name="ce92" table:formula="of:=([.O8]/[.R8])*10" office:value-type="float" office:value="87.5">
            <text:p>87.500</text:p>
          </table:table-cell>
          <table:table-cell table:style-name="ce82" office:value-type="float" office:value="12">
            <text:p>12</text:p>
          </table:table-cell>
          <table:table-cell table:style-name="ce78" table:number-columns-repeated="1001"/>
        </table:table-row>
        <table:table-row table:style-name="ro2">
          <table:table-cell table:style-name="ce78" office:value-type="string">
            <text:p>Scorcher</text:p>
          </table:table-cell>
          <table:table-cell table:style-name="ce82" office:value-type="string">
            <text:p>uea0103</text:p>
          </table:table-cell>
          <table:table-cell table:style-name="ce82" office:value-type="string">
            <text:p>Bomb</text:p>
          </table:table-cell>
          <table:table-cell table:style-name="ce82" office:value-type="float" office:value="120">
            <text:p>120</text:p>
          </table:table-cell>
          <table:table-cell table:style-name="ce82"/>
          <table:table-cell table:number-columns-repeated="2" table:style-name="ce82" office:value-type="string">
            <text:p><text:s/></text:p>
          </table:table-cell>
          <table:table-cell table:style-name="ce82" office:value-type="float" office:value="320">
            <text:p>320</text:p>
          </table:table-cell>
          <table:table-cell table:style-name="ce82" table:formula="of:=[.H9]*0.0002" office:value-type="float" office:value="0.064">
            <text:p>0.06</text:p>
          </table:table-cell>
          <table:table-cell table:style-name="ce82" office:value-type="float" office:value="1">
            <text:p>1</text:p>
          </table:table-cell>
          <table:table-cell table:style-name="ce106" office:value-type="float" office:value="240">
            <text:p>240</text:p>
          </table:table-cell>
          <table:table-cell table:style-name="ce82" office:value-type="float" office:value="50">
            <text:p>50</text:p>
          </table:table-cell>
          <table:table-cell table:style-name="ce82" office:value-type="float" office:value="75">
            <text:p>75</text:p>
          </table:table-cell>
          <table:table-cell table:style-name="ce92" table:formula="of:=[.M9]/[.H9]" office:value-type="float" office:value="0.234375">
            <text:p>0.234</text:p>
          </table:table-cell>
          <table:table-cell table:style-name="ce82" office:value-type="float" office:value="4250">
            <text:p>4250</text:p>
          </table:table-cell>
          <table:table-cell table:style-name="ce92" table:formula="of:=[.D9]/[.O9]" office:value-type="float" office:value="0.0282352941176471">
            <text:p>0.028</text:p>
          </table:table-cell>
          <table:table-cell table:style-name="ce82" table:formula="of:=(([.M9]*10)+[.O9])/([.D9]+[.F9])" office:value-type="float" office:value="41.6666666666667">
            <text:p>41.67</text:p>
          </table:table-cell>
          <table:table-cell table:style-name="ce82" office:value-type="float" office:value="235">
            <text:p>235</text:p>
          </table:table-cell>
          <table:table-cell table:style-name="ce92" table:formula="of:=([.M9]/[.R9])*10" office:value-type="float" office:value="3.19148936170213">
            <text:p>3.191</text:p>
          </table:table-cell>
          <table:table-cell table:style-name="ce92" table:formula="of:=([.O9]/[.R9])*10" office:value-type="float" office:value="180.851063829787">
            <text:p>180.851</text:p>
          </table:table-cell>
          <table:table-cell table:style-name="ce82" office:value-type="float" office:value="11">
            <text:p>11</text:p>
          </table:table-cell>
          <table:table-cell table:style-name="ce7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55" office:value-type="string">
            <text:p>Sele-istle</text:p>
          </table:table-cell>
          <table:table-cell table:style-name="ce56" office:value-type="string">
            <text:p>xsa01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80">
            <text:p>80</text:p>
          </table:table-cell>
          <table:table-cell table:style-name="ce56" table:formula="of:=[.H15]*0.0002" office:value-type="float" office:value="0.016">
            <text:p>0.02</text:p>
          </table:table-cell>
          <table:table-cell table:style-name="ce56" office:value-type="float" office:value="0.1">
            <text:p>0.1</text:p>
          </table:table-cell>
          <table:table-cell table:style-name="ce118" office:value-type="float" office:value="750">
            <text:p>750</text:p>
          </table:table-cell>
          <table:table-cell table:style-name="ce56" office:value-type="float" office:value="55">
            <text:p>55</text:p>
          </table:table-cell>
          <table:table-cell table:style-name="ce56" office:value-type="float" office:value="30">
            <text:p>30</text:p>
          </table:table-cell>
          <table:table-cell table:style-name="ce58" table:formula="of:=[.M15]/[.H15]" office:value-type="float" office:value="0.375">
            <text:p>0.375</text:p>
          </table:table-cell>
          <table:table-cell table:style-name="ce56" office:value-type="float" office:value="1950">
            <text:p>1950</text:p>
          </table:table-cell>
          <table:table-cell table:style-name="ce58" table:formula="of:=([.D15]+[.F15])/[.O15]" office:value-type="float" office:value="0">
            <text:p>0.000</text:p>
          </table:table-cell>
          <table:table-cell table:style-name="ce56" office:value-type="float" office:value="0">
            <text:p>0</text:p>
          </table:table-cell>
          <table:table-cell table:style-name="ce56" office:value-type="float" office:value="125">
            <text:p>125</text:p>
          </table:table-cell>
          <table:table-cell table:style-name="ce58" table:formula="of:=([.M15]/[.R15])*10" office:value-type="float" office:value="2.4">
            <text:p>2.400</text:p>
          </table:table-cell>
          <table:table-cell table:style-name="ce58" table:formula="of:=([.O15]/[.R15])*10" office:value-type="float" office:value="156">
            <text:p>156.000</text:p>
          </table:table-cell>
          <table:table-cell table:style-name="ce56" office:value-type="float" office:value="20">
            <text:p>20</text:p>
          </table:table-cell>
          <table:table-cell table:style-name="ce55" table:number-columns-repeated="1001"/>
        </table:table-row>
        <table:table-row table:style-name="ro2">
          <table:table-cell table:style-name="ce55" office:value-type="string">
            <text:p>Ia-atha</text:p>
          </table:table-cell>
          <table:table-cell table:style-name="ce56" office:value-type="string">
            <text:p>xsa0102</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320">
            <text:p>320</text:p>
          </table:table-cell>
          <table:table-cell table:style-name="ce56" table:formula="of:=[.H16]*0.0002" office:value-type="float" office:value="0.064">
            <text:p>0.06</text:p>
          </table:table-cell>
          <table:table-cell table:style-name="ce56" office:value-type="float" office:value="1">
            <text:p>1</text:p>
          </table:table-cell>
          <table:table-cell table:style-name="ce118" office:value-type="float" office:value="200">
            <text:p>200</text:p>
          </table:table-cell>
          <table:table-cell table:style-name="ce56" office:value-type="string">
            <text:p><text:s/></text:p>
          </table:table-cell>
          <table:table-cell table:style-name="ce56" office:value-type="float" office:value="50">
            <text:p>50</text:p>
          </table:table-cell>
          <table:table-cell table:style-name="ce58" table:formula="of:=[.M16]/[.H16]" office:value-type="float" office:value="0.15625">
            <text:p>0.156</text:p>
          </table:table-cell>
          <table:table-cell table:style-name="ce56" office:value-type="float" office:value="3500">
            <text:p>3500</text:p>
          </table:table-cell>
          <table:table-cell table:style-name="ce58" table:formula="of:=([.D16]+[.F16])/[.O16]" office:value-type="float" office:value="0.0171428571428571">
            <text:p>0.017</text:p>
          </table:table-cell>
          <table:table-cell table:style-name="ce56" table:formula="of:=(([.M16]*10)+[.O16])/([.D16]+[.F16])" office:value-type="float" office:value="66.6666666666667">
            <text:p>66.67</text:p>
          </table:table-cell>
          <table:table-cell table:style-name="ce56" office:value-type="float" office:value="219">
            <text:p>219</text:p>
          </table:table-cell>
          <table:table-cell table:style-name="ce58" table:formula="of:=([.M16]/[.R16])*10" office:value-type="float" office:value="2.28310502283105">
            <text:p>2.283</text:p>
          </table:table-cell>
          <table:table-cell table:style-name="ce58" table:formula="of:=([.O16]/[.R16])*10" office:value-type="float" office:value="159.817351598174">
            <text:p>159.817</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106</text:p>
          </table:table-cell>
          <table:table-cell table:style-name="ce56" office:value-type="string">
            <text:p>Torp</text:p>
          </table:table-cell>
          <table:table-cell table:style-name="ce56" office:value-type="float" office:value="0">
            <text:p>0</text:p>
          </table:table-cell>
          <table:table-cell table:style-name="ce56" office:value-type="float" office:value="40">
            <text:p>40</text:p>
          </table:table-cell>
          <table:table-cell table:number-columns-repeated="2" table:style-name="ce56" office:value-type="string">
            <text:p><text:s/></text:p>
          </table:table-cell>
          <table:table-cell table:style-name="ce56" office:value-type="float" office:value="240">
            <text:p>240</text:p>
          </table:table-cell>
          <table:table-cell table:style-name="ce56" table:formula="of:=[.H17]*0.0002" office:value-type="float" office:value="0.048">
            <text:p>0.05</text:p>
          </table:table-cell>
          <table:table-cell table:style-name="ce56" office:value-type="float" office:value="1">
            <text:p>1</text:p>
          </table:table-cell>
          <table:table-cell table:style-name="ce118" office:value-type="float" office:value="240">
            <text:p>240</text:p>
          </table:table-cell>
          <table:table-cell table:style-name="ce56" office:value-type="string">
            <text:p>Sonar</text:p>
          </table:table-cell>
          <table:table-cell table:style-name="ce56" office:value-type="float" office:value="55">
            <text:p>55</text:p>
          </table:table-cell>
          <table:table-cell table:style-name="ce58" table:formula="of:=[.M17]/[.H17]" office:value-type="float" office:value="0.229166666666667">
            <text:p>0.229</text:p>
          </table:table-cell>
          <table:table-cell table:style-name="ce56" office:value-type="float" office:value="3500">
            <text:p>3500</text:p>
          </table:table-cell>
          <table:table-cell table:style-name="ce58" table:formula="of:=[.E17]/[.O17]" office:value-type="float" office:value="0.0114285714285714">
            <text:p>0.011</text:p>
          </table:table-cell>
          <table:table-cell table:style-name="ce56" table:formula="of:=(([.M17]*10)+[.O17])/[.E17]" office:value-type="float" office:value="101.25">
            <text:p>101.25</text:p>
          </table:table-cell>
          <table:table-cell table:style-name="ce56" office:value-type="float" office:value="400">
            <text:p>400</text:p>
          </table:table-cell>
          <table:table-cell table:style-name="ce58" table:formula="of:=([.M17]/[.R17])*10" office:value-type="float" office:value="1.375">
            <text:p>1.375</text:p>
          </table:table-cell>
          <table:table-cell table:style-name="ce58" table:formula="of:=([.O17]/[.R17])*10" office:value-type="float" office:value="87.5">
            <text:p>87.500</text:p>
          </table:table-cell>
          <table:table-cell table:style-name="ce56" office:value-type="float" office:value="12">
            <text:p>12</text:p>
          </table:table-cell>
          <table:table-cell table:style-name="ce55" table:number-columns-repeated="1001"/>
        </table:table-row>
        <table:table-row table:style-name="ro2">
          <table:table-cell table:style-name="ce55" office:value-type="string">
            <text:p>Sinnve</text:p>
          </table:table-cell>
          <table:table-cell table:style-name="ce56" office:value-type="string">
            <text:p>xsa0103</text:p>
          </table:table-cell>
          <table:table-cell table:style-name="ce56" office:value-type="string">
            <text:p>Bomb</text:p>
          </table:table-cell>
          <table:table-cell table:style-name="ce56" office:value-type="float" office:value="110">
            <text:p>110</text:p>
          </table:table-cell>
          <table:table-cell table:style-name="ce56"/>
          <table:table-cell table:number-columns-repeated="2" table:style-name="ce56" office:value-type="string">
            <text:p><text:s/></text:p>
          </table:table-cell>
          <table:table-cell table:style-name="ce56" office:value-type="float" office:value="290">
            <text:p>290</text:p>
          </table:table-cell>
          <table:table-cell table:style-name="ce56" table:formula="of:=[.H18]*0.0002" office:value-type="float" office:value="0.058">
            <text:p>0.06</text:p>
          </table:table-cell>
          <table:table-cell table:style-name="ce56" office:value-type="float" office:value="1">
            <text:p>1</text:p>
          </table:table-cell>
          <table:table-cell table:style-name="ce118" office:value-type="float" office:value="240">
            <text:p>240</text:p>
          </table:table-cell>
          <table:table-cell table:style-name="ce56" office:value-type="float" office:value="55">
            <text:p>55</text:p>
          </table:table-cell>
          <table:table-cell table:style-name="ce56" office:value-type="float" office:value="75">
            <text:p>75</text:p>
          </table:table-cell>
          <table:table-cell table:style-name="ce58" table:formula="of:=[.M18]/[.H18]" office:value-type="float" office:value="0.258620689655172">
            <text:p>0.259</text:p>
          </table:table-cell>
          <table:table-cell table:style-name="ce56" office:value-type="float" office:value="4250">
            <text:p>4250</text:p>
          </table:table-cell>
          <table:table-cell table:style-name="ce58" table:formula="of:=[.D18]/[.O18]" office:value-type="float" office:value="0.0258823529411765">
            <text:p>0.026</text:p>
          </table:table-cell>
          <table:table-cell table:style-name="ce56" table:formula="of:=(([.M18]*10)+[.O18])/[.D18]" office:value-type="float" office:value="45.4545454545455">
            <text:p>45.45</text:p>
          </table:table-cell>
          <table:table-cell table:style-name="ce56" office:value-type="float" office:value="235">
            <text:p>235</text:p>
          </table:table-cell>
          <table:table-cell table:style-name="ce58" table:formula="of:=([.M18]/[.R18])*10" office:value-type="float" office:value="3.19148936170213">
            <text:p>3.191</text:p>
          </table:table-cell>
          <table:table-cell table:style-name="ce58" table:formula="of:=([.O18]/[.R18])*10" office:value-type="float" office:value="180.851063829787">
            <text:p>180.851</text:p>
          </table:table-cell>
          <table:table-cell table:style-name="ce56" office:value-type="float" office:value="11">
            <text:p>11</text:p>
          </table:table-cell>
          <table:table-cell table:style-name="ce55" table:number-columns-repeated="1001"/>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18])/17" office:value-type="float" office:value="0.254375366014117">
            <text:p>0.254</text:p>
          </table:table-cell>
          <table:table-cell table:style-name="ce17"/>
          <table:table-cell table:style-name="ce114"/>
          <table:table-cell table:style-name="ce17" table:formula="of:=SUM([.Q2:.Q18])/17" office:value-type="float" office:value="61.7247771836007">
            <text:p>61.72</text:p>
          </table:table-cell>
          <table:table-cell table:style-name="ce17"/>
          <table:table-cell table:style-name="ce114" table:number-columns-repeated="2"/>
          <table:table-cell table:style-name="ce17"/>
          <table:table-cell table:style-name="ce5" table:number-columns-repeated="1001"/>
        </table:table-row>
      </table:table>
      <table:table table:name="T2 Air Units" table:style-name="ta1" table:print="false">
        <table:table-column table:style-name="co3" table:number-columns-repeated="3" table:default-cell-style-name="Default"/>
        <table:table-column table:style-name="co47" table:default-cell-style-name="Default"/>
        <table:table-column table:style-name="co78" table:default-cell-style-name="Default"/>
        <table:table-column table:style-name="co79" table:default-cell-style-name="Default"/>
        <table:table-column table:style-name="co60" table:default-cell-style-name="Default"/>
        <table:table-column table:style-name="co78" table:default-cell-style-name="Default"/>
        <table:table-column table:style-name="co3" table:number-columns-repeated="3" table:default-cell-style-name="Default"/>
        <table:table-column table:style-name="co58" table:default-cell-style-name="Default"/>
        <table:table-column table:style-name="co47" table:default-cell-style-name="Default"/>
        <table:table-column table:style-name="co3" table:number-columns-repeated="8" table:default-cell-style-name="Default"/>
        <table:table-column table:style-name="co3" table:default-cell-style-name="ce15"/>
        <table:table-column table:style-name="co3" table:number-columns-repeated="1000"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81" office:value-type="string">
            <text:p>FuelTime</text:p>
          </table:table-cell>
          <table:table-cell table:style-name="ce77" table:number-columns-repeated="446"/>
          <table:table-cell table:number-columns-repeated="554"/>
        </table:table-row>
        <table:table-row table:style-name="ro2">
          <table:table-cell table:style-name="ce109" office:value-type="string">
            <text:p>Beguiler</text:p>
          </table:table-cell>
          <table:table-cell table:style-name="ce110" office:value-type="string">
            <text:p>saa0211</text:p>
          </table:table-cell>
          <table:table-cell table:style-name="ce110" office:value-type="string">
            <text:p>Jammer</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1050">
            <text:p>1050</text:p>
          </table:table-cell>
          <table:table-cell table:style-name="ce110" table:formula="of:=[.H2]*0.0002" office:value-type="float" office:value="0.21">
            <text:p>0.21</text:p>
          </table:table-cell>
          <table:table-cell table:style-name="ce110" office:value-type="float" office:value="1">
            <text:p>1</text:p>
          </table:table-cell>
          <table:table-cell table:style-name="ce116" office:value-type="float" office:value="320">
            <text:p>320</text:p>
          </table:table-cell>
          <table:table-cell table:style-name="ce110" office:value-type="string">
            <text:p><text:s/></text:p>
          </table:table-cell>
          <table:table-cell table:style-name="ce110" office:value-type="float" office:value="180">
            <text:p>180</text:p>
          </table:table-cell>
          <table:table-cell table:style-name="ce113" table:formula="of:=[.M2]/[.H2]" office:value-type="float" office:value="0.171428571428571">
            <text:p>0.171</text:p>
          </table:table-cell>
          <table:table-cell table:style-name="ce110" office:value-type="float" office:value="5500">
            <text:p>550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220">
            <text:p>220</text:p>
          </table:table-cell>
          <table:table-cell table:style-name="ce113" table:formula="of:=([.M2]/[.R2])*10" office:value-type="float" office:value="8.18181818181818">
            <text:p>8.182</text:p>
          </table:table-cell>
          <table:table-cell table:style-name="ce113" table:formula="of:=([.O2]/[.R2])*10" office:value-type="float" office:value="250">
            <text:p>250.000</text:p>
          </table:table-cell>
          <table:table-cell table:style-name="ce110" office:value-type="float" office:value="22">
            <text:p>22</text:p>
          </table:table-cell>
          <table:table-cell table:style-name="ce110"/>
          <table:table-cell table:style-name="ce109" table:number-columns-repeated="1000"/>
        </table:table-row>
        <table:table-row table:style-name="ro2">
          <table:table-cell table:style-name="ce109" office:value-type="string">
            <text:p>Swift Wind</text:p>
          </table:table-cell>
          <table:table-cell table:style-name="ce110" office:value-type="string">
            <text:p>xaa02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180">
            <text:p>180</text:p>
          </table:table-cell>
          <table:table-cell table:style-name="ce110" office:value-type="float" office:value="35">
            <text:p>35</text:p>
          </table:table-cell>
          <table:table-cell table:style-name="ce110" office:value-type="float" office:value="1400">
            <text:p>1400</text:p>
          </table:table-cell>
          <table:table-cell table:style-name="ce110" table:formula="of:=[.H3]*0.0002" office:value-type="float" office:value="0.28">
            <text:p>0.28</text:p>
          </table:table-cell>
          <table:table-cell table:style-name="ce110" office:value-type="float" office:value="4">
            <text:p>4</text:p>
          </table:table-cell>
          <table:table-cell table:style-name="ce116" office:value-type="float" office:value="270">
            <text:p>270</text:p>
          </table:table-cell>
          <table:table-cell table:style-name="ce110" office:value-type="float" office:value="50">
            <text:p>50</text:p>
          </table:table-cell>
          <table:table-cell table:style-name="ce110" office:value-type="float" office:value="250">
            <text:p>250</text:p>
          </table:table-cell>
          <table:table-cell table:style-name="ce113" table:formula="of:=[.M3]/[.H3]" office:value-type="float" office:value="0.178571428571429">
            <text:p>0.179</text:p>
          </table:table-cell>
          <table:table-cell table:style-name="ce110" office:value-type="float" office:value="14000">
            <text:p>14000</text:p>
          </table:table-cell>
          <table:table-cell table:style-name="ce113" table:formula="of:=([.D3]+[.F3])/[.O3]" office:value-type="float" office:value="0.0128571428571429">
            <text:p>0.013</text:p>
          </table:table-cell>
          <table:table-cell table:style-name="ce110" table:formula="of:=(([.M3]*10)+[.O3])/([.D3]+[.F3])" office:value-type="float" office:value="91.6666666666667">
            <text:p>91.67</text:p>
          </table:table-cell>
          <table:table-cell table:style-name="ce110" office:value-type="float" office:value="350">
            <text:p>350</text:p>
          </table:table-cell>
          <table:table-cell table:style-name="ce113" table:formula="of:=([.M3]/[.R3])*10" office:value-type="float" office:value="7.14285714285714">
            <text:p>7.143</text:p>
          </table:table-cell>
          <table:table-cell table:style-name="ce113" table:formula="of:=([.O3]/[.R3])*10" office:value-type="float" office:value="400">
            <text:p>400.000</text:p>
          </table:table-cell>
          <table:table-cell table:style-name="ce110" office:value-type="float" office:value="20">
            <text:p>20</text:p>
          </table:table-cell>
          <table:table-cell table:style-name="ce110"/>
          <table:table-cell table:style-name="ce109" table:number-columns-repeated="1000"/>
        </table:table-row>
        <table:table-row table:style-name="ro2">
          <table:table-cell table:style-name="ce109" office:value-type="string">
            <text:p>Specter</text:p>
          </table:table-cell>
          <table:table-cell table:style-name="ce110" office:value-type="string">
            <text:p>uaa0203</text:p>
          </table:table-cell>
          <table:table-cell table:style-name="ce110" office:value-type="string">
            <text:p>Gun</text:p>
          </table:table-cell>
          <table:table-cell table:style-name="ce110" office:value-type="float" office:value="80">
            <text:p>8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500">
            <text:p>1500</text:p>
          </table:table-cell>
          <table:table-cell table:style-name="ce110" table:formula="of:=[.H4]*0.0002" office:value-type="float" office:value="0.3">
            <text:p>0.3</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xt:s/></text:p>
          </table:table-cell>
          <table:table-cell table:style-name="ce110" office:value-type="float" office:value="340">
            <text:p>340</text:p>
          </table:table-cell>
          <table:table-cell table:style-name="ce113" table:formula="of:=[.M4]/[.H4]" office:value-type="float" office:value="0.226666666666667">
            <text:p>0.227</text:p>
          </table:table-cell>
          <table:table-cell table:style-name="ce110" office:value-type="float" office:value="14000">
            <text:p>14000</text:p>
          </table:table-cell>
          <table:table-cell table:style-name="ce113" table:formula="of:=([.D4]+[.F4])/[.O4]" office:value-type="float" office:value="0.00571428571428571">
            <text:p>0.006</text:p>
          </table:table-cell>
          <table:table-cell table:style-name="ce110" table:formula="of:=(([.M4]*10)+[.O4])/([.D4]+[.F4])" office:value-type="float" office:value="217.5">
            <text:p>217.5</text:p>
          </table:table-cell>
          <table:table-cell table:style-name="ce110" office:value-type="float" office:value="350">
            <text:p>350</text:p>
          </table:table-cell>
          <table:table-cell table:style-name="ce113" table:formula="of:=([.M4]/[.R4])*10" office:value-type="float" office:value="9.71428571428571">
            <text:p>9.714</text:p>
          </table:table-cell>
          <table:table-cell table:style-name="ce113" table:formula="of:=([.O4]/[.R4])*10" office:value-type="float" office:value="400">
            <text:p>400.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Abolisher</text:p>
          </table:table-cell>
          <table:table-cell table:style-name="ce110" office:value-type="string">
            <text:p>uaa0206</text:p>
          </table:table-cell>
          <table:table-cell table:style-name="ce110" office:value-type="string">
            <text:p>Gun</text:p>
          </table:table-cell>
          <table:table-cell table:style-name="ce110" office:value-type="float" office:value="75">
            <text:p>75</text:p>
          </table:table-cell>
          <table:table-cell table:style-name="ce110"/>
          <table:table-cell table:style-name="ce110" office:value-type="string">
            <text:p><text:s/></text:p>
          </table:table-cell>
          <table:table-cell table:style-name="ce110" office:value-type="float" office:value="25">
            <text:p>25</text:p>
          </table:table-cell>
          <table:table-cell table:style-name="ce110" office:value-type="float" office:value="1350">
            <text:p>1350</text:p>
          </table:table-cell>
          <table:table-cell table:style-name="ce110" table:formula="of:=[.H5]*0.0002" office:value-type="float" office:value="0.27">
            <text:p>0.27</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le</text:p>
          </table:table-cell>
          <table:table-cell table:style-name="ce110" office:value-type="float" office:value="370">
            <text:p>370</text:p>
          </table:table-cell>
          <table:table-cell table:style-name="ce113" table:formula="of:=[.M5]/[.H5]" office:value-type="float" office:value="0.274074074074074">
            <text:p>0.274</text:p>
          </table:table-cell>
          <table:table-cell table:style-name="ce110" office:value-type="float" office:value="17250">
            <text:p>17250</text:p>
          </table:table-cell>
          <table:table-cell table:style-name="ce113" table:formula="of:=([.D5]+[.F5])/[.O5]" office:value-type="float" office:value="0.00434782608695652">
            <text:p>0.004</text:p>
          </table:table-cell>
          <table:table-cell table:style-name="ce110" table:formula="of:=(([.M5]*10)+[.O5])/([.D5]+[.F5])" office:value-type="float" office:value="279.333333333333">
            <text:p>279.33</text:p>
          </table:table-cell>
          <table:table-cell table:style-name="ce110" office:value-type="float" office:value="460">
            <text:p>460</text:p>
          </table:table-cell>
          <table:table-cell table:style-name="ce113" table:formula="of:=([.M5]/[.R5])*10" office:value-type="float" office:value="8.04347826086957">
            <text:p>8.043</text:p>
          </table:table-cell>
          <table:table-cell table:style-name="ce113" table:formula="of:=([.O5]/[.R5])*10" office:value-type="float" office:value="375">
            <text:p>375.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Skimmer</text:p>
          </table:table-cell>
          <table:table-cell table:style-name="ce110" office:value-type="string">
            <text:p>uaa0204</text:p>
          </table:table-cell>
          <table:table-cell table:style-name="ce110" office:value-type="string">
            <text:p>Torp</text:p>
          </table:table-cell>
          <table:table-cell table:style-name="ce110" office:value-type="string">
            <text:p><text:s/></text:p>
          </table:table-cell>
          <table:table-cell table:style-name="ce110" office:value-type="float" office:value="96">
            <text:p>96</text:p>
          </table:table-cell>
          <table:table-cell table:number-columns-repeated="2" table:style-name="ce110" office:value-type="string">
            <text:p><text:s/></text:p>
          </table:table-cell>
          <table:table-cell table:style-name="ce110" office:value-type="float" office:value="1200">
            <text:p>1200</text:p>
          </table:table-cell>
          <table:table-cell table:style-name="ce110" table:formula="of:=[.H6]*0.0002" office:value-type="float" office:value="0.24">
            <text:p>0.24</text:p>
          </table:table-cell>
          <table:table-cell table:style-name="ce110" office:value-type="float" office:value="4">
            <text:p>4</text:p>
          </table:table-cell>
          <table:table-cell table:style-name="ce116" office:value-type="float" office:value="270">
            <text:p>270</text:p>
          </table:table-cell>
          <table:table-cell table:style-name="ce110" office:value-type="string">
            <text:p>Sonar</text:p>
          </table:table-cell>
          <table:table-cell table:style-name="ce110" office:value-type="float" office:value="240">
            <text:p>240</text:p>
          </table:table-cell>
          <table:table-cell table:style-name="ce113" table:formula="of:=[.M6]/[.H6]" office:value-type="float" office:value="0.2">
            <text:p>0.200</text:p>
          </table:table-cell>
          <table:table-cell table:style-name="ce110" office:value-type="float" office:value="12000">
            <text:p>12000</text:p>
          </table:table-cell>
          <table:table-cell table:style-name="ce113" table:formula="of:=([.E6]+[.F6])/[.O6]" office:value-type="float" office:value="0.008">
            <text:p>0.008</text:p>
          </table:table-cell>
          <table:table-cell table:style-name="ce110" table:formula="of:=(([.M6]*10)+[.O6])/([.E6]+[.F6])" office:value-type="float" office:value="150">
            <text:p>150</text:p>
          </table:table-cell>
          <table:table-cell table:style-name="ce110" office:value-type="float" office:value="300">
            <text:p>300</text:p>
          </table:table-cell>
          <table:table-cell table:style-name="ce113" table:formula="of:=([.M6]/[.R6])*10" office:value-type="float" office:value="8">
            <text:p>8.000</text:p>
          </table:table-cell>
          <table:table-cell table:style-name="ce113" table:formula="of:=([.O6]/[.R6])*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109" office:value-type="string">
            <text:p>Impaler</text:p>
          </table:table-cell>
          <table:table-cell table:style-name="ce110" office:value-type="string">
            <text:p>saa0211</text:p>
          </table:table-cell>
          <table:table-cell table:style-name="ce110" office:value-type="string">
            <text:p>Bomb</text:p>
          </table:table-cell>
          <table:table-cell table:style-name="ce110" office:value-type="float" office:value="150">
            <text:p>150</text:p>
          </table:table-cell>
          <table:table-cell table:number-columns-repeated="2" table:style-name="ce110" office:value-type="float" office:value="0">
            <text:p>0</text:p>
          </table:table-cell>
          <table:table-cell table:style-name="ce110" office:value-type="string">
            <text:p><text:s/></text:p>
          </table:table-cell>
          <table:table-cell table:style-name="ce110" office:value-type="float" office:value="1400">
            <text:p>1400</text:p>
          </table:table-cell>
          <table:table-cell table:style-name="ce110" table:formula="of:=[.H7]*0.0002" office:value-type="float" office:value="0.28">
            <text:p>0.28</text:p>
          </table:table-cell>
          <table:table-cell table:style-name="ce110" office:value-type="float" office:value="4">
            <text:p>4</text:p>
          </table:table-cell>
          <table:table-cell table:style-name="ce116" office:value-type="float" office:value="350">
            <text:p>350</text:p>
          </table:table-cell>
          <table:table-cell table:style-name="ce110" office:value-type="float" office:value="50">
            <text:p>50</text:p>
          </table:table-cell>
          <table:table-cell table:style-name="ce110" office:value-type="float" office:value="360">
            <text:p>360</text:p>
          </table:table-cell>
          <table:table-cell table:style-name="ce113" table:formula="of:=[.M7]/[.H7]" office:value-type="float" office:value="0.257142857142857">
            <text:p>0.257</text:p>
          </table:table-cell>
          <table:table-cell table:style-name="ce110" office:value-type="float" office:value="20000">
            <text:p>20000</text:p>
          </table:table-cell>
          <table:table-cell table:style-name="ce113" table:formula="of:=([.D7])/[.O7]" office:value-type="float" office:value="0.0075">
            <text:p>0.008</text:p>
          </table:table-cell>
          <table:table-cell table:style-name="ce110" table:formula="of:=(([.M7]*10)+[.O7])/([.D7])" office:value-type="float" office:value="157.333333333333">
            <text:p>157.33</text:p>
          </table:table-cell>
          <table:table-cell table:style-name="ce110" office:value-type="float" office:value="500">
            <text:p>500</text:p>
          </table:table-cell>
          <table:table-cell table:style-name="ce113" table:formula="of:=([.M7]/[.R7])*10" office:value-type="float" office:value="7.2">
            <text:p>7.200</text:p>
          </table:table-cell>
          <table:table-cell table:style-name="ce113" table:formula="of:=([.O7]/[.R7])*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78" office:value-type="string">
            <text:p>Dragonlady</text:p>
          </table:table-cell>
          <table:table-cell table:style-name="ce82" office:value-type="string">
            <text:p>sea02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 text:c="2"/></text:p>
          </table:table-cell>
          <table:table-cell table:style-name="ce82" office:value-type="float" office:value="595">
            <text:p>595</text:p>
          </table:table-cell>
          <table:table-cell table:style-name="ce82" table:formula="of:=[.H8]*0.0002" office:value-type="float" office:value="0.119">
            <text:p>0.12</text:p>
          </table:table-cell>
          <table:table-cell table:style-name="ce82" office:value-type="float" office:value="1">
            <text:p>1</text:p>
          </table:table-cell>
          <table:table-cell table:style-name="ce106" office:value-type="float" office:value="1000">
            <text:p>1000</text:p>
          </table:table-cell>
          <table:table-cell table:style-name="ce82" office:value-type="float" office:value="64">
            <text:p>64</text:p>
          </table:table-cell>
          <table:table-cell table:style-name="ce82" office:value-type="float" office:value="160">
            <text:p>160</text:p>
          </table:table-cell>
          <table:table-cell table:style-name="ce92" table:formula="of:=[.M8]/[.H8]" office:value-type="float" office:value="0.26890756302521">
            <text:p>0.269</text:p>
          </table:table-cell>
          <table:table-cell table:style-name="ce82" office:value-type="float" office:value="5500">
            <text:p>5500</text:p>
          </table:table-cell>
          <table:table-cell table:style-name="ce92" table:formula="of:=[.D8]/[.O8]" office:value-type="float" office:value="0">
            <text:p>0.000</text:p>
          </table:table-cell>
          <table:table-cell table:style-name="ce82" office:value-type="float" office:value="0">
            <text:p>0</text:p>
          </table:table-cell>
          <table:table-cell table:style-name="ce82" office:value-type="float" office:value="200">
            <text:p>200</text:p>
          </table:table-cell>
          <table:table-cell table:style-name="ce92" table:formula="of:=([.M8]/[.R8])*10" office:value-type="float" office:value="8">
            <text:p>8.000</text:p>
          </table:table-cell>
          <table:table-cell table:style-name="ce92" table:formula="of:=([.O8]/[.R8])*10" office:value-type="float" office:value="275">
            <text:p>275.000</text:p>
          </table:table-cell>
          <table:table-cell table:style-name="ce82" office:value-type="float" office:value="24">
            <text:p>24</text:p>
          </table:table-cell>
          <table:table-cell table:style-name="ce82"/>
          <table:table-cell table:style-name="ce78" table:number-columns-repeated="1000"/>
        </table:table-row>
        <table:table-row table:style-name="ro2">
          <table:table-cell table:style-name="ce78" office:value-type="string">
            <text:p>Janus</text:p>
          </table:table-cell>
          <table:table-cell table:style-name="ce82" office:value-type="string">
            <text:p>dea0202</text:p>
          </table:table-cell>
          <table:table-cell table:style-name="ce82" office:value-type="string">
            <text:p>Fighter</text:p>
          </table:table-cell>
          <table:table-cell table:style-name="ce82" office:value-type="float" office:value="0">
            <text:p>0</text:p>
          </table:table-cell>
          <table:table-cell table:style-name="ce82"/>
          <table:table-cell table:style-name="ce82" office:value-type="float" office:value="144">
            <text:p>144</text:p>
          </table:table-cell>
          <table:table-cell table:style-name="ce82" office:value-type="float" office:value="33">
            <text:p>33</text:p>
          </table:table-cell>
          <table:table-cell table:style-name="ce82" office:value-type="float" office:value="1600">
            <text:p>1600</text:p>
          </table:table-cell>
          <table:table-cell table:style-name="ce82" table:formula="of:=[.H9]*0.0002" office:value-type="float" office:value="0.32">
            <text:p>0.32</text:p>
          </table:table-cell>
          <table:table-cell table:style-name="ce82" office:value-type="float" office:value="4">
            <text:p>4</text:p>
          </table:table-cell>
          <table:table-cell table:style-name="ce106" office:value-type="float" office:value="270">
            <text:p>270</text:p>
          </table:table-cell>
          <table:table-cell table:style-name="ce82" office:value-type="float" office:value="50">
            <text:p>50</text:p>
          </table:table-cell>
          <table:table-cell table:style-name="ce82" office:value-type="float" office:value="280">
            <text:p>280</text:p>
          </table:table-cell>
          <table:table-cell table:style-name="ce92" table:formula="of:=[.M9]/[.H9]" office:value-type="float" office:value="0.175">
            <text:p>0.175</text:p>
          </table:table-cell>
          <table:table-cell table:style-name="ce82" office:value-type="float" office:value="14000">
            <text:p>14000</text:p>
          </table:table-cell>
          <table:table-cell table:style-name="ce92" table:formula="of:=[.D9]/[.O9]" office:value-type="float" office:value="0">
            <text:p>0.000</text:p>
          </table:table-cell>
          <table:table-cell table:style-name="ce82" table:formula="of:=(([.M9]*10)+[.O9])/([.D9]+[.F9])" office:value-type="float" office:value="116.666666666667">
            <text:p>116.67</text:p>
          </table:table-cell>
          <table:table-cell table:style-name="ce82" office:value-type="float" office:value="374">
            <text:p>374</text:p>
          </table:table-cell>
          <table:table-cell table:style-name="ce92" table:formula="of:=([.M9]/[.R9])*10" office:value-type="float" office:value="7.48663101604278">
            <text:p>7.487</text:p>
          </table:table-cell>
          <table:table-cell table:style-name="ce92" table:formula="of:=([.O9]/[.R9])*10" office:value-type="float" office:value="374.331550802139">
            <text:p>374.332</text:p>
          </table:table-cell>
          <table:table-cell table:style-name="ce82" office:value-type="float" office:value="17.5">
            <text:p>17.5</text:p>
          </table:table-cell>
          <table:table-cell table:style-name="ce82"/>
          <table:table-cell table:style-name="ce78" table:number-columns-repeated="1000"/>
        </table:table-row>
        <table:table-row table:style-name="ro2">
          <table:table-cell table:style-name="ce78" office:value-type="string">
            <text:p>Stinger</text:p>
          </table:table-cell>
          <table:table-cell table:style-name="ce82" office:value-type="string">
            <text:p>uea0203</text:p>
          </table:table-cell>
          <table:table-cell table:style-name="ce82" office:value-type="string">
            <text:p>Gun</text:p>
          </table:table-cell>
          <table:table-cell table:style-name="ce82" office:value-type="float" office:value="78">
            <text:p>78</text:p>
          </table:table-cell>
          <table:table-cell table:style-name="ce82"/>
          <table:table-cell table:style-name="ce82" office:value-type="string">
            <text:p><text:s/></text:p>
          </table:table-cell>
          <table:table-cell table:style-name="ce82" office:value-type="float" office:value="22">
            <text:p>22</text:p>
          </table:table-cell>
          <table:table-cell table:style-name="ce82" office:value-type="float" office:value="1400">
            <text:p>1400</text:p>
          </table:table-cell>
          <table:table-cell table:style-name="ce82" table:formula="of:=[.H10]*0.0002" office:value-type="float" office:value="0.28">
            <text:p>0.28</text:p>
          </table:table-cell>
          <table:table-cell table:style-name="ce82" office:value-type="float" office:value="4">
            <text:p>4</text:p>
          </table:table-cell>
          <table:table-cell table:style-name="ce106" office:value-type="float" office:value="245">
            <text:p>245</text:p>
          </table:table-cell>
          <table:table-cell table:style-name="ce82" office:value-type="string">
            <text:p><text:s/></text:p>
          </table:table-cell>
          <table:table-cell table:style-name="ce82" office:value-type="float" office:value="355">
            <text:p>355</text:p>
          </table:table-cell>
          <table:table-cell table:style-name="ce92" table:formula="of:=[.M10]/[.H10]" office:value-type="float" office:value="0.253571428571429">
            <text:p>0.254</text:p>
          </table:table-cell>
          <table:table-cell table:style-name="ce82" office:value-type="float" office:value="16950">
            <text:p>16950</text:p>
          </table:table-cell>
          <table:table-cell table:style-name="ce92" table:formula="of:=[.D10]/[.O10]" office:value-type="float" office:value="0.00460176991150442">
            <text:p>0.005</text:p>
          </table:table-cell>
          <table:table-cell table:style-name="ce82" table:formula="of:=(([.M10]*10)+[.O10])/([.D10]+[.F10])" office:value-type="float" office:value="262.820512820513">
            <text:p>262.82</text:p>
          </table:table-cell>
          <table:table-cell table:style-name="ce82" office:value-type="float" office:value="387.5">
            <text:p>387.5</text:p>
          </table:table-cell>
          <table:table-cell table:style-name="ce92" table:formula="of:=([.M10]/[.R10])*10" office:value-type="float" office:value="9.16129032258065">
            <text:p>9.161</text:p>
          </table:table-cell>
          <table:table-cell table:style-name="ce92" table:formula="of:=([.O10]/[.R10])*10" office:value-type="float" office:value="437.41935483871">
            <text:p>437.419</text:p>
          </table:table-cell>
          <table:table-cell table:style-name="ce82" office:value-type="float" office:value="12">
            <text:p>12</text:p>
          </table:table-cell>
          <table:table-cell table:style-name="ce82" office:value-type="float" office:value="245">
            <text:p>245</text:p>
          </table:table-cell>
          <table:table-cell table:style-name="ce78" table:number-columns-repeated="1000"/>
        </table:table-row>
        <table:table-row table:style-name="ro2">
          <table:table-cell table:style-name="ce78" office:value-type="string">
            <text:p>Stork</text:p>
          </table:table-cell>
          <table:table-cell table:style-name="ce82" office:value-type="string">
            <text:p>uea0204</text:p>
          </table:table-cell>
          <table:table-cell table:style-name="ce82" office:value-type="string">
            <text:p>Torp</text:p>
          </table:table-cell>
          <table:table-cell table:style-name="ce82" office:value-type="string">
            <text:p><text:s/></text:p>
          </table:table-cell>
          <table:table-cell table:style-name="ce82" office:value-type="float" office:value="96">
            <text:p>96</text:p>
          </table:table-cell>
          <table:table-cell table:number-columns-repeated="2" table:style-name="ce82" office:value-type="string">
            <text:p><text:s/></text:p>
          </table:table-cell>
          <table:table-cell table:style-name="ce82" office:value-type="float" office:value="1320">
            <text:p>1320</text:p>
          </table:table-cell>
          <table:table-cell table:style-name="ce82" table:formula="of:=[.H11]*0.0002" office:value-type="float" office:value="0.264">
            <text:p>0.26</text:p>
          </table:table-cell>
          <table:table-cell table:style-name="ce82" office:value-type="float" office:value="4">
            <text:p>4</text:p>
          </table:table-cell>
          <table:table-cell table:style-name="ce106" office:value-type="float" office:value="270">
            <text:p>270</text:p>
          </table:table-cell>
          <table:table-cell table:style-name="ce82" office:value-type="string">
            <text:p>Sonar</text:p>
          </table:table-cell>
          <table:table-cell table:style-name="ce82" office:value-type="float" office:value="265">
            <text:p>265</text:p>
          </table:table-cell>
          <table:table-cell table:style-name="ce92" table:formula="of:=[.M11]/[.H11]" office:value-type="float" office:value="0.200757575757576">
            <text:p>0.201</text:p>
          </table:table-cell>
          <table:table-cell table:style-name="ce82" office:value-type="float" office:value="12000">
            <text:p>12000</text:p>
          </table:table-cell>
          <table:table-cell table:style-name="ce92" table:formula="of:=[.E11]/[.O11]" office:value-type="float" office:value="0.008">
            <text:p>0.008</text:p>
          </table:table-cell>
          <table:table-cell table:style-name="ce82" table:formula="of:=(([.M11]*10)+[.O11])/([.E11]+[.F11])" office:value-type="float" office:value="152.604166666667">
            <text:p>152.6</text:p>
          </table:table-cell>
          <table:table-cell table:style-name="ce82" office:value-type="float" office:value="254">
            <text:p>254</text:p>
          </table:table-cell>
          <table:table-cell table:style-name="ce92" table:formula="of:=([.M11]/[.R11])*10" office:value-type="float" office:value="10.4330708661417">
            <text:p>10.433</text:p>
          </table:table-cell>
          <table:table-cell table:style-name="ce92" table:formula="of:=([.O11]/[.R11])*10" office:value-type="float" office:value="472.44094488189">
            <text:p>472.441</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Tornado</text:p>
          </table:table-cell>
          <table:table-cell table:style-name="ce82" office:value-type="string">
            <text:p>sea0211</text:p>
          </table:table-cell>
          <table:table-cell table:style-name="ce82" office:value-type="string">
            <text:p>Bomb</text:p>
          </table:table-cell>
          <table:table-cell table:style-name="ce82" office:value-type="float" office:value="160">
            <text:p>160</text:p>
          </table:table-cell>
          <table:table-cell table:style-name="ce82" office:value-type="float" office:value="0">
            <text:p>0</text:p>
          </table:table-cell>
          <table:table-cell table:style-name="ce82" office:value-type="float" office:value="12">
            <text:p>12</text:p>
          </table:table-cell>
          <table:table-cell table:style-name="ce82" office:value-type="float" office:value="24">
            <text:p>24</text:p>
          </table:table-cell>
          <table:table-cell table:style-name="ce82" office:value-type="float" office:value="1550">
            <text:p>1550</text:p>
          </table:table-cell>
          <table:table-cell table:style-name="ce82" table:formula="of:=[.H12]*0.0002" office:value-type="float" office:value="0.31">
            <text:p>0.31</text:p>
          </table:table-cell>
          <table:table-cell table:style-name="ce82" office:value-type="float" office:value="4">
            <text:p>4</text:p>
          </table:table-cell>
          <table:table-cell table:style-name="ce106" office:value-type="float" office:value="350">
            <text:p>350</text:p>
          </table:table-cell>
          <table:table-cell table:style-name="ce82" office:value-type="float" office:value="50">
            <text:p>50</text:p>
          </table:table-cell>
          <table:table-cell table:style-name="ce82" office:value-type="float" office:value="395">
            <text:p>395</text:p>
          </table:table-cell>
          <table:table-cell table:style-name="ce92" table:formula="of:=[.M12]/[.H12]" office:value-type="float" office:value="0.254838709677419">
            <text:p>0.255</text:p>
          </table:table-cell>
          <table:table-cell table:style-name="ce82" office:value-type="float" office:value="22000">
            <text:p>22000</text:p>
          </table:table-cell>
          <table:table-cell table:style-name="ce92" table:formula="of:=[.D12]/[.O12]" office:value-type="float" office:value="0.00727272727272727">
            <text:p>0.007</text:p>
          </table:table-cell>
          <table:table-cell table:style-name="ce82" table:formula="of:=(([.M12]*10)+[.O12])/([.D12]+[.F12])" office:value-type="float" office:value="150.872093023256">
            <text:p>150.87</text:p>
          </table:table-cell>
          <table:table-cell table:style-name="ce82" office:value-type="float" office:value="550">
            <text:p>550</text:p>
          </table:table-cell>
          <table:table-cell table:style-name="ce92" table:formula="of:=([.M12]/[.R12])*10" office:value-type="float" office:value="7.18181818181818">
            <text:p>7.182</text:p>
          </table:table-cell>
          <table:table-cell table:style-name="ce92" table:formula="of:=([.O12]/[.R12])*10" office:value-type="float" office:value="400">
            <text:p>400.000</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Raptor</text:p>
          </table:table-cell>
          <table:table-cell table:style-name="ce82" office:value-type="string">
            <text:p>sea0212</text:p>
          </table:table-cell>
          <table:table-cell table:style-name="ce82" office:value-type="string">
            <text:p>Int</text:p>
          </table:table-cell>
          <table:table-cell table:number-columns-repeated="2" table:style-name="ce82" office:value-type="string">
            <text:p><text:s/></text:p>
          </table:table-cell>
          <table:table-cell table:style-name="ce82" office:value-type="float" office:value="128">
            <text:p>128</text:p>
          </table:table-cell>
          <table:table-cell table:style-name="ce82" office:value-type="float" office:value="30">
            <text:p>30</text:p>
          </table:table-cell>
          <table:table-cell table:style-name="ce82" office:value-type="float" office:value="800">
            <text:p>800</text:p>
          </table:table-cell>
          <table:table-cell table:style-name="ce82" table:formula="of:=[.H13]*0.0002" office:value-type="float" office:value="0.16">
            <text:p>0.16</text:p>
          </table:table-cell>
          <table:table-cell table:style-name="ce82" office:value-type="string">
            <text:p><text:s/></text:p>
          </table:table-cell>
          <table:table-cell table:style-name="ce106" office:value-type="float" office:value="210">
            <text:p>210</text:p>
          </table:table-cell>
          <table:table-cell table:style-name="ce82" office:value-type="string">
            <text:p><text:s/></text:p>
          </table:table-cell>
          <table:table-cell table:style-name="ce82" office:value-type="float" office:value="210">
            <text:p>210</text:p>
          </table:table-cell>
          <table:table-cell table:style-name="ce92" table:formula="of:=[.M13]/[.H13]" office:value-type="float" office:value="0.2625">
            <text:p>0.263</text:p>
          </table:table-cell>
          <table:table-cell table:style-name="ce82" office:value-type="float" office:value="12500">
            <text:p>12500</text:p>
          </table:table-cell>
          <table:table-cell table:style-name="ce92" table:formula="of:=[.F13]/[.O13]" office:value-type="float" office:value="0.01024">
            <text:p>0.010</text:p>
          </table:table-cell>
          <table:table-cell table:style-name="ce82" table:formula="of:=(([.M13]*10)+[.O13])/([.D13]+[.F13])" office:value-type="float" office:value="114.0625">
            <text:p>114.06</text:p>
          </table:table-cell>
          <table:table-cell table:style-name="ce82" office:value-type="float" office:value="1600">
            <text:p>1600</text:p>
          </table:table-cell>
          <table:table-cell table:style-name="ce92" table:formula="of:=([.M13]/[.R13])*10" office:value-type="float" office:value="1.3125">
            <text:p>1.313</text:p>
          </table:table-cell>
          <table:table-cell table:style-name="ce92" table:formula="of:=([.O13]/[.R13])*10" office:value-type="float" office:value="78.125">
            <text:p>78.125</text:p>
          </table:table-cell>
          <table:table-cell table:style-name="ce82" office:value-type="float" office:value="19">
            <text:p>19</text:p>
          </table:table-cell>
          <table:table-cell table:style-name="ce82" office:value-type="float" office:value="210">
            <text:p>210</text:p>
          </table:table-cell>
          <table:table-cell table:style-name="ce78" table:number-columns-repeated="1000"/>
        </table:table-row>
        <table:table-row table:style-name="ro2">
          <table:table-cell table:style-name="ce80" office:value-type="string">
            <text:p>Blade Raven</text:p>
          </table:table-cell>
          <table:table-cell table:style-name="ce84" office:value-type="string">
            <text:p>sra0201</text:p>
          </table:table-cell>
          <table:table-cell table:style-name="ce84" office:value-type="string">
            <text:p>Scout</text:p>
          </table:table-cell>
          <table:table-cell table:number-columns-repeated="3" table:style-name="ce84" office:value-type="float" office:value="0">
            <text:p>0</text:p>
          </table:table-cell>
          <table:table-cell table:style-name="ce84" office:value-type="string">
            <text:p><text:s text:c="2"/></text:p>
          </table:table-cell>
          <table:table-cell table:style-name="ce84" office:value-type="float" office:value="595">
            <text:p>595</text:p>
          </table:table-cell>
          <table:table-cell table:style-name="ce84" table:formula="of:=[.H14]*0.0002" office:value-type="float" office:value="0.119">
            <text:p>0.12</text:p>
          </table:table-cell>
          <table:table-cell table:style-name="ce84" office:value-type="float" office:value="2">
            <text:p>2</text:p>
          </table:table-cell>
          <table:table-cell table:style-name="ce117" office:value-type="float" office:value="1000">
            <text:p>1000</text:p>
          </table:table-cell>
          <table:table-cell table:style-name="ce84" office:value-type="float" office:value="60">
            <text:p>60</text:p>
          </table:table-cell>
          <table:table-cell table:style-name="ce84" office:value-type="float" office:value="160">
            <text:p>160</text:p>
          </table:table-cell>
          <table:table-cell table:style-name="ce94" table:formula="of:=[.M14]/[.H14]" office:value-type="float" office:value="0.26890756302521">
            <text:p>0.269</text:p>
          </table:table-cell>
          <table:table-cell table:style-name="ce84" office:value-type="float" office:value="5500">
            <text:p>5500</text:p>
          </table:table-cell>
          <table:table-cell table:style-name="ce94" table:formula="of:=([.D14]+[.F14])/[.O14]" office:value-type="float" office:value="0">
            <text:p>0.000</text:p>
          </table:table-cell>
          <table:table-cell table:style-name="ce84" office:value-type="float" office:value="0">
            <text:p>0</text:p>
          </table:table-cell>
          <table:table-cell table:style-name="ce84" office:value-type="float" office:value="200">
            <text:p>200</text:p>
          </table:table-cell>
          <table:table-cell table:style-name="ce94" table:formula="of:=([.M14]/[.R14])*10" office:value-type="float" office:value="8">
            <text:p>8.000</text:p>
          </table:table-cell>
          <table:table-cell table:style-name="ce94" table:formula="of:=([.O14]/[.R14])*10" office:value-type="float" office:value="275">
            <text:p>275.000</text:p>
          </table:table-cell>
          <table:table-cell table:style-name="ce84" office:value-type="float" office:value="24">
            <text:p>24</text:p>
          </table:table-cell>
          <table:table-cell table:style-name="ce84"/>
          <table:table-cell table:style-name="ce80" table:number-columns-repeated="1000"/>
        </table:table-row>
        <table:table-row table:style-name="ro2">
          <table:table-cell table:style-name="ce80" office:value-type="string">
            <text:p>Talon</text:p>
          </table:table-cell>
          <table:table-cell table:style-name="ce84" office:value-type="string">
            <text:p>dra0202</text:p>
          </table:table-cell>
          <table:table-cell table:style-name="ce84" office:value-type="string">
            <text:p>FtrBmb</text:p>
          </table:table-cell>
          <table:table-cell table:style-name="ce84" office:value-type="float" office:value="120">
            <text:p>120</text:p>
          </table:table-cell>
          <table:table-cell table:style-name="ce84"/>
          <table:table-cell table:style-name="ce84" office:value-type="float" office:value="110">
            <text:p>110</text:p>
          </table:table-cell>
          <table:table-cell table:style-name="ce84" office:value-type="float" office:value="36">
            <text:p>36</text:p>
          </table:table-cell>
          <table:table-cell table:style-name="ce84" office:value-type="float" office:value="1350">
            <text:p>1350</text:p>
          </table:table-cell>
          <table:table-cell table:style-name="ce84" table:formula="of:=[.H15]*0.0002" office:value-type="float" office:value="0.27">
            <text:p>0.27</text:p>
          </table:table-cell>
          <table:table-cell table:style-name="ce84" office:value-type="float" office:value="6">
            <text:p>6</text:p>
          </table:table-cell>
          <table:table-cell table:style-name="ce117" office:value-type="float" office:value="270">
            <text:p>270</text:p>
          </table:table-cell>
          <table:table-cell table:style-name="ce84" office:value-type="float" office:value="50">
            <text:p>50</text:p>
          </table:table-cell>
          <table:table-cell table:style-name="ce84" office:value-type="float" office:value="300">
            <text:p>300</text:p>
          </table:table-cell>
          <table:table-cell table:style-name="ce94" table:formula="of:=[.M15]/[.H15]" office:value-type="float" office:value="0.222222222222222">
            <text:p>0.222</text:p>
          </table:table-cell>
          <table:table-cell table:style-name="ce84" office:value-type="float" office:value="14000">
            <text:p>14000</text:p>
          </table:table-cell>
          <table:table-cell table:style-name="ce94" table:formula="of:=([.D15]+[.F15])/[.O15]" office:value-type="float" office:value="0.0164285714285714">
            <text:p>0.016</text:p>
          </table:table-cell>
          <table:table-cell table:style-name="ce84" table:formula="of:=(([.M15]*10)+[.O15])/([.D15]+[.F15])" office:value-type="float" office:value="73.9130434782609">
            <text:p>73.91</text:p>
          </table:table-cell>
          <table:table-cell table:style-name="ce84" office:value-type="float" office:value="374">
            <text:p>374</text:p>
          </table:table-cell>
          <table:table-cell table:style-name="ce94" table:formula="of:=([.M15]/[.R15])*10" office:value-type="float" office:value="8.02139037433155">
            <text:p>8.021</text:p>
          </table:table-cell>
          <table:table-cell table:style-name="ce94" table:formula="of:=([.O15]/[.R15])*10" office:value-type="float" office:value="374.331550802139">
            <text:p>374.332</text:p>
          </table:table-cell>
          <table:table-cell table:style-name="ce84" office:value-type="float" office:value="17">
            <text:p>17</text:p>
          </table:table-cell>
          <table:table-cell table:style-name="ce84"/>
          <table:table-cell table:style-name="ce80" table:number-columns-repeated="1000"/>
        </table:table-row>
        <table:table-row table:style-name="ro2">
          <table:table-cell table:style-name="ce80" office:value-type="string">
            <text:p>Sky Spider</text:p>
          </table:table-cell>
          <table:table-cell table:style-name="ce84" office:value-type="string">
            <text:p>ura0203</text:p>
          </table:table-cell>
          <table:table-cell table:style-name="ce84" office:value-type="string">
            <text:p>Gun</text:p>
          </table:table-cell>
          <table:table-cell table:style-name="ce84" office:value-type="float" office:value="80">
            <text:p>80</text:p>
          </table:table-cell>
          <table:table-cell table:style-name="ce84"/>
          <table:table-cell table:style-name="ce84" office:value-type="string">
            <text:p><text:s/></text:p>
          </table:table-cell>
          <table:table-cell table:style-name="ce84" office:value-type="float" office:value="24">
            <text:p>24</text:p>
          </table:table-cell>
          <table:table-cell table:style-name="ce84" office:value-type="float" office:value="1400">
            <text:p>1400</text:p>
          </table:table-cell>
          <table:table-cell table:style-name="ce84" table:formula="of:=[.H16]*0.0002" office:value-type="float" office:value="0.28">
            <text:p>0.28</text:p>
          </table:table-cell>
          <table:table-cell table:style-name="ce84" office:value-type="float" office:value="6">
            <text:p>6</text:p>
          </table:table-cell>
          <table:table-cell table:style-name="ce117" office:value-type="float" office:value="215">
            <text:p>215</text:p>
          </table:table-cell>
          <table:table-cell table:style-name="ce84" office:value-type="string">
            <text:p><text:s/></text:p>
          </table:table-cell>
          <table:table-cell table:style-name="ce84" office:value-type="float" office:value="355">
            <text:p>355</text:p>
          </table:table-cell>
          <table:table-cell table:style-name="ce94" table:formula="of:=[.M16]/[.H16]" office:value-type="float" office:value="0.253571428571429">
            <text:p>0.254</text:p>
          </table:table-cell>
          <table:table-cell table:style-name="ce84" office:value-type="float" office:value="14000">
            <text:p>14000</text:p>
          </table:table-cell>
          <table:table-cell table:style-name="ce94" table:formula="of:=([.D16]+[.F16])/[.O16]" office:value-type="float" office:value="0.00571428571428571">
            <text:p>0.006</text:p>
          </table:table-cell>
          <table:table-cell table:style-name="ce84" table:formula="of:=(([.M16]*10)+[.O16])/([.D16]+[.F16])" office:value-type="float" office:value="219.375">
            <text:p>219.38</text:p>
          </table:table-cell>
          <table:table-cell table:style-name="ce84" office:value-type="float" office:value="350">
            <text:p>350</text:p>
          </table:table-cell>
          <table:table-cell table:style-name="ce94" table:formula="of:=([.M16]/[.R16])*10" office:value-type="float" office:value="10.1428571428571">
            <text:p>10.143</text:p>
          </table:table-cell>
          <table:table-cell table:style-name="ce94" table:formula="of:=([.O16]/[.R16])*10" office:value-type="float" office:value="400">
            <text:p>400.000</text:p>
          </table:table-cell>
          <table:table-cell table:style-name="ce84" office:value-type="float" office:value="11">
            <text:p>11</text:p>
          </table:table-cell>
          <table:table-cell table:style-name="ce84" office:value-type="float" office:value="215">
            <text:p>215</text:p>
          </table:table-cell>
          <table:table-cell table:style-name="ce80" table:number-columns-repeated="1000"/>
        </table:table-row>
        <table:table-row table:style-name="ro2">
          <table:table-cell table:style-name="ce80" office:value-type="string">
            <text:p>Cormorant</text:p>
          </table:table-cell>
          <table:table-cell table:style-name="ce84" office:value-type="string">
            <text:p>ura0204</text:p>
          </table:table-cell>
          <table:table-cell table:style-name="ce84" office:value-type="string">
            <text:p>Torp</text:p>
          </table:table-cell>
          <table:table-cell table:style-name="ce84" office:value-type="string">
            <text:p><text:s/></text:p>
          </table:table-cell>
          <table:table-cell table:style-name="ce84" office:value-type="float" office:value="100">
            <text:p>100</text:p>
          </table:table-cell>
          <table:table-cell table:style-name="ce84"/>
          <table:table-cell table:style-name="ce84" office:value-type="string">
            <text:p><text:s/></text:p>
          </table:table-cell>
          <table:table-cell table:style-name="ce84" office:value-type="float" office:value="1200">
            <text:p>1200</text:p>
          </table:table-cell>
          <table:table-cell table:style-name="ce84" table:formula="of:=[.H17]*0.0002" office:value-type="float" office:value="0.24">
            <text:p>0.24</text:p>
          </table:table-cell>
          <table:table-cell table:style-name="ce84" office:value-type="float" office:value="6">
            <text:p>6</text:p>
          </table:table-cell>
          <table:table-cell table:style-name="ce117" office:value-type="float" office:value="270">
            <text:p>270</text:p>
          </table:table-cell>
          <table:table-cell table:style-name="ce84" office:value-type="string">
            <text:p>Sonar</text:p>
          </table:table-cell>
          <table:table-cell table:style-name="ce84" office:value-type="float" office:value="240">
            <text:p>240</text:p>
          </table:table-cell>
          <table:table-cell table:style-name="ce94" table:formula="of:=[.M17]/[.H17]" office:value-type="float" office:value="0.2">
            <text:p>0.200</text:p>
          </table:table-cell>
          <table:table-cell table:style-name="ce84" office:value-type="float" office:value="9500">
            <text:p>9500</text:p>
          </table:table-cell>
          <table:table-cell table:style-name="ce94" table:formula="of:=([.E17]+[.F17])/[.O17]" office:value-type="float" office:value="0.0105263157894737">
            <text:p>0.011</text:p>
          </table:table-cell>
          <table:table-cell table:style-name="ce84" table:formula="of:=(([.M17]*10)+[.O17])/([.E17]+[.F17])" office:value-type="float" office:value="119">
            <text:p>119</text:p>
          </table:table-cell>
          <table:table-cell table:style-name="ce84" office:value-type="float" office:value="254">
            <text:p>254</text:p>
          </table:table-cell>
          <table:table-cell table:style-name="ce94" table:formula="of:=([.M17]/[.R17])*10" office:value-type="float" office:value="9.44881889763779">
            <text:p>9.449</text:p>
          </table:table-cell>
          <table:table-cell table:style-name="ce94" table:formula="of:=([.O17]/[.R17])*10" office:value-type="float" office:value="374.015748031496">
            <text:p>374.016</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Reaper</text:p>
          </table:table-cell>
          <table:table-cell table:style-name="ce84" office:value-type="string">
            <text:p>sra0211</text:p>
          </table:table-cell>
          <table:table-cell table:style-name="ce84" office:value-type="string">
            <text:p>Bomb</text:p>
          </table:table-cell>
          <table:table-cell table:style-name="ce84" office:value-type="float" office:value="160">
            <text:p>160</text:p>
          </table:table-cell>
          <table:table-cell table:style-name="ce84" office:value-type="float" office:value="0">
            <text:p>0</text:p>
          </table:table-cell>
          <table:table-cell table:style-name="ce84"/>
          <table:table-cell table:style-name="ce84" office:value-type="string">
            <text:p><text:s/></text:p>
          </table:table-cell>
          <table:table-cell table:style-name="ce84" office:value-type="float" office:value="1325">
            <text:p>1325</text:p>
          </table:table-cell>
          <table:table-cell table:style-name="ce84" table:formula="of:=[.H18]*0.0002" office:value-type="float" office:value="0.265">
            <text:p>0.27</text:p>
          </table:table-cell>
          <table:table-cell table:style-name="ce84" office:value-type="float" office:value="7">
            <text:p>7</text:p>
          </table:table-cell>
          <table:table-cell table:style-name="ce117" office:value-type="float" office:value="350">
            <text:p>350</text:p>
          </table:table-cell>
          <table:table-cell table:style-name="ce84" office:value-type="float" office:value="50">
            <text:p>50</text:p>
          </table:table-cell>
          <table:table-cell table:style-name="ce84" office:value-type="float" office:value="395">
            <text:p>395</text:p>
          </table:table-cell>
          <table:table-cell table:style-name="ce94" table:formula="of:=[.M18]/[.H18]" office:value-type="float" office:value="0.29811320754717">
            <text:p>0.298</text:p>
          </table:table-cell>
          <table:table-cell table:style-name="ce84" office:value-type="float" office:value="22000">
            <text:p>22000</text:p>
          </table:table-cell>
          <table:table-cell table:style-name="ce94" table:formula="of:=([.D18]+[.F18])/[.O18]" office:value-type="float" office:value="0.00727272727272727">
            <text:p>0.007</text:p>
          </table:table-cell>
          <table:table-cell table:style-name="ce84" table:formula="of:=(([.M18]*10)+[.O18])/([.D18]+[.F18])" office:value-type="float" office:value="162.1875">
            <text:p>162.19</text:p>
          </table:table-cell>
          <table:table-cell table:style-name="ce84" office:value-type="float" office:value="550">
            <text:p>550</text:p>
          </table:table-cell>
          <table:table-cell table:style-name="ce94" table:formula="of:=([.M18]/[.R18])*10" office:value-type="float" office:value="7.18181818181818">
            <text:p>7.182</text:p>
          </table:table-cell>
          <table:table-cell table:style-name="ce94" table:formula="of:=([.O18]/[.R18])*10" office:value-type="float" office:value="400">
            <text:p>400.000</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Dioscuri</text:p>
          </table:table-cell>
          <table:table-cell table:style-name="ce84" office:value-type="string">
            <text:p>sra0212</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150">
            <text:p>150</text:p>
          </table:table-cell>
          <table:table-cell table:style-name="ce84" office:value-type="float" office:value="30">
            <text:p>30</text:p>
          </table:table-cell>
          <table:table-cell table:style-name="ce84" office:value-type="float" office:value="750">
            <text:p>750</text:p>
          </table:table-cell>
          <table:table-cell table:style-name="ce84" table:formula="of:=[.H19]*0.0002" office:value-type="float" office:value="0.15">
            <text:p>0.15</text:p>
          </table:table-cell>
          <table:table-cell table:style-name="ce84" office:value-type="string">
            <text:p><text:s/></text:p>
          </table:table-cell>
          <table:table-cell table:style-name="ce117" office:value-type="float" office:value="210">
            <text:p>210</text:p>
          </table:table-cell>
          <table:table-cell table:style-name="ce84" office:value-type="string">
            <text:p><text:s/></text:p>
          </table:table-cell>
          <table:table-cell table:style-name="ce84" office:value-type="float" office:value="210">
            <text:p>210</text:p>
          </table:table-cell>
          <table:table-cell table:style-name="ce94" table:formula="of:=[.M19]/[.H19]" office:value-type="float" office:value="0.28">
            <text:p>0.280</text:p>
          </table:table-cell>
          <table:table-cell table:style-name="ce84" office:value-type="float" office:value="12500">
            <text:p>12500</text:p>
          </table:table-cell>
          <table:table-cell table:style-name="ce94" table:formula="of:=([.D19]+[.F19])/[.O19]" office:value-type="float" office:value="0.012">
            <text:p>0.012</text:p>
          </table:table-cell>
          <table:table-cell table:style-name="ce84" table:formula="of:=(([.M19]*10)+[.O19])/([.D19]+[.F19])" office:value-type="float" office:value="97.3333333333333">
            <text:p>97.33</text:p>
          </table:table-cell>
          <table:table-cell table:style-name="ce84" office:value-type="float" office:value="1600">
            <text:p>1600</text:p>
          </table:table-cell>
          <table:table-cell table:style-name="ce94" table:formula="of:=([.M19]/[.R19])*10" office:value-type="float" office:value="1.3125">
            <text:p>1.313</text:p>
          </table:table-cell>
          <table:table-cell table:style-name="ce94" table:formula="of:=([.O19]/[.R19])*10" office:value-type="float" office:value="78.125">
            <text:p>78.125</text:p>
          </table:table-cell>
          <table:table-cell table:style-name="ce84" office:value-type="float" office:value="18">
            <text:p>18</text:p>
          </table:table-cell>
          <table:table-cell table:style-name="ce84" office:value-type="float" office:value="210">
            <text:p>210</text:p>
          </table:table-cell>
          <table:table-cell table:style-name="ce80" table:number-columns-repeated="1000"/>
        </table:table-row>
        <table:table-row table:style-name="ro2">
          <table:table-cell table:style-name="ce55" office:value-type="string">
            <text:p>Selia</text:p>
          </table:table-cell>
          <table:table-cell table:style-name="ce56" office:value-type="string">
            <text:p>ssa02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595">
            <text:p>595</text:p>
          </table:table-cell>
          <table:table-cell table:style-name="ce56" table:formula="of:=[.H20]*0.0002" office:value-type="float" office:value="0.119">
            <text:p>0.12</text:p>
          </table:table-cell>
          <table:table-cell table:style-name="ce56" office:value-type="float" office:value="1">
            <text:p>1</text:p>
          </table:table-cell>
          <table:table-cell table:style-name="ce118" office:value-type="float" office:value="1000">
            <text:p>1000</text:p>
          </table:table-cell>
          <table:table-cell table:style-name="ce56" office:value-type="float" office:value="64">
            <text:p>64</text:p>
          </table:table-cell>
          <table:table-cell table:style-name="ce56" office:value-type="float" office:value="160">
            <text:p>160</text:p>
          </table:table-cell>
          <table:table-cell table:style-name="ce58" table:formula="of:=[.M20]/[.H20]" office:value-type="float" office:value="0.26890756302521">
            <text:p>0.269</text:p>
          </table:table-cell>
          <table:table-cell table:style-name="ce56" office:value-type="float" office:value="5500">
            <text:p>5500</text:p>
          </table:table-cell>
          <table:table-cell table:style-name="ce58" table:formula="of:=[.D20]/[.O20]" office:value-type="float" office:value="0">
            <text:p>0.000</text:p>
          </table:table-cell>
          <table:table-cell table:style-name="ce56" office:value-type="float" office:value="0">
            <text:p>0</text:p>
          </table:table-cell>
          <table:table-cell table:style-name="ce56" office:value-type="float" office:value="200">
            <text:p>200</text:p>
          </table:table-cell>
          <table:table-cell table:style-name="ce58" table:formula="of:=([.M20]/[.R20])*10" office:value-type="float" office:value="8">
            <text:p>8.000</text:p>
          </table:table-cell>
          <table:table-cell table:style-name="ce58" table:formula="of:=([.O20]/[.R20])*10" office:value-type="float" office:value="275">
            <text:p>275.000</text:p>
          </table:table-cell>
          <table:table-cell table:style-name="ce56" office:value-type="float" office:value="24">
            <text:p>24</text:p>
          </table:table-cell>
          <table:table-cell table:style-name="ce56"/>
          <table:table-cell table:style-name="ce55" table:number-columns-repeated="1000"/>
        </table:table-row>
        <table:table-row table:style-name="ro2">
          <table:table-cell table:style-name="ce55" office:value-type="string">
            <text:p>Notha</text:p>
          </table:table-cell>
          <table:table-cell table:style-name="ce56" office:value-type="string">
            <text:p>xsa0202</text:p>
          </table:table-cell>
          <table:table-cell table:style-name="ce56" office:value-type="string">
            <text:p>FtrBmb</text:p>
          </table:table-cell>
          <table:table-cell table:style-name="ce56" office:value-type="float" office:value="125">
            <text:p>125</text:p>
          </table:table-cell>
          <table:table-cell table:style-name="ce56"/>
          <table:table-cell table:style-name="ce56" office:value-type="float" office:value="144">
            <text:p>144</text:p>
          </table:table-cell>
          <table:table-cell table:style-name="ce56" office:value-type="float" office:value="34">
            <text:p>34</text:p>
          </table:table-cell>
          <table:table-cell table:style-name="ce56" office:value-type="float" office:value="1350">
            <text:p>1350</text:p>
          </table:table-cell>
          <table:table-cell table:style-name="ce56" table:formula="of:=[.H21]*0.0002" office:value-type="float" office:value="0.27">
            <text:p>0.27</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0">
            <text:p>50</text:p>
          </table:table-cell>
          <table:table-cell table:style-name="ce56" office:value-type="float" office:value="300">
            <text:p>300</text:p>
          </table:table-cell>
          <table:table-cell table:style-name="ce58" table:formula="of:=[.M21]/[.H21]" office:value-type="float" office:value="0.222222222222222">
            <text:p>0.222</text:p>
          </table:table-cell>
          <table:table-cell table:style-name="ce56" office:value-type="float" office:value="14000">
            <text:p>14000</text:p>
          </table:table-cell>
          <table:table-cell table:style-name="ce58" table:formula="of:=[.D21]/[.O21]" office:value-type="float" office:value="0.00892857142857143">
            <text:p>0.009</text:p>
          </table:table-cell>
          <table:table-cell table:style-name="ce56" table:formula="of:=(([.M21]*10)+[.O21])/([.D21]+[.F21])" office:value-type="float" office:value="63.1970260223048">
            <text:p>63.2</text:p>
          </table:table-cell>
          <table:table-cell table:style-name="ce56" office:value-type="float" office:value="374">
            <text:p>374</text:p>
          </table:table-cell>
          <table:table-cell table:style-name="ce58" table:formula="of:=([.M21]/[.R21])*10" office:value-type="float" office:value="8.02139037433155">
            <text:p>8.021</text:p>
          </table:table-cell>
          <table:table-cell table:style-name="ce58" table:formula="of:=([.O21]/[.R21])*10" office:value-type="float" office:value="374.331550802139">
            <text:p>374.332</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5" office:value-type="string">
            <text:p>Uhthesinn</text:p>
          </table:table-cell>
          <table:table-cell table:style-name="ce56" office:value-type="string">
            <text:p>brpat2figbo</text:p>
          </table:table-cell>
          <table:table-cell table:style-name="ce56" office:value-type="string">
            <text:p>Int</text:p>
          </table:table-cell>
          <table:table-cell table:style-name="ce56" table:number-columns-repeated="2"/>
          <table:table-cell table:style-name="ce56" office:value-type="float" office:value="180">
            <text:p>180</text:p>
          </table:table-cell>
          <table:table-cell table:style-name="ce56" office:value-type="float" office:value="35">
            <text:p>35</text:p>
          </table:table-cell>
          <table:table-cell table:style-name="ce56" office:value-type="float" office:value="1400">
            <text:p>1400</text:p>
          </table:table-cell>
          <table:table-cell table:style-name="ce56" table:formula="of:=[.H22]*0.0002" office:value-type="float" office:value="0.28">
            <text:p>0.28</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5">
            <text:p>55</text:p>
          </table:table-cell>
          <table:table-cell table:style-name="ce56" office:value-type="float" office:value="250">
            <text:p>250</text:p>
          </table:table-cell>
          <table:table-cell table:style-name="ce58" table:formula="of:=[.M22]/[.H22]" office:value-type="float" office:value="0.178571428571429">
            <text:p>0.179</text:p>
          </table:table-cell>
          <table:table-cell table:style-name="ce56" office:value-type="float" office:value="14000">
            <text:p>14000</text:p>
          </table:table-cell>
          <table:table-cell table:style-name="ce58" table:formula="of:=[.F22]/[.O22]" office:value-type="float" office:value="0.0128571428571429">
            <text:p>0.013</text:p>
          </table:table-cell>
          <table:table-cell table:style-name="ce56" table:formula="of:=(([.M22]*10)+[.O22])/[.F22]" office:value-type="float" office:value="91.6666666666667">
            <text:p>91.67</text:p>
          </table:table-cell>
          <table:table-cell table:style-name="ce56" office:value-type="float" office:value="350">
            <text:p>350</text:p>
          </table:table-cell>
          <table:table-cell table:style-name="ce58" table:formula="of:=([.M22]/[.R22])*10" office:value-type="float" office:value="7.14285714285714">
            <text:p>7.143</text:p>
          </table:table-cell>
          <table:table-cell table:style-name="ce58" table:formula="of:=([.O22]/[.R22])*10" office:value-type="float" office:value="400">
            <text:p>400.000</text:p>
          </table:table-cell>
          <table:table-cell table:style-name="ce56" office:value-type="float" office:value="20">
            <text:p>20</text:p>
          </table:table-cell>
          <table:table-cell table:style-name="ce56"/>
          <table:table-cell table:style-name="ce55" table:number-columns-repeated="1000"/>
        </table:table-row>
        <table:table-row table:style-name="ro2">
          <table:table-cell table:style-name="ce55" office:value-type="string">
            <text:p>Vesinnee</text:p>
          </table:table-cell>
          <table:table-cell table:style-name="ce56" office:value-type="string">
            <text:p>brpat2bomber</text:p>
          </table:table-cell>
          <table:table-cell table:style-name="ce56" office:value-type="string">
            <text:p>Bomb</text:p>
          </table:table-cell>
          <table:table-cell table:style-name="ce56" office:value-type="float" office:value="240">
            <text:p>240</text:p>
          </table:table-cell>
          <table:table-cell table:number-columns-repeated="2" table:style-name="ce56" office:value-type="float" office:value="0">
            <text:p>0</text:p>
          </table:table-cell>
          <table:table-cell table:style-name="ce56"/>
          <table:table-cell table:style-name="ce56" office:value-type="float" office:value="1200">
            <text:p>1200</text:p>
          </table:table-cell>
          <table:table-cell table:style-name="ce56" table:formula="of:=[.H23]*0.0002" office:value-type="float" office:value="0.24">
            <text:p>0.24</text:p>
          </table:table-cell>
          <table:table-cell table:style-name="ce56" office:value-type="float" office:value="5">
            <text:p>5</text:p>
          </table:table-cell>
          <table:table-cell table:style-name="ce118" office:value-type="float" office:value="320">
            <text:p>320</text:p>
          </table:table-cell>
          <table:table-cell table:style-name="ce56" office:value-type="float" office:value="55">
            <text:p>55</text:p>
          </table:table-cell>
          <table:table-cell table:style-name="ce56" office:value-type="float" office:value="330">
            <text:p>330</text:p>
          </table:table-cell>
          <table:table-cell table:style-name="ce58" table:formula="of:=[.M23]/[.H23]" office:value-type="float" office:value="0.275">
            <text:p>0.275</text:p>
          </table:table-cell>
          <table:table-cell table:style-name="ce56" office:value-type="float" office:value="18000">
            <text:p>18000</text:p>
          </table:table-cell>
          <table:table-cell table:style-name="ce58" table:formula="of:=[.D23]/[.O23]" office:value-type="float" office:value="0.0133333333333333">
            <text:p>0.013</text:p>
          </table:table-cell>
          <table:table-cell table:style-name="ce56" table:formula="of:=(([.M23]*10)+[.O23])/[.D23]" office:value-type="float" office:value="88.75">
            <text:p>88.75</text:p>
          </table:table-cell>
          <table:table-cell table:style-name="ce56" office:value-type="float" office:value="450">
            <text:p>450</text:p>
          </table:table-cell>
          <table:table-cell table:style-name="ce58" table:formula="of:=([.M23]/[.R23])*10" office:value-type="float" office:value="7.33333333333333">
            <text:p>7.333</text:p>
          </table:table-cell>
          <table:table-cell table:style-name="ce58" table:formula="of:=([.O23]/[.R23])*10" office:value-type="float" office:value="400">
            <text:p>400.000</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Vulthoo</text:p>
          </table:table-cell>
          <table:table-cell table:style-name="ce56" office:value-type="string">
            <text:p>xsa0203</text:p>
          </table:table-cell>
          <table:table-cell table:style-name="ce56" office:value-type="string">
            <text:p>Gun</text:p>
          </table:table-cell>
          <table:table-cell table:style-name="ce56" office:value-type="float" office:value="80">
            <text:p>80</text:p>
          </table:table-cell>
          <table:table-cell table:style-name="ce56"/>
          <table:table-cell table:style-name="ce56" office:value-type="string">
            <text:p><text:s/></text:p>
          </table:table-cell>
          <table:table-cell table:style-name="ce56" office:value-type="float" office:value="24">
            <text:p>24</text:p>
          </table:table-cell>
          <table:table-cell table:style-name="ce56" office:value-type="float" office:value="1450">
            <text:p>1450</text:p>
          </table:table-cell>
          <table:table-cell table:style-name="ce56" table:formula="of:=[.H24]*0.0002" office:value-type="float" office:value="0.29">
            <text:p>0.29</text:p>
          </table:table-cell>
          <table:table-cell table:style-name="ce56" office:value-type="float" office:value="5">
            <text:p>5</text:p>
          </table:table-cell>
          <table:table-cell table:style-name="ce118" office:value-type="float" office:value="215">
            <text:p>215</text:p>
          </table:table-cell>
          <table:table-cell table:style-name="ce56" office:value-type="string">
            <text:p><text:s/></text:p>
          </table:table-cell>
          <table:table-cell table:style-name="ce56" office:value-type="float" office:value="355">
            <text:p>355</text:p>
          </table:table-cell>
          <table:table-cell table:style-name="ce58" table:formula="of:=[.M24]/[.H24]" office:value-type="float" office:value="0.244827586206897">
            <text:p>0.245</text:p>
          </table:table-cell>
          <table:table-cell table:style-name="ce56" office:value-type="float" office:value="14000">
            <text:p>14000</text:p>
          </table:table-cell>
          <table:table-cell table:style-name="ce58" table:formula="of:=[.D24]/[.O24]" office:value-type="float" office:value="0.00571428571428571">
            <text:p>0.006</text:p>
          </table:table-cell>
          <table:table-cell table:style-name="ce56" table:formula="of:=(([.M24]*10)+[.O24])/[.D24]" office:value-type="float" office:value="219.375">
            <text:p>219.38</text:p>
          </table:table-cell>
          <table:table-cell table:style-name="ce56" office:value-type="float" office:value="350">
            <text:p>350</text:p>
          </table:table-cell>
          <table:table-cell table:style-name="ce58" table:formula="of:=([.M24]/[.R24])*10" office:value-type="float" office:value="10.1428571428571">
            <text:p>10.143</text:p>
          </table:table-cell>
          <table:table-cell table:style-name="ce58" office:value-type="float" office:value="400">
            <text:p>400.000</text:p>
          </table:table-cell>
          <table:table-cell table:style-name="ce56" office:value-type="float" office:value="10.5">
            <text:p>10.5</text:p>
          </table:table-cell>
          <table:table-cell table:style-name="ce56" office:value-type="float" office:value="215">
            <text:p>215</text:p>
          </table:table-cell>
          <table:table-cell table:style-name="ce55" table:number-columns-repeated="1000"/>
        </table:table-row>
        <table:table-row table:style-name="ro2">
          <table:table-cell table:style-name="ce55" office:value-type="string">
            <text:p>Uosioz</text:p>
          </table:table-cell>
          <table:table-cell table:style-name="ce56" office:value-type="string">
            <text:p>xsa0204</text:p>
          </table:table-cell>
          <table:table-cell table:style-name="ce56" office:value-type="string">
            <text:p>Torp</text:p>
          </table:table-cell>
          <table:table-cell table:style-name="ce56" office:value-type="string">
            <text:p><text:s/></text:p>
          </table:table-cell>
          <table:table-cell table:style-name="ce56" office:value-type="float" office:value="96">
            <text:p>96</text:p>
          </table:table-cell>
          <table:table-cell table:number-columns-repeated="2" table:style-name="ce56" office:value-type="string">
            <text:p><text:s/></text:p>
          </table:table-cell>
          <table:table-cell table:style-name="ce56" office:value-type="float" office:value="1200">
            <text:p>1200</text:p>
          </table:table-cell>
          <table:table-cell table:style-name="ce56" table:formula="of:=[.H25]*0.0002" office:value-type="float" office:value="0.24">
            <text:p>0.24</text:p>
          </table:table-cell>
          <table:table-cell table:style-name="ce56" office:value-type="float" office:value="5">
            <text:p>5</text:p>
          </table:table-cell>
          <table:table-cell table:style-name="ce118" office:value-type="float" office:value="270">
            <text:p>270</text:p>
          </table:table-cell>
          <table:table-cell table:style-name="ce56" office:value-type="string">
            <text:p>Sonar</text:p>
          </table:table-cell>
          <table:table-cell table:style-name="ce56" office:value-type="float" office:value="240">
            <text:p>240</text:p>
          </table:table-cell>
          <table:table-cell table:style-name="ce58" table:formula="of:=[.M25]/[.H25]" office:value-type="float" office:value="0.2">
            <text:p>0.200</text:p>
          </table:table-cell>
          <table:table-cell table:style-name="ce56" office:value-type="float" office:value="9500">
            <text:p>9500</text:p>
          </table:table-cell>
          <table:table-cell table:style-name="ce58" table:formula="of:=[.E25]/[.O25]" office:value-type="float" office:value="0.0101052631578947">
            <text:p>0.010</text:p>
          </table:table-cell>
          <table:table-cell table:style-name="ce56" table:formula="of:=(([.M25]*10)+[.O25])/[.E25]" office:value-type="float" office:value="123.958333333333">
            <text:p>123.96</text:p>
          </table:table-cell>
          <table:table-cell table:style-name="ce56" office:value-type="float" office:value="254">
            <text:p>254</text:p>
          </table:table-cell>
          <table:table-cell table:style-name="ce58" table:formula="of:=([.M25]/[.R25])*10" office:value-type="float" office:value="9.44881889763779">
            <text:p>9.449</text:p>
          </table:table-cell>
          <table:table-cell table:style-name="ce58" table:formula="of:=([.O25]/[.R25])*10" office:value-type="float" office:value="374.015748031496">
            <text:p>374.016</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Sinn <text:s text:c="2"/></text:p>
          </table:table-cell>
          <table:table-cell table:style-name="ce56" office:value-type="string">
            <text:p>ssa0211</text:p>
          </table:table-cell>
          <table:table-cell table:style-name="ce56" office:value-type="string">
            <text:p>Bomb</text:p>
          </table:table-cell>
          <table:table-cell table:style-name="ce56" office:value-type="float" office:value="170">
            <text:p>170</text:p>
          </table:table-cell>
          <table:table-cell table:style-name="ce56" office:value-type="float" office:value="0">
            <text:p>0</text:p>
          </table:table-cell>
          <table:table-cell table:number-columns-repeated="2" table:style-name="ce56" office:value-type="string">
            <text:p><text:s/></text:p>
          </table:table-cell>
          <table:table-cell table:style-name="ce56" office:value-type="float" office:value="1335">
            <text:p>1335</text:p>
          </table:table-cell>
          <table:table-cell table:style-name="ce56" table:formula="of:=[.H26]*0.0002" office:value-type="float" office:value="0.267">
            <text:p>0.27</text:p>
          </table:table-cell>
          <table:table-cell table:style-name="ce56" office:value-type="float" office:value="5">
            <text:p>5</text:p>
          </table:table-cell>
          <table:table-cell table:style-name="ce118" office:value-type="float" office:value="330">
            <text:p>330</text:p>
          </table:table-cell>
          <table:table-cell table:style-name="ce56" office:value-type="float" office:value="50">
            <text:p>50</text:p>
          </table:table-cell>
          <table:table-cell table:style-name="ce56" office:value-type="float" office:value="395">
            <text:p>395</text:p>
          </table:table-cell>
          <table:table-cell table:style-name="ce58" table:formula="of:=[.M26]/[.H26]" office:value-type="float" office:value="0.295880149812734">
            <text:p>0.296</text:p>
          </table:table-cell>
          <table:table-cell table:style-name="ce56" office:value-type="float" office:value="22000">
            <text:p>22000</text:p>
          </table:table-cell>
          <table:table-cell table:style-name="ce58" table:formula="of:=[.D26]/[.O26]" office:value-type="float" office:value="0.00772727272727273">
            <text:p>0.008</text:p>
          </table:table-cell>
          <table:table-cell table:style-name="ce56" table:formula="of:=(([.M26]*10)+[.O26])/[.D26]" office:value-type="float" office:value="152.647058823529">
            <text:p>152.65</text:p>
          </table:table-cell>
          <table:table-cell table:style-name="ce56" office:value-type="float" office:value="550">
            <text:p>550</text:p>
          </table:table-cell>
          <table:table-cell table:style-name="ce58" table:formula="of:=([.M26]/[.R26])*10" office:value-type="float" office:value="7.18181818181818">
            <text:p>7.182</text:p>
          </table:table-cell>
          <table:table-cell table:style-name="ce58" table:formula="of:=([.O26]/[.R26])*10" office:value-type="float" office:value="400">
            <text:p>400.000</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26])/23" office:value-type="float" office:value="0.257899228092163">
            <text:p>0.258</text:p>
          </table:table-cell>
          <table:table-cell table:style-name="ce17"/>
          <table:table-cell table:style-name="ce114"/>
          <table:table-cell table:style-name="ce17" table:formula="of:=SUM([.Q2:.Q26])/23" office:value-type="float" office:value="134.96792322469">
            <text:p>134.97</text:p>
          </table:table-cell>
          <table:table-cell table:style-name="ce17"/>
          <table:table-cell table:style-name="ce114" table:number-columns-repeated="2"/>
          <table:table-cell table:style-name="ce17" table:number-columns-repeated="2"/>
          <table:table-cell table:style-name="ce5"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3" table:default-cell-style-name="ce78"/>
        <table:table-column table:style-name="co3" table:number-columns-repeated="2" table:default-cell-style-name="ce82"/>
        <table:table-column table:style-name="co57" table:default-cell-style-name="ce82"/>
        <table:table-column table:style-name="co20" table:default-cell-style-name="ce82"/>
        <table:table-column table:style-name="co32" table:default-cell-style-name="ce82"/>
        <table:table-column table:style-name="co57" table:default-cell-style-name="ce82"/>
        <table:table-column table:style-name="co54" table:default-cell-style-name="ce82"/>
        <table:table-column table:style-name="co3" table:default-cell-style-name="ce82"/>
        <table:table-column table:style-name="co69" table:default-cell-style-name="ce82"/>
        <table:table-column table:style-name="co80" table:default-cell-style-name="ce148"/>
        <table:table-column table:style-name="co20" table:default-cell-style-name="ce92"/>
        <table:table-column table:style-name="co33" table:default-cell-style-name="ce106"/>
        <table:table-column table:style-name="co19" table:default-cell-style-name="ce82"/>
        <table:table-column table:style-name="co31" table:default-cell-style-name="ce82"/>
        <table:table-column table:style-name="co3" table:default-cell-style-name="ce92"/>
        <table:table-column table:style-name="co49"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default-cell-style-name="ce84"/>
        <table:table-column table:style-name="co3" table:number-columns-repeated="1001" table:default-cell-style-name="ce78"/>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7" office:value-type="string">
            <text:p>Add Mass for Regen</text:p>
          </table:table-cell>
          <table:table-cell table:style-name="ce49" office:value-type="string">
            <text:p>Mass/HP if no 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Corona</text:p>
          </table:table-cell>
          <table:table-cell table:style-name="ce110" office:value-type="string">
            <text:p>uaa030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410">
            <text:p>410</text:p>
          </table:table-cell>
          <table:table-cell table:style-name="ce110" office:value-type="float" office:value="40">
            <text:p>40</text:p>
          </table:table-cell>
          <table:table-cell table:style-name="ce110" office:value-type="float" office:value="2100">
            <text:p>2100</text:p>
          </table:table-cell>
          <table:table-cell table:style-name="ce110" table:formula="of:=[.H2]*0.0002" office:value-type="float" office:value="0.42">
            <text:p>0.42</text:p>
          </table:table-cell>
          <table:table-cell table:style-name="ce110" office:value-type="float" office:value="6">
            <text:p>6</text:p>
          </table:table-cell>
          <table:table-cell table:style-name="ce160" table:formula="of:=INT(( [.J2]-[.I2] ) / 10) * ([.H2] * 0.0375)" office:value-type="float" office:value="0">
            <text:p/>
          </table:table-cell>
          <table:table-cell table:style-name="ce113" table:formula="of:=( [.O2] - [.K2]) / [.H2]" office:value-type="float" office:value="0.314285714285714">
            <text:p>0.314</text:p>
          </table:table-cell>
          <table:table-cell table:style-name="ce116" office:value-type="float" office:value="400">
            <text:p>400</text:p>
          </table:table-cell>
          <table:table-cell table:style-name="ce110" office:value-type="float" office:value="50">
            <text:p>50</text:p>
          </table:table-cell>
          <table:table-cell table:style-name="ce110" office:value-type="float" office:value="660">
            <text:p>660</text:p>
          </table:table-cell>
          <table:table-cell table:style-name="ce113" table:formula="of:=[.O2]/[.H2]" office:value-type="float" office:value="0.314285714285714">
            <text:p>0.314</text:p>
          </table:table-cell>
          <table:table-cell table:style-name="ce110" office:value-type="float" office:value="48000">
            <text:p>48000</text:p>
          </table:table-cell>
          <table:table-cell table:style-name="ce113" table:formula="of:=([.D2]+[.F2])/[.Q2]" office:value-type="float" office:value="0.00854166666666667">
            <text:p>0.009</text:p>
          </table:table-cell>
          <table:table-cell table:style-name="ce110" table:formula="of:=(([.O2]*10)+[.Q2])/([.D2]+[.F2])" office:value-type="float" office:value="133.170731707317">
            <text:p>133.17</text:p>
          </table:table-cell>
          <table:table-cell table:style-name="ce110" office:value-type="float" office:value="666.666666212431">
            <text:p>666.67</text:p>
          </table:table-cell>
          <table:table-cell table:style-name="ce113" table:formula="of:=([.O2]/[.T2])*10" office:value-type="float" office:value="9.9000000067454">
            <text:p>9.900</text:p>
          </table:table-cell>
          <table:table-cell table:style-name="ce113" table:formula="of:=([.Q2]/[.T2])*10" office:value-type="float" office:value="720.000000490575">
            <text:p>720.000</text:p>
          </table:table-cell>
          <table:table-cell table:style-name="ce110" office:value-type="float" office:value="24">
            <text:p>24</text:p>
          </table:table-cell>
          <table:table-cell table:style-name="ce109" table:number-columns-repeated="1001"/>
        </table:table-row>
        <table:table-row table:style-name="ro2">
          <table:table-cell table:style-name="ce109" office:value-type="string">
            <text:p>Helios</text:p>
          </table:table-cell>
          <table:table-cell table:style-name="ce110" office:value-type="string">
            <text:p>saa031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990">
            <text:p>990</text:p>
          </table:table-cell>
          <table:table-cell table:style-name="ce110" office:value-type="float" office:value="44">
            <text:p>44</text:p>
          </table:table-cell>
          <table:table-cell table:style-name="ce110" office:value-type="float" office:value="3855">
            <text:p>3855</text:p>
          </table:table-cell>
          <table:table-cell table:style-name="ce110" table:formula="of:=[.H3]*0.0002" office:value-type="float" office:value="0.771">
            <text:p>0.77</text:p>
          </table:table-cell>
          <table:table-cell table:style-name="ce110" office:value-type="float" office:value="10">
            <text:p>10</text:p>
          </table:table-cell>
          <table:table-cell table:style-name="ce160" table:formula="of:=INT(( [.J3]-[.I3] ) / 10) * ([.H3] * 0.0375)" office:value-type="float" office:value="0">
            <text:p/>
          </table:table-cell>
          <table:table-cell table:style-name="ce113" table:formula="of:=( [.O3] - [.K3]) / [.H3]" office:value-type="float" office:value="0.324254215304799">
            <text:p>0.324</text:p>
          </table:table-cell>
          <table:table-cell table:style-name="ce116" office:value-type="float" office:value="480">
            <text:p>480</text:p>
          </table:table-cell>
          <table:table-cell table:style-name="ce110" office:value-type="string">
            <text:p>Stealth</text:p>
          </table:table-cell>
          <table:table-cell table:style-name="ce110" office:value-type="float" office:value="1250">
            <text:p>1250</text:p>
          </table:table-cell>
          <table:table-cell table:style-name="ce113" table:formula="of:=[.O3]/[.H3]" office:value-type="float" office:value="0.324254215304799">
            <text:p>0.324</text:p>
          </table:table-cell>
          <table:table-cell table:style-name="ce110" office:value-type="float" office:value="90000">
            <text:p>90000</text:p>
          </table:table-cell>
          <table:table-cell table:style-name="ce113" table:formula="of:=([.D3]+[.F3])/[.Q3]" office:value-type="float" office:value="0.011">
            <text:p>0.011</text:p>
          </table:table-cell>
          <table:table-cell table:style-name="ce110" table:formula="of:=(([.O3]*10)+[.Q3])/([.D3]+[.F3])" office:value-type="float" office:value="103.535353535354">
            <text:p>103.54</text:p>
          </table:table-cell>
          <table:table-cell table:style-name="ce110" office:value-type="float" office:value="1385">
            <text:p>1385</text:p>
          </table:table-cell>
          <table:table-cell table:style-name="ce113" table:formula="of:=([.O3]/[.T3])*10" office:value-type="float" office:value="9.02527075812274">
            <text:p>9.025</text:p>
          </table:table-cell>
          <table:table-cell table:style-name="ce113" table:formula="of:=([.Q3]/[.T3])*10" office:value-type="float" office:value="649.819494584838">
            <text:p>649.819</text:p>
          </table:table-cell>
          <table:table-cell table:style-name="ce110" office:value-type="float" office:value="28">
            <text:p>28</text:p>
          </table:table-cell>
          <table:table-cell table:style-name="ce109" table:number-columns-repeated="1001"/>
        </table:table-row>
        <table:table-row table:style-name="ro2">
          <table:table-cell table:style-name="ce109" office:value-type="string">
            <text:p>Shocker</text:p>
          </table:table-cell>
          <table:table-cell table:style-name="ce110" office:value-type="string">
            <text:p>uaa0304</text:p>
          </table:table-cell>
          <table:table-cell table:style-name="ce110" office:value-type="string">
            <text:p>Bomb</text:p>
          </table:table-cell>
          <table:table-cell table:style-name="ce110" office:value-type="float" office:value="690">
            <text:p>690</text:p>
          </table:table-cell>
          <table:table-cell table:style-name="ce110"/>
          <table:table-cell table:style-name="ce110" office:value-type="string">
            <text:p><text:s/></text:p>
          </table:table-cell>
          <table:table-cell table:style-name="ce110" office:value-type="float" office:value="90">
            <text:p>90</text:p>
          </table:table-cell>
          <table:table-cell table:style-name="ce110" office:value-type="float" office:value="3800">
            <text:p>3800</text:p>
          </table:table-cell>
          <table:table-cell table:style-name="ce110" table:formula="of:=[.H4]*0.0002" office:value-type="float" office:value="0.76">
            <text:p>0.76</text:p>
          </table:table-cell>
          <table:table-cell table:style-name="ce110" office:value-type="float" office:value="6">
            <text:p>6</text:p>
          </table:table-cell>
          <table:table-cell table:style-name="ce160" table:formula="of:=INT(( [.J4]-[.I4] ) / 10) * ([.H4] * 0.0375)" office:value-type="float" office:value="0">
            <text:p/>
          </table:table-cell>
          <table:table-cell table:style-name="ce113" table:formula="of:=( [.O4] - [.K4]) / [.H4]" office:value-type="float" office:value="0.5">
            <text:p>0.500</text:p>
          </table:table-cell>
          <table:table-cell table:style-name="ce116" office:value-type="float" office:value="750">
            <text:p>750</text:p>
          </table:table-cell>
          <table:table-cell table:style-name="ce110" office:value-type="float" office:value="60">
            <text:p>60</text:p>
          </table:table-cell>
          <table:table-cell table:style-name="ce110" office:value-type="float" office:value="1900">
            <text:p>1900</text:p>
          </table:table-cell>
          <table:table-cell table:style-name="ce113" table:formula="of:=[.O4]/[.H4]" office:value-type="float" office:value="0.5">
            <text:p>0.500</text:p>
          </table:table-cell>
          <table:table-cell table:style-name="ce110" office:value-type="float" office:value="90000">
            <text:p>90000</text:p>
          </table:table-cell>
          <table:table-cell table:style-name="ce113" table:formula="of:=([.D4]+[.F4])/[.Q4]" office:value-type="float" office:value="0.00766666666666667">
            <text:p>0.008</text:p>
          </table:table-cell>
          <table:table-cell table:style-name="ce110" table:formula="of:=(([.O4]*10)+[.Q4])/([.D4]+[.F4])" office:value-type="float" office:value="157.971014492754">
            <text:p>157.97</text:p>
          </table:table-cell>
          <table:table-cell table:style-name="ce110" office:value-type="float" office:value="1250">
            <text:p>1250</text:p>
          </table:table-cell>
          <table:table-cell table:style-name="ce113" table:formula="of:=([.O4]/[.T4])*10" office:value-type="float" office:value="15.2">
            <text:p>15.200</text:p>
          </table:table-cell>
          <table:table-cell table:style-name="ce113" table:formula="of:=([.Q4]/[.T4])*10" office:value-type="float" office:value="720">
            <text:p>720.000</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hrieker</text:p>
          </table:table-cell>
          <table:table-cell table:style-name="ce110" office:value-type="string">
            <text:p>saa0314</text:p>
          </table:table-cell>
          <table:table-cell table:style-name="ce110" office:value-type="string">
            <text:p>Bomb</text:p>
          </table:table-cell>
          <table:table-cell table:style-name="ce110" office:value-type="float" office:value="1336">
            <text:p>1336</text:p>
          </table:table-cell>
          <table:table-cell table:style-name="ce110" office:value-type="float" office:value="150">
            <text:p>150</text:p>
          </table:table-cell>
          <table:table-cell table:style-name="ce110"/>
          <table:table-cell table:style-name="ce110" office:value-type="float" office:value="90">
            <text:p>90</text:p>
          </table:table-cell>
          <table:table-cell table:style-name="ce110" office:value-type="float" office:value="6500">
            <text:p>6500</text:p>
          </table:table-cell>
          <table:table-cell table:style-name="ce110" table:formula="of:=[.H5]*0.0002" office:value-type="float" office:value="1.3">
            <text:p>1.3</text:p>
          </table:table-cell>
          <table:table-cell table:style-name="ce110" office:value-type="float" office:value="10">
            <text:p>10</text:p>
          </table:table-cell>
          <table:table-cell table:style-name="ce160"/>
          <table:table-cell table:style-name="ce113" table:formula="of:=( [.O5] - [.K5]) / [.H5]" office:value-type="float" office:value="0.769230769230769">
            <text:p>0.769</text:p>
          </table:table-cell>
          <table:table-cell table:style-name="ce116" office:value-type="float" office:value="800">
            <text:p>800</text:p>
          </table:table-cell>
          <table:table-cell table:style-name="ce110" office:value-type="float" office:value="65">
            <text:p>65</text:p>
          </table:table-cell>
          <table:table-cell table:style-name="ce110" office:value-type="float" office:value="5000">
            <text:p>5000</text:p>
          </table:table-cell>
          <table:table-cell table:style-name="ce113" table:formula="of:=[.O5]/[.H5]" office:value-type="float" office:value="0.769230769230769">
            <text:p>0.769</text:p>
          </table:table-cell>
          <table:table-cell table:style-name="ce110" office:value-type="float" office:value="215000">
            <text:p>215000</text:p>
          </table:table-cell>
          <table:table-cell table:style-name="ce113" table:formula="of:=([.D5]+[.E5]+[.F5])/[.Q5]" office:value-type="float" office:value="0.00691162790697674">
            <text:p>0.007</text:p>
          </table:table-cell>
          <table:table-cell table:style-name="ce110" table:formula="of:=(([.O5]*10)+[.Q5])/([.D5]+[.E5]+[.F5])" office:value-type="float" office:value="178.331090174966">
            <text:p>178.33</text:p>
          </table:table-cell>
          <table:table-cell table:style-name="ce110" office:value-type="float" office:value="3000">
            <text:p>3000</text:p>
          </table:table-cell>
          <table:table-cell table:style-name="ce113" table:formula="of:=([.O5]/[.T5])*10" office:value-type="float" office:value="16.6666666666667">
            <text:p>16.667</text:p>
          </table:table-cell>
          <table:table-cell table:style-name="ce113" table:formula="of:=([.Q5]/[.T5])*10" office:value-type="float" office:value="716.666666666667">
            <text:p>716.667</text:p>
          </table:table-cell>
          <table:table-cell table:style-name="ce110" office:value-type="float" office:value="19">
            <text:p>19</text:p>
          </table:table-cell>
          <table:table-cell table:style-name="ce109" table:number-columns-repeated="1001"/>
        </table:table-row>
        <table:table-row table:style-name="ro2">
          <table:table-cell table:style-name="ce109" office:value-type="string">
            <text:p>Restorer</text:p>
          </table:table-cell>
          <table:table-cell table:style-name="ce110" office:value-type="string">
            <text:p>xaa0305</text:p>
          </table:table-cell>
          <table:table-cell table:style-name="ce110" office:value-type="string">
            <text:p>Gun</text:p>
          </table:table-cell>
          <table:table-cell table:style-name="ce110" office:value-type="float" office:value="186">
            <text:p>186</text:p>
          </table:table-cell>
          <table:table-cell table:style-name="ce110"/>
          <table:table-cell table:style-name="ce110" office:value-type="float" office:value="120">
            <text:p>120</text:p>
          </table:table-cell>
          <table:table-cell table:style-name="ce110" office:value-type="float" office:value="38">
            <text:p>38</text:p>
          </table:table-cell>
          <table:table-cell table:style-name="ce110" office:value-type="float" office:value="4500">
            <text:p>4500</text:p>
          </table:table-cell>
          <table:table-cell table:style-name="ce110" table:formula="of:=[.H6]*0.0002" office:value-type="float" office:value="0.9">
            <text:p>0.9</text:p>
          </table:table-cell>
          <table:table-cell table:style-name="ce110" office:value-type="float" office:value="6">
            <text:p>6</text:p>
          </table:table-cell>
          <table:table-cell table:style-name="ce160" table:formula="of:=INT(( [.J6]-[.I6] ) / 10) * ([.H6] * 0.0375)" office:value-type="float" office:value="0">
            <text:p/>
          </table:table-cell>
          <table:table-cell table:style-name="ce113" table:formula="of:=( [.O6] - [.K6]) / [.H6]" office:value-type="float" office:value="0.5">
            <text:p>0.500</text:p>
          </table:table-cell>
          <table:table-cell table:style-name="ce116" office:value-type="float" office:value="420">
            <text:p>420</text:p>
          </table:table-cell>
          <table:table-cell table:style-name="ce110" office:value-type="string">
            <text:p><text:s/></text:p>
          </table:table-cell>
          <table:table-cell table:style-name="ce110" office:value-type="float" office:value="2250">
            <text:p>2250</text:p>
          </table:table-cell>
          <table:table-cell table:style-name="ce113" table:formula="of:=[.O6]/[.H6]" office:value-type="float" office:value="0.5">
            <text:p>0.500</text:p>
          </table:table-cell>
          <table:table-cell table:style-name="ce110" office:value-type="float" office:value="92500">
            <text:p>92500</text:p>
          </table:table-cell>
          <table:table-cell table:style-name="ce113" table:formula="of:=([.D6]+[.F6])/[.Q6]" office:value-type="float" office:value="0.00330810810810811">
            <text:p>0.003</text:p>
          </table:table-cell>
          <table:table-cell table:style-name="ce110" table:formula="of:=(([.O6]*10)+[.Q6])/([.D6]+[.F6])" office:value-type="float" office:value="375.816993464052">
            <text:p>375.82</text:p>
          </table:table-cell>
          <table:table-cell table:style-name="ce110" office:value-type="float" office:value="1284.72222222185">
            <text:p>1284.72</text:p>
          </table:table-cell>
          <table:table-cell table:style-name="ce113" table:formula="of:=([.O6]/[.T6])*10" office:value-type="float" office:value="17.5135135135186">
            <text:p>17.514</text:p>
          </table:table-cell>
          <table:table-cell table:style-name="ce113" table:formula="of:=([.Q6]/[.T6])*10" office:value-type="float" office:value="720.000000000209">
            <text:p>720.000</text:p>
          </table:table-cell>
          <table:table-cell table:style-name="ce110" office:value-type="float" office:value="9">
            <text:p>9</text:p>
          </table:table-cell>
          <table:table-cell table:style-name="ce109" table:number-columns-repeated="1001"/>
        </table:table-row>
        <table:table-row table:style-name="ro2">
          <table:table-cell table:style-name="ce109" office:value-type="string">
            <text:p>Solace</text:p>
          </table:table-cell>
          <table:table-cell table:style-name="ce110" office:value-type="string">
            <text:p>xaa0306</text:p>
          </table:table-cell>
          <table:table-cell table:style-name="ce110" office:value-type="string">
            <text:p>Torp</text:p>
          </table:table-cell>
          <table:table-cell table:style-name="ce110" office:value-type="string">
            <text:p><text:s/></text:p>
          </table:table-cell>
          <table:table-cell table:style-name="ce110" office:value-type="float" office:value="400">
            <text:p>400</text:p>
          </table:table-cell>
          <table:table-cell table:style-name="ce110" office:value-type="string">
            <text:p><text:s/></text:p>
          </table:table-cell>
          <table:table-cell table:style-name="ce110" office:value-type="float" office:value="42">
            <text:p>42</text:p>
          </table:table-cell>
          <table:table-cell table:style-name="ce110" office:value-type="float" office:value="3400">
            <text:p>3400</text:p>
          </table:table-cell>
          <table:table-cell table:style-name="ce110" table:formula="of:=[.H7]*0.0002" office:value-type="float" office:value="0.68">
            <text:p>0.68</text:p>
          </table:table-cell>
          <table:table-cell table:style-name="ce110" office:value-type="float" office:value="6">
            <text:p>6</text:p>
          </table:table-cell>
          <table:table-cell table:style-name="ce160" table:formula="of:=INT(( [.J7]-[.I7] ) / 10) * ([.H7] * 0.0375)" office:value-type="float" office:value="0">
            <text:p/>
          </table:table-cell>
          <table:table-cell table:style-name="ce113" table:formula="of:=( [.O7] - [.K7]) / [.H7]" office:value-type="float" office:value="0.441176470588235">
            <text:p>0.441</text:p>
          </table:table-cell>
          <table:table-cell table:style-name="ce116" office:value-type="float" office:value="750">
            <text:p>750</text:p>
          </table:table-cell>
          <table:table-cell table:style-name="ce110" office:value-type="string">
            <text:p>Sonar</text:p>
          </table:table-cell>
          <table:table-cell table:style-name="ce110" office:value-type="float" office:value="1500">
            <text:p>1500</text:p>
          </table:table-cell>
          <table:table-cell table:style-name="ce113" table:formula="of:=[.O7]/[.H7]" office:value-type="float" office:value="0.441176470588235">
            <text:p>0.441</text:p>
          </table:table-cell>
          <table:table-cell table:style-name="ce110" office:value-type="float" office:value="66000">
            <text:p>66000</text:p>
          </table:table-cell>
          <table:table-cell table:style-name="ce113" table:formula="of:=([.E7]+[.F7])/[.Q7]" office:value-type="float" office:value="0.00606060606060606">
            <text:p>0.006</text:p>
          </table:table-cell>
          <table:table-cell table:style-name="ce110" table:formula="of:=(([.O7]*10)+[.Q7])/([.E7]+[.F7])" office:value-type="float" office:value="202.5">
            <text:p>202.5</text:p>
          </table:table-cell>
          <table:table-cell table:style-name="ce110" office:value-type="float" office:value="916.666666657676">
            <text:p>916.67</text:p>
          </table:table-cell>
          <table:table-cell table:style-name="ce113" table:formula="of:=([.O7]/[.T7])*10" office:value-type="float" office:value="16.3636363637969">
            <text:p>16.364</text:p>
          </table:table-cell>
          <table:table-cell table:style-name="ce113" table:formula="of:=([.Q7]/[.T7])*10" office:value-type="float" office:value="720.000000007062">
            <text:p>720.000</text:p>
          </table:table-cell>
          <table:table-cell table:style-name="ce110" office:value-type="float" office:value="18">
            <text:p>18</text:p>
          </table:table-cell>
          <table:table-cell table:style-name="ce10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8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8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8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8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8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8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82" office:value-type="float" office:value="17">
            <text:p>17</text:p>
          </table:table-cell>
          <table:table-cell table:number-columns-repeated="1001"/>
        </table:table-row>
        <table:table-row table:style-name="ro2">
          <table:table-cell table:style-name="ce80" office:value-type="string">
            <text:p>Gemini</text:p>
          </table:table-cell>
          <table:table-cell table:style-name="ce84" office:value-type="string">
            <text:p>ura0303</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408">
            <text:p>408</text:p>
          </table:table-cell>
          <table:table-cell table:style-name="ce84" office:value-type="float" office:value="40">
            <text:p>40</text:p>
          </table:table-cell>
          <table:table-cell table:style-name="ce84" office:value-type="float" office:value="2125">
            <text:p>2125</text:p>
          </table:table-cell>
          <table:table-cell table:style-name="ce84" table:formula="of:=[.H15]*0.0002" office:value-type="float" office:value="0.425">
            <text:p>0.43</text:p>
          </table:table-cell>
          <table:table-cell table:style-name="ce84" office:value-type="float" office:value="10">
            <text:p>10</text:p>
          </table:table-cell>
          <table:table-cell table:style-name="ce151" table:formula="of:=INT(( [.J15]-[.I15] ) / 10) * ([.H15] * 0.0375)" office:value-type="float" office:value="0">
            <text:p/>
          </table:table-cell>
          <table:table-cell table:style-name="ce94" table:formula="of:=( [.O15] - [.K15]) / [.H15]" office:value-type="float" office:value="0.310588235294118">
            <text:p>0.311</text:p>
          </table:table-cell>
          <table:table-cell table:style-name="ce117" office:value-type="float" office:value="400">
            <text:p>400</text:p>
          </table:table-cell>
          <table:table-cell table:style-name="ce84" office:value-type="float" office:value="50">
            <text:p>50</text:p>
          </table:table-cell>
          <table:table-cell table:style-name="ce84" office:value-type="float" office:value="660">
            <text:p>660</text:p>
          </table:table-cell>
          <table:table-cell table:style-name="ce94" table:formula="of:=[.O15]/[.H15]" office:value-type="float" office:value="0.310588235294118">
            <text:p>0.311</text:p>
          </table:table-cell>
          <table:table-cell table:style-name="ce84" office:value-type="float" office:value="48000">
            <text:p>48000</text:p>
          </table:table-cell>
          <table:table-cell table:style-name="ce94" table:formula="of:=([.D15]+[.F15])/[.Q15]" office:value-type="float" office:value="0.0085">
            <text:p>0.009</text:p>
          </table:table-cell>
          <table:table-cell table:style-name="ce84" table:formula="of:=(([.O15]*10)+[.Q15])/([.D15]+[.F15])" office:value-type="float" office:value="133.823529411765">
            <text:p>133.82</text:p>
          </table:table-cell>
          <table:table-cell table:style-name="ce84" office:value-type="float" office:value="666">
            <text:p>666</text:p>
          </table:table-cell>
          <table:table-cell table:style-name="ce94" table:formula="of:=([.O15]/[.T15])*10" office:value-type="float" office:value="9.90990990990991">
            <text:p>9.910</text:p>
          </table:table-cell>
          <table:table-cell table:style-name="ce94" table:formula="of:=([.Q15]/[.T15])*10" office:value-type="float" office:value="720.720720720721">
            <text:p>720.721</text:p>
          </table:table-cell>
          <table:table-cell office:value-type="float" office:value="24">
            <text:p>24</text:p>
          </table:table-cell>
          <table:table-cell table:style-name="ce80" table:number-columns-repeated="1001"/>
        </table:table-row>
        <table:table-row table:style-name="ro2">
          <table:table-cell table:style-name="ce80" office:value-type="string">
            <text:p>Twilight Patron</text:p>
          </table:table-cell>
          <table:table-cell table:style-name="ce84" office:value-type="string">
            <text:p>sra0313</text:p>
          </table:table-cell>
          <table:table-cell table:style-name="ce84" office:value-type="string">
            <text:p>Int</text:p>
          </table:table-cell>
          <table:table-cell table:style-name="ce84" office:value-type="float" office:value="0">
            <text:p>0</text:p>
          </table:table-cell>
          <table:table-cell table:style-name="ce84"/>
          <table:table-cell table:style-name="ce84" office:value-type="float" office:value="960">
            <text:p>960</text:p>
          </table:table-cell>
          <table:table-cell table:style-name="ce84" office:value-type="float" office:value="40">
            <text:p>40</text:p>
          </table:table-cell>
          <table:table-cell table:style-name="ce84" office:value-type="float" office:value="3750">
            <text:p>3750</text:p>
          </table:table-cell>
          <table:table-cell table:style-name="ce84" table:formula="of:=[.H16]*0.0002" office:value-type="float" office:value="0.75">
            <text:p>0.75</text:p>
          </table:table-cell>
          <table:table-cell table:style-name="ce84" office:value-type="float" office:value="16">
            <text:p>16</text:p>
          </table:table-cell>
          <table:table-cell table:style-name="ce151" table:formula="of:=INT(( [.J16]-[.I16] ) / 10) * ([.H16] * 0.0375)" office:value-type="float" office:value="140.625">
            <text:p>141</text:p>
          </table:table-cell>
          <table:table-cell table:style-name="ce94" table:formula="of:=( [.O16] - [.K16]) / [.H16]" office:value-type="float" office:value="0.333166666666667">
            <text:p>0.333</text:p>
          </table:table-cell>
          <table:table-cell table:style-name="ce117" office:value-type="float" office:value="480">
            <text:p>480</text:p>
          </table:table-cell>
          <table:table-cell table:style-name="ce84" office:value-type="float" office:value="60">
            <text:p>60</text:p>
          </table:table-cell>
          <table:table-cell table:style-name="ce84" office:value-type="float" office:value="1390">
            <text:p>1390</text:p>
          </table:table-cell>
          <table:table-cell table:style-name="ce94" table:formula="of:=[.O16]/[.H16]" office:value-type="float" office:value="0.370666666666667">
            <text:p>0.371</text:p>
          </table:table-cell>
          <table:table-cell table:style-name="ce84" office:value-type="float" office:value="100000">
            <text:p>100000</text:p>
          </table:table-cell>
          <table:table-cell table:style-name="ce94" table:formula="of:=([.D16]+[.F16])/[.Q16]" office:value-type="float" office:value="0.0096">
            <text:p>0.010</text:p>
          </table:table-cell>
          <table:table-cell table:style-name="ce84" table:formula="of:=(([.O16]*10)+[.Q16])/([.D16]+[.F16])" office:value-type="float" office:value="118.645833333333">
            <text:p>118.65</text:p>
          </table:table-cell>
          <table:table-cell table:style-name="ce84" office:value-type="float" office:value="1400">
            <text:p>1400</text:p>
          </table:table-cell>
          <table:table-cell table:style-name="ce94" table:formula="of:=([.O16]/[.T16])*10" office:value-type="float" office:value="9.92857142857143">
            <text:p>9.929</text:p>
          </table:table-cell>
          <table:table-cell table:style-name="ce94" table:formula="of:=([.Q16]/[.T16])*10" office:value-type="float" office:value="714.285714285714">
            <text:p>714.286</text:p>
          </table:table-cell>
          <table:table-cell office:value-type="float" office:value="28">
            <text:p>28</text:p>
          </table:table-cell>
          <table:table-cell table:style-name="ce80" table:number-columns-repeated="1001"/>
        </table:table-row>
        <table:table-row table:style-name="ro2">
          <table:table-cell table:style-name="ce80" office:value-type="string">
            <text:p>Revenant</text:p>
          </table:table-cell>
          <table:table-cell table:style-name="ce84" office:value-type="string">
            <text:p>ura0304</text:p>
          </table:table-cell>
          <table:table-cell table:style-name="ce84" office:value-type="string">
            <text:p>Bomb</text:p>
          </table:table-cell>
          <table:table-cell table:style-name="ce84" office:value-type="float" office:value="550">
            <text:p>550</text:p>
          </table:table-cell>
          <table:table-cell table:style-name="ce84"/>
          <table:table-cell table:style-name="ce84" office:value-type="float" office:value="56">
            <text:p>56</text:p>
          </table:table-cell>
          <table:table-cell table:style-name="ce84" office:value-type="float" office:value="27">
            <text:p>27</text:p>
          </table:table-cell>
          <table:table-cell table:style-name="ce84" office:value-type="float" office:value="3800">
            <text:p>3800</text:p>
          </table:table-cell>
          <table:table-cell table:style-name="ce84" table:formula="of:=[.H17]*0.0002" office:value-type="float" office:value="0.76">
            <text:p>0.76</text:p>
          </table:table-cell>
          <table:table-cell table:style-name="ce84" office:value-type="float" office:value="10">
            <text:p>10</text:p>
          </table:table-cell>
          <table:table-cell table:style-name="ce151" table:formula="of:=INT(( [.J17]-[.I17] ) / 10) * ([.H17] * 0.0375)" office:value-type="float" office:value="0">
            <text:p/>
          </table:table-cell>
          <table:table-cell table:style-name="ce94" table:formula="of:=( [.O17] - [.K17]) / [.H17]" office:value-type="float" office:value="0.526315789473684">
            <text:p>0.526</text:p>
          </table:table-cell>
          <table:table-cell table:style-name="ce117" office:value-type="float" office:value="750">
            <text:p>750</text:p>
          </table:table-cell>
          <table:table-cell table:style-name="ce84" office:value-type="float" office:value="60">
            <text:p>60</text:p>
          </table:table-cell>
          <table:table-cell table:style-name="ce84" office:value-type="float" office:value="2000">
            <text:p>2000</text:p>
          </table:table-cell>
          <table:table-cell table:style-name="ce94" table:formula="of:=[.O17]/[.H17]" office:value-type="float" office:value="0.526315789473684">
            <text:p>0.526</text:p>
          </table:table-cell>
          <table:table-cell table:style-name="ce84" office:value-type="float" office:value="90000">
            <text:p>90000</text:p>
          </table:table-cell>
          <table:table-cell table:style-name="ce94" table:formula="of:=([.D17]+[.F17])/[.Q17]" office:value-type="float" office:value="0.00673333333333333">
            <text:p>0.007</text:p>
          </table:table-cell>
          <table:table-cell table:style-name="ce84" table:formula="of:=(([.O17]*10)+[.Q17])/([.D17]+[.F17])" office:value-type="float" office:value="181.518151815182">
            <text:p>181.52</text:p>
          </table:table-cell>
          <table:table-cell table:style-name="ce84" office:value-type="float" office:value="1250">
            <text:p>1250</text:p>
          </table:table-cell>
          <table:table-cell table:style-name="ce94" table:formula="of:=([.O17]/[.T17])*10" office:value-type="float" office:value="16">
            <text:p>16.000</text:p>
          </table:table-cell>
          <table:table-cell table:style-name="ce94" table:formula="of:=([.Q17]/[.T17])*10" office:value-type="float" office:value="720">
            <text:p>720.000</text:p>
          </table:table-cell>
          <table:table-cell office:value-type="float" office:value="18">
            <text:p>18</text:p>
          </table:table-cell>
          <table:table-cell table:style-name="ce80" table:number-columns-repeated="1001"/>
        </table:table-row>
        <table:table-row table:style-name="ro2">
          <table:table-cell table:style-name="ce80" office:value-type="string">
            <text:p>Tyrant</text:p>
          </table:table-cell>
          <table:table-cell table:style-name="ce84" office:value-type="string">
            <text:p>sra0314</text:p>
          </table:table-cell>
          <table:table-cell table:style-name="ce84" office:value-type="string">
            <text:p>Bomb</text:p>
          </table:table-cell>
          <table:table-cell table:style-name="ce84" office:value-type="float" office:value="1156">
            <text:p>1156</text:p>
          </table:table-cell>
          <table:table-cell table:style-name="ce84" office:value-type="float" office:value="150">
            <text:p>150</text:p>
          </table:table-cell>
          <table:table-cell table:style-name="ce84" office:value-type="string">
            <text:p><text:s/></text:p>
          </table:table-cell>
          <table:table-cell table:style-name="ce84" office:value-type="float" office:value="90">
            <text:p>90</text:p>
          </table:table-cell>
          <table:table-cell table:style-name="ce84" office:value-type="float" office:value="6500">
            <text:p>6500</text:p>
          </table:table-cell>
          <table:table-cell table:style-name="ce84" table:formula="of:=[.H18]*0.0002" office:value-type="float" office:value="1.3">
            <text:p>1.3</text:p>
          </table:table-cell>
          <table:table-cell table:style-name="ce84" office:value-type="float" office:value="14">
            <text:p>14</text:p>
          </table:table-cell>
          <table:table-cell table:style-name="ce151" table:formula="of:=INT(( [.J18]-[.I18] ) / 10) * ([.H18] * 0.0375)" office:value-type="float" office:value="243.75">
            <text:p>244</text:p>
          </table:table-cell>
          <table:table-cell table:style-name="ce94" table:formula="of:=( [.O18] - [.K18]) / [.H18]" office:value-type="float" office:value="0.770192307692308">
            <text:p>0.770</text:p>
          </table:table-cell>
          <table:table-cell table:style-name="ce117" office:value-type="float" office:value="800">
            <text:p>800</text:p>
          </table:table-cell>
          <table:table-cell table:style-name="ce84" office:value-type="float" office:value="65">
            <text:p>65</text:p>
          </table:table-cell>
          <table:table-cell table:style-name="ce84" office:value-type="float" office:value="5250">
            <text:p>5250</text:p>
          </table:table-cell>
          <table:table-cell table:style-name="ce94" table:formula="of:=[.O18]/[.H18]" office:value-type="float" office:value="0.807692307692308">
            <text:p>0.808</text:p>
          </table:table-cell>
          <table:table-cell table:style-name="ce84" office:value-type="float" office:value="180000">
            <text:p>180000</text:p>
          </table:table-cell>
          <table:table-cell table:style-name="ce94" table:formula="of:=([.D18]+[.F18])/[.Q18]" office:value-type="float" office:value="0.00642222222222222">
            <text:p>0.006</text:p>
          </table:table-cell>
          <table:table-cell table:style-name="ce84" table:formula="of:=(([.O18]*10)+[.Q18])/([.D18]+[.F18])" office:value-type="float" office:value="201.124567474048">
            <text:p>201.12</text:p>
          </table:table-cell>
          <table:table-cell table:style-name="ce84" office:value-type="float" office:value="2500">
            <text:p>2500</text:p>
          </table:table-cell>
          <table:table-cell table:style-name="ce94" table:formula="of:=([.O18]/[.T18])*10" office:value-type="float" office:value="21">
            <text:p>21.000</text:p>
          </table:table-cell>
          <table:table-cell table:style-name="ce94" table:formula="of:=([.Q18]/[.T18])*10" office:value-type="float" office:value="720">
            <text:p>720.000</text:p>
          </table:table-cell>
          <table:table-cell office:value-type="float" office:value="19">
            <text:p>19</text:p>
          </table:table-cell>
          <table:table-cell table:style-name="ce80" table:number-columns-repeated="1001"/>
        </table:table-row>
        <table:table-row table:style-name="ro2">
          <table:table-cell table:style-name="ce80" office:value-type="string">
            <text:p>Wailer</text:p>
          </table:table-cell>
          <table:table-cell table:style-name="ce84" office:value-type="string">
            <text:p>xra0305</text:p>
          </table:table-cell>
          <table:table-cell table:style-name="ce84" office:value-type="string">
            <text:p>Gun</text:p>
          </table:table-cell>
          <table:table-cell table:style-name="ce84" office:value-type="float" office:value="220">
            <text:p>220</text:p>
          </table:table-cell>
          <table:table-cell table:style-name="ce84"/>
          <table:table-cell table:style-name="ce84" office:value-type="float" office:value="80">
            <text:p>80</text:p>
          </table:table-cell>
          <table:table-cell table:style-name="ce84" office:value-type="float" office:value="32">
            <text:p>32</text:p>
          </table:table-cell>
          <table:table-cell table:style-name="ce84" office:value-type="float" office:value="4450">
            <text:p>4450</text:p>
          </table:table-cell>
          <table:table-cell table:style-name="ce84" table:formula="of:=[.H19]*0.0002" office:value-type="float" office:value="0.89">
            <text:p>0.89</text:p>
          </table:table-cell>
          <table:table-cell table:style-name="ce84" office:value-type="float" office:value="10">
            <text:p>10</text:p>
          </table:table-cell>
          <table:table-cell table:style-name="ce151" table:formula="of:=INT(( [.J19]-[.I19] ) / 10) * ([.H19] * 0.0375)" office:value-type="float" office:value="0">
            <text:p/>
          </table:table-cell>
          <table:table-cell table:style-name="ce94" table:formula="of:=( [.O19] - [.K19]) / [.H19]" office:value-type="float" office:value="0.561797752808989">
            <text:p>0.562</text:p>
          </table:table-cell>
          <table:table-cell table:style-name="ce117" office:value-type="float" office:value="420">
            <text:p>420</text:p>
          </table:table-cell>
          <table:table-cell table:style-name="ce84" office:value-type="string">
            <text:p>Stealth</text:p>
          </table:table-cell>
          <table:table-cell table:style-name="ce84" office:value-type="float" office:value="2500">
            <text:p>2500</text:p>
          </table:table-cell>
          <table:table-cell table:style-name="ce94" table:formula="of:=[.O19]/[.H19]" office:value-type="float" office:value="0.561797752808989">
            <text:p>0.562</text:p>
          </table:table-cell>
          <table:table-cell table:style-name="ce84" office:value-type="float" office:value="85000">
            <text:p>85000</text:p>
          </table:table-cell>
          <table:table-cell table:style-name="ce94" table:formula="of:=([.D19]+[.F19])/[.Q19]" office:value-type="float" office:value="0.00352941176470588">
            <text:p>0.004</text:p>
          </table:table-cell>
          <table:table-cell table:style-name="ce84" table:formula="of:=(([.O19]*10)+[.Q19])/([.D19]+[.F19])" office:value-type="float" office:value="366.666666666667">
            <text:p>366.67</text:p>
          </table:table-cell>
          <table:table-cell table:style-name="ce84" office:value-type="float" office:value="1181">
            <text:p>1181</text:p>
          </table:table-cell>
          <table:table-cell table:style-name="ce94" table:formula="of:=([.O19]/[.T19])*10" office:value-type="float" office:value="21.1685012701101">
            <text:p>21.169</text:p>
          </table:table-cell>
          <table:table-cell table:style-name="ce94" table:formula="of:=([.Q19]/[.T19])*10" office:value-type="float" office:value="719.729043183743">
            <text:p>719.729</text:p>
          </table:table-cell>
          <table:table-cell office:value-type="float" office:value="11">
            <text:p>11</text:p>
          </table:table-cell>
          <table:table-cell table:style-name="ce80" table:number-columns-repeated="1001"/>
        </table:table-row>
        <table:table-row table:style-name="ro2">
          <table:table-cell table:style-name="ce80" office:value-type="string">
            <text:p>Xiphos</text:p>
          </table:table-cell>
          <table:table-cell table:style-name="ce84" office:value-type="string">
            <text:p>sra0315</text:p>
          </table:table-cell>
          <table:table-cell table:style-name="ce84" office:value-type="string">
            <text:p>Gun</text:p>
          </table:table-cell>
          <table:table-cell table:style-name="ce84" office:value-type="float" office:value="425">
            <text:p>425</text:p>
          </table:table-cell>
          <table:table-cell table:style-name="ce84"/>
          <table:table-cell table:style-name="ce84"/>
          <table:table-cell table:style-name="ce84" office:value-type="float" office:value="40">
            <text:p>40</text:p>
          </table:table-cell>
          <table:table-cell table:style-name="ce84" office:value-type="float" office:value="6250">
            <text:p>6250</text:p>
          </table:table-cell>
          <table:table-cell table:style-name="ce84" table:formula="of:=[.H20]*0.0002" office:value-type="float" office:value="1.25">
            <text:p>1.25</text:p>
          </table:table-cell>
          <table:table-cell table:style-name="ce84" office:value-type="float" office:value="14">
            <text:p>14</text:p>
          </table:table-cell>
          <table:table-cell table:style-name="ce151" table:formula="of:=INT(( [.J20]-[.I20] ) / 10) * ([.H20] * 0.0375)" office:value-type="float" office:value="234.375">
            <text:p>234</text:p>
          </table:table-cell>
          <table:table-cell table:style-name="ce94" table:formula="of:=( [.O20] - [.K20]) / [.H20]" office:value-type="float" office:value="0.6105">
            <text:p>0.611</text:p>
          </table:table-cell>
          <table:table-cell table:style-name="ce117" office:value-type="float" office:value="550">
            <text:p>550</text:p>
          </table:table-cell>
          <table:table-cell table:style-name="ce84" office:value-type="string">
            <text:p>Stealth</text:p>
          </table:table-cell>
          <table:table-cell table:style-name="ce84" office:value-type="float" office:value="4050">
            <text:p>4050</text:p>
          </table:table-cell>
          <table:table-cell table:style-name="ce94" table:formula="of:=[.O20]/[.H20]" office:value-type="float" office:value="0.648">
            <text:p>0.648</text:p>
          </table:table-cell>
          <table:table-cell table:style-name="ce84" office:value-type="float" office:value="115000">
            <text:p>115000</text:p>
          </table:table-cell>
          <table:table-cell table:style-name="ce94" table:formula="of:=([.D20]+[.F20])/[.Q20]" office:value-type="float" office:value="0.00369565217391304">
            <text:p>0.004</text:p>
          </table:table-cell>
          <table:table-cell table:style-name="ce84" table:formula="of:=(([.O20]*10)+[.Q20])/([.D20]+[.F20])" office:value-type="float" office:value="365.882352941176">
            <text:p>365.88</text:p>
          </table:table-cell>
          <table:table-cell table:style-name="ce84" office:value-type="float" office:value="1600">
            <text:p>1600</text:p>
          </table:table-cell>
          <table:table-cell table:style-name="ce94" table:formula="of:=([.O20]/[.T20])*10" office:value-type="float" office:value="25.3125">
            <text:p>25.313</text:p>
          </table:table-cell>
          <table:table-cell table:style-name="ce94" table:formula="of:=([.Q20]/[.T20])*10" office:value-type="float" office:value="718.75">
            <text:p>718.750</text:p>
          </table:table-cell>
          <table:table-cell office:value-type="float" office:value="9.5">
            <text:p>9.5</text:p>
          </table:table-cell>
          <table:table-cell table:style-name="ce80" table:number-columns-repeated="1001"/>
        </table:table-row>
        <table:table-row table:style-name="ro2">
          <table:table-cell table:style-name="ce80" office:value-type="string">
            <text:p>Zenith</text:p>
          </table:table-cell>
          <table:table-cell table:style-name="ce84" office:value-type="string">
            <text:p>sra0307</text:p>
          </table:table-cell>
          <table:table-cell table:style-name="ce84" office:value-type="string">
            <text:p>Torp</text:p>
          </table:table-cell>
          <table:table-cell table:style-name="ce84" office:value-type="string">
            <text:p><text:s/></text:p>
          </table:table-cell>
          <table:table-cell table:style-name="ce84" office:value-type="float" office:value="340">
            <text:p>340</text:p>
          </table:table-cell>
          <table:table-cell table:style-name="ce84" office:value-type="float" office:value="48">
            <text:p>48</text:p>
          </table:table-cell>
          <table:table-cell table:style-name="ce84" office:value-type="float" office:value="34">
            <text:p>34</text:p>
          </table:table-cell>
          <table:table-cell table:style-name="ce84" office:value-type="float" office:value="3250">
            <text:p>3250</text:p>
          </table:table-cell>
          <table:table-cell table:style-name="ce84" table:formula="of:=[.H21]*0.0002" office:value-type="float" office:value="0.65">
            <text:p>0.65</text:p>
          </table:table-cell>
          <table:table-cell table:style-name="ce84" office:value-type="float" office:value="10">
            <text:p>10</text:p>
          </table:table-cell>
          <table:table-cell table:style-name="ce151" table:formula="of:=INT(( [.J21]-[.I21] ) / 10) * ([.H21] * 0.0375)" office:value-type="float" office:value="0">
            <text:p/>
          </table:table-cell>
          <table:table-cell table:style-name="ce94" table:formula="of:=( [.O21] - [.K21]) / [.H21]" office:value-type="float" office:value="0.507692307692308">
            <text:p>0.508</text:p>
          </table:table-cell>
          <table:table-cell table:style-name="ce117" office:value-type="float" office:value="750">
            <text:p>750</text:p>
          </table:table-cell>
          <table:table-cell table:style-name="ce84" office:value-type="string">
            <text:p>Sonar</text:p>
          </table:table-cell>
          <table:table-cell table:style-name="ce84" office:value-type="float" office:value="1650">
            <text:p>1650</text:p>
          </table:table-cell>
          <table:table-cell table:style-name="ce94" table:formula="of:=[.O21]/[.H21]" office:value-type="float" office:value="0.507692307692308">
            <text:p>0.508</text:p>
          </table:table-cell>
          <table:table-cell table:style-name="ce84" office:value-type="float" office:value="72000">
            <text:p>72000</text:p>
          </table:table-cell>
          <table:table-cell table:style-name="ce94" table:formula="of:=([.D21]+[.F21])/[.Q21]" office:value-type="float" office:value="0.000666666666666667">
            <text:p>0.001</text:p>
          </table:table-cell>
          <table:table-cell table:style-name="ce84" table:formula="of:=(([.O21]*10)+[.Q21])/([.D21]+[.F21])" office:value-type="float" office:value="1843.75">
            <text:p>1843.75</text:p>
          </table:table-cell>
          <table:table-cell table:style-name="ce84" office:value-type="float" office:value="1000">
            <text:p>1000</text:p>
          </table:table-cell>
          <table:table-cell table:style-name="ce94" table:formula="of:=([.O21]/[.T21])*10" office:value-type="float" office:value="16.5">
            <text:p>16.500</text:p>
          </table:table-cell>
          <table:table-cell table:style-name="ce94" table:formula="of:=([.Q21]/[.T21])*10" office:value-type="float" office:value="720">
            <text:p>720.000</text:p>
          </table:table-cell>
          <table:table-cell office:value-type="float" office:value="17">
            <text:p>17</text:p>
          </table:table-cell>
          <table:table-cell table:style-name="ce80" table:number-columns-repeated="1001"/>
        </table:table-row>
        <table:table-row table:style-name="ro2">
          <table:table-cell table:style-name="ce55" office:value-type="string">
            <text:p>Iazyne</text:p>
          </table:table-cell>
          <table:table-cell table:style-name="ce56" office:value-type="string">
            <text:p>xsa0303</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410">
            <text:p>410</text:p>
          </table:table-cell>
          <table:table-cell table:style-name="ce56" office:value-type="float" office:value="40">
            <text:p>40</text:p>
          </table:table-cell>
          <table:table-cell table:style-name="ce56" office:value-type="float" office:value="2125">
            <text:p>2125</text:p>
          </table:table-cell>
          <table:table-cell table:style-name="ce56" table:formula="of:=[.H22]*0.0002" office:value-type="float" office:value="0.425">
            <text:p>0.43</text:p>
          </table:table-cell>
          <table:table-cell table:style-name="ce56" office:value-type="float" office:value="8">
            <text:p>8</text:p>
          </table:table-cell>
          <table:table-cell table:style-name="ce152" table:formula="of:=INT(( [.J22]-[.I22] ) / 10) * ([.H22] * 0.0375)" office:value-type="float" office:value="0">
            <text:p/>
          </table:table-cell>
          <table:table-cell table:style-name="ce58" table:formula="of:=( [.O22] - [.K22]) / [.H22]" office:value-type="float" office:value="0.310588235294118">
            <text:p>0.311</text:p>
          </table:table-cell>
          <table:table-cell table:style-name="ce118" office:value-type="float" office:value="400">
            <text:p>400</text:p>
          </table:table-cell>
          <table:table-cell table:style-name="ce56" office:value-type="float" office:value="50">
            <text:p>50</text:p>
          </table:table-cell>
          <table:table-cell table:style-name="ce56" office:value-type="float" office:value="660">
            <text:p>660</text:p>
          </table:table-cell>
          <table:table-cell table:style-name="ce58" table:formula="of:=[.O22]/[.H22]" office:value-type="float" office:value="0.310588235294118">
            <text:p>0.311</text:p>
          </table:table-cell>
          <table:table-cell table:style-name="ce56" office:value-type="float" office:value="48000">
            <text:p>48000</text:p>
          </table:table-cell>
          <table:table-cell table:style-name="ce58" table:formula="of:=[.D22]/[.Q22]" office:value-type="float" office:value="0">
            <text:p>0.000</text:p>
          </table:table-cell>
          <table:table-cell table:style-name="ce56" table:formula="of:=(([.O22]*10)+[.Q22])/([.D22]+[.F22])" office:value-type="float" office:value="133.170731707317">
            <text:p>133.17</text:p>
          </table:table-cell>
          <table:table-cell table:style-name="ce56" office:value-type="float" office:value="666">
            <text:p>666</text:p>
          </table:table-cell>
          <table:table-cell table:style-name="ce58" table:formula="of:=([.O22]/[.T22])*10" office:value-type="float" office:value="9.90990990990991">
            <text:p>9.910</text:p>
          </table:table-cell>
          <table:table-cell table:style-name="ce58" table:formula="of:=([.Q22]/[.T22])*10" office:value-type="float" office:value="720.720720720721">
            <text:p>720.721</text:p>
          </table:table-cell>
          <table:table-cell table:style-name="ce56" office:value-type="float" office:value="24">
            <text:p>24</text:p>
          </table:table-cell>
          <table:table-cell table:style-name="ce55" table:number-columns-repeated="1001"/>
        </table:table-row>
        <table:table-row table:style-name="ro2">
          <table:table-cell table:style-name="ce55" office:value-type="string">
            <text:p>Ialosaare</text:p>
          </table:table-cell>
          <table:table-cell table:style-name="ce56" office:value-type="string">
            <text:p>ssa0313</text:p>
          </table:table-cell>
          <table:table-cell table:style-name="ce56" office:value-type="string">
            <text:p>Int</text:p>
          </table:table-cell>
          <table:table-cell table:style-name="ce56"/>
          <table:table-cell table:style-name="ce56"/>
          <table:table-cell table:style-name="ce56" office:value-type="float" office:value="886">
            <text:p>886</text:p>
          </table:table-cell>
          <table:table-cell table:style-name="ce56" office:value-type="float" office:value="43">
            <text:p>43</text:p>
          </table:table-cell>
          <table:table-cell table:style-name="ce56" office:value-type="float" office:value="3750">
            <text:p>3750</text:p>
          </table:table-cell>
          <table:table-cell table:style-name="ce56" table:formula="of:=[.H23]*0.0002" office:value-type="float" office:value="0.75">
            <text:p>0.75</text:p>
          </table:table-cell>
          <table:table-cell table:style-name="ce56" office:value-type="float" office:value="10">
            <text:p>10</text:p>
          </table:table-cell>
          <table:table-cell table:style-name="ce152" table:formula="of:=INT(( [.J23]-[.I23] ) / 10) * ([.H23] * 0.0375)" office:value-type="float" office:value="0">
            <text:p/>
          </table:table-cell>
          <table:table-cell table:style-name="ce58" table:formula="of:=( [.O23] - [.K23]) / [.H23]" office:value-type="float" office:value="0.370666666666667">
            <text:p>0.371</text:p>
          </table:table-cell>
          <table:table-cell table:style-name="ce118" office:value-type="float" office:value="480">
            <text:p>480</text:p>
          </table:table-cell>
          <table:table-cell table:style-name="ce56" office:value-type="string">
            <text:p>Stealth</text:p>
          </table:table-cell>
          <table:table-cell table:style-name="ce56" office:value-type="float" office:value="1390">
            <text:p>1390</text:p>
          </table:table-cell>
          <table:table-cell table:style-name="ce58" table:formula="of:=[.O23]/[.H23]" office:value-type="float" office:value="0.370666666666667">
            <text:p>0.371</text:p>
          </table:table-cell>
          <table:table-cell table:style-name="ce56" office:value-type="float" office:value="100000">
            <text:p>100000</text:p>
          </table:table-cell>
          <table:table-cell table:style-name="ce58" table:formula="of:=[.D23]/[.Q23]" office:value-type="float" office:value="0">
            <text:p>0.000</text:p>
          </table:table-cell>
          <table:table-cell table:style-name="ce56" table:formula="of:=(([.O23]*10)+[.Q23])/([.D23]+[.F23])" office:value-type="float" office:value="128.555304740406">
            <text:p>128.56</text:p>
          </table:table-cell>
          <table:table-cell table:style-name="ce56" office:value-type="float" office:value="6750">
            <text:p>6750</text:p>
          </table:table-cell>
          <table:table-cell table:style-name="ce58" table:formula="of:=([.O23]/[.T23])*10" office:value-type="float" office:value="2.05925925925926">
            <text:p>2.059</text:p>
          </table:table-cell>
          <table:table-cell table:style-name="ce58" table:formula="of:=([.Q23]/[.T23])*10" office:value-type="float" office:value="148.148148148148">
            <text:p>148.148</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Sinntha</text:p>
          </table:table-cell>
          <table:table-cell table:style-name="ce56" office:value-type="string">
            <text:p>xsa0304</text:p>
          </table:table-cell>
          <table:table-cell table:style-name="ce56" office:value-type="string">
            <text:p>Bomb</text:p>
          </table:table-cell>
          <table:table-cell table:style-name="ce56" office:value-type="float" office:value="650">
            <text:p>650</text:p>
          </table:table-cell>
          <table:table-cell table:style-name="ce56"/>
          <table:table-cell table:style-name="ce56" office:value-type="string">
            <text:p><text:s/></text:p>
          </table:table-cell>
          <table:table-cell table:style-name="ce56" office:value-type="float" office:value="30">
            <text:p>30</text:p>
          </table:table-cell>
          <table:table-cell table:style-name="ce56" office:value-type="float" office:value="3900">
            <text:p>3900</text:p>
          </table:table-cell>
          <table:table-cell table:style-name="ce56" table:formula="of:=[.H24]*0.0002" office:value-type="float" office:value="0.78">
            <text:p>0.78</text:p>
          </table:table-cell>
          <table:table-cell table:style-name="ce56" office:value-type="float" office:value="8">
            <text:p>8</text:p>
          </table:table-cell>
          <table:table-cell table:style-name="ce152" table:formula="of:=INT(( [.J24]-[.I24] ) / 10) * ([.H24] * 0.0375)" office:value-type="float" office:value="0">
            <text:p/>
          </table:table-cell>
          <table:table-cell table:style-name="ce58" table:formula="of:=( [.O24] - [.K24]) / [.H24]" office:value-type="float" office:value="0.512820512820513">
            <text:p>0.513</text:p>
          </table:table-cell>
          <table:table-cell table:style-name="ce118" office:value-type="float" office:value="750">
            <text:p>750</text:p>
          </table:table-cell>
          <table:table-cell table:style-name="ce56" office:value-type="float" office:value="65">
            <text:p>65</text:p>
          </table:table-cell>
          <table:table-cell table:style-name="ce56" office:value-type="float" office:value="2000">
            <text:p>2000</text:p>
          </table:table-cell>
          <table:table-cell table:style-name="ce58" table:formula="of:=[.O24]/[.H24]" office:value-type="float" office:value="0.512820512820513">
            <text:p>0.513</text:p>
          </table:table-cell>
          <table:table-cell table:style-name="ce56" office:value-type="float" office:value="90000">
            <text:p>90000</text:p>
          </table:table-cell>
          <table:table-cell table:style-name="ce58" table:formula="of:=[.D24]/[.Q24]" office:value-type="float" office:value="0.00722222222222222">
            <text:p>0.007</text:p>
          </table:table-cell>
          <table:table-cell table:style-name="ce56" table:formula="of:=(([.O24]*10)+[.Q24])/([.D24]+[.F24])" office:value-type="float" office:value="169.230769230769">
            <text:p>169.23</text:p>
          </table:table-cell>
          <table:table-cell table:style-name="ce56" office:value-type="float" office:value="1250">
            <text:p>1250</text:p>
          </table:table-cell>
          <table:table-cell table:style-name="ce58" table:formula="of:=([.O24]/[.T24])*10" office:value-type="float" office:value="16">
            <text:p>16.000</text:p>
          </table:table-cell>
          <table:table-cell table:style-name="ce58" table:formula="of:=([.Q24]/[.T24])*10" office:value-type="float" office:value="720">
            <text:p>720.000</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innaino</text:p>
          </table:table-cell>
          <table:table-cell table:style-name="ce56" office:value-type="string">
            <text:p>ssa0314</text:p>
          </table:table-cell>
          <table:table-cell table:style-name="ce56" office:value-type="string">
            <text:p>Bomb</text:p>
          </table:table-cell>
          <table:table-cell table:style-name="ce56" office:value-type="float" office:value="1246">
            <text:p>1246</text:p>
          </table:table-cell>
          <table:table-cell table:style-name="ce56" office:value-type="float" office:value="150">
            <text:p>150</text:p>
          </table:table-cell>
          <table:table-cell table:style-name="ce56"/>
          <table:table-cell table:style-name="ce56"/>
          <table:table-cell table:style-name="ce56" office:value-type="float" office:value="6500">
            <text:p>6500</text:p>
          </table:table-cell>
          <table:table-cell table:style-name="ce56" table:formula="of:=[.H25]*0.0002" office:value-type="float" office:value="1.3">
            <text:p>1.3</text:p>
          </table:table-cell>
          <table:table-cell table:style-name="ce56" office:value-type="float" office:value="10">
            <text:p>10</text:p>
          </table:table-cell>
          <table:table-cell table:style-name="ce152" table:formula="of:=INT(( [.J25]-[.I25] ) / 10) * ([.H25] * 0.0375)" office:value-type="float" office:value="0">
            <text:p/>
          </table:table-cell>
          <table:table-cell table:style-name="ce58" table:formula="of:=( [.O25] - [.K25]) / [.H25]" office:value-type="float" office:value="0.807692307692308">
            <text:p>0.808</text:p>
          </table:table-cell>
          <table:table-cell table:style-name="ce118" office:value-type="float" office:value="800">
            <text:p>800</text:p>
          </table:table-cell>
          <table:table-cell table:style-name="ce56" office:value-type="float" office:value="70">
            <text:p>70</text:p>
          </table:table-cell>
          <table:table-cell table:style-name="ce56" office:value-type="float" office:value="5250">
            <text:p>5250</text:p>
          </table:table-cell>
          <table:table-cell table:style-name="ce58" table:formula="of:=[.O25]/[.H25]" office:value-type="float" office:value="0.807692307692308">
            <text:p>0.808</text:p>
          </table:table-cell>
          <table:table-cell table:style-name="ce56" office:value-type="float" office:value="205000">
            <text:p>205000</text:p>
          </table:table-cell>
          <table:table-cell table:style-name="ce58" table:formula="of:=[.D25]/[.Q25]" office:value-type="float" office:value="0.0060780487804878">
            <text:p>0.006</text:p>
          </table:table-cell>
          <table:table-cell table:style-name="ce56" table:formula="of:=(([.O25]*10)+[.Q25])/([.D25]+[.F25])" office:value-type="float" office:value="206.661316211878">
            <text:p>206.66</text:p>
          </table:table-cell>
          <table:table-cell table:style-name="ce56" office:value-type="float" office:value="2850">
            <text:p>2850</text:p>
          </table:table-cell>
          <table:table-cell table:style-name="ce58" table:formula="of:=([.O25]/[.T25])*10" office:value-type="float" office:value="18.4210526315789">
            <text:p>18.421</text:p>
          </table:table-cell>
          <table:table-cell table:style-name="ce58" table:formula="of:=([.Q25]/[.T25])*10" office:value-type="float" office:value="719.298245614035">
            <text:p>719.298</text:p>
          </table:table-cell>
          <table:table-cell table:style-name="ce56" office:value-type="float" office:value="19">
            <text:p>19</text:p>
          </table:table-cell>
          <table:table-cell table:style-name="ce55" table:number-columns-repeated="1001"/>
        </table:table-row>
        <table:table-row table:style-name="ro2">
          <table:table-cell table:style-name="ce55" office:value-type="string">
            <text:p>Vulthatha</text:p>
          </table:table-cell>
          <table:table-cell table:style-name="ce56" office:value-type="string">
            <text:p>bsa0310</text:p>
          </table:table-cell>
          <table:table-cell table:style-name="ce56" office:value-type="string">
            <text:p>Gun</text:p>
          </table:table-cell>
          <table:table-cell table:style-name="ce56" office:value-type="float" office:value="210">
            <text:p>210</text:p>
          </table:table-cell>
          <table:table-cell table:style-name="ce56"/>
          <table:table-cell table:style-name="ce56" office:value-type="float" office:value="66">
            <text:p>66</text:p>
          </table:table-cell>
          <table:table-cell table:style-name="ce56" office:value-type="float" office:value="38">
            <text:p>38</text:p>
          </table:table-cell>
          <table:table-cell table:style-name="ce56" office:value-type="float" office:value="4800">
            <text:p>4800</text:p>
          </table:table-cell>
          <table:table-cell table:style-name="ce56" table:formula="of:=[.H26]*0.0002" office:value-type="float" office:value="0.96">
            <text:p>0.96</text:p>
          </table:table-cell>
          <table:table-cell table:style-name="ce56" office:value-type="float" office:value="8">
            <text:p>8</text:p>
          </table:table-cell>
          <table:table-cell table:style-name="ce152" table:formula="of:=INT(( [.J26]-[.I26] ) / 10) * ([.H26] * 0.0375)" office:value-type="float" office:value="0">
            <text:p/>
          </table:table-cell>
          <table:table-cell table:style-name="ce58" table:formula="of:=( [.O26] - [.K26]) / [.H26]" office:value-type="float" office:value="0.5">
            <text:p>0.500</text:p>
          </table:table-cell>
          <table:table-cell table:style-name="ce118" office:value-type="float" office:value="420">
            <text:p>420</text:p>
          </table:table-cell>
          <table:table-cell table:style-name="ce56" office:value-type="string">
            <text:p><text:s/></text:p>
          </table:table-cell>
          <table:table-cell table:style-name="ce56" office:value-type="float" office:value="2400">
            <text:p>2400</text:p>
          </table:table-cell>
          <table:table-cell table:style-name="ce58" table:formula="of:=[.O26]/[.H26]" office:value-type="float" office:value="0.5">
            <text:p>0.500</text:p>
          </table:table-cell>
          <table:table-cell table:style-name="ce56" office:value-type="float" office:value="80000">
            <text:p>80000</text:p>
          </table:table-cell>
          <table:table-cell table:style-name="ce58" table:formula="of:=[.D26]/[.Q26]" office:value-type="float" office:value="0.002625">
            <text:p>0.003</text:p>
          </table:table-cell>
          <table:table-cell table:style-name="ce56" table:formula="of:=(([.O26]*10)+[.Q26])/([.D26]+[.F26])" office:value-type="float" office:value="376.811594202899">
            <text:p>376.81</text:p>
          </table:table-cell>
          <table:table-cell table:style-name="ce56" office:value-type="float" office:value="1111">
            <text:p>1111</text:p>
          </table:table-cell>
          <table:table-cell table:style-name="ce58" table:formula="of:=([.O26]/[.T26])*10" office:value-type="float" office:value="21.6021602160216">
            <text:p>21.602</text:p>
          </table:table-cell>
          <table:table-cell table:style-name="ce58" table:formula="of:=([.Q26]/[.T26])*10" office:value-type="float" office:value="720.07200720072">
            <text:p>720.072</text:p>
          </table:table-cell>
          <table:table-cell table:style-name="ce56" office:value-type="float" office:value="10.5">
            <text:p>10.5</text:p>
          </table:table-cell>
          <table:table-cell table:style-name="ce55" table:number-columns-repeated="1001"/>
        </table:table-row>
        <table:table-row table:style-name="ro2">
          <table:table-cell table:style-name="ce55" office:value-type="string">
            <text:p>Vulthuum</text:p>
          </table:table-cell>
          <table:table-cell table:style-name="ce56" office:value-type="string">
            <text:p>ssa0305</text:p>
          </table:table-cell>
          <table:table-cell table:style-name="ce56" office:value-type="string">
            <text:p>Gun</text:p>
          </table:table-cell>
          <table:table-cell table:style-name="ce56" office:value-type="float" office:value="280">
            <text:p>280</text:p>
          </table:table-cell>
          <table:table-cell table:style-name="ce56"/>
          <table:table-cell table:style-name="ce56" office:value-type="float" office:value="105">
            <text:p>105</text:p>
          </table:table-cell>
          <table:table-cell table:style-name="ce56" office:value-type="float" office:value="34">
            <text:p>34</text:p>
          </table:table-cell>
          <table:table-cell table:style-name="ce56" office:value-type="float" office:value="5600">
            <text:p>5600</text:p>
          </table:table-cell>
          <table:table-cell table:style-name="ce56" table:formula="of:=[.H27]*0.0002" office:value-type="float" office:value="1.12">
            <text:p>1.12</text:p>
          </table:table-cell>
          <table:table-cell table:style-name="ce56" office:value-type="float" office:value="11">
            <text:p>11</text:p>
          </table:table-cell>
          <table:table-cell table:style-name="ce152" table:formula="of:=INT(( [.J27]-[.I27] ) / 10) * ([.H27] * 0.0375)" office:value-type="float" office:value="0">
            <text:p/>
          </table:table-cell>
          <table:table-cell table:style-name="ce58" table:formula="of:=( [.O27] - [.K27]) / [.H27]" office:value-type="float" office:value="0.553571428571429">
            <text:p>0.554</text:p>
          </table:table-cell>
          <table:table-cell table:style-name="ce118" office:value-type="float" office:value="420">
            <text:p>420</text:p>
          </table:table-cell>
          <table:table-cell table:style-name="ce56" office:value-type="string">
            <text:p><text:s/></text:p>
          </table:table-cell>
          <table:table-cell table:style-name="ce56" office:value-type="float" office:value="3100">
            <text:p>3100</text:p>
          </table:table-cell>
          <table:table-cell table:style-name="ce58" table:formula="of:=[.O27]/[.H27]" office:value-type="float" office:value="0.553571428571429">
            <text:p>0.554</text:p>
          </table:table-cell>
          <table:table-cell table:style-name="ce56" office:value-type="float" office:value="95000">
            <text:p>95000</text:p>
          </table:table-cell>
          <table:table-cell table:style-name="ce58" table:formula="of:=[.D27]/[.Q27]" office:value-type="float" office:value="0.00294736842105263">
            <text:p>0.003</text:p>
          </table:table-cell>
          <table:table-cell table:style-name="ce56" table:formula="of:=(([.O27]*10)+[.Q27])/([.D27]+[.F27])" office:value-type="float" office:value="327.272727272727">
            <text:p>327.27</text:p>
          </table:table-cell>
          <table:table-cell table:style-name="ce56" office:value-type="float" office:value="1315">
            <text:p>1315</text:p>
          </table:table-cell>
          <table:table-cell table:style-name="ce58" table:formula="of:=([.O27]/[.T27])*10" office:value-type="float" office:value="23.574144486692">
            <text:p>23.574</text:p>
          </table:table-cell>
          <table:table-cell table:style-name="ce58" table:formula="of:=([.Q27]/[.T27])*10" office:value-type="float" office:value="722.433460076046">
            <text:p>722.433</text:p>
          </table:table-cell>
          <table:table-cell table:style-name="ce56" office:value-type="float" office:value="10">
            <text:p>10</text:p>
          </table:table-cell>
          <table:table-cell table:style-name="ce55" table:number-columns-repeated="1001"/>
        </table:table-row>
        <table:table-row table:style-name="ro2">
          <table:table-cell table:style-name="ce55" office:value-type="string">
            <text:p>Ia-Usla</text:p>
          </table:table-cell>
          <table:table-cell table:style-name="ce56" office:value-type="string">
            <text:p>brpat3gunship</text:p>
          </table:table-cell>
          <table:table-cell table:style-name="ce56" office:value-type="string">
            <text:p>Gun</text:p>
          </table:table-cell>
          <table:table-cell table:style-name="ce56" office:value-type="float" office:value="250">
            <text:p>250</text:p>
          </table:table-cell>
          <table:table-cell table:style-name="ce56"/>
          <table:table-cell table:style-name="ce56" office:value-type="float" office:value="144">
            <text:p>144</text:p>
          </table:table-cell>
          <table:table-cell table:style-name="ce56" office:value-type="float" office:value="32">
            <text:p>32</text:p>
          </table:table-cell>
          <table:table-cell table:style-name="ce56" office:value-type="float" office:value="5200">
            <text:p>5200</text:p>
          </table:table-cell>
          <table:table-cell table:style-name="ce56" table:formula="of:=[.H28]*0.0002" office:value-type="float" office:value="1.04">
            <text:p>1.04</text:p>
          </table:table-cell>
          <table:table-cell table:style-name="ce56" office:value-type="float" office:value="11">
            <text:p>11</text:p>
          </table:table-cell>
          <table:table-cell table:style-name="ce152" table:formula="of:=INT(( [.J28]-[.I28] ) / 10) * ([.H28] * 0.0375)" office:value-type="float" office:value="0">
            <text:p/>
          </table:table-cell>
          <table:table-cell table:style-name="ce58" table:formula="of:=( [.O28] - [.K28]) / [.H28]" office:value-type="float" office:value="0.576923076923077">
            <text:p>0.577</text:p>
          </table:table-cell>
          <table:table-cell table:style-name="ce118" office:value-type="float" office:value="500">
            <text:p>500</text:p>
          </table:table-cell>
          <table:table-cell table:style-name="ce56" office:value-type="string">
            <text:p>Stealth</text:p>
          </table:table-cell>
          <table:table-cell table:style-name="ce56" office:value-type="float" office:value="3000">
            <text:p>3000</text:p>
          </table:table-cell>
          <table:table-cell table:style-name="ce58" table:formula="of:=[.O28]/[.H28]" office:value-type="float" office:value="0.576923076923077">
            <text:p>0.577</text:p>
          </table:table-cell>
          <table:table-cell table:style-name="ce56" office:value-type="float" office:value="88500">
            <text:p>88500</text:p>
          </table:table-cell>
          <table:table-cell table:style-name="ce58" table:formula="of:=[.D28]/[.Q28]" office:value-type="float" office:value="0.00282485875706215">
            <text:p>0.003</text:p>
          </table:table-cell>
          <table:table-cell table:style-name="ce56" table:formula="of:=(([.O28]*10)+[.Q28])/([.D28]+[.F28])" office:value-type="float" office:value="300.761421319797">
            <text:p>300.76</text:p>
          </table:table-cell>
          <table:table-cell table:style-name="ce56" office:value-type="float" office:value="1230">
            <text:p>1230</text:p>
          </table:table-cell>
          <table:table-cell table:style-name="ce58" table:formula="of:=([.O28]/[.T28])*10" office:value-type="float" office:value="24.390243902439">
            <text:p>24.390</text:p>
          </table:table-cell>
          <table:table-cell table:style-name="ce58" table:formula="of:=([.Q28]/[.T28])*10" office:value-type="float" office:value="719.512195121951">
            <text:p>719.512</text:p>
          </table:table-cell>
          <table:table-cell table:style-name="ce56" office:value-type="float" office:value="7">
            <text:p>7</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307</text:p>
          </table:table-cell>
          <table:table-cell table:style-name="ce56" office:value-type="string">
            <text:p>Torp</text:p>
          </table:table-cell>
          <table:table-cell table:style-name="ce56" office:value-type="string">
            <text:p><text:s/></text:p>
          </table:table-cell>
          <table:table-cell table:style-name="ce56" office:value-type="float" office:value="384">
            <text:p>384</text:p>
          </table:table-cell>
          <table:table-cell table:style-name="ce56" office:value-type="string">
            <text:p><text:s/></text:p>
          </table:table-cell>
          <table:table-cell table:style-name="ce56" office:value-type="float" office:value="34">
            <text:p>34</text:p>
          </table:table-cell>
          <table:table-cell table:style-name="ce56" office:value-type="float" office:value="3250">
            <text:p>3250</text:p>
          </table:table-cell>
          <table:table-cell table:style-name="ce56" table:formula="of:=[.H29]*0.0002" office:value-type="float" office:value="0.65">
            <text:p>0.65</text:p>
          </table:table-cell>
          <table:table-cell table:style-name="ce56" office:value-type="float" office:value="8">
            <text:p>8</text:p>
          </table:table-cell>
          <table:table-cell table:style-name="ce152" table:formula="of:=INT(( [.J29]-[.I29] ) / 10) * ([.H29] * 0.0375)" office:value-type="float" office:value="0">
            <text:p/>
          </table:table-cell>
          <table:table-cell table:style-name="ce58" table:formula="of:=( [.O29] - [.K29]) / [.H29]" office:value-type="float" office:value="0.507692307692308">
            <text:p>0.508</text:p>
          </table:table-cell>
          <table:table-cell table:style-name="ce118" office:value-type="float" office:value="750">
            <text:p>750</text:p>
          </table:table-cell>
          <table:table-cell table:style-name="ce56" office:value-type="string">
            <text:p>Sonar</text:p>
          </table:table-cell>
          <table:table-cell table:style-name="ce56" office:value-type="float" office:value="1650">
            <text:p>1650</text:p>
          </table:table-cell>
          <table:table-cell table:style-name="ce58" table:formula="of:=[.O29]/[.H29]" office:value-type="float" office:value="0.507692307692308">
            <text:p>0.508</text:p>
          </table:table-cell>
          <table:table-cell table:style-name="ce56" office:value-type="float" office:value="72000">
            <text:p>72000</text:p>
          </table:table-cell>
          <table:table-cell table:style-name="ce58" table:formula="of:=[.D29]/[.Q29]" office:value-type="float" office:value="0">
            <text:p>0.000</text:p>
          </table:table-cell>
          <table:table-cell table:style-name="ce56" table:formula="of:=(([.O29]*10)+[.Q29])/([.D29]+[.E29]+[.F29])" office:value-type="float" office:value="230.46875">
            <text:p>230.47</text:p>
          </table:table-cell>
          <table:table-cell table:style-name="ce56" office:value-type="float" office:value="1200">
            <text:p>1200</text:p>
          </table:table-cell>
          <table:table-cell table:style-name="ce58" table:formula="of:=([.O29]/[.T29])*10" office:value-type="float" office:value="13.75">
            <text:p>13.750</text:p>
          </table:table-cell>
          <table:table-cell table:style-name="ce58" table:formula="of:=([.Q29]/[.T29])*10" office:value-type="float" office:value="600">
            <text:p>600.000</text:p>
          </table:table-cell>
          <table:table-cell table:style-name="ce56" office:value-type="float" office:value="17">
            <text:p>17</text:p>
          </table:table-cell>
          <table:table-cell table:style-name="ce55" table:number-columns-repeated="1001"/>
        </table:table-row>
        <table:table-row table:style-name="ro2">
          <table:table-cell table:style-name="Default" table:number-columns-repeated="12"/>
          <table:table-cell table:style-name="ce115"/>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62" office:value-type="string">
            <text:p>EXPERIMENTALS</text:p>
          </table:table-cell>
          <table:table-cell table:style-name="ce17" table:number-columns-repeated="9"/>
          <table:table-cell table:style-name="ce161"/>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Czar</text:p>
          </table:table-cell>
          <table:table-cell table:style-name="ce110" office:value-type="string">
            <text:p>uaa0310</text:p>
          </table:table-cell>
          <table:table-cell table:style-name="ce110" office:value-type="string">
            <text:p>Gun</text:p>
          </table:table-cell>
          <table:table-cell table:number-columns-repeated="2" table:style-name="ce110" office:value-type="float" office:value="500">
            <text:p>500</text:p>
          </table:table-cell>
          <table:table-cell table:style-name="ce110" office:value-type="float" office:value="3000">
            <text:p>3000</text:p>
          </table:table-cell>
          <table:table-cell table:style-name="ce110" office:value-type="float" office:value="55">
            <text:p>55</text:p>
          </table:table-cell>
          <table:table-cell table:style-name="ce110" office:value-type="float" office:value="63500">
            <text:p>63500</text:p>
          </table:table-cell>
          <table:table-cell table:style-name="ce110" table:formula="of:=[.H32]*0.0002" office:value-type="float" office:value="12.7">
            <text:p>12.7</text:p>
          </table:table-cell>
          <table:table-cell table:style-name="ce110" office:value-type="float" office:value="22">
            <text:p>22</text:p>
          </table:table-cell>
          <table:table-cell table:style-name="ce160" table:formula="of:=INT(( [.J32]-[.I32] ) / 10) * ([.H32] * 0.0375)" office:value-type="float" office:value="0">
            <text:p/>
          </table:table-cell>
          <table:table-cell table:style-name="ce113" table:formula="of:=( [.O32] - [.K32]) / [.H32]" office:value-type="float" office:value="0.818897637795276">
            <text:p>0.819</text:p>
          </table:table-cell>
          <table:table-cell table:style-name="ce116"/>
          <table:table-cell table:style-name="ce110" office:value-type="float" office:value="165">
            <text:p>165</text:p>
          </table:table-cell>
          <table:table-cell table:style-name="ce110" office:value-type="float" office:value="52000">
            <text:p>52000</text:p>
          </table:table-cell>
          <table:table-cell table:style-name="ce113" table:formula="of:=[.O32]/[.H32]" office:value-type="float" office:value="0.818897637795276">
            <text:p>0.819</text:p>
          </table:table-cell>
          <table:table-cell table:style-name="ce110" office:value-type="float" office:value="1050000">
            <text:p>1050000</text:p>
          </table:table-cell>
          <table:table-cell table:style-name="ce113" table:formula="of:=([.D32]+[.E32]+[.F32])/[.Q32]" office:value-type="float" office:value="0.00380952380952381">
            <text:p>0.004</text:p>
          </table:table-cell>
          <table:table-cell table:style-name="ce110" table:formula="of:=(([.O32]*10)+[.Q32])/([.D32]+[.E32]+[.F32])" office:value-type="float" office:value="392.5">
            <text:p>392.5</text:p>
          </table:table-cell>
          <table:table-cell table:style-name="ce110" office:value-type="float" office:value="14583">
            <text:p>14583</text:p>
          </table:table-cell>
          <table:table-cell table:style-name="ce113" table:formula="of:=([.O32]/[.T32])*10" office:value-type="float" office:value="35.6579578961805">
            <text:p>35.658</text:p>
          </table:table-cell>
          <table:table-cell table:style-name="ce113" table:formula="of:=([.Q32]/[.T32])*10" office:value-type="float" office:value="720.016457519029">
            <text:p>720.016</text:p>
          </table:table-cell>
          <table:table-cell table:style-name="ce110" office:value-type="float" office:value="8">
            <text:p>8</text:p>
          </table:table-cell>
          <table:table-cell table:style-name="ce10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8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8950">
            <text:p>68950</text:p>
          </table:table-cell>
          <table:table-cell table:formula="of:=[.H34]*0.0002" office:value-type="float" office:value="13.79">
            <text:p>13.79</text:p>
          </table:table-cell>
          <table:table-cell office:value-type="float" office:value="23">
            <text:p>23</text:p>
          </table:table-cell>
          <table:table-cell table:formula="of:=INT(( [.J34]-[.I34] ) / 10) * ([.H34] * 0.0375)" office:value-type="float" office:value="0">
            <text:p/>
          </table:table-cell>
          <table:table-cell table:formula="of:=( [.O34] - [.K34]) / [.H34]" office:value-type="float" office:value="0.725163161711385">
            <text:p>0.725</text:p>
          </table:table-cell>
          <table:table-cell/>
          <table:table-cell office:value-type="float" office:value="165">
            <text:p>165</text:p>
          </table:table-cell>
          <table:table-cell office:value-type="float" office:value="50000">
            <text:p>50000</text:p>
          </table:table-cell>
          <table:table-cell table:formula="of:=[.O34]/[.H34]" office:value-type="float" office:value="0.725163161711385">
            <text:p>0.725</text:p>
          </table:table-cell>
          <table:table-cell office:value-type="float" office:value="1050000">
            <text:p>1050000</text:p>
          </table:table-cell>
          <table:table-cell table:formula="of:=([.D34]+[.F34])/[.Q34]" office:value-type="float" office:value="0.00404190476190476">
            <text:p>0.004</text:p>
          </table:table-cell>
          <table:table-cell table:formula="of:=(([.O34]*10)+[.Q34])/([.D34]+[.F34])" office:value-type="float" office:value="365.221489161169">
            <text:p>365.22</text:p>
          </table:table-cell>
          <table:table-cell office:value-type="float" office:value="14583">
            <text:p>14583</text:p>
          </table:table-cell>
          <table:table-cell table:formula="of:=([.O34]/[.T34])*10" office:value-type="float" office:value="34.2864979770966">
            <text:p>34.286</text:p>
          </table:table-cell>
          <table:table-cell table:formula="of:=([.Q34]/[.T34])*10" office:value-type="float" office:value="720.016457519029">
            <text:p>720.016</text:p>
          </table:table-cell>
          <table:table-cell table:style-name="ce163"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63" office:value-type="float" office:value="10.5">
            <text:p>10.5</text:p>
          </table:table-cell>
          <table:table-cell table:number-columns-repeated="1001"/>
        </table:table-row>
        <table:table-row table:style-name="ro2">
          <table:table-cell table:style-name="ce80" office:value-type="string">
            <text:p>Soul Ripper</text:p>
          </table:table-cell>
          <table:table-cell table:style-name="ce84" office:value-type="string">
            <text:p>ura0401</text:p>
          </table:table-cell>
          <table:table-cell table:style-name="ce84" office:value-type="string">
            <text:p>Gun</text:p>
          </table:table-cell>
          <table:table-cell table:style-name="ce84" office:value-type="float" office:value="1490">
            <text:p>1490</text:p>
          </table:table-cell>
          <table:table-cell table:style-name="ce84"/>
          <table:table-cell table:style-name="ce84" office:value-type="float" office:value="800">
            <text:p>800</text:p>
          </table:table-cell>
          <table:table-cell table:style-name="ce84" office:value-type="string">
            <text:p><text:s/></text:p>
          </table:table-cell>
          <table:table-cell table:style-name="ce84" office:value-type="float" office:value="53500">
            <text:p>53500</text:p>
          </table:table-cell>
          <table:table-cell table:style-name="ce84" table:formula="of:=[.H36]*0.0002" office:value-type="float" office:value="10.7">
            <text:p>10.7</text:p>
          </table:table-cell>
          <table:table-cell table:style-name="ce84" office:value-type="float" office:value="30">
            <text:p>30</text:p>
          </table:table-cell>
          <table:table-cell table:style-name="ce151" table:formula="of:=INT(( [.J36]-[.I36] ) / 10) * ([.H36] * 0.0375)" office:value-type="float" office:value="2006.25">
            <text:p>2006</text:p>
          </table:table-cell>
          <table:table-cell table:style-name="ce94" table:formula="of:=( [.O36] - [.K36]) / [.H36]"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6]/[.H36]" office:value-type="float" office:value="0.719626168224299">
            <text:p>0.720</text:p>
          </table:table-cell>
          <table:table-cell table:style-name="ce84" office:value-type="float" office:value="702500">
            <text:p>702500</text:p>
          </table:table-cell>
          <table:table-cell table:style-name="ce94" table:formula="of:=([.D36]+[.F36])/[.Q36]" office:value-type="float" office:value="0.00325978647686833">
            <text:p>0.003</text:p>
          </table:table-cell>
          <table:table-cell table:style-name="ce84" table:formula="of:=(([.O36]*10)+[.Q36])/([.D36]+[.F36])" office:value-type="float" office:value="474.890829694323">
            <text:p>474.89</text:p>
          </table:table-cell>
          <table:table-cell table:style-name="ce84" office:value-type="float" office:value="9750">
            <text:p>9750</text:p>
          </table:table-cell>
          <table:table-cell table:style-name="ce94" table:formula="of:=([.O36]/[.T36])*10" office:value-type="float" office:value="39.4871794871795">
            <text:p>39.487</text:p>
          </table:table-cell>
          <table:table-cell table:style-name="ce94" table:formula="of:=([.Q36]/[.T36])*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80" office:value-type="string">
            <text:p>Soul Ripper II</text:p>
          </table:table-cell>
          <table:table-cell table:style-name="ce84" office:value-type="string">
            <text:p>WRA0401</text:p>
          </table:table-cell>
          <table:table-cell table:style-name="ce84" office:value-type="string">
            <text:p>Gun</text:p>
          </table:table-cell>
          <table:table-cell table:style-name="ce84" office:value-type="float" office:value="1790">
            <text:p>1790</text:p>
          </table:table-cell>
          <table:table-cell table:style-name="ce84"/>
          <table:table-cell table:style-name="ce84" office:value-type="float" office:value="400">
            <text:p>400</text:p>
          </table:table-cell>
          <table:table-cell table:style-name="ce84" office:value-type="float" office:value="45">
            <text:p>45</text:p>
          </table:table-cell>
          <table:table-cell table:style-name="ce84" office:value-type="float" office:value="53500">
            <text:p>53500</text:p>
          </table:table-cell>
          <table:table-cell table:style-name="ce84" table:formula="of:=[.H37]*0.0002" office:value-type="float" office:value="10.7">
            <text:p>10.7</text:p>
          </table:table-cell>
          <table:table-cell table:style-name="ce84" office:value-type="float" office:value="30">
            <text:p>30</text:p>
          </table:table-cell>
          <table:table-cell table:style-name="ce151" table:formula="of:=INT(( [.J37]-[.I37] ) / 10) * ([.H37] * 0.0375)" office:value-type="float" office:value="2006.25">
            <text:p>2006</text:p>
          </table:table-cell>
          <table:table-cell table:style-name="ce94" table:formula="of:=( [.O37] - [.K37]) / [.H37]"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7]/[.H37]" office:value-type="float" office:value="0.719626168224299">
            <text:p>0.720</text:p>
          </table:table-cell>
          <table:table-cell table:style-name="ce84" office:value-type="float" office:value="702500">
            <text:p>702500</text:p>
          </table:table-cell>
          <table:table-cell table:style-name="ce94" table:formula="of:=([.D37]+[.F37])/[.Q37]" office:value-type="float" office:value="0.00311743772241993">
            <text:p>0.003</text:p>
          </table:table-cell>
          <table:table-cell table:style-name="ce84" table:formula="of:=(([.O37]*10)+[.Q37])/([.D37]+[.F37])" office:value-type="float" office:value="496.575342465753">
            <text:p>496.58</text:p>
          </table:table-cell>
          <table:table-cell table:style-name="ce84" office:value-type="float" office:value="9750">
            <text:p>9750</text:p>
          </table:table-cell>
          <table:table-cell table:style-name="ce94" table:formula="of:=([.O37]/[.T37])*10" office:value-type="float" office:value="39.4871794871795">
            <text:p>39.487</text:p>
          </table:table-cell>
          <table:table-cell table:style-name="ce94" table:formula="of:=([.Q37]/[.T37])*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55" office:value-type="string">
            <text:p>Ahwassa</text:p>
          </table:table-cell>
          <table:table-cell table:style-name="ce56" office:value-type="string">
            <text:p>xsa0402</text:p>
          </table:table-cell>
          <table:table-cell table:style-name="ce56" office:value-type="string">
            <text:p>Bomb</text:p>
          </table:table-cell>
          <table:table-cell table:style-name="ce56" office:value-type="float" office:value="1200">
            <text:p>1200</text:p>
          </table:table-cell>
          <table:table-cell table:style-name="ce56"/>
          <table:table-cell table:style-name="ce56" office:value-type="float" office:value="1600">
            <text:p>1600</text:p>
          </table:table-cell>
          <table:table-cell table:style-name="ce56" office:value-type="float" office:value="42">
            <text:p>42</text:p>
          </table:table-cell>
          <table:table-cell table:style-name="ce56" office:value-type="float" office:value="52500">
            <text:p>52500</text:p>
          </table:table-cell>
          <table:table-cell table:style-name="ce56" table:formula="of:=[.H38]*0.0002" office:value-type="float" office:value="10.5">
            <text:p>10.5</text:p>
          </table:table-cell>
          <table:table-cell table:style-name="ce56" office:value-type="float" office:value="10">
            <text:p>10</text:p>
          </table:table-cell>
          <table:table-cell table:style-name="ce152" table:formula="of:=INT(( [.J38]-[.I38] ) / 10) * ([.H38] * 0.0375)" office:value-type="float" office:value="-1968.75">
            <text:p>-1969</text:p>
          </table:table-cell>
          <table:table-cell table:style-name="ce58" table:formula="of:=( [.O38] - [.K38]) / [.H38]" office:value-type="float" office:value="1.09654761904762">
            <text:p>1.097</text:p>
          </table:table-cell>
          <table:table-cell table:style-name="ce118"/>
          <table:table-cell table:style-name="ce56" office:value-type="float" office:value="75">
            <text:p>75</text:p>
          </table:table-cell>
          <table:table-cell table:style-name="ce56" office:value-type="float" office:value="55600">
            <text:p>55600</text:p>
          </table:table-cell>
          <table:table-cell table:style-name="ce58" table:formula="of:=[.O38]/[.H38]" office:value-type="float" office:value="1.05904761904762">
            <text:p>1.059</text:p>
          </table:table-cell>
          <table:table-cell table:style-name="ce56" office:value-type="float" office:value="1120000">
            <text:p>1120000</text:p>
          </table:table-cell>
          <table:table-cell table:style-name="ce58" table:formula="of:=([.D38]+[.E38]+[.F38])/[.Q38]" office:value-type="float" office:value="0.0025">
            <text:p>0.003</text:p>
          </table:table-cell>
          <table:table-cell table:style-name="ce56" table:formula="of:=(([.O38]*10)+[.Q38])/([.D38]+[.F38])" office:value-type="float" office:value="598.571428571429">
            <text:p>598.57</text:p>
          </table:table-cell>
          <table:table-cell table:style-name="ce56" office:value-type="float" office:value="15583">
            <text:p>15583</text:p>
          </table:table-cell>
          <table:table-cell table:style-name="ce58" table:formula="of:=([.O38]/[.T38])*10" office:value-type="float" office:value="35.6799075916062">
            <text:p>35.680</text:p>
          </table:table-cell>
          <table:table-cell table:style-name="ce58" table:formula="of:=([.Q38]/[.T38])*10" office:value-type="float" office:value="718.731951485593">
            <text:p>718.732</text:p>
          </table:table-cell>
          <table:table-cell table:style-name="ce56" office:value-type="float" office:value="20">
            <text:p>20</text:p>
          </table:table-cell>
          <table:table-cell table:style-name="ce55" table:number-columns-repeated="1001"/>
        </table:table-row>
        <table:table-row table:style-name="ro2">
          <table:table-cell table:style-name="Default"/>
          <table:table-cell table:style-name="ce15" table:number-columns-repeated="6"/>
          <table:table-cell table:style-name="Default" table:number-columns-repeated="3"/>
          <table:table-cell table:style-name="ce149"/>
          <table:table-cell table:style-name="ce49"/>
          <table:table-cell table:style-name="ce115"/>
          <table:table-cell table:style-name="ce15" table:number-columns-repeated="2"/>
          <table:table-cell table:style-name="Default" table:formula="of:=SUM([.P32:.P38])/6" office:value-type="float" office:value="0.9077734125471">
            <text:p>0.91</text:p>
          </table:table-cell>
          <table:table-cell table:style-name="ce15"/>
          <table:table-cell table:style-name="Default"/>
          <table:table-cell table:style-name="Default" table:formula="of:=SUM([.S32:.S38])/6" office:value-type="float" office:value="525.401498835086">
            <text:p>525.4</text:p>
          </table:table-cell>
          <table:table-cell table:style-name="ce15"/>
          <table:table-cell table:style-name="Default" table:number-columns-repeated="2"/>
          <table:table-cell table:style-name="ce15"/>
          <table:table-cell table:style-name="Default" table:number-columns-repeated="1001"/>
        </table:table-row>
      </table:table>
      <table:table table:name="Naval Units" table:style-name="ta1" table:print="false">
        <table:table-column table:style-name="co81" table:default-cell-style-name="Default"/>
        <table:table-column table:style-name="co44" table:default-cell-style-name="ce15"/>
        <table:table-column table:style-name="co82" table:default-cell-style-name="ce15"/>
        <table:table-column table:style-name="co18" table:default-cell-style-name="ce15"/>
        <table:table-column table:style-name="co20" table:default-cell-style-name="ce15"/>
        <table:table-column table:style-name="co44" table:default-cell-style-name="ce15"/>
        <table:table-column table:style-name="co34" table:default-cell-style-name="ce15"/>
        <table:table-column table:style-name="co86" table:default-cell-style-name="ce15"/>
        <table:table-column table:style-name="co71" table:number-columns-repeated="2" table:default-cell-style-name="ce15"/>
        <table:table-column table:style-name="co39" table:default-cell-style-name="ce15"/>
        <table:table-column table:style-name="co87" table:default-cell-style-name="ce15"/>
        <table:table-column table:style-name="co82" table:default-cell-style-name="ce15"/>
        <table:table-column table:style-name="co88" table:default-cell-style-name="ce15"/>
        <table:table-column table:style-name="co87" table:default-cell-style-name="ce15"/>
        <table:table-column table:style-name="co13" table:default-cell-style-name="ce15"/>
        <table:table-column table:style-name="co54" table:default-cell-style-name="ce15"/>
        <table:table-column table:style-name="co79" table:default-cell-style-name="Default"/>
        <table:table-column table:style-name="co89" table:default-cell-style-name="ce15"/>
        <table:table-column table:style-name="co69" table:default-cell-style-name="Default"/>
        <table:table-column table:style-name="co79" table:default-cell-style-name="Default"/>
        <table:table-column table:style-name="co90" table:default-cell-style-name="ce15"/>
        <table:table-column table:style-name="co51" table:number-columns-repeated="2" table:default-cell-style-name="Default"/>
        <table:table-column table:style-name="co91"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Type</text:p>
          </table:table-cell>
          <table:table-cell table:style-name="ce81" office:value-type="string">
            <text:p>Unit ID</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Vision</text:p>
          </table:table-cell>
          <table:table-cell table:style-name="ce81" office:value-type="string">
            <text:p>Wvision</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81" office:value-type="string">
            <text:p>Add Mass for Regen</text:p>
          </table:table-cell>
          <table:table-cell table:style-name="ce81" office:value-type="string">
            <text:p>Sonar</text:p>
          </table:table-cell>
          <table:table-cell table:style-name="ce81" office:value-type="string">
            <text:p>Radar</text:p>
          </table:table-cell>
          <table:table-cell table:style-name="ce81" office:value-type="string">
            <text:p>TorpDef</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2"/>
        </table:table-row>
        <table:table-row table:style-name="ro2">
          <table:table-cell table:style-name="ce164" office:value-type="string">
            <text:p>T1 Naval Units</text:p>
          </table:table-cell>
          <table:table-cell table:style-name="ce81" table:number-columns-repeated="16"/>
          <table:table-cell table:style-name="ce95"/>
          <table:table-cell table:style-name="ce81"/>
          <table:table-cell table:style-name="ce95"/>
          <table:table-cell table:style-name="ce81" table:number-columns-repeated="2"/>
          <table:table-cell table:style-name="ce95" table:number-columns-repeated="2"/>
          <table:table-cell table:style-name="ce81"/>
          <table:table-cell table:style-name="ce77" table:number-columns-repeated="447"/>
          <table:table-cell table:number-columns-repeated="552"/>
        </table:table-row>
        <table:table-row table:style-name="ro2">
          <table:table-cell table:style-name="ce144" office:value-type="string">
            <text:p>Sylph</text:p>
          </table:table-cell>
          <table:table-cell table:style-name="ce145" office:value-type="string">
            <text:p>Sub</text:p>
          </table:table-cell>
          <table:table-cell table:style-name="ce145" office:value-type="string">
            <text:p>UAS0203</text:p>
          </table:table-cell>
          <table:table-cell table:style-name="ce145" office:value-type="string">
            <text:p><text:s/></text:p>
          </table:table-cell>
          <table:table-cell table:style-name="ce145" office:value-type="float" office:value="60">
            <text:p>60</text:p>
          </table:table-cell>
          <table:table-cell table:style-name="ce145" office:value-type="string">
            <text:p><text:s/></text:p>
          </table:table-cell>
          <table:table-cell table:style-name="ce145" office:value-type="float" office:value="32">
            <text:p>32</text:p>
          </table:table-cell>
          <table:table-cell table:number-columns-repeated="2" table:style-name="ce145" office:value-type="float" office:value="24">
            <text:p>24</text:p>
          </table:table-cell>
          <table:table-cell table:style-name="ce145" office:value-type="float" office:value="540">
            <text:p>540</text:p>
          </table:table-cell>
          <table:table-cell table:style-name="ce145" table:formula="of:=[.J3]*0.0002" office:value-type="float" office:value="0.108">
            <text:p>0.11</text:p>
          </table:table-cell>
          <table:table-cell table:style-name="ce145" office:value-type="float" office:value="2">
            <text:p>2</text:p>
          </table:table-cell>
          <table:table-cell table:style-name="ce145" office:value-type="string">
            <text:p><text:s/></text:p>
          </table:table-cell>
          <table:table-cell table:style-name="ce145" office:value-type="float" office:value="45">
            <text:p>45</text:p>
          </table:table-cell>
          <table:table-cell table:style-name="ce145" office:value-type="string">
            <text:p><text:s/></text:p>
          </table:table-cell>
          <table:table-cell table:style-name="ce145"/>
          <table:table-cell table:style-name="ce145" office:value-type="float" office:value="360">
            <text:p>360</text:p>
          </table:table-cell>
          <table:table-cell table:style-name="ce153" table:formula="of:=[.Q3]/[.J3]" office:value-type="float" office:value="0.666666666666667">
            <text:p>0.667</text:p>
          </table:table-cell>
          <table:table-cell table:style-name="ce145" office:value-type="float" office:value="4200">
            <text:p>4200</text:p>
          </table:table-cell>
          <table:table-cell table:style-name="ce153" table:formula="of:=([.D3]+[.E3]+[.F3])/[.S3]" office:value-type="float" office:value="0.0142857142857143">
            <text:p>0.014</text:p>
          </table:table-cell>
          <table:table-cell table:style-name="ce145" table:formula="of:=(([.Q3]*10)+[.S3])/([.D3]+[.E3]+[.F3])" office:value-type="float" office:value="130">
            <text:p>130</text:p>
          </table:table-cell>
          <table:table-cell table:style-name="ce145" office:value-type="float" office:value="1800">
            <text:p>1800</text:p>
          </table:table-cell>
          <table:table-cell table:style-name="ce153" table:formula="of:=([.Q3]/[.V3])*40" office:value-type="float" office:value="8">
            <text:p>8.000</text:p>
          </table:table-cell>
          <table:table-cell table:style-name="ce153" table:formula="of:=([.S3]/[.V3])*40" office:value-type="float" office:value="93.3333333333333">
            <text:p>93.333</text:p>
          </table:table-cell>
          <table:table-cell table:style-name="ce145" office:value-type="float" office:value="4">
            <text:p>4</text:p>
          </table:table-cell>
          <table:table-cell table:style-name="ce144" table:number-columns-repeated="999"/>
        </table:table-row>
        <table:table-row table:style-name="ro2">
          <table:table-cell table:style-name="ce144" office:value-type="string">
            <text:p>Beacon</text:p>
          </table:table-cell>
          <table:table-cell table:style-name="ce145" office:value-type="string">
            <text:p>Frig</text:p>
          </table:table-cell>
          <table:table-cell table:style-name="ce145" office:value-type="string">
            <text:p>UAS0103</text:p>
          </table:table-cell>
          <table:table-cell table:style-name="ce145" office:value-type="float" office:value="75">
            <text:p>75</text:p>
          </table:table-cell>
          <table:table-cell table:number-columns-repeated="2" table:style-name="ce145" office:value-type="string">
            <text:p><text:s/></text:p>
          </table:table-cell>
          <table:table-cell table:style-name="ce145" office:value-type="float" office:value="38">
            <text:p>38</text:p>
          </table:table-cell>
          <table:table-cell table:style-name="ce145" office:value-type="float" office:value="32">
            <text:p>32</text:p>
          </table:table-cell>
          <table:table-cell table:style-name="ce145" office:value-type="float" office:value="18">
            <text:p>18</text:p>
          </table:table-cell>
          <table:table-cell table:style-name="ce145" office:value-type="float" office:value="1900">
            <text:p>1900</text:p>
          </table:table-cell>
          <table:table-cell table:style-name="ce145" table:formula="of:=[.J4]*0.0002" office:value-type="float" office:value="0.38">
            <text:p>0.38</text:p>
          </table:table-cell>
          <table:table-cell table:style-name="ce145" office:value-type="float" office:value="2">
            <text:p>2</text:p>
          </table:table-cell>
          <table:table-cell table:style-name="ce145" office:value-type="string">
            <text:p><text:s/></text:p>
          </table:table-cell>
          <table:table-cell table:style-name="ce145" office:value-type="float" office:value="45">
            <text:p>45</text:p>
          </table:table-cell>
          <table:table-cell table:style-name="ce145" office:value-type="float" office:value="60">
            <text:p>60</text:p>
          </table:table-cell>
          <table:table-cell table:style-name="ce145" office:value-type="string">
            <text:p>Anti</text:p>
          </table:table-cell>
          <table:table-cell table:style-name="ce145" office:value-type="float" office:value="360">
            <text:p>360</text:p>
          </table:table-cell>
          <table:table-cell table:style-name="ce153" table:formula="of:=[.Q4]/[.J4]" office:value-type="float" office:value="0.189473684210526">
            <text:p>0.189</text:p>
          </table:table-cell>
          <table:table-cell table:style-name="ce145" office:value-type="float" office:value="3150">
            <text:p>3150</text:p>
          </table:table-cell>
          <table:table-cell table:style-name="ce153" table:formula="of:=([.D4]+[.E4]+[.F4])/[.S4]" office:value-type="float" office:value="0.0238095238095238">
            <text:p>0.024</text:p>
          </table:table-cell>
          <table:table-cell table:style-name="ce145" table:formula="of:=(([.Q4]*10)+[.S4])/([.D4]+[.E4]+[.F4])" office:value-type="float" office:value="90">
            <text:p>90</text:p>
          </table:table-cell>
          <table:table-cell table:style-name="ce145" office:value-type="float" office:value="1800">
            <text:p>1800</text:p>
          </table:table-cell>
          <table:table-cell table:style-name="ce153" table:formula="of:=([.Q4]/[.V4])*40" office:value-type="float" office:value="8">
            <text:p>8.000</text:p>
          </table:table-cell>
          <table:table-cell table:style-name="ce153" table:formula="of:=([.S4]/[.V4])*40" office:value-type="float" office:value="70">
            <text:p>70.000</text:p>
          </table:table-cell>
          <table:table-cell table:style-name="ce145" office:value-type="float" office:value="4">
            <text:p>4</text:p>
          </table:table-cell>
          <table:table-cell table:style-name="ce144" table:number-columns-repeated="999"/>
        </table:table-row>
        <table:table-row table:style-name="ro2">
          <table:table-cell table:style-name="ce144" office:value-type="string">
            <text:p>Shard</text:p>
          </table:table-cell>
          <table:table-cell table:style-name="ce145" office:value-type="string">
            <text:p>AA</text:p>
          </table:table-cell>
          <table:table-cell table:style-name="ce145" office:value-type="string">
            <text:p>UAS0102</text:p>
          </table:table-cell>
          <table:table-cell table:number-columns-repeated="2" table:style-name="ce145" office:value-type="string">
            <text:p><text:s/></text:p>
          </table:table-cell>
          <table:table-cell table:style-name="ce145" office:value-type="float" office:value="120">
            <text:p>120</text:p>
          </table:table-cell>
          <table:table-cell table:style-name="ce145" office:value-type="float" office:value="46">
            <text:p>46</text:p>
          </table:table-cell>
          <table:table-cell table:style-name="ce145" office:value-type="float" office:value="26">
            <text:p>26</text:p>
          </table:table-cell>
          <table:table-cell table:style-name="ce145" office:value-type="float" office:value="0">
            <text:p>0</text:p>
          </table:table-cell>
          <table:table-cell table:style-name="ce145" office:value-type="float" office:value="850">
            <text:p>850</text:p>
          </table:table-cell>
          <table:table-cell table:style-name="ce145" table:formula="of:=[.J5]*0.0002" office:value-type="float" office:value="0.17">
            <text:p>0.17</text:p>
          </table:table-cell>
          <table:table-cell table:style-name="ce145" office:value-type="float" office:value="3">
            <text:p>3</text:p>
          </table:table-cell>
          <table:table-cell table:number-columns-repeated="3" table:style-name="ce145" office:value-type="string">
            <text:p><text:s/></text:p>
          </table:table-cell>
          <table:table-cell table:style-name="ce145"/>
          <table:table-cell table:style-name="ce145" office:value-type="float" office:value="175">
            <text:p>175</text:p>
          </table:table-cell>
          <table:table-cell table:style-name="ce153" table:formula="of:=[.Q5]/[.J5]" office:value-type="float" office:value="0.205882352941176">
            <text:p>0.206</text:p>
          </table:table-cell>
          <table:table-cell table:style-name="ce145" office:value-type="float" office:value="1450">
            <text:p>1450</text:p>
          </table:table-cell>
          <table:table-cell table:style-name="ce153" table:formula="of:=([.D5]+[.E5]+[.F5])/[.S5]" office:value-type="float" office:value="0.0827586206896552">
            <text:p>0.083</text:p>
          </table:table-cell>
          <table:table-cell table:style-name="ce145" table:formula="of:=(([.Q5]*10)+[.S5])/([.D5]+[.E5]+[.F5])" office:value-type="float" office:value="26.6666666666667">
            <text:p>26.67</text:p>
          </table:table-cell>
          <table:table-cell table:style-name="ce145" office:value-type="float" office:value="875">
            <text:p>875</text:p>
          </table:table-cell>
          <table:table-cell table:style-name="ce153" table:formula="of:=([.Q5]/[.V5])*40" office:value-type="float" office:value="8">
            <text:p>8.000</text:p>
          </table:table-cell>
          <table:table-cell table:style-name="ce153" table:formula="of:=([.S5]/[.V5])*40" office:value-type="float" office:value="66.2857142857143">
            <text:p>66.286</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Tigershark</text:p>
          </table:table-cell>
          <table:table-cell table:style-name="ce82" office:value-type="string">
            <text:p>Sub</text:p>
          </table:table-cell>
          <table:table-cell table:style-name="ce82" office:value-type="string">
            <text:p>UES0203</text:p>
          </table:table-cell>
          <table:table-cell table:style-name="ce82" office:value-type="float" office:value="25">
            <text:p>25</text:p>
          </table:table-cell>
          <table:table-cell table:style-name="ce82" office:value-type="float" office:value="66">
            <text:p>66</text:p>
          </table:table-cell>
          <table:table-cell table:style-name="ce82" office:value-type="string">
            <text:p><text:s/></text:p>
          </table:table-cell>
          <table:table-cell table:style-name="ce82" office:value-type="float" office:value="40">
            <text:p>40</text:p>
          </table:table-cell>
          <table:table-cell table:number-columns-repeated="2" table:style-name="ce82" office:value-type="float" office:value="24">
            <text:p>24</text:p>
          </table:table-cell>
          <table:table-cell table:style-name="ce82" office:value-type="float" office:value="590">
            <text:p>590</text:p>
          </table:table-cell>
          <table:table-cell table:style-name="ce82" table:formula="of:=[.J6]*0.0002" office:value-type="float" office:value="0.118">
            <text:p>0.12</text:p>
          </table:table-cell>
          <table:table-cell table:style-name="ce82" office:value-type="float" office:value="2">
            <text:p>2</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Deck Gun</text:p>
          </table:table-cell>
          <table:table-cell table:style-name="ce82" office:value-type="float" office:value="390">
            <text:p>390</text:p>
          </table:table-cell>
          <table:table-cell table:style-name="ce92" table:formula="of:=[.Q6]/[.J6]" office:value-type="float" office:value="0.661016949152542">
            <text:p>0.661</text:p>
          </table:table-cell>
          <table:table-cell table:style-name="ce82" office:value-type="float" office:value="4675">
            <text:p>4675</text:p>
          </table:table-cell>
          <table:table-cell table:style-name="ce92" table:formula="of:=([.D6]+[.E6]+[.F6])/[.S6]" office:value-type="float" office:value="0.0194652406417112">
            <text:p>0.019</text:p>
          </table:table-cell>
          <table:table-cell table:style-name="ce82" table:formula="of:=(([.Q6]*10)+[.S6])/([.D6]+[.E6]+[.F6])" office:value-type="float" office:value="94.2307692307692">
            <text:p>94.23</text:p>
          </table:table-cell>
          <table:table-cell table:style-name="ce82" office:value-type="float" office:value="2000">
            <text:p>2000</text:p>
          </table:table-cell>
          <table:table-cell table:style-name="ce92" table:formula="of:=([.Q6]/[.V6])*40" office:value-type="float" office:value="7.8">
            <text:p>7.800</text:p>
          </table:table-cell>
          <table:table-cell table:style-name="ce92" table:formula="of:=([.S6]/[.V6])*40" office:value-type="float" office:value="93.5">
            <text:p>93.5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Thunderhead</text:p>
          </table:table-cell>
          <table:table-cell table:style-name="ce82" office:value-type="string">
            <text:p>Frig</text:p>
          </table:table-cell>
          <table:table-cell table:style-name="ce82" office:value-type="string">
            <text:p>UES0103</text:p>
          </table:table-cell>
          <table:table-cell table:style-name="ce82" office:value-type="float" office:value="65">
            <text:p>65</text:p>
          </table:table-cell>
          <table:table-cell table:style-name="ce82" office:value-type="string">
            <text:p><text:s/></text:p>
          </table:table-cell>
          <table:table-cell table:style-name="ce82" office:value-type="float" office:value="84">
            <text:p>84</text:p>
          </table:table-cell>
          <table:table-cell table:style-name="ce82" office:value-type="float" office:value="36">
            <text:p>36</text:p>
          </table:table-cell>
          <table:table-cell table:style-name="ce82" office:value-type="float" office:value="32">
            <text:p>32</text:p>
          </table:table-cell>
          <table:table-cell table:style-name="ce82" office:value-type="float" office:value="18">
            <text:p>18</text:p>
          </table:table-cell>
          <table:table-cell table:style-name="ce82" office:value-type="float" office:value="2100">
            <text:p>2100</text:p>
          </table:table-cell>
          <table:table-cell table:style-name="ce82" table:formula="of:=[.J7]*0.0002" office:value-type="float" office:value="0.42">
            <text:p>0.42</text:p>
          </table:table-cell>
          <table:table-cell table:style-name="ce82" office:value-type="float" office:value="3">
            <text:p>3</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Spoof</text:p>
          </table:table-cell>
          <table:table-cell table:style-name="ce82" office:value-type="float" office:value="400">
            <text:p>400</text:p>
          </table:table-cell>
          <table:table-cell table:style-name="ce92" table:formula="of:=[.Q7]/[.J7]" office:value-type="float" office:value="0.19047619047619">
            <text:p>0.190</text:p>
          </table:table-cell>
          <table:table-cell table:style-name="ce82" office:value-type="float" office:value="3500">
            <text:p>3500</text:p>
          </table:table-cell>
          <table:table-cell table:style-name="ce92" table:formula="of:=([.D7]+[.E7]+[.F7])/[.S7]" office:value-type="float" office:value="0.0425714285714286">
            <text:p>0.043</text:p>
          </table:table-cell>
          <table:table-cell table:style-name="ce82" table:formula="of:=(([.Q7]*10)+[.S7])/([.D7]+[.E7]+[.F7])" office:value-type="float" office:value="50.3355704697987">
            <text:p>50.34</text:p>
          </table:table-cell>
          <table:table-cell table:style-name="ce82" office:value-type="float" office:value="2000">
            <text:p>2000</text:p>
          </table:table-cell>
          <table:table-cell table:style-name="ce92" table:formula="of:=([.Q7]/[.V7])*40" office:value-type="float" office:value="8">
            <text:p>8.000</text:p>
          </table:table-cell>
          <table:table-cell table:style-name="ce92" table:formula="of:=([.S7]/[.V7])*40" office:value-type="float" office:value="70">
            <text:p>7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liver</text:p>
          </table:table-cell>
          <table:table-cell table:style-name="ce84" office:value-type="string">
            <text:p>Sub</text:p>
          </table:table-cell>
          <table:table-cell table:style-name="ce84" office:value-type="string">
            <text:p>URS0203</text:p>
          </table:table-cell>
          <table:table-cell table:style-name="ce84" office:value-type="float" office:value="20">
            <text:p>20</text:p>
          </table:table-cell>
          <table:table-cell table:style-name="ce84" office:value-type="float" office:value="60">
            <text:p>60</text:p>
          </table:table-cell>
          <table:table-cell table:style-name="ce84" office:value-type="string">
            <text:p><text:s/></text:p>
          </table:table-cell>
          <table:table-cell table:style-name="ce84" office:value-type="float" office:value="40">
            <text:p>40</text:p>
          </table:table-cell>
          <table:table-cell table:number-columns-repeated="2" table:style-name="ce84" office:value-type="float" office:value="24">
            <text:p>24</text:p>
          </table:table-cell>
          <table:table-cell table:style-name="ce84" office:value-type="float" office:value="540">
            <text:p>540</text:p>
          </table:table-cell>
          <table:table-cell table:style-name="ce84" table:formula="of:=[.J8]*0.0002" office:value-type="float" office:value="0.108">
            <text:p>0.11</text:p>
          </table:table-cell>
          <table:table-cell table:style-name="ce84" office:value-type="float" office:value="4">
            <text:p>4</text:p>
          </table:table-cell>
          <table:table-cell table:style-name="ce84" office:value-type="string">
            <text:p><text:s/></text:p>
          </table:table-cell>
          <table:table-cell table:style-name="ce84" office:value-type="float" office:value="45">
            <text:p>45</text:p>
          </table:table-cell>
          <table:table-cell table:style-name="ce84" office:value-type="string">
            <text:p><text:s/></text:p>
          </table:table-cell>
          <table:table-cell table:style-name="ce84" office:value-type="string">
            <text:p>Deck Gun</text:p>
          </table:table-cell>
          <table:table-cell table:style-name="ce84" office:value-type="float" office:value="390">
            <text:p>390</text:p>
          </table:table-cell>
          <table:table-cell table:style-name="ce94" table:formula="of:=[.Q8]/[.J8]" office:value-type="float" office:value="0.722222222222222">
            <text:p>0.722</text:p>
          </table:table-cell>
          <table:table-cell table:style-name="ce84" office:value-type="float" office:value="4675">
            <text:p>4675</text:p>
          </table:table-cell>
          <table:table-cell table:style-name="ce94" table:formula="of:=([.D8]+[.E8]+[.F8])/[.S8]" office:value-type="float" office:value="0.0171122994652406">
            <text:p>0.017</text:p>
          </table:table-cell>
          <table:table-cell table:style-name="ce84" table:formula="of:=(([.Q8]*10)+[.S8])/([.D8]+[.E8]+[.F8])" office:value-type="float" office:value="107.1875">
            <text:p>107.19</text:p>
          </table:table-cell>
          <table:table-cell table:style-name="ce84" office:value-type="float" office:value="2000">
            <text:p>2000</text:p>
          </table:table-cell>
          <table:table-cell table:style-name="ce94" table:formula="of:=([.Q8]/[.V8])*40" office:value-type="float" office:value="7.8">
            <text:p>7.800</text:p>
          </table:table-cell>
          <table:table-cell table:style-name="ce94" table:formula="of:=([.S8]/[.V8])*40" office:value-type="float" office:value="93.5">
            <text:p>93.500</text:p>
          </table:table-cell>
          <table:table-cell table:style-name="ce84" office:value-type="float" office:value="4">
            <text:p>4</text:p>
          </table:table-cell>
          <table:table-cell table:style-name="ce80" table:number-columns-repeated="999"/>
        </table:table-row>
        <table:table-row table:style-name="ro2">
          <table:table-cell table:style-name="ce80" office:value-type="string">
            <text:p>Trident</text:p>
          </table:table-cell>
          <table:table-cell table:style-name="ce84" office:value-type="string">
            <text:p>Frig</text:p>
          </table:table-cell>
          <table:table-cell table:style-name="ce84" office:value-type="string">
            <text:p>URS0103</text:p>
          </table:table-cell>
          <table:table-cell table:style-name="ce84" office:value-type="float" office:value="60">
            <text:p>60</text:p>
          </table:table-cell>
          <table:table-cell table:style-name="ce84" office:value-type="string">
            <text:p><text:s/></text:p>
          </table:table-cell>
          <table:table-cell table:style-name="ce84" office:value-type="float" office:value="84">
            <text:p>84</text:p>
          </table:table-cell>
          <table:table-cell table:style-name="ce84" office:value-type="float" office:value="38">
            <text:p>38</text:p>
          </table:table-cell>
          <table:table-cell table:style-name="ce84" office:value-type="float" office:value="32">
            <text:p>32</text:p>
          </table:table-cell>
          <table:table-cell table:style-name="ce84" office:value-type="float" office:value="18">
            <text:p>18</text:p>
          </table:table-cell>
          <table:table-cell table:style-name="ce84" office:value-type="float" office:value="1900">
            <text:p>1900</text:p>
          </table:table-cell>
          <table:table-cell table:style-name="ce84" table:formula="of:=[.J9]*0.0002" office:value-type="float" office:value="0.38">
            <text:p>0.38</text:p>
          </table:table-cell>
          <table:table-cell table:style-name="ce84" office:value-type="float" office:value="4">
            <text:p>4</text:p>
          </table:table-cell>
          <table:table-cell table:style-name="ce84" office:value-type="string">
            <text:p><text:s/></text:p>
          </table:table-cell>
          <table:table-cell table:style-name="ce84" office:value-type="float" office:value="30">
            <text:p>30</text:p>
          </table:table-cell>
          <table:table-cell table:style-name="ce84" office:value-type="float" office:value="60">
            <text:p>60</text:p>
          </table:table-cell>
          <table:table-cell table:style-name="ce84"/>
          <table:table-cell table:style-name="ce84" office:value-type="float" office:value="260">
            <text:p>260</text:p>
          </table:table-cell>
          <table:table-cell table:style-name="ce94" table:formula="of:=[.Q9]/[.J9]" office:value-type="float" office:value="0.136842105263158">
            <text:p>0.137</text:p>
          </table:table-cell>
          <table:table-cell table:style-name="ce84" office:value-type="float" office:value="2600">
            <text:p>2600</text:p>
          </table:table-cell>
          <table:table-cell table:style-name="ce94" table:formula="of:=([.D9]+[.E9]+[.F9])/[.S9]" office:value-type="float" office:value="0.0553846153846154">
            <text:p>0.055</text:p>
          </table:table-cell>
          <table:table-cell table:style-name="ce84" table:formula="of:=(([.Q9]*10)+[.S9])/([.D9]+[.E9]+[.F9])" office:value-type="float" office:value="36.1111111111111">
            <text:p>36.11</text:p>
          </table:table-cell>
          <table:table-cell table:style-name="ce84" office:value-type="float" office:value="1950">
            <text:p>1950</text:p>
          </table:table-cell>
          <table:table-cell table:style-name="ce94" table:formula="of:=([.Q9]/[.V9])*40" office:value-type="float" office:value="5.33333333333333">
            <text:p>5.333</text:p>
          </table:table-cell>
          <table:table-cell table:style-name="ce94" table:formula="of:=([.S9]/[.V9])*40" office:value-type="float" office:value="53.3333333333333">
            <text:p>53.333</text:p>
          </table:table-cell>
          <table:table-cell table:style-name="ce84" office:value-type="float" office:value="4.4">
            <text:p>4.4</text:p>
          </table:table-cell>
          <table:table-cell table:style-name="ce80" table:number-columns-repeated="999"/>
        </table:table-row>
        <table:table-row table:style-name="ro2">
          <table:table-cell table:style-name="ce55" office:value-type="string">
            <text:p>Sou-istle</text:p>
          </table:table-cell>
          <table:table-cell table:style-name="ce56" office:value-type="string">
            <text:p>Sub</text:p>
          </table:table-cell>
          <table:table-cell table:style-name="ce56" office:value-type="string">
            <text:p>XSS0203</text:p>
          </table:table-cell>
          <table:table-cell table:style-name="ce56" office:value-type="float" office:value="30">
            <text:p>30</text:p>
          </table:table-cell>
          <table:table-cell table:style-name="ce56" office:value-type="float" office:value="50">
            <text:p>50</text:p>
          </table:table-cell>
          <table:table-cell table:style-name="ce56" office:value-type="string">
            <text:p><text:s/></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25">
            <text:p>25</text:p>
          </table:table-cell>
          <table:table-cell table:style-name="ce56" office:value-type="float" office:value="540">
            <text:p>540</text:p>
          </table:table-cell>
          <table:table-cell table:style-name="ce56" table:formula="of:=[.J10]*0.0002" office:value-type="float" office:value="0.108">
            <text:p>0.11</text:p>
          </table:table-cell>
          <table:table-cell table:style-name="ce56" office:value-type="float" office:value="3">
            <text:p>3</text:p>
          </table:table-cell>
          <table:table-cell table:style-name="ce56" office:value-type="string">
            <text:p><text:s/></text:p>
          </table:table-cell>
          <table:table-cell table:style-name="ce56" office:value-type="float" office:value="45">
            <text:p>45</text:p>
          </table:table-cell>
          <table:table-cell table:style-name="ce56" office:value-type="string">
            <text:p><text:s/></text:p>
          </table:table-cell>
          <table:table-cell table:style-name="ce56" office:value-type="string">
            <text:p>Deck/Anti</text:p>
          </table:table-cell>
          <table:table-cell table:style-name="ce56" office:value-type="float" office:value="390">
            <text:p>390</text:p>
          </table:table-cell>
          <table:table-cell table:style-name="ce58" table:formula="of:=[.Q10]/[.J10]" office:value-type="float" office:value="0.722222222222222">
            <text:p>0.722</text:p>
          </table:table-cell>
          <table:table-cell table:style-name="ce56" office:value-type="float" office:value="4675">
            <text:p>4675</text:p>
          </table:table-cell>
          <table:table-cell table:style-name="ce58" table:formula="of:=([.D10]+[.E10]+[.F10])/[.S10]" office:value-type="float" office:value="0.0171122994652406">
            <text:p>0.017</text:p>
          </table:table-cell>
          <table:table-cell table:style-name="ce56" table:formula="of:=(([.Q10]*10)+[.S10])/([.D10]+[.E10]+[.F10])" office:value-type="float" office:value="107.1875">
            <text:p>107.19</text:p>
          </table:table-cell>
          <table:table-cell table:style-name="ce56" office:value-type="float" office:value="1950">
            <text:p>1950</text:p>
          </table:table-cell>
          <table:table-cell table:style-name="ce58" table:formula="of:=([.Q10]/[.V10])*40" office:value-type="float" office:value="8">
            <text:p>8.000</text:p>
          </table:table-cell>
          <table:table-cell table:style-name="ce58" table:formula="of:=([.S10]/[.V10])*40" office:value-type="float" office:value="95.8974358974359">
            <text:p>95.89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Hau-esel</text:p>
          </table:table-cell>
          <table:table-cell table:style-name="ce56" office:value-type="string">
            <text:p>Frig</text:p>
          </table:table-cell>
          <table:table-cell table:style-name="ce56" office:value-type="string">
            <text:p>XSS0103</text:p>
          </table:table-cell>
          <table:table-cell table:style-name="ce56" office:value-type="float" office:value="75">
            <text:p>75</text:p>
          </table:table-cell>
          <table:table-cell table:style-name="ce56" office:value-type="string">
            <text:p><text:s/></text:p>
          </table:table-cell>
          <table:table-cell table:style-name="ce56" office:value-type="float" office:value="84">
            <text:p>84</text:p>
          </table:table-cell>
          <table:table-cell table:style-name="ce56" office:value-type="float" office:value="36">
            <text:p>3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1900">
            <text:p>1900</text:p>
          </table:table-cell>
          <table:table-cell table:style-name="ce56" table:formula="of:=[.J11]*0.0002" office:value-type="float" office:value="0.38">
            <text:p>0.38</text:p>
          </table:table-cell>
          <table:table-cell table:style-name="ce56" office:value-type="float" office:value="2">
            <text:p>2</text:p>
          </table:table-cell>
          <table:table-cell table:style-name="ce56" office:value-type="string">
            <text:p><text:s text:c="2"/></text:p>
          </table:table-cell>
          <table:table-cell table:style-name="ce56" office:value-type="float" office:value="45">
            <text:p>45</text:p>
          </table:table-cell>
          <table:table-cell table:style-name="ce56" office:value-type="float" office:value="60">
            <text:p>60</text:p>
          </table:table-cell>
          <table:table-cell table:style-name="ce56"/>
          <table:table-cell table:style-name="ce56" office:value-type="float" office:value="400">
            <text:p>400</text:p>
          </table:table-cell>
          <table:table-cell table:style-name="ce58" table:formula="of:=[.Q11]/[.J11]" office:value-type="float" office:value="0.210526315789474">
            <text:p>0.211</text:p>
          </table:table-cell>
          <table:table-cell table:style-name="ce56" office:value-type="float" office:value="3500">
            <text:p>3500</text:p>
          </table:table-cell>
          <table:table-cell table:style-name="ce58" table:formula="of:=([.D11]+[.E11]+[.F11])/[.S11]" office:value-type="float" office:value="0.0454285714285714">
            <text:p>0.045</text:p>
          </table:table-cell>
          <table:table-cell table:style-name="ce56" table:formula="of:=(([.Q11]*10)+[.S11])/([.D11]+[.E11]+[.F11])" office:value-type="float" office:value="47.1698113207547">
            <text:p>47.17</text:p>
          </table:table-cell>
          <table:table-cell table:style-name="ce56" office:value-type="float" office:value="2000">
            <text:p>2000</text:p>
          </table:table-cell>
          <table:table-cell table:style-name="ce58" table:formula="of:=([.Q11]/[.V11])*40" office:value-type="float" office:value="8">
            <text:p>8.000</text:p>
          </table:table-cell>
          <table:table-cell table:style-name="ce58" table:formula="of:=([.S11]/[.V11])*40" office:value-type="float" office:value="70">
            <text:p>70.000</text:p>
          </table:table-cell>
          <table:table-cell table:style-name="ce56" office:value-type="float" office:value="4">
            <text:p>4</text:p>
          </table:table-cell>
          <table:table-cell table:style-name="ce55"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53253681935224">
            <text:p>0.04</text:p>
          </table:table-cell>
          <table:table-cell table:formula="of:=SUM([.U1:.U11])/9" office:value-type="float" office:value="76.5432143110111">
            <text:p>76.54</text:p>
          </table:table-cell>
          <table:table-cell table:style-name="Default"/>
          <table:table-cell table:number-columns-repeated="2"/>
          <table:table-cell table:style-name="Default"/>
          <table:table-cell table:number-columns-repeated="999"/>
        </table:table-row>
        <table:table-row table:style-name="ro2">
          <table:table-cell table:style-name="ce165"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44" office:value-type="string">
            <text:p>Exodus</text:p>
          </table:table-cell>
          <table:table-cell table:style-name="ce145" office:value-type="string">
            <text:p>DD</text:p>
          </table:table-cell>
          <table:table-cell table:style-name="ce145" office:value-type="string">
            <text:p>UAS0201</text:p>
          </table:table-cell>
          <table:table-cell table:style-name="ce145" office:value-type="float" office:value="262">
            <text:p>262</text:p>
          </table:table-cell>
          <table:table-cell table:style-name="ce145" office:value-type="float" office:value="80">
            <text:p>80</text:p>
          </table:table-cell>
          <table:table-cell table:style-name="ce145" office:value-type="string">
            <text:p><text:s/></text:p>
          </table:table-cell>
          <table:table-cell table:style-name="ce145" office:value-type="float" office:value="58">
            <text:p>58</text:p>
          </table:table-cell>
          <table:table-cell table:style-name="ce145" office:value-type="float" office:value="32">
            <text:p>32</text:p>
          </table:table-cell>
          <table:table-cell table:style-name="ce145" office:value-type="float" office:value="24">
            <text:p>24</text:p>
          </table:table-cell>
          <table:table-cell table:style-name="ce145" office:value-type="float" office:value="7650">
            <text:p>7650</text:p>
          </table:table-cell>
          <table:table-cell table:style-name="ce145" table:formula="of:=[.J14]*0.0002" office:value-type="float" office:value="1.53">
            <text:p>1.53</text:p>
          </table:table-cell>
          <table:table-cell table:style-name="ce145" office:value-type="float" office:value="5">
            <text:p>5</text:p>
          </table:table-cell>
          <table:table-cell table:style-name="ce145" office:value-type="string">
            <text:p><text:s/></text:p>
          </table:table-cell>
          <table:table-cell table:style-name="ce145" office:value-type="float" office:value="45">
            <text:p>45</text:p>
          </table:table-cell>
          <table:table-cell table:style-name="ce145" office:value-type="float" office:value="60">
            <text:p>60</text:p>
          </table:table-cell>
          <table:table-cell table:style-name="ce145" office:value-type="string">
            <text:p>Anti</text:p>
          </table:table-cell>
          <table:table-cell table:style-name="ce145" office:value-type="float" office:value="2140">
            <text:p>2140</text:p>
          </table:table-cell>
          <table:table-cell table:style-name="ce153" table:formula="of:=[.Q14]/[.J14]" office:value-type="float" office:value="0.279738562091503">
            <text:p>0.280</text:p>
          </table:table-cell>
          <table:table-cell table:style-name="ce145" office:value-type="float" office:value="15000">
            <text:p>15000</text:p>
          </table:table-cell>
          <table:table-cell table:style-name="ce153" table:formula="of:=([.D14]+[.E14]+[.F14])/[.S14]" office:value-type="float" office:value="0.0228">
            <text:p>0.023</text:p>
          </table:table-cell>
          <table:table-cell table:style-name="ce145" table:formula="of:=(([.Q14]*10)+[.S14])/([.D14]+[.E14]+[.F14])" office:value-type="float" office:value="106.432748538012">
            <text:p>106.43</text:p>
          </table:table-cell>
          <table:table-cell table:style-name="ce145" office:value-type="float" office:value="9000">
            <text:p>9000</text:p>
          </table:table-cell>
          <table:table-cell table:style-name="ce153" table:formula="of:=([.Q14]/[.V14])*70" office:value-type="float" office:value="16.6444444444444">
            <text:p>16.644</text:p>
          </table:table-cell>
          <table:table-cell table:style-name="ce153" table:formula="of:=([.S14]/[.V14])*70" office:value-type="float" office:value="116.666666666667">
            <text:p>116.667</text:p>
          </table:table-cell>
          <table:table-cell table:style-name="ce145" office:value-type="float" office:value="4">
            <text:p>4</text:p>
          </table:table-cell>
          <table:table-cell table:style-name="ce144" table:number-columns-repeated="999"/>
        </table:table-row>
        <table:table-row table:style-name="ro2">
          <table:table-cell table:style-name="ce144" office:value-type="string">
            <text:p>Infinity</text:p>
          </table:table-cell>
          <table:table-cell table:style-name="ce145" office:value-type="string">
            <text:p>Cru</text:p>
          </table:table-cell>
          <table:table-cell table:style-name="ce145" office:value-type="string">
            <text:p>UAS0202</text:p>
          </table:table-cell>
          <table:table-cell table:style-name="ce145" office:value-type="float" office:value="150">
            <text:p>150</text:p>
          </table:table-cell>
          <table:table-cell table:style-name="ce145" office:value-type="string">
            <text:p><text:s/></text:p>
          </table:table-cell>
          <table:table-cell table:style-name="ce145" office:value-type="float" office:value="320">
            <text:p>320</text:p>
          </table:table-cell>
          <table:table-cell table:style-name="ce145" office:value-type="float" office:value="45">
            <text:p>45</text:p>
          </table:table-cell>
          <table:table-cell table:style-name="ce145" office:value-type="float" office:value="36">
            <text:p>36</text:p>
          </table:table-cell>
          <table:table-cell table:style-name="ce145" office:value-type="float" office:value="18">
            <text:p>18</text:p>
          </table:table-cell>
          <table:table-cell table:style-name="ce145" office:value-type="float" office:value="3250">
            <text:p>3250</text:p>
          </table:table-cell>
          <table:table-cell table:style-name="ce145" table:formula="of:=[.J15]*0.0002" office:value-type="float" office:value="0.65">
            <text:p>0.65</text:p>
          </table:table-cell>
          <table:table-cell table:style-name="ce145" office:value-type="float" office:value="4">
            <text:p>4</text:p>
          </table:table-cell>
          <table:table-cell table:number-columns-repeated="2" table:style-name="ce145" office:value-type="string">
            <text:p><text:s/></text:p>
          </table:table-cell>
          <table:table-cell table:style-name="ce145" office:value-type="float" office:value="90">
            <text:p>90</text:p>
          </table:table-cell>
          <table:table-cell table:style-name="ce145" office:value-type="string">
            <text:p>TMD</text:p>
          </table:table-cell>
          <table:table-cell table:style-name="ce145" office:value-type="float" office:value="1100">
            <text:p>1100</text:p>
          </table:table-cell>
          <table:table-cell table:style-name="ce153" table:formula="of:=[.Q15]/[.J15]" office:value-type="float" office:value="0.338461538461538">
            <text:p>0.338</text:p>
          </table:table-cell>
          <table:table-cell table:style-name="ce145" office:value-type="float" office:value="13000">
            <text:p>13000</text:p>
          </table:table-cell>
          <table:table-cell table:style-name="ce153" table:formula="of:=([.D15]+[.E15]+[.F15])/[.S15]" office:value-type="float" office:value="0.0361538461538462">
            <text:p>0.036</text:p>
          </table:table-cell>
          <table:table-cell table:style-name="ce145" table:formula="of:=(([.Q15]*10)+[.S15])/([.D15]+[.E15]+[.F15])" office:value-type="float" office:value="51.063829787234">
            <text:p>51.06</text:p>
          </table:table-cell>
          <table:table-cell table:style-name="ce145" office:value-type="float" office:value="5400">
            <text:p>5400</text:p>
          </table:table-cell>
          <table:table-cell table:style-name="ce153" table:formula="of:=([.Q15]/[.V15])*70" office:value-type="float" office:value="14.2592592592593">
            <text:p>14.259</text:p>
          </table:table-cell>
          <table:table-cell table:style-name="ce153" table:formula="of:=([.S15]/[.V15])*70" office:value-type="float" office:value="168.518518518519">
            <text:p>168.519</text:p>
          </table:table-cell>
          <table:table-cell table:style-name="ce145" office:value-type="float" office:value="4.5">
            <text:p>4.5</text:p>
          </table:table-cell>
          <table:table-cell table:style-name="ce144" table:number-columns-repeated="999"/>
        </table:table-row>
        <table:table-row table:style-name="ro2">
          <table:table-cell table:style-name="ce144" office:value-type="string">
            <text:p>Vesper</text:p>
          </table:table-cell>
          <table:table-cell table:style-name="ce145" office:value-type="string">
            <text:p>Sub</text:p>
          </table:table-cell>
          <table:table-cell table:style-name="ce145" office:value-type="string">
            <text:p>XAS0204</text:p>
          </table:table-cell>
          <table:table-cell table:style-name="ce145" office:value-type="string">
            <text:p><text:s/></text:p>
          </table:table-cell>
          <table:table-cell table:style-name="ce145" office:value-type="float" office:value="120">
            <text:p>120</text:p>
          </table:table-cell>
          <table:table-cell table:style-name="ce145" office:value-type="string">
            <text:p><text:s/></text:p>
          </table:table-cell>
          <table:table-cell table:style-name="ce145" office:value-type="float" office:value="45">
            <text:p>45</text:p>
          </table:table-cell>
          <table:table-cell table:style-name="ce145" office:value-type="float" office:value="28">
            <text:p>28</text:p>
          </table:table-cell>
          <table:table-cell table:style-name="ce145" office:value-type="float" office:value="36">
            <text:p>36</text:p>
          </table:table-cell>
          <table:table-cell table:style-name="ce145" office:value-type="float" office:value="1800">
            <text:p>1800</text:p>
          </table:table-cell>
          <table:table-cell table:style-name="ce145" table:formula="of:=[.J16]*0.0002" office:value-type="float" office:value="0.36">
            <text:p>0.36</text:p>
          </table:table-cell>
          <table:table-cell table:style-name="ce145" office:value-type="float" office:value="5">
            <text:p>5</text:p>
          </table:table-cell>
          <table:table-cell table:style-name="ce145" office:value-type="string">
            <text:p>radar stealth</text:p>
          </table:table-cell>
          <table:table-cell table:style-name="ce145" office:value-type="float" office:value="50">
            <text:p>50</text:p>
          </table:table-cell>
          <table:table-cell table:style-name="ce145" office:value-type="string">
            <text:p><text:s/></text:p>
          </table:table-cell>
          <table:table-cell table:style-name="ce145" office:value-type="string">
            <text:p>Anti</text:p>
          </table:table-cell>
          <table:table-cell table:style-name="ce145" office:value-type="float" office:value="1080">
            <text:p>1080</text:p>
          </table:table-cell>
          <table:table-cell table:style-name="ce153" table:formula="of:=[.Q16]/[.J16]" office:value-type="float" office:value="0.6">
            <text:p>0.600</text:p>
          </table:table-cell>
          <table:table-cell table:style-name="ce145" office:value-type="float" office:value="13200">
            <text:p>13200</text:p>
          </table:table-cell>
          <table:table-cell table:style-name="ce153" table:formula="of:=([.D16]+[.E16]+[.F16])/[.S16]" office:value-type="float" office:value="0.00909090909090909">
            <text:p>0.009</text:p>
          </table:table-cell>
          <table:table-cell table:style-name="ce145" table:formula="of:=(([.Q16]*10)+[.S16])/([.D16]+[.E16]+[.F16])" office:value-type="float" office:value="200">
            <text:p>200</text:p>
          </table:table-cell>
          <table:table-cell table:style-name="ce145" office:value-type="float" office:value="6000">
            <text:p>6000</text:p>
          </table:table-cell>
          <table:table-cell table:style-name="ce153" table:formula="of:=([.Q16]/[.V16])*70" office:value-type="float" office:value="12.6">
            <text:p>12.600</text:p>
          </table:table-cell>
          <table:table-cell table:style-name="ce153" table:formula="of:=([.S16]/[.V16])*70" office:value-type="float" office:value="154">
            <text:p>154.000</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Valiant</text:p>
          </table:table-cell>
          <table:table-cell table:style-name="ce82" office:value-type="string">
            <text:p>DD</text:p>
          </table:table-cell>
          <table:table-cell table:style-name="ce82" office:value-type="string">
            <text:p>UES0201</text:p>
          </table:table-cell>
          <table:table-cell table:style-name="ce82" office:value-type="float" office:value="240">
            <text:p>240</text:p>
          </table:table-cell>
          <table:table-cell table:style-name="ce82" office:value-type="float" office:value="88">
            <text:p>88</text:p>
          </table:table-cell>
          <table:table-cell table:style-name="ce82" office:value-type="float" office:value="60">
            <text:p>60</text:p>
          </table:table-cell>
          <table:table-cell table:style-name="ce82" office:value-type="float" office:value="55">
            <text:p>55</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8100">
            <text:p>8100</text:p>
          </table:table-cell>
          <table:table-cell table:style-name="ce82" table:formula="of:=[.J17]*0.0002" office:value-type="float" office:value="1.62">
            <text:p>1.62</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Flare</text:p>
          </table:table-cell>
          <table:table-cell table:style-name="ce82" office:value-type="float" office:value="2250">
            <text:p>2250</text:p>
          </table:table-cell>
          <table:table-cell table:style-name="ce92" table:formula="of:=[.Q17]/[.J17]" office:value-type="float" office:value="0.277777777777778">
            <text:p>0.278</text:p>
          </table:table-cell>
          <table:table-cell table:style-name="ce82" office:value-type="float" office:value="15000">
            <text:p>15000</text:p>
          </table:table-cell>
          <table:table-cell table:style-name="ce92" table:formula="of:=([.D17]+[.E17]+[.F17])/[.S17]" office:value-type="float" office:value="0.0258666666666667">
            <text:p>0.026</text:p>
          </table:table-cell>
          <table:table-cell table:style-name="ce82" table:formula="of:=(([.Q17]*10)+[.S17])/([.D17]+[.E17]+[.F17])" office:value-type="float" office:value="96.6494845360825">
            <text:p>96.65</text:p>
          </table:table-cell>
          <table:table-cell table:style-name="ce82" office:value-type="float" office:value="9000">
            <text:p>9000</text:p>
          </table:table-cell>
          <table:table-cell table:style-name="ce92" table:formula="of:=([.Q17]/[.V17])*70" office:value-type="float" office:value="17.5">
            <text:p>17.500</text:p>
          </table:table-cell>
          <table:table-cell table:style-name="ce92" table:formula="of:=([.S17]/[.V17])*70" office:value-type="float" office:value="116.666666666667">
            <text:p>116.667</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chrane</text:p>
          </table:table-cell>
          <table:table-cell table:style-name="ce82" office:value-type="string">
            <text:p>Sub</text:p>
          </table:table-cell>
          <table:table-cell table:style-name="ce82" office:value-type="string">
            <text:p>SES0204</text:p>
          </table:table-cell>
          <table:table-cell table:style-name="ce82"/>
          <table:table-cell table:style-name="ce82" office:value-type="float" office:value="110">
            <text:p>110</text:p>
          </table:table-cell>
          <table:table-cell table:style-name="ce82" office:value-type="float" office:value="150">
            <text:p>150</text:p>
          </table:table-cell>
          <table:table-cell table:style-name="ce82" office:value-type="float" office:value="48">
            <text:p>48</text:p>
          </table:table-cell>
          <table:table-cell table:style-name="ce82" office:value-type="float" office:value="28">
            <text:p>28</text:p>
          </table:table-cell>
          <table:table-cell table:style-name="ce82" office:value-type="float" office:value="36">
            <text:p>36</text:p>
          </table:table-cell>
          <table:table-cell table:style-name="ce82" office:value-type="float" office:value="1950">
            <text:p>1950</text:p>
          </table:table-cell>
          <table:table-cell table:style-name="ce82" table:formula="of:=[.J18]*0.0002" office:value-type="float" office:value="0.39">
            <text:p>0.39</text:p>
          </table:table-cell>
          <table:table-cell table:style-name="ce82" office:value-type="float" office:value="3">
            <text:p>3</text:p>
          </table:table-cell>
          <table:table-cell table:style-name="ce82" office:value-type="string">
            <text:p><text:s/></text:p>
          </table:table-cell>
          <table:table-cell table:style-name="ce82" office:value-type="float" office:value="50">
            <text:p>50</text:p>
          </table:table-cell>
          <table:table-cell table:style-name="ce82" office:value-type="string">
            <text:p><text:s/></text:p>
          </table:table-cell>
          <table:table-cell table:style-name="ce82" office:value-type="string">
            <text:p>Flare</text:p>
          </table:table-cell>
          <table:table-cell table:style-name="ce82" office:value-type="float" office:value="1200">
            <text:p>1200</text:p>
          </table:table-cell>
          <table:table-cell table:style-name="ce92" table:formula="of:=[.Q18]/[.J18]" office:value-type="float" office:value="0.615384615384615">
            <text:p>0.615</text:p>
          </table:table-cell>
          <table:table-cell table:style-name="ce82" office:value-type="float" office:value="13200">
            <text:p>13200</text:p>
          </table:table-cell>
          <table:table-cell table:style-name="ce92" table:formula="of:=([.D18]+[.E18]+[.F18])/[.S18]" office:value-type="float" office:value="0.0196969696969697">
            <text:p>0.020</text:p>
          </table:table-cell>
          <table:table-cell table:style-name="ce82" table:formula="of:=(([.Q18]*10)+[.S18])/([.D18]+[.E18]+[.F18])" office:value-type="float" office:value="96.9230769230769">
            <text:p>96.92</text:p>
          </table:table-cell>
          <table:table-cell table:style-name="ce82" office:value-type="float" office:value="5000">
            <text:p>5000</text:p>
          </table:table-cell>
          <table:table-cell table:style-name="ce92" table:formula="of:=([.Q18]/[.V18])*70" office:value-type="float" office:value="16.8">
            <text:p>16.800</text:p>
          </table:table-cell>
          <table:table-cell table:style-name="ce92" table:formula="of:=([.S18]/[.V18])*70" office:value-type="float" office:value="184.8">
            <text:p>184.8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Governor</text:p>
          </table:table-cell>
          <table:table-cell table:style-name="ce82" office:value-type="string">
            <text:p>Cru</text:p>
          </table:table-cell>
          <table:table-cell table:style-name="ce82" office:value-type="string">
            <text:p>UES0202</text:p>
          </table:table-cell>
          <table:table-cell table:style-name="ce82" office:value-type="float" office:value="180">
            <text:p>180</text:p>
          </table:table-cell>
          <table:table-cell table:style-name="ce82" office:value-type="string">
            <text:p><text:s/></text:p>
          </table:table-cell>
          <table:table-cell table:style-name="ce82" office:value-type="float" office:value="320">
            <text:p>320</text:p>
          </table:table-cell>
          <table:table-cell table:style-name="ce82" office:value-type="float" office:value="95">
            <text:p>95</text:p>
          </table:table-cell>
          <table:table-cell table:style-name="ce82" office:value-type="float" office:value="36">
            <text:p>36</text:p>
          </table:table-cell>
          <table:table-cell table:style-name="ce82" office:value-type="float" office:value="18">
            <text:p>18</text:p>
          </table:table-cell>
          <table:table-cell table:style-name="ce82" office:value-type="float" office:value="3600">
            <text:p>3600</text:p>
          </table:table-cell>
          <table:table-cell table:style-name="ce82" table:formula="of:=[.J19]*0.0002" office:value-type="float" office:value="0.72">
            <text:p>0.72</text:p>
          </table:table-cell>
          <table:table-cell table:style-name="ce82" office:value-type="float" office:value="4">
            <text:p>4</text:p>
          </table:table-cell>
          <table:table-cell table:number-columns-repeated="2" table:style-name="ce82" office:value-type="string">
            <text:p><text:s/></text:p>
          </table:table-cell>
          <table:table-cell table:style-name="ce82" office:value-type="float" office:value="90">
            <text:p>90</text:p>
          </table:table-cell>
          <table:table-cell table:style-name="ce82" office:value-type="string">
            <text:p>TMD</text:p>
          </table:table-cell>
          <table:table-cell table:style-name="ce82" office:value-type="float" office:value="1200">
            <text:p>1200</text:p>
          </table:table-cell>
          <table:table-cell table:style-name="ce92" table:formula="of:=[.Q19]/[.J19]" office:value-type="float" office:value="0.333333333333333">
            <text:p>0.333</text:p>
          </table:table-cell>
          <table:table-cell table:style-name="ce82" office:value-type="float" office:value="13000">
            <text:p>13000</text:p>
          </table:table-cell>
          <table:table-cell table:style-name="ce92" table:formula="of:=([.D19]+[.E19]+[.F19])/[.S19]" office:value-type="float" office:value="0.0384615384615385">
            <text:p>0.038</text:p>
          </table:table-cell>
          <table:table-cell table:style-name="ce82" table:formula="of:=(([.Q19]*10)+[.S19])/([.D19]+[.E19]+[.F19])" office:value-type="float" office:value="50">
            <text:p>50</text:p>
          </table:table-cell>
          <table:table-cell table:style-name="ce82" office:value-type="float" office:value="5400">
            <text:p>5400</text:p>
          </table:table-cell>
          <table:table-cell table:style-name="ce92" table:formula="of:=([.Q19]/[.V19])*70" office:value-type="float" office:value="15.5555555555556">
            <text:p>15.556</text:p>
          </table:table-cell>
          <table:table-cell table:style-name="ce92" table:formula="of:=([.S19]/[.V19])*70" office:value-type="float" office:value="168.518518518519">
            <text:p>168.519</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oper</text:p>
          </table:table-cell>
          <table:table-cell table:style-name="ce82" office:value-type="string">
            <text:p>Torp</text:p>
          </table:table-cell>
          <table:table-cell table:style-name="ce82" office:value-type="string">
            <text:p>XES0102</text:p>
          </table:table-cell>
          <table:table-cell table:style-name="ce82" office:value-type="string">
            <text:p><text:s/></text:p>
          </table:table-cell>
          <table:table-cell table:style-name="ce82" office:value-type="float" office:value="132">
            <text:p>132</text:p>
          </table:table-cell>
          <table:table-cell table:style-name="ce82" office:value-type="string">
            <text:p><text:s/></text:p>
          </table:table-cell>
          <table:table-cell table:style-name="ce82" office:value-type="float" office:value="40">
            <text:p>40</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1850">
            <text:p>1850</text:p>
          </table:table-cell>
          <table:table-cell table:style-name="ce82" table:formula="of:=[.J20]*0.0002" office:value-type="float" office:value="0.37">
            <text:p>0.37</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Flare</text:p>
          </table:table-cell>
          <table:table-cell table:style-name="ce82" office:value-type="float" office:value="900">
            <text:p>900</text:p>
          </table:table-cell>
          <table:table-cell table:style-name="ce92" table:formula="of:=[.Q20]/[.J20]" office:value-type="float" office:value="0.486486486486487">
            <text:p>0.486</text:p>
          </table:table-cell>
          <table:table-cell table:style-name="ce82" office:value-type="float" office:value="8000">
            <text:p>8000</text:p>
          </table:table-cell>
          <table:table-cell table:style-name="ce92" table:formula="of:=([.D20]+[.E20]+[.F20])/[.S20]" office:value-type="float" office:value="0.0165">
            <text:p>0.017</text:p>
          </table:table-cell>
          <table:table-cell table:style-name="ce82" table:formula="of:=(([.Q20]*10)+[.S20])/([.D20]+[.E20]+[.F20])" office:value-type="float" office:value="128.787878787879">
            <text:p>128.79</text:p>
          </table:table-cell>
          <table:table-cell table:style-name="ce82" office:value-type="float" office:value="3800">
            <text:p>3800</text:p>
          </table:table-cell>
          <table:table-cell table:style-name="ce92" table:formula="of:=([.Q20]/[.V20])*70" office:value-type="float" office:value="16.5789473684211">
            <text:p>16.579</text:p>
          </table:table-cell>
          <table:table-cell table:style-name="ce92" table:formula="of:=([.S20]/[.V20])*70" office:value-type="float" office:value="147.368421052632">
            <text:p>147.368</text:p>
          </table:table-cell>
          <table:table-cell table:style-name="ce82" office:value-type="float" office:value="4.5">
            <text:p>4.5</text:p>
          </table:table-cell>
          <table:table-cell table:style-name="ce78" table:number-columns-repeated="999"/>
        </table:table-row>
        <table:table-row table:style-name="ro2">
          <table:table-cell table:style-name="ce80" office:value-type="string">
            <text:p>Salem</text:p>
          </table:table-cell>
          <table:table-cell table:style-name="ce84" office:value-type="string">
            <text:p>DD</text:p>
          </table:table-cell>
          <table:table-cell table:style-name="ce84" office:value-type="string">
            <text:p>URS0201</text:p>
          </table:table-cell>
          <table:table-cell table:style-name="ce84" office:value-type="float" office:value="220">
            <text:p>220</text:p>
          </table:table-cell>
          <table:table-cell table:style-name="ce84" office:value-type="float" office:value="60">
            <text:p>60</text:p>
          </table:table-cell>
          <table:table-cell table:style-name="ce84" office:value-type="float" office:value="72">
            <text:p>72</text:p>
          </table:table-cell>
          <table:table-cell table:style-name="ce84" office:value-type="float" office:value="55">
            <text:p>55</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7150">
            <text:p>7150</text:p>
          </table:table-cell>
          <table:table-cell table:style-name="ce84" table:formula="of:=[.J21]*0.0002" office:value-type="float" office:value="1.43">
            <text:p>1.43</text:p>
          </table:table-cell>
          <table:table-cell table:style-name="ce84" office:value-type="float" office:value="9">
            <text:p>9</text:p>
          </table:table-cell>
          <table:table-cell table:style-name="ce84" office:value-type="string">
            <text:p><text:s/></text:p>
          </table:table-cell>
          <table:table-cell table:style-name="ce84" office:value-type="float" office:value="45">
            <text:p>45</text:p>
          </table:table-cell>
          <table:table-cell table:style-name="ce84" office:value-type="float" office:value="60">
            <text:p>60</text:p>
          </table:table-cell>
          <table:table-cell table:style-name="ce84" office:value-type="string">
            <text:p>Flare</text:p>
          </table:table-cell>
          <table:table-cell table:style-name="ce84" office:value-type="float" office:value="2250">
            <text:p>2250</text:p>
          </table:table-cell>
          <table:table-cell table:style-name="ce94" table:formula="of:=[.Q21]/[.J21]" office:value-type="float" office:value="0.314685314685315">
            <text:p>0.315</text:p>
          </table:table-cell>
          <table:table-cell table:style-name="ce84" office:value-type="float" office:value="15000">
            <text:p>15000</text:p>
          </table:table-cell>
          <table:table-cell table:style-name="ce94" table:formula="of:=([.D21]+[.E21]+[.F21])/[.S21]" office:value-type="float" office:value="0.0234666666666667">
            <text:p>0.023</text:p>
          </table:table-cell>
          <table:table-cell table:style-name="ce84" table:formula="of:=(([.Q21]*10)+[.S21])/([.D21]+[.E21]+[.F21])" office:value-type="float" office:value="106.534090909091">
            <text:p>106.53</text:p>
          </table:table-cell>
          <table:table-cell table:style-name="ce84" office:value-type="float" office:value="9000">
            <text:p>9000</text:p>
          </table:table-cell>
          <table:table-cell table:style-name="ce94" table:formula="of:=([.Q21]/[.V21])*70" office:value-type="float" office:value="17.5">
            <text:p>17.500</text:p>
          </table:table-cell>
          <table:table-cell table:style-name="ce94" table:formula="of:=([.S21]/[.V21])*70" office:value-type="float" office:value="116.666666666667">
            <text:p>116.667</text:p>
          </table:table-cell>
          <table:table-cell table:style-name="ce84" office:value-type="float" office:value="4.3">
            <text:p>4.3</text:p>
          </table:table-cell>
          <table:table-cell table:style-name="ce80" table:number-columns-repeated="999"/>
        </table:table-row>
        <table:table-row table:style-name="ro2">
          <table:table-cell table:style-name="ce80" office:value-type="string">
            <text:p>Siren</text:p>
          </table:table-cell>
          <table:table-cell table:style-name="ce84" office:value-type="string">
            <text:p>Cru</text:p>
          </table:table-cell>
          <table:table-cell table:style-name="ce84" office:value-type="string">
            <text:p>URS0202</text:p>
          </table:table-cell>
          <table:table-cell table:style-name="ce84" office:value-type="float" office:value="110">
            <text:p>110</text:p>
          </table:table-cell>
          <table:table-cell table:style-name="ce84" office:value-type="string">
            <text:p><text:s/></text:p>
          </table:table-cell>
          <table:table-cell table:style-name="ce84" office:value-type="float" office:value="480">
            <text:p>480</text:p>
          </table:table-cell>
          <table:table-cell table:style-name="ce84" office:value-type="float" office:value="55">
            <text:p>55</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250">
            <text:p>3250</text:p>
          </table:table-cell>
          <table:table-cell table:style-name="ce84" table:formula="of:=[.J22]*0.0002" office:value-type="float" office:value="0.65">
            <text:p>0.65</text:p>
          </table:table-cell>
          <table:table-cell table:style-name="ce84" office:value-type="float" office:value="6">
            <text:p>6</text:p>
          </table:table-cell>
          <table:table-cell table:number-columns-repeated="2" table:style-name="ce84" office:value-type="string">
            <text:p><text:s/></text:p>
          </table:table-cell>
          <table:table-cell table:style-name="ce84" office:value-type="float" office:value="90">
            <text:p>90</text:p>
          </table:table-cell>
          <table:table-cell table:style-name="ce84" office:value-type="string">
            <text:p>TMD</text:p>
          </table:table-cell>
          <table:table-cell table:style-name="ce84" office:value-type="float" office:value="1200">
            <text:p>1200</text:p>
          </table:table-cell>
          <table:table-cell table:style-name="ce94" table:formula="of:=[.Q22]/[.J22]" office:value-type="float" office:value="0.369230769230769">
            <text:p>0.369</text:p>
          </table:table-cell>
          <table:table-cell table:style-name="ce84" office:value-type="float" office:value="13000">
            <text:p>13000</text:p>
          </table:table-cell>
          <table:table-cell table:style-name="ce94" table:formula="of:=([.D22]+[.E22]+[.F22])/[.S22]" office:value-type="float" office:value="0.0453846153846154">
            <text:p>0.045</text:p>
          </table:table-cell>
          <table:table-cell table:style-name="ce84" table:formula="of:=(([.Q22]*10)+[.S22])/([.D22]+[.E22]+[.F22])" office:value-type="float" office:value="42.3728813559322">
            <text:p>42.37</text:p>
          </table:table-cell>
          <table:table-cell table:style-name="ce84" office:value-type="float" office:value="5400">
            <text:p>5400</text:p>
          </table:table-cell>
          <table:table-cell table:style-name="ce94" table:formula="of:=([.Q22]/[.V22])*70" office:value-type="float" office:value="15.5555555555556">
            <text:p>15.556</text:p>
          </table:table-cell>
          <table:table-cell table:style-name="ce94" table:formula="of:=([.S22]/[.V22])*70" office:value-type="float" office:value="168.518518518519">
            <text:p>168.519</text:p>
          </table:table-cell>
          <table:table-cell table:style-name="ce166" office:value-type="float" office:value="4.3">
            <text:p>4.3</text:p>
          </table:table-cell>
          <table:table-cell table:style-name="ce80" table:number-columns-repeated="999"/>
        </table:table-row>
        <table:table-row table:style-name="ro2">
          <table:table-cell table:style-name="ce80" office:value-type="string">
            <text:p>Barracuda</text:p>
          </table:table-cell>
          <table:table-cell table:style-name="ce84" office:value-type="string">
            <text:p>Sub</text:p>
          </table:table-cell>
          <table:table-cell table:style-name="ce84" office:value-type="string">
            <text:p>XRS0204</text:p>
          </table:table-cell>
          <table:table-cell table:style-name="ce84" office:value-type="string">
            <text:p><text:s/></text:p>
          </table:table-cell>
          <table:table-cell table:style-name="ce84" office:value-type="float" office:value="144">
            <text:p>144</text:p>
          </table:table-cell>
          <table:table-cell table:style-name="ce84" office:value-type="string">
            <text:p><text:s/></text:p>
          </table:table-cell>
          <table:table-cell table:style-name="ce84" office:value-type="float" office:value="45">
            <text:p>45</text:p>
          </table:table-cell>
          <table:table-cell table:style-name="ce84" office:value-type="float" office:value="28">
            <text:p>28</text:p>
          </table:table-cell>
          <table:table-cell table:style-name="ce84" office:value-type="float" office:value="36">
            <text:p>36</text:p>
          </table:table-cell>
          <table:table-cell table:style-name="ce84" office:value-type="float" office:value="1800">
            <text:p>1800</text:p>
          </table:table-cell>
          <table:table-cell table:style-name="ce84" table:formula="of:=[.J23]*0.0002" office:value-type="float" office:value="0.36">
            <text:p>0.36</text:p>
          </table:table-cell>
          <table:table-cell table:style-name="ce84" office:value-type="float" office:value="6">
            <text:p>6</text:p>
          </table:table-cell>
          <table:table-cell table:style-name="ce84" office:value-type="string">
            <text:p>sonar stealth</text:p>
          </table:table-cell>
          <table:table-cell table:style-name="ce84" office:value-type="float" office:value="50">
            <text:p>50</text:p>
          </table:table-cell>
          <table:table-cell table:style-name="ce84" office:value-type="string">
            <text:p><text:s/></text:p>
          </table:table-cell>
          <table:table-cell table:style-name="ce84" office:value-type="string">
            <text:p>Flare</text:p>
          </table:table-cell>
          <table:table-cell table:style-name="ce84" office:value-type="float" office:value="1200">
            <text:p>1200</text:p>
          </table:table-cell>
          <table:table-cell table:style-name="ce94" table:formula="of:=[.Q23]/[.J23]" office:value-type="float" office:value="0.666666666666667">
            <text:p>0.667</text:p>
          </table:table-cell>
          <table:table-cell table:style-name="ce84" office:value-type="float" office:value="13200">
            <text:p>13200</text:p>
          </table:table-cell>
          <table:table-cell table:style-name="ce94" table:formula="of:=([.D23]+[.E23]+[.F23])/[.S23]" office:value-type="float" office:value="0.0109090909090909">
            <text:p>0.011</text:p>
          </table:table-cell>
          <table:table-cell table:style-name="ce84" table:formula="of:=(([.Q23]*10)+[.S23])/([.D23]+[.E23]+[.F23])" office:value-type="float" office:value="175">
            <text:p>175</text:p>
          </table:table-cell>
          <table:table-cell table:style-name="ce84" office:value-type="float" office:value="6000">
            <text:p>6000</text:p>
          </table:table-cell>
          <table:table-cell table:style-name="ce94" table:formula="of:=([.Q23]/[.V23])*70" office:value-type="float" office:value="14">
            <text:p>14.000</text:p>
          </table:table-cell>
          <table:table-cell table:style-name="ce94" table:formula="of:=([.S23]/[.V23])*70" office:value-type="float" office:value="154">
            <text:p>154.000</text:p>
          </table:table-cell>
          <table:table-cell table:style-name="ce166" office:value-type="float" office:value="4">
            <text:p>4</text:p>
          </table:table-cell>
          <table:table-cell table:style-name="ce80" table:number-columns-repeated="999"/>
        </table:table-row>
        <table:table-row table:style-name="ro2">
          <table:table-cell table:style-name="ce80" office:value-type="string">
            <text:p>Mermaid</text:p>
          </table:table-cell>
          <table:table-cell table:style-name="ce84" office:value-type="string">
            <text:p>Ci</text:p>
          </table:table-cell>
          <table:table-cell table:style-name="ce84" office:value-type="string">
            <text:p>XRS0205</text:p>
          </table:table-cell>
          <table:table-cell table:number-columns-repeated="4" table:style-name="ce84" office:value-type="string">
            <text:p><text:s/></text:p>
          </table:table-cell>
          <table:table-cell table:style-name="ce84"/>
          <table:table-cell table:style-name="ce84" office:value-type="float" office:value="18">
            <text:p>18</text:p>
          </table:table-cell>
          <table:table-cell table:style-name="ce84" office:value-type="float" office:value="1800">
            <text:p>1800</text:p>
          </table:table-cell>
          <table:table-cell table:style-name="ce84" table:formula="of:=[.J24]*0.0002" office:value-type="float" office:value="0.36">
            <text:p>0.36</text:p>
          </table:table-cell>
          <table:table-cell table:style-name="ce84" office:value-type="float" office:value="5">
            <text:p>5</text:p>
          </table:table-cell>
          <table:table-cell table:style-name="ce84" office:value-type="string">
            <text:p>stealth field</text:p>
          </table:table-cell>
          <table:table-cell table:number-columns-repeated="2" table:style-name="ce84" office:value-type="string">
            <text:p><text:s/></text:p>
          </table:table-cell>
          <table:table-cell table:style-name="ce84" office:value-type="string">
            <text:p>Flare</text:p>
          </table:table-cell>
          <table:table-cell table:style-name="ce84" office:value-type="float" office:value="650">
            <text:p>650</text:p>
          </table:table-cell>
          <table:table-cell table:style-name="ce94" table:formula="of:=[.Q24]/[.J24]" office:value-type="float" office:value="0.361111111111111">
            <text:p>0.361</text:p>
          </table:table-cell>
          <table:table-cell table:style-name="ce84" office:value-type="float" office:value="6500">
            <text:p>6500</text:p>
          </table:table-cell>
          <table:table-cell table:style-name="ce94" table:formula="of:=([.D24]+[.E24]+[.F24])/[.S24]" office:value-type="float" office:value="0">
            <text:p>0.000</text:p>
          </table:table-cell>
          <table:table-cell table:style-name="ce84" office:value-type="float" office:value="0">
            <text:p>0</text:p>
          </table:table-cell>
          <table:table-cell table:style-name="ce84" office:value-type="float" office:value="2600">
            <text:p>2600</text:p>
          </table:table-cell>
          <table:table-cell table:style-name="ce94" table:formula="of:=([.Q24]/[.V24])*70" office:value-type="float" office:value="17.5">
            <text:p>17.500</text:p>
          </table:table-cell>
          <table:table-cell table:style-name="ce94" table:formula="of:=([.S24]/[.V24])*70" office:value-type="float" office:value="175">
            <text:p>175.000</text:p>
          </table:table-cell>
          <table:table-cell table:style-name="ce166" office:value-type="float" office:value="4.5">
            <text:p>4.5</text:p>
          </table:table-cell>
          <table:table-cell table:style-name="ce80" table:number-columns-repeated="999"/>
        </table:table-row>
        <table:table-row table:style-name="ro2">
          <table:table-cell table:style-name="ce55" office:value-type="string">
            <text:p>Uashavoh</text:p>
          </table:table-cell>
          <table:table-cell table:style-name="ce56" office:value-type="string">
            <text:p>DD</text:p>
          </table:table-cell>
          <table:table-cell table:style-name="ce56" office:value-type="string">
            <text:p>XSS0201</text:p>
          </table:table-cell>
          <table:table-cell table:style-name="ce56" office:value-type="float" office:value="240">
            <text:p>240</text:p>
          </table:table-cell>
          <table:table-cell table:style-name="ce56" office:value-type="float" office:value="120">
            <text:p>120</text:p>
          </table:table-cell>
          <table:table-cell table:style-name="ce56" office:value-type="string">
            <text:p><text:s/></text:p>
          </table:table-cell>
          <table:table-cell table:style-name="ce56" office:value-type="float" office:value="55">
            <text:p>55</text:p>
          </table:table-cell>
          <table:table-cell table:number-columns-repeated="2" table:style-name="ce56" office:value-type="float" office:value="32">
            <text:p>32</text:p>
          </table:table-cell>
          <table:table-cell table:style-name="ce56" office:value-type="float" office:value="7300">
            <text:p>7300</text:p>
          </table:table-cell>
          <table:table-cell table:style-name="ce56" table:formula="of:=[.J25]*0.0002" office:value-type="float" office:value="1.46">
            <text:p>1.46</text:p>
          </table:table-cell>
          <table:table-cell table:style-name="ce56" office:value-type="float" office:value="6">
            <text:p>6</text:p>
          </table:table-cell>
          <table:table-cell table:style-name="ce56" office:value-type="string">
            <text:p>submersible</text:p>
          </table:table-cell>
          <table:table-cell table:style-name="ce56" office:value-type="float" office:value="45">
            <text:p>45</text:p>
          </table:table-cell>
          <table:table-cell table:style-name="ce56" office:value-type="float" office:value="60">
            <text:p>60</text:p>
          </table:table-cell>
          <table:table-cell table:style-name="ce56" office:value-type="string">
            <text:p>Anti</text:p>
          </table:table-cell>
          <table:table-cell table:style-name="ce56" office:value-type="float" office:value="2250">
            <text:p>2250</text:p>
          </table:table-cell>
          <table:table-cell table:style-name="ce58" table:formula="of:=[.Q25]/[.J25]" office:value-type="float" office:value="0.308219178082192">
            <text:p>0.308</text:p>
          </table:table-cell>
          <table:table-cell table:style-name="ce56" office:value-type="float" office:value="15000">
            <text:p>15000</text:p>
          </table:table-cell>
          <table:table-cell table:style-name="ce58" table:formula="of:=([.D25]+[.E25]+[.F25])/[.S25]" office:value-type="float" office:value="0.024">
            <text:p>0.024</text:p>
          </table:table-cell>
          <table:table-cell table:style-name="ce56" table:formula="of:=(([.Q25]*10)+[.S25])/([.D25]+[.E25]+[.F25])" office:value-type="float" office:value="104.166666666667">
            <text:p>104.17</text:p>
          </table:table-cell>
          <table:table-cell table:style-name="ce56" office:value-type="float" office:value="9000">
            <text:p>9000</text:p>
          </table:table-cell>
          <table:table-cell table:style-name="ce58" table:formula="of:=([.Q25]/[.V25])*70" office:value-type="float" office:value="17.5">
            <text:p>17.500</text:p>
          </table:table-cell>
          <table:table-cell table:style-name="ce58" table:formula="of:=([.S25]/[.V25])*70" office:value-type="float" office:value="116.666666666667">
            <text:p>116.66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Ithalua</text:p>
          </table:table-cell>
          <table:table-cell table:style-name="ce56" office:value-type="string">
            <text:p>Cru</text:p>
          </table:table-cell>
          <table:table-cell table:style-name="ce56" office:value-type="string">
            <text:p>XSS0202</text:p>
          </table:table-cell>
          <table:table-cell table:style-name="ce56" office:value-type="float" office:value="150">
            <text:p>150</text:p>
          </table:table-cell>
          <table:table-cell table:style-name="ce56" office:value-type="string">
            <text:p><text:s/></text:p>
          </table:table-cell>
          <table:table-cell table:style-name="ce56" office:value-type="float" office:value="360">
            <text:p>360</text:p>
          </table:table-cell>
          <table:table-cell table:style-name="ce56" office:value-type="float" office:value="95">
            <text:p>95</text:p>
          </table:table-cell>
          <table:table-cell table:style-name="ce56" office:value-type="float" office:value="36">
            <text:p>36</text:p>
          </table:table-cell>
          <table:table-cell table:style-name="ce56" office:value-type="float" office:value="18">
            <text:p>18</text:p>
          </table:table-cell>
          <table:table-cell table:style-name="ce56" office:value-type="float" office:value="3250">
            <text:p>3250</text:p>
          </table:table-cell>
          <table:table-cell table:style-name="ce56" table:formula="of:=[.J26]*0.0002" office:value-type="float" office:value="0.65">
            <text:p>0.65</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MD</text:p>
          </table:table-cell>
          <table:table-cell table:style-name="ce56" office:value-type="float" office:value="1200">
            <text:p>1200</text:p>
          </table:table-cell>
          <table:table-cell table:style-name="ce58" table:formula="of:=[.Q26]/[.J26]" office:value-type="float" office:value="0.369230769230769">
            <text:p>0.369</text:p>
          </table:table-cell>
          <table:table-cell table:style-name="ce56" office:value-type="float" office:value="11700">
            <text:p>11700</text:p>
          </table:table-cell>
          <table:table-cell table:style-name="ce58" table:formula="of:=([.D26]+[.E26]+[.F26])/[.S26]" office:value-type="float" office:value="0.0435897435897436">
            <text:p>0.044</text:p>
          </table:table-cell>
          <table:table-cell table:style-name="ce56" table:formula="of:=(([.Q26]*10)+[.S26])/([.D26]+[.E26]+[.F26])" office:value-type="float" office:value="46.4705882352941">
            <text:p>46.47</text:p>
          </table:table-cell>
          <table:table-cell table:style-name="ce56" office:value-type="float" office:value="5400">
            <text:p>5400</text:p>
          </table:table-cell>
          <table:table-cell table:style-name="ce58" table:formula="of:=([.Q26]/[.V26])*70" office:value-type="float" office:value="15.5555555555556">
            <text:p>15.556</text:p>
          </table:table-cell>
          <table:table-cell table:style-name="ce58" table:formula="of:=([.S26]/[.V26])*70" office:value-type="float" office:value="151.666666666667">
            <text:p>151.667</text:p>
          </table:table-cell>
          <table:table-cell table:style-name="ce56" office:value-type="float" office:value="4.2">
            <text:p>4.2</text:p>
          </table:table-cell>
          <table:table-cell table:style-name="ce55" table:number-columns-repeated="999"/>
        </table:table-row>
        <table:table-row table:style-name="ro2">
          <table:table-cell table:style-name="ce55" office:value-type="string">
            <text:p>Zthuzene</text:p>
          </table:table-cell>
          <table:table-cell table:style-name="ce56" office:value-type="string">
            <text:p>Bom</text:p>
          </table:table-cell>
          <table:table-cell table:style-name="ce56" office:value-type="string">
            <text:p>BSS0206</text:p>
          </table:table-cell>
          <table:table-cell table:style-name="ce56" office:value-type="float" office:value="392">
            <text:p>392</text:p>
          </table:table-cell>
          <table:table-cell table:style-name="ce56" office:value-type="string">
            <text:p><text:s/></text:p>
          </table:table-cell>
          <table:table-cell table:style-name="ce56" office:value-type="float" office:value="120">
            <text:p>120</text:p>
          </table:table-cell>
          <table:table-cell table:style-name="ce56" office:value-type="float" office:value="116">
            <text:p>11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3500">
            <text:p>3500</text:p>
          </table:table-cell>
          <table:table-cell table:style-name="ce56" table:formula="of:=[.J27]*0.0002" office:value-type="float" office:value="0.7">
            <text:p>0.7</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ext:s/></text:p>
          </table:table-cell>
          <table:table-cell table:style-name="ce56" office:value-type="float" office:value="1250">
            <text:p>1250</text:p>
          </table:table-cell>
          <table:table-cell table:style-name="ce58" table:formula="of:=[.Q27]/[.J27]" office:value-type="float" office:value="0.357142857142857">
            <text:p>0.357</text:p>
          </table:table-cell>
          <table:table-cell table:style-name="ce56" office:value-type="float" office:value="14500">
            <text:p>14500</text:p>
          </table:table-cell>
          <table:table-cell table:style-name="ce58" table:formula="of:=([.D27]+[.E27]+[.F27])/[.S27]" office:value-type="float" office:value="0.0353103448275862">
            <text:p>0.035</text:p>
          </table:table-cell>
          <table:table-cell table:style-name="ce56" table:formula="of:=(([.Q27]*10)+[.S27])/([.D27]+[.E27]+[.F27])" office:value-type="float" office:value="52.734375">
            <text:p>52.73</text:p>
          </table:table-cell>
          <table:table-cell table:style-name="ce56" office:value-type="float" office:value="5000">
            <text:p>5000</text:p>
          </table:table-cell>
          <table:table-cell table:style-name="ce58" table:formula="of:=([.Q27]/[.V27])*70" office:value-type="float" office:value="17.5">
            <text:p>17.500</text:p>
          </table:table-cell>
          <table:table-cell table:style-name="ce58" table:formula="of:=([.S27]/[.V27])*70" office:value-type="float" office:value="203">
            <text:p>203.000</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65" office:value-type="string">
            <text:p>T3 Naval Units</text:p>
          </table:table-cell>
          <table:table-cell table:number-columns-repeated="1023"/>
        </table:table-row>
        <table:table-row table:style-name="ro2">
          <table:table-cell table:style-name="ce144" office:value-type="string">
            <text:p>Omen </text:p>
          </table:table-cell>
          <table:table-cell table:style-name="ce145" office:value-type="string">
            <text:p>BB</text:p>
          </table:table-cell>
          <table:table-cell table:style-name="ce145" office:value-type="string">
            <text:p>UAS0302</text:p>
          </table:table-cell>
          <table:table-cell table:style-name="ce145" office:value-type="float" office:value="630">
            <text:p>630</text:p>
          </table:table-cell>
          <table:table-cell table:number-columns-repeated="2" table:style-name="ce145" office:value-type="string">
            <text:p><text:s/></text:p>
          </table:table-cell>
          <table:table-cell table:style-name="ce145" office:value-type="float" office:value="110">
            <text:p>110</text:p>
          </table:table-cell>
          <table:table-cell table:style-name="ce145" office:value-type="float" office:value="36">
            <text:p>36</text:p>
          </table:table-cell>
          <table:table-cell table:style-name="ce145" office:value-type="float" office:value="24">
            <text:p>24</text:p>
          </table:table-cell>
          <table:table-cell table:style-name="ce145" office:value-type="float" office:value="40000">
            <text:p>40000</text:p>
          </table:table-cell>
          <table:table-cell table:style-name="ce145" table:formula="of:=[.J30]*0.0002" office:value-type="float" office:value="8">
            <text:p>8</text:p>
          </table:table-cell>
          <table:table-cell table:style-name="ce145" office:value-type="float" office:value="20">
            <text:p>20</text:p>
          </table:table-cell>
          <table:table-cell table:style-name="ce145" office:value-type="string">
            <text:p><text:s/></text:p>
          </table:table-cell>
          <table:table-cell table:style-name="ce145" office:value-type="float" office:value="0">
            <text:p>0</text:p>
          </table:table-cell>
          <table:table-cell table:style-name="ce145" office:value-type="float" office:value="90">
            <text:p>90</text:p>
          </table:table-cell>
          <table:table-cell table:style-name="ce145" office:value-type="string">
            <text:p>TMD</text:p>
          </table:table-cell>
          <table:table-cell table:style-name="ce145" office:value-type="float" office:value="8550">
            <text:p>8550</text:p>
          </table:table-cell>
          <table:table-cell table:style-name="ce153" table:formula="of:=[.Q30]/[.J30]" office:value-type="float" office:value="0.21375">
            <text:p>0.214</text:p>
          </table:table-cell>
          <table:table-cell table:style-name="ce145" office:value-type="float" office:value="51300">
            <text:p>51300</text:p>
          </table:table-cell>
          <table:table-cell table:style-name="ce153" table:formula="of:=([.D30]+[.E30]+[.F30])/[.S30]" office:value-type="float" office:value="0.012280701754386">
            <text:p>0.012</text:p>
          </table:table-cell>
          <table:table-cell table:style-name="ce145" table:formula="of:=(([.Q30]*10)+[.S30])/([.D30]+[.E30]+[.F30])" office:value-type="float" office:value="217.142857142857">
            <text:p>217.14</text:p>
          </table:table-cell>
          <table:table-cell table:style-name="ce145" office:value-type="float" office:value="18000">
            <text:p>18000</text:p>
          </table:table-cell>
          <table:table-cell table:style-name="ce153" table:formula="of:=([.Q30]/[.V30])*100" office:value-type="float" office:value="47.5">
            <text:p>47.500</text:p>
          </table:table-cell>
          <table:table-cell table:style-name="ce153" table:formula="of:=([.S30]/[.V30])*100" office:value-type="float" office:value="285">
            <text:p>285.000</text:p>
          </table:table-cell>
          <table:table-cell table:style-name="ce145" office:value-type="float" office:value="3.3">
            <text:p>3.3</text:p>
          </table:table-cell>
          <table:table-cell table:style-name="ce144" table:number-columns-repeated="999"/>
        </table:table-row>
        <table:table-row table:style-name="ro2">
          <table:table-cell table:style-name="ce144" office:value-type="string">
            <text:p>Shadow of Intent</text:p>
          </table:table-cell>
          <table:table-cell table:style-name="ce145" office:value-type="string">
            <text:p>BC</text:p>
          </table:table-cell>
          <table:table-cell table:style-name="ce145" office:value-type="string">
            <text:p>WAS0332</text:p>
          </table:table-cell>
          <table:table-cell table:style-name="ce145" office:value-type="float" office:value="600">
            <text:p>600</text:p>
          </table:table-cell>
          <table:table-cell table:style-name="ce145" office:value-type="string">
            <text:p><text:s/></text:p>
          </table:table-cell>
          <table:table-cell table:style-name="ce145" office:value-type="float" office:value="880">
            <text:p>880</text:p>
          </table:table-cell>
          <table:table-cell table:style-name="ce145" office:value-type="float" office:value="70">
            <text:p>70</text:p>
          </table:table-cell>
          <table:table-cell table:style-name="ce145" office:value-type="float" office:value="36">
            <text:p>36</text:p>
          </table:table-cell>
          <table:table-cell table:style-name="ce145" office:value-type="float" office:value="18">
            <text:p>18</text:p>
          </table:table-cell>
          <table:table-cell table:style-name="ce145" office:value-type="float" office:value="27250">
            <text:p>27250</text:p>
          </table:table-cell>
          <table:table-cell table:style-name="ce145" table:formula="of:=[.J31]*0.0002" office:value-type="float" office:value="5.45">
            <text:p>5.45</text:p>
          </table:table-cell>
          <table:table-cell table:style-name="ce145" office:value-type="float" office:value="12">
            <text:p>12</text:p>
          </table:table-cell>
          <table:table-cell table:style-name="ce145" office:value-type="string">
            <text:p><text:s/></text:p>
          </table:table-cell>
          <table:table-cell table:style-name="ce145" office:value-type="float" office:value="75">
            <text:p>75</text:p>
          </table:table-cell>
          <table:table-cell table:style-name="ce145" office:value-type="float" office:value="165">
            <text:p>165</text:p>
          </table:table-cell>
          <table:table-cell table:style-name="ce145" office:value-type="string">
            <text:p>Anti</text:p>
          </table:table-cell>
          <table:table-cell table:style-name="ce145" office:value-type="float" office:value="6562">
            <text:p>6562</text:p>
          </table:table-cell>
          <table:table-cell table:style-name="ce153" table:formula="of:=[.Q31]/[.J31]" office:value-type="float" office:value="0.240807339449541">
            <text:p>0.241</text:p>
          </table:table-cell>
          <table:table-cell table:style-name="ce145" office:value-type="float" office:value="43750">
            <text:p>43750</text:p>
          </table:table-cell>
          <table:table-cell table:style-name="ce153" table:formula="of:=([.D31]+[.E31]+[.F31])/[.S31]" office:value-type="float" office:value="0.0338285714285714">
            <text:p>0.034</text:p>
          </table:table-cell>
          <table:table-cell table:style-name="ce145" table:formula="of:=(([.Q31]*10)+[.S31])/([.D31]+[.E31]+[.F31])" office:value-type="float" office:value="73.8986486486486">
            <text:p>73.9</text:p>
          </table:table-cell>
          <table:table-cell table:style-name="ce145" office:value-type="float" office:value="16000">
            <text:p>16000</text:p>
          </table:table-cell>
          <table:table-cell table:style-name="ce153" table:formula="of:=([.Q31]/[.V31])*100" office:value-type="float" office:value="41.0125">
            <text:p>41.013</text:p>
          </table:table-cell>
          <table:table-cell table:style-name="ce153" table:formula="of:=([.S31]/[.V31])*100" office:value-type="float" office:value="273.4375">
            <text:p>273.438</text:p>
          </table:table-cell>
          <table:table-cell table:style-name="ce145" office:value-type="float" office:value="3.3">
            <text:p>3.3</text:p>
          </table:table-cell>
          <table:table-cell table:style-name="ce144" table:number-columns-repeated="999"/>
        </table:table-row>
        <table:table-row table:style-name="ro2">
          <table:table-cell table:style-name="ce144" office:value-type="string">
            <text:p>Torrent</text:p>
          </table:table-cell>
          <table:table-cell table:style-name="ce145" office:value-type="string">
            <text:p>Bom</text:p>
          </table:table-cell>
          <table:table-cell table:style-name="ce145" office:value-type="string">
            <text:p>XAS0306</text:p>
          </table:table-cell>
          <table:table-cell table:style-name="ce145" office:value-type="float" office:value="600">
            <text:p>600</text:p>
          </table:table-cell>
          <table:table-cell table:number-columns-repeated="2" table:style-name="ce145" office:value-type="string">
            <text:p><text:s/></text:p>
          </table:table-cell>
          <table:table-cell table:style-name="ce145" office:value-type="float" office:value="200">
            <text:p>200</text:p>
          </table:table-cell>
          <table:table-cell table:style-name="ce145" office:value-type="float" office:value="36">
            <text:p>36</text:p>
          </table:table-cell>
          <table:table-cell table:style-name="ce145" office:value-type="float" office:value="18">
            <text:p>18</text:p>
          </table:table-cell>
          <table:table-cell table:style-name="ce145" office:value-type="float" office:value="21000">
            <text:p>21000</text:p>
          </table:table-cell>
          <table:table-cell table:style-name="ce145" table:formula="of:=[.J32]*0.0002" office:value-type="float" office:value="4.2">
            <text:p>4.2</text:p>
          </table:table-cell>
          <table:table-cell table:style-name="ce145" office:value-type="float" office:value="13">
            <text:p>13</text:p>
          </table:table-cell>
          <table:table-cell table:style-name="ce145" office:value-type="string">
            <text:p><text:s/></text:p>
          </table:table-cell>
          <table:table-cell table:style-name="ce145" office:value-type="float" office:value="75">
            <text:p>75</text:p>
          </table:table-cell>
          <table:table-cell table:style-name="ce145" office:value-type="float" office:value="165">
            <text:p>165</text:p>
          </table:table-cell>
          <table:table-cell table:style-name="ce145" office:value-type="string">
            <text:p>Anti</text:p>
          </table:table-cell>
          <table:table-cell table:style-name="ce145" office:value-type="float" office:value="7600">
            <text:p>7600</text:p>
          </table:table-cell>
          <table:table-cell table:style-name="ce153" table:formula="of:=[.Q32]/[.J32]" office:value-type="float" office:value="0.361904761904762">
            <text:p>0.362</text:p>
          </table:table-cell>
          <table:table-cell table:style-name="ce145" office:value-type="float" office:value="51000">
            <text:p>51000</text:p>
          </table:table-cell>
          <table:table-cell table:style-name="ce153" table:formula="of:=([.D32]+[.E32]+[.F32])/[.S32]" office:value-type="float" office:value="0.0117647058823529">
            <text:p>0.012</text:p>
          </table:table-cell>
          <table:table-cell table:style-name="ce145" table:formula="of:=(([.Q32]*10)+[.S32])/([.D32]+[.E32]+[.F32])" office:value-type="float" office:value="211.666666666667">
            <text:p>211.67</text:p>
          </table:table-cell>
          <table:table-cell table:style-name="ce145" office:value-type="float" office:value="16000">
            <text:p>16000</text:p>
          </table:table-cell>
          <table:table-cell table:style-name="ce153" table:formula="of:=([.Q32]/[.V32])*100" office:value-type="float" office:value="47.5">
            <text:p>47.500</text:p>
          </table:table-cell>
          <table:table-cell table:style-name="ce153" table:formula="of:=([.S32]/[.V32])*100" office:value-type="float" office:value="318.75">
            <text:p>318.750</text:p>
          </table:table-cell>
          <table:table-cell table:style-name="ce145" office:value-type="float" office:value="3.3">
            <text:p>3.3</text:p>
          </table:table-cell>
          <table:table-cell table:style-name="ce144" table:number-columns-repeated="999"/>
        </table:table-row>
        <table:table-row table:style-name="ro2">
          <table:table-cell table:style-name="ce144" office:value-type="string">
            <text:p>Keefer</text:p>
          </table:table-cell>
          <table:table-cell table:style-name="ce145" office:value-type="string">
            <text:p>CV</text:p>
          </table:table-cell>
          <table:table-cell table:style-name="ce145" office:value-type="string">
            <text:p>UAS0303</text:p>
          </table:table-cell>
          <table:table-cell table:number-columns-repeated="2" table:style-name="ce145" office:value-type="string">
            <text:p><text:s/></text:p>
          </table:table-cell>
          <table:table-cell table:style-name="ce145" office:value-type="float" office:value="800">
            <text:p>800</text:p>
          </table:table-cell>
          <table:table-cell table:style-name="ce145" office:value-type="float" office:value="60">
            <text:p>60</text:p>
          </table:table-cell>
          <table:table-cell table:style-name="ce145" office:value-type="float" office:value="40">
            <text:p>40</text:p>
          </table:table-cell>
          <table:table-cell table:style-name="ce145" office:value-type="float" office:value="32">
            <text:p>32</text:p>
          </table:table-cell>
          <table:table-cell table:style-name="ce145" office:value-type="float" office:value="24000">
            <text:p>24000</text:p>
          </table:table-cell>
          <table:table-cell table:style-name="ce145" table:formula="of:=[.J33]*0.0002" office:value-type="float" office:value="4.8">
            <text:p>4.8</text:p>
          </table:table-cell>
          <table:table-cell table:style-name="ce145" office:value-type="float" office:value="25">
            <text:p>25</text:p>
          </table:table-cell>
          <table:table-cell table:style-name="ce145" table:formula="of:=INT(( [.L33]-[.K33] ) / 10) * ([.J33] * 0.0375)" office:value-type="float" office:value="1800">
            <text:p>1800</text:p>
          </table:table-cell>
          <table:table-cell table:style-name="ce145" office:value-type="float" office:value="0">
            <text:p>0</text:p>
          </table:table-cell>
          <table:table-cell table:style-name="ce145" office:value-type="float" office:value="165">
            <text:p>165</text:p>
          </table:table-cell>
          <table:table-cell table:style-name="ce145"/>
          <table:table-cell table:style-name="ce145" office:value-type="float" office:value="6000">
            <text:p>6000</text:p>
          </table:table-cell>
          <table:table-cell table:style-name="ce153" table:formula="of:=[.Q33]/[.J33]" office:value-type="float" office:value="0.25">
            <text:p>0.250</text:p>
          </table:table-cell>
          <table:table-cell table:style-name="ce145" office:value-type="float" office:value="40000">
            <text:p>40000</text:p>
          </table:table-cell>
          <table:table-cell table:style-name="ce153" table:formula="of:=([.D33]+[.E33]+[.F33])/[.S33]" office:value-type="float" office:value="0.02">
            <text:p>0.020</text:p>
          </table:table-cell>
          <table:table-cell table:style-name="ce145" table:formula="of:=(([.Q33]*10)+[.S33])/([.D33]+[.E33]+[.F33])" office:value-type="float" office:value="125">
            <text:p>125</text:p>
          </table:table-cell>
          <table:table-cell table:style-name="ce145" office:value-type="float" office:value="12000">
            <text:p>12000</text:p>
          </table:table-cell>
          <table:table-cell table:style-name="ce153" table:formula="of:=([.Q33]/[.V33])*100" office:value-type="float" office:value="50">
            <text:p>50.000</text:p>
          </table:table-cell>
          <table:table-cell table:style-name="ce153" table:formula="of:=([.S33]/[.V33])*100" office:value-type="float" office:value="333.333333333333">
            <text:p>333.333</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Summit</text:p>
          </table:table-cell>
          <table:table-cell table:style-name="ce82" office:value-type="string">
            <text:p>BB</text:p>
          </table:table-cell>
          <table:table-cell table:style-name="ce82" office:value-type="string">
            <text:p>UES0302</text:p>
          </table:table-cell>
          <table:table-cell table:style-name="ce82" office:value-type="float" office:value="576">
            <text:p>576</text:p>
          </table:table-cell>
          <table:table-cell table:style-name="ce82" office:value-type="string">
            <text:p><text:s/></text:p>
          </table:table-cell>
          <table:table-cell table:style-name="ce82" office:value-type="float" office:value="240">
            <text:p>240</text:p>
          </table:table-cell>
          <table:table-cell table:style-name="ce82" office:value-type="float" office:value="105">
            <text:p>105</text:p>
          </table:table-cell>
          <table:table-cell table:style-name="ce82" office:value-type="float" office:value="36">
            <text:p>36</text:p>
          </table:table-cell>
          <table:table-cell table:style-name="ce82" office:value-type="float" office:value="24">
            <text:p>24</text:p>
          </table:table-cell>
          <table:table-cell table:style-name="ce82" office:value-type="float" office:value="44000">
            <text:p>44000</text:p>
          </table:table-cell>
          <table:table-cell table:style-name="ce82" table:formula="of:=[.J34]*0.0002" office:value-type="float" office:value="8.8">
            <text:p>8.8</text:p>
          </table:table-cell>
          <table:table-cell table:style-name="ce82" office:value-type="float" office:value="20">
            <text:p>20</text:p>
          </table:table-cell>
          <table:table-cell table:style-name="ce82" table:formula="of:=INT(( [.L34]-[.K34] ) / 10) * ([.J34] * 0.0375)" office:value-type="float" office:value="1650">
            <text:p>1650</text:p>
          </table:table-cell>
          <table:table-cell table:style-name="ce82" office:value-type="float" office:value="0">
            <text:p>0</text:p>
          </table:table-cell>
          <table:table-cell table:style-name="ce82" office:value-type="float" office:value="90">
            <text:p>90</text:p>
          </table:table-cell>
          <table:table-cell table:style-name="ce82" office:value-type="string">
            <text:p>Flare</text:p>
          </table:table-cell>
          <table:table-cell table:style-name="ce82" office:value-type="float" office:value="9000">
            <text:p>9000</text:p>
          </table:table-cell>
          <table:table-cell table:style-name="ce92" table:formula="of:=[.Q34]/[.J34]" office:value-type="float" office:value="0.204545454545455">
            <text:p>0.205</text:p>
          </table:table-cell>
          <table:table-cell table:style-name="ce82" office:value-type="float" office:value="54000">
            <text:p>54000</text:p>
          </table:table-cell>
          <table:table-cell table:style-name="ce92" table:formula="of:=([.D34]+[.E34]+[.F34])/[.S34]" office:value-type="float" office:value="0.0151111111111111">
            <text:p>0.015</text:p>
          </table:table-cell>
          <table:table-cell table:style-name="ce82" table:formula="of:=(([.Q34]*10)+[.S34])/([.D34]+[.E34]+[.F34])" office:value-type="float" office:value="176.470588235294">
            <text:p>176.47</text:p>
          </table:table-cell>
          <table:table-cell table:style-name="ce82" office:value-type="float" office:value="18000">
            <text:p>18000</text:p>
          </table:table-cell>
          <table:table-cell table:style-name="ce92" table:formula="of:=([.Q34]/[.V34])*100" office:value-type="float" office:value="50">
            <text:p>50.000</text:p>
          </table:table-cell>
          <table:table-cell table:style-name="ce92" table:formula="of:=([.S34]/[.V34])*100" office:value-type="float" office:value="300">
            <text:p>300.000</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Poseidon</text:p>
          </table:table-cell>
          <table:table-cell table:style-name="ce82" office:value-type="string">
            <text:p>BC</text:p>
          </table:table-cell>
          <table:table-cell table:style-name="ce82" office:value-type="string">
            <text:p>WES0303</text:p>
          </table:table-cell>
          <table:table-cell table:style-name="ce82" office:value-type="float" office:value="270">
            <text:p>270</text:p>
          </table:table-cell>
          <table:table-cell table:style-name="ce82" office:value-type="float" office:value="264">
            <text:p>264</text:p>
          </table:table-cell>
          <table:table-cell table:style-name="ce82" office:value-type="float" office:value="384">
            <text:p>384</text:p>
          </table:table-cell>
          <table:table-cell table:style-name="ce82" office:value-type="float" office:value="65">
            <text:p>65</text:p>
          </table:table-cell>
          <table:table-cell table:style-name="ce82" office:value-type="float" office:value="40">
            <text:p>40</text:p>
          </table:table-cell>
          <table:table-cell table:style-name="ce82" office:value-type="float" office:value="30">
            <text:p>30</text:p>
          </table:table-cell>
          <table:table-cell table:style-name="ce82" office:value-type="float" office:value="22500">
            <text:p>22500</text:p>
          </table:table-cell>
          <table:table-cell table:style-name="ce82" table:formula="of:=[.J35]*0.0002" office:value-type="float" office:value="4.5">
            <text:p>4.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5600">
            <text:p>5600</text:p>
          </table:table-cell>
          <table:table-cell table:style-name="ce92" table:formula="of:=[.Q35]/[.J35]" office:value-type="float" office:value="0.248888888888889">
            <text:p>0.249</text:p>
          </table:table-cell>
          <table:table-cell table:style-name="ce82" office:value-type="float" office:value="60000">
            <text:p>60000</text:p>
          </table:table-cell>
          <table:table-cell table:style-name="ce92" table:formula="of:=([.D35]+[.E35]+[.F35])/[.S35]" office:value-type="float" office:value="0.0153">
            <text:p>0.015</text:p>
          </table:table-cell>
          <table:table-cell table:style-name="ce82" table:formula="of:=(([.Q35]*10)+[.S35])/([.D35]+[.E35]+[.F35])" office:value-type="float" office:value="126.36165577342">
            <text:p>126.36</text:p>
          </table:table-cell>
          <table:table-cell table:style-name="ce82" office:value-type="float" office:value="12500">
            <text:p>12500</text:p>
          </table:table-cell>
          <table:table-cell table:style-name="ce92" table:formula="of:=([.Q35]/[.V35])*100" office:value-type="float" office:value="44.8">
            <text:p>44.800</text:p>
          </table:table-cell>
          <table:table-cell table:style-name="ce92" table:formula="of:=([.S35]/[.V35])*100" office:value-type="float" office:value="480">
            <text:p>480.0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Neptune</text:p>
          </table:table-cell>
          <table:table-cell table:style-name="ce82" office:value-type="string">
            <text:p>BC</text:p>
          </table:table-cell>
          <table:table-cell table:style-name="ce82" office:value-type="string">
            <text:p>XES0307</text:p>
          </table:table-cell>
          <table:table-cell table:style-name="ce82" office:value-type="float" office:value="500">
            <text:p>500</text:p>
          </table:table-cell>
          <table:table-cell table:style-name="ce82" office:value-type="float" office:value="130">
            <text:p>130</text:p>
          </table:table-cell>
          <table:table-cell table:style-name="ce82" office:value-type="string">
            <text:p><text:s/></text:p>
          </table:table-cell>
          <table:table-cell table:style-name="ce82" office:value-type="float" office:value="85">
            <text:p>85</text:p>
          </table:table-cell>
          <table:table-cell table:style-name="ce82" office:value-type="float" office:value="40">
            <text:p>40</text:p>
          </table:table-cell>
          <table:table-cell table:style-name="ce82" office:value-type="float" office:value="18">
            <text:p>18</text:p>
          </table:table-cell>
          <table:table-cell table:style-name="ce82" office:value-type="float" office:value="25000">
            <text:p>25000</text:p>
          </table:table-cell>
          <table:table-cell table:style-name="ce82" table:formula="of:=[.J36]*0.0002" office:value-type="float" office:value="5">
            <text:p>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6000">
            <text:p>6000</text:p>
          </table:table-cell>
          <table:table-cell table:style-name="ce92" table:formula="of:=[.Q36]/[.J36]" office:value-type="float" office:value="0.24">
            <text:p>0.240</text:p>
          </table:table-cell>
          <table:table-cell table:style-name="ce82" office:value-type="float" office:value="52000">
            <text:p>52000</text:p>
          </table:table-cell>
          <table:table-cell table:style-name="ce92" table:formula="of:=([.D36]+[.E36]+[.F36])/[.S36]" office:value-type="float" office:value="0.0121153846153846">
            <text:p>0.012</text:p>
          </table:table-cell>
          <table:table-cell table:style-name="ce82" table:formula="of:=(([.Q36]*10)+[.S36])/([.D36]+[.E36]+[.F36])" office:value-type="float" office:value="177.777777777778">
            <text:p>177.78</text:p>
          </table:table-cell>
          <table:table-cell table:style-name="ce82" office:value-type="float" office:value="12000">
            <text:p>12000</text:p>
          </table:table-cell>
          <table:table-cell table:style-name="ce92" table:formula="of:=([.Q36]/[.V36])*100" office:value-type="float" office:value="50">
            <text:p>50.000</text:p>
          </table:table-cell>
          <table:table-cell table:style-name="ce92" table:formula="of:=([.S36]/[.V36])*100" office:value-type="float" office:value="433.333333333333">
            <text:p>433.333</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Galaxy</text:p>
          </table:table-cell>
          <table:table-cell table:style-name="ce84" office:value-type="string">
            <text:p>BB</text:p>
          </table:table-cell>
          <table:table-cell table:style-name="ce84" office:value-type="string">
            <text:p>URS0302</text:p>
          </table:table-cell>
          <table:table-cell table:style-name="ce84" office:value-type="float" office:value="525">
            <text:p>525</text:p>
          </table:table-cell>
          <table:table-cell table:number-columns-repeated="2" table:style-name="ce84" office:value-type="float" office:value="120">
            <text:p>120</text:p>
          </table:table-cell>
          <table:table-cell table:style-name="ce84" office:value-type="float" office:value="105">
            <text:p>105</text:p>
          </table:table-cell>
          <table:table-cell table:style-name="ce84" office:value-type="float" office:value="36">
            <text:p>36</text:p>
          </table:table-cell>
          <table:table-cell table:style-name="ce84" office:value-type="float" office:value="24">
            <text:p>24</text:p>
          </table:table-cell>
          <table:table-cell table:style-name="ce84" office:value-type="float" office:value="39500">
            <text:p>39500</text:p>
          </table:table-cell>
          <table:table-cell table:style-name="ce84" table:formula="of:=[.J37]*0.0002" office:value-type="float" office:value="7.9">
            <text:p>7.9</text:p>
          </table:table-cell>
          <table:table-cell table:style-name="ce84" office:value-type="float" office:value="24">
            <text:p>24</text:p>
          </table:table-cell>
          <table:table-cell table:style-name="ce84" table:formula="of:=INT(( [.L37]-[.K37] ) / 10) * ([.J37] * 0.0375)" office:value-type="float" office:value="1481.25">
            <text:p>1481.25</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9000">
            <text:p>9000</text:p>
          </table:table-cell>
          <table:table-cell table:style-name="ce94" table:formula="of:=[.Q37]/[.J37]" office:value-type="float" office:value="0.227848101265823">
            <text:p>0.228</text:p>
          </table:table-cell>
          <table:table-cell table:style-name="ce84" office:value-type="float" office:value="54000">
            <text:p>54000</text:p>
          </table:table-cell>
          <table:table-cell table:style-name="ce94" table:formula="of:=([.D37]+[.E37]+[.F37])/[.S37]" office:value-type="float" office:value="0.0141666666666667">
            <text:p>0.014</text:p>
          </table:table-cell>
          <table:table-cell table:style-name="ce84" table:formula="of:=(([.Q37]*10)+[.S37])/([.D37]+[.E37]+[.F37])" office:value-type="float" office:value="188.235294117647">
            <text:p>188.24</text:p>
          </table:table-cell>
          <table:table-cell table:style-name="ce84" office:value-type="float" office:value="18000">
            <text:p>18000</text:p>
          </table:table-cell>
          <table:table-cell table:style-name="ce94" table:formula="of:=([.Q37]/[.V37])*100" office:value-type="float" office:value="50">
            <text:p>50.000</text:p>
          </table:table-cell>
          <table:table-cell table:style-name="ce94" table:formula="of:=([.S37]/[.V37])*100" office:value-type="float" office:value="300">
            <text:p>300.000</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Reaper </text:p>
          </table:table-cell>
          <table:table-cell table:style-name="ce84" office:value-type="string">
            <text:p>Cru</text:p>
          </table:table-cell>
          <table:table-cell table:style-name="ce84" office:value-type="string">
            <text:p>BRS0304</text:p>
          </table:table-cell>
          <table:table-cell table:style-name="ce84" office:value-type="float" office:value="620">
            <text:p>620</text:p>
          </table:table-cell>
          <table:table-cell table:style-name="ce84" office:value-type="float" office:value="144">
            <text:p>144</text:p>
          </table:table-cell>
          <table:table-cell table:style-name="ce84" office:value-type="float" office:value="480">
            <text:p>480</text:p>
          </table:table-cell>
          <table:table-cell table:style-name="ce84" office:value-type="float" office:value="85">
            <text:p>85</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2500">
            <text:p>22500</text:p>
          </table:table-cell>
          <table:table-cell table:style-name="ce84" table:formula="of:=[.J38]*0.0002" office:value-type="float" office:value="4.5">
            <text:p>4.5</text:p>
          </table:table-cell>
          <table:table-cell table:style-name="ce84" office:value-type="float" office:value="12">
            <text:p>12</text:p>
          </table:table-cell>
          <table:table-cell table:style-name="ce84" office:value-type="string">
            <text:p><text:s/></text:p>
          </table:table-cell>
          <table:table-cell table:style-name="ce84" office:value-type="float" office:value="70">
            <text:p>70</text:p>
          </table:table-cell>
          <table:table-cell table:style-name="ce84" office:value-type="float" office:value="110">
            <text:p>110</text:p>
          </table:table-cell>
          <table:table-cell table:style-name="ce84" office:value-type="string">
            <text:p>Flare</text:p>
          </table:table-cell>
          <table:table-cell table:style-name="ce84" office:value-type="float" office:value="6700">
            <text:p>6700</text:p>
          </table:table-cell>
          <table:table-cell table:style-name="ce94" table:formula="of:=[.Q38]/[.J38]" office:value-type="float" office:value="0.297777777777778">
            <text:p>0.298</text:p>
          </table:table-cell>
          <table:table-cell table:style-name="ce84" office:value-type="float" office:value="55000">
            <text:p>55000</text:p>
          </table:table-cell>
          <table:table-cell table:style-name="ce94" table:formula="of:=([.D38]+[.E38]+[.F38])/[.S38]" office:value-type="float" office:value="0.0226181818181818">
            <text:p>0.023</text:p>
          </table:table-cell>
          <table:table-cell table:style-name="ce84" table:formula="of:=(([.Q38]*10)+[.S38])/([.D38]+[.E38]+[.F38])" office:value-type="float" office:value="98.0707395498392">
            <text:p>98.07</text:p>
          </table:table-cell>
          <table:table-cell table:style-name="ce84" office:value-type="float" office:value="13400">
            <text:p>13400</text:p>
          </table:table-cell>
          <table:table-cell table:style-name="ce94" table:formula="of:=([.Q38]/[.V38])*100" office:value-type="float" office:value="50">
            <text:p>50.000</text:p>
          </table:table-cell>
          <table:table-cell table:style-name="ce94" table:formula="of:=([.S38]/[.V38])*100" office:value-type="float" office:value="410.44776119403">
            <text:p>410.448</text:p>
          </table:table-cell>
          <table:table-cell table:style-name="ce84" office:value-type="float" office:value="4.2">
            <text:p>4.2</text:p>
          </table:table-cell>
          <table:table-cell table:style-name="ce80" table:number-columns-repeated="999"/>
        </table:table-row>
        <table:table-row table:style-name="ro2">
          <table:table-cell table:style-name="ce80" office:value-type="string">
            <text:p>Magna </text:p>
          </table:table-cell>
          <table:table-cell table:style-name="ce84" office:value-type="string">
            <text:p>Bom</text:p>
          </table:table-cell>
          <table:table-cell table:style-name="ce84" office:value-type="string">
            <text:p>BRMST3BOM</text:p>
          </table:table-cell>
          <table:table-cell table:style-name="ce84" office:value-type="float" office:value="970">
            <text:p>970</text:p>
          </table:table-cell>
          <table:table-cell table:style-name="ce84" office:value-type="float" office:value="120">
            <text:p>120</text:p>
          </table:table-cell>
          <table:table-cell table:style-name="ce84" office:value-type="float" office:value="240">
            <text:p>240</text:p>
          </table:table-cell>
          <table:table-cell table:style-name="ce84" office:value-type="float" office:value="200">
            <text:p>200</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8000">
            <text:p>38000</text:p>
          </table:table-cell>
          <table:table-cell table:style-name="ce84" table:formula="of:=[.J39]*0.0002" office:value-type="float" office:value="7.6">
            <text:p>7.6</text:p>
          </table:table-cell>
          <table:table-cell table:style-name="ce84" office:value-type="float" office:value="16">
            <text:p>16</text:p>
          </table:table-cell>
          <table:table-cell table:style-name="ce84" office:value-type="string">
            <text:p><text:s/></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11250">
            <text:p>11250</text:p>
          </table:table-cell>
          <table:table-cell table:style-name="ce94" table:formula="of:=[.Q39]/[.J39]" office:value-type="float" office:value="0.296052631578947">
            <text:p>0.296</text:p>
          </table:table-cell>
          <table:table-cell table:style-name="ce84" office:value-type="float" office:value="71000">
            <text:p>71000</text:p>
          </table:table-cell>
          <table:table-cell table:style-name="ce94" table:formula="of:=([.D39]+[.E39]+[.F39])/[.S39]" office:value-type="float" office:value="0.0187323943661972">
            <text:p>0.019</text:p>
          </table:table-cell>
          <table:table-cell table:style-name="ce84" table:formula="of:=(([.Q39]*10)+[.S39])/([.D39]+[.E39]+[.F39])" office:value-type="float" office:value="137.96992481203">
            <text:p>137.97</text:p>
          </table:table-cell>
          <table:table-cell table:style-name="ce84" office:value-type="float" office:value="22500">
            <text:p>22500</text:p>
          </table:table-cell>
          <table:table-cell table:style-name="ce94" table:formula="of:=([.Q39]/[.V39])*100" office:value-type="float" office:value="50">
            <text:p>50.000</text:p>
          </table:table-cell>
          <table:table-cell table:style-name="ce94" table:formula="of:=([.S39]/[.V39])*100" office:value-type="float" office:value="315.555555555556">
            <text:p>315.556</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Command </text:p>
          </table:table-cell>
          <table:table-cell table:style-name="ce84" office:value-type="string">
            <text:p>CV</text:p>
          </table:table-cell>
          <table:table-cell table:style-name="ce84" office:value-type="string">
            <text:p>URS0303</text:p>
          </table:table-cell>
          <table:table-cell table:number-columns-repeated="2" table:style-name="ce84" office:value-type="string">
            <text:p><text:s/></text:p>
          </table:table-cell>
          <table:table-cell table:style-name="ce84" office:value-type="float" office:value="480">
            <text:p>480</text:p>
          </table:table-cell>
          <table:table-cell table:style-name="ce84" office:value-type="float" office:value="50">
            <text:p>50</text:p>
          </table:table-cell>
          <table:table-cell table:style-name="ce84" office:value-type="float" office:value="40">
            <text:p>40</text:p>
          </table:table-cell>
          <table:table-cell table:style-name="ce84" office:value-type="float" office:value="32">
            <text:p>32</text:p>
          </table:table-cell>
          <table:table-cell table:style-name="ce84" office:value-type="float" office:value="24000">
            <text:p>24000</text:p>
          </table:table-cell>
          <table:table-cell table:style-name="ce84" table:formula="of:=[.J40]*0.0002" office:value-type="float" office:value="4.8">
            <text:p>4.8</text:p>
          </table:table-cell>
          <table:table-cell table:style-name="ce84" office:value-type="float" office:value="25">
            <text:p>25</text:p>
          </table:table-cell>
          <table:table-cell table:style-name="ce84" table:formula="of:=INT(( [.L40]-[.K40] ) / 10) * ([.J40] * 0.0375)" office:value-type="float" office:value="1800">
            <text:p>1800</text:p>
          </table:table-cell>
          <table:table-cell table:style-name="ce84" office:value-type="float" office:value="0">
            <text:p>0</text:p>
          </table:table-cell>
          <table:table-cell table:style-name="ce84" office:value-type="float" office:value="165">
            <text:p>165</text:p>
          </table:table-cell>
          <table:table-cell table:style-name="ce84" office:value-type="string">
            <text:p>TMD</text:p>
          </table:table-cell>
          <table:table-cell table:style-name="ce84" office:value-type="float" office:value="6000">
            <text:p>6000</text:p>
          </table:table-cell>
          <table:table-cell table:style-name="ce94" table:formula="of:=[.Q40]/[.J40]" office:value-type="float" office:value="0.25">
            <text:p>0.250</text:p>
          </table:table-cell>
          <table:table-cell table:style-name="ce84" office:value-type="float" office:value="40000">
            <text:p>40000</text:p>
          </table:table-cell>
          <table:table-cell table:style-name="ce94" table:formula="of:=([.D40]+[.E40]+[.F40])/[.S40]" office:value-type="float" office:value="0.012">
            <text:p>0.012</text:p>
          </table:table-cell>
          <table:table-cell table:style-name="ce84" table:formula="of:=(([.Q40]*10)+[.S40])/([.D40]+[.E40]+[.F40])" office:value-type="float" office:value="208.333333333333">
            <text:p>208.33</text:p>
          </table:table-cell>
          <table:table-cell table:style-name="ce84" office:value-type="float" office:value="12000">
            <text:p>12000</text:p>
          </table:table-cell>
          <table:table-cell table:style-name="ce94" table:formula="of:=([.Q40]/[.V40])*100" office:value-type="float" office:value="50">
            <text:p>50.000</text:p>
          </table:table-cell>
          <table:table-cell table:style-name="ce94" table:formula="of:=([.S40]/[.V40])*100" office:value-type="float" office:value="333.333333333333">
            <text:p>333.333</text:p>
          </table:table-cell>
          <table:table-cell table:style-name="ce166" office:value-type="float" office:value="3.6">
            <text:p>3.6</text:p>
          </table:table-cell>
          <table:table-cell table:style-name="ce80" table:number-columns-repeated="999"/>
        </table:table-row>
        <table:table-row table:style-name="ro2">
          <table:table-cell table:style-name="ce80" office:value-type="string">
            <text:p>Leviathan </text:p>
          </table:table-cell>
          <table:table-cell table:style-name="ce84" office:value-type="string">
            <text:p>Sub</text:p>
          </table:table-cell>
          <table:table-cell table:style-name="ce84" office:value-type="string">
            <text:p>BRS0305</text:p>
          </table:table-cell>
          <table:table-cell table:style-name="ce84" office:value-type="float" office:value="70">
            <text:p>70</text:p>
          </table:table-cell>
          <table:table-cell table:style-name="ce84" office:value-type="float" office:value="420">
            <text:p>420</text:p>
          </table:table-cell>
          <table:table-cell table:style-name="ce84" office:value-type="string">
            <text:p><text:s/></text:p>
          </table:table-cell>
          <table:table-cell table:style-name="ce84" office:value-type="float" office:value="70">
            <text:p>70</text:p>
          </table:table-cell>
          <table:table-cell table:style-name="ce84" office:value-type="float" office:value="36">
            <text:p>36</text:p>
          </table:table-cell>
          <table:table-cell table:style-name="ce84" office:value-type="float" office:value="40">
            <text:p>40</text:p>
          </table:table-cell>
          <table:table-cell table:style-name="ce84" office:value-type="float" office:value="4500">
            <text:p>4500</text:p>
          </table:table-cell>
          <table:table-cell table:style-name="ce84" table:formula="of:=[.J41]*0.0002" office:value-type="float" office:value="0.9">
            <text:p>0.9</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office:value-type="string">
            <text:p>Redirect</text:p>
          </table:table-cell>
          <table:table-cell table:style-name="ce84" office:value-type="float" office:value="4875">
            <text:p>4875</text:p>
          </table:table-cell>
          <table:table-cell table:style-name="ce94" table:formula="of:=[.Q41]/[.J41]" office:value-type="float" office:value="1.08333333333333">
            <text:p>1.083</text:p>
          </table:table-cell>
          <table:table-cell table:style-name="ce84" office:value-type="float" office:value="40000">
            <text:p>40000</text:p>
          </table:table-cell>
          <table:table-cell table:style-name="ce94" table:formula="of:=([.D41]+[.E41]+[.F41])/[.S41]" office:value-type="float" office:value="0.01225">
            <text:p>0.012</text:p>
          </table:table-cell>
          <table:table-cell table:style-name="ce84" table:formula="of:=(([.Q41]*10)+[.S41])/([.D41]+[.E41]+[.F41])" office:value-type="float" office:value="181.122448979592">
            <text:p>181.12</text:p>
          </table:table-cell>
          <table:table-cell table:style-name="ce84" office:value-type="float" office:value="9750">
            <text:p>9750</text:p>
          </table:table-cell>
          <table:table-cell table:style-name="ce94" table:formula="of:=([.Q41]/[.V41])*100" office:value-type="float" office:value="50">
            <text:p>50.000</text:p>
          </table:table-cell>
          <table:table-cell table:style-name="ce94" table:formula="of:=([.S41]/[.V41])*100" office:value-type="float" office:value="410.25641025641">
            <text:p>410.256</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Ithaluathe </text:p>
          </table:table-cell>
          <table:table-cell table:style-name="ce56" office:value-type="string">
            <text:p>Cru</text:p>
          </table:table-cell>
          <table:table-cell table:style-name="ce56" office:value-type="string">
            <text:p>BSS0306</text:p>
          </table:table-cell>
          <table:table-cell table:style-name="ce56" office:value-type="float" office:value="935">
            <text:p>935</text:p>
          </table:table-cell>
          <table:table-cell table:style-name="ce56" office:value-type="string">
            <text:p><text:s/></text:p>
          </table:table-cell>
          <table:table-cell table:style-name="ce56" office:value-type="float" office:value="412">
            <text:p>412</text:p>
          </table:table-cell>
          <table:table-cell table:style-name="ce56" office:value-type="float" office:value="110">
            <text:p>110</text:p>
          </table:table-cell>
          <table:table-cell table:style-name="ce56" office:value-type="float" office:value="40">
            <text:p>40</text:p>
          </table:table-cell>
          <table:table-cell table:style-name="ce56" office:value-type="float" office:value="32">
            <text:p>32</text:p>
          </table:table-cell>
          <table:table-cell table:style-name="ce56" office:value-type="float" office:value="22500">
            <text:p>22500</text:p>
          </table:table-cell>
          <table:table-cell table:style-name="ce56" table:formula="of:=[.J42]*0.0002" office:value-type="float" office:value="4.5">
            <text:p>4.5</text:p>
          </table:table-cell>
          <table:table-cell table:style-name="ce56" office:value-type="float" office:value="8">
            <text:p>8</text:p>
          </table:table-cell>
          <table:table-cell table:style-name="ce56" office:value-type="string">
            <text:p>submersible</text:p>
          </table:table-cell>
          <table:table-cell table:style-name="ce56" office:value-type="float" office:value="60">
            <text:p>60</text:p>
          </table:table-cell>
          <table:table-cell table:style-name="ce56" office:value-type="float" office:value="128">
            <text:p>128</text:p>
          </table:table-cell>
          <table:table-cell table:style-name="ce56"/>
          <table:table-cell table:style-name="ce56" office:value-type="float" office:value="7140">
            <text:p>7140</text:p>
          </table:table-cell>
          <table:table-cell table:style-name="ce58" table:formula="of:=[.Q42]/[.J42]" office:value-type="float" office:value="0.317333333333333">
            <text:p>0.317</text:p>
          </table:table-cell>
          <table:table-cell table:style-name="ce56" office:value-type="float" office:value="63000">
            <text:p>63000</text:p>
          </table:table-cell>
          <table:table-cell table:style-name="ce58" table:formula="of:=([.D42]+[.E42]+[.F42])/[.S42]" office:value-type="float" office:value="0.0213809523809524">
            <text:p>0.021</text:p>
          </table:table-cell>
          <table:table-cell table:style-name="ce56" table:formula="of:=(([.Q42]*10)+[.S42])/([.D42]+[.E42]+[.F42])" office:value-type="float" office:value="99.7772828507795">
            <text:p>99.78</text:p>
          </table:table-cell>
          <table:table-cell table:style-name="ce56" office:value-type="float" office:value="14250">
            <text:p>14250</text:p>
          </table:table-cell>
          <table:table-cell table:style-name="ce58" table:formula="of:=([.Q42]/[.V42])*100" office:value-type="float" office:value="50.1052631578947">
            <text:p>50.105</text:p>
          </table:table-cell>
          <table:table-cell table:style-name="ce58" table:formula="of:=([.S42]/[.V42])*100" office:value-type="float" office:value="442.105263157895">
            <text:p>442.105</text:p>
          </table:table-cell>
          <table:table-cell table:style-name="ce56" office:value-type="float" office:value="3.6">
            <text:p>3.6</text:p>
          </table:table-cell>
          <table:table-cell table:style-name="ce55"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43]*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43]/[.J43]" office:value-type="float" office:value="0.214285714285714">
            <text:p>0.214</text:p>
          </table:table-cell>
          <table:table-cell table:style-name="ce56" office:value-type="float" office:value="105000">
            <text:p>105000</text:p>
          </table:table-cell>
          <table:table-cell table:style-name="ce58" table:formula="of:=([.D43]+[.E43]+[.F43])/[.S43]" office:value-type="float" office:value="0.00838095238095238">
            <text:p>0.008</text:p>
          </table:table-cell>
          <table:table-cell table:style-name="ce56" table:formula="of:=(([.Q43]*10)+[.S43])/([.D43]+[.E43]+[.F43])" office:value-type="float" office:value="238.636363636364">
            <text:p>238.64</text:p>
          </table:table-cell>
          <table:table-cell table:style-name="ce56" office:value-type="float" office:value="21000">
            <text:p>21000</text:p>
          </table:table-cell>
          <table:table-cell table:style-name="ce58" table:formula="of:=([.Q43]/[.V43])*100" office:value-type="float" office:value="50">
            <text:p>50.000</text:p>
          </table:table-cell>
          <table:table-cell table:style-name="ce58" table:formula="of:=([.S43]/[.V43])*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table-cell table:style-name="ce55" office:value-type="string">
            <text:p>Iavish </text:p>
          </table:table-cell>
          <table:table-cell table:style-name="ce56" office:value-type="string">
            <text:p>CV</text:p>
          </table:table-cell>
          <table:table-cell table:style-name="ce56" office:value-type="string">
            <text:p>XSS0303</text:p>
          </table:table-cell>
          <table:table-cell table:style-name="ce56" office:value-type="float" office:value="375">
            <text:p>375</text:p>
          </table:table-cell>
          <table:table-cell table:style-name="ce56" office:value-type="string">
            <text:p><text:s/></text:p>
          </table:table-cell>
          <table:table-cell table:style-name="ce56" office:value-type="float" office:value="880">
            <text:p>880</text:p>
          </table:table-cell>
          <table:table-cell table:style-name="ce56" office:value-type="float" office:value="175">
            <text:p>175</text:p>
          </table:table-cell>
          <table:table-cell table:style-name="ce56" office:value-type="float" office:value="44">
            <text:p>44</text:p>
          </table:table-cell>
          <table:table-cell table:style-name="ce56" office:value-type="float" office:value="32">
            <text:p>32</text:p>
          </table:table-cell>
          <table:table-cell table:style-name="ce56" office:value-type="float" office:value="24000">
            <text:p>24000</text:p>
          </table:table-cell>
          <table:table-cell table:style-name="ce56" table:formula="of:=[.J44]*0.0002" office:value-type="float" office:value="4.8">
            <text:p>4.8</text:p>
          </table:table-cell>
          <table:table-cell table:style-name="ce56" office:value-type="float" office:value="12">
            <text:p>12</text:p>
          </table:table-cell>
          <table:table-cell table:style-name="ce56" office:value-type="string">
            <text:p><text:s/></text:p>
          </table:table-cell>
          <table:table-cell table:style-name="ce56" office:value-type="float" office:value="50">
            <text:p>50</text:p>
          </table:table-cell>
          <table:table-cell table:style-name="ce56" office:value-type="float" office:value="165">
            <text:p>165</text:p>
          </table:table-cell>
          <table:table-cell table:style-name="ce56"/>
          <table:table-cell table:style-name="ce56" office:value-type="float" office:value="6000">
            <text:p>6000</text:p>
          </table:table-cell>
          <table:table-cell table:style-name="ce58" table:formula="of:=[.Q44]/[.J44]" office:value-type="float" office:value="0.25">
            <text:p>0.250</text:p>
          </table:table-cell>
          <table:table-cell table:style-name="ce56" office:value-type="float" office:value="40000">
            <text:p>40000</text:p>
          </table:table-cell>
          <table:table-cell table:style-name="ce58" table:formula="of:=([.D44]+[.E44]+[.F44])/[.S44]" office:value-type="float" office:value="0.031375">
            <text:p>0.031</text:p>
          </table:table-cell>
          <table:table-cell table:style-name="ce56" table:formula="of:=(([.Q44]*10)+[.S44])/([.D44]+[.E44]+[.F44])" office:value-type="float" office:value="79.6812749003984">
            <text:p>79.68</text:p>
          </table:table-cell>
          <table:table-cell table:style-name="ce56" office:value-type="float" office:value="12000">
            <text:p>12000</text:p>
          </table:table-cell>
          <table:table-cell table:style-name="ce58" table:formula="of:=([.Q44]/[.V44])*100" office:value-type="float" office:value="50">
            <text:p>50.000</text:p>
          </table:table-cell>
          <table:table-cell table:style-name="ce58" table:formula="of:=([.S44]/[.V44])*100" office:value-type="float" office:value="333.333333333333">
            <text:p>333.333</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Yathsou </text:p>
          </table:table-cell>
          <table:table-cell table:style-name="ce56" office:value-type="string">
            <text:p>Sub</text:p>
          </table:table-cell>
          <table:table-cell table:style-name="ce56" office:value-type="string">
            <text:p>XSS0304</text:p>
          </table:table-cell>
          <table:table-cell table:style-name="ce56" office:value-type="string">
            <text:p><text:s/></text:p>
          </table:table-cell>
          <table:table-cell table:style-name="ce56" office:value-type="float" office:value="450">
            <text:p>450</text:p>
          </table:table-cell>
          <table:table-cell table:style-name="ce56" office:value-type="float" office:value="440">
            <text:p>440</text:p>
          </table:table-cell>
          <table:table-cell table:style-name="ce56" office:value-type="float" office:value="65">
            <text:p>65</text:p>
          </table:table-cell>
          <table:table-cell table:style-name="ce56" office:value-type="float" office:value="36">
            <text:p>36</text:p>
          </table:table-cell>
          <table:table-cell table:style-name="ce56" office:value-type="float" office:value="40">
            <text:p>40</text:p>
          </table:table-cell>
          <table:table-cell table:style-name="ce56" office:value-type="float" office:value="4500">
            <text:p>4500</text:p>
          </table:table-cell>
          <table:table-cell table:style-name="ce56" table:formula="of:=[.J45]*0.0002" office:value-type="float" office:value="0.9">
            <text:p>0.9</text:p>
          </table:table-cell>
          <table:table-cell table:style-name="ce56" office:value-type="float" office:value="10">
            <text:p>10</text:p>
          </table:table-cell>
          <table:table-cell table:style-name="ce56" office:value-type="string">
            <text:p>sonar stealth</text:p>
          </table:table-cell>
          <table:table-cell table:style-name="ce56" office:value-type="float" office:value="60">
            <text:p>60</text:p>
          </table:table-cell>
          <table:table-cell table:style-name="ce56" office:value-type="string">
            <text:p><text:s/></text:p>
          </table:table-cell>
          <table:table-cell table:style-name="ce56" office:value-type="string">
            <text:p>Anti</text:p>
          </table:table-cell>
          <table:table-cell table:style-name="ce56" office:value-type="float" office:value="4250">
            <text:p>4250</text:p>
          </table:table-cell>
          <table:table-cell table:style-name="ce58" table:formula="of:=[.Q45]/[.J45]" office:value-type="float" office:value="0.944444444444444">
            <text:p>0.944</text:p>
          </table:table-cell>
          <table:table-cell table:style-name="ce56" office:value-type="float" office:value="36000">
            <text:p>36000</text:p>
          </table:table-cell>
          <table:table-cell table:style-name="ce58" table:formula="of:=([.D45]+[.E45]+[.F45])/[.S45]" office:value-type="float" office:value="0.0247222222222222">
            <text:p>0.025</text:p>
          </table:table-cell>
          <table:table-cell table:style-name="ce56" table:formula="of:=(([.Q45]*10)+[.S45])/([.D45]+[.E45]+[.F45])" office:value-type="float" office:value="88.2022471910112">
            <text:p>88.2</text:p>
          </table:table-cell>
          <table:table-cell table:style-name="ce56" office:value-type="float" office:value="8500">
            <text:p>8500</text:p>
          </table:table-cell>
          <table:table-cell table:style-name="ce58" table:formula="of:=([.Q45]/[.V45])*100" office:value-type="float" office:value="50">
            <text:p>50.000</text:p>
          </table:table-cell>
          <table:table-cell table:style-name="ce58" table:formula="of:=([.S45]/[.V45])*100" office:value-type="float" office:value="423.529411764706">
            <text:p>423.529</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65" office:value-type="string">
            <text:p>T4 Naval Units</text:p>
          </table:table-cell>
          <table:table-cell table:number-columns-repeated="1023"/>
        </table:table-row>
        <table:table-row table:style-name="ro2">
          <table:table-cell table:style-name="ce144" office:value-type="string">
            <text:p>Tempest - FAC</text:p>
          </table:table-cell>
          <table:table-cell table:style-name="ce145" office:value-type="string">
            <text:p>BB</text:p>
          </table:table-cell>
          <table:table-cell table:style-name="ce145" office:value-type="string">
            <text:p>UAS0401</text:p>
          </table:table-cell>
          <table:table-cell table:style-name="ce145" office:value-type="float" office:value="1800">
            <text:p>1800</text:p>
          </table:table-cell>
          <table:table-cell table:style-name="ce145" office:value-type="float" office:value="600">
            <text:p>600</text:p>
          </table:table-cell>
          <table:table-cell table:style-name="ce145" office:value-type="float" office:value="960">
            <text:p>960</text:p>
          </table:table-cell>
          <table:table-cell table:style-name="ce145" office:value-type="float" office:value="160">
            <text:p>160</text:p>
          </table:table-cell>
          <table:table-cell table:style-name="ce145" office:value-type="float" office:value="42">
            <text:p>42</text:p>
          </table:table-cell>
          <table:table-cell table:style-name="ce145" office:value-type="float" office:value="40">
            <text:p>40</text:p>
          </table:table-cell>
          <table:table-cell table:style-name="ce145" office:value-type="float" office:value="41500">
            <text:p>41500</text:p>
          </table:table-cell>
          <table:table-cell table:style-name="ce145" table:formula="of:=[.J48]*0.0002" office:value-type="float" office:value="8.3">
            <text:p>8.3</text:p>
          </table:table-cell>
          <table:table-cell table:style-name="ce145" office:value-type="float" office:value="18">
            <text:p>18</text:p>
          </table:table-cell>
          <table:table-cell table:style-name="ce145" table:formula="of:=INT(( [.L48]-[.K48] ) / 10) * ([.J48] * 0.0375)" office:value-type="float" office:value="0">
            <text:p>0</text:p>
          </table:table-cell>
          <table:table-cell table:style-name="ce145" office:value-type="float" office:value="75">
            <text:p>75</text:p>
          </table:table-cell>
          <table:table-cell table:style-name="ce145" office:value-type="float" office:value="165">
            <text:p>165</text:p>
          </table:table-cell>
          <table:table-cell table:style-name="ce145" office:value-type="string">
            <text:p>Anti</text:p>
          </table:table-cell>
          <table:table-cell table:style-name="ce145" office:value-type="float" office:value="31500">
            <text:p>31500</text:p>
          </table:table-cell>
          <table:table-cell table:style-name="ce153" table:formula="of:=[.Q48]/[.J48]" office:value-type="float" office:value="0.759036144578313">
            <text:p>0.759</text:p>
          </table:table-cell>
          <table:table-cell table:style-name="ce145" office:value-type="float" office:value="450000">
            <text:p>450000</text:p>
          </table:table-cell>
          <table:table-cell table:style-name="ce153" table:formula="of:=([.D48]+[.E48]+[.F48])/[.S48]" office:value-type="float" office:value="0.00746666666666667">
            <text:p>0.007</text:p>
          </table:table-cell>
          <table:table-cell table:style-name="ce145" table:formula="of:=(([.Q48]*10)+[.S48])/([.D48]+[.E48]+[.F48])" office:value-type="float" office:value="227.678571428571">
            <text:p>227.68</text:p>
          </table:table-cell>
          <table:table-cell table:style-name="ce145" office:value-type="float" office:value="25200">
            <text:p>25200</text:p>
          </table:table-cell>
          <table:table-cell table:style-name="ce153" table:formula="of:=([.Q48]/[.V48])*10" office:value-type="float" office:value="12.5">
            <text:p>12.500</text:p>
          </table:table-cell>
          <table:table-cell table:style-name="ce153" table:formula="of:=([.S48]/[.V48])*10" office:value-type="float" office:value="178.571428571429">
            <text:p>178.571</text:p>
          </table:table-cell>
          <table:table-cell table:style-name="ce145" office:value-type="float" office:value="3.6">
            <text:p>3.6</text:p>
          </table:table-cell>
          <table:table-cell table:style-name="ce144" table:number-columns-repeated="999"/>
        </table:table-row>
        <table:table-row table:style-name="ro2">
          <table:table-cell table:style-name="ce144" office:value-type="string">
            <text:p>Deluge</text:p>
          </table:table-cell>
          <table:table-cell table:style-name="ce145" office:value-type="string">
            <text:p>BC</text:p>
          </table:table-cell>
          <table:table-cell table:style-name="ce145" office:value-type="string">
            <text:p>SAS0401</text:p>
          </table:table-cell>
          <table:table-cell table:style-name="ce145" office:value-type="float" office:value="2000">
            <text:p>2000</text:p>
          </table:table-cell>
          <table:table-cell table:style-name="ce145" office:value-type="float" office:value="0">
            <text:p>0</text:p>
          </table:table-cell>
          <table:table-cell table:style-name="ce145" office:value-type="float" office:value="600">
            <text:p>600</text:p>
          </table:table-cell>
          <table:table-cell table:style-name="ce145" office:value-type="float" office:value="320">
            <text:p>320</text:p>
          </table:table-cell>
          <table:table-cell table:style-name="ce145" office:value-type="float" office:value="44">
            <text:p>44</text:p>
          </table:table-cell>
          <table:table-cell table:style-name="ce145" office:value-type="float" office:value="24">
            <text:p>24</text:p>
          </table:table-cell>
          <table:table-cell table:style-name="ce145" office:value-type="float" office:value="40000">
            <text:p>40000</text:p>
          </table:table-cell>
          <table:table-cell table:style-name="ce145" table:formula="of:=[.J49]*0.0002" office:value-type="float" office:value="8">
            <text:p>8</text:p>
          </table:table-cell>
          <table:table-cell table:style-name="ce145" office:value-type="float" office:value="18">
            <text:p>18</text:p>
          </table:table-cell>
          <table:table-cell table:style-name="ce145" table:formula="of:=INT(( [.L49]-[.K49] ) / 10) * ([.J49] * 0.0375)" office:value-type="float" office:value="1500">
            <text:p>1500</text:p>
          </table:table-cell>
          <table:table-cell table:style-name="ce145" office:value-type="float" office:value="75">
            <text:p>75</text:p>
          </table:table-cell>
          <table:table-cell table:style-name="ce145" office:value-type="float" office:value="150">
            <text:p>150</text:p>
          </table:table-cell>
          <table:table-cell table:style-name="ce145" office:value-type="string">
            <text:p>Anti X 2</text:p>
          </table:table-cell>
          <table:table-cell table:style-name="ce145" office:value-type="float" office:value="22950">
            <text:p>22950</text:p>
          </table:table-cell>
          <table:table-cell table:style-name="ce153" table:formula="of:=[.Q49]/[.J49]" office:value-type="float" office:value="0.57375">
            <text:p>0.574</text:p>
          </table:table-cell>
          <table:table-cell table:style-name="ce145" office:value-type="float" office:value="400000">
            <text:p>400000</text:p>
          </table:table-cell>
          <table:table-cell table:style-name="ce153" table:formula="of:=([.D49]+[.E49]+[.F49])/[.S49]" office:value-type="float" office:value="0.0065">
            <text:p>0.007</text:p>
          </table:table-cell>
          <table:table-cell table:style-name="ce145" table:formula="of:=(([.Q49]*10)+[.S49])/([.D49]+[.E49]+[.F49])" office:value-type="float" office:value="242.115384615385">
            <text:p>242.12</text:p>
          </table:table-cell>
          <table:table-cell table:style-name="ce145" office:value-type="float" office:value="8000">
            <text:p>8000</text:p>
          </table:table-cell>
          <table:table-cell table:style-name="ce153" table:formula="of:=([.Q49]/[.V49])*10" office:value-type="float" office:value="28.6875">
            <text:p>28.688</text:p>
          </table:table-cell>
          <table:table-cell table:style-name="ce153" table:formula="of:=([.S49]/[.V49])*10" office:value-type="float" office:value="500">
            <text:p>500.000</text:p>
          </table:table-cell>
          <table:table-cell table:style-name="ce145" office:value-type="float" office:value="3.7">
            <text:p>3.7</text:p>
          </table:table-cell>
          <table:table-cell table:style-name="ce144" table:number-columns-repeated="999"/>
        </table:table-row>
        <table:table-row table:style-name="ro2">
          <table:table-cell table:style-name="ce78" office:value-type="string">
            <text:p>Conquest </text:p>
          </table:table-cell>
          <table:table-cell table:style-name="ce82" office:value-type="string">
            <text:p>BB</text:p>
          </table:table-cell>
          <table:table-cell table:style-name="ce82" office:value-type="string">
            <text:p>BES0402</text:p>
          </table:table-cell>
          <table:table-cell table:style-name="ce82" office:value-type="float" office:value="2200">
            <text:p>2200</text:p>
          </table:table-cell>
          <table:table-cell table:style-name="ce82" office:value-type="string">
            <text:p><text:s/></text:p>
          </table:table-cell>
          <table:table-cell table:style-name="ce82" office:value-type="float" office:value="960">
            <text:p>960</text:p>
          </table:table-cell>
          <table:table-cell table:style-name="ce82" office:value-type="float" office:value="145">
            <text:p>145</text:p>
          </table:table-cell>
          <table:table-cell table:style-name="ce82" office:value-type="float" office:value="40">
            <text:p>40</text:p>
          </table:table-cell>
          <table:table-cell table:style-name="ce82" office:value-type="float" office:value="24">
            <text:p>24</text:p>
          </table:table-cell>
          <table:table-cell table:style-name="ce82" office:value-type="float" office:value="82500">
            <text:p>82500</text:p>
          </table:table-cell>
          <table:table-cell table:style-name="ce82" table:formula="of:=[.J50]*0.0002" office:value-type="float" office:value="16.5">
            <text:p>16.5</text:p>
          </table:table-cell>
          <table:table-cell table:style-name="ce82" office:value-type="float" office:value="45">
            <text:p>45</text:p>
          </table:table-cell>
          <table:table-cell table:style-name="ce82" table:formula="of:=INT(( [.L50]-[.K50] ) / 10) * ([.J50] * 0.0375)" office:value-type="float" office:value="6187.5">
            <text:p>6187.5</text:p>
          </table:table-cell>
          <table:table-cell table:style-name="ce82" office:value-type="string">
            <text:p><text:s/></text:p>
          </table:table-cell>
          <table:table-cell table:style-name="ce82" office:value-type="float" office:value="155">
            <text:p>155</text:p>
          </table:table-cell>
          <table:table-cell table:style-name="ce82"/>
          <table:table-cell table:style-name="ce82" office:value-type="float" office:value="48300">
            <text:p>48300</text:p>
          </table:table-cell>
          <table:table-cell table:style-name="ce92" table:formula="of:=[.Q50]/[.J50]" office:value-type="float" office:value="0.585454545454545">
            <text:p>0.585</text:p>
          </table:table-cell>
          <table:table-cell table:style-name="ce82" office:value-type="float" office:value="655000">
            <text:p>655000</text:p>
          </table:table-cell>
          <table:table-cell table:style-name="ce92" table:formula="of:=([.D50]+[.E50]+[.F50])/[.S50]" office:value-type="float" office:value="0.00482442748091603">
            <text:p>0.005</text:p>
          </table:table-cell>
          <table:table-cell table:style-name="ce82" table:formula="of:=(([.Q50]*10)+[.S50])/([.D50]+[.E50]+[.F50])" office:value-type="float" office:value="360.126582278481">
            <text:p>360.13</text:p>
          </table:table-cell>
          <table:table-cell table:style-name="ce82" office:value-type="float" office:value="32800">
            <text:p>32800</text:p>
          </table:table-cell>
          <table:table-cell table:style-name="ce92" table:formula="of:=([.Q50]/[.V50])*10" office:value-type="float" office:value="14.7256097560976">
            <text:p>14.726</text:p>
          </table:table-cell>
          <table:table-cell table:style-name="ce92" table:formula="of:=([.S50]/[.V50])*10" office:value-type="float" office:value="199.69512195122">
            <text:p>199.695</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Atlantis </text:p>
          </table:table-cell>
          <table:table-cell table:style-name="ce82" office:value-type="string">
            <text:p>Sub</text:p>
          </table:table-cell>
          <table:table-cell table:style-name="ce82" office:value-type="string">
            <text:p>UES0401</text:p>
          </table:table-cell>
          <table:table-cell table:style-name="ce82" office:value-type="string">
            <text:p><text:s/></text:p>
          </table:table-cell>
          <table:table-cell table:style-name="ce82" office:value-type="float" office:value="528">
            <text:p>528</text:p>
          </table:table-cell>
          <table:table-cell table:style-name="ce82" office:value-type="float" office:value="1600">
            <text:p>1600</text:p>
          </table:table-cell>
          <table:table-cell table:style-name="ce82" office:value-type="float" office:value="65">
            <text:p>65</text:p>
          </table:table-cell>
          <table:table-cell table:style-name="ce82" office:value-type="float" office:value="42">
            <text:p>42</text:p>
          </table:table-cell>
          <table:table-cell table:style-name="ce82" office:value-type="float" office:value="48">
            <text:p>48</text:p>
          </table:table-cell>
          <table:table-cell table:style-name="ce82" office:value-type="float" office:value="38000">
            <text:p>38000</text:p>
          </table:table-cell>
          <table:table-cell table:style-name="ce82" office:value-type="float" office:value="15">
            <text:p>15</text:p>
          </table:table-cell>
          <table:table-cell table:style-name="ce82" office:value-type="float" office:value="24">
            <text:p>24</text:p>
          </table:table-cell>
          <table:table-cell table:style-name="ce82" office:value-type="string">
            <text:p>sonar stealth</text:p>
          </table:table-cell>
          <table:table-cell table:style-name="ce82" office:value-type="float" office:value="75">
            <text:p>75</text:p>
          </table:table-cell>
          <table:table-cell table:style-name="ce82" office:value-type="float" office:value="165">
            <text:p>165</text:p>
          </table:table-cell>
          <table:table-cell table:style-name="ce82" office:value-type="string">
            <text:p>Omni</text:p>
          </table:table-cell>
          <table:table-cell table:style-name="ce82" office:value-type="float" office:value="30000">
            <text:p>30000</text:p>
          </table:table-cell>
          <table:table-cell table:style-name="ce92" table:formula="of:=[.Q51]/[.J51]" office:value-type="float" office:value="0.789473684210526">
            <text:p>0.789</text:p>
          </table:table-cell>
          <table:table-cell table:style-name="ce82" office:value-type="float" office:value="385000">
            <text:p>385000</text:p>
          </table:table-cell>
          <table:table-cell table:style-name="ce92" table:formula="of:=([.D51]+[.E51]+[.F51])/[.S51]" office:value-type="float" office:value="0.00552727272727273">
            <text:p>0.006</text:p>
          </table:table-cell>
          <table:table-cell table:style-name="ce82" table:formula="of:=(([.Q51]*10)+[.S51])/([.D51]+[.E51]+[.F51])" office:value-type="float" office:value="321.898496240602">
            <text:p>321.9</text:p>
          </table:table-cell>
          <table:table-cell table:style-name="ce82" office:value-type="float" office:value="24000">
            <text:p>24000</text:p>
          </table:table-cell>
          <table:table-cell table:style-name="ce92" table:formula="of:=([.Q51]/[.V51])*10" office:value-type="float" office:value="12.5">
            <text:p>12.500</text:p>
          </table:table-cell>
          <table:table-cell table:style-name="ce92" table:formula="of:=([.S51]/[.V51])*10" office:value-type="float" office:value="160.416666666667">
            <text:p>160.417</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eaDrag I </text:p>
          </table:table-cell>
          <table:table-cell table:style-name="ce84" office:value-type="string">
            <text:p>BB</text:p>
          </table:table-cell>
          <table:table-cell table:style-name="ce84" office:value-type="string">
            <text:p>XRS0402</text:p>
          </table:table-cell>
          <table:table-cell table:style-name="ce84" office:value-type="float" office:value="2242">
            <text:p>2242</text:p>
          </table:table-cell>
          <table:table-cell table:style-name="ce84" office:value-type="float" office:value="240">
            <text:p>240</text:p>
          </table:table-cell>
          <table:table-cell table:style-name="ce84" office:value-type="float" office:value="480">
            <text:p>480</text:p>
          </table:table-cell>
          <table:table-cell table:style-name="ce84" office:value-type="float" office:value="145">
            <text:p>145</text:p>
          </table:table-cell>
          <table:table-cell table:style-name="ce84" office:value-type="float" office:value="44">
            <text:p>44</text:p>
          </table:table-cell>
          <table:table-cell table:style-name="ce84" office:value-type="float" office:value="32">
            <text:p>32</text:p>
          </table:table-cell>
          <table:table-cell table:style-name="ce84" office:value-type="float" office:value="66500">
            <text:p>66500</text:p>
          </table:table-cell>
          <table:table-cell table:style-name="ce84" table:formula="of:=[.J52]*0.0002" office:value-type="float" office:value="13.3">
            <text:p>13.3</text:p>
          </table:table-cell>
          <table:table-cell table:style-name="ce84" office:value-type="float" office:value="36">
            <text:p>36</text:p>
          </table:table-cell>
          <table:table-cell table:style-name="ce84" table:formula="of:=INT(( [.L52]-[.K52] ) / 10) * ([.J52] * 0.0375)" office:value-type="float" office:value="4987.5">
            <text:p>4987.5</text:p>
          </table:table-cell>
          <table:table-cell table:style-name="ce84" office:value-type="float" office:value="60">
            <text:p>60</text:p>
          </table:table-cell>
          <table:table-cell table:style-name="ce84" office:value-type="float" office:value="125">
            <text:p>125</text:p>
          </table:table-cell>
          <table:table-cell table:style-name="ce84" office:value-type="string">
            <text:p>TMD</text:p>
          </table:table-cell>
          <table:table-cell table:style-name="ce84" office:value-type="float" office:value="45300">
            <text:p>45300</text:p>
          </table:table-cell>
          <table:table-cell table:style-name="ce94" table:formula="of:=[.Q52]/[.J52]" office:value-type="float" office:value="0.681203007518797">
            <text:p>0.681</text:p>
          </table:table-cell>
          <table:table-cell table:style-name="ce84" office:value-type="float" office:value="665000">
            <text:p>665000</text:p>
          </table:table-cell>
          <table:table-cell table:style-name="ce94" table:formula="of:=([.D52]+[.E52]+[.F52])/[.S52]" office:value-type="float" office:value="0.00445413533834587">
            <text:p>0.004</text:p>
          </table:table-cell>
          <table:table-cell table:style-name="ce84" table:formula="of:=(([.Q52]*10)+[.S52])/([.D52]+[.E52]+[.F52])" office:value-type="float" office:value="377.44767049291">
            <text:p>377.45</text:p>
          </table:table-cell>
          <table:table-cell table:style-name="ce84" office:value-type="float" office:value="31500">
            <text:p>31500</text:p>
          </table:table-cell>
          <table:table-cell table:style-name="ce94" table:formula="of:=([.Q52]/[.V52])*10" office:value-type="float" office:value="14.3809523809524">
            <text:p>14.381</text:p>
          </table:table-cell>
          <table:table-cell table:style-name="ce94" table:formula="of:=([.S52]/[.V52])*10" office:value-type="float" office:value="211.111111111111">
            <text:p>211.111</text:p>
          </table:table-cell>
          <table:table-cell table:style-name="ce84" office:value-type="float" office:value="3.3">
            <text:p>3.3</text:p>
          </table:table-cell>
          <table:table-cell table:style-name="ce80" table:number-columns-repeated="999"/>
        </table:table-row>
        <table:table-row table:style-name="ro2">
          <table:table-cell table:style-name="ce80" office:value-type="string">
            <text:p>SeaDrag II </text:p>
          </table:table-cell>
          <table:table-cell table:style-name="ce84" office:value-type="string">
            <text:p>BB</text:p>
          </table:table-cell>
          <table:table-cell table:style-name="ce84" office:value-type="string">
            <text:p>BRS0402</text:p>
          </table:table-cell>
          <table:table-cell table:style-name="ce84" office:value-type="float" office:value="2210">
            <text:p>2210</text:p>
          </table:table-cell>
          <table:table-cell table:style-name="ce84" office:value-type="float" office:value="144">
            <text:p>144</text:p>
          </table:table-cell>
          <table:table-cell table:style-name="ce84" office:value-type="float" office:value="960">
            <text:p>960</text:p>
          </table:table-cell>
          <table:table-cell table:style-name="ce84" office:value-type="float" office:value="180">
            <text:p>180</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68000">
            <text:p>68000</text:p>
          </table:table-cell>
          <table:table-cell table:style-name="ce84" table:formula="of:=[.J53]*0.0002" office:value-type="float" office:value="13.6">
            <text:p>13.6</text:p>
          </table:table-cell>
          <table:table-cell table:style-name="ce84" office:value-type="float" office:value="30">
            <text:p>30</text:p>
          </table:table-cell>
          <table:table-cell table:style-name="ce84" table:formula="of:=INT(( [.L53]-[.K53] ) / 10) * ([.J53] * 0.0375)" office:value-type="float" office:value="2550">
            <text:p>2550</text:p>
          </table:table-cell>
          <table:table-cell table:style-name="ce84" office:value-type="float" office:value="70">
            <text:p>70</text:p>
          </table:table-cell>
          <table:table-cell table:style-name="ce84" office:value-type="float" office:value="155">
            <text:p>155</text:p>
          </table:table-cell>
          <table:table-cell table:style-name="ce84" office:value-type="string">
            <text:p>TMD</text:p>
          </table:table-cell>
          <table:table-cell table:style-name="ce84" office:value-type="float" office:value="46150">
            <text:p>46150</text:p>
          </table:table-cell>
          <table:table-cell table:style-name="ce94" table:formula="of:=[.Q53]/[.J53]" office:value-type="float" office:value="0.678676470588235">
            <text:p>0.679</text:p>
          </table:table-cell>
          <table:table-cell table:style-name="ce84" office:value-type="float" office:value="665000">
            <text:p>665000</text:p>
          </table:table-cell>
          <table:table-cell table:style-name="ce94" table:formula="of:=([.D53]+[.E53]+[.F53])/[.S53]" office:value-type="float" office:value="0.00498345864661654">
            <text:p>0.005</text:p>
          </table:table-cell>
          <table:table-cell table:style-name="ce84" table:formula="of:=(([.Q53]*10)+[.S53])/([.D53]+[.E53]+[.F53])" office:value-type="float" office:value="339.921544960773">
            <text:p>339.92</text:p>
          </table:table-cell>
          <table:table-cell table:style-name="ce84" office:value-type="float" office:value="31000">
            <text:p>31000</text:p>
          </table:table-cell>
          <table:table-cell table:style-name="ce94" table:formula="of:=([.Q53]/[.V53])*10" office:value-type="float" office:value="14.8870967741935">
            <text:p>14.887</text:p>
          </table:table-cell>
          <table:table-cell table:style-name="ce94" table:formula="of:=([.S53]/[.V53])*10" office:value-type="float" office:value="214.516129032258">
            <text:p>214.516</text:p>
          </table:table-cell>
          <table:table-cell table:style-name="ce84" office:value-type="float" office:value="3.6">
            <text:p>3.6</text:p>
          </table:table-cell>
          <table:table-cell table:style-name="ce80" table:number-columns-repeated="999"/>
        </table:table-row>
        <table:table-row table:style-name="ro2">
          <table:table-cell table:style-name="ce55" office:value-type="string">
            <text:p>Hovatha - ANTI</text:p>
          </table:table-cell>
          <table:table-cell table:style-name="ce56" office:value-type="string">
            <text:p>BB</text:p>
          </table:table-cell>
          <table:table-cell table:style-name="ce56" office:value-type="string">
            <text:p>BSS0401</text:p>
          </table:table-cell>
          <table:table-cell table:style-name="ce56" office:value-type="float" office:value="2216">
            <text:p>2216</text:p>
          </table:table-cell>
          <table:table-cell table:style-name="ce56" office:value-type="string">
            <text:p><text:s/></text:p>
          </table:table-cell>
          <table:table-cell table:style-name="ce56" office:value-type="float" office:value="480">
            <text:p>480</text:p>
          </table:table-cell>
          <table:table-cell table:style-name="ce56" office:value-type="float" office:value="145">
            <text:p>145</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70000">
            <text:p>70000</text:p>
          </table:table-cell>
          <table:table-cell table:style-name="ce56" table:formula="of:=[.J54]*0.0002" office:value-type="float" office:value="14">
            <text:p>14</text:p>
          </table:table-cell>
          <table:table-cell table:style-name="ce56" office:value-type="float" office:value="30">
            <text:p>30</text:p>
          </table:table-cell>
          <table:table-cell table:style-name="ce56" office:value-type="string">
            <text:p><text:s/></text:p>
          </table:table-cell>
          <table:table-cell table:style-name="ce56" office:value-type="float" office:value="70">
            <text:p>70</text:p>
          </table:table-cell>
          <table:table-cell table:style-name="ce56" office:value-type="float" office:value="140">
            <text:p>140</text:p>
          </table:table-cell>
          <table:table-cell table:style-name="ce56" office:value-type="string">
            <text:p>TMD</text:p>
          </table:table-cell>
          <table:table-cell table:style-name="ce56" office:value-type="float" office:value="40500">
            <text:p>40500</text:p>
          </table:table-cell>
          <table:table-cell table:style-name="ce58" table:formula="of:=[.Q54]/[.J54]" office:value-type="float" office:value="0.578571428571429">
            <text:p>0.579</text:p>
          </table:table-cell>
          <table:table-cell table:style-name="ce56" office:value-type="float" office:value="495000">
            <text:p>495000</text:p>
          </table:table-cell>
          <table:table-cell table:style-name="ce58" table:formula="of:=([.D54]+[.E54]+[.F54])/[.S54]" office:value-type="float" office:value="0.00544646464646465">
            <text:p>0.005</text:p>
          </table:table-cell>
          <table:table-cell table:style-name="ce56" table:formula="of:=(([.Q54]*10)+[.S54])/([.D54]+[.E54]+[.F54])" office:value-type="float" office:value="333.827893175074">
            <text:p>333.83</text:p>
          </table:table-cell>
          <table:table-cell table:style-name="ce56" office:value-type="float" office:value="24600">
            <text:p>24600</text:p>
          </table:table-cell>
          <table:table-cell table:style-name="ce58" table:formula="of:=([.Q54]/[.V54])*10" office:value-type="float" office:value="16.4634146341463">
            <text:p>16.463</text:p>
          </table:table-cell>
          <table:table-cell table:style-name="ce58" table:formula="of:=([.S54]/[.V54])*10" office:value-type="float" office:value="201.219512195122">
            <text:p>201.220</text:p>
          </table:table-cell>
          <table:table-cell table:style-name="ce56" office:value-type="float" office:value="3.4">
            <text:p>3.4</text:p>
          </table:table-cell>
          <table:table-cell table:style-name="ce55" table:number-columns-repeated="999"/>
        </table:table-row>
        <table:table-row table:style-name="ro2">
          <table:table-cell table:style-name="ce55" office:value-type="string">
            <text:p>Vergra </text:p>
          </table:table-cell>
          <table:table-cell table:style-name="ce56" office:value-type="string">
            <text:p>Cru</text:p>
          </table:table-cell>
          <table:table-cell table:style-name="ce56" office:value-type="string">
            <text:p>XSS0403</text:p>
          </table:table-cell>
          <table:table-cell table:style-name="ce56" office:value-type="float" office:value="600">
            <text:p>600</text:p>
          </table:table-cell>
          <table:table-cell table:style-name="ce56" office:value-type="string">
            <text:p><text:s/></text:p>
          </table:table-cell>
          <table:table-cell table:style-name="ce56" office:value-type="float" office:value="1760">
            <text:p>1760</text:p>
          </table:table-cell>
          <table:table-cell table:style-name="ce56" office:value-type="float" office:value="110">
            <text:p>110</text:p>
          </table:table-cell>
          <table:table-cell table:style-name="ce56" office:value-type="float" office:value="44">
            <text:p>44</text:p>
          </table:table-cell>
          <table:table-cell table:style-name="ce56" office:value-type="float" office:value="18">
            <text:p>18</text:p>
          </table:table-cell>
          <table:table-cell table:style-name="ce56" office:value-type="float" office:value="41500">
            <text:p>41500</text:p>
          </table:table-cell>
          <table:table-cell table:style-name="ce56" table:formula="of:=[.J55]*0.0002" office:value-type="float" office:value="8.3">
            <text:p>8.3</text:p>
          </table:table-cell>
          <table:table-cell table:style-name="ce56" office:value-type="float" office:value="20">
            <text:p>20</text:p>
          </table:table-cell>
          <table:table-cell table:style-name="ce56" office:value-type="string">
            <text:p><text:s/></text:p>
          </table:table-cell>
          <table:table-cell table:style-name="ce56" office:value-type="float" office:value="75">
            <text:p>75</text:p>
          </table:table-cell>
          <table:table-cell table:style-name="ce56" office:value-type="float" office:value="165">
            <text:p>165</text:p>
          </table:table-cell>
          <table:table-cell table:style-name="ce56" office:value-type="string">
            <text:p>TMD</text:p>
          </table:table-cell>
          <table:table-cell table:style-name="ce56" office:value-type="float" office:value="24000">
            <text:p>24000</text:p>
          </table:table-cell>
          <table:table-cell table:style-name="ce58" table:formula="of:=[.Q55]/[.J55]" office:value-type="float" office:value="0.578313253012048">
            <text:p>0.578</text:p>
          </table:table-cell>
          <table:table-cell table:style-name="ce56" office:value-type="float" office:value="395000">
            <text:p>395000</text:p>
          </table:table-cell>
          <table:table-cell table:style-name="ce58" table:formula="of:=([.D55]+[.E55]+[.F55])/[.S55]" office:value-type="float" office:value="0.0059746835443038">
            <text:p>0.006</text:p>
          </table:table-cell>
          <table:table-cell table:style-name="ce56" table:formula="of:=(([.Q55]*10)+[.S55])/([.D55]+[.E55]+[.F55])" office:value-type="float" office:value="269.067796610169">
            <text:p>269.07</text:p>
          </table:table-cell>
          <table:table-cell table:style-name="ce56" office:value-type="float" office:value="22750">
            <text:p>22750</text:p>
          </table:table-cell>
          <table:table-cell table:style-name="ce58" table:formula="of:=([.Q55]/[.V55])*10" office:value-type="float" office:value="10.5494505494506">
            <text:p>10.549</text:p>
          </table:table-cell>
          <table:table-cell table:style-name="ce58" table:formula="of:=([.S55]/[.V55])*10" office:value-type="float" office:value="173.626373626374">
            <text:p>173.626</text:p>
          </table:table-cell>
          <table:table-cell table:style-name="ce56" office:value-type="float" office:value="3.8">
            <text:p>3.8</text:p>
          </table:table-cell>
          <table:table-cell table:style-name="ce55"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65" office:value-type="string">
            <text:p>T3 Nuke Subs</text:p>
          </table:table-cell>
          <table:table-cell table:number-columns-repeated="1023"/>
        </table:table-row>
        <table:table-row table:style-name="ro2">
          <table:table-cell table:style-name="ce144" office:value-type="string">
            <text:p>Silencer – Nuke</text:p>
          </table:table-cell>
          <table:table-cell table:style-name="ce145" office:value-type="string">
            <text:p>Sub</text:p>
          </table:table-cell>
          <table:table-cell table:style-name="ce145" office:value-type="string">
            <text:p>UAS0304</text:p>
          </table:table-cell>
          <table:table-cell table:style-name="ce145" office:value-type="float" office:value="240">
            <text:p>240</text:p>
          </table:table-cell>
          <table:table-cell table:number-columns-repeated="2" table:style-name="ce145" office:value-type="string">
            <text:p><text:s/></text:p>
          </table:table-cell>
          <table:table-cell table:style-name="ce145" office:value-type="float" office:value="200">
            <text:p>200</text:p>
          </table:table-cell>
          <table:table-cell table:number-columns-repeated="2" table:style-name="ce145" office:value-type="float" office:value="36">
            <text:p>36</text:p>
          </table:table-cell>
          <table:table-cell table:style-name="ce145" office:value-type="float" office:value="3750">
            <text:p>3750</text:p>
          </table:table-cell>
          <table:table-cell table:style-name="ce145" table:formula="of:=[.J58]*0.0002" office:value-type="float" office:value="0.75">
            <text:p>0.75</text:p>
          </table:table-cell>
          <table:table-cell table:style-name="ce145" office:value-type="float" office:value="10">
            <text:p>10</text:p>
          </table:table-cell>
          <table:table-cell table:style-name="ce145" office:value-type="string">
            <text:p>sonar stealth</text:p>
          </table:table-cell>
          <table:table-cell table:style-name="ce145" office:value-type="float" office:value="75">
            <text:p>75</text:p>
          </table:table-cell>
          <table:table-cell table:style-name="ce145" office:value-type="string">
            <text:p><text:s/></text:p>
          </table:table-cell>
          <table:table-cell table:style-name="ce145" office:value-type="string">
            <text:p>Anti</text:p>
          </table:table-cell>
          <table:table-cell table:style-name="ce145" office:value-type="float" office:value="10000">
            <text:p>10000</text:p>
          </table:table-cell>
          <table:table-cell table:style-name="ce153" table:formula="of:=[.Q58]/[.J58]" office:value-type="float" office:value="2.66666666666667">
            <text:p>2.667</text:p>
          </table:table-cell>
          <table:table-cell table:style-name="ce145" office:value-type="float" office:value="400000">
            <text:p>400000</text:p>
          </table:table-cell>
          <table:table-cell table:style-name="ce153" table:formula="of:=([.D58]+[.E58]+[.F58])/[.S58]" office:value-type="float" office:value="0.0006">
            <text:p>0.001</text:p>
          </table:table-cell>
          <table:table-cell table:style-name="ce145" table:formula="of:=(([.Q58]*10)+[.S58])/([.D58]+[.E58]+[.F58])" office:value-type="float" office:value="2083.33333333333">
            <text:p>2083.33</text:p>
          </table:table-cell>
          <table:table-cell table:style-name="ce145" office:value-type="float" office:value="20000">
            <text:p>20000</text:p>
          </table:table-cell>
          <table:table-cell table:style-name="ce153" table:formula="of:=([.Q58]/[.V58])*100" office:value-type="float" office:value="50">
            <text:p>50.000</text:p>
          </table:table-cell>
          <table:table-cell table:style-name="ce153" table:formula="of:=([.S58]/[.V58])*100" office:value-type="float" office:value="2000">
            <text:p>2000.000</text:p>
          </table:table-cell>
          <table:table-cell table:style-name="ce145" office:value-type="float" office:value="4">
            <text:p>4</text:p>
          </table:table-cell>
          <table:table-cell table:style-name="ce144" table:number-columns-repeated="999"/>
        </table:table-row>
        <table:table-row table:style-name="ro2">
          <table:table-cell table:style-name="ce78" office:value-type="string">
            <text:p>Ace – Nuke</text:p>
          </table:table-cell>
          <table:table-cell table:style-name="ce82" office:value-type="string">
            <text:p>Sub</text:p>
          </table:table-cell>
          <table:table-cell table:style-name="ce82" office:value-type="string">
            <text:p>UES0304</text:p>
          </table:table-cell>
          <table:table-cell table:style-name="ce82" office:value-type="float" office:value="300">
            <text:p>300</text:p>
          </table:table-cell>
          <table:table-cell table:number-columns-repeated="2" table:style-name="ce82" office:value-type="string">
            <text:p><text:s/></text:p>
          </table:table-cell>
          <table:table-cell table:style-name="ce82" office:value-type="float" office:value="200">
            <text:p>200</text:p>
          </table:table-cell>
          <table:table-cell table:number-columns-repeated="2" table:style-name="ce82" office:value-type="float" office:value="36">
            <text:p>36</text:p>
          </table:table-cell>
          <table:table-cell table:style-name="ce82" office:value-type="float" office:value="4000">
            <text:p>4000</text:p>
          </table:table-cell>
          <table:table-cell table:style-name="ce82" table:formula="of:=[.J59]*0.0002" office:value-type="float" office:value="0.8">
            <text:p>0.8</text:p>
          </table:table-cell>
          <table:table-cell table:style-name="ce82" office:value-type="float" office:value="10">
            <text:p>10</text:p>
          </table:table-cell>
          <table:table-cell table:style-name="ce82" office:value-type="string">
            <text:p>sonar stealth</text:p>
          </table:table-cell>
          <table:table-cell table:style-name="ce82" office:value-type="float" office:value="75">
            <text:p>75</text:p>
          </table:table-cell>
          <table:table-cell table:style-name="ce82" office:value-type="string">
            <text:p><text:s/></text:p>
          </table:table-cell>
          <table:table-cell table:style-name="ce82"/>
          <table:table-cell table:style-name="ce82" office:value-type="float" office:value="10000">
            <text:p>10000</text:p>
          </table:table-cell>
          <table:table-cell table:style-name="ce92" table:formula="of:=[.Q59]/[.J59]" office:value-type="float" office:value="2.5">
            <text:p>2.500</text:p>
          </table:table-cell>
          <table:table-cell table:style-name="ce82" office:value-type="float" office:value="400000">
            <text:p>400000</text:p>
          </table:table-cell>
          <table:table-cell table:style-name="ce92" table:formula="of:=([.D59]+[.E59]+[.F59])/[.S59]" office:value-type="float" office:value="0.00075">
            <text:p>0.001</text:p>
          </table:table-cell>
          <table:table-cell table:style-name="ce82" table:formula="of:=(([.Q59]*10)+[.S59])/([.D59]+[.E59]+[.F59])" office:value-type="float" office:value="1666.66666666667">
            <text:p>1666.67</text:p>
          </table:table-cell>
          <table:table-cell table:style-name="ce82" office:value-type="float" office:value="20000">
            <text:p>20000</text:p>
          </table:table-cell>
          <table:table-cell table:style-name="ce92" table:formula="of:=([.Q59]/[.V59])*100" office:value-type="float" office:value="50">
            <text:p>50.000</text:p>
          </table:table-cell>
          <table:table-cell table:style-name="ce92" table:formula="of:=([.S59]/[.V59])*100" office:value-type="float" office:value="2000">
            <text:p>200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Plan B – Nuke</text:p>
          </table:table-cell>
          <table:table-cell table:style-name="ce84" office:value-type="string">
            <text:p>Sub</text:p>
          </table:table-cell>
          <table:table-cell table:style-name="ce84" office:value-type="string">
            <text:p>URS0304</text:p>
          </table:table-cell>
          <table:table-cell table:style-name="ce84" office:value-type="float" office:value="300">
            <text:p>300</text:p>
          </table:table-cell>
          <table:table-cell table:style-name="ce84" office:value-type="float" office:value="120">
            <text:p>120</text:p>
          </table:table-cell>
          <table:table-cell table:style-name="ce84" office:value-type="string">
            <text:p><text:s/></text:p>
          </table:table-cell>
          <table:table-cell table:style-name="ce84" office:value-type="float" office:value="200">
            <text:p>200</text:p>
          </table:table-cell>
          <table:table-cell table:number-columns-repeated="2" table:style-name="ce84" office:value-type="float" office:value="36">
            <text:p>36</text:p>
          </table:table-cell>
          <table:table-cell table:style-name="ce84" office:value-type="float" office:value="3750">
            <text:p>3750</text:p>
          </table:table-cell>
          <table:table-cell table:style-name="ce84" table:formula="of:=[.J60]*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table:table-cell table:style-name="ce84" office:value-type="float" office:value="10000">
            <text:p>10000</text:p>
          </table:table-cell>
          <table:table-cell table:style-name="ce94" table:formula="of:=[.Q60]/[.J60]" office:value-type="float" office:value="2.66666666666667">
            <text:p>2.667</text:p>
          </table:table-cell>
          <table:table-cell table:style-name="ce84" office:value-type="float" office:value="400000">
            <text:p>400000</text:p>
          </table:table-cell>
          <table:table-cell table:style-name="ce94" table:formula="of:=([.D60]+[.E60]+[.F60])/[.S60]" office:value-type="float" office:value="0.00105">
            <text:p>0.001</text:p>
          </table:table-cell>
          <table:table-cell table:style-name="ce84" table:formula="of:=(([.Q60]*10)+[.S60])/([.D60]+[.E60]+[.F60])" office:value-type="float" office:value="1190.47619047619">
            <text:p>1190.48</text:p>
          </table:table-cell>
          <table:table-cell table:style-name="ce84" office:value-type="float" office:value="20000">
            <text:p>20000</text:p>
          </table:table-cell>
          <table:table-cell table:style-name="ce94" table:formula="of:=([.Q60]/[.V60])*100" office:value-type="float" office:value="50">
            <text:p>50.000</text:p>
          </table:table-cell>
          <table:table-cell table:style-name="ce94" table:formula="of:=([.S60]/[.V60])*100" office:value-type="float" office:value="2000">
            <text:p>2000.000</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61]*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61]/[.J61]" office:value-type="float" office:value="0.214285714285714">
            <text:p>0.214</text:p>
          </table:table-cell>
          <table:table-cell table:style-name="ce56" office:value-type="float" office:value="105000">
            <text:p>105000</text:p>
          </table:table-cell>
          <table:table-cell table:style-name="ce58" table:formula="of:=([.D61]+[.E61]+[.F61])/[.S61]" office:value-type="float" office:value="0.00838095238095238">
            <text:p>0.008</text:p>
          </table:table-cell>
          <table:table-cell table:style-name="ce56" table:formula="of:=(([.Q61]*10)+[.S61])/([.D61]+[.E61]+[.F61])" office:value-type="float" office:value="238.636363636364">
            <text:p>238.64</text:p>
          </table:table-cell>
          <table:table-cell table:style-name="ce56" office:value-type="float" office:value="21000">
            <text:p>21000</text:p>
          </table:table-cell>
          <table:table-cell table:style-name="ce58" table:formula="of:=([.Q61]/[.V61])*100" office:value-type="float" office:value="50">
            <text:p>50.000</text:p>
          </table:table-cell>
          <table:table-cell table:style-name="ce58" table:formula="of:=([.S61]/[.V61])*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3" table:number-columns-repeated="2" table:default-cell-style-name="Default"/>
        <table:table-column table:style-name="co83" table:default-cell-style-name="Default"/>
        <table:table-column table:style-name="co3" table:default-cell-style-name="Default"/>
        <table:table-column table:style-name="co84" table:default-cell-style-name="Default"/>
        <table:table-column table:style-name="co3" table:default-cell-style-name="Default"/>
        <table:table-column table:style-name="co84" table:default-cell-style-name="Default"/>
        <table:table-column table:style-name="co3" table:number-columns-repeated="4" table:default-cell-style-name="Default"/>
        <table:table-column table:style-name="co85" table:default-cell-style-name="Default"/>
        <table:table-column table:style-name="co3" table:number-columns-repeated="1012" table:default-cell-style-name="Default"/>
        <table:table-row table:style-name="ro2">
          <table:table-cell table:style-name="ce77" office:value-type="string">
            <text:p>Unit Name </text:p>
          </table:table-cell>
          <table:table-cell table:style-name="ce77" office:value-type="string">
            <text:p>Unit ID</text:p>
          </table:table-cell>
          <table:table-cell table:style-name="ce77"/>
          <table:table-cell table:style-name="ce77" office:value-type="string">
            <text:p>Health</text:p>
          </table:table-cell>
          <table:table-cell table:style-name="ce77"/>
          <table:table-cell table:style-name="ce77" office:value-type="string">
            <text:p>Regen</text:p>
          </table:table-cell>
          <table:table-cell table:style-name="ce77"/>
          <table:table-cell table:style-name="ce77" office:value-type="string">
            <text:p>Storage</text:p>
          </table:table-cell>
          <table:table-cell table:style-name="ce77" office:value-type="string">
            <text:p>Mass</text:p>
          </table:table-cell>
          <table:table-cell table:style-name="ce95" office:value-type="string">
            <text:p>Mass/HP</text:p>
          </table:table-cell>
          <table:table-cell table:style-name="ce77" office:value-type="string">
            <text:p>Energy</text:p>
          </table:table-cell>
          <table:table-cell table:style-name="ce81"/>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448"/>
          <table:table-cell table:number-columns-repeated="561"/>
        </table:table-row>
        <table:table-row table:style-name="ro2">
          <table:table-cell table:style-name="ce125" office:value-type="string">
            <text:p>T1 E Storage</text:p>
          </table:table-cell>
          <table:table-cell table:style-name="ce125" office:value-type="string">
            <text:p>uab1105</text:p>
          </table:table-cell>
          <table:table-cell table:style-name="ce125"/>
          <table:table-cell table:style-name="ce125" office:value-type="float" office:value="500">
            <text:p>500</text:p>
          </table:table-cell>
          <table:table-cell table:style-name="ce125"/>
          <table:table-cell table:style-name="ce125" office:value-type="float" office:value="1">
            <text:p>1</text:p>
          </table:table-cell>
          <table:table-cell table:style-name="ce125"/>
          <table:table-cell table:style-name="ce125" office:value-type="float" office:value="5000">
            <text:p>5000</text:p>
          </table:table-cell>
          <table:table-cell table:style-name="ce125" office:value-type="float" office:value="250">
            <text:p>250</text:p>
          </table:table-cell>
          <table:table-cell table:style-name="ce128" table:formula="of:=[.I2]/[.D2]" office:value-type="float" office:value="0.5">
            <text:p>0.500</text:p>
          </table:table-cell>
          <table:table-cell table:style-name="ce125" office:value-type="float" office:value="1200">
            <text:p>1200</text:p>
          </table:table-cell>
          <table:table-cell table:style-name="ce125"/>
          <table:table-cell table:style-name="ce125" office:value-type="float" office:value="250">
            <text:p>250</text:p>
          </table:table-cell>
          <table:table-cell table:style-name="ce128" table:formula="of:=([.I2]/[.M2])*10" office:value-type="float" office:value="10">
            <text:p>10.000</text:p>
          </table:table-cell>
          <table:table-cell table:style-name="ce128" table:formula="of:=([.K2]/[.M2])*10" office:value-type="float" office:value="48">
            <text:p>48.000</text:p>
          </table:table-cell>
          <table:table-cell table:style-name="ce125" table:number-columns-repeated="1009"/>
        </table:table-row>
        <table:table-row table:style-name="ro2">
          <table:table-cell table:style-name="ce125" office:value-type="string">
            <text:p>T2 E Storage</text:p>
          </table:table-cell>
          <table:table-cell table:style-name="ce125" office:value-type="string">
            <text:p>SAB2105</text:p>
          </table:table-cell>
          <table:table-cell table:style-name="ce125"/>
          <table:table-cell table:style-name="ce125" office:value-type="float" office:value="1500">
            <text:p>1500</text:p>
          </table:table-cell>
          <table:table-cell table:style-name="ce125"/>
          <table:table-cell table:style-name="ce125" office:value-type="float" office:value="2">
            <text:p>2</text:p>
          </table:table-cell>
          <table:table-cell table:style-name="ce125"/>
          <table:table-cell table:style-name="ce125" office:value-type="float" office:value="7500">
            <text:p>7500</text:p>
          </table:table-cell>
          <table:table-cell table:style-name="ce125" office:value-type="float" office:value="1000">
            <text:p>1000</text:p>
          </table:table-cell>
          <table:table-cell table:style-name="ce128" table:formula="of:=[.I3]/[.D3]" office:value-type="float" office:value="0.666666666666667">
            <text:p>0.667</text:p>
          </table:table-cell>
          <table:table-cell table:style-name="ce125" office:value-type="float" office:value="4800">
            <text:p>4800</text:p>
          </table:table-cell>
          <table:table-cell table:style-name="ce125"/>
          <table:table-cell table:style-name="ce125" office:value-type="float" office:value="1000">
            <text:p>1000</text:p>
          </table:table-cell>
          <table:table-cell table:style-name="ce128" table:formula="of:=([.I3]/[.M3])*10" office:value-type="float" office:value="10">
            <text:p>10.000</text:p>
          </table:table-cell>
          <table:table-cell table:style-name="ce128" table:formula="of:=([.K3]/[.M3])*10" office:value-type="float" office:value="48">
            <text:p>48.000</text:p>
          </table:table-cell>
          <table:table-cell table:style-name="ce125" table:number-columns-repeated="1009"/>
        </table:table-row>
        <table:table-row table:style-name="ro2">
          <table:table-cell table:style-name="ce125" office:value-type="string">
            <text:p>T3 E Storage</text:p>
          </table:table-cell>
          <table:table-cell table:style-name="ce125" office:value-type="string">
            <text:p>SAB3105</text:p>
          </table:table-cell>
          <table:table-cell table:style-name="ce125"/>
          <table:table-cell table:style-name="ce125" office:value-type="float" office:value="3000">
            <text:p>3000</text:p>
          </table:table-cell>
          <table:table-cell table:style-name="ce125"/>
          <table:table-cell table:style-name="ce125" office:value-type="float" office:value="3">
            <text:p>3</text:p>
          </table:table-cell>
          <table:table-cell table:style-name="ce125"/>
          <table:table-cell table:style-name="ce125" office:value-type="float" office:value="11500">
            <text:p>11500</text:p>
          </table:table-cell>
          <table:table-cell table:style-name="ce125" office:value-type="float" office:value="3000">
            <text:p>3000</text:p>
          </table:table-cell>
          <table:table-cell table:style-name="ce128" table:formula="of:=[.I4]/[.D4]" office:value-type="float" office:value="1">
            <text:p>1.000</text:p>
          </table:table-cell>
          <table:table-cell table:style-name="ce125" office:value-type="float" office:value="14400">
            <text:p>14400</text:p>
          </table:table-cell>
          <table:table-cell table:style-name="ce125"/>
          <table:table-cell table:style-name="ce125" office:value-type="float" office:value="3000">
            <text:p>3000</text:p>
          </table:table-cell>
          <table:table-cell table:style-name="ce128" table:formula="of:=([.I4]/[.M4])*10" office:value-type="float" office:value="10">
            <text:p>10.000</text:p>
          </table:table-cell>
          <table:table-cell table:style-name="ce128" table:formula="of:=([.K4]/[.M4])*10" office:value-type="float" office:value="48">
            <text:p>48.000</text:p>
          </table:table-cell>
          <table:table-cell table:style-name="ce125" table:number-columns-repeated="1009"/>
        </table:table-row>
        <table:table-row table:style-name="ro2">
          <table:table-cell table:number-columns-repeated="1024"/>
        </table:table-row>
        <table:table-row table:style-name="ro2">
          <table:table-cell table:style-name="ce126" office:value-type="string">
            <text:p>T1 M Storage</text:p>
          </table:table-cell>
          <table:table-cell table:style-name="ce126" office:value-type="string">
            <text:p>uab1106</text:p>
          </table:table-cell>
          <table:table-cell table:style-name="ce126"/>
          <table:table-cell table:style-name="ce126" office:value-type="float" office:value="1600">
            <text:p>1600</text:p>
          </table:table-cell>
          <table:table-cell table:style-name="ce126"/>
          <table:table-cell table:style-name="ce126" office:value-type="float" office:value="1">
            <text:p>1</text:p>
          </table:table-cell>
          <table:table-cell table:style-name="ce126"/>
          <table:table-cell table:style-name="ce126" office:value-type="float" office:value="500">
            <text:p>500</text:p>
          </table:table-cell>
          <table:table-cell table:style-name="ce126" office:value-type="float" office:value="200">
            <text:p>200</text:p>
          </table:table-cell>
          <table:table-cell table:style-name="ce129" table:formula="of:=[.I6]/[.D6]" office:value-type="float" office:value="0.125">
            <text:p>0.125</text:p>
          </table:table-cell>
          <table:table-cell table:style-name="ce126" office:value-type="float" office:value="1500">
            <text:p>1500</text:p>
          </table:table-cell>
          <table:table-cell table:style-name="ce126"/>
          <table:table-cell table:style-name="ce126" office:value-type="float" office:value="250">
            <text:p>250</text:p>
          </table:table-cell>
          <table:table-cell table:style-name="ce129" table:formula="of:=([.I6]/[.M6])*10" office:value-type="float" office:value="8">
            <text:p>8.000</text:p>
          </table:table-cell>
          <table:table-cell table:style-name="ce129" table:formula="of:=([.K6]/[.M6])*10" office:value-type="float" office:value="60">
            <text:p>60.000</text:p>
          </table:table-cell>
          <table:table-cell table:style-name="ce126" table:number-columns-repeated="1009"/>
        </table:table-row>
        <table:table-row table:style-name="ro2">
          <table:table-cell table:style-name="ce126" office:value-type="string">
            <text:p>T2 M Storage</text:p>
          </table:table-cell>
          <table:table-cell table:style-name="ce126" office:value-type="string">
            <text:p>SAB2106</text:p>
          </table:table-cell>
          <table:table-cell table:style-name="ce126"/>
          <table:table-cell table:style-name="ce126" office:value-type="float" office:value="4800">
            <text:p>4800</text:p>
          </table:table-cell>
          <table:table-cell table:style-name="ce126"/>
          <table:table-cell table:style-name="ce126" office:value-type="float" office:value="2">
            <text:p>2</text:p>
          </table:table-cell>
          <table:table-cell table:style-name="ce126"/>
          <table:table-cell table:style-name="ce126" office:value-type="float" office:value="750">
            <text:p>750</text:p>
          </table:table-cell>
          <table:table-cell table:style-name="ce126" office:value-type="float" office:value="800">
            <text:p>800</text:p>
          </table:table-cell>
          <table:table-cell table:style-name="ce129" table:formula="of:=[.I7]/[.D7]" office:value-type="float" office:value="0.166666666666667">
            <text:p>0.167</text:p>
          </table:table-cell>
          <table:table-cell table:style-name="ce126" office:value-type="float" office:value="6000">
            <text:p>6000</text:p>
          </table:table-cell>
          <table:table-cell table:style-name="ce126"/>
          <table:table-cell table:style-name="ce126" office:value-type="float" office:value="1000">
            <text:p>1000</text:p>
          </table:table-cell>
          <table:table-cell table:style-name="ce129" table:formula="of:=([.I7]/[.M7])*10" office:value-type="float" office:value="8">
            <text:p>8.000</text:p>
          </table:table-cell>
          <table:table-cell table:style-name="ce129" table:formula="of:=([.K7]/[.M7])*10" office:value-type="float" office:value="60">
            <text:p>60.000</text:p>
          </table:table-cell>
          <table:table-cell table:style-name="ce126" table:number-columns-repeated="1009"/>
        </table:table-row>
        <table:table-row table:style-name="ro2">
          <table:table-cell table:style-name="ce126" office:value-type="string">
            <text:p>T3 M Storage</text:p>
          </table:table-cell>
          <table:table-cell table:style-name="ce126" office:value-type="string">
            <text:p>SAB3106</text:p>
          </table:table-cell>
          <table:table-cell table:style-name="ce126"/>
          <table:table-cell table:style-name="ce126" office:value-type="float" office:value="9600">
            <text:p>9600</text:p>
          </table:table-cell>
          <table:table-cell table:style-name="ce126"/>
          <table:table-cell table:style-name="ce126" office:value-type="float" office:value="3">
            <text:p>3</text:p>
          </table:table-cell>
          <table:table-cell table:style-name="ce126"/>
          <table:table-cell table:style-name="ce126" office:value-type="float" office:value="1250">
            <text:p>1250</text:p>
          </table:table-cell>
          <table:table-cell table:style-name="ce126" office:value-type="float" office:value="2400">
            <text:p>2400</text:p>
          </table:table-cell>
          <table:table-cell table:style-name="ce129" table:formula="of:=[.I8]/[.D8]" office:value-type="float" office:value="0.25">
            <text:p>0.250</text:p>
          </table:table-cell>
          <table:table-cell table:style-name="ce126" office:value-type="float" office:value="18000">
            <text:p>18000</text:p>
          </table:table-cell>
          <table:table-cell table:style-name="ce126"/>
          <table:table-cell table:style-name="ce126" office:value-type="float" office:value="3000">
            <text:p>3000</text:p>
          </table:table-cell>
          <table:table-cell table:style-name="ce129" table:formula="of:=([.I8]/[.M8])*10" office:value-type="float" office:value="8">
            <text:p>8.000</text:p>
          </table:table-cell>
          <table:table-cell table:style-name="ce129" table:formula="of:=([.K8]/[.M8])*10" office:value-type="float" office:value="60">
            <text:p>60.000</text:p>
          </table:table-cell>
          <table:table-cell table:style-name="ce126" table:number-columns-repeated="1009"/>
        </table:table-row>
        <table:table-row table:style-name="ro2">
          <table:table-cell table:style-name="ce5" table:number-columns-repeated="1024"/>
        </table:table-row>
        <table:table-row table:style-name="ro2">
          <table:table-cell table:style-name="ce127" office:value-type="string">
            <text:p>BO Combo</text:p>
          </table:table-cell>
          <table:table-cell table:style-name="ce127" office:value-type="string">
            <text:p>BAB1106</text:p>
          </table:table-cell>
          <table:table-cell table:style-name="ce127"/>
          <table:table-cell table:style-name="ce127" office:value-type="float" office:value="6500">
            <text:p>6500</text:p>
          </table:table-cell>
          <table:table-cell table:style-name="ce127"/>
          <table:table-cell table:style-name="ce127" office:value-type="float" office:value="3">
            <text:p>3</text:p>
          </table:table-cell>
          <table:table-cell table:style-name="ce127"/>
          <table:table-cell table:style-name="ce127" office:value-type="float" office:value="750">
            <text:p>750</text:p>
          </table:table-cell>
          <table:table-cell table:style-name="ce127" office:value-type="float" office:value="2400">
            <text:p>2400</text:p>
          </table:table-cell>
          <table:table-cell table:style-name="ce130" table:formula="of:=[.I10]/[.D10]" office:value-type="float" office:value="0.369230769230769">
            <text:p>0.369</text:p>
          </table:table-cell>
          <table:table-cell table:style-name="ce127" office:value-type="float" office:value="14400">
            <text:p>14400</text:p>
          </table:table-cell>
          <table:table-cell table:style-name="ce127"/>
          <table:table-cell table:style-name="ce127" office:value-type="float" office:value="3000">
            <text:p>3000</text:p>
          </table:table-cell>
          <table:table-cell table:style-name="ce130" table:formula="of:=([.I10]/[.M10])*10" office:value-type="float" office:value="8">
            <text:p>8.000</text:p>
          </table:table-cell>
          <table:table-cell table:style-name="ce130" table:formula="of:=([.K10]/[.M10])*10" office:value-type="float" office:value="48">
            <text:p>48.000</text:p>
          </table:table-cell>
          <table:table-cell table:style-name="ce127"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92" table:default-cell-style-name="Default"/>
        <table:table-column table:style-name="co39" table:default-cell-style-name="ce15"/>
        <table:table-column table:style-name="co50" table:default-cell-style-name="ce15"/>
        <table:table-column table:style-name="co47" table:default-cell-style-name="ce15"/>
        <table:table-column table:style-name="co44" table:default-cell-style-name="ce15"/>
        <table:table-column table:style-name="co93" table:default-cell-style-name="Default"/>
        <table:table-column table:style-name="co3" table:number-columns-repeated="2" table:default-cell-style-name="ce15"/>
        <table:table-column table:style-name="co72" table:default-cell-style-name="ce15"/>
        <table:table-column table:style-name="co3" table:default-cell-style-name="ce15"/>
        <table:table-column table:style-name="co58" table:default-cell-style-name="ce15"/>
        <table:table-column table:style-name="co3" table:default-cell-style-name="ce15"/>
        <table:table-column table:style-name="co94" table:default-cell-style-name="Default"/>
        <table:table-column table:style-name="co44" table:default-cell-style-name="ce15"/>
        <table:table-column table:style-name="co51" table:default-cell-style-name="ce15"/>
        <table:table-column table:style-name="co58" table:default-cell-style-name="ce15"/>
        <table:table-column table:style-name="co39" table:default-cell-style-name="ce15"/>
        <table:table-column table:style-name="co3" table:default-cell-style-name="ce15"/>
        <table:table-column table:style-name="co95" table:default-cell-style-name="ce15"/>
        <table:table-column table:style-name="co96" table:default-cell-style-name="Default"/>
        <table:table-column table:style-name="co97" table:default-cell-style-name="ce15"/>
        <table:table-column table:style-name="co98" table:default-cell-style-name="ce15"/>
        <table:table-column table:style-name="co78"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Type</text:p>
          </table:table-cell>
          <table:table-cell table:style-name="ce81" office:value-type="string">
            <text:p>Health</text:p>
          </table:table-cell>
          <table:table-cell table:style-name="ce81" office:value-type="string">
            <text:p>Regen</text:p>
          </table:table-cell>
          <table:table-cell table:style-name="ce77"/>
          <table:table-cell table:style-name="ce81" office:value-type="string">
            <text:p>Shield </text:p>
          </table:table-cell>
          <table:table-cell table:style-name="ce81" office:value-type="string">
            <text:p>Shield Regen</text:p>
          </table:table-cell>
          <table:table-cell table:style-name="ce81" office:value-type="string">
            <text:p>Regen Formul</text:p>
          </table:table-cell>
          <table:table-cell table:style-name="ce81" office:value-type="string">
            <text:p>Shield Size</text:p>
          </table:table-cell>
          <table:table-cell table:style-name="ce81" office:value-type="string">
            <text:p>Off-To-On</text:p>
          </table:table-cell>
          <table:table-cell table:style-name="ce81" office:value-type="string">
            <text:p>Rechrg Time</text:p>
          </table:table-cell>
          <table:table-cell table:style-name="ce77"/>
          <table:table-cell table:style-name="ce81" office:value-type="string">
            <text:p>Mass</text:p>
          </table:table-cell>
          <table:table-cell table:style-name="ce81" office:value-type="string">
            <text:p>Energy</text:p>
          </table:table-cell>
          <table:table-cell table:style-name="ce95" office:value-type="string">
            <text:p>Mass/HP</text:p>
          </table:table-cell>
          <table:table-cell table:style-name="ce95" office:value-type="string">
            <text:p>Mass/SP</text:p>
          </table:table-cell>
          <table:table-cell table:style-name="ce81" office:value-type="string">
            <text:p>Energy/SHP</text:p>
          </table:table-cell>
          <table:table-cell table:style-name="ce81" office:value-type="string">
            <text:p>E Used Formula</text:p>
          </table:table-cell>
          <table:table-cell table:style-name="ce77"/>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999"/>
        </table:table-row>
        <table:table-row table:style-name="ro1">
          <table:table-cell table:style-name="ce155" office:value-type="string">
            <text:p>Shield Structures</text:p>
          </table:table-cell>
          <table:table-cell table:style-name="ce167" table:number-columns-repeated="4"/>
          <table:table-cell table:style-name="ce155"/>
          <table:table-cell table:style-name="ce167" table:number-columns-repeated="4"/>
          <table:table-cell table:style-name="ce155" table:number-columns-repeated="8"/>
          <table:table-cell table:style-name="ce167"/>
          <table:table-cell table:style-name="ce155"/>
          <table:table-cell table:style-name="ce167" table:number-columns-repeated="3"/>
          <table:table-cell table:style-name="ce155" table:number-columns-repeated="999"/>
        </table:table-row>
        <table:table-row table:style-name="ro2">
          <table:table-cell table:style-name="ce109" office:value-type="string">
            <text:p>Shield of Light</text:p>
          </table:table-cell>
          <table:table-cell table:style-name="ce110" office:value-type="string">
            <text:p>uab4202</text:p>
          </table:table-cell>
          <table:table-cell table:style-name="ce110" office:value-type="string">
            <text:p>Bubble</text:p>
          </table:table-cell>
          <table:table-cell table:style-name="ce110" office:value-type="float" office:value="225">
            <text:p>225</text:p>
          </table:table-cell>
          <table:table-cell table:style-name="ce110" office:value-type="float" office:value="1">
            <text:p>1</text:p>
          </table:table-cell>
          <table:table-cell table:style-name="ce109"/>
          <table:table-cell table:style-name="ce110" office:value-type="float" office:value="11000">
            <text:p>11000</text:p>
          </table:table-cell>
          <table:table-cell table:style-name="ce110" office:value-type="float" office:value="138">
            <text:p>138</text:p>
          </table:table-cell>
          <table:table-cell table:style-name="ce110" table:formula="of:=([.G3]/[.L3])/4" office:value-type="float" office:value="161.764705882353">
            <text:p>161.76</text:p>
          </table:table-cell>
          <table:table-cell table:style-name="ce110" office:value-type="float" office:value="20">
            <text:p>20</text:p>
          </table:table-cell>
          <table:table-cell table:style-name="ce110" office:value-type="float" office:value="5">
            <text:p>5</text:p>
          </table:table-cell>
          <table:table-cell table:style-name="ce110" office:value-type="float" office:value="17">
            <text:p>17</text:p>
          </table:table-cell>
          <table:table-cell table:style-name="ce109"/>
          <table:table-cell table:style-name="ce110" table:formula="of:=INT((160*([.G3]/4000)^2)*(0.96^([.L3]-15)))" office:value-type="float" office:value="1115">
            <text:p>1115</text:p>
          </table:table-cell>
          <table:table-cell table:style-name="ce110" office:value-type="float" office:value="5760">
            <text:p>5760</text:p>
          </table:table-cell>
          <table:table-cell table:style-name="ce110" table:formula="of:=[.N3]/([.D3])" office:value-type="float" office:value="4.95555555555556">
            <text:p>4.96</text:p>
          </table:table-cell>
          <table:table-cell table:style-name="ce110" table:formula="of:=[.N3]/[.G3]" office:value-type="float" office:value="0.101363636363636">
            <text:p>0.1</text:p>
          </table:table-cell>
          <table:table-cell table:style-name="ce110" table:formula="of:=[.O3]/[.G3]" office:value-type="float" office:value="0.523636363636364">
            <text:p>0.52</text:p>
          </table:table-cell>
          <table:table-cell table:style-name="ce110" table:formula="of:=((((4/3 * 3.14) * ([.J3]^3)/2)/1000)*5) + ( [.G3]/1000 * 15 )" office:value-type="float" office:value="248.733333333333">
            <text:p>248.73</text:p>
          </table:table-cell>
          <table:table-cell table:style-name="ce109"/>
          <table:table-cell table:style-name="ce110" office:value-type="float" office:value="480">
            <text:p>480</text:p>
          </table:table-cell>
          <table:table-cell table:style-name="ce110" table:formula="of:=[.N3]/[.U3]" office:value-type="float" office:value="2.32291666666667">
            <text:p>2.32</text:p>
          </table:table-cell>
          <table:table-cell table:style-name="ce110" table:formula="of:=[.O3]/[.U3]" office:value-type="float" office:value="12">
            <text:p>12</text:p>
          </table:table-cell>
          <table:table-cell table:style-name="ce109" table:number-columns-repeated="999"/>
        </table:table-row>
        <table:table-row table:style-name="ro2">
          <table:table-cell table:style-name="ce109" office:value-type="string">
            <text:p>Radiance</text:p>
          </table:table-cell>
          <table:table-cell table:style-name="ce110" office:value-type="string">
            <text:p>uab4301</text:p>
          </table:table-cell>
          <table:table-cell table:style-name="ce110" office:value-type="string">
            <text:p>Bubble</text:p>
          </table:table-cell>
          <table:table-cell table:style-name="ce110" office:value-type="float" office:value="600">
            <text:p>600</text:p>
          </table:table-cell>
          <table:table-cell table:style-name="ce110" office:value-type="float" office:value="2">
            <text:p>2</text:p>
          </table:table-cell>
          <table:table-cell table:style-name="ce109"/>
          <table:table-cell table:style-name="ce110" office:value-type="float" office:value="18000">
            <text:p>18000</text:p>
          </table:table-cell>
          <table:table-cell table:style-name="ce110" office:value-type="float" office:value="180">
            <text:p>180</text:p>
          </table:table-cell>
          <table:table-cell table:style-name="ce110" table:formula="of:=([.G4]/[.L4])/4" office:value-type="float" office:value="187.5">
            <text:p>187.5</text:p>
          </table:table-cell>
          <table:table-cell table:style-name="ce110" office:value-type="float" office:value="38">
            <text:p>38</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4]/4000)^2)*(0.96^([.L4]-15)))" office:value-type="float" office:value="2243">
            <text:p>2243</text:p>
          </table:table-cell>
          <table:table-cell table:style-name="ce110" office:value-type="float" office:value="22000">
            <text:p>22000</text:p>
          </table:table-cell>
          <table:table-cell table:style-name="ce110" table:formula="of:=[.N4]/([.D4])" office:value-type="float" office:value="3.73833333333333">
            <text:p>3.74</text:p>
          </table:table-cell>
          <table:table-cell table:style-name="ce110" table:formula="of:=[.N4]/[.G4]" office:value-type="float" office:value="0.124611111111111">
            <text:p>0.12</text:p>
          </table:table-cell>
          <table:table-cell table:style-name="ce110" table:formula="of:=[.O4]/[.G4]" office:value-type="float" office:value="1.22222222222222">
            <text:p>1.22</text:p>
          </table:table-cell>
          <table:table-cell table:style-name="ce110" table:formula="of:=((((4/3 * 3.14) * ([.J4]^3)/2)/1000)*5) + ( [.G4]/1000 * 15 )" office:value-type="float" office:value="844.326933333333">
            <text:p>844.33</text:p>
          </table:table-cell>
          <table:table-cell table:style-name="ce109"/>
          <table:table-cell table:style-name="ce110" office:value-type="float" office:value="1600">
            <text:p>1600</text:p>
          </table:table-cell>
          <table:table-cell table:style-name="ce110" table:formula="of:=[.N4]/[.U4]" office:value-type="float" office:value="1.401875">
            <text:p>1.4</text:p>
          </table:table-cell>
          <table:table-cell table:style-name="ce110" table:formula="of:=[.O4]/[.U4]" office:value-type="float" office:value="13.75">
            <text:p>13.75</text:p>
          </table:table-cell>
          <table:table-cell table:style-name="ce109" table:number-columns-repeated="999"/>
        </table:table-row>
        <table:table-row table:style-name="ro2">
          <table:table-cell table:style-name="ce109" office:value-type="string">
            <text:p>Radiance-S</text:p>
          </table:table-cell>
          <table:table-cell table:style-name="ce110" office:value-type="string">
            <text:p>uab4303</text:p>
          </table:table-cell>
          <table:table-cell table:style-name="ce110" office:value-type="string">
            <text:p>Bubble</text:p>
          </table:table-cell>
          <table:table-cell table:style-name="ce110" office:value-type="float" office:value="660">
            <text:p>660</text:p>
          </table:table-cell>
          <table:table-cell table:style-name="ce110" office:value-type="float" office:value="3">
            <text:p>3</text:p>
          </table:table-cell>
          <table:table-cell table:style-name="ce109"/>
          <table:table-cell table:style-name="ce110" office:value-type="float" office:value="22500">
            <text:p>22500</text:p>
          </table:table-cell>
          <table:table-cell table:style-name="ce110" office:value-type="float" office:value="288">
            <text:p>288</text:p>
          </table:table-cell>
          <table:table-cell table:style-name="ce110" table:formula="of:=([.G5]/[.L5])/4" office:value-type="float" office:value="234.375">
            <text:p>234.38</text:p>
          </table:table-cell>
          <table:table-cell table:style-name="ce110" office:value-type="float" office:value="49">
            <text:p>4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5]/4000)^2)*(0.96^([.L5]-15)))" office:value-type="float" office:value="3505">
            <text:p>3505</text:p>
          </table:table-cell>
          <table:table-cell table:style-name="ce110" office:value-type="float" office:value="24000">
            <text:p>24000</text:p>
          </table:table-cell>
          <table:table-cell table:style-name="ce110" table:formula="of:=[.N5]/([.D5])" office:value-type="float" office:value="5.31060606060606">
            <text:p>5.31</text:p>
          </table:table-cell>
          <table:table-cell table:style-name="ce110" table:formula="of:=[.N5]/[.G5]" office:value-type="float" office:value="0.155777777777778">
            <text:p>0.16</text:p>
          </table:table-cell>
          <table:table-cell table:style-name="ce110" table:formula="of:=[.O5]/[.G5]" office:value-type="float" office:value="1.06666666666667">
            <text:p>1.07</text:p>
          </table:table-cell>
          <table:table-cell table:style-name="ce110"/>
          <table:table-cell table:style-name="ce109"/>
          <table:table-cell table:style-name="ce110" office:value-type="float" office:value="2400">
            <text:p>2400</text:p>
          </table:table-cell>
          <table:table-cell table:style-name="ce110" table:formula="of:=[.N5]/[.U5]" office:value-type="float" office:value="1.46041666666667">
            <text:p>1.46</text:p>
          </table:table-cell>
          <table:table-cell table:style-name="ce110" table:formula="of:=[.O5]/[.U5]" office:value-type="float" office:value="10">
            <text:p>10</text:p>
          </table:table-cell>
          <table:table-cell table:style-name="ce109" table:number-columns-repeated="999"/>
        </table:table-row>
        <table:table-row table:style-name="ro2">
          <table:table-cell table:style-name="ce109" office:value-type="string">
            <text:p>Pillar of Prom</text:p>
          </table:table-cell>
          <table:table-cell table:style-name="ce110" office:value-type="string">
            <text:p>sab4401</text:p>
          </table:table-cell>
          <table:table-cell table:style-name="ce110" office:value-type="string">
            <text:p>Projector</text:p>
          </table:table-cell>
          <table:table-cell table:style-name="ce110" office:value-type="float" office:value="1450">
            <text:p>1450</text:p>
          </table:table-cell>
          <table:table-cell table:style-name="ce110" office:value-type="float" office:value="5">
            <text:p>5</text:p>
          </table:table-cell>
          <table:table-cell table:style-name="ce109"/>
          <table:table-cell table:style-name="ce110" office:value-type="float" office:value="31000">
            <text:p>31000</text:p>
          </table:table-cell>
          <table:table-cell table:style-name="ce110" office:value-type="float" office:value="233">
            <text:p>233</text:p>
          </table:table-cell>
          <table:table-cell table:style-name="ce110" table:formula="of:=([.G6]/[.L6])/4" office:value-type="float" office:value="234.848484848485">
            <text:p>234.85</text:p>
          </table:table-cell>
          <table:table-cell table:style-name="ce110" office:value-type="float" office:value="40">
            <text:p>40</text:p>
          </table:table-cell>
          <table:table-cell table:style-name="ce110" office:value-type="float" office:value="8">
            <text:p>8</text:p>
          </table:table-cell>
          <table:table-cell table:style-name="ce110" office:value-type="float" office:value="33">
            <text:p>33</text:p>
          </table:table-cell>
          <table:table-cell table:style-name="ce109"/>
          <table:table-cell table:style-name="ce110" table:formula="of:=INT((160*([.G6]/4000)^2)*(0.96^([.L6]-15))*4)" office:value-type="float" office:value="18435">
            <text:p>18435</text:p>
          </table:table-cell>
          <table:table-cell table:style-name="ce110" office:value-type="float" office:value="52500">
            <text:p>52500</text:p>
          </table:table-cell>
          <table:table-cell table:style-name="ce110" table:formula="of:=[.N6]/([.D6])" office:value-type="float" office:value="12.7137931034483">
            <text:p>12.71</text:p>
          </table:table-cell>
          <table:table-cell table:style-name="ce110" table:formula="of:=[.N6]/[.G6]" office:value-type="float" office:value="0.594677419354839">
            <text:p>0.59</text:p>
          </table:table-cell>
          <table:table-cell table:style-name="ce110" table:formula="of:=[.O6]/[.G6]" office:value-type="float" office:value="1.69354838709677">
            <text:p>1.69</text:p>
          </table:table-cell>
          <table:table-cell table:style-name="ce110" table:formula="of:=((((4/3 * 3.14) * ([.J6]^3)/2)/1000)*5) + ( [.G6]/1000 * 15 )" office:value-type="float" office:value="1134.86666666667">
            <text:p>1134.87</text:p>
          </table:table-cell>
          <table:table-cell table:style-name="ce109"/>
          <table:table-cell table:style-name="ce110" office:value-type="float" office:value="1845">
            <text:p>1845</text:p>
          </table:table-cell>
          <table:table-cell table:style-name="ce110" table:formula="of:=[.N6]/[.U6]" office:value-type="float" office:value="9.99186991869919">
            <text:p>9.99</text:p>
          </table:table-cell>
          <table:table-cell table:style-name="ce110" table:formula="of:=[.O6]/[.U6]" office:value-type="float" office:value="28.4552845528455">
            <text:p>28.46</text:p>
          </table:table-cell>
          <table:table-cell table:style-name="ce109" table:number-columns-repeated="999"/>
        </table:table-row>
        <table:table-row table:style-name="ro2">
          <table:table-cell table:style-name="ce109" office:value-type="string">
            <text:p>Aegis Wall</text:p>
          </table:table-cell>
          <table:table-cell table:style-name="ce110" office:value-type="string">
            <text:p>sab5301</text:p>
          </table:table-cell>
          <table:table-cell table:style-name="ce110" office:value-type="string">
            <text:p>Wall</text:p>
          </table:table-cell>
          <table:table-cell table:style-name="ce110" office:value-type="float" office:value="4000">
            <text:p>4000</text:p>
          </table:table-cell>
          <table:table-cell table:style-name="ce110" office:value-type="float" office:value="3">
            <text:p>3</text:p>
          </table:table-cell>
          <table:table-cell table:style-name="ce109"/>
          <table:table-cell table:style-name="ce110" office:value-type="float" office:value="11000">
            <text:p>11000</text:p>
          </table:table-cell>
          <table:table-cell table:style-name="ce110" office:value-type="float" office:value="176">
            <text:p>176</text:p>
          </table:table-cell>
          <table:table-cell table:style-name="ce110" table:formula="of:=([.G7]/[.L7])/4" office:value-type="float" office:value="152.777777777778">
            <text:p>152.78</text:p>
          </table:table-cell>
          <table:table-cell table:style-name="ce110" office:value-type="float" office:value="2.5">
            <text:p>2.5</text:p>
          </table:table-cell>
          <table:table-cell table:style-name="ce110" office:value-type="float" office:value="5">
            <text:p>5</text:p>
          </table:table-cell>
          <table:table-cell table:style-name="ce110" office:value-type="float" office:value="18">
            <text:p>18</text:p>
          </table:table-cell>
          <table:table-cell table:style-name="ce109"/>
          <table:table-cell table:style-name="ce110" table:formula="of:=INT((160*([.G7]/4000)^2)*(0.96^([.L7]-15)))" office:value-type="float" office:value="1070">
            <text:p>1070</text:p>
          </table:table-cell>
          <table:table-cell table:style-name="ce110" office:value-type="float" office:value="6500">
            <text:p>6500</text:p>
          </table:table-cell>
          <table:table-cell table:style-name="ce110" table:formula="of:=[.N7]/([.D7]+[.G7])" office:value-type="float" office:value="0.0713333333333333">
            <text:p>0.07</text:p>
          </table:table-cell>
          <table:table-cell table:style-name="ce110" table:formula="of:=[.N7]/[.G7]" office:value-type="float" office:value="0.0972727272727273">
            <text:p>0.1</text:p>
          </table:table-cell>
          <table:table-cell table:style-name="ce110" table:formula="of:=[.O7]/[.G7]" office:value-type="float" office:value="0.590909090909091">
            <text:p>0.59</text:p>
          </table:table-cell>
          <table:table-cell table:style-name="ce110" table:formula="of:=((((4/3 * 3.14) * ([.J7]^3)/2)/1000)*5) + ( [.G7]/1000 * 15 )" office:value-type="float" office:value="165.163541666667">
            <text:p>165.16</text:p>
          </table:table-cell>
          <table:table-cell table:style-name="ce109"/>
          <table:table-cell table:style-name="ce110" office:value-type="float" office:value="350">
            <text:p>350</text:p>
          </table:table-cell>
          <table:table-cell table:style-name="ce110" table:formula="of:=[.N7]/[.U7]" office:value-type="float" office:value="3.05714285714286">
            <text:p>3.06</text:p>
          </table:table-cell>
          <table:table-cell table:style-name="ce110" table:formula="of:=[.O7]/[.U7]" office:value-type="float" office:value="18.5714285714286">
            <text:p>18.57</text:p>
          </table:table-cell>
          <table:table-cell table:style-name="ce109" table:number-columns-repeated="999"/>
        </table:table-row>
        <table:table-row table:style-name="ro2">
          <table:table-cell table:style-name="ce78" office:value-type="string">
            <text:p>Pulse</text:p>
          </table:table-cell>
          <table:table-cell table:style-name="ce82" office:value-type="string">
            <text:p>ueb4202</text:p>
          </table:table-cell>
          <table:table-cell table:style-name="ce82" office:value-type="string">
            <text:p>Bubble</text:p>
          </table:table-cell>
          <table:table-cell table:style-name="ce82" office:value-type="float" office:value="375">
            <text:p>375</text:p>
          </table:table-cell>
          <table:table-cell table:style-name="ce82" office:value-type="float" office:value="1">
            <text:p>1</text:p>
          </table:table-cell>
          <table:table-cell table:style-name="ce78"/>
          <table:table-cell table:style-name="ce82" office:value-type="float" office:value="9000">
            <text:p>9000</text:p>
          </table:table-cell>
          <table:table-cell table:style-name="ce82" office:value-type="float" office:value="120">
            <text:p>120</text:p>
          </table:table-cell>
          <table:table-cell table:style-name="ce82" table:formula="of:=([.G8]/[.L8])/4" office:value-type="float" office:value="150">
            <text:p>150</text:p>
          </table:table-cell>
          <table:table-cell table:style-name="ce82" office:value-type="float" office:value="26">
            <text:p>26</text:p>
          </table:table-cell>
          <table:table-cell table:style-name="ce82" office:value-type="float" office:value="5">
            <text:p>5</text:p>
          </table:table-cell>
          <table:table-cell table:style-name="ce82" office:value-type="float" office:value="15">
            <text:p>15</text:p>
          </table:table-cell>
          <table:table-cell table:style-name="ce78"/>
          <table:table-cell table:style-name="ce82" table:formula="of:=INT((160*([.G8]/4000)^2)*(0.96^([.L8]-15)))" office:value-type="float" office:value="810">
            <text:p>810</text:p>
          </table:table-cell>
          <table:table-cell table:style-name="ce82" office:value-type="float" office:value="6000">
            <text:p>6000</text:p>
          </table:table-cell>
          <table:table-cell table:style-name="ce82" table:formula="of:=[.N8]/([.D8])" office:value-type="float" office:value="2.16">
            <text:p>2.16</text:p>
          </table:table-cell>
          <table:table-cell table:style-name="ce82" table:formula="of:=[.N8]/[.G8]" office:value-type="float" office:value="0.09">
            <text:p>0.09</text:p>
          </table:table-cell>
          <table:table-cell table:style-name="ce82" table:formula="of:=[.O8]/[.G8]" office:value-type="float" office:value="0.666666666666667">
            <text:p>0.67</text:p>
          </table:table-cell>
          <table:table-cell table:style-name="ce82" table:formula="of:=((((4/3 * 3.14) * ([.J8]^3)/2)/1000)*5) + ( [.G8]/1000 * 15 )" office:value-type="float" office:value="318.962133333333">
            <text:p>318.96</text:p>
          </table:table-cell>
          <table:table-cell table:style-name="ce78"/>
          <table:table-cell table:style-name="ce82" office:value-type="float" office:value="600">
            <text:p>600</text:p>
          </table:table-cell>
          <table:table-cell table:style-name="ce82" table:formula="of:=[.N8]/[.U8]" office:value-type="float" office:value="1.35">
            <text:p>1.35</text:p>
          </table:table-cell>
          <table:table-cell table:style-name="ce82" table:formula="of:=[.O8]/[.U8]" office:value-type="float" office:value="10">
            <text:p>10</text:p>
          </table:table-cell>
          <table:table-cell table:style-name="ce78" table:number-columns-repeated="999"/>
        </table:table-row>
        <table:table-row table:style-name="ro2">
          <table:table-cell table:style-name="ce78" office:value-type="string">
            <text:p>Pulse Hvy</text:p>
          </table:table-cell>
          <table:table-cell table:style-name="ce82" office:value-type="string">
            <text:p>ueb4301</text:p>
          </table:table-cell>
          <table:table-cell table:style-name="ce82" office:value-type="string">
            <text:p>Bubble</text:p>
          </table:table-cell>
          <table:table-cell table:style-name="ce82" office:value-type="float" office:value="750">
            <text:p>750</text:p>
          </table:table-cell>
          <table:table-cell table:style-name="ce82" office:value-type="float" office:value="2">
            <text:p>2</text:p>
          </table:table-cell>
          <table:table-cell table:style-name="ce78"/>
          <table:table-cell table:style-name="ce82" office:value-type="float" office:value="16000">
            <text:p>16000</text:p>
          </table:table-cell>
          <table:table-cell table:style-name="ce82" office:value-type="float" office:value="131">
            <text:p>131</text:p>
          </table:table-cell>
          <table:table-cell table:style-name="ce82" table:formula="of:=([.G9]/[.L9])/4" office:value-type="float" office:value="200">
            <text:p>200</text:p>
          </table:table-cell>
          <table:table-cell table:style-name="ce82" office:value-type="float" office:value="44">
            <text:p>44</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9]/4000)^2)*(0.96^([.L9]-15)))" office:value-type="float" office:value="2087">
            <text:p>2087</text:p>
          </table:table-cell>
          <table:table-cell table:style-name="ce82" office:value-type="float" office:value="22000">
            <text:p>22000</text:p>
          </table:table-cell>
          <table:table-cell table:style-name="ce82" table:formula="of:=[.N9]/([.D9])" office:value-type="float" office:value="2.78266666666667">
            <text:p>2.78</text:p>
          </table:table-cell>
          <table:table-cell table:style-name="ce82" table:formula="of:=[.N9]/[.G9]" office:value-type="float" office:value="0.1304375">
            <text:p>0.13</text:p>
          </table:table-cell>
          <table:table-cell table:style-name="ce82" table:formula="of:=[.O9]/[.G9]" office:value-type="float" office:value="1.375">
            <text:p>1.38</text:p>
          </table:table-cell>
          <table:table-cell table:style-name="ce82" table:formula="of:=((((4/3 * 3.14) * ([.J9]^3)/2)/1000)*5) + ( [.G9]/1000 * 15 )" office:value-type="float" office:value="1131.59253333333">
            <text:p>1131.59</text:p>
          </table:table-cell>
          <table:table-cell table:style-name="ce78"/>
          <table:table-cell table:style-name="ce82" office:value-type="float" office:value="1600">
            <text:p>1600</text:p>
          </table:table-cell>
          <table:table-cell table:style-name="ce82" table:formula="of:=[.N9]/[.U9]" office:value-type="float" office:value="1.304375">
            <text:p>1.3</text:p>
          </table:table-cell>
          <table:table-cell table:style-name="ce82" table:formula="of:=[.O9]/[.U9]" office:value-type="float" office:value="13.75">
            <text:p>13.75</text:p>
          </table:table-cell>
          <table:table-cell table:style-name="ce78" table:number-columns-repeated="999"/>
        </table:table-row>
        <table:table-row table:style-name="ro2">
          <table:table-cell table:style-name="ce78" office:value-type="string">
            <text:p>Pulse Hvy-S</text:p>
          </table:table-cell>
          <table:table-cell table:style-name="ce82" office:value-type="string">
            <text:p>ueb4303</text:p>
          </table:table-cell>
          <table:table-cell table:style-name="ce82" office:value-type="string">
            <text:p>Bubble</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288">
            <text:p>288</text:p>
          </table:table-cell>
          <table:table-cell table:style-name="ce82" table:formula="of:=([.G10]/[.L10])/4" office:value-type="float" office:value="234.375">
            <text:p>234.38</text:p>
          </table:table-cell>
          <table:table-cell table:style-name="ce82" office:value-type="float" office:value="56">
            <text:p>56</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0]/4000)^2)*(0.96^([.L10]-15)))" office:value-type="float" office:value="2866">
            <text:p>2866</text:p>
          </table:table-cell>
          <table:table-cell table:style-name="ce82" office:value-type="float" office:value="22000">
            <text:p>22000</text:p>
          </table:table-cell>
          <table:table-cell table:style-name="ce82" table:formula="of:=[.N10]/([.D10])" office:value-type="float" office:value="3.47393939393939">
            <text:p>3.47</text:p>
          </table:table-cell>
          <table:table-cell table:style-name="ce82" table:formula="of:=[.N10]/[.G10]" office:value-type="float" office:value="0.152853333333333">
            <text:p>0.15</text:p>
          </table:table-cell>
          <table:table-cell table:style-name="ce82" table:formula="of:=[.O10]/[.G10]" office:value-type="float" office:value="1.17333333333333">
            <text:p>1.17</text:p>
          </table:table-cell>
          <table:table-cell table:style-name="ce82"/>
          <table:table-cell table:style-name="ce78"/>
          <table:table-cell table:style-name="ce82" office:value-type="float" office:value="2400">
            <text:p>2400</text:p>
          </table:table-cell>
          <table:table-cell table:style-name="ce82" table:formula="of:=[.N10]/[.U10]" office:value-type="float" office:value="1.19416666666667">
            <text:p>1.19</text:p>
          </table:table-cell>
          <table:table-cell table:style-name="ce82" table:formula="of:=[.O10]/[.U10]" office:value-type="float" office:value="9.16666666666667">
            <text:p>9.17</text:p>
          </table:table-cell>
          <table:table-cell table:style-name="ce78" table:number-columns-repeated="999"/>
        </table:table-row>
        <table:table-row table:style-name="ro2">
          <table:table-cell table:style-name="ce78" office:value-type="string">
            <text:p>Stalwart Nullifier</text:p>
          </table:table-cell>
          <table:table-cell table:style-name="ce82" office:value-type="string">
            <text:p>seb4401</text:p>
          </table:table-cell>
          <table:table-cell table:style-name="ce82" office:value-type="string">
            <text:p>Bubble</text:p>
          </table:table-cell>
          <table:table-cell table:style-name="ce82" office:value-type="float" office:value="2650">
            <text:p>2650</text:p>
          </table:table-cell>
          <table:table-cell table:style-name="ce82" office:value-type="float" office:value="4">
            <text:p>4</text:p>
          </table:table-cell>
          <table:table-cell table:style-name="ce78"/>
          <table:table-cell table:style-name="ce82" office:value-type="float" office:value="26500">
            <text:p>26500</text:p>
          </table:table-cell>
          <table:table-cell table:style-name="ce82" table:formula="of:=[.I9]*1.54" office:value-type="float" office:value="308">
            <text:p>308</text:p>
          </table:table-cell>
          <table:table-cell table:style-name="ce82" table:formula="of:=([.G11]/[.L11])/4" office:value-type="float" office:value="288.04347826087">
            <text:p>288.04</text:p>
          </table:table-cell>
          <table:table-cell table:style-name="ce82" office:value-type="float" office:value="60">
            <text:p>60</text:p>
          </table:table-cell>
          <table:table-cell table:style-name="ce82" office:value-type="float" office:value="5">
            <text:p>5</text:p>
          </table:table-cell>
          <table:table-cell table:style-name="ce82" office:value-type="float" office:value="23">
            <text:p>23</text:p>
          </table:table-cell>
          <table:table-cell table:style-name="ce78"/>
          <table:table-cell table:style-name="ce82" table:formula="of:=INT((160*([.G11]/4000)^2)*(0.96^([.L11]-15)))" office:value-type="float" office:value="5065">
            <text:p>5065</text:p>
          </table:table-cell>
          <table:table-cell table:style-name="ce82" office:value-type="float" office:value="32500">
            <text:p>32500</text:p>
          </table:table-cell>
          <table:table-cell table:style-name="ce82" table:formula="of:=[.N11]/([.D11])" office:value-type="float" office:value="1.91132075471698">
            <text:p>1.91</text:p>
          </table:table-cell>
          <table:table-cell table:style-name="ce82" table:formula="of:=[.N11]/[.G11]" office:value-type="float" office:value="0.191132075471698">
            <text:p>0.19</text:p>
          </table:table-cell>
          <table:table-cell table:style-name="ce82" table:formula="of:=[.O11]/[.G11]" office:value-type="float" office:value="1.22641509433962">
            <text:p>1.23</text:p>
          </table:table-cell>
          <table:table-cell table:style-name="ce82" table:formula="of:=((((([.J11]^2)*25)/1000) * 5) + ( [.G11]/1000 * 15)) * 3" office:value-type="float" office:value="2542.5">
            <text:p>2542.5</text:p>
          </table:table-cell>
          <table:table-cell table:style-name="ce78"/>
          <table:table-cell table:style-name="ce82" office:value-type="float" office:value="4000">
            <text:p>4000</text:p>
          </table:table-cell>
          <table:table-cell table:style-name="ce82" table:formula="of:=[.N11]/[.U11]" office:value-type="float" office:value="1.26625">
            <text:p>1.27</text:p>
          </table:table-cell>
          <table:table-cell table:style-name="ce82" table:formula="of:=[.O11]/[.U11]" office:value-type="float" office:value="8.125">
            <text:p>8.13</text:p>
          </table:table-cell>
          <table:table-cell table:style-name="ce78" table:number-columns-repeated="999"/>
        </table:table-row>
        <table:table-row table:style-name="ro2">
          <table:table-cell table:style-name="ce78" office:value-type="string">
            <text:p>Recoil</text:p>
          </table:table-cell>
          <table:table-cell table:style-name="ce82" office:value-type="string">
            <text:p>seb4303</text:p>
          </table:table-cell>
          <table:table-cell table:style-name="ce82" office:value-type="string">
            <text:p>AntiArtillery</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131">
            <text:p>131</text:p>
          </table:table-cell>
          <table:table-cell table:style-name="ce82" table:formula="of:=([.G12]/[.L12])/4" office:value-type="float" office:value="234.375">
            <text:p>234.38</text:p>
          </table:table-cell>
          <table:table-cell table:style-name="ce82" office:value-type="float" office:value="57">
            <text:p>57</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2]/4000)^2)*(0.96^([.L12]-15)))" office:value-type="float" office:value="2866">
            <text:p>2866</text:p>
          </table:table-cell>
          <table:table-cell table:style-name="ce82" office:value-type="float" office:value="27500">
            <text:p>27500</text:p>
          </table:table-cell>
          <table:table-cell table:style-name="ce82" table:formula="of:=[.N12]/([.D12])" office:value-type="float" office:value="3.47393939393939">
            <text:p>3.47</text:p>
          </table:table-cell>
          <table:table-cell table:style-name="ce82" table:formula="of:=[.N12]/[.G12]" office:value-type="float" office:value="0.152853333333333">
            <text:p>0.15</text:p>
          </table:table-cell>
          <table:table-cell table:style-name="ce82" table:formula="of:=[.O12]/[.G12]" office:value-type="float" office:value="1.46666666666667">
            <text:p>1.47</text:p>
          </table:table-cell>
          <table:table-cell table:style-name="ce82" table:formula="of:=((((4/3 * 3.14) * ([.J12]^3)/2)/1000)*5) + ( [.G12]/1000 * 15 )" office:value-type="float" office:value="2219.6034">
            <text:p>2219.6</text:p>
          </table:table-cell>
          <table:table-cell table:style-name="ce78"/>
          <table:table-cell table:style-name="ce82" office:value-type="float" office:value="2500">
            <text:p>2500</text:p>
          </table:table-cell>
          <table:table-cell table:style-name="ce82" table:formula="of:=[.N12]/[.U12]" office:value-type="float" office:value="1.1464">
            <text:p>1.15</text:p>
          </table:table-cell>
          <table:table-cell table:style-name="ce82" table:formula="of:=[.O12]/[.U12]" office:value-type="float" office:value="11">
            <text:p>11</text:p>
          </table:table-cell>
          <table:table-cell table:style-name="ce78" table:number-columns-repeated="999"/>
        </table:table-row>
        <table:table-row table:style-name="ro2">
          <table:table-cell table:style-name="ce43" office:value-type="string">
            <text:p>ED1</text:p>
          </table:table-cell>
          <table:table-cell table:style-name="ce47" office:value-type="string">
            <text:p>urb4202</text:p>
          </table:table-cell>
          <table:table-cell table:style-name="ce47" office:value-type="string">
            <text:p>Bubble</text:p>
          </table:table-cell>
          <table:table-cell table:style-name="ce47" office:value-type="float" office:value="500">
            <text:p>500</text:p>
          </table:table-cell>
          <table:table-cell table:style-name="ce47" office:value-type="float" office:value="2">
            <text:p>2</text:p>
          </table:table-cell>
          <table:table-cell table:style-name="ce43"/>
          <table:table-cell table:style-name="ce47" office:value-type="float" office:value="4500">
            <text:p>4500</text:p>
          </table:table-cell>
          <table:table-cell table:style-name="ce47" office:value-type="float" office:value="65">
            <text:p>65</text:p>
          </table:table-cell>
          <table:table-cell table:style-name="ce47" table:formula="of:=([.G13]/[.L13])/4" office:value-type="float" office:value="75">
            <text:p>75</text:p>
          </table:table-cell>
          <table:table-cell table:style-name="ce47" office:value-type="float" office:value="18">
            <text:p>18</text:p>
          </table:table-cell>
          <table:table-cell table:style-name="ce47" office:value-type="float" office:value="5">
            <text:p>5</text:p>
          </table:table-cell>
          <table:table-cell table:style-name="ce47" office:value-type="float" office:value="15">
            <text:p>15</text:p>
          </table:table-cell>
          <table:table-cell table:style-name="ce43"/>
          <table:table-cell table:style-name="ce47" table:formula="of:=INT((160*([.G13]/4000)^2)*(0.96^([.L13]-15)))" office:value-type="float" office:value="202">
            <text:p>202</text:p>
          </table:table-cell>
          <table:table-cell table:style-name="ce47" office:value-type="float" office:value="2000">
            <text:p>2000</text:p>
          </table:table-cell>
          <table:table-cell table:style-name="ce47" table:formula="of:=[.N13]/([.D13])" office:value-type="float" office:value="0.404">
            <text:p>0.4</text:p>
          </table:table-cell>
          <table:table-cell table:style-name="ce47" table:formula="of:=[.N13]/[.G13]" office:value-type="float" office:value="0.0448888888888889">
            <text:p>0.04</text:p>
          </table:table-cell>
          <table:table-cell table:style-name="ce47" table:formula="of:=[.O13]/[.G13]" office:value-type="float" office:value="0.444444444444444">
            <text:p>0.44</text:p>
          </table:table-cell>
          <table:table-cell table:style-name="ce47" table:formula="of:=((((4/3 * 3.14) * ([.J13]^3)/2)/1000)*5) + ( [.G13]/1000 * 15 )" office:value-type="float" office:value="128.5416">
            <text:p>128.54</text:p>
          </table:table-cell>
          <table:table-cell table:style-name="ce43"/>
          <table:table-cell table:style-name="ce47" office:value-type="float" office:value="400">
            <text:p>400</text:p>
          </table:table-cell>
          <table:table-cell table:style-name="ce47" table:formula="of:=[.N13]/[.U13]" office:value-type="float" office:value="0.505">
            <text:p>0.51</text:p>
          </table:table-cell>
          <table:table-cell table:style-name="ce47" table:formula="of:=[.O13]/[.U13]" office:value-type="float" office:value="5">
            <text:p>5</text:p>
          </table:table-cell>
          <table:table-cell table:style-name="ce43" table:number-columns-repeated="999"/>
        </table:table-row>
        <table:table-row table:style-name="ro2">
          <table:table-cell table:style-name="ce43" office:value-type="string">
            <text:p>ED2</text:p>
          </table:table-cell>
          <table:table-cell table:style-name="ce47" office:value-type="string">
            <text:p>urb4204</text:p>
          </table:table-cell>
          <table:table-cell table:style-name="ce47" office:value-type="string">
            <text:p>Bubble</text:p>
          </table:table-cell>
          <table:table-cell table:style-name="ce47" office:value-type="float" office:value="500">
            <text:p>500</text:p>
          </table:table-cell>
          <table:table-cell table:style-name="ce47" office:value-type="float" office:value="2">
            <text:p>2</text:p>
          </table:table-cell>
          <table:table-cell table:style-name="ce43"/>
          <table:table-cell table:style-name="ce47" office:value-type="float" office:value="7500">
            <text:p>7500</text:p>
          </table:table-cell>
          <table:table-cell table:style-name="ce47" office:value-type="float" office:value="98">
            <text:p>98</text:p>
          </table:table-cell>
          <table:table-cell table:style-name="ce47" table:formula="of:=([.G14]/[.L14])/4" office:value-type="float" office:value="125">
            <text:p>125</text:p>
          </table:table-cell>
          <table:table-cell table:style-name="ce47" office:value-type="float" office:value="24">
            <text:p>24</text:p>
          </table:table-cell>
          <table:table-cell table:style-name="ce47" office:value-type="float" office:value="5">
            <text:p>5</text:p>
          </table:table-cell>
          <table:table-cell table:style-name="ce47" office:value-type="float" office:value="15">
            <text:p>15</text:p>
          </table:table-cell>
          <table:table-cell table:style-name="ce43"/>
          <table:table-cell table:style-name="ce47" table:formula="of:=INT((160*([.G14]/4000)^2)*(0.96^([.L14]-15)))" office:value-type="float" office:value="562">
            <text:p>562</text:p>
          </table:table-cell>
          <table:table-cell table:style-name="ce47" office:value-type="float" office:value="3000">
            <text:p>3000</text:p>
          </table:table-cell>
          <table:table-cell table:style-name="ce47" table:formula="of:=[.N14]/([.D14])" office:value-type="float" office:value="1.124">
            <text:p>1.12</text:p>
          </table:table-cell>
          <table:table-cell table:style-name="ce47" table:formula="of:=[.N14]/[.G14]" office:value-type="float" office:value="0.0749333333333333">
            <text:p>0.07</text:p>
          </table:table-cell>
          <table:table-cell table:style-name="ce47" table:formula="of:=[.O14]/[.G14]" office:value-type="float" office:value="0.4">
            <text:p>0.4</text:p>
          </table:table-cell>
          <table:table-cell table:style-name="ce47" table:formula="of:=((((4/3 * 3.14) * ([.J14]^3)/2)/1000)*5) + ( [.G14]/1000 * 15 )" office:value-type="float" office:value="257.1912">
            <text:p>257.19</text:p>
          </table:table-cell>
          <table:table-cell table:style-name="ce43"/>
          <table:table-cell table:style-name="ce47" office:value-type="float" office:value="300">
            <text:p>300</text:p>
          </table:table-cell>
          <table:table-cell table:style-name="ce47" table:formula="of:=[.N14]/[.U14]" office:value-type="float" office:value="1.87333333333333">
            <text:p>1.87</text:p>
          </table:table-cell>
          <table:table-cell table:style-name="ce47" table:formula="of:=[.O14]/[.U14]" office:value-type="float" office:value="10">
            <text:p>10</text:p>
          </table:table-cell>
          <table:table-cell table:style-name="ce43" table:number-columns-repeated="999"/>
        </table:table-row>
        <table:table-row table:style-name="ro2">
          <table:table-cell table:style-name="ce43" office:value-type="string">
            <text:p>ED3</text:p>
          </table:table-cell>
          <table:table-cell table:style-name="ce47" office:value-type="string">
            <text:p>urb4205</text:p>
          </table:table-cell>
          <table:table-cell table:style-name="ce47" office:value-type="string">
            <text:p>Bubble</text:p>
          </table:table-cell>
          <table:table-cell table:style-name="ce47" office:value-type="float" office:value="500">
            <text:p>500</text:p>
          </table:table-cell>
          <table:table-cell table:style-name="ce47" office:value-type="float" office:value="3">
            <text:p>3</text:p>
          </table:table-cell>
          <table:table-cell table:style-name="ce43"/>
          <table:table-cell table:style-name="ce47" office:value-type="float" office:value="10000">
            <text:p>10000</text:p>
          </table:table-cell>
          <table:table-cell table:style-name="ce47" office:value-type="float" office:value="125">
            <text:p>125</text:p>
          </table:table-cell>
          <table:table-cell table:style-name="ce47" table:formula="of:=([.G15]/[.L15])/4" office:value-type="float" office:value="156.25">
            <text:p>156.25</text:p>
          </table:table-cell>
          <table:table-cell table:style-name="ce47" office:value-type="float" office:value="29">
            <text:p>29</text:p>
          </table:table-cell>
          <table:table-cell table:style-name="ce47" office:value-type="float" office:value="5">
            <text:p>5</text:p>
          </table:table-cell>
          <table:table-cell table:style-name="ce47" office:value-type="float" office:value="16">
            <text:p>16</text:p>
          </table:table-cell>
          <table:table-cell table:style-name="ce43"/>
          <table:table-cell table:style-name="ce47" table:formula="of:=INT((160*([.G15]/4000)^2)*(0.96^([.L15]-15)))" office:value-type="float" office:value="960">
            <text:p>960</text:p>
          </table:table-cell>
          <table:table-cell table:style-name="ce47" office:value-type="float" office:value="7500">
            <text:p>7500</text:p>
          </table:table-cell>
          <table:table-cell table:style-name="ce47" table:formula="of:=[.N15]/([.D15])" office:value-type="float" office:value="1.92">
            <text:p>1.92</text:p>
          </table:table-cell>
          <table:table-cell table:style-name="ce47" table:formula="of:=[.N15]/[.G15]" office:value-type="float" office:value="0.096">
            <text:p>0.1</text:p>
          </table:table-cell>
          <table:table-cell table:style-name="ce47" table:formula="of:=[.O15]/[.G15]" office:value-type="float" office:value="0.75">
            <text:p>0.75</text:p>
          </table:table-cell>
          <table:table-cell table:style-name="ce47" table:formula="of:=((((4/3 * 3.14) * ([.J15]^3)/2)/1000)*5) + ( [.G15]/1000 * 15 )" office:value-type="float" office:value="405.271533333333">
            <text:p>405.27</text:p>
          </table:table-cell>
          <table:table-cell table:style-name="ce43"/>
          <table:table-cell table:style-name="ce47" office:value-type="float" office:value="600">
            <text:p>600</text:p>
          </table:table-cell>
          <table:table-cell table:style-name="ce47" table:formula="of:=[.N15]/[.U15]" office:value-type="float" office:value="1.6">
            <text:p>1.6</text:p>
          </table:table-cell>
          <table:table-cell table:style-name="ce47" table:formula="of:=[.O15]/[.U15]" office:value-type="float" office:value="12.5">
            <text:p>12.5</text:p>
          </table:table-cell>
          <table:table-cell table:style-name="ce43" table:number-columns-repeated="999"/>
        </table:table-row>
        <table:table-row table:style-name="ro2">
          <table:table-cell table:style-name="ce43" office:value-type="string">
            <text:p>ED4</text:p>
          </table:table-cell>
          <table:table-cell table:style-name="ce47" office:value-type="string">
            <text:p>urb4206</text:p>
          </table:table-cell>
          <table:table-cell table:style-name="ce47" office:value-type="string">
            <text:p>Bubble</text:p>
          </table:table-cell>
          <table:table-cell table:style-name="ce47" office:value-type="float" office:value="550">
            <text:p>550</text:p>
          </table:table-cell>
          <table:table-cell table:style-name="ce47" office:value-type="float" office:value="3">
            <text:p>3</text:p>
          </table:table-cell>
          <table:table-cell table:style-name="ce43"/>
          <table:table-cell table:style-name="ce47" office:value-type="float" office:value="13000">
            <text:p>13000</text:p>
          </table:table-cell>
          <table:table-cell table:style-name="ce47" office:value-type="float" office:value="160">
            <text:p>160</text:p>
          </table:table-cell>
          <table:table-cell table:style-name="ce47" table:formula="of:=([.G16]/[.L16])/4" office:value-type="float" office:value="180.555555555556">
            <text:p>180.56</text:p>
          </table:table-cell>
          <table:table-cell table:style-name="ce47" office:value-type="float" office:value="35">
            <text:p>35</text:p>
          </table:table-cell>
          <table:table-cell table:style-name="ce47" office:value-type="float" office:value="5">
            <text:p>5</text:p>
          </table:table-cell>
          <table:table-cell table:style-name="ce47" office:value-type="float" office:value="18">
            <text:p>18</text:p>
          </table:table-cell>
          <table:table-cell table:style-name="ce43"/>
          <table:table-cell table:style-name="ce47" table:formula="of:=INT((160*([.G16]/4000)^2)*(0.96^([.L16]-15)))" office:value-type="float" office:value="1495">
            <text:p>1495</text:p>
          </table:table-cell>
          <table:table-cell table:style-name="ce47" office:value-type="float" office:value="15000">
            <text:p>15000</text:p>
          </table:table-cell>
          <table:table-cell table:style-name="ce47" table:formula="of:=[.N16]/([.D16])" office:value-type="float" office:value="2.71818181818182">
            <text:p>2.72</text:p>
          </table:table-cell>
          <table:table-cell table:style-name="ce47" table:formula="of:=[.N16]/[.G16]" office:value-type="float" office:value="0.115">
            <text:p>0.12</text:p>
          </table:table-cell>
          <table:table-cell table:style-name="ce47" table:formula="of:=[.O16]/[.G16]" office:value-type="float" office:value="1.15384615384615">
            <text:p>1.15</text:p>
          </table:table-cell>
          <table:table-cell table:style-name="ce47" table:formula="of:=((((4/3 * 3.14) * ([.J16]^3)/2)/1000)*5) + ( [.G16]/1000 * 15 )" office:value-type="float" office:value="643.758333333333">
            <text:p>643.76</text:p>
          </table:table-cell>
          <table:table-cell table:style-name="ce43"/>
          <table:table-cell table:style-name="ce47" office:value-type="float" office:value="1080">
            <text:p>1080</text:p>
          </table:table-cell>
          <table:table-cell table:style-name="ce47" table:formula="of:=[.N16]/[.U16]" office:value-type="float" office:value="1.38425925925926">
            <text:p>1.38</text:p>
          </table:table-cell>
          <table:table-cell table:style-name="ce47" table:formula="of:=[.O16]/[.U16]" office:value-type="float" office:value="13.8888888888889">
            <text:p>13.89</text:p>
          </table:table-cell>
          <table:table-cell table:style-name="ce43" table:number-columns-repeated="999"/>
        </table:table-row>
        <table:table-row table:style-name="ro2">
          <table:table-cell table:style-name="ce43" office:value-type="string">
            <text:p>ED5</text:p>
          </table:table-cell>
          <table:table-cell table:style-name="ce47" office:value-type="string">
            <text:p>urb4207</text:p>
          </table:table-cell>
          <table:table-cell table:style-name="ce47" office:value-type="string">
            <text:p>Bubble</text:p>
          </table:table-cell>
          <table:table-cell table:style-name="ce47" office:value-type="float" office:value="575">
            <text:p>575</text:p>
          </table:table-cell>
          <table:table-cell table:style-name="ce47" office:value-type="float" office:value="4">
            <text:p>4</text:p>
          </table:table-cell>
          <table:table-cell table:style-name="ce43"/>
          <table:table-cell table:style-name="ce47" office:value-type="float" office:value="15500">
            <text:p>15500</text:p>
          </table:table-cell>
          <table:table-cell table:style-name="ce47" office:value-type="float" office:value="175">
            <text:p>175</text:p>
          </table:table-cell>
          <table:table-cell table:style-name="ce47" table:formula="of:=([.G17]/[.L17])/4" office:value-type="float" office:value="215.277777777778">
            <text:p>215.28</text:p>
          </table:table-cell>
          <table:table-cell table:style-name="ce47" office:value-type="float" office:value="40">
            <text:p>40</text:p>
          </table:table-cell>
          <table:table-cell table:style-name="ce47" office:value-type="float" office:value="5">
            <text:p>5</text:p>
          </table:table-cell>
          <table:table-cell table:style-name="ce47" office:value-type="float" office:value="18">
            <text:p>18</text:p>
          </table:table-cell>
          <table:table-cell table:style-name="ce43"/>
          <table:table-cell table:style-name="ce47" table:formula="of:=INT((160*([.G17]/4000)^2)*(0.96^([.L17]-15)))" office:value-type="float" office:value="2125">
            <text:p>2125</text:p>
          </table:table-cell>
          <table:table-cell table:style-name="ce47" office:value-type="float" office:value="19000">
            <text:p>19000</text:p>
          </table:table-cell>
          <table:table-cell table:style-name="ce47" table:formula="of:=[.N17]/([.D17])" office:value-type="float" office:value="3.69565217391304">
            <text:p>3.7</text:p>
          </table:table-cell>
          <table:table-cell table:style-name="ce47" table:formula="of:=[.N17]/[.G17]" office:value-type="float" office:value="0.137096774193548">
            <text:p>0.14</text:p>
          </table:table-cell>
          <table:table-cell table:style-name="ce47" table:formula="of:=[.O17]/[.G17]" office:value-type="float" office:value="1.2258064516129">
            <text:p>1.23</text:p>
          </table:table-cell>
          <table:table-cell table:style-name="ce47" table:formula="of:=((((4/3 * 3.14) * ([.J17]^3)/2)/1000)*5) + ( [.G17]/1000 * 15 )" office:value-type="float" office:value="902.366666666667">
            <text:p>902.37</text:p>
          </table:table-cell>
          <table:table-cell table:style-name="ce43"/>
          <table:table-cell table:style-name="ce47" office:value-type="float" office:value="1400">
            <text:p>1400</text:p>
          </table:table-cell>
          <table:table-cell table:style-name="ce47" table:formula="of:=[.N17]/[.U17]" office:value-type="float" office:value="1.51785714285714">
            <text:p>1.52</text:p>
          </table:table-cell>
          <table:table-cell table:style-name="ce47" table:formula="of:=[.O17]/[.U17]" office:value-type="float" office:value="13.5714285714286">
            <text:p>13.57</text:p>
          </table:table-cell>
          <table:table-cell table:style-name="ce43" table:number-columns-repeated="999"/>
        </table:table-row>
        <table:table-row table:style-name="ro2">
          <table:table-cell table:style-name="ce43" office:value-type="string">
            <text:p>ED5-S</text:p>
          </table:table-cell>
          <table:table-cell table:style-name="ce47" office:value-type="string">
            <text:p>urb4303</text:p>
          </table:table-cell>
          <table:table-cell table:style-name="ce47" office:value-type="string">
            <text:p>Bubble</text:p>
          </table:table-cell>
          <table:table-cell table:style-name="ce47" office:value-type="float" office:value="630">
            <text:p>630</text:p>
          </table:table-cell>
          <table:table-cell table:style-name="ce47" office:value-type="float" office:value="4">
            <text:p>4</text:p>
          </table:table-cell>
          <table:table-cell table:style-name="ce43"/>
          <table:table-cell table:style-name="ce47" office:value-type="float" office:value="18438">
            <text:p>18438</text:p>
          </table:table-cell>
          <table:table-cell table:style-name="ce47" office:value-type="float" office:value="299">
            <text:p>299</text:p>
          </table:table-cell>
          <table:table-cell table:style-name="ce47" table:formula="of:=([.G18]/[.L18])/4" office:value-type="float" office:value="256.083333333333">
            <text:p>256.08</text:p>
          </table:table-cell>
          <table:table-cell table:style-name="ce47" office:value-type="float" office:value="51">
            <text:p>51</text:p>
          </table:table-cell>
          <table:table-cell table:style-name="ce47" office:value-type="float" office:value="5">
            <text:p>5</text:p>
          </table:table-cell>
          <table:table-cell table:style-name="ce47" office:value-type="float" office:value="18">
            <text:p>18</text:p>
          </table:table-cell>
          <table:table-cell table:style-name="ce43"/>
          <table:table-cell table:style-name="ce47" table:formula="of:=INT((160*([.G18]/4000)^2)*(0.96^([.L18]-15)))" office:value-type="float" office:value="3007">
            <text:p>3007</text:p>
          </table:table-cell>
          <table:table-cell table:style-name="ce47" office:value-type="float" office:value="20000">
            <text:p>20000</text:p>
          </table:table-cell>
          <table:table-cell table:style-name="ce47" table:formula="of:=[.N18]/([.D18])" office:value-type="float" office:value="4.77301587301587">
            <text:p>4.77</text:p>
          </table:table-cell>
          <table:table-cell table:style-name="ce47" table:formula="of:=[.N18]/[.G18]" office:value-type="float" office:value="0.163087102722638">
            <text:p>0.16</text:p>
          </table:table-cell>
          <table:table-cell table:style-name="ce47" table:formula="of:=[.O18]/[.G18]" office:value-type="float" office:value="1.08471634667534">
            <text:p>1.08</text:p>
          </table:table-cell>
          <table:table-cell table:style-name="ce47"/>
          <table:table-cell table:style-name="ce43"/>
          <table:table-cell table:style-name="ce47" office:value-type="float" office:value="2100">
            <text:p>2100</text:p>
          </table:table-cell>
          <table:table-cell table:style-name="ce47" table:formula="of:=[.N18]/[.U18]" office:value-type="float" office:value="1.43190476190476">
            <text:p>1.43</text:p>
          </table:table-cell>
          <table:table-cell table:style-name="ce47" table:formula="of:=[.O18]/[.U18]" office:value-type="float" office:value="9.52380952380952">
            <text:p>9.52</text:p>
          </table:table-cell>
          <table:table-cell table:style-name="ce43" table:number-columns-repeated="999"/>
        </table:table-row>
        <table:table-row table:style-name="ro2">
          <table:table-cell table:style-name="ce43" office:value-type="string">
            <text:p>Iron Curtain</text:p>
          </table:table-cell>
          <table:table-cell table:style-name="ce47" office:value-type="string">
            <text:p>srb4401</text:p>
          </table:table-cell>
          <table:table-cell table:style-name="ce47" office:value-type="string">
            <text:p>Bubble</text:p>
          </table:table-cell>
          <table:table-cell table:style-name="ce47" office:value-type="float" office:value="850">
            <text:p>850</text:p>
          </table:table-cell>
          <table:table-cell table:style-name="ce47" office:value-type="float" office:value="5">
            <text:p>5</text:p>
          </table:table-cell>
          <table:table-cell table:style-name="ce43"/>
          <table:table-cell table:style-name="ce47" office:value-type="float" office:value="23000">
            <text:p>23000</text:p>
          </table:table-cell>
          <table:table-cell table:style-name="ce47" office:value-type="float" office:value="300">
            <text:p>300</text:p>
          </table:table-cell>
          <table:table-cell table:style-name="ce47" table:formula="of:=([.G19]/[.L19])/4" office:value-type="float" office:value="338.235294117647">
            <text:p>338.24</text:p>
          </table:table-cell>
          <table:table-cell table:style-name="ce47" office:value-type="float" office:value="57">
            <text:p>57</text:p>
          </table:table-cell>
          <table:table-cell table:style-name="ce47" office:value-type="float" office:value="5">
            <text:p>5</text:p>
          </table:table-cell>
          <table:table-cell table:style-name="ce47" office:value-type="float" office:value="17">
            <text:p>17</text:p>
          </table:table-cell>
          <table:table-cell table:style-name="ce43"/>
          <table:table-cell table:style-name="ce47" table:formula="of:=INT((160*([.G19]/4000)^2)*(0.96^([.L19]-15)))" office:value-type="float" office:value="4875">
            <text:p>4875</text:p>
          </table:table-cell>
          <table:table-cell table:style-name="ce47" office:value-type="float" office:value="32000">
            <text:p>32000</text:p>
          </table:table-cell>
          <table:table-cell table:style-name="ce47" table:formula="of:=[.N19]/([.D19])" office:value-type="float" office:value="5.73529411764706">
            <text:p>5.74</text:p>
          </table:table-cell>
          <table:table-cell table:style-name="ce47" table:formula="of:=[.N19]/[.G19]" office:value-type="float" office:value="0.21195652173913">
            <text:p>0.21</text:p>
          </table:table-cell>
          <table:table-cell table:style-name="ce47" table:formula="of:=[.O19]/[.G19]" office:value-type="float" office:value="1.39130434782609">
            <text:p>1.39</text:p>
          </table:table-cell>
          <table:table-cell table:style-name="ce47" table:formula="of:=((((4/3 * 3.14) * ([.J19]^3)/2)/1000)*5) + ( [.G19]/1000 * 15 )" office:value-type="float" office:value="2283.3534">
            <text:p>2283.35</text:p>
          </table:table-cell>
          <table:table-cell table:style-name="ce43"/>
          <table:table-cell table:style-name="ce47" office:value-type="float" office:value="2600">
            <text:p>2600</text:p>
          </table:table-cell>
          <table:table-cell table:style-name="ce47" table:formula="of:=[.N19]/[.U19]" office:value-type="float" office:value="1.875">
            <text:p>1.88</text:p>
          </table:table-cell>
          <table:table-cell table:style-name="ce47" table:formula="of:=[.O19]/[.U19]" office:value-type="float" office:value="12.3076923076923">
            <text:p>12.31</text:p>
          </table:table-cell>
          <table:table-cell table:style-name="ce43" table:number-columns-repeated="999"/>
        </table:table-row>
        <table:table-row table:style-name="ro2">
          <table:table-cell table:style-name="ce55" office:value-type="string">
            <text:p>Atha</text:p>
          </table:table-cell>
          <table:table-cell table:style-name="ce56" office:value-type="string">
            <text:p>xsb4202</text:p>
          </table:table-cell>
          <table:table-cell table:style-name="ce56" office:value-type="string">
            <text:p>Bubble</text:p>
          </table:table-cell>
          <table:table-cell table:style-name="ce56" office:value-type="float" office:value="600">
            <text:p>600</text:p>
          </table:table-cell>
          <table:table-cell table:style-name="ce56" office:value-type="float" office:value="2">
            <text:p>2</text:p>
          </table:table-cell>
          <table:table-cell table:style-name="ce55"/>
          <table:table-cell table:style-name="ce56" office:value-type="float" office:value="13000">
            <text:p>13000</text:p>
          </table:table-cell>
          <table:table-cell table:style-name="ce56" office:value-type="float" office:value="153">
            <text:p>153</text:p>
          </table:table-cell>
          <table:table-cell table:style-name="ce56" table:formula="of:=([.G20]/[.L20])/4" office:value-type="float" office:value="180.555555555556">
            <text:p>180.56</text:p>
          </table:table-cell>
          <table:table-cell table:style-name="ce56" office:value-type="float" office:value="28">
            <text:p>28</text:p>
          </table:table-cell>
          <table:table-cell table:style-name="ce56" office:value-type="float" office:value="5">
            <text:p>5</text:p>
          </table:table-cell>
          <table:table-cell table:style-name="ce56" office:value-type="float" office:value="18">
            <text:p>18</text:p>
          </table:table-cell>
          <table:table-cell table:style-name="ce55"/>
          <table:table-cell table:style-name="ce56" table:formula="of:=INT((160*([.G20]/4000)^2)*(0.96^([.L20]-15)))" office:value-type="float" office:value="1495">
            <text:p>1495</text:p>
          </table:table-cell>
          <table:table-cell table:style-name="ce56" office:value-type="float" office:value="7000">
            <text:p>7000</text:p>
          </table:table-cell>
          <table:table-cell table:style-name="ce56" table:formula="of:=[.N20]/([.D20])" office:value-type="float" office:value="2.49166666666667">
            <text:p>2.49</text:p>
          </table:table-cell>
          <table:table-cell table:style-name="ce56" table:formula="of:=[.N20]/[.G20]" office:value-type="float" office:value="0.115">
            <text:p>0.12</text:p>
          </table:table-cell>
          <table:table-cell table:style-name="ce56" table:formula="of:=[.O20]/[.G20]" office:value-type="float" office:value="0.538461538461538">
            <text:p>0.54</text:p>
          </table:table-cell>
          <table:table-cell table:style-name="ce56" table:formula="of:=((((4/3 * 3.14) * ([.J20]^3)/2)/1000)*5) + ( [.G20]/1000 * 15 )" office:value-type="float" office:value="424.764266666667">
            <text:p>424.76</text:p>
          </table:table-cell>
          <table:table-cell table:style-name="ce55"/>
          <table:table-cell table:style-name="ce56" office:value-type="float" office:value="700">
            <text:p>700</text:p>
          </table:table-cell>
          <table:table-cell table:style-name="ce56" table:formula="of:=[.N20]/[.U20]" office:value-type="float" office:value="2.13571428571429">
            <text:p>2.14</text:p>
          </table:table-cell>
          <table:table-cell table:style-name="ce56" table:formula="of:=[.O20]/[.U20]" office:value-type="float" office:value="10">
            <text:p>10</text:p>
          </table:table-cell>
          <table:table-cell table:style-name="ce55" table:number-columns-repeated="999"/>
        </table:table-row>
        <table:table-row table:style-name="ro2">
          <table:table-cell table:style-name="ce55" office:value-type="string">
            <text:p>Athanuhthe</text:p>
          </table:table-cell>
          <table:table-cell table:style-name="ce56" office:value-type="string">
            <text:p>xsb4301</text:p>
          </table:table-cell>
          <table:table-cell table:style-name="ce56" office:value-type="string">
            <text:p>Bubble</text:p>
          </table:table-cell>
          <table:table-cell table:style-name="ce56" office:value-type="float" office:value="900">
            <text:p>900</text:p>
          </table:table-cell>
          <table:table-cell table:style-name="ce56" office:value-type="float" office:value="3">
            <text:p>3</text:p>
          </table:table-cell>
          <table:table-cell table:style-name="ce55"/>
          <table:table-cell table:style-name="ce56" office:value-type="float" office:value="21000">
            <text:p>21000</text:p>
          </table:table-cell>
          <table:table-cell table:style-name="ce56" office:value-type="float" office:value="168">
            <text:p>168</text:p>
          </table:table-cell>
          <table:table-cell table:style-name="ce56" table:formula="of:=([.G21]/[.L21])/4" office:value-type="float" office:value="210">
            <text:p>210</text:p>
          </table:table-cell>
          <table:table-cell table:style-name="ce56" office:value-type="float" office:value="46">
            <text:p>46</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1]/4000)^2)*(0.96^([.L21]-15)))" office:value-type="float" office:value="2931">
            <text:p>2931</text:p>
          </table:table-cell>
          <table:table-cell table:style-name="ce56" office:value-type="float" office:value="28000">
            <text:p>28000</text:p>
          </table:table-cell>
          <table:table-cell table:style-name="ce56" table:formula="of:=[.N21]/([.D21])" office:value-type="float" office:value="3.25666666666667">
            <text:p>3.26</text:p>
          </table:table-cell>
          <table:table-cell table:style-name="ce56" table:formula="of:=[.N21]/[.G21]" office:value-type="float" office:value="0.139571428571429">
            <text:p>0.14</text:p>
          </table:table-cell>
          <table:table-cell table:style-name="ce56" table:formula="of:=[.O21]/[.G21]" office:value-type="float" office:value="1.33333333333333">
            <text:p>1.33</text:p>
          </table:table-cell>
          <table:table-cell table:style-name="ce56" table:formula="of:=((((4/3 * 3.14) * ([.J21]^3)/2)/1000)*5) + ( [.G21]/1000 * 15 )" office:value-type="float" office:value="1333.78346666667">
            <text:p>1333.78</text:p>
          </table:table-cell>
          <table:table-cell table:style-name="ce55"/>
          <table:table-cell table:style-name="ce56" office:value-type="float" office:value="1800">
            <text:p>1800</text:p>
          </table:table-cell>
          <table:table-cell table:style-name="ce56" table:formula="of:=[.N21]/[.U21]" office:value-type="float" office:value="1.62833333333333">
            <text:p>1.63</text:p>
          </table:table-cell>
          <table:table-cell table:style-name="ce56" table:formula="of:=[.O21]/[.U21]" office:value-type="float" office:value="15.5555555555556">
            <text:p>15.56</text:p>
          </table:table-cell>
          <table:table-cell table:style-name="ce55" table:number-columns-repeated="999"/>
        </table:table-row>
        <table:table-row table:style-name="ro2">
          <table:table-cell table:style-name="ce55" office:value-type="string">
            <text:p>Athanuhthe-S</text:p>
          </table:table-cell>
          <table:table-cell table:style-name="ce56" office:value-type="string">
            <text:p>xsb4303</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7000">
            <text:p>17000</text:p>
          </table:table-cell>
          <table:table-cell table:style-name="ce56" office:value-type="float" office:value="294">
            <text:p>294</text:p>
          </table:table-cell>
          <table:table-cell table:style-name="ce56" table:formula="of:=([.G22]/[.L22])/4" office:value-type="float" office:value="170">
            <text:p>170</text:p>
          </table:table-cell>
          <table:table-cell table:style-name="ce56" office:value-type="float" office:value="59">
            <text:p>59</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2]/4000)^2)*(0.96^([.L22]-15)))" office:value-type="float" office:value="1921">
            <text:p>1921</text:p>
          </table:table-cell>
          <table:table-cell table:style-name="ce56" office:value-type="float" office:value="30000">
            <text:p>30000</text:p>
          </table:table-cell>
          <table:table-cell table:style-name="ce56" table:formula="of:=[.N22]/([.D22])" office:value-type="float" office:value="2.95538461538462">
            <text:p>2.96</text:p>
          </table:table-cell>
          <table:table-cell table:style-name="ce56" table:formula="of:=[.N22]/[.G22]" office:value-type="float" office:value="0.113">
            <text:p>0.11</text:p>
          </table:table-cell>
          <table:table-cell table:style-name="ce56" table:formula="of:=[.O22]/[.G22]" office:value-type="float" office:value="1.76470588235294">
            <text:p>1.76</text:p>
          </table:table-cell>
          <table:table-cell table:style-name="ce56"/>
          <table:table-cell table:style-name="ce55"/>
          <table:table-cell table:style-name="ce56" office:value-type="float" office:value="2400">
            <text:p>2400</text:p>
          </table:table-cell>
          <table:table-cell table:style-name="ce56" table:formula="of:=[.N22]/[.U22]" office:value-type="float" office:value="0.800416666666667">
            <text:p>0.8</text:p>
          </table:table-cell>
          <table:table-cell table:style-name="ce56" table:formula="of:=[.O22]/[.U22]" office:value-type="float" office:value="12.5">
            <text:p>12.5</text:p>
          </table:table-cell>
          <table:table-cell table:style-name="ce55" table:number-columns-repeated="999"/>
        </table:table-row>
        <table:table-row table:style-name="ro2">
          <table:table-cell table:style-name="ce55" office:value-type="string">
            <text:p>Iaathanah-S</text:p>
          </table:table-cell>
          <table:table-cell table:style-name="ce56" office:value-type="string">
            <text:p>ssb4401-S</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4000">
            <text:p>14000</text:p>
          </table:table-cell>
          <table:table-cell table:style-name="ce56" office:value-type="float" office:value="168">
            <text:p>168</text:p>
          </table:table-cell>
          <table:table-cell table:style-name="ce56" table:formula="of:=([.G23]/[.L23])/4" office:value-type="float" office:value="109.375">
            <text:p>109.38</text:p>
          </table:table-cell>
          <table:table-cell table:style-name="ce56" office:value-type="float" office:value="26">
            <text:p>26</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3]/4000)^2)*(0.96^([.L23]-15)))" office:value-type="float" office:value="979">
            <text:p>979</text:p>
          </table:table-cell>
          <table:table-cell table:style-name="ce56" office:value-type="float" office:value="8000">
            <text:p>8000</text:p>
          </table:table-cell>
          <table:table-cell table:style-name="ce56" table:formula="of:=[.N23]/([.D23])" office:value-type="float" office:value="1.50615384615385">
            <text:p>1.51</text:p>
          </table:table-cell>
          <table:table-cell table:style-name="ce56" table:formula="of:=[.N23]/[.G23]" office:value-type="float" office:value="0.0699285714285714">
            <text:p>0.07</text:p>
          </table:table-cell>
          <table:table-cell table:style-name="ce56" table:formula="of:=[.O23]/[.G23]" office:value-type="float" office:value="0.571428571428571">
            <text:p>0.57</text:p>
          </table:table-cell>
          <table:table-cell table:style-name="ce56" table:formula="of:=((((4/3 * 3.14) * ([.J23]^3)/2)/1000)*5) + ( [.G23]/1000 * 15 )" office:value-type="float" office:value="393.962133333333">
            <text:p>393.96</text:p>
          </table:table-cell>
          <table:table-cell table:style-name="ce55"/>
          <table:table-cell table:style-name="ce56" office:value-type="float" office:value="800">
            <text:p>800</text:p>
          </table:table-cell>
          <table:table-cell table:style-name="ce56" table:formula="of:=[.N23]/[.U23]" office:value-type="float" office:value="1.22375">
            <text:p>1.22</text:p>
          </table:table-cell>
          <table:table-cell table:style-name="ce56" table:formula="of:=[.O23]/[.U23]" office:value-type="float" office:value="10">
            <text:p>10</text:p>
          </table:table-cell>
          <table:table-cell table:style-name="ce55" table:number-columns-repeated="999"/>
        </table:table-row>
        <table:table-row table:style-name="ro2">
          <table:table-cell table:style-name="ce55" office:value-type="string">
            <text:p>Iaathanah-L</text:p>
          </table:table-cell>
          <table:table-cell table:style-name="ce56" office:value-type="string">
            <text:p>ssb4401-L</text:p>
          </table:table-cell>
          <table:table-cell table:style-name="ce56" office:value-type="string">
            <text:p>Bubble</text:p>
          </table:table-cell>
          <table:table-cell table:style-name="ce56" office:value-type="float" office:value="900">
            <text:p>900</text:p>
          </table:table-cell>
          <table:table-cell table:style-name="ce56" office:value-type="float" office:value="2">
            <text:p>2</text:p>
          </table:table-cell>
          <table:table-cell table:style-name="ce55"/>
          <table:table-cell table:style-name="ce56" office:value-type="float" office:value="17500">
            <text:p>17500</text:p>
          </table:table-cell>
          <table:table-cell table:style-name="ce56" office:value-type="float" office:value="168">
            <text:p>168</text:p>
          </table:table-cell>
          <table:table-cell table:style-name="ce56" table:formula="of:=([.G24]/[.L24])/4" office:value-type="float" office:value="136.71875">
            <text:p>136.72</text:p>
          </table:table-cell>
          <table:table-cell table:style-name="ce56" office:value-type="float" office:value="35">
            <text:p>35</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4]/4000)^2)*(0.96^([.L24]-15)))" office:value-type="float" office:value="1529">
            <text:p>1529</text:p>
          </table:table-cell>
          <table:table-cell table:style-name="ce56" office:value-type="float" office:value="12000">
            <text:p>12000</text:p>
          </table:table-cell>
          <table:table-cell table:style-name="ce56" table:formula="of:=[.N24]/([.D24])" office:value-type="float" office:value="1.69888888888889">
            <text:p>1.7</text:p>
          </table:table-cell>
          <table:table-cell table:style-name="ce56" table:formula="of:=[.N24]/[.G24]" office:value-type="float" office:value="0.0873714285714286">
            <text:p>0.09</text:p>
          </table:table-cell>
          <table:table-cell table:style-name="ce56" table:formula="of:=[.O24]/[.G24]" office:value-type="float" office:value="0.685714285714286">
            <text:p>0.69</text:p>
          </table:table-cell>
          <table:table-cell table:style-name="ce56" table:formula="of:=((((4/3 * 3.14) * ([.J24]^3)/2)/1000)*5) + ( [.G24]/1000 * 15 )" office:value-type="float" office:value="711.258333333333">
            <text:p>711.26</text:p>
          </table:table-cell>
          <table:table-cell table:style-name="ce55"/>
          <table:table-cell table:style-name="ce56" office:value-type="float" office:value="1200">
            <text:p>1200</text:p>
          </table:table-cell>
          <table:table-cell table:style-name="ce56" table:formula="of:=[.N24]/[.U24]" office:value-type="float" office:value="1.27416666666667">
            <text:p>1.27</text:p>
          </table:table-cell>
          <table:table-cell table:style-name="ce56" table:formula="of:=[.O24]/[.U24]" office:value-type="float" office:value="10">
            <text:p>10</text:p>
          </table:table-cell>
          <table:table-cell table:style-name="ce55" table:number-columns-repeated="999"/>
        </table:table-row>
        <table:table-row table:style-name="ro2">
          <table:table-cell table:style-name="ce55" office:value-type="string">
            <text:p>Iaathaan</text:p>
          </table:table-cell>
          <table:table-cell table:style-name="ce56" office:value-type="string">
            <text:p>ssb4401</text:p>
          </table:table-cell>
          <table:table-cell table:style-name="ce56" office:value-type="string">
            <text:p>Projector</text:p>
          </table:table-cell>
          <table:table-cell table:style-name="ce56" office:value-type="float" office:value="2300">
            <text:p>2300</text:p>
          </table:table-cell>
          <table:table-cell table:style-name="ce56" office:value-type="float" office:value="5">
            <text:p>5</text:p>
          </table:table-cell>
          <table:table-cell table:style-name="ce55"/>
          <table:table-cell table:style-name="ce56" office:value-type="float" office:value="21000">
            <text:p>21000</text:p>
          </table:table-cell>
          <table:table-cell table:style-name="ce56" table:formula="of:=[.I21]*1.54" office:value-type="float" office:value="323.4">
            <text:p>323.4</text:p>
          </table:table-cell>
          <table:table-cell table:style-name="ce56" table:formula="of:=([.G25]/[.L25])/4" office:value-type="float" office:value="210">
            <text:p>210</text:p>
          </table:table-cell>
          <table:table-cell table:style-name="ce56" office:value-type="float" office:value="46">
            <text:p>46</text:p>
          </table:table-cell>
          <table:table-cell table:style-name="ce56" office:value-type="float" office:value="8">
            <text:p>8</text:p>
          </table:table-cell>
          <table:table-cell table:style-name="ce56" office:value-type="float" office:value="25">
            <text:p>25</text:p>
          </table:table-cell>
          <table:table-cell table:style-name="ce55"/>
          <table:table-cell table:style-name="ce56" table:formula="of:=INT((160*([.G25]/4000)^2)*(0.96^([.L25]-15)))" office:value-type="float" office:value="2931">
            <text:p>2931</text:p>
          </table:table-cell>
          <table:table-cell table:style-name="ce56" office:value-type="float" office:value="200000">
            <text:p>200000</text:p>
          </table:table-cell>
          <table:table-cell table:style-name="ce56" table:formula="of:=[.N25]/([.D25])" office:value-type="float" office:value="1.27434782608696">
            <text:p>1.27</text:p>
          </table:table-cell>
          <table:table-cell table:style-name="ce56" table:formula="of:=[.N25]/[.G25]" office:value-type="float" office:value="0.139571428571429">
            <text:p>0.14</text:p>
          </table:table-cell>
          <table:table-cell table:style-name="ce56" table:formula="of:=[.O25]/[.G25]" office:value-type="float" office:value="9.52380952380952">
            <text:p>9.52</text:p>
          </table:table-cell>
          <table:table-cell table:style-name="ce56" table:formula="of:=((((([.J25]^2)*25)/1000) * 5) + ( [.G25]/1000 * 15)) * 3" office:value-type="float" office:value="1738.5">
            <text:p>1738.5</text:p>
          </table:table-cell>
          <table:table-cell table:style-name="ce55"/>
          <table:table-cell table:style-name="ce56" office:value-type="float" office:value="20000">
            <text:p>20000</text:p>
          </table:table-cell>
          <table:table-cell table:style-name="ce56" table:formula="of:=[.N25]/[.U25]" office:value-type="float" office:value="0.14655">
            <text:p>0.15</text:p>
          </table:table-cell>
          <table:table-cell table:style-name="ce56" table:formula="of:=[.O25]/[.U25]" office:value-type="float" office:value="10">
            <text:p>10</text:p>
          </table:table-cell>
          <table:table-cell table:style-name="ce55" table:number-columns-repeated="999"/>
        </table:table-row>
        <table:table-row table:style-name="ro2">
          <table:table-cell table:style-name="ce55" office:value-type="string">
            <text:p>Athahaas</text:p>
          </table:table-cell>
          <table:table-cell table:style-name="ce56" office:value-type="string">
            <text:p>ssb5301</text:p>
          </table:table-cell>
          <table:table-cell table:style-name="ce56" office:value-type="string">
            <text:p>Wall</text:p>
          </table:table-cell>
          <table:table-cell table:style-name="ce56" office:value-type="float" office:value="4000">
            <text:p>4000</text:p>
          </table:table-cell>
          <table:table-cell table:style-name="ce56" office:value-type="float" office:value="3">
            <text:p>3</text:p>
          </table:table-cell>
          <table:table-cell table:style-name="ce55"/>
          <table:table-cell table:style-name="ce56" office:value-type="float" office:value="12000">
            <text:p>12000</text:p>
          </table:table-cell>
          <table:table-cell table:style-name="ce56" office:value-type="float" office:value="208">
            <text:p>208</text:p>
          </table:table-cell>
          <table:table-cell table:style-name="ce56" table:formula="of:=([.G26]/[.L26])/4" office:value-type="float" office:value="150">
            <text:p>150</text:p>
          </table:table-cell>
          <table:table-cell table:style-name="ce56" office:value-type="float" office:value="2.5">
            <text:p>2.5</text:p>
          </table:table-cell>
          <table:table-cell table:style-name="ce56" office:value-type="float" office:value="5">
            <text:p>5</text:p>
          </table:table-cell>
          <table:table-cell table:style-name="ce56" office:value-type="float" office:value="20">
            <text:p>20</text:p>
          </table:table-cell>
          <table:table-cell table:style-name="ce55"/>
          <table:table-cell table:style-name="ce56" table:formula="of:=INT((160*([.G26]/4000)^2)*(0.96^([.L26]-15)))" office:value-type="float" office:value="1174">
            <text:p>1174</text:p>
          </table:table-cell>
          <table:table-cell table:style-name="ce56" office:value-type="float" office:value="6500">
            <text:p>6500</text:p>
          </table:table-cell>
          <table:table-cell table:style-name="ce56" table:formula="of:=[.N26]/([.D26])" office:value-type="float" office:value="0.2935">
            <text:p>0.29</text:p>
          </table:table-cell>
          <table:table-cell table:style-name="ce56" table:formula="of:=[.N26]/[.G26]" office:value-type="float" office:value="0.0978333333333333">
            <text:p>0.1</text:p>
          </table:table-cell>
          <table:table-cell table:style-name="ce56" table:formula="of:=[.O26]/[.G26]" office:value-type="float" office:value="0.541666666666667">
            <text:p>0.54</text:p>
          </table:table-cell>
          <table:table-cell table:style-name="ce56" table:formula="of:=((((4/3 * 3.14) * ([.J26]^3)/2)/1000)*5) + ( [.G26]/1000 * 15 )" office:value-type="float" office:value="180.163541666667">
            <text:p>180.16</text:p>
          </table:table-cell>
          <table:table-cell table:style-name="ce55"/>
          <table:table-cell table:style-name="ce56" office:value-type="float" office:value="350">
            <text:p>350</text:p>
          </table:table-cell>
          <table:table-cell table:style-name="ce56" table:formula="of:=[.N26]/[.U26]" office:value-type="float" office:value="3.35428571428571">
            <text:p>3.35</text:p>
          </table:table-cell>
          <table:table-cell table:style-name="ce56" table:formula="of:=[.O26]/[.U26]" office:value-type="float" office:value="18.5714285714286">
            <text:p>18.57</text:p>
          </table:table-cell>
          <table:table-cell table:style-name="ce55" table:number-columns-repeated="999"/>
        </table:table-row>
        <table:table-row table:style-name="ro1">
          <table:table-cell table:style-name="ce155" office:value-type="string">
            <text:p>Mobile Shield Units</text:p>
          </table:table-cell>
          <table:table-cell table:number-columns-repeated="1021"/>
        </table:table-row>
        <table:table-row table:style-name="ro2">
          <table:table-cell table:style-name="ce109" office:value-type="string">
            <text:p>Asylum</text:p>
          </table:table-cell>
          <table:table-cell table:style-name="ce110" office:value-type="string">
            <text:p>ual0307</text:p>
          </table:table-cell>
          <table:table-cell table:style-name="ce110" office:value-type="string">
            <text:p>Bubble</text:p>
          </table:table-cell>
          <table:table-cell table:style-name="ce110" office:value-type="float" office:value="150">
            <text:p>150</text:p>
          </table:table-cell>
          <table:table-cell table:style-name="ce110" office:value-type="float" office:value="2">
            <text:p>2</text:p>
          </table:table-cell>
          <table:table-cell table:style-name="ce109"/>
          <table:table-cell table:style-name="ce110" office:value-type="float" office:value="4000">
            <text:p>4000</text:p>
          </table:table-cell>
          <table:table-cell table:style-name="ce110" office:value-type="float" office:value="80">
            <text:p>80</text:p>
          </table:table-cell>
          <table:table-cell table:style-name="ce110" table:formula="of:=([.G28]/[.L28])/4" office:value-type="float" office:value="45.4545454545455">
            <text:p>45.45</text:p>
          </table:table-cell>
          <table:table-cell table:style-name="ce110" office:value-type="float" office:value="16">
            <text:p>16</text:p>
          </table:table-cell>
          <table:table-cell table:style-name="ce110" office:value-type="float" office:value="5">
            <text:p>5</text:p>
          </table:table-cell>
          <table:table-cell table:style-name="ce110" office:value-type="float" office:value="22">
            <text:p>22</text:p>
          </table:table-cell>
          <table:table-cell table:style-name="ce109"/>
          <table:table-cell table:style-name="ce110" table:formula="of:=INT((160*([.G28]/4000)^2)*(0.96^([.L28]-15))*2)" office:value-type="float" office:value="240">
            <text:p>240</text:p>
          </table:table-cell>
          <table:table-cell table:style-name="ce110" office:value-type="float" office:value="2360">
            <text:p>2360</text:p>
          </table:table-cell>
          <table:table-cell table:style-name="ce110" table:formula="of:=[.N28]/([.D28]+[.G28])" office:value-type="float" office:value="0.0578313253012048">
            <text:p>0.06</text:p>
          </table:table-cell>
          <table:table-cell table:style-name="ce110" table:formula="of:=[.N28]/[.G28]" office:value-type="float" office:value="0.06">
            <text:p>0.06</text:p>
          </table:table-cell>
          <table:table-cell table:style-name="ce110" table:formula="of:=[.O28]/[.G28]" office:value-type="float" office:value="0.59">
            <text:p>0.59</text:p>
          </table:table-cell>
          <table:table-cell table:style-name="ce110" table:formula="of:=((((4/3 * 3.14) * ([.J28]^3))/1000)*5) + ( [.G28]/1000 * 15 )" office:value-type="float" office:value="145.742933333333">
            <text:p>145.74</text:p>
          </table:table-cell>
          <table:table-cell table:style-name="ce109"/>
          <table:table-cell table:style-name="ce110" office:value-type="float" office:value="720">
            <text:p>720</text:p>
          </table:table-cell>
          <table:table-cell table:style-name="ce110" table:formula="of:=[.N28]/[.U28]" office:value-type="float" office:value="0.333333333333333">
            <text:p>0.33</text:p>
          </table:table-cell>
          <table:table-cell table:style-name="ce110" table:formula="of:=[.O28]/[.U28]" office:value-type="float" office:value="3.27777777777778">
            <text:p>3.28</text:p>
          </table:table-cell>
          <table:table-cell table:style-name="ce109" table:number-columns-repeated="999"/>
        </table:table-row>
        <table:table-row table:style-name="ro2">
          <table:table-cell table:style-name="ce109" office:value-type="string">
            <text:p>Refuge</text:p>
          </table:table-cell>
          <table:table-cell table:style-name="ce110" office:value-type="string">
            <text:p>ual0308</text:p>
          </table:table-cell>
          <table:table-cell table:style-name="ce110" office:value-type="string">
            <text:p>Bubble</text:p>
          </table:table-cell>
          <table:table-cell table:style-name="ce110" office:value-type="float" office:value="350">
            <text:p>350</text:p>
          </table:table-cell>
          <table:table-cell table:style-name="ce110" office:value-type="float" office:value="3">
            <text:p>3</text:p>
          </table:table-cell>
          <table:table-cell table:style-name="ce109"/>
          <table:table-cell table:style-name="ce110" office:value-type="float" office:value="7250">
            <text:p>7250</text:p>
          </table:table-cell>
          <table:table-cell table:style-name="ce110" office:value-type="float" office:value="110">
            <text:p>110</text:p>
          </table:table-cell>
          <table:table-cell table:style-name="ce110" table:formula="of:=([.G29]/[.L29])/4" office:value-type="float" office:value="75.5208333333333">
            <text:p>75.52</text:p>
          </table:table-cell>
          <table:table-cell table:style-name="ce110" office:value-type="float" office:value="19">
            <text:p>1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29]/4000)^2)*(0.96^([.L29]-15))*2)" office:value-type="float" office:value="728">
            <text:p>728</text:p>
          </table:table-cell>
          <table:table-cell table:style-name="ce110" office:value-type="float" office:value="4800">
            <text:p>4800</text:p>
          </table:table-cell>
          <table:table-cell table:style-name="ce110" table:formula="of:=[.N29]/([.D29]+[.G29])" office:value-type="float" office:value="0.0957894736842105">
            <text:p>0.1</text:p>
          </table:table-cell>
          <table:table-cell table:style-name="ce110" table:formula="of:=[.N29]/[.G29]" office:value-type="float" office:value="0.100413793103448">
            <text:p>0.1</text:p>
          </table:table-cell>
          <table:table-cell table:style-name="ce110" table:formula="of:=[.O29]/[.G29]" office:value-type="float" office:value="0.662068965517241">
            <text:p>0.66</text:p>
          </table:table-cell>
          <table:table-cell table:style-name="ce110" table:formula="of:=((((4/3 * 3.14) * ([.J29]^3))/1000)*5) + ( [.G29]/1000 * 15 )" office:value-type="float" office:value="252.331733333333">
            <text:p>252.33</text:p>
          </table:table-cell>
          <table:table-cell table:style-name="ce109"/>
          <table:table-cell table:style-name="ce110" office:value-type="float" office:value="1200">
            <text:p>1200</text:p>
          </table:table-cell>
          <table:table-cell table:style-name="ce110" table:formula="of:=[.N29]/[.U29]" office:value-type="float" office:value="0.606666666666667">
            <text:p>0.61</text:p>
          </table:table-cell>
          <table:table-cell table:style-name="ce110" table:formula="of:=[.O29]/[.U29]" office:value-type="float" office:value="4">
            <text:p>4</text:p>
          </table:table-cell>
          <table:table-cell table:style-name="ce109" table:number-columns-repeated="999"/>
        </table:table-row>
        <table:table-row table:style-name="ro2">
          <table:table-cell table:style-name="ce109" office:value-type="string">
            <text:p>Angel</text:p>
          </table:table-cell>
          <table:table-cell table:style-name="ce110" office:value-type="string">
            <text:p>UALX401</text:p>
          </table:table-cell>
          <table:table-cell table:style-name="ce110" office:value-type="string">
            <text:p>Bubble</text:p>
          </table:table-cell>
          <table:table-cell table:number-columns-repeated="2" table:style-name="ce110" office:value-type="float" office:value="0">
            <text:p>0</text:p>
          </table:table-cell>
          <table:table-cell table:style-name="ce109"/>
          <table:table-cell table:style-name="ce110" office:value-type="float" office:value="27500">
            <text:p>27500</text:p>
          </table:table-cell>
          <table:table-cell table:style-name="ce110" office:value-type="float" office:value="110">
            <text:p>110</text:p>
          </table:table-cell>
          <table:table-cell table:style-name="ce110" table:formula="of:=([.G30]/[.L30])/4" office:value-type="float" office:value="286.458333333333">
            <text:p>286.46</text:p>
          </table:table-cell>
          <table:table-cell table:style-name="ce110" office:value-type="float" office:value="45">
            <text:p>45</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30]/4000)^2)*(0.96^([.L30]-15))*2)" office:value-type="float" office:value="10474">
            <text:p>10474</text:p>
          </table:table-cell>
          <table:table-cell table:style-name="ce110" office:value-type="float" office:value="4800">
            <text:p>4800</text:p>
          </table:table-cell>
          <table:table-cell table:style-name="ce110" table:formula="of:=[.N30]/([.D30]+[.G30])" office:value-type="float" office:value="0.380872727272727">
            <text:p>0.38</text:p>
          </table:table-cell>
          <table:table-cell table:style-name="ce110" table:formula="of:=[.N30]/[.G30]" office:value-type="float" office:value="0.380872727272727">
            <text:p>0.38</text:p>
          </table:table-cell>
          <table:table-cell table:style-name="ce110" table:formula="of:=[.O30]/[.G30]" office:value-type="float" office:value="0.174545454545455">
            <text:p>0.17</text:p>
          </table:table-cell>
          <table:table-cell table:style-name="ce110" table:formula="of:=((((4/3 * 3.14) * ([.J30]^3))/1000)*5) + ( [.G30]/1000 * 15 )" office:value-type="float" office:value="2320.05">
            <text:p>2320.05</text:p>
          </table:table-cell>
          <table:table-cell table:style-name="ce109"/>
          <table:table-cell table:style-name="ce110" office:value-type="float" office:value="1200">
            <text:p>1200</text:p>
          </table:table-cell>
          <table:table-cell table:style-name="ce110" table:formula="of:=[.N30]/[.U30]" office:value-type="float" office:value="8.72833333333333">
            <text:p>8.73</text:p>
          </table:table-cell>
          <table:table-cell table:style-name="ce110" table:formula="of:=[.O30]/[.U30]" office:value-type="float" office:value="4">
            <text:p>4</text:p>
          </table:table-cell>
          <table:table-cell table:style-name="ce109" table:number-columns-repeated="999"/>
        </table:table-row>
        <table:table-row table:style-name="ro2">
          <table:table-cell table:style-name="ce78" office:value-type="string">
            <text:p>Parashield</text:p>
          </table:table-cell>
          <table:table-cell table:style-name="ce82" office:value-type="string">
            <text:p>uel0307</text:p>
          </table:table-cell>
          <table:table-cell table:style-name="ce82" office:value-type="string">
            <text:p>Bubble</text:p>
          </table:table-cell>
          <table:table-cell table:style-name="ce82" office:value-type="float" office:value="130">
            <text:p>130</text:p>
          </table:table-cell>
          <table:table-cell table:style-name="ce82" office:value-type="float" office:value="1">
            <text:p>1</text:p>
          </table:table-cell>
          <table:table-cell table:style-name="ce78"/>
          <table:table-cell table:style-name="ce82" office:value-type="float" office:value="3600">
            <text:p>3600</text:p>
          </table:table-cell>
          <table:table-cell table:style-name="ce82" office:value-type="float" office:value="65">
            <text:p>65</text:p>
          </table:table-cell>
          <table:table-cell table:style-name="ce82" table:formula="of:=([.G31]/[.L31])/4" office:value-type="float" office:value="42.8571428571429">
            <text:p>42.86</text:p>
          </table:table-cell>
          <table:table-cell table:style-name="ce82" office:value-type="float" office:value="16">
            <text:p>16</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1]/4000)^2)*(0.96^([.L31]-15))*2)" office:value-type="float" office:value="202">
            <text:p>202</text:p>
          </table:table-cell>
          <table:table-cell table:style-name="ce82" office:value-type="float" office:value="1800">
            <text:p>1800</text:p>
          </table:table-cell>
          <table:table-cell table:style-name="ce82" table:formula="of:=[.N31]/([.D31]+[.G31])" office:value-type="float" office:value="0.0541554959785523">
            <text:p>0.05</text:p>
          </table:table-cell>
          <table:table-cell table:style-name="ce82" table:formula="of:=[.N31]/[.G31]" office:value-type="float" office:value="0.0561111111111111">
            <text:p>0.06</text:p>
          </table:table-cell>
          <table:table-cell table:style-name="ce82" table:formula="of:=[.O31]/[.G31]" office:value-type="float" office:value="0.5">
            <text:p>0.5</text:p>
          </table:table-cell>
          <table:table-cell table:style-name="ce82" table:formula="of:=((((4/3 * 3.14) * ([.J31]^3))/1000)*5) + ( [.G31]/1000 * 15 )" office:value-type="float" office:value="139.742933333333">
            <text:p>139.74</text:p>
          </table:table-cell>
          <table:table-cell table:style-name="ce78"/>
          <table:table-cell table:style-name="ce82" office:value-type="float" office:value="600">
            <text:p>600</text:p>
          </table:table-cell>
          <table:table-cell table:style-name="ce82" table:formula="of:=[.N31]/[.U31]" office:value-type="float" office:value="0.336666666666667">
            <text:p>0.34</text:p>
          </table:table-cell>
          <table:table-cell table:style-name="ce82" table:formula="of:=[.O31]/[.U31]" office:value-type="float" office:value="3">
            <text:p>3</text:p>
          </table:table-cell>
          <table:table-cell table:style-name="ce78" table:number-columns-repeated="999"/>
        </table:table-row>
        <table:table-row table:style-name="ro2">
          <table:table-cell table:style-name="ce78" office:value-type="string">
            <text:p>Veloshield</text:p>
          </table:table-cell>
          <table:table-cell table:style-name="ce82" office:value-type="string">
            <text:p>uel0308</text:p>
          </table:table-cell>
          <table:table-cell table:style-name="ce82" office:value-type="string">
            <text:p>Bubble</text:p>
          </table:table-cell>
          <table:table-cell table:style-name="ce82" office:value-type="float" office:value="380">
            <text:p>380</text:p>
          </table:table-cell>
          <table:table-cell table:style-name="ce82" office:value-type="float" office:value="2">
            <text:p>2</text:p>
          </table:table-cell>
          <table:table-cell table:style-name="ce78"/>
          <table:table-cell table:style-name="ce82" office:value-type="float" office:value="7500">
            <text:p>7500</text:p>
          </table:table-cell>
          <table:table-cell table:style-name="ce82" office:value-type="float" office:value="125">
            <text:p>125</text:p>
          </table:table-cell>
          <table:table-cell table:style-name="ce82" table:formula="of:=([.G32]/[.L32])/4" office:value-type="float" office:value="72.1153846153846">
            <text:p>72.12</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2]/4000)^2)*(0.96^([.L32]-15))*2)" office:value-type="float" office:value="718">
            <text:p>718</text:p>
          </table:table-cell>
          <table:table-cell table:style-name="ce82" office:value-type="float" office:value="5000">
            <text:p>5000</text:p>
          </table:table-cell>
          <table:table-cell table:style-name="ce82" table:formula="of:=[.N32]/([.D32]+[.G32])" office:value-type="float" office:value="0.0911167512690355">
            <text:p>0.09</text:p>
          </table:table-cell>
          <table:table-cell table:style-name="ce82" table:formula="of:=[.N32]/[.G32]" office:value-type="float" office:value="0.0957333333333333">
            <text:p>0.1</text:p>
          </table:table-cell>
          <table:table-cell table:style-name="ce82" table:formula="of:=[.O32]/[.G32]" office:value-type="float" office:value="0.666666666666667">
            <text:p>0.67</text:p>
          </table:table-cell>
          <table:table-cell table:style-name="ce82" table:formula="of:=((((4/3 * 3.14) * ([.J32]^3))/1000)*5) + ( [.G32]/1000 * 15 )" office:value-type="float" office:value="279.966666666667">
            <text:p>279.97</text:p>
          </table:table-cell>
          <table:table-cell table:style-name="ce78"/>
          <table:table-cell table:style-name="ce82" office:value-type="float" office:value="1200">
            <text:p>1200</text:p>
          </table:table-cell>
          <table:table-cell table:style-name="ce82" table:formula="of:=[.N32]/[.U32]" office:value-type="float" office:value="0.598333333333333">
            <text:p>0.6</text:p>
          </table:table-cell>
          <table:table-cell table:style-name="ce82" table:formula="of:=[.O32]/[.U32]" office:value-type="float" office:value="4.16666666666667">
            <text:p>4.17</text:p>
          </table:table-cell>
          <table:table-cell table:style-name="ce78" table:number-columns-repeated="999"/>
        </table:table-row>
        <table:table-row table:style-name="ro2">
          <table:table-cell table:style-name="ce78" office:value-type="string">
            <text:p>Bulwark</text:p>
          </table:table-cell>
          <table:table-cell table:style-name="ce82" office:value-type="string">
            <text:p>xes0205</text:p>
          </table:table-cell>
          <table:table-cell table:style-name="ce82" office:value-type="string">
            <text:p>Bubble</text:p>
          </table:table-cell>
          <table:table-cell table:style-name="ce82" office:value-type="float" office:value="600">
            <text:p>600</text:p>
          </table:table-cell>
          <table:table-cell table:style-name="ce82" office:value-type="float" office:value="4">
            <text:p>4</text:p>
          </table:table-cell>
          <table:table-cell table:style-name="ce78"/>
          <table:table-cell table:style-name="ce82" office:value-type="float" office:value="8500">
            <text:p>8500</text:p>
          </table:table-cell>
          <table:table-cell table:style-name="ce82" office:value-type="float" office:value="165">
            <text:p>165</text:p>
          </table:table-cell>
          <table:table-cell table:style-name="ce82" table:formula="of:=([.G33]/[.L33])/4" office:value-type="float" office:value="101.190476190476">
            <text:p>101.19</text:p>
          </table:table-cell>
          <table:table-cell table:style-name="ce82" office:value-type="float" office:value="45">
            <text:p>45</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3]/4000)^2)*(0.96^([.L33]-15))*1.5)" office:value-type="float" office:value="848">
            <text:p>848</text:p>
          </table:table-cell>
          <table:table-cell table:style-name="ce82" office:value-type="float" office:value="16500">
            <text:p>16500</text:p>
          </table:table-cell>
          <table:table-cell table:style-name="ce82" table:formula="of:=[.N33]/([.D33]+[.G33])" office:value-type="float" office:value="0.0931868131868132">
            <text:p>0.09</text:p>
          </table:table-cell>
          <table:table-cell table:style-name="ce82" table:formula="of:=[.N33]/[.G33]" office:value-type="float" office:value="0.0997647058823529">
            <text:p>0.1</text:p>
          </table:table-cell>
          <table:table-cell table:style-name="ce82" table:formula="of:=[.O33]/[.G33]" office:value-type="float" office:value="1.94117647058824">
            <text:p>1.94</text:p>
          </table:table-cell>
          <table:table-cell table:style-name="ce82" table:formula="of:=((((4/3 * 3.14) * ([.J33]^3))/1000)*2.5) + ( [.G33]/1000 * 15 )" office:value-type="float" office:value="1081.275">
            <text:p>1081.28</text:p>
          </table:table-cell>
          <table:table-cell table:style-name="ce78"/>
          <table:table-cell table:style-name="ce82" office:value-type="float" office:value="4800">
            <text:p>4800</text:p>
          </table:table-cell>
          <table:table-cell table:style-name="ce82" table:formula="of:=[.N33]/[.U33]" office:value-type="float" office:value="0.176666666666667">
            <text:p>0.18</text:p>
          </table:table-cell>
          <table:table-cell table:style-name="ce82" table:formula="of:=[.O33]/[.U33]" office:value-type="float" office:value="3.4375">
            <text:p>3.44</text:p>
          </table:table-cell>
          <table:table-cell table:style-name="ce78" table:number-columns-repeated="999"/>
        </table:table-row>
        <table:table-row table:style-name="ro2">
          <table:table-cell table:style-name="ce78" office:value-type="string">
            <text:p>FatBoy – Shield</text:p>
          </table:table-cell>
          <table:table-cell table:style-name="ce82"/>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30000">
            <text:p>30000</text:p>
          </table:table-cell>
          <table:table-cell table:style-name="ce82" office:value-type="float" office:value="160">
            <text:p>160</text:p>
          </table:table-cell>
          <table:table-cell table:style-name="ce82" table:formula="of:=([.G34]/[.L34])/4" office:value-type="float" office:value="288.461538461538">
            <text:p>288.46</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4]/4000)^2)*(0.96^([.L34]-15))*2)" office:value-type="float" office:value="11488">
            <text:p>11488</text:p>
          </table:table-cell>
          <table:table-cell table:style-name="ce82" office:value-type="float" office:value="600000">
            <text:p>600000</text:p>
          </table:table-cell>
          <table:table-cell table:style-name="ce82" table:formula="of:=[.N34]/([.D34]+[.G34])" office:value-type="float" office:value="0.382933333333333">
            <text:p>0.38</text:p>
          </table:table-cell>
          <table:table-cell table:style-name="ce82" table:formula="of:=[.N34]/[.G34]" office:value-type="float" office:value="0.382933333333333">
            <text:p>0.38</text:p>
          </table:table-cell>
          <table:table-cell table:style-name="ce82" table:formula="of:=[.O34]/[.G34]" office:value-type="float" office:value="20">
            <text:p>20</text:p>
          </table:table-cell>
          <table:table-cell table:style-name="ce82" table:formula="of:=((((4/3 * 3.14) * ([.J34]^3))/1000)*2.5) + ( [.G34]/1000 * 15 )" office:value-type="float" office:value="533.733333333333">
            <text:p>533.73</text:p>
          </table:table-cell>
          <table:table-cell table:style-name="ce78"/>
          <table:table-cell table:style-name="ce82"/>
          <table:table-cell table:style-name="ce82" table:formula="of:=[.N34]/[.U34]" office:value-type="float" office:value="0">
            <text:p>#DIV/0!</text:p>
          </table:table-cell>
          <table:table-cell table:style-name="ce82" table:formula="of:=[.O34]/[.U34]" office:value-type="float" office:value="0">
            <text:p>#DIV/0!</text:p>
          </table:table-cell>
          <table:table-cell table:style-name="ce78" table:number-columns-repeated="999"/>
        </table:table-row>
        <table:table-row table:style-name="ro2">
          <table:table-cell table:style-name="ce78" office:value-type="string">
            <text:p>Dragonite – Shield</text:p>
          </table:table-cell>
          <table:table-cell table:style-name="ce82" office:value-type="string">
            <text:p>WEL0416</text:p>
          </table:table-cell>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14000">
            <text:p>14000</text:p>
          </table:table-cell>
          <table:table-cell table:style-name="ce82" office:value-type="float" office:value="160">
            <text:p>160</text:p>
          </table:table-cell>
          <table:table-cell table:style-name="ce82" table:formula="of:=([.G35]/[.L35])/4" office:value-type="float" office:value="145.833333333333">
            <text:p>145.83</text:p>
          </table:table-cell>
          <table:table-cell table:number-columns-repeated="2" table:style-name="ce82" office:value-type="float" office:value="5">
            <text:p>5</text:p>
          </table:table-cell>
          <table:table-cell table:style-name="ce82" office:value-type="float" office:value="24">
            <text:p>24</text:p>
          </table:table-cell>
          <table:table-cell table:style-name="ce78"/>
          <table:table-cell table:style-name="ce82" office:value-type="float" office:value="92000">
            <text:p>92000</text:p>
          </table:table-cell>
          <table:table-cell table:style-name="ce82" office:value-type="float" office:value="1100000">
            <text:p>1100000</text:p>
          </table:table-cell>
          <table:table-cell table:style-name="ce82" table:formula="of:=[.N35]/([.D35]+[.G35])" office:value-type="float" office:value="6.57142857142857">
            <text:p>6.57</text:p>
          </table:table-cell>
          <table:table-cell table:style-name="ce82" table:formula="of:=[.N35]/[.G35]" office:value-type="float" office:value="6.57142857142857">
            <text:p>6.57</text:p>
          </table:table-cell>
          <table:table-cell table:style-name="ce82" table:formula="of:=[.O35]/[.G35]" office:value-type="float" office:value="78.5714285714286">
            <text:p>78.57</text:p>
          </table:table-cell>
          <table:table-cell table:style-name="ce82" table:formula="of:=((((4/3 * 3.14) * ([.J35]^3))/1000)*2.5) + ( [.G35]/1000 * 15 )" office:value-type="float" office:value="211.308333333333">
            <text:p>211.31</text:p>
          </table:table-cell>
          <table:table-cell table:style-name="ce78"/>
          <table:table-cell table:style-name="ce82"/>
          <table:table-cell table:style-name="ce82" table:formula="of:=[.N35]/[.U35]" office:value-type="float" office:value="0">
            <text:p>#DIV/0!</text:p>
          </table:table-cell>
          <table:table-cell table:style-name="ce82" table:formula="of:=[.O35]/[.U35]" office:value-type="float" office:value="0">
            <text:p>#DIV/0!</text:p>
          </table:table-cell>
          <table:table-cell table:style-name="ce78" table:number-columns-repeated="999"/>
        </table:table-row>
        <table:table-row table:style-name="ro2">
          <table:table-cell table:style-name="ce43" office:value-type="string">
            <text:p>MSG Spiderbot</text:p>
          </table:table-cell>
          <table:table-cell table:style-name="ce47" office:value-type="string">
            <text:p>WRL0207</text:p>
          </table:table-cell>
          <table:table-cell table:style-name="ce47" office:value-type="string">
            <text:p>Bubble</text:p>
          </table:table-cell>
          <table:table-cell table:style-name="ce47" office:value-type="float" office:value="125">
            <text:p>125</text:p>
          </table:table-cell>
          <table:table-cell table:style-name="ce47" office:value-type="float" office:value="2">
            <text:p>2</text:p>
          </table:table-cell>
          <table:table-cell table:style-name="ce43"/>
          <table:table-cell table:style-name="ce47" office:value-type="float" office:value="2900">
            <text:p>2900</text:p>
          </table:table-cell>
          <table:table-cell table:style-name="ce47" office:value-type="float" office:value="42">
            <text:p>42</text:p>
          </table:table-cell>
          <table:table-cell table:style-name="ce47" table:formula="of:=([.G36]/[.L36])/4" office:value-type="float" office:value="36.25">
            <text:p>36.25</text:p>
          </table:table-cell>
          <table:table-cell table:style-name="ce47" office:value-type="float" office:value="14">
            <text:p>14</text:p>
          </table:table-cell>
          <table:table-cell table:style-name="ce47" office:value-type="float" office:value="5">
            <text:p>5</text:p>
          </table:table-cell>
          <table:table-cell table:style-name="ce47" office:value-type="float" office:value="20">
            <text:p>20</text:p>
          </table:table-cell>
          <table:table-cell table:style-name="ce43"/>
          <table:table-cell table:style-name="ce47" office:value-type="float" office:value="225">
            <text:p>225</text:p>
          </table:table-cell>
          <table:table-cell table:style-name="ce47" office:value-type="float" office:value="1950">
            <text:p>1950</text:p>
          </table:table-cell>
          <table:table-cell table:style-name="ce47" table:formula="of:=[.N36]/([.D36]+[.G36])" office:value-type="float" office:value="0.0743801652892562">
            <text:p>0.07</text:p>
          </table:table-cell>
          <table:table-cell table:style-name="ce47" table:formula="of:=[.N36]/[.G36]" office:value-type="float" office:value="0.0775862068965517">
            <text:p>0.08</text:p>
          </table:table-cell>
          <table:table-cell table:style-name="ce47" table:formula="of:=[.O36]/[.G36]" office:value-type="float" office:value="0.672413793103448">
            <text:p>0.67</text:p>
          </table:table-cell>
          <table:table-cell table:style-name="ce47" table:formula="of:=((((4/3 * 3.14) * ([.J36]^3))/1000)*5) + ( [.G36]/1000 * 15 )" office:value-type="float" office:value="100.941066666667">
            <text:p>100.94</text:p>
          </table:table-cell>
          <table:table-cell table:style-name="ce43"/>
          <table:table-cell table:style-name="ce47" office:value-type="float" office:value="675">
            <text:p>675</text:p>
          </table:table-cell>
          <table:table-cell table:style-name="ce47" table:formula="of:=[.N36]/[.U36]" office:value-type="float" office:value="0.333333333333333">
            <text:p>0.33</text:p>
          </table:table-cell>
          <table:table-cell table:style-name="ce47" table:formula="of:=[.O36]/[.U36]" office:value-type="float" office:value="2.88888888888889">
            <text:p>2.89</text:p>
          </table:table-cell>
          <table:table-cell table:style-name="ce43" table:number-columns-repeated="999"/>
        </table:table-row>
        <table:table-row table:style-name="ro2">
          <table:table-cell table:style-name="ce55" office:value-type="string">
            <text:p>Echibum – Shield</text:p>
          </table:table-cell>
          <table:table-cell table:style-name="ce56" office:value-type="string">
            <text:p>wsl0405</text:p>
          </table:table-cell>
          <table:table-cell table:style-name="ce56" office:value-type="string">
            <text:p>Bubble</text:p>
          </table:table-cell>
          <table:table-cell table:number-columns-repeated="2" table:style-name="ce56" office:value-type="float" office:value="0">
            <text:p>0</text:p>
          </table:table-cell>
          <table:table-cell table:style-name="ce55"/>
          <table:table-cell table:style-name="ce56" office:value-type="float" office:value="45000">
            <text:p>45000</text:p>
          </table:table-cell>
          <table:table-cell table:style-name="ce56" office:value-type="float" office:value="161">
            <text:p>161</text:p>
          </table:table-cell>
          <table:table-cell table:style-name="ce56" table:formula="of:=([.G37]/[.L37])/4" office:value-type="float" office:value="288.461538461538">
            <text:p>288.46</text:p>
          </table:table-cell>
          <table:table-cell table:style-name="ce56" office:value-type="float" office:value="12">
            <text:p>12</text:p>
          </table:table-cell>
          <table:table-cell table:style-name="ce56" office:value-type="float" office:value="5">
            <text:p>5</text:p>
          </table:table-cell>
          <table:table-cell table:style-name="ce56" office:value-type="float" office:value="39">
            <text:p>39</text:p>
          </table:table-cell>
          <table:table-cell table:style-name="ce55"/>
          <table:table-cell table:style-name="ce56" table:formula="of:=INT((160*([.G37]/4000)^2)*(0.96^([.L37]-15))*2)" office:value-type="float" office:value="15204">
            <text:p>15204</text:p>
          </table:table-cell>
          <table:table-cell table:style-name="ce56" office:value-type="float" office:value="5500">
            <text:p>5500</text:p>
          </table:table-cell>
          <table:table-cell table:style-name="ce56" table:formula="of:=[.N37]/([.D37]+[.G37])" office:value-type="float" office:value="0.337866666666667">
            <text:p>0.34</text:p>
          </table:table-cell>
          <table:table-cell table:style-name="ce56" table:formula="of:=[.N37]/[.G37]" office:value-type="float" office:value="0.337866666666667">
            <text:p>0.34</text:p>
          </table:table-cell>
          <table:table-cell table:style-name="ce56" table:formula="of:=[.O37]/[.G37]" office:value-type="float" office:value="0.122222222222222">
            <text:p>0.12</text:p>
          </table:table-cell>
          <table:table-cell table:style-name="ce56" table:formula="of:=((((4/3 * 3.14) * ([.J37]^3))/1000)*5) + ( [.G37]/1000 * 15 )" office:value-type="float" office:value="711.1728">
            <text:p>711.17</text:p>
          </table:table-cell>
          <table:table-cell table:style-name="ce55"/>
          <table:table-cell table:style-name="ce56" office:value-type="float" office:value="3200">
            <text:p>3200</text:p>
          </table:table-cell>
          <table:table-cell table:style-name="ce56" table:formula="of:=[.N37]/[.U37]" office:value-type="float" office:value="4.75125">
            <text:p>4.75</text:p>
          </table:table-cell>
          <table:table-cell table:style-name="ce56" table:formula="of:=[.O37]/[.U37]" office:value-type="float" office:value="1.71875">
            <text:p>1.72</text:p>
          </table:table-cell>
          <table:table-cell table:style-name="ce55" table:number-columns-repeated="999"/>
        </table:table-row>
        <table:table-row table:style-name="ro2">
          <table:table-cell table:style-name="ce55" office:value-type="string">
            <text:p>Athanah</text:p>
          </table:table-cell>
          <table:table-cell table:style-name="ce56" office:value-type="string">
            <text:p>xsl0307</text:p>
          </table:table-cell>
          <table:table-cell table:style-name="ce56" office:value-type="string">
            <text:p>Bubble</text:p>
          </table:table-cell>
          <table:table-cell table:style-name="ce56" office:value-type="float" office:value="720">
            <text:p>720</text:p>
          </table:table-cell>
          <table:table-cell table:style-name="ce56" office:value-type="float" office:value="4">
            <text:p>4</text:p>
          </table:table-cell>
          <table:table-cell table:style-name="ce55"/>
          <table:table-cell table:style-name="ce56" office:value-type="float" office:value="8000">
            <text:p>8000</text:p>
          </table:table-cell>
          <table:table-cell table:style-name="ce56" office:value-type="float" office:value="150">
            <text:p>150</text:p>
          </table:table-cell>
          <table:table-cell table:style-name="ce56" table:formula="of:=([.G38]/[.L38])/4" office:value-type="float" office:value="83.3333333333333">
            <text:p>83.33</text:p>
          </table:table-cell>
          <table:table-cell table:style-name="ce56" office:value-type="float" office:value="20">
            <text:p>20</text:p>
          </table:table-cell>
          <table:table-cell table:style-name="ce56" office:value-type="float" office:value="5">
            <text:p>5</text:p>
          </table:table-cell>
          <table:table-cell table:style-name="ce56" office:value-type="float" office:value="24">
            <text:p>24</text:p>
          </table:table-cell>
          <table:table-cell table:style-name="ce55"/>
          <table:table-cell table:style-name="ce56" table:formula="of:=INT((160*([.G38]/4000)^2)*(0.96^([.L38]-15))*2)" office:value-type="float" office:value="886">
            <text:p>886</text:p>
          </table:table-cell>
          <table:table-cell table:style-name="ce56" office:value-type="float" office:value="6050">
            <text:p>6050</text:p>
          </table:table-cell>
          <table:table-cell table:style-name="ce56" table:formula="of:=[.N38]/([.D38]+[.G38])" office:value-type="float" office:value="0.101605504587156">
            <text:p>0.1</text:p>
          </table:table-cell>
          <table:table-cell table:style-name="ce56" table:formula="of:=[.N38]/[.G38]" office:value-type="float" office:value="0.11075">
            <text:p>0.11</text:p>
          </table:table-cell>
          <table:table-cell table:style-name="ce56" table:formula="of:=[.O38]/[.G38]" office:value-type="float" office:value="0.75625">
            <text:p>0.76</text:p>
          </table:table-cell>
          <table:table-cell table:style-name="ce56" table:formula="of:=((((4/3 * 3.14) * ([.J38]^3))/1000)*5) + ( [.G38]/1000 * 15 )" office:value-type="float" office:value="287.466666666667">
            <text:p>287.47</text:p>
          </table:table-cell>
          <table:table-cell table:style-name="ce55"/>
          <table:table-cell table:style-name="ce56" office:value-type="float" office:value="3200">
            <text:p>3200</text:p>
          </table:table-cell>
          <table:table-cell table:style-name="ce56" table:formula="of:=[.N38]/[.U38]" office:value-type="float" office:value="0.276875">
            <text:p>0.28</text:p>
          </table:table-cell>
          <table:table-cell table:style-name="ce56" table:formula="of:=[.O38]/[.U38]" office:value-type="float" office:value="1.890625">
            <text:p>1.89</text:p>
          </table:table-cell>
          <table:table-cell table:style-name="ce55" table:number-columns-repeated="999"/>
        </table:table-row>
        <table:table-row table:style-name="ro1">
          <table:table-cell table:style-name="ce155"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109" office:value-type="string">
            <text:p>Luminesc</text:p>
          </table:table-cell>
          <table:table-cell table:style-name="ce110" office:value-type="string">
            <text:p>uabssg01</text:p>
          </table:table-cell>
          <table:table-cell table:style-name="ce110" office:value-type="string">
            <text:p>Square</text:p>
          </table:table-cell>
          <table:table-cell table:style-name="ce110" office:value-type="float" office:value="3000">
            <text:p>3000</text:p>
          </table:table-cell>
          <table:table-cell table:style-name="ce110" office:value-type="float" office:value="10">
            <text:p>10</text:p>
          </table:table-cell>
          <table:table-cell table:style-name="ce109"/>
          <table:table-cell table:style-name="ce110" office:value-type="float" office:value="37500">
            <text:p>37500</text:p>
          </table:table-cell>
          <table:table-cell table:style-name="ce110" office:value-type="float" office:value="360">
            <text:p>360</text:p>
          </table:table-cell>
          <table:table-cell table:style-name="ce110" table:formula="of:=([.G40]/[.L40])/4" office:value-type="float" office:value="253.378378378378">
            <text:p>253.38</text:p>
          </table:table-cell>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INT((160*([.G40]/4000)^2)*(0.96^([.L40]-15))*4)" office:value-type="float" office:value="22913">
            <text:p>22913</text:p>
          </table:table-cell>
          <table:table-cell table:style-name="ce110" office:value-type="float" office:value="360000">
            <text:p>360000</text:p>
          </table:table-cell>
          <table:table-cell table:style-name="ce110" table:formula="of:=[.N40]/([.D40])" office:value-type="float" office:value="7.63766666666667">
            <text:p>7.64</text:p>
          </table:table-cell>
          <table:table-cell table:style-name="ce110" table:formula="of:=[.N40]/[.G40]" office:value-type="float" office:value="0.611013333333333">
            <text:p>0.61</text:p>
          </table:table-cell>
          <table:table-cell table:style-name="ce110" table:formula="of:=[.O40]/[.G40]" office:value-type="float" office:value="9.6">
            <text:p>9.6</text:p>
          </table:table-cell>
          <table:table-cell table:style-name="ce110" table:formula="of:=((((([.J40]^2)*25)/1000) * 5) + ( [.G40]/1000 * 15)) * 3" office:value-type="float" office:value="5143.5">
            <text:p>5143.5</text:p>
          </table:table-cell>
          <table:table-cell table:style-name="ce109"/>
          <table:table-cell table:style-name="ce110" office:value-type="float" office:value="36500">
            <text:p>36500</text:p>
          </table:table-cell>
          <table:table-cell table:style-name="ce110" table:formula="of:=[.N40]/[.U40]" office:value-type="float" office:value="0.627753424657534">
            <text:p>0.63</text:p>
          </table:table-cell>
          <table:table-cell table:style-name="ce110" table:formula="of:=[.O40]/[.U40]" office:value-type="float" office:value="9.86301369863014">
            <text:p>9.86</text:p>
          </table:table-cell>
          <table:table-cell table:style-name="ce109" table:number-columns-repeated="999"/>
        </table:table-row>
        <table:table-row table:style-name="ro2">
          <table:table-cell table:style-name="ce109" office:value-type="string">
            <text:p>Luminesc-S</text:p>
          </table:table-cell>
          <table:table-cell table:style-name="ce110" office:value-type="string">
            <text:p>uabssg02</text:p>
          </table:table-cell>
          <table:table-cell table:style-name="ce110" office:value-type="string">
            <text:p>Square</text:p>
          </table:table-cell>
          <table:table-cell table:style-name="ce110" office:value-type="float" office:value="4500">
            <text:p>4500</text:p>
          </table:table-cell>
          <table:table-cell table:style-name="ce110" office:value-type="float" office:value="15">
            <text:p>15</text:p>
          </table:table-cell>
          <table:table-cell table:style-name="ce109"/>
          <table:table-cell table:style-name="ce110" table:formula="of:=[.G40] * 1.25" office:value-type="float" office:value="46875">
            <text:p>46875</text:p>
          </table:table-cell>
          <table:table-cell table:style-name="ce110" table:formula="of:=[.I40]*1.54" office:value-type="float" office:value="390.202702702703">
            <text:p>390.2</text:p>
          </table:table-cell>
          <table:table-cell table:style-name="ce110"/>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N40]*0.5" office:value-type="float" office:value="11456.5">
            <text:p>11456.5</text:p>
          </table:table-cell>
          <table:table-cell table:style-name="ce110" table:formula="of:=[.O40]  * 0.5" office:value-type="float" office:value="180000">
            <text:p>180000</text:p>
          </table:table-cell>
          <table:table-cell table:style-name="ce110" table:formula="of:=[.N41]/([.D41])" office:value-type="float" office:value="2.54588888888889">
            <text:p>2.55</text:p>
          </table:table-cell>
          <table:table-cell table:style-name="ce110" table:formula="of:=[.N41]/[.G41]" office:value-type="float" office:value="0.244405333333333">
            <text:p>0.24</text:p>
          </table:table-cell>
          <table:table-cell table:style-name="ce110" table:formula="of:=[.O41]/[.G41]" office:value-type="float" office:value="3.84">
            <text:p>3.84</text:p>
          </table:table-cell>
          <table:table-cell table:style-name="ce110" table:formula="of:=((((([.J41]^2)*25)/1000) * 5) + ( [.G41]/1000 * 15)) * 3" office:value-type="float" office:value="5565.375">
            <text:p>5565.38</text:p>
          </table:table-cell>
          <table:table-cell table:style-name="ce109"/>
          <table:table-cell table:style-name="ce110" office:value-type="float" office:value="18250">
            <text:p>18250</text:p>
          </table:table-cell>
          <table:table-cell table:style-name="ce110" table:formula="of:=[.N41]/[.U41]" office:value-type="float" office:value="0.627753424657534">
            <text:p>0.63</text:p>
          </table:table-cell>
          <table:table-cell table:style-name="ce110" table:formula="of:=[.O41]/[.U41]" office:value-type="float" office:value="9.86301369863014">
            <text:p>9.86</text:p>
          </table:table-cell>
          <table:table-cell table:style-name="ce109" table:number-columns-repeated="999"/>
        </table:table-row>
        <table:table-row table:style-name="ro2">
          <table:table-cell table:style-name="ce78" office:value-type="string">
            <text:p>Hope</text:p>
          </table:table-cell>
          <table:table-cell table:style-name="ce82" office:value-type="string">
            <text:p>uebssg01</text:p>
          </table:table-cell>
          <table:table-cell table:style-name="ce82" office:value-type="string">
            <text:p>Square</text:p>
          </table:table-cell>
          <table:table-cell table:style-name="ce82" office:value-type="float" office:value="3300">
            <text:p>3300</text:p>
          </table:table-cell>
          <table:table-cell table:style-name="ce82" office:value-type="float" office:value="10">
            <text:p>10</text:p>
          </table:table-cell>
          <table:table-cell table:style-name="ce78"/>
          <table:table-cell table:style-name="ce82" office:value-type="float" office:value="36000">
            <text:p>36000</text:p>
          </table:table-cell>
          <table:table-cell table:style-name="ce82" office:value-type="float" office:value="360">
            <text:p>360</text:p>
          </table:table-cell>
          <table:table-cell table:style-name="ce82" table:formula="of:=([.G42]/[.L42])/4" office:value-type="float" office:value="257.142857142857">
            <text:p>257.14</text:p>
          </table:table-cell>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INT((160*([.G42]/4000)^2)*(0.96^([.L42]-15))*4)" office:value-type="float" office:value="22913">
            <text:p>22913</text:p>
          </table:table-cell>
          <table:table-cell table:style-name="ce82" office:value-type="float" office:value="400000">
            <text:p>400000</text:p>
          </table:table-cell>
          <table:table-cell table:style-name="ce82" table:formula="of:=[.N42]/([.D42])" office:value-type="float" office:value="6.94333333333333">
            <text:p>6.94</text:p>
          </table:table-cell>
          <table:table-cell table:style-name="ce82" table:formula="of:=[.N42]/[.G42]" office:value-type="float" office:value="0.636472222222222">
            <text:p>0.64</text:p>
          </table:table-cell>
          <table:table-cell table:style-name="ce82" table:formula="of:=[.O42]/[.G42]" office:value-type="float" office:value="11.1111111111111">
            <text:p>11.11</text:p>
          </table:table-cell>
          <table:table-cell table:style-name="ce82" table:formula="of:=((((([.J42]^2)*25)/1000) * 5) + ( [.G42]/1000 * 15)) * 3" office:value-type="float" office:value="5754.375">
            <text:p>5754.38</text:p>
          </table:table-cell>
          <table:table-cell table:style-name="ce78"/>
          <table:table-cell table:style-name="ce82" office:value-type="float" office:value="38294">
            <text:p>38294</text:p>
          </table:table-cell>
          <table:table-cell table:style-name="ce82" table:formula="of:=[.N42]/[.U42]" office:value-type="float" office:value="0.598344388154802">
            <text:p>0.6</text:p>
          </table:table-cell>
          <table:table-cell table:style-name="ce82" table:formula="of:=[.O42]/[.U42]" office:value-type="float" office:value="10.4455006006163">
            <text:p>10.45</text:p>
          </table:table-cell>
          <table:table-cell table:style-name="ce78" table:number-columns-repeated="999"/>
        </table:table-row>
        <table:table-row table:style-name="ro2">
          <table:table-cell table:style-name="ce78" office:value-type="string">
            <text:p>Hope-S</text:p>
          </table:table-cell>
          <table:table-cell table:style-name="ce82" office:value-type="string">
            <text:p>uebssg02</text:p>
          </table:table-cell>
          <table:table-cell table:style-name="ce82" office:value-type="string">
            <text:p>Square</text:p>
          </table:table-cell>
          <table:table-cell table:style-name="ce82" office:value-type="float" office:value="4950">
            <text:p>4950</text:p>
          </table:table-cell>
          <table:table-cell table:style-name="ce82" office:value-type="float" office:value="15">
            <text:p>15</text:p>
          </table:table-cell>
          <table:table-cell table:style-name="ce78"/>
          <table:table-cell table:style-name="ce82" table:formula="of:=[.G42]*1.25" office:value-type="float" office:value="45000">
            <text:p>45000</text:p>
          </table:table-cell>
          <table:table-cell table:style-name="ce82" table:formula="of:=[.I42]*1.54" office:value-type="float" office:value="396">
            <text:p>396</text:p>
          </table:table-cell>
          <table:table-cell table:style-name="ce82"/>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N42]*0.5" office:value-type="float" office:value="11456.5">
            <text:p>11456.5</text:p>
          </table:table-cell>
          <table:table-cell table:style-name="ce82" table:formula="of:=[.O42]*0.5" office:value-type="float" office:value="200000">
            <text:p>200000</text:p>
          </table:table-cell>
          <table:table-cell table:style-name="ce82" table:formula="of:=[.N43]/([.D43])" office:value-type="float" office:value="2.31444444444444">
            <text:p>2.31</text:p>
          </table:table-cell>
          <table:table-cell table:style-name="ce82" table:formula="of:=[.N43]/[.G43]" office:value-type="float" office:value="0.254588888888889">
            <text:p>0.25</text:p>
          </table:table-cell>
          <table:table-cell table:style-name="ce82" table:formula="of:=[.O43]/[.G43]" office:value-type="float" office:value="4.44444444444444">
            <text:p>4.44</text:p>
          </table:table-cell>
          <table:table-cell table:style-name="ce82" table:formula="of:=((((([.J43]^2)*25)/1000) * 5) + ( [.G43]/1000 * 15)) * 3" office:value-type="float" office:value="6159.375">
            <text:p>6159.38</text:p>
          </table:table-cell>
          <table:table-cell table:style-name="ce78"/>
          <table:table-cell table:style-name="ce82" office:value-type="float" office:value="19100">
            <text:p>19100</text:p>
          </table:table-cell>
          <table:table-cell table:style-name="ce82" table:formula="of:=[.N43]/[.U43]" office:value-type="float" office:value="0.599816753926701">
            <text:p>0.6</text:p>
          </table:table-cell>
          <table:table-cell table:style-name="ce82" table:formula="of:=[.O43]/[.U43]" office:value-type="float" office:value="10.4712041884817">
            <text:p>10.47</text:p>
          </table:table-cell>
          <table:table-cell table:style-name="ce78" table:number-columns-repeated="999"/>
        </table:table-row>
        <table:table-row table:style-name="ro2">
          <table:table-cell table:style-name="ce43" office:value-type="string">
            <text:p>ED-X</text:p>
          </table:table-cell>
          <table:table-cell table:style-name="ce47" office:value-type="string">
            <text:p>urbssg01</text:p>
          </table:table-cell>
          <table:table-cell table:style-name="ce47" office:value-type="string">
            <text:p>Square</text:p>
          </table:table-cell>
          <table:table-cell table:style-name="ce47" office:value-type="float" office:value="3000">
            <text:p>3000</text:p>
          </table:table-cell>
          <table:table-cell table:style-name="ce47" office:value-type="float" office:value="18">
            <text:p>18</text:p>
          </table:table-cell>
          <table:table-cell table:style-name="ce43"/>
          <table:table-cell table:style-name="ce47" office:value-type="float" office:value="35000">
            <text:p>35000</text:p>
          </table:table-cell>
          <table:table-cell table:style-name="ce47" office:value-type="float" office:value="360">
            <text:p>360</text:p>
          </table:table-cell>
          <table:table-cell table:style-name="ce47" table:formula="of:=([.G44]/[.L44])/4" office:value-type="float" office:value="257.352941176471">
            <text:p>257.35</text:p>
          </table:table-cell>
          <table:table-cell table:style-name="ce47" office:value-type="float" office:value="100">
            <text:p>100</text:p>
          </table:table-cell>
          <table:table-cell table:style-name="ce47" office:value-type="float" office:value="20">
            <text:p>20</text:p>
          </table:table-cell>
          <table:table-cell table:style-name="ce47" office:value-type="float" office:value="34">
            <text:p>34</text:p>
          </table:table-cell>
          <table:table-cell table:style-name="ce43"/>
          <table:table-cell table:style-name="ce47" table:formula="of:=INT((160*([.G44]/4000)^2)*(0.96^([.L44]-15))*4)" office:value-type="float" office:value="22560">
            <text:p>22560</text:p>
          </table:table-cell>
          <table:table-cell table:style-name="ce47" office:value-type="float" office:value="400000">
            <text:p>400000</text:p>
          </table:table-cell>
          <table:table-cell table:style-name="ce47" table:formula="of:=[.N44]/([.D44])" office:value-type="float" office:value="7.52">
            <text:p>7.52</text:p>
          </table:table-cell>
          <table:table-cell table:style-name="ce47" table:formula="of:=[.N44]/[.G44]" office:value-type="float" office:value="0.644571428571429">
            <text:p>0.64</text:p>
          </table:table-cell>
          <table:table-cell table:style-name="ce47" table:formula="of:=[.O44]/[.G44]" office:value-type="float" office:value="11.4285714285714">
            <text:p>11.43</text:p>
          </table:table-cell>
          <table:table-cell table:style-name="ce47" table:formula="of:=((((([.J44]^2)*25)/1000) * 5) + ( [.G44]/1000 * 15)) * 3" office:value-type="float" office:value="5325">
            <text:p>5325</text:p>
          </table:table-cell>
          <table:table-cell table:style-name="ce43"/>
          <table:table-cell table:style-name="ce47" office:value-type="float" office:value="38294">
            <text:p>38294</text:p>
          </table:table-cell>
          <table:table-cell table:style-name="ce47" table:formula="of:=[.N44]/[.U44]" office:value-type="float" office:value="0.589126233874759">
            <text:p>0.59</text:p>
          </table:table-cell>
          <table:table-cell table:style-name="ce47" table:formula="of:=[.O44]/[.U44]" office:value-type="float" office:value="10.4455006006163">
            <text:p>10.45</text:p>
          </table:table-cell>
          <table:table-cell table:style-name="ce43" table:number-columns-repeated="999"/>
        </table:table-row>
        <table:table-row table:style-name="ro2">
          <table:table-cell table:style-name="ce43" office:value-type="string">
            <text:p>ED-X-S</text:p>
          </table:table-cell>
          <table:table-cell table:style-name="ce47" office:value-type="string">
            <text:p>urbssg02</text:p>
          </table:table-cell>
          <table:table-cell table:style-name="ce47" office:value-type="string">
            <text:p>Square</text:p>
          </table:table-cell>
          <table:table-cell table:style-name="ce47" office:value-type="float" office:value="4500">
            <text:p>4500</text:p>
          </table:table-cell>
          <table:table-cell table:style-name="ce47" office:value-type="float" office:value="27">
            <text:p>27</text:p>
          </table:table-cell>
          <table:table-cell table:style-name="ce43"/>
          <table:table-cell table:style-name="ce47" table:formula="of:=[.G44]*1.25" office:value-type="float" office:value="43750">
            <text:p>43750</text:p>
          </table:table-cell>
          <table:table-cell table:style-name="ce47" table:formula="of:=[.I44]*1.54" office:value-type="float" office:value="396.323529411765">
            <text:p>396.32</text:p>
          </table:table-cell>
          <table:table-cell table:style-name="ce47"/>
          <table:table-cell table:style-name="ce47" office:value-type="float" office:value="100">
            <text:p>100</text:p>
          </table:table-cell>
          <table:table-cell table:style-name="ce47" office:value-type="float" office:value="20">
            <text:p>20</text:p>
          </table:table-cell>
          <table:table-cell table:style-name="ce47" office:value-type="float" office:value="34">
            <text:p>34</text:p>
          </table:table-cell>
          <table:table-cell table:style-name="ce43"/>
          <table:table-cell table:style-name="ce47" table:formula="of:=[.N44]*0.5" office:value-type="float" office:value="11280">
            <text:p>11280</text:p>
          </table:table-cell>
          <table:table-cell table:style-name="ce47" table:formula="of:=[.O44]*0.5" office:value-type="float" office:value="200000">
            <text:p>200000</text:p>
          </table:table-cell>
          <table:table-cell table:style-name="ce47" table:formula="of:=[.N45]/([.D45])" office:value-type="float" office:value="2.50666666666667">
            <text:p>2.51</text:p>
          </table:table-cell>
          <table:table-cell table:style-name="ce47" table:formula="of:=[.N45]/[.G45]" office:value-type="float" office:value="0.257828571428571">
            <text:p>0.26</text:p>
          </table:table-cell>
          <table:table-cell table:style-name="ce47" table:formula="of:=[.O45]/[.G45]" office:value-type="float" office:value="4.57142857142857">
            <text:p>4.57</text:p>
          </table:table-cell>
          <table:table-cell table:style-name="ce47" table:formula="of:=((((([.J45]^2)*25)/1000) * 5) + ( [.G45]/1000 * 15)) * 3" office:value-type="float" office:value="5718.75">
            <text:p>5718.75</text:p>
          </table:table-cell>
          <table:table-cell table:style-name="ce43"/>
          <table:table-cell table:style-name="ce47" table:formula="of:=[.U44]*0.5" office:value-type="float" office:value="19147">
            <text:p>19147</text:p>
          </table:table-cell>
          <table:table-cell table:style-name="ce47" table:formula="of:=[.N45]/[.U45]" office:value-type="float" office:value="0.589126233874759">
            <text:p>0.59</text:p>
          </table:table-cell>
          <table:table-cell table:style-name="ce47" table:formula="of:=[.O45]/[.U45]" office:value-type="float" office:value="10.4455006006163">
            <text:p>10.45</text:p>
          </table:table-cell>
          <table:table-cell table:style-name="ce43" table:number-columns-repeated="999"/>
        </table:table-row>
        <table:table-row table:style-name="ro2">
          <table:table-cell table:style-name="ce55" office:value-type="string">
            <text:p>Thanatos</text:p>
          </table:table-cell>
          <table:table-cell table:style-name="ce56" office:value-type="string">
            <text:p>xsbssg01</text:p>
          </table:table-cell>
          <table:table-cell table:style-name="ce56" office:value-type="string">
            <text:p>Square</text:p>
          </table:table-cell>
          <table:table-cell table:style-name="ce56" office:value-type="float" office:value="3000">
            <text:p>3000</text:p>
          </table:table-cell>
          <table:table-cell table:style-name="ce56" office:value-type="float" office:value="15">
            <text:p>15</text:p>
          </table:table-cell>
          <table:table-cell table:style-name="ce55"/>
          <table:table-cell table:style-name="ce56" office:value-type="float" office:value="38500">
            <text:p>38500</text:p>
          </table:table-cell>
          <table:table-cell table:style-name="ce56" office:value-type="float" office:value="360">
            <text:p>360</text:p>
          </table:table-cell>
          <table:table-cell table:style-name="ce56" table:formula="of:=([.G46]/[.L46])/4" office:value-type="float" office:value="246.794871794872">
            <text:p>246.79</text:p>
          </table:table-cell>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INT((160*([.G46]/4000)^2)*(0.96^([.L46]-15))*4)" office:value-type="float" office:value="22258">
            <text:p>22258</text:p>
          </table:table-cell>
          <table:table-cell table:style-name="ce56" office:value-type="float" office:value="400000">
            <text:p>400000</text:p>
          </table:table-cell>
          <table:table-cell table:style-name="ce56" table:formula="of:=[.N46]/([.D46])" office:value-type="float" office:value="7.41933333333333">
            <text:p>7.42</text:p>
          </table:table-cell>
          <table:table-cell table:style-name="ce56" table:formula="of:=[.N46]/[.G46]" office:value-type="float" office:value="0.57812987012987">
            <text:p>0.58</text:p>
          </table:table-cell>
          <table:table-cell table:style-name="ce56" table:formula="of:=[.O46]/[.G46]" office:value-type="float" office:value="10.3896103896104">
            <text:p>10.39</text:p>
          </table:table-cell>
          <table:table-cell table:style-name="ce56" table:formula="of:=((((([.J46]^2)*25)/1000) * 5) + ( [.G46]/1000 * 15)) * 3" office:value-type="float" office:value="6270">
            <text:p>6270</text:p>
          </table:table-cell>
          <table:table-cell table:style-name="ce55"/>
          <table:table-cell table:style-name="ce56" office:value-type="float" office:value="38294">
            <text:p>38294</text:p>
          </table:table-cell>
          <table:table-cell table:style-name="ce56" table:formula="of:=[.N46]/[.U46]" office:value-type="float" office:value="0.581239880921293">
            <text:p>0.58</text:p>
          </table:table-cell>
          <table:table-cell table:style-name="ce56" table:formula="of:=[.O46]/[.U46]" office:value-type="float" office:value="10.4455006006163">
            <text:p>10.45</text:p>
          </table:table-cell>
          <table:table-cell table:style-name="ce55" table:number-columns-repeated="999"/>
        </table:table-row>
        <table:table-row table:style-name="ro2">
          <table:table-cell table:style-name="ce55" office:value-type="string">
            <text:p>Thanatos-S</text:p>
          </table:table-cell>
          <table:table-cell table:style-name="ce56" office:value-type="string">
            <text:p>xsbssg02</text:p>
          </table:table-cell>
          <table:table-cell table:style-name="ce56" office:value-type="string">
            <text:p>Square</text:p>
          </table:table-cell>
          <table:table-cell table:style-name="ce56" office:value-type="float" office:value="4500">
            <text:p>4500</text:p>
          </table:table-cell>
          <table:table-cell table:style-name="ce56" office:value-type="float" office:value="23">
            <text:p>23</text:p>
          </table:table-cell>
          <table:table-cell table:style-name="ce55"/>
          <table:table-cell table:style-name="ce56" table:formula="of:=[.G46]*1.25" office:value-type="float" office:value="48125">
            <text:p>48125</text:p>
          </table:table-cell>
          <table:table-cell table:style-name="ce56" table:formula="of:=[.I46]*1.54" office:value-type="float" office:value="380.064102564103">
            <text:p>380.06</text:p>
          </table:table-cell>
          <table:table-cell table:style-name="ce56"/>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N44]*0.5" office:value-type="float" office:value="11280">
            <text:p>11280</text:p>
          </table:table-cell>
          <table:table-cell table:style-name="ce56" table:formula="of:=[.O46]*0.5" office:value-type="float" office:value="200000">
            <text:p>200000</text:p>
          </table:table-cell>
          <table:table-cell table:style-name="ce56" table:formula="of:=[.N47]/([.D47])" office:value-type="float" office:value="2.50666666666667">
            <text:p>2.51</text:p>
          </table:table-cell>
          <table:table-cell table:style-name="ce56" table:formula="of:=[.N47]/[.G47]" office:value-type="float" office:value="0.23438961038961">
            <text:p>0.23</text:p>
          </table:table-cell>
          <table:table-cell table:style-name="ce56" table:formula="of:=[.O47]/[.G47]" office:value-type="float" office:value="4.15584415584416">
            <text:p>4.16</text:p>
          </table:table-cell>
          <table:table-cell table:style-name="ce56" table:formula="of:=((((([.J47]^2)*25)/1000) * 5) + ( [.G47]/1000 * 15)) * 3" office:value-type="float" office:value="6703.125">
            <text:p>6703.13</text:p>
          </table:table-cell>
          <table:table-cell table:style-name="ce55"/>
          <table:table-cell table:style-name="ce56" table:formula="of:=[.U46]*0.5" office:value-type="float" office:value="19147">
            <text:p>19147</text:p>
          </table:table-cell>
          <table:table-cell table:style-name="ce56" table:formula="of:=[.N47]/[.U47]" office:value-type="float" office:value="0.589126233874759">
            <text:p>0.59</text:p>
          </table:table-cell>
          <table:table-cell table:style-name="ce56" table:formula="of:=[.O47]/[.U47]" office:value-type="float" office:value="10.4455006006163">
            <text:p>10.45</text:p>
          </table:table-cell>
          <table:table-cell table:style-name="ce55"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07">2023-08-07</text:date>, <text:time>17:2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1DT12H17M29S</meta:editing-duration>
    <meta:editing-cycles>672</meta:editing-cycles>
    <meta:generator>OpenOffice/4.1.6$Win32 OpenOffice.org_project/416m1$Build-9790</meta:generator>
    <dc:date>2023-08-07T17:21:13.81</dc:date>
    <dc:creator>Alexander Brown</dc:creator>
    <meta:document-statistic meta:table-count="18" meta:cell-count="10075" meta:object-count="0"/>
    <meta:user-defined meta:name="Info 1"/>
    <meta:user-defined meta:name="Info 2"/>
    <meta:user-defined meta:name="Info 3"/>
    <meta:user-defined meta:name="Info 4"/>
  </office:meta>
</office:document-meta>
</file>